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2.70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map style:condition="cell-content()!=[$Hoja1.$F980]" style:apply-style-name="Rojo" style:base-cell-address="Hoja1.H980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 style:font-name-asian="AR PL UMing HK" style:font-name-complex="Lohit Hindi"/>
      <style:map style:condition="cell-content()!=[$Hoja1.$L980]" style:apply-style-name="Rojo" style:base-cell-address="Hoja1.M980"/>
    </style:style>
    <style:style style:name="ce7" style:family="table-cell" style:parent-style-name="Default">
      <style:table-cell-properties fo:background-color="transparent"/>
      <style:text-properties style:font-name="Liberation Sans" style:font-name-asian="AR PL UMing HK" style:font-name-complex="Lohit Hindi"/>
      <style:map style:condition="cell-content()!=[$Hoja1.$L980]" style:apply-style-name="Rojo" style:base-cell-address="Hoja1.M980"/>
    </style:style>
    <style:style style:name="ce8" style:family="table-cell" style:parent-style-name="Default">
      <style:map style:condition="cell-content()!=[$Hoja1.$F$980]" style:apply-style-name="Estilo_5f_20_5f_nuevo..." style:base-cell-address="Hoja1.H982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>
            <text:p>Año</text:p>
          </table:table-cell>
          <table:table-cell table:style-name="ce2" office:value-type="string">
            <text:p>U.O.</text:p>
          </table:table-cell>
          <table:table-cell table:style-name="ce2" office:value-type="string">
            <text:p>Objeto</text:p>
          </table:table-cell>
          <table:table-cell table:style-name="ce2" office:value-type="string">
            <text:p>Gasto</text:p>
          </table:table-cell>
          <table:table-cell/>
          <table:table-cell table:style-name="ce2" office:value-type="string">
            <text:p>Año</text:p>
          </table:table-cell>
          <table:table-cell table:style-name="ce2" office:value-type="string">
            <text:p>U.O.</text:p>
          </table:table-cell>
          <table:table-cell table:style-name="ce2" office:value-type="string">
            <text:p>Objeto</text:p>
          </table:table-cell>
          <table:table-cell table:style-name="ce2" office:value-type="string">
            <text:p>Gast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AAA</text:p>
          </table:table-cell>
          <table:table-cell office:value-type="string">
            <text:p>Suministro</text:p>
          </table:table-cell>
          <table:table-cell office:value-type="float" office:value="164164">
            <text:p>164164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AAA</text:p>
          </table:table-cell>
          <table:table-cell office:value-type="string">
            <text:p>Suministro</text:p>
          </table:table-cell>
          <table:table-cell office:value-type="float" office:value="164164">
            <text:p>1641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AAA</text:p>
          </table:table-cell>
          <table:table-cell office:value-type="string">
            <text:p>Suministro</text:p>
          </table:table-cell>
          <table:table-cell office:value-type="float" office:value="567002">
            <text:p>567002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AAA</text:p>
          </table:table-cell>
          <table:table-cell office:value-type="string">
            <text:p>Suministro</text:p>
          </table:table-cell>
          <table:table-cell office:value-type="float" office:value="567002.13">
            <text:p>567002,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AAA</text:p>
          </table:table-cell>
          <table:table-cell office:value-type="string">
            <text:p>Servicio</text:p>
          </table:table-cell>
          <table:table-cell office:value-type="float" office:value="499394">
            <text:p>499394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AAA</text:p>
          </table:table-cell>
          <table:table-cell office:value-type="string">
            <text:p>Servicio</text:p>
          </table:table-cell>
          <table:table-cell office:value-type="float" office:value="499394">
            <text:p>49939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AAA</text:p>
          </table:table-cell>
          <table:table-cell office:value-type="string">
            <text:p>Consultoría y Asistencia</text:p>
          </table:table-cell>
          <table:table-cell office:value-type="float" office:value="377000">
            <text:p>377000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AAA</text:p>
          </table:table-cell>
          <table:table-cell office:value-type="string">
            <text:p>Consultoría y Asistencia</text:p>
          </table:table-cell>
          <table:table-cell office:value-type="float" office:value="377000">
            <text:p>37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AAA</text:p>
          </table:table-cell>
          <table:table-cell office:value-type="string">
            <text:p>Suministro</text:p>
          </table:table-cell>
          <table:table-cell office:value-type="float" office:value="1762521">
            <text:p>1762521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AAA</text:p>
          </table:table-cell>
          <table:table-cell office:value-type="string">
            <text:p>Suministro</text:p>
          </table:table-cell>
          <table:table-cell office:value-type="float" office:value="1762521.17">
            <text:p>1762521,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AAA</text:p>
          </table:table-cell>
          <table:table-cell office:value-type="string">
            <text:p>Servicio</text:p>
          </table:table-cell>
          <table:table-cell office:value-type="float" office:value="2287649">
            <text:p>2287649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AAA</text:p>
          </table:table-cell>
          <table:table-cell office:value-type="string">
            <text:p>Servicio</text:p>
          </table:table-cell>
          <table:table-cell office:value-type="float" office:value="2287649.49">
            <text:p>2287649,49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AAA</text:p>
          </table:table-cell>
          <table:table-cell office:value-type="string">
            <text:p>Consultoría y Asistencia</text:p>
          </table:table-cell>
          <table:table-cell office:value-type="float" office:value="502000">
            <text:p>502000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AAA</text:p>
          </table:table-cell>
          <table:table-cell office:value-type="string">
            <text:p>Consultoría y Asistencia</text:p>
          </table:table-cell>
          <table:table-cell office:value-type="float" office:value="502000">
            <text:p>50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AAA</text:p>
          </table:table-cell>
          <table:table-cell office:value-type="string">
            <text:p>Suministro</text:p>
          </table:table-cell>
          <table:table-cell office:value-type="float" office:value="546545">
            <text:p>546545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AAA</text:p>
          </table:table-cell>
          <table:table-cell office:value-type="string">
            <text:p>Suministro</text:p>
          </table:table-cell>
          <table:table-cell office:value-type="float" office:value="546545.66">
            <text:p>546545,6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AAA</text:p>
          </table:table-cell>
          <table:table-cell office:value-type="string">
            <text:p>Servicio</text:p>
          </table:table-cell>
          <table:table-cell office:value-type="float" office:value="6934525">
            <text:p>6934525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AAA</text:p>
          </table:table-cell>
          <table:table-cell office:value-type="string">
            <text:p>Servicio</text:p>
          </table:table-cell>
          <table:table-cell office:value-type="float" office:value="6934525.06">
            <text:p>6934525,06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AAA</text:p>
          </table:table-cell>
          <table:table-cell office:value-type="string">
            <text:p>Consultoría y Asistencia</text:p>
          </table:table-cell>
          <table:table-cell office:value-type="float" office:value="126000">
            <text:p>126000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AAA</text:p>
          </table:table-cell>
          <table:table-cell office:value-type="string">
            <text:p>Consultoría y Asistencia</text:p>
          </table:table-cell>
          <table:table-cell office:value-type="float" office:value="126000">
            <text:p>12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AAA</text:p>
          </table:table-cell>
          <table:table-cell office:value-type="string">
            <text:p>Suministro</text:p>
          </table:table-cell>
          <table:table-cell office:value-type="float" office:value="43741">
            <text:p>43741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AAA</text:p>
          </table:table-cell>
          <table:table-cell office:value-type="string">
            <text:p>Suministro</text:p>
          </table:table-cell>
          <table:table-cell office:value-type="float" office:value="43741.39">
            <text:p>43741,3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AAA</text:p>
          </table:table-cell>
          <table:table-cell office:value-type="string">
            <text:p>Servicio</text:p>
          </table:table-cell>
          <table:table-cell office:value-type="float" office:value="5019959">
            <text:p>5019959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AAA</text:p>
          </table:table-cell>
          <table:table-cell office:value-type="string">
            <text:p>Servicio</text:p>
          </table:table-cell>
          <table:table-cell office:value-type="float" office:value="5019959.2">
            <text:p>5019959,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AAA</text:p>
          </table:table-cell>
          <table:table-cell office:value-type="string">
            <text:p>Suministro</text:p>
          </table:table-cell>
          <table:table-cell office:value-type="float" office:value="79025">
            <text:p>79025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AAA</text:p>
          </table:table-cell>
          <table:table-cell office:value-type="string">
            <text:p>Suministro</text:p>
          </table:table-cell>
          <table:table-cell office:value-type="float" office:value="79025.47">
            <text:p>79025,4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AAA</text:p>
          </table:table-cell>
          <table:table-cell office:value-type="string">
            <text:p>Servicio</text:p>
          </table:table-cell>
          <table:table-cell office:value-type="float" office:value="2361567">
            <text:p>2361567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AAA</text:p>
          </table:table-cell>
          <table:table-cell office:value-type="string">
            <text:p>Servicio</text:p>
          </table:table-cell>
          <table:table-cell office:value-type="float" office:value="2361567.03">
            <text:p>2361567,0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AAA</text:p>
          </table:table-cell>
          <table:table-cell office:value-type="string">
            <text:p>Servicio</text:p>
          </table:table-cell>
          <table:table-cell office:value-type="float" office:value="1616520">
            <text:p>1616520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AAA</text:p>
          </table:table-cell>
          <table:table-cell office:value-type="string">
            <text:p>Servicio</text:p>
          </table:table-cell>
          <table:table-cell office:value-type="float" office:value="1616520">
            <text:p>16165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AAA</text:p>
          </table:table-cell>
          <table:table-cell office:value-type="string">
            <text:p>Servicio</text:p>
          </table:table-cell>
          <table:table-cell office:value-type="float" office:value="869809">
            <text:p>869809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AAA</text:p>
          </table:table-cell>
          <table:table-cell office:value-type="string">
            <text:p>Servicio</text:p>
          </table:table-cell>
          <table:table-cell office:value-type="float" office:value="869809.79">
            <text:p>869809,7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AAEE</text:p>
          </table:table-cell>
          <table:table-cell office:value-type="string">
            <text:p>Suministro</text:p>
          </table:table-cell>
          <table:table-cell office:value-type="float" office:value="25417">
            <text:p>25417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AAEE</text:p>
          </table:table-cell>
          <table:table-cell office:value-type="string">
            <text:p>Suministro</text:p>
          </table:table-cell>
          <table:table-cell office:value-type="float" office:value="25417.12">
            <text:p>25417,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AAEE</text:p>
          </table:table-cell>
          <table:table-cell office:value-type="string">
            <text:p>Servicio</text:p>
          </table:table-cell>
          <table:table-cell office:value-type="float" office:value="169351">
            <text:p>169351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AAEE</text:p>
          </table:table-cell>
          <table:table-cell office:value-type="string">
            <text:p>Servicio</text:p>
          </table:table-cell>
          <table:table-cell office:value-type="float" office:value="169351.17">
            <text:p>169351,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AAEE</text:p>
          </table:table-cell>
          <table:table-cell office:value-type="string">
            <text:p>Servicio</text:p>
          </table:table-cell>
          <table:table-cell office:value-type="float" office:value="75034">
            <text:p>75034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AAEE</text:p>
          </table:table-cell>
          <table:table-cell office:value-type="string">
            <text:p>Servicio</text:p>
          </table:table-cell>
          <table:table-cell office:value-type="float" office:value="75034.87">
            <text:p>75034,8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AAEE</text:p>
          </table:table-cell>
          <table:table-cell office:value-type="string">
            <text:p>Obra</text:p>
          </table:table-cell>
          <table:table-cell office:value-type="float" office:value="19086">
            <text:p>19086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AAEE</text:p>
          </table:table-cell>
          <table:table-cell office:value-type="string">
            <text:p>Obra</text:p>
          </table:table-cell>
          <table:table-cell office:value-type="float" office:value="19086.26">
            <text:p>19086,2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AAEE</text:p>
          </table:table-cell>
          <table:table-cell office:value-type="string">
            <text:p>Suministro</text:p>
          </table:table-cell>
          <table:table-cell office:value-type="float" office:value="1106">
            <text:p>1106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AAEE</text:p>
          </table:table-cell>
          <table:table-cell office:value-type="string">
            <text:p>Suministro</text:p>
          </table:table-cell>
          <table:table-cell office:value-type="float" office:value="1106.12">
            <text:p>1106,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AAEE</text:p>
          </table:table-cell>
          <table:table-cell office:value-type="string">
            <text:p>Servicio</text:p>
          </table:table-cell>
          <table:table-cell office:value-type="float" office:value="88841">
            <text:p>88841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AAEE</text:p>
          </table:table-cell>
          <table:table-cell office:value-type="string">
            <text:p>Servicio</text:p>
          </table:table-cell>
          <table:table-cell office:value-type="float" office:value="88841.54">
            <text:p>88841,5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AAEE</text:p>
          </table:table-cell>
          <table:table-cell office:value-type="string">
            <text:p>Suministro</text:p>
          </table:table-cell>
          <table:table-cell office:value-type="float" office:value="2644">
            <text:p>2644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AAEE</text:p>
          </table:table-cell>
          <table:table-cell office:value-type="string">
            <text:p>Suministro</text:p>
          </table:table-cell>
          <table:table-cell office:value-type="float" office:value="2644">
            <text:p>26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AAEE</text:p>
          </table:table-cell>
          <table:table-cell office:value-type="string">
            <text:p>Servicio</text:p>
          </table:table-cell>
          <table:table-cell office:value-type="float" office:value="81868">
            <text:p>81868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AAEE</text:p>
          </table:table-cell>
          <table:table-cell office:value-type="string">
            <text:p>Servicio</text:p>
          </table:table-cell>
          <table:table-cell office:value-type="float" office:value="81868.84">
            <text:p>81868,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AAIICC</text:p>
          </table:table-cell>
          <table:table-cell office:value-type="string">
            <text:p>Suministro</text:p>
          </table:table-cell>
          <table:table-cell office:value-type="float" office:value="41287">
            <text:p>41287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AAIICC</text:p>
          </table:table-cell>
          <table:table-cell office:value-type="string">
            <text:p>Suministro</text:p>
          </table:table-cell>
          <table:table-cell office:value-type="float" office:value="41287.36">
            <text:p>41287,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AAIICC</text:p>
          </table:table-cell>
          <table:table-cell office:value-type="string">
            <text:p>Servicio</text:p>
          </table:table-cell>
          <table:table-cell office:value-type="float" office:value="326817">
            <text:p>326817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AAIICC</text:p>
          </table:table-cell>
          <table:table-cell office:value-type="string">
            <text:p>Servicio</text:p>
          </table:table-cell>
          <table:table-cell office:value-type="float" office:value="326817.6">
            <text:p>326817,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AAIICC</text:p>
          </table:table-cell>
          <table:table-cell office:value-type="string">
            <text:p>Obra</text:p>
          </table:table-cell>
          <table:table-cell office:value-type="float" office:value="57016">
            <text:p>57016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AAIICC</text:p>
          </table:table-cell>
          <table:table-cell office:value-type="string">
            <text:p>Obra</text:p>
          </table:table-cell>
          <table:table-cell office:value-type="float" office:value="57016.77">
            <text:p>57016,7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AAIICC</text:p>
          </table:table-cell>
          <table:table-cell office:value-type="string">
            <text:p>Suministro</text:p>
          </table:table-cell>
          <table:table-cell office:value-type="float" office:value="216718">
            <text:p>216718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AAIICC</text:p>
          </table:table-cell>
          <table:table-cell office:value-type="string">
            <text:p>Suministro</text:p>
          </table:table-cell>
          <table:table-cell office:value-type="float" office:value="216718.82">
            <text:p>216718,8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AAIICC</text:p>
          </table:table-cell>
          <table:table-cell office:value-type="string">
            <text:p>Servicio</text:p>
          </table:table-cell>
          <table:table-cell office:value-type="float" office:value="37014">
            <text:p>37014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AAIICC</text:p>
          </table:table-cell>
          <table:table-cell office:value-type="string">
            <text:p>Servicio</text:p>
          </table:table-cell>
          <table:table-cell office:value-type="float" office:value="37014.77">
            <text:p>37014,7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AAIICC</text:p>
          </table:table-cell>
          <table:table-cell office:value-type="string">
            <text:p>Obra</text:p>
          </table:table-cell>
          <table:table-cell office:value-type="float" office:value="72474">
            <text:p>72474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AAIICC</text:p>
          </table:table-cell>
          <table:table-cell office:value-type="string">
            <text:p>Obra</text:p>
          </table:table-cell>
          <table:table-cell office:value-type="float" office:value="72474.88">
            <text:p>72474,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AAIICC</text:p>
          </table:table-cell>
          <table:table-cell office:value-type="string">
            <text:p>Suministro</text:p>
          </table:table-cell>
          <table:table-cell office:value-type="float" office:value="273729">
            <text:p>273729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AAIICC</text:p>
          </table:table-cell>
          <table:table-cell office:value-type="string">
            <text:p>Suministro</text:p>
          </table:table-cell>
          <table:table-cell office:value-type="float" office:value="273729.53">
            <text:p>273729,5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AAIICC</text:p>
          </table:table-cell>
          <table:table-cell office:value-type="string">
            <text:p>Servicio</text:p>
          </table:table-cell>
          <table:table-cell office:value-type="float" office:value="132845">
            <text:p>132845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AAIICC</text:p>
          </table:table-cell>
          <table:table-cell office:value-type="string">
            <text:p>Servicio</text:p>
          </table:table-cell>
          <table:table-cell office:value-type="float" office:value="132845.3">
            <text:p>132845,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AAIICC</text:p>
          </table:table-cell>
          <table:table-cell office:value-type="string">
            <text:p>Suministro</text:p>
          </table:table-cell>
          <table:table-cell office:value-type="float" office:value="511">
            <text:p>511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AAIICC</text:p>
          </table:table-cell>
          <table:table-cell office:value-type="string">
            <text:p>Suministro</text:p>
          </table:table-cell>
          <table:table-cell office:value-type="float" office:value="511.1">
            <text:p>511,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AAIICC</text:p>
          </table:table-cell>
          <table:table-cell office:value-type="string">
            <text:p>Servicio</text:p>
          </table:table-cell>
          <table:table-cell office:value-type="float" office:value="45078">
            <text:p>45078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AAIICC</text:p>
          </table:table-cell>
          <table:table-cell office:value-type="string">
            <text:p>Servicio</text:p>
          </table:table-cell>
          <table:table-cell office:value-type="float" office:value="45078.47">
            <text:p>45078,4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ADCA</text:p>
          </table:table-cell>
          <table:table-cell office:value-type="string">
            <text:p>Suministro</text:p>
          </table:table-cell>
          <table:table-cell office:value-type="float" office:value="32900">
            <text:p>32900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ADCA</text:p>
          </table:table-cell>
          <table:table-cell office:value-type="string">
            <text:p>Suministro</text:p>
          </table:table-cell>
          <table:table-cell office:value-type="float" office:value="32900">
            <text:p>329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ADCA</text:p>
          </table:table-cell>
          <table:table-cell office:value-type="string">
            <text:p>Servicio</text:p>
          </table:table-cell>
          <table:table-cell office:value-type="float" office:value="71100">
            <text:p>71100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ADCA</text:p>
          </table:table-cell>
          <table:table-cell office:value-type="string">
            <text:p>Servicio</text:p>
          </table:table-cell>
          <table:table-cell office:value-type="float" office:value="71100">
            <text:p>711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ADCA</text:p>
          </table:table-cell>
          <table:table-cell office:value-type="string">
            <text:p>Suministro</text:p>
          </table:table-cell>
          <table:table-cell office:value-type="float" office:value="44000">
            <text:p>44000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ADCA</text:p>
          </table:table-cell>
          <table:table-cell office:value-type="string">
            <text:p>Suministro</text:p>
          </table:table-cell>
          <table:table-cell office:value-type="float" office:value="44000">
            <text:p>4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ADCA</text:p>
          </table:table-cell>
          <table:table-cell office:value-type="string">
            <text:p>Servicio</text:p>
          </table:table-cell>
          <table:table-cell office:value-type="float" office:value="57500">
            <text:p>57500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ADCA</text:p>
          </table:table-cell>
          <table:table-cell office:value-type="string">
            <text:p>Servicio</text:p>
          </table:table-cell>
          <table:table-cell office:value-type="float" office:value="57500">
            <text:p>575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ADCA</text:p>
          </table:table-cell>
          <table:table-cell office:value-type="string">
            <text:p>Suministro</text:p>
          </table:table-cell>
          <table:table-cell office:value-type="float" office:value="10000">
            <text:p>10000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ADCA</text:p>
          </table:table-cell>
          <table:table-cell office:value-type="string">
            <text:p>Suministro</text:p>
          </table:table-cell>
          <table:table-cell office:value-type="float" office:value="10000">
            <text:p>1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ADCA</text:p>
          </table:table-cell>
          <table:table-cell office:value-type="string">
            <text:p>Servicio</text:p>
          </table:table-cell>
          <table:table-cell office:value-type="float" office:value="57500">
            <text:p>57500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ADCA</text:p>
          </table:table-cell>
          <table:table-cell office:value-type="string">
            <text:p>Servicio</text:p>
          </table:table-cell>
          <table:table-cell office:value-type="float" office:value="57500">
            <text:p>575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ADCA</text:p>
          </table:table-cell>
          <table:table-cell office:value-type="string">
            <text:p>Servicio</text:p>
          </table:table-cell>
          <table:table-cell office:value-type="float" office:value="23000">
            <text:p>23000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ADCA</text:p>
          </table:table-cell>
          <table:table-cell office:value-type="string">
            <text:p>Servicio</text:p>
          </table:table-cell>
          <table:table-cell office:value-type="float" office:value="23000">
            <text:p>2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ADCA</text:p>
          </table:table-cell>
          <table:table-cell office:value-type="string">
            <text:p>Suministro</text:p>
          </table:table-cell>
          <table:table-cell office:value-type="float" office:value="1229">
            <text:p>1229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ADCA</text:p>
          </table:table-cell>
          <table:table-cell office:value-type="string">
            <text:p>Suministro</text:p>
          </table:table-cell>
          <table:table-cell office:value-type="float" office:value="1229.88">
            <text:p>1229,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ADCA</text:p>
          </table:table-cell>
          <table:table-cell office:value-type="string">
            <text:p>Servicio</text:p>
          </table:table-cell>
          <table:table-cell office:value-type="float" office:value="36125">
            <text:p>36125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ADCA</text:p>
          </table:table-cell>
          <table:table-cell office:value-type="string">
            <text:p>Servicio</text:p>
          </table:table-cell>
          <table:table-cell office:value-type="float" office:value="36125">
            <text:p>361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ADCA</text:p>
          </table:table-cell>
          <table:table-cell office:value-type="string">
            <text:p>Servicio</text:p>
          </table:table-cell>
          <table:table-cell office:value-type="float" office:value="14875">
            <text:p>14875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DCA</text:p>
          </table:table-cell>
          <table:table-cell office:value-type="string">
            <text:p>Servicio</text:p>
          </table:table-cell>
          <table:table-cell office:value-type="float" office:value="14875">
            <text:p>148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AGAPA</text:p>
          </table:table-cell>
          <table:table-cell office:value-type="string">
            <text:p>Servicio</text:p>
          </table:table-cell>
          <table:table-cell office:value-type="float" office:value="243507">
            <text:p>243507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AGAPA</text:p>
          </table:table-cell>
          <table:table-cell office:value-type="string">
            <text:p>Servicio</text:p>
          </table:table-cell>
          <table:table-cell office:value-type="float" office:value="243507">
            <text:p>24350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AGAPA</text:p>
          </table:table-cell>
          <table:table-cell office:value-type="string">
            <text:p>Suministro</text:p>
          </table:table-cell>
          <table:table-cell office:value-type="float" office:value="41300">
            <text:p>41300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AGAPA</text:p>
          </table:table-cell>
          <table:table-cell office:value-type="string">
            <text:p>Suministro</text:p>
          </table:table-cell>
          <table:table-cell office:value-type="float" office:value="41300">
            <text:p>413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AGAPA</text:p>
          </table:table-cell>
          <table:table-cell office:value-type="string">
            <text:p>Servicio</text:p>
          </table:table-cell>
          <table:table-cell office:value-type="float" office:value="550653">
            <text:p>550653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AGAPA</text:p>
          </table:table-cell>
          <table:table-cell office:value-type="string">
            <text:p>Servicio</text:p>
          </table:table-cell>
          <table:table-cell office:value-type="float" office:value="550653.61">
            <text:p>550653,6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AGAPA</text:p>
          </table:table-cell>
          <table:table-cell office:value-type="string">
            <text:p>Suministro</text:p>
          </table:table-cell>
          <table:table-cell office:value-type="float" office:value="1388487">
            <text:p>1388487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AGAPA</text:p>
          </table:table-cell>
          <table:table-cell office:value-type="string">
            <text:p>Suministro</text:p>
          </table:table-cell>
          <table:table-cell office:value-type="float" office:value="1388487">
            <text:p>138848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AGAPA</text:p>
          </table:table-cell>
          <table:table-cell office:value-type="string">
            <text:p>Servicio</text:p>
          </table:table-cell>
          <table:table-cell office:value-type="float" office:value="603112">
            <text:p>603112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AGAPA</text:p>
          </table:table-cell>
          <table:table-cell office:value-type="string">
            <text:p>Servicio</text:p>
          </table:table-cell>
          <table:table-cell office:value-type="float" office:value="603112.32">
            <text:p>603112,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AGAPA</text:p>
          </table:table-cell>
          <table:table-cell office:value-type="string">
            <text:p>Suministro</text:p>
          </table:table-cell>
          <table:table-cell office:value-type="float" office:value="21755">
            <text:p>21755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AGAPA</text:p>
          </table:table-cell>
          <table:table-cell office:value-type="string">
            <text:p>Suministro</text:p>
          </table:table-cell>
          <table:table-cell office:value-type="float" office:value="21755">
            <text:p>2175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AGAPA</text:p>
          </table:table-cell>
          <table:table-cell office:value-type="string">
            <text:p>Servicio</text:p>
          </table:table-cell>
          <table:table-cell office:value-type="float" office:value="444359">
            <text:p>444359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AGAPA</text:p>
          </table:table-cell>
          <table:table-cell office:value-type="string">
            <text:p>Servicio</text:p>
          </table:table-cell>
          <table:table-cell office:value-type="float" office:value="444359.25">
            <text:p>444359,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AMAYA</text:p>
          </table:table-cell>
          <table:table-cell office:value-type="string">
            <text:p>Suministro</text:p>
          </table:table-cell>
          <table:table-cell office:value-type="float" office:value="152196">
            <text:p>152196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AMAYA</text:p>
          </table:table-cell>
          <table:table-cell office:value-type="string">
            <text:p>Suministro</text:p>
          </table:table-cell>
          <table:table-cell office:value-type="float" office:value="152196.75">
            <text:p>152196,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AMAYA</text:p>
          </table:table-cell>
          <table:table-cell office:value-type="string">
            <text:p>Servicio</text:p>
          </table:table-cell>
          <table:table-cell office:value-type="float" office:value="1421376">
            <text:p>1421376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AMAYA</text:p>
          </table:table-cell>
          <table:table-cell office:value-type="string">
            <text:p>Servicio</text:p>
          </table:table-cell>
          <table:table-cell office:value-type="float" office:value="1421376.42">
            <text:p>1421376,4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AMAYA</text:p>
          </table:table-cell>
          <table:table-cell office:value-type="string">
            <text:p>Suministro</text:p>
          </table:table-cell>
          <table:table-cell office:value-type="float" office:value="1212783">
            <text:p>1212783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AMAYA</text:p>
          </table:table-cell>
          <table:table-cell office:value-type="string">
            <text:p>Suministro</text:p>
          </table:table-cell>
          <table:table-cell office:value-type="float" office:value="1212783.01">
            <text:p>1212783,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AMAYA</text:p>
          </table:table-cell>
          <table:table-cell office:value-type="string">
            <text:p>Servicio</text:p>
          </table:table-cell>
          <table:table-cell office:value-type="float" office:value="1268903">
            <text:p>1268903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AMAYA</text:p>
          </table:table-cell>
          <table:table-cell office:value-type="string">
            <text:p>Servicio</text:p>
          </table:table-cell>
          <table:table-cell office:value-type="float" office:value="1268903.26">
            <text:p>1268903,2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AMAYA</text:p>
          </table:table-cell>
          <table:table-cell office:value-type="string">
            <text:p>Suministro</text:p>
          </table:table-cell>
          <table:table-cell office:value-type="float" office:value="750200">
            <text:p>7502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MAYA</text:p>
          </table:table-cell>
          <table:table-cell office:value-type="string">
            <text:p>Suministro</text:p>
          </table:table-cell>
          <table:table-cell office:value-type="float" office:value="750200">
            <text:p>7502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AMAYA</text:p>
          </table:table-cell>
          <table:table-cell office:value-type="string">
            <text:p>Servicio</text:p>
          </table:table-cell>
          <table:table-cell office:value-type="float" office:value="656994">
            <text:p>656994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MAYA</text:p>
          </table:table-cell>
          <table:table-cell office:value-type="string">
            <text:p>Servicio</text:p>
          </table:table-cell>
          <table:table-cell office:value-type="float" office:value="656994.91">
            <text:p>656994,9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6">
            <text:p>2016</text:p>
          </table:table-cell>
          <table:table-cell office:value-type="string">
            <text:p>AMAYA</text:p>
          </table:table-cell>
          <table:table-cell office:value-type="string">
            <text:p>Suministro</text:p>
          </table:table-cell>
          <table:table-cell office:value-type="float" office:value="687683">
            <text:p>687683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MAYA</text:p>
          </table:table-cell>
          <table:table-cell office:value-type="string">
            <text:p>Suministro</text:p>
          </table:table-cell>
          <table:table-cell office:value-type="float" office:value="687683.33">
            <text:p>687683,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APE-RTVA</text:p>
          </table:table-cell>
          <table:table-cell office:value-type="string">
            <text:p>Suministro</text:p>
          </table:table-cell>
          <table:table-cell office:value-type="float" office:value="135637">
            <text:p>135637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APE-RTVA</text:p>
          </table:table-cell>
          <table:table-cell office:value-type="string">
            <text:p>Suministro</text:p>
          </table:table-cell>
          <table:table-cell office:value-type="float" office:value="135637.5">
            <text:p>135637,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APE-RTVA</text:p>
          </table:table-cell>
          <table:table-cell office:value-type="string">
            <text:p>Servicio</text:p>
          </table:table-cell>
          <table:table-cell office:value-type="float" office:value="820130">
            <text:p>820130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APE-RTVA</text:p>
          </table:table-cell>
          <table:table-cell office:value-type="string">
            <text:p>Servicio</text:p>
          </table:table-cell>
          <table:table-cell office:value-type="float" office:value="820130.26">
            <text:p>820130,2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APE-RTVA</text:p>
          </table:table-cell>
          <table:table-cell office:value-type="string">
            <text:p>Obra</text:p>
          </table:table-cell>
          <table:table-cell office:value-type="float" office:value="23205">
            <text:p>23205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APE-RTVA</text:p>
          </table:table-cell>
          <table:table-cell office:value-type="string">
            <text:p>Obra</text:p>
          </table:table-cell>
          <table:table-cell office:value-type="float" office:value="23205">
            <text:p>2320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APE-RTVA</text:p>
          </table:table-cell>
          <table:table-cell office:value-type="string">
            <text:p>Suministro</text:p>
          </table:table-cell>
          <table:table-cell office:value-type="float" office:value="3635">
            <text:p>3635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APE-RTVA</text:p>
          </table:table-cell>
          <table:table-cell office:value-type="string">
            <text:p>Suministro</text:p>
          </table:table-cell>
          <table:table-cell office:value-type="float" office:value="3635.44">
            <text:p>3635,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APE-RTVA</text:p>
          </table:table-cell>
          <table:table-cell office:value-type="string">
            <text:p>Servicio</text:p>
          </table:table-cell>
          <table:table-cell office:value-type="float" office:value="56937">
            <text:p>56937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APE-RTVA</text:p>
          </table:table-cell>
          <table:table-cell office:value-type="string">
            <text:p>Servicio</text:p>
          </table:table-cell>
          <table:table-cell office:value-type="float" office:value="56937.5">
            <text:p>56937,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APE-RTVA</text:p>
          </table:table-cell>
          <table:table-cell office:value-type="string">
            <text:p>Servicio</text:p>
          </table:table-cell>
          <table:table-cell office:value-type="float" office:value="7562">
            <text:p>7562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PE-RTVA</text:p>
          </table:table-cell>
          <table:table-cell office:value-type="string">
            <text:p>Servicio</text:p>
          </table:table-cell>
          <table:table-cell office:value-type="float" office:value="7562.5">
            <text:p>7562,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AVRA</text:p>
          </table:table-cell>
          <table:table-cell office:value-type="string">
            <text:p>Suministro</text:p>
          </table:table-cell>
          <table:table-cell office:value-type="float" office:value="56147">
            <text:p>56147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AVRA</text:p>
          </table:table-cell>
          <table:table-cell office:value-type="string">
            <text:p>Suministro</text:p>
          </table:table-cell>
          <table:table-cell office:value-type="float" office:value="56147.49">
            <text:p>56147,4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AVRA</text:p>
          </table:table-cell>
          <table:table-cell office:value-type="string">
            <text:p>Servicio</text:p>
          </table:table-cell>
          <table:table-cell office:value-type="float" office:value="1292329">
            <text:p>1292329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AVRA</text:p>
          </table:table-cell>
          <table:table-cell office:value-type="string">
            <text:p>Servicio</text:p>
          </table:table-cell>
          <table:table-cell office:value-type="float" office:value="1292329.04">
            <text:p>1292329,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AVRA</text:p>
          </table:table-cell>
          <table:table-cell office:value-type="string">
            <text:p>Obra</text:p>
          </table:table-cell>
          <table:table-cell office:value-type="float" office:value="79633">
            <text:p>79633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AVRA</text:p>
          </table:table-cell>
          <table:table-cell office:value-type="string">
            <text:p>Obra</text:p>
          </table:table-cell>
          <table:table-cell office:value-type="float" office:value="79633.04">
            <text:p>79633,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AVRA</text:p>
          </table:table-cell>
          <table:table-cell office:value-type="string">
            <text:p>Suministro</text:p>
          </table:table-cell>
          <table:table-cell office:value-type="float" office:value="78858">
            <text:p>78858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AVRA</text:p>
          </table:table-cell>
          <table:table-cell office:value-type="string">
            <text:p>Suministro</text:p>
          </table:table-cell>
          <table:table-cell office:value-type="float" office:value="78858.87">
            <text:p>78858,8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AVRA</text:p>
          </table:table-cell>
          <table:table-cell office:value-type="string">
            <text:p>Servicio</text:p>
          </table:table-cell>
          <table:table-cell office:value-type="float" office:value="1189461">
            <text:p>1189461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AVRA</text:p>
          </table:table-cell>
          <table:table-cell office:value-type="string">
            <text:p>Servicio</text:p>
          </table:table-cell>
          <table:table-cell office:value-type="float" office:value="1189461.48">
            <text:p>1189461,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AA</text:p>
          </table:table-cell>
          <table:table-cell office:value-type="string">
            <text:p>Suministro</text:p>
          </table:table-cell>
          <table:table-cell office:value-type="float" office:value="472346">
            <text:p>472346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AA</text:p>
          </table:table-cell>
          <table:table-cell office:value-type="string">
            <text:p>Suministro</text:p>
          </table:table-cell>
          <table:table-cell office:value-type="float" office:value="472346.6">
            <text:p>472346,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AA</text:p>
          </table:table-cell>
          <table:table-cell office:value-type="string">
            <text:p>Suministro</text:p>
          </table:table-cell>
          <table:table-cell office:value-type="float" office:value="89404">
            <text:p>89404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AA</text:p>
          </table:table-cell>
          <table:table-cell office:value-type="string">
            <text:p>Suministro</text:p>
          </table:table-cell>
          <table:table-cell office:value-type="float" office:value="89404.32">
            <text:p>89404,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AA</text:p>
          </table:table-cell>
          <table:table-cell office:value-type="string">
            <text:p>Servicio</text:p>
          </table:table-cell>
          <table:table-cell office:value-type="float" office:value="192420">
            <text:p>192420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AA</text:p>
          </table:table-cell>
          <table:table-cell office:value-type="string">
            <text:p>Servicio</text:p>
          </table:table-cell>
          <table:table-cell office:value-type="float" office:value="192420">
            <text:p>19242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AA</text:p>
          </table:table-cell>
          <table:table-cell office:value-type="string">
            <text:p>Consultoría y Asistencia</text:p>
          </table:table-cell>
          <table:table-cell office:value-type="float" office:value="11960">
            <text:p>11960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AA</text:p>
          </table:table-cell>
          <table:table-cell office:value-type="string">
            <text:p>Consultoría y Asistencia</text:p>
          </table:table-cell>
          <table:table-cell office:value-type="float" office:value="11960">
            <text:p>119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AA</text:p>
          </table:table-cell>
          <table:table-cell office:value-type="string">
            <text:p>Suministro</text:p>
          </table:table-cell>
          <table:table-cell office:value-type="float" office:value="65498">
            <text:p>65498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AA</text:p>
          </table:table-cell>
          <table:table-cell office:value-type="string">
            <text:p>Suministro</text:p>
          </table:table-cell>
          <table:table-cell office:value-type="float" office:value="65498.41">
            <text:p>65498,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AA</text:p>
          </table:table-cell>
          <table:table-cell office:value-type="string">
            <text:p>Servicio</text:p>
          </table:table-cell>
          <table:table-cell office:value-type="float" office:value="514013">
            <text:p>514013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AA</text:p>
          </table:table-cell>
          <table:table-cell office:value-type="string">
            <text:p>Servicio</text:p>
          </table:table-cell>
          <table:table-cell office:value-type="float" office:value="514013.81">
            <text:p>514013,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AA</text:p>
          </table:table-cell>
          <table:table-cell office:value-type="string">
            <text:p>Suministro</text:p>
          </table:table-cell>
          <table:table-cell office:value-type="float" office:value="35409">
            <text:p>35409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AA</text:p>
          </table:table-cell>
          <table:table-cell office:value-type="string">
            <text:p>Suministro</text:p>
          </table:table-cell>
          <table:table-cell office:value-type="float" office:value="35409.82">
            <text:p>35409,8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AA</text:p>
          </table:table-cell>
          <table:table-cell office:value-type="string">
            <text:p>Servicio</text:p>
          </table:table-cell>
          <table:table-cell office:value-type="float" office:value="829143">
            <text:p>829143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AA</text:p>
          </table:table-cell>
          <table:table-cell office:value-type="string">
            <text:p>Servicio</text:p>
          </table:table-cell>
          <table:table-cell office:value-type="float" office:value="829143">
            <text:p>8291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AA</text:p>
          </table:table-cell>
          <table:table-cell office:value-type="string">
            <text:p>Suministro</text:p>
          </table:table-cell>
          <table:table-cell office:value-type="float" office:value="17086">
            <text:p>17086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AA</text:p>
          </table:table-cell>
          <table:table-cell office:value-type="string">
            <text:p>Suministro</text:p>
          </table:table-cell>
          <table:table-cell office:value-type="float" office:value="17086.4">
            <text:p>17086,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AA</text:p>
          </table:table-cell>
          <table:table-cell office:value-type="string">
            <text:p>Servicio</text:p>
          </table:table-cell>
          <table:table-cell office:value-type="float" office:value="613754">
            <text:p>613754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AA</text:p>
          </table:table-cell>
          <table:table-cell office:value-type="string">
            <text:p>Servicio</text:p>
          </table:table-cell>
          <table:table-cell office:value-type="float" office:value="613754">
            <text:p>61375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AA</text:p>
          </table:table-cell>
          <table:table-cell office:value-type="string">
            <text:p>Suministro</text:p>
          </table:table-cell>
          <table:table-cell office:value-type="float" office:value="9440">
            <text:p>9440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AA</text:p>
          </table:table-cell>
          <table:table-cell office:value-type="string">
            <text:p>Suministro</text:p>
          </table:table-cell>
          <table:table-cell office:value-type="float" office:value="9440">
            <text:p>9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AA</text:p>
          </table:table-cell>
          <table:table-cell office:value-type="string">
            <text:p>Servicio</text:p>
          </table:table-cell>
          <table:table-cell office:value-type="float" office:value="534253">
            <text:p>534253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AA</text:p>
          </table:table-cell>
          <table:table-cell office:value-type="string">
            <text:p>Servicio</text:p>
          </table:table-cell>
          <table:table-cell office:value-type="float" office:value="534253">
            <text:p>53425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AA</text:p>
          </table:table-cell>
          <table:table-cell office:value-type="string">
            <text:p>Suministro</text:p>
          </table:table-cell>
          <table:table-cell office:value-type="float" office:value="27096">
            <text:p>27096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AA</text:p>
          </table:table-cell>
          <table:table-cell office:value-type="string">
            <text:p>Suministro</text:p>
          </table:table-cell>
          <table:table-cell office:value-type="float" office:value="27096.4">
            <text:p>27096,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AA</text:p>
          </table:table-cell>
          <table:table-cell office:value-type="string">
            <text:p>Servicio</text:p>
          </table:table-cell>
          <table:table-cell office:value-type="float" office:value="324467">
            <text:p>324467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AA</text:p>
          </table:table-cell>
          <table:table-cell office:value-type="string">
            <text:p>Servicio</text:p>
          </table:table-cell>
          <table:table-cell office:value-type="float" office:value="324467">
            <text:p>3244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AA</text:p>
          </table:table-cell>
          <table:table-cell office:value-type="string">
            <text:p>Suministro</text:p>
          </table:table-cell>
          <table:table-cell office:value-type="float" office:value="25252">
            <text:p>25252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AA</text:p>
          </table:table-cell>
          <table:table-cell office:value-type="string">
            <text:p>Suministro</text:p>
          </table:table-cell>
          <table:table-cell office:value-type="float" office:value="25252.7">
            <text:p>25252,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AA</text:p>
          </table:table-cell>
          <table:table-cell office:value-type="string">
            <text:p>Servicio</text:p>
          </table:table-cell>
          <table:table-cell office:value-type="float" office:value="157300">
            <text:p>157300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AA</text:p>
          </table:table-cell>
          <table:table-cell office:value-type="string">
            <text:p>Servicio</text:p>
          </table:table-cell>
          <table:table-cell office:value-type="float" office:value="157300">
            <text:p>1573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AAC</text:p>
          </table:table-cell>
          <table:table-cell office:value-type="string">
            <text:p>Suministro</text:p>
          </table:table-cell>
          <table:table-cell office:value-type="float" office:value="23718">
            <text:p>23718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AAC</text:p>
          </table:table-cell>
          <table:table-cell office:value-type="string">
            <text:p>Suministro</text:p>
          </table:table-cell>
          <table:table-cell office:value-type="float" office:value="23718.13">
            <text:p>23718,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AAC</text:p>
          </table:table-cell>
          <table:table-cell office:value-type="string">
            <text:p>Suministro</text:p>
          </table:table-cell>
          <table:table-cell office:value-type="float" office:value="21675">
            <text:p>21675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AAC</text:p>
          </table:table-cell>
          <table:table-cell office:value-type="string">
            <text:p>Suministro</text:p>
          </table:table-cell>
          <table:table-cell office:value-type="float" office:value="21675.68">
            <text:p>21675,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AAC</text:p>
          </table:table-cell>
          <table:table-cell office:value-type="string">
            <text:p>Servicio</text:p>
          </table:table-cell>
          <table:table-cell office:value-type="float" office:value="16453">
            <text:p>16453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AAC</text:p>
          </table:table-cell>
          <table:table-cell office:value-type="string">
            <text:p>Servicio</text:p>
          </table:table-cell>
          <table:table-cell office:value-type="float" office:value="16453.67">
            <text:p>16453,67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AAC</text:p>
          </table:table-cell>
          <table:table-cell office:value-type="string">
            <text:p>Consultoría y Asistencia</text:p>
          </table:table-cell>
          <table:table-cell office:value-type="float" office:value="11970">
            <text:p>11970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AAC</text:p>
          </table:table-cell>
          <table:table-cell office:value-type="string">
            <text:p>Consultoría y Asistencia</text:p>
          </table:table-cell>
          <table:table-cell office:value-type="float" office:value="11970">
            <text:p>1197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AAC</text:p>
          </table:table-cell>
          <table:table-cell office:value-type="string">
            <text:p>Servicio</text:p>
          </table:table-cell>
          <table:table-cell office:value-type="float" office:value="34033">
            <text:p>34033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AAC</text:p>
          </table:table-cell>
          <table:table-cell office:value-type="string">
            <text:p>Servicio</text:p>
          </table:table-cell>
          <table:table-cell office:value-type="float" office:value="34033.83">
            <text:p>34033,8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AAC</text:p>
          </table:table-cell>
          <table:table-cell office:value-type="string">
            <text:p>Servicio</text:p>
          </table:table-cell>
          <table:table-cell office:value-type="float" office:value="20877">
            <text:p>20877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AAC</text:p>
          </table:table-cell>
          <table:table-cell office:value-type="string">
            <text:p>Servicio</text:p>
          </table:table-cell>
          <table:table-cell office:value-type="float" office:value="20877.22">
            <text:p>20877,2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AAC</text:p>
          </table:table-cell>
          <table:table-cell office:value-type="string">
            <text:p>Servicio</text:p>
          </table:table-cell>
          <table:table-cell office:value-type="float" office:value="21237">
            <text:p>21237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AAC</text:p>
          </table:table-cell>
          <table:table-cell office:value-type="string">
            <text:p>Servicio</text:p>
          </table:table-cell>
          <table:table-cell office:value-type="float" office:value="21237.07">
            <text:p>21237,0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AAC</text:p>
          </table:table-cell>
          <table:table-cell office:value-type="string">
            <text:p>Servicio</text:p>
          </table:table-cell>
          <table:table-cell office:value-type="float" office:value="39594">
            <text:p>39594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AAC</text:p>
          </table:table-cell>
          <table:table-cell office:value-type="string">
            <text:p>Servicio</text:p>
          </table:table-cell>
          <table:table-cell office:value-type="float" office:value="39594.7">
            <text:p>39594,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ALRI</text:p>
          </table:table-cell>
          <table:table-cell office:value-type="string">
            <text:p>Suministro</text:p>
          </table:table-cell>
          <table:table-cell office:value-type="float" office:value="221239">
            <text:p>221239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ALRI</text:p>
          </table:table-cell>
          <table:table-cell office:value-type="string">
            <text:p>Suministro</text:p>
          </table:table-cell>
          <table:table-cell office:value-type="float" office:value="221239.99">
            <text:p>221239,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ALRI</text:p>
          </table:table-cell>
          <table:table-cell office:value-type="string">
            <text:p>Servicio</text:p>
          </table:table-cell>
          <table:table-cell office:value-type="float" office:value="1357116">
            <text:p>1357116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ALRI</text:p>
          </table:table-cell>
          <table:table-cell office:value-type="string">
            <text:p>Servicio</text:p>
          </table:table-cell>
          <table:table-cell office:value-type="float" office:value="1357116.41">
            <text:p>1357116,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ALRI</text:p>
          </table:table-cell>
          <table:table-cell office:value-type="string">
            <text:p>Suministro</text:p>
          </table:table-cell>
          <table:table-cell office:value-type="float" office:value="276456">
            <text:p>276456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ALRI</text:p>
          </table:table-cell>
          <table:table-cell office:value-type="string">
            <text:p>Suministro</text:p>
          </table:table-cell>
          <table:table-cell office:value-type="float" office:value="276456.96">
            <text:p>276456,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ALRI</text:p>
          </table:table-cell>
          <table:table-cell office:value-type="string">
            <text:p>Servicio</text:p>
          </table:table-cell>
          <table:table-cell office:value-type="float" office:value="988815">
            <text:p>988815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ALRI</text:p>
          </table:table-cell>
          <table:table-cell office:value-type="string">
            <text:p>Servicio</text:p>
          </table:table-cell>
          <table:table-cell office:value-type="float" office:value="988815">
            <text:p>9888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ALRI</text:p>
          </table:table-cell>
          <table:table-cell office:value-type="string">
            <text:p>Obra</text:p>
          </table:table-cell>
          <table:table-cell office:value-type="float" office:value="297394">
            <text:p>297394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ALRI</text:p>
          </table:table-cell>
          <table:table-cell office:value-type="string">
            <text:p>Obra</text:p>
          </table:table-cell>
          <table:table-cell office:value-type="float" office:value="297394.89">
            <text:p>297394,8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ALRI</text:p>
          </table:table-cell>
          <table:table-cell office:value-type="string">
            <text:p>Suministro</text:p>
          </table:table-cell>
          <table:table-cell office:value-type="float" office:value="79138">
            <text:p>79138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ALRI</text:p>
          </table:table-cell>
          <table:table-cell office:value-type="string">
            <text:p>Suministro</text:p>
          </table:table-cell>
          <table:table-cell office:value-type="float" office:value="79138.77">
            <text:p>79138,7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ALRI</text:p>
          </table:table-cell>
          <table:table-cell office:value-type="string">
            <text:p>Servicio</text:p>
          </table:table-cell>
          <table:table-cell office:value-type="float" office:value="1502221">
            <text:p>1502221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ALRI</text:p>
          </table:table-cell>
          <table:table-cell office:value-type="string">
            <text:p>Servicio</text:p>
          </table:table-cell>
          <table:table-cell office:value-type="float" office:value="1502221.43">
            <text:p>1502221,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ALRI</text:p>
          </table:table-cell>
          <table:table-cell office:value-type="string">
            <text:p>Obra</text:p>
          </table:table-cell>
          <table:table-cell office:value-type="float" office:value="4209058">
            <text:p>4209058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ALRI</text:p>
          </table:table-cell>
          <table:table-cell office:value-type="string">
            <text:p>Obra</text:p>
          </table:table-cell>
          <table:table-cell office:value-type="float" office:value="4209058">
            <text:p>420905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ALRI</text:p>
          </table:table-cell>
          <table:table-cell office:value-type="string">
            <text:p>Suministro</text:p>
          </table:table-cell>
          <table:table-cell office:value-type="float" office:value="145992">
            <text:p>145992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ALRI</text:p>
          </table:table-cell>
          <table:table-cell office:value-type="string">
            <text:p>Suministro</text:p>
          </table:table-cell>
          <table:table-cell office:value-type="float" office:value="145992.06">
            <text:p>145992,0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ALRI</text:p>
          </table:table-cell>
          <table:table-cell office:value-type="string">
            <text:p>Servicio</text:p>
          </table:table-cell>
          <table:table-cell office:value-type="float" office:value="2640438">
            <text:p>2640438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ALRI</text:p>
          </table:table-cell>
          <table:table-cell office:value-type="string">
            <text:p>Servicio</text:p>
          </table:table-cell>
          <table:table-cell office:value-type="float" office:value="2640438.36">
            <text:p>2640438,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ALRI</text:p>
          </table:table-cell>
          <table:table-cell office:value-type="string">
            <text:p>Obra</text:p>
          </table:table-cell>
          <table:table-cell office:value-type="float" office:value="1965392">
            <text:p>1965392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ALRI</text:p>
          </table:table-cell>
          <table:table-cell office:value-type="string">
            <text:p>Obra</text:p>
          </table:table-cell>
          <table:table-cell office:value-type="float" office:value="1965392">
            <text:p>19653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ALRI</text:p>
          </table:table-cell>
          <table:table-cell office:value-type="string">
            <text:p>Servicio</text:p>
          </table:table-cell>
          <table:table-cell office:value-type="float" office:value="2456105">
            <text:p>2456105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ALRI</text:p>
          </table:table-cell>
          <table:table-cell office:value-type="string">
            <text:p>Servicio</text:p>
          </table:table-cell>
          <table:table-cell office:value-type="float" office:value="2456105.28">
            <text:p>2456105,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ALRI</text:p>
          </table:table-cell>
          <table:table-cell office:value-type="string">
            <text:p>Obra</text:p>
          </table:table-cell>
          <table:table-cell office:value-type="float" office:value="1929724">
            <text:p>1929724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ALRI</text:p>
          </table:table-cell>
          <table:table-cell office:value-type="string">
            <text:p>Obra</text:p>
          </table:table-cell>
          <table:table-cell office:value-type="float" office:value="1929724.11">
            <text:p>1929724,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CALRI</text:p>
          </table:table-cell>
          <table:table-cell office:value-type="string">
            <text:p>Servicio</text:p>
          </table:table-cell>
          <table:table-cell office:value-type="float" office:value="2638888">
            <text:p>2638888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CALRI</text:p>
          </table:table-cell>
          <table:table-cell office:value-type="string">
            <text:p>Servicio</text:p>
          </table:table-cell>
          <table:table-cell office:value-type="float" office:value="2638888.19">
            <text:p>2638888,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CALRI</text:p>
          </table:table-cell>
          <table:table-cell office:value-type="string">
            <text:p>Obra</text:p>
          </table:table-cell>
          <table:table-cell office:value-type="float" office:value="598431">
            <text:p>598431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CALRI</text:p>
          </table:table-cell>
          <table:table-cell office:value-type="string">
            <text:p>Obra</text:p>
          </table:table-cell>
          <table:table-cell office:value-type="float" office:value="598431">
            <text:p>5984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6">
            <text:p>2016</text:p>
          </table:table-cell>
          <table:table-cell office:value-type="string">
            <text:p>CALRI</text:p>
          </table:table-cell>
          <table:table-cell office:value-type="string">
            <text:p>Servicio</text:p>
          </table:table-cell>
          <table:table-cell office:value-type="float" office:value="974283">
            <text:p>974283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CALRI</text:p>
          </table:table-cell>
          <table:table-cell office:value-type="string">
            <text:p>Servicio</text:p>
          </table:table-cell>
          <table:table-cell office:value-type="float" office:value="974283.69">
            <text:p>974283,6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AP</text:p>
          </table:table-cell>
          <table:table-cell office:value-type="string">
            <text:p>Suministro</text:p>
          </table:table-cell>
          <table:table-cell office:value-type="float" office:value="3350776">
            <text:p>3350776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AP</text:p>
          </table:table-cell>
          <table:table-cell office:value-type="string">
            <text:p>Suministro</text:p>
          </table:table-cell>
          <table:table-cell office:value-type="float" office:value="3350776.96">
            <text:p>3350776,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AP</text:p>
          </table:table-cell>
          <table:table-cell office:value-type="string">
            <text:p>Servicio</text:p>
          </table:table-cell>
          <table:table-cell office:value-type="float" office:value="1165976">
            <text:p>1165976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AP</text:p>
          </table:table-cell>
          <table:table-cell office:value-type="string">
            <text:p>Servicio</text:p>
          </table:table-cell>
          <table:table-cell office:value-type="float" office:value="1165976.21">
            <text:p>1165976,21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AP</text:p>
          </table:table-cell>
          <table:table-cell office:value-type="string">
            <text:p>Consultoría y Asistencia</text:p>
          </table:table-cell>
          <table:table-cell office:value-type="float" office:value="2266848">
            <text:p>2266848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AP</text:p>
          </table:table-cell>
          <table:table-cell office:value-type="string">
            <text:p>Consultoría y Asistencia</text:p>
          </table:table-cell>
          <table:table-cell office:value-type="float" office:value="2266848.05">
            <text:p>2266848,0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AP</text:p>
          </table:table-cell>
          <table:table-cell office:value-type="string">
            <text:p>Suministro</text:p>
          </table:table-cell>
          <table:table-cell office:value-type="float" office:value="4900858">
            <text:p>4900858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AP</text:p>
          </table:table-cell>
          <table:table-cell office:value-type="string">
            <text:p>Suministro</text:p>
          </table:table-cell>
          <table:table-cell office:value-type="float" office:value="4900858.73">
            <text:p>4900858,7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AP</text:p>
          </table:table-cell>
          <table:table-cell office:value-type="string">
            <text:p>Servicio</text:p>
          </table:table-cell>
          <table:table-cell office:value-type="float" office:value="7596944">
            <text:p>7596944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AP</text:p>
          </table:table-cell>
          <table:table-cell office:value-type="string">
            <text:p>Servicio</text:p>
          </table:table-cell>
          <table:table-cell office:value-type="float" office:value="7596944.44">
            <text:p>7596944,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AP</text:p>
          </table:table-cell>
          <table:table-cell office:value-type="string">
            <text:p>Obra</text:p>
          </table:table-cell>
          <table:table-cell office:value-type="float" office:value="86147">
            <text:p>86147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AP</text:p>
          </table:table-cell>
          <table:table-cell office:value-type="string">
            <text:p>Obra</text:p>
          </table:table-cell>
          <table:table-cell office:value-type="float" office:value="86147.99">
            <text:p>86147,99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AP</text:p>
          </table:table-cell>
          <table:table-cell office:value-type="string">
            <text:p>Consultoría y Asistencia</text:p>
          </table:table-cell>
          <table:table-cell office:value-type="float" office:value="2877073">
            <text:p>2877073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AP</text:p>
          </table:table-cell>
          <table:table-cell office:value-type="string">
            <text:p>Consultoría y Asistencia</text:p>
          </table:table-cell>
          <table:table-cell office:value-type="float" office:value="2877073.38">
            <text:p>2877073,3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AP</text:p>
          </table:table-cell>
          <table:table-cell office:value-type="string">
            <text:p>Suministro</text:p>
          </table:table-cell>
          <table:table-cell office:value-type="float" office:value="4270208">
            <text:p>4270208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AP</text:p>
          </table:table-cell>
          <table:table-cell office:value-type="string">
            <text:p>Suministro</text:p>
          </table:table-cell>
          <table:table-cell office:value-type="float" office:value="4270208.54">
            <text:p>4270208,5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AP</text:p>
          </table:table-cell>
          <table:table-cell office:value-type="string">
            <text:p>Servicio</text:p>
          </table:table-cell>
          <table:table-cell office:value-type="float" office:value="6454589">
            <text:p>6454589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AP</text:p>
          </table:table-cell>
          <table:table-cell office:value-type="string">
            <text:p>Servicio</text:p>
          </table:table-cell>
          <table:table-cell office:value-type="float" office:value="6454589.28">
            <text:p>6454589,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AP</text:p>
          </table:table-cell>
          <table:table-cell office:value-type="string">
            <text:p>Obra</text:p>
          </table:table-cell>
          <table:table-cell office:value-type="float" office:value="51063">
            <text:p>51063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AP</text:p>
          </table:table-cell>
          <table:table-cell office:value-type="string">
            <text:p>Obra</text:p>
          </table:table-cell>
          <table:table-cell office:value-type="float" office:value="51063.66">
            <text:p>51063,66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AP</text:p>
          </table:table-cell>
          <table:table-cell office:value-type="string">
            <text:p>Consultoría y Asistencia</text:p>
          </table:table-cell>
          <table:table-cell office:value-type="float" office:value="710000">
            <text:p>710000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AP</text:p>
          </table:table-cell>
          <table:table-cell office:value-type="string">
            <text:p>Consultoría y Asistencia</text:p>
          </table:table-cell>
          <table:table-cell office:value-type="float" office:value="710000">
            <text:p>71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AP</text:p>
          </table:table-cell>
          <table:table-cell office:value-type="string">
            <text:p>Suministro</text:p>
          </table:table-cell>
          <table:table-cell office:value-type="float" office:value="1447491">
            <text:p>1447491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AP</text:p>
          </table:table-cell>
          <table:table-cell office:value-type="string">
            <text:p>Suministro</text:p>
          </table:table-cell>
          <table:table-cell office:value-type="float" office:value="1447491.23">
            <text:p>1447491,2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AP</text:p>
          </table:table-cell>
          <table:table-cell office:value-type="string">
            <text:p>Servicio</text:p>
          </table:table-cell>
          <table:table-cell office:value-type="float" office:value="13420201">
            <text:p>13420201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AP</text:p>
          </table:table-cell>
          <table:table-cell office:value-type="string">
            <text:p>Servicio</text:p>
          </table:table-cell>
          <table:table-cell office:value-type="float" office:value="13420201.23">
            <text:p>13420201,2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AP</text:p>
          </table:table-cell>
          <table:table-cell office:value-type="string">
            <text:p>Obra</text:p>
          </table:table-cell>
          <table:table-cell office:value-type="float" office:value="17093">
            <text:p>17093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AP</text:p>
          </table:table-cell>
          <table:table-cell office:value-type="string">
            <text:p>Obra</text:p>
          </table:table-cell>
          <table:table-cell office:value-type="float" office:value="17093">
            <text:p>1709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AP</text:p>
          </table:table-cell>
          <table:table-cell office:value-type="string">
            <text:p>Suministro</text:p>
          </table:table-cell>
          <table:table-cell office:value-type="float" office:value="1878004">
            <text:p>1878004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AP</text:p>
          </table:table-cell>
          <table:table-cell office:value-type="string">
            <text:p>Suministro</text:p>
          </table:table-cell>
          <table:table-cell office:value-type="float" office:value="1878004.05">
            <text:p>1878004,0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AP</text:p>
          </table:table-cell>
          <table:table-cell office:value-type="string">
            <text:p>Servicio</text:p>
          </table:table-cell>
          <table:table-cell office:value-type="float" office:value="5402317">
            <text:p>5402317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AP</text:p>
          </table:table-cell>
          <table:table-cell office:value-type="string">
            <text:p>Servicio</text:p>
          </table:table-cell>
          <table:table-cell office:value-type="float" office:value="5402317.8">
            <text:p>5402317,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AP</text:p>
          </table:table-cell>
          <table:table-cell office:value-type="string">
            <text:p>Obra</text:p>
          </table:table-cell>
          <table:table-cell office:value-type="float" office:value="708">
            <text:p>708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AP</text:p>
          </table:table-cell>
          <table:table-cell office:value-type="string">
            <text:p>Obra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AP</text:p>
          </table:table-cell>
          <table:table-cell office:value-type="string">
            <text:p>Suministro</text:p>
          </table:table-cell>
          <table:table-cell office:value-type="float" office:value="426817">
            <text:p>426817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AP</text:p>
          </table:table-cell>
          <table:table-cell office:value-type="string">
            <text:p>Suministro</text:p>
          </table:table-cell>
          <table:table-cell office:value-type="float" office:value="426817.66">
            <text:p>426817,6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AP</text:p>
          </table:table-cell>
          <table:table-cell office:value-type="string">
            <text:p>Servicio</text:p>
          </table:table-cell>
          <table:table-cell office:value-type="float" office:value="6884186">
            <text:p>6884186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AP</text:p>
          </table:table-cell>
          <table:table-cell office:value-type="string">
            <text:p>Servicio</text:p>
          </table:table-cell>
          <table:table-cell office:value-type="float" office:value="6884186.32">
            <text:p>6884186,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AP</text:p>
          </table:table-cell>
          <table:table-cell office:value-type="string">
            <text:p>Servicio</text:p>
          </table:table-cell>
          <table:table-cell office:value-type="float" office:value="5100859">
            <text:p>5100859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AP</text:p>
          </table:table-cell>
          <table:table-cell office:value-type="string">
            <text:p>Servicio</text:p>
          </table:table-cell>
          <table:table-cell office:value-type="float" office:value="5100859.52">
            <text:p>5100859,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AP</text:p>
          </table:table-cell>
          <table:table-cell office:value-type="string">
            <text:p>Servicio</text:p>
          </table:table-cell>
          <table:table-cell office:value-type="float" office:value="4247281">
            <text:p>4247281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AP</text:p>
          </table:table-cell>
          <table:table-cell office:value-type="string">
            <text:p>Servicio</text:p>
          </table:table-cell>
          <table:table-cell office:value-type="float" office:value="4247281.98">
            <text:p>4247281,9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APDR</text:p>
          </table:table-cell>
          <table:table-cell office:value-type="string">
            <text:p>Servicio</text:p>
          </table:table-cell>
          <table:table-cell office:value-type="float" office:value="9680">
            <text:p>9680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APDR</text:p>
          </table:table-cell>
          <table:table-cell office:value-type="string">
            <text:p>Servicio</text:p>
          </table:table-cell>
          <table:table-cell office:value-type="float" office:value="9680">
            <text:p>96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APDR</text:p>
          </table:table-cell>
          <table:table-cell office:value-type="string">
            <text:p>Suministro</text:p>
          </table:table-cell>
          <table:table-cell office:value-type="float" office:value="1200363">
            <text:p>1200363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APDR</text:p>
          </table:table-cell>
          <table:table-cell office:value-type="string">
            <text:p>Suministro</text:p>
          </table:table-cell>
          <table:table-cell office:value-type="float" office:value="1200363.93">
            <text:p>1200363,9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APDR</text:p>
          </table:table-cell>
          <table:table-cell office:value-type="string">
            <text:p>Servicio</text:p>
          </table:table-cell>
          <table:table-cell office:value-type="float" office:value="5478869">
            <text:p>5478869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APDR</text:p>
          </table:table-cell>
          <table:table-cell office:value-type="string">
            <text:p>Servicio</text:p>
          </table:table-cell>
          <table:table-cell office:value-type="float" office:value="5478869.13">
            <text:p>5478869,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APDR</text:p>
          </table:table-cell>
          <table:table-cell office:value-type="string">
            <text:p>Suministro</text:p>
          </table:table-cell>
          <table:table-cell office:value-type="float" office:value="1262217">
            <text:p>1262217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APDR</text:p>
          </table:table-cell>
          <table:table-cell office:value-type="string">
            <text:p>Suministro</text:p>
          </table:table-cell>
          <table:table-cell office:value-type="float" office:value="1262217.09">
            <text:p>1262217,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APDR</text:p>
          </table:table-cell>
          <table:table-cell office:value-type="string">
            <text:p>Servicio</text:p>
          </table:table-cell>
          <table:table-cell office:value-type="float" office:value="7165367">
            <text:p>7165367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APDR</text:p>
          </table:table-cell>
          <table:table-cell office:value-type="string">
            <text:p>Servicio</text:p>
          </table:table-cell>
          <table:table-cell office:value-type="float" office:value="7165367.42">
            <text:p>7165367,4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CAPDR</text:p>
          </table:table-cell>
          <table:table-cell office:value-type="string">
            <text:p>Servicio</text:p>
          </table:table-cell>
          <table:table-cell office:value-type="float" office:value="1399405">
            <text:p>1399405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CAPDR</text:p>
          </table:table-cell>
          <table:table-cell office:value-type="string">
            <text:p>Servicio</text:p>
          </table:table-cell>
          <table:table-cell office:value-type="float" office:value="1399405.59">
            <text:p>1399405,5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6">
            <text:p>2016</text:p>
          </table:table-cell>
          <table:table-cell office:value-type="string">
            <text:p>CAPDR</text:p>
          </table:table-cell>
          <table:table-cell office:value-type="string">
            <text:p>Servicio</text:p>
          </table:table-cell>
          <table:table-cell office:value-type="float" office:value="211750">
            <text:p>21175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CAPDR</text:p>
          </table:table-cell>
          <table:table-cell office:value-type="string">
            <text:p>Servicio</text:p>
          </table:table-cell>
          <table:table-cell office:value-type="float" office:value="211750">
            <text:p>2117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CA</text:p>
          </table:table-cell>
          <table:table-cell office:value-type="string">
            <text:p>Suministro</text:p>
          </table:table-cell>
          <table:table-cell office:value-type="float" office:value="32300">
            <text:p>32300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CA</text:p>
          </table:table-cell>
          <table:table-cell office:value-type="string">
            <text:p>Suministro</text:p>
          </table:table-cell>
          <table:table-cell office:value-type="float" office:value="32300">
            <text:p>323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CA</text:p>
          </table:table-cell>
          <table:table-cell office:value-type="string">
            <text:p>Suministro</text:p>
          </table:table-cell>
          <table:table-cell office:value-type="float" office:value="29300">
            <text:p>29300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CA</text:p>
          </table:table-cell>
          <table:table-cell office:value-type="string">
            <text:p>Suministro</text:p>
          </table:table-cell>
          <table:table-cell office:value-type="float" office:value="29300">
            <text:p>293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CA</text:p>
          </table:table-cell>
          <table:table-cell office:value-type="string">
            <text:p>Suministro</text:p>
          </table:table-cell>
          <table:table-cell office:value-type="float" office:value="6300">
            <text:p>6300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CA</text:p>
          </table:table-cell>
          <table:table-cell office:value-type="string">
            <text:p>Suministro</text:p>
          </table:table-cell>
          <table:table-cell office:value-type="float" office:value="6300">
            <text:p>63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CA</text:p>
          </table:table-cell>
          <table:table-cell office:value-type="string">
            <text:p>Suministro</text:p>
          </table:table-cell>
          <table:table-cell office:value-type="float" office:value="21810">
            <text:p>21810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CA</text:p>
          </table:table-cell>
          <table:table-cell office:value-type="string">
            <text:p>Suministro</text:p>
          </table:table-cell>
          <table:table-cell office:value-type="float" office:value="21810">
            <text:p>218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CA</text:p>
          </table:table-cell>
          <table:table-cell office:value-type="string">
            <text:p>Suministro</text:p>
          </table:table-cell>
          <table:table-cell office:value-type="float" office:value="11806">
            <text:p>11806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CA</text:p>
          </table:table-cell>
          <table:table-cell office:value-type="string">
            <text:p>Suministro</text:p>
          </table:table-cell>
          <table:table-cell office:value-type="float" office:value="11806.2">
            <text:p>11806,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CA</text:p>
          </table:table-cell>
          <table:table-cell office:value-type="string">
            <text:p>Servicio</text:p>
          </table:table-cell>
          <table:table-cell office:value-type="float" office:value="14950">
            <text:p>14950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CA</text:p>
          </table:table-cell>
          <table:table-cell office:value-type="string">
            <text:p>Servicio</text:p>
          </table:table-cell>
          <table:table-cell office:value-type="float" office:value="14950">
            <text:p>149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CA</text:p>
          </table:table-cell>
          <table:table-cell office:value-type="string">
            <text:p>Suministro</text:p>
          </table:table-cell>
          <table:table-cell office:value-type="float" office:value="14957">
            <text:p>14957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CA</text:p>
          </table:table-cell>
          <table:table-cell office:value-type="string">
            <text:p>Suministro</text:p>
          </table:table-cell>
          <table:table-cell office:value-type="float" office:value="14957.7">
            <text:p>14957,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CA</text:p>
          </table:table-cell>
          <table:table-cell office:value-type="string">
            <text:p>Suministro</text:p>
          </table:table-cell>
          <table:table-cell office:value-type="float" office:value="14710">
            <text:p>14710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CA</text:p>
          </table:table-cell>
          <table:table-cell office:value-type="string">
            <text:p>Suministro</text:p>
          </table:table-cell>
          <table:table-cell office:value-type="float" office:value="14710">
            <text:p>147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CD</text:p>
          </table:table-cell>
          <table:table-cell office:value-type="string">
            <text:p>Suministro</text:p>
          </table:table-cell>
          <table:table-cell office:value-type="float" office:value="12013">
            <text:p>12013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CD</text:p>
          </table:table-cell>
          <table:table-cell office:value-type="string">
            <text:p>Suministro</text:p>
          </table:table-cell>
          <table:table-cell office:value-type="float" office:value="12013.02">
            <text:p>12013,0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CD</text:p>
          </table:table-cell>
          <table:table-cell office:value-type="string">
            <text:p>Servicio</text:p>
          </table:table-cell>
          <table:table-cell office:value-type="float" office:value="670822">
            <text:p>670822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CD</text:p>
          </table:table-cell>
          <table:table-cell office:value-type="string">
            <text:p>Servicio</text:p>
          </table:table-cell>
          <table:table-cell office:value-type="float" office:value="670822.24">
            <text:p>670822,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CD</text:p>
          </table:table-cell>
          <table:table-cell office:value-type="string">
            <text:p>Suministro</text:p>
          </table:table-cell>
          <table:table-cell office:value-type="float" office:value="161243">
            <text:p>161243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CD</text:p>
          </table:table-cell>
          <table:table-cell office:value-type="string">
            <text:p>Suministro</text:p>
          </table:table-cell>
          <table:table-cell office:value-type="float" office:value="161243.94">
            <text:p>161243,9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CD</text:p>
          </table:table-cell>
          <table:table-cell office:value-type="string">
            <text:p>Servicio</text:p>
          </table:table-cell>
          <table:table-cell office:value-type="float" office:value="2321450">
            <text:p>2321450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CD</text:p>
          </table:table-cell>
          <table:table-cell office:value-type="string">
            <text:p>Servicio</text:p>
          </table:table-cell>
          <table:table-cell office:value-type="float" office:value="2321450.04">
            <text:p>2321450,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CUL</text:p>
          </table:table-cell>
          <table:table-cell office:value-type="string">
            <text:p>Suministro</text:p>
          </table:table-cell>
          <table:table-cell office:value-type="float" office:value="7358">
            <text:p>7358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CUL</text:p>
          </table:table-cell>
          <table:table-cell office:value-type="string">
            <text:p>Suministro</text:p>
          </table:table-cell>
          <table:table-cell office:value-type="float" office:value="7358.83">
            <text:p>7358,8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CUL</text:p>
          </table:table-cell>
          <table:table-cell office:value-type="string">
            <text:p>Servicio</text:p>
          </table:table-cell>
          <table:table-cell office:value-type="float" office:value="16475">
            <text:p>16475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CUL</text:p>
          </table:table-cell>
          <table:table-cell office:value-type="string">
            <text:p>Servicio</text:p>
          </table:table-cell>
          <table:table-cell office:value-type="float" office:value="16475.97">
            <text:p>16475,9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CUL</text:p>
          </table:table-cell>
          <table:table-cell office:value-type="string">
            <text:p>Obra</text:p>
          </table:table-cell>
          <table:table-cell office:value-type="float" office:value="58181">
            <text:p>58181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CUL</text:p>
          </table:table-cell>
          <table:table-cell office:value-type="string">
            <text:p>Obra</text:p>
          </table:table-cell>
          <table:table-cell office:value-type="float" office:value="58181.81">
            <text:p>58181,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CUL</text:p>
          </table:table-cell>
          <table:table-cell office:value-type="string">
            <text:p>Suministro</text:p>
          </table:table-cell>
          <table:table-cell office:value-type="float" office:value="553946">
            <text:p>553946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CUL</text:p>
          </table:table-cell>
          <table:table-cell office:value-type="string">
            <text:p>Suministro</text:p>
          </table:table-cell>
          <table:table-cell office:value-type="float" office:value="553946.45">
            <text:p>553946,4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CUL</text:p>
          </table:table-cell>
          <table:table-cell office:value-type="string">
            <text:p>Servicio</text:p>
          </table:table-cell>
          <table:table-cell office:value-type="float" office:value="1117942">
            <text:p>1117942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CUL</text:p>
          </table:table-cell>
          <table:table-cell office:value-type="string">
            <text:p>Servicio</text:p>
          </table:table-cell>
          <table:table-cell office:value-type="float" office:value="1117942.17">
            <text:p>1117942,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CUL</text:p>
          </table:table-cell>
          <table:table-cell office:value-type="string">
            <text:p>Obra</text:p>
          </table:table-cell>
          <table:table-cell office:value-type="float" office:value="63834">
            <text:p>63834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CUL</text:p>
          </table:table-cell>
          <table:table-cell office:value-type="string">
            <text:p>Obra</text:p>
          </table:table-cell>
          <table:table-cell office:value-type="float" office:value="63834.39">
            <text:p>63834,39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CUL</text:p>
          </table:table-cell>
          <table:table-cell office:value-type="string">
            <text:p>Consultoría y Asistencia</text:p>
          </table:table-cell>
          <table:table-cell office:value-type="float" office:value="151605">
            <text:p>151605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CUL</text:p>
          </table:table-cell>
          <table:table-cell office:value-type="string">
            <text:p>Consultoría y Asistencia</text:p>
          </table:table-cell>
          <table:table-cell office:value-type="float" office:value="151605.68">
            <text:p>151605,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CUL</text:p>
          </table:table-cell>
          <table:table-cell office:value-type="string">
            <text:p>Suministro</text:p>
          </table:table-cell>
          <table:table-cell office:value-type="float" office:value="575720">
            <text:p>575720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CUL</text:p>
          </table:table-cell>
          <table:table-cell office:value-type="string">
            <text:p>Suministro</text:p>
          </table:table-cell>
          <table:table-cell office:value-type="float" office:value="575720.94">
            <text:p>575720,9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CUL</text:p>
          </table:table-cell>
          <table:table-cell office:value-type="string">
            <text:p>Servicio</text:p>
          </table:table-cell>
          <table:table-cell office:value-type="float" office:value="3734405">
            <text:p>3734405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CUL</text:p>
          </table:table-cell>
          <table:table-cell office:value-type="string">
            <text:p>Servicio</text:p>
          </table:table-cell>
          <table:table-cell office:value-type="float" office:value="3734405.28">
            <text:p>3734405,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CUL</text:p>
          </table:table-cell>
          <table:table-cell office:value-type="string">
            <text:p>Obra</text:p>
          </table:table-cell>
          <table:table-cell office:value-type="float" office:value="68111">
            <text:p>68111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CUL</text:p>
          </table:table-cell>
          <table:table-cell office:value-type="string">
            <text:p>Obra</text:p>
          </table:table-cell>
          <table:table-cell office:value-type="float" office:value="68111.12">
            <text:p>68111,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CUL</text:p>
          </table:table-cell>
          <table:table-cell office:value-type="string">
            <text:p>Suministro</text:p>
          </table:table-cell>
          <table:table-cell office:value-type="float" office:value="279695">
            <text:p>279695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CUL</text:p>
          </table:table-cell>
          <table:table-cell office:value-type="string">
            <text:p>Suministro</text:p>
          </table:table-cell>
          <table:table-cell office:value-type="float" office:value="279695.48">
            <text:p>279695,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CUL</text:p>
          </table:table-cell>
          <table:table-cell office:value-type="string">
            <text:p>Servicio</text:p>
          </table:table-cell>
          <table:table-cell office:value-type="float" office:value="3496343">
            <text:p>3496343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CUL</text:p>
          </table:table-cell>
          <table:table-cell office:value-type="string">
            <text:p>Servicio</text:p>
          </table:table-cell>
          <table:table-cell office:value-type="float" office:value="3496343.49">
            <text:p>3496343,4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CUL</text:p>
          </table:table-cell>
          <table:table-cell office:value-type="string">
            <text:p>Obra</text:p>
          </table:table-cell>
          <table:table-cell office:value-type="float" office:value="110807">
            <text:p>110807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CUL</text:p>
          </table:table-cell>
          <table:table-cell office:value-type="string">
            <text:p>Obra</text:p>
          </table:table-cell>
          <table:table-cell office:value-type="float" office:value="110807.38">
            <text:p>110807,3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CUL</text:p>
          </table:table-cell>
          <table:table-cell office:value-type="string">
            <text:p>Suministro</text:p>
          </table:table-cell>
          <table:table-cell office:value-type="float" office:value="99500">
            <text:p>99500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CUL</text:p>
          </table:table-cell>
          <table:table-cell office:value-type="string">
            <text:p>Suministro</text:p>
          </table:table-cell>
          <table:table-cell office:value-type="float" office:value="99500.16">
            <text:p>99500,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CUL</text:p>
          </table:table-cell>
          <table:table-cell office:value-type="string">
            <text:p>Servicio</text:p>
          </table:table-cell>
          <table:table-cell office:value-type="float" office:value="2066856">
            <text:p>2066856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CUL</text:p>
          </table:table-cell>
          <table:table-cell office:value-type="string">
            <text:p>Servicio</text:p>
          </table:table-cell>
          <table:table-cell office:value-type="float" office:value="2066856.82">
            <text:p>2066856,8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CUL</text:p>
          </table:table-cell>
          <table:table-cell office:value-type="string">
            <text:p>Obra</text:p>
          </table:table-cell>
          <table:table-cell office:value-type="float" office:value="9318">
            <text:p>9318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CUL</text:p>
          </table:table-cell>
          <table:table-cell office:value-type="string">
            <text:p>Obra</text:p>
          </table:table-cell>
          <table:table-cell office:value-type="float" office:value="9318.92">
            <text:p>9318,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CUL</text:p>
          </table:table-cell>
          <table:table-cell office:value-type="string">
            <text:p>Suministro</text:p>
          </table:table-cell>
          <table:table-cell office:value-type="float" office:value="154454">
            <text:p>154454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CUL</text:p>
          </table:table-cell>
          <table:table-cell office:value-type="string">
            <text:p>Suministro</text:p>
          </table:table-cell>
          <table:table-cell office:value-type="float" office:value="154454.86">
            <text:p>154454,8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CUL</text:p>
          </table:table-cell>
          <table:table-cell office:value-type="string">
            <text:p>Servicio</text:p>
          </table:table-cell>
          <table:table-cell office:value-type="float" office:value="1186627">
            <text:p>1186627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CUL</text:p>
          </table:table-cell>
          <table:table-cell office:value-type="string">
            <text:p>Servicio</text:p>
          </table:table-cell>
          <table:table-cell office:value-type="float" office:value="1186627.25">
            <text:p>1186627,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CUL</text:p>
          </table:table-cell>
          <table:table-cell office:value-type="string">
            <text:p>Obra</text:p>
          </table:table-cell>
          <table:table-cell office:value-type="float" office:value="379245">
            <text:p>379245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CUL</text:p>
          </table:table-cell>
          <table:table-cell office:value-type="string">
            <text:p>Obra</text:p>
          </table:table-cell>
          <table:table-cell office:value-type="float" office:value="379245.6">
            <text:p>379245,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CUL</text:p>
          </table:table-cell>
          <table:table-cell office:value-type="string">
            <text:p>Suministro</text:p>
          </table:table-cell>
          <table:table-cell office:value-type="float" office:value="94829">
            <text:p>94829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CUL</text:p>
          </table:table-cell>
          <table:table-cell office:value-type="string">
            <text:p>Suministro</text:p>
          </table:table-cell>
          <table:table-cell office:value-type="float" office:value="94829.44">
            <text:p>94829,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CUL</text:p>
          </table:table-cell>
          <table:table-cell office:value-type="string">
            <text:p>Servicio</text:p>
          </table:table-cell>
          <table:table-cell office:value-type="float" office:value="1989162">
            <text:p>1989162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CUL</text:p>
          </table:table-cell>
          <table:table-cell office:value-type="string">
            <text:p>Servicio</text:p>
          </table:table-cell>
          <table:table-cell office:value-type="float" office:value="1989162.78">
            <text:p>1989162,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CUL</text:p>
          </table:table-cell>
          <table:table-cell office:value-type="string">
            <text:p>Servicio</text:p>
          </table:table-cell>
          <table:table-cell office:value-type="float" office:value="571555">
            <text:p>571555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CUL</text:p>
          </table:table-cell>
          <table:table-cell office:value-type="string">
            <text:p>Servicio</text:p>
          </table:table-cell>
          <table:table-cell office:value-type="float" office:value="571555.77">
            <text:p>571555,7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EA</text:p>
          </table:table-cell>
          <table:table-cell office:value-type="string">
            <text:p>Suministro</text:p>
          </table:table-cell>
          <table:table-cell office:value-type="float" office:value="92000">
            <text:p>92000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EA</text:p>
          </table:table-cell>
          <table:table-cell office:value-type="string">
            <text:p>Suministro</text:p>
          </table:table-cell>
          <table:table-cell office:value-type="float" office:value="92000">
            <text:p>9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ECD</text:p>
          </table:table-cell>
          <table:table-cell office:value-type="string">
            <text:p>Suministro</text:p>
          </table:table-cell>
          <table:table-cell office:value-type="float" office:value="225009">
            <text:p>225009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ECD</text:p>
          </table:table-cell>
          <table:table-cell office:value-type="string">
            <text:p>Suministro</text:p>
          </table:table-cell>
          <table:table-cell office:value-type="float" office:value="225009.31">
            <text:p>225009,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ECD</text:p>
          </table:table-cell>
          <table:table-cell office:value-type="string">
            <text:p>Servicio</text:p>
          </table:table-cell>
          <table:table-cell office:value-type="float" office:value="438507">
            <text:p>438507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ECD</text:p>
          </table:table-cell>
          <table:table-cell office:value-type="string">
            <text:p>Servicio</text:p>
          </table:table-cell>
          <table:table-cell office:value-type="float" office:value="438507.59">
            <text:p>438507,5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ECD</text:p>
          </table:table-cell>
          <table:table-cell office:value-type="string">
            <text:p>Suministro</text:p>
          </table:table-cell>
          <table:table-cell office:value-type="float" office:value="192343">
            <text:p>192343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ECD</text:p>
          </table:table-cell>
          <table:table-cell office:value-type="string">
            <text:p>Suministro</text:p>
          </table:table-cell>
          <table:table-cell office:value-type="float" office:value="192343.71">
            <text:p>192343,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ECD</text:p>
          </table:table-cell>
          <table:table-cell office:value-type="string">
            <text:p>Servicio</text:p>
          </table:table-cell>
          <table:table-cell office:value-type="float" office:value="5254308">
            <text:p>5254308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ECD</text:p>
          </table:table-cell>
          <table:table-cell office:value-type="string">
            <text:p>Servicio</text:p>
          </table:table-cell>
          <table:table-cell office:value-type="float" office:value="5254308.04">
            <text:p>5254308,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CECD</text:p>
          </table:table-cell>
          <table:table-cell office:value-type="string">
            <text:p>Servicio</text:p>
          </table:table-cell>
          <table:table-cell office:value-type="float" office:value="3203965">
            <text:p>3203965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CECD</text:p>
          </table:table-cell>
          <table:table-cell office:value-type="string">
            <text:p>Servicio</text:p>
          </table:table-cell>
          <table:table-cell office:value-type="float" office:value="3203965.45">
            <text:p>3203965,4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ED</text:p>
          </table:table-cell>
          <table:table-cell office:value-type="string">
            <text:p>Suministro</text:p>
          </table:table-cell>
          <table:table-cell office:value-type="float" office:value="110236">
            <text:p>110236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ED</text:p>
          </table:table-cell>
          <table:table-cell office:value-type="string">
            <text:p>Suministro</text:p>
          </table:table-cell>
          <table:table-cell office:value-type="float" office:value="110236.5">
            <text:p>110236,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ED</text:p>
          </table:table-cell>
          <table:table-cell office:value-type="string">
            <text:p>Servicio</text:p>
          </table:table-cell>
          <table:table-cell office:value-type="float" office:value="894204">
            <text:p>894204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ED</text:p>
          </table:table-cell>
          <table:table-cell office:value-type="string">
            <text:p>Servicio</text:p>
          </table:table-cell>
          <table:table-cell office:value-type="float" office:value="894204.98">
            <text:p>894204,9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ED</text:p>
          </table:table-cell>
          <table:table-cell office:value-type="string">
            <text:p>Suministro</text:p>
          </table:table-cell>
          <table:table-cell office:value-type="float" office:value="1821767">
            <text:p>1821767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ED</text:p>
          </table:table-cell>
          <table:table-cell office:value-type="string">
            <text:p>Suministro</text:p>
          </table:table-cell>
          <table:table-cell office:value-type="float" office:value="1821767.78">
            <text:p>1821767,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ED</text:p>
          </table:table-cell>
          <table:table-cell office:value-type="string">
            <text:p>Servicio</text:p>
          </table:table-cell>
          <table:table-cell office:value-type="float" office:value="1623172">
            <text:p>1623172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ED</text:p>
          </table:table-cell>
          <table:table-cell office:value-type="string">
            <text:p>Servicio</text:p>
          </table:table-cell>
          <table:table-cell office:value-type="float" office:value="1623172.48">
            <text:p>1623172,4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ED</text:p>
          </table:table-cell>
          <table:table-cell office:value-type="string">
            <text:p>Consultoría y Asistencia</text:p>
          </table:table-cell>
          <table:table-cell office:value-type="float" office:value="907468">
            <text:p>907468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ED</text:p>
          </table:table-cell>
          <table:table-cell office:value-type="string">
            <text:p>Consultoría y Asistencia</text:p>
          </table:table-cell>
          <table:table-cell office:value-type="float" office:value="907468.8">
            <text:p>907468,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ED</text:p>
          </table:table-cell>
          <table:table-cell office:value-type="string">
            <text:p>Suministro</text:p>
          </table:table-cell>
          <table:table-cell office:value-type="float" office:value="680563">
            <text:p>680563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ED</text:p>
          </table:table-cell>
          <table:table-cell office:value-type="string">
            <text:p>Suministro</text:p>
          </table:table-cell>
          <table:table-cell office:value-type="float" office:value="680563.77">
            <text:p>680563,7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ED</text:p>
          </table:table-cell>
          <table:table-cell office:value-type="string">
            <text:p>Servicio</text:p>
          </table:table-cell>
          <table:table-cell office:value-type="float" office:value="4796211">
            <text:p>4796211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ED</text:p>
          </table:table-cell>
          <table:table-cell office:value-type="string">
            <text:p>Servicio</text:p>
          </table:table-cell>
          <table:table-cell office:value-type="float" office:value="4796211.63">
            <text:p>4796211,6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ED</text:p>
          </table:table-cell>
          <table:table-cell office:value-type="string">
            <text:p>Obra</text:p>
          </table:table-cell>
          <table:table-cell office:value-type="float" office:value="17101">
            <text:p>17101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ED</text:p>
          </table:table-cell>
          <table:table-cell office:value-type="string">
            <text:p>Obra</text:p>
          </table:table-cell>
          <table:table-cell office:value-type="float" office:value="17101.76">
            <text:p>17101,76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ED</text:p>
          </table:table-cell>
          <table:table-cell office:value-type="string">
            <text:p>Consultoría y Asistencia</text:p>
          </table:table-cell>
          <table:table-cell office:value-type="float" office:value="1141022">
            <text:p>1141022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ED</text:p>
          </table:table-cell>
          <table:table-cell office:value-type="string">
            <text:p>Consultoría y Asistencia</text:p>
          </table:table-cell>
          <table:table-cell office:value-type="float" office:value="1141022.4">
            <text:p>1141022,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ED</text:p>
          </table:table-cell>
          <table:table-cell office:value-type="string">
            <text:p>Suministro</text:p>
          </table:table-cell>
          <table:table-cell office:value-type="float" office:value="231772">
            <text:p>231772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ED</text:p>
          </table:table-cell>
          <table:table-cell office:value-type="string">
            <text:p>Suministro</text:p>
          </table:table-cell>
          <table:table-cell office:value-type="float" office:value="231772.45">
            <text:p>231772,4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ED</text:p>
          </table:table-cell>
          <table:table-cell office:value-type="string">
            <text:p>Servicio</text:p>
          </table:table-cell>
          <table:table-cell office:value-type="float" office:value="6582648">
            <text:p>6582648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ED</text:p>
          </table:table-cell>
          <table:table-cell office:value-type="string">
            <text:p>Servicio</text:p>
          </table:table-cell>
          <table:table-cell office:value-type="float" office:value="6582648.26">
            <text:p>6582648,2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ED</text:p>
          </table:table-cell>
          <table:table-cell office:value-type="string">
            <text:p>Suministro</text:p>
          </table:table-cell>
          <table:table-cell office:value-type="float" office:value="1615534">
            <text:p>1615534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ED</text:p>
          </table:table-cell>
          <table:table-cell office:value-type="string">
            <text:p>Suministro</text:p>
          </table:table-cell>
          <table:table-cell office:value-type="float" office:value="1615534.85">
            <text:p>1615534,8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ED</text:p>
          </table:table-cell>
          <table:table-cell office:value-type="string">
            <text:p>Servicio</text:p>
          </table:table-cell>
          <table:table-cell office:value-type="float" office:value="7865154">
            <text:p>7865154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ED</text:p>
          </table:table-cell>
          <table:table-cell office:value-type="string">
            <text:p>Servicio</text:p>
          </table:table-cell>
          <table:table-cell office:value-type="float" office:value="7865154.69">
            <text:p>7865154,6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ED</text:p>
          </table:table-cell>
          <table:table-cell office:value-type="string">
            <text:p>Obra</text:p>
          </table:table-cell>
          <table:table-cell office:value-type="float" office:value="69940">
            <text:p>69940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ED</text:p>
          </table:table-cell>
          <table:table-cell office:value-type="string">
            <text:p>Obra</text:p>
          </table:table-cell>
          <table:table-cell office:value-type="float" office:value="69940.21">
            <text:p>69940,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ED</text:p>
          </table:table-cell>
          <table:table-cell office:value-type="string">
            <text:p>Suministro</text:p>
          </table:table-cell>
          <table:table-cell office:value-type="float" office:value="288391">
            <text:p>288391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ED</text:p>
          </table:table-cell>
          <table:table-cell office:value-type="string">
            <text:p>Suministro</text:p>
          </table:table-cell>
          <table:table-cell office:value-type="float" office:value="288391.97">
            <text:p>288391,9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ED</text:p>
          </table:table-cell>
          <table:table-cell office:value-type="string">
            <text:p>Servicio</text:p>
          </table:table-cell>
          <table:table-cell office:value-type="float" office:value="8227697">
            <text:p>8227697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ED</text:p>
          </table:table-cell>
          <table:table-cell office:value-type="string">
            <text:p>Servicio</text:p>
          </table:table-cell>
          <table:table-cell office:value-type="float" office:value="8227697.67">
            <text:p>8227697,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ED</text:p>
          </table:table-cell>
          <table:table-cell office:value-type="string">
            <text:p>Suministro</text:p>
          </table:table-cell>
          <table:table-cell office:value-type="float" office:value="193638">
            <text:p>193638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ED</text:p>
          </table:table-cell>
          <table:table-cell office:value-type="string">
            <text:p>Suministro</text:p>
          </table:table-cell>
          <table:table-cell office:value-type="float" office:value="193638.84">
            <text:p>193638,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ED</text:p>
          </table:table-cell>
          <table:table-cell office:value-type="string">
            <text:p>Servicio</text:p>
          </table:table-cell>
          <table:table-cell office:value-type="float" office:value="3532224">
            <text:p>3532224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ED</text:p>
          </table:table-cell>
          <table:table-cell office:value-type="string">
            <text:p>Servicio</text:p>
          </table:table-cell>
          <table:table-cell office:value-type="float" office:value="3532224.36">
            <text:p>3532224,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ED</text:p>
          </table:table-cell>
          <table:table-cell office:value-type="string">
            <text:p>Obra</text:p>
          </table:table-cell>
          <table:table-cell office:value-type="float" office:value="313181">
            <text:p>313181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ED</text:p>
          </table:table-cell>
          <table:table-cell office:value-type="string">
            <text:p>Obra</text:p>
          </table:table-cell>
          <table:table-cell office:value-type="float" office:value="313181.7">
            <text:p>313181,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ED</text:p>
          </table:table-cell>
          <table:table-cell office:value-type="string">
            <text:p>Suministro</text:p>
          </table:table-cell>
          <table:table-cell office:value-type="float" office:value="451066">
            <text:p>451066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ED</text:p>
          </table:table-cell>
          <table:table-cell office:value-type="string">
            <text:p>Suministro</text:p>
          </table:table-cell>
          <table:table-cell office:value-type="float" office:value="451066.88">
            <text:p>451066,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ED</text:p>
          </table:table-cell>
          <table:table-cell office:value-type="string">
            <text:p>Servicio</text:p>
          </table:table-cell>
          <table:table-cell office:value-type="float" office:value="4850735">
            <text:p>4850735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ED</text:p>
          </table:table-cell>
          <table:table-cell office:value-type="string">
            <text:p>Servicio</text:p>
          </table:table-cell>
          <table:table-cell office:value-type="float" office:value="4850735.95">
            <text:p>4850735,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ED</text:p>
          </table:table-cell>
          <table:table-cell office:value-type="string">
            <text:p>Obra</text:p>
          </table:table-cell>
          <table:table-cell office:value-type="float" office:value="2142896">
            <text:p>2142896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ED</text:p>
          </table:table-cell>
          <table:table-cell office:value-type="string">
            <text:p>Obra</text:p>
          </table:table-cell>
          <table:table-cell office:value-type="float" office:value="2142896.37">
            <text:p>2142896,3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ED</text:p>
          </table:table-cell>
          <table:table-cell office:value-type="string">
            <text:p>Suministro</text:p>
          </table:table-cell>
          <table:table-cell office:value-type="float" office:value="131675">
            <text:p>131675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ED</text:p>
          </table:table-cell>
          <table:table-cell office:value-type="string">
            <text:p>Suministro</text:p>
          </table:table-cell>
          <table:table-cell office:value-type="float" office:value="131675">
            <text:p>1316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ED</text:p>
          </table:table-cell>
          <table:table-cell office:value-type="string">
            <text:p>Servicio</text:p>
          </table:table-cell>
          <table:table-cell office:value-type="float" office:value="4043068">
            <text:p>4043068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ED</text:p>
          </table:table-cell>
          <table:table-cell office:value-type="string">
            <text:p>Servicio</text:p>
          </table:table-cell>
          <table:table-cell office:value-type="float" office:value="4043068.58">
            <text:p>4043068,5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EH</text:p>
          </table:table-cell>
          <table:table-cell office:value-type="string">
            <text:p>Suministro</text:p>
          </table:table-cell>
          <table:table-cell office:value-type="float" office:value="278886">
            <text:p>278886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EH</text:p>
          </table:table-cell>
          <table:table-cell office:value-type="string">
            <text:p>Suministro</text:p>
          </table:table-cell>
          <table:table-cell office:value-type="float" office:value="278886.77">
            <text:p>278886,7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EH</text:p>
          </table:table-cell>
          <table:table-cell office:value-type="string">
            <text:p>Servicio</text:p>
          </table:table-cell>
          <table:table-cell office:value-type="float" office:value="36000">
            <text:p>36000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EH</text:p>
          </table:table-cell>
          <table:table-cell office:value-type="string">
            <text:p>Servicio</text:p>
          </table:table-cell>
          <table:table-cell office:value-type="float" office:value="36000">
            <text:p>3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EH</text:p>
          </table:table-cell>
          <table:table-cell office:value-type="string">
            <text:p>Obra</text:p>
          </table:table-cell>
          <table:table-cell office:value-type="float" office:value="19397">
            <text:p>19397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EH</text:p>
          </table:table-cell>
          <table:table-cell office:value-type="string">
            <text:p>Obra</text:p>
          </table:table-cell>
          <table:table-cell office:value-type="float" office:value="19397.28">
            <text:p>19397,2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EH</text:p>
          </table:table-cell>
          <table:table-cell office:value-type="string">
            <text:p>Consultoría y Asistencia</text:p>
          </table:table-cell>
          <table:table-cell office:value-type="float" office:value="70372">
            <text:p>70372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EH</text:p>
          </table:table-cell>
          <table:table-cell office:value-type="string">
            <text:p>Consultoría y Asistencia</text:p>
          </table:table-cell>
          <table:table-cell office:value-type="float" office:value="70372.56">
            <text:p>70372,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EH</text:p>
          </table:table-cell>
          <table:table-cell office:value-type="string">
            <text:p>Suministro</text:p>
          </table:table-cell>
          <table:table-cell office:value-type="float" office:value="2546885">
            <text:p>2546885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EH</text:p>
          </table:table-cell>
          <table:table-cell office:value-type="string">
            <text:p>Suministro</text:p>
          </table:table-cell>
          <table:table-cell office:value-type="float" office:value="2546885.21">
            <text:p>2546885,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EH</text:p>
          </table:table-cell>
          <table:table-cell office:value-type="string">
            <text:p>Servicio</text:p>
          </table:table-cell>
          <table:table-cell office:value-type="float" office:value="277189">
            <text:p>277189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EH</text:p>
          </table:table-cell>
          <table:table-cell office:value-type="string">
            <text:p>Servicio</text:p>
          </table:table-cell>
          <table:table-cell office:value-type="float" office:value="277189.73">
            <text:p>277189,7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EH</text:p>
          </table:table-cell>
          <table:table-cell office:value-type="string">
            <text:p>Obra</text:p>
          </table:table-cell>
          <table:table-cell office:value-type="float" office:value="5929292">
            <text:p>5929292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EH</text:p>
          </table:table-cell>
          <table:table-cell office:value-type="string">
            <text:p>Obra</text:p>
          </table:table-cell>
          <table:table-cell office:value-type="float" office:value="5929292.25">
            <text:p>5929292,25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EH</text:p>
          </table:table-cell>
          <table:table-cell office:value-type="string">
            <text:p>Consultoría y Asistencia</text:p>
          </table:table-cell>
          <table:table-cell office:value-type="float" office:value="4393224">
            <text:p>4393224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EH</text:p>
          </table:table-cell>
          <table:table-cell office:value-type="string">
            <text:p>Consultoría y Asistencia</text:p>
          </table:table-cell>
          <table:table-cell office:value-type="float" office:value="4393224.12">
            <text:p>4393224,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EH</text:p>
          </table:table-cell>
          <table:table-cell office:value-type="string">
            <text:p>Suministro</text:p>
          </table:table-cell>
          <table:table-cell office:value-type="float" office:value="6278419">
            <text:p>6278419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EH</text:p>
          </table:table-cell>
          <table:table-cell office:value-type="string">
            <text:p>Suministro</text:p>
          </table:table-cell>
          <table:table-cell office:value-type="float" office:value="6278419.36">
            <text:p>6278419,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EH</text:p>
          </table:table-cell>
          <table:table-cell office:value-type="string">
            <text:p>Servicio</text:p>
          </table:table-cell>
          <table:table-cell office:value-type="float" office:value="1424323">
            <text:p>1424323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EH</text:p>
          </table:table-cell>
          <table:table-cell office:value-type="string">
            <text:p>Servicio</text:p>
          </table:table-cell>
          <table:table-cell office:value-type="float" office:value="1424323.23">
            <text:p>1424323,2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EH</text:p>
          </table:table-cell>
          <table:table-cell office:value-type="string">
            <text:p>Obra</text:p>
          </table:table-cell>
          <table:table-cell office:value-type="float" office:value="612009">
            <text:p>612009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EH</text:p>
          </table:table-cell>
          <table:table-cell office:value-type="string">
            <text:p>Obra</text:p>
          </table:table-cell>
          <table:table-cell office:value-type="float" office:value="612009.6">
            <text:p>612009,6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EH</text:p>
          </table:table-cell>
          <table:table-cell office:value-type="string">
            <text:p>Consultoría y Asistencia</text:p>
          </table:table-cell>
          <table:table-cell office:value-type="float" office:value="7352045">
            <text:p>7352045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EH</text:p>
          </table:table-cell>
          <table:table-cell office:value-type="string">
            <text:p>Consultoría y Asistencia</text:p>
          </table:table-cell>
          <table:table-cell office:value-type="float" office:value="7352045.74">
            <text:p>7352045,7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EH</text:p>
          </table:table-cell>
          <table:table-cell office:value-type="string">
            <text:p>Suministro</text:p>
          </table:table-cell>
          <table:table-cell office:value-type="float" office:value="837920">
            <text:p>837920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EH</text:p>
          </table:table-cell>
          <table:table-cell office:value-type="string">
            <text:p>Suministro</text:p>
          </table:table-cell>
          <table:table-cell office:value-type="float" office:value="837920">
            <text:p>8379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EH</text:p>
          </table:table-cell>
          <table:table-cell office:value-type="string">
            <text:p>Servicio</text:p>
          </table:table-cell>
          <table:table-cell office:value-type="float" office:value="942585">
            <text:p>942585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EH</text:p>
          </table:table-cell>
          <table:table-cell office:value-type="string">
            <text:p>Servicio</text:p>
          </table:table-cell>
          <table:table-cell office:value-type="float" office:value="942585.65">
            <text:p>942585,6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EH</text:p>
          </table:table-cell>
          <table:table-cell office:value-type="string">
            <text:p>Obra</text:p>
          </table:table-cell>
          <table:table-cell office:value-type="float" office:value="283742">
            <text:p>283742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EH</text:p>
          </table:table-cell>
          <table:table-cell office:value-type="string">
            <text:p>Obra</text:p>
          </table:table-cell>
          <table:table-cell office:value-type="float" office:value="283742">
            <text:p>283742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EH</text:p>
          </table:table-cell>
          <table:table-cell office:value-type="string">
            <text:p>Consultoría y Asistencia</text:p>
          </table:table-cell>
          <table:table-cell office:value-type="float" office:value="3415235">
            <text:p>3415235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EH</text:p>
          </table:table-cell>
          <table:table-cell office:value-type="string">
            <text:p>Consultoría y Asistencia</text:p>
          </table:table-cell>
          <table:table-cell office:value-type="float" office:value="3415235">
            <text:p>341523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EH</text:p>
          </table:table-cell>
          <table:table-cell office:value-type="string">
            <text:p>Servicio</text:p>
          </table:table-cell>
          <table:table-cell office:value-type="float" office:value="78579">
            <text:p>78579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EH</text:p>
          </table:table-cell>
          <table:table-cell office:value-type="string">
            <text:p>Servicio</text:p>
          </table:table-cell>
          <table:table-cell office:value-type="float" office:value="78579">
            <text:p>7857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EH-SGT</text:p>
          </table:table-cell>
          <table:table-cell office:value-type="string">
            <text:p>Suministro</text:p>
          </table:table-cell>
          <table:table-cell office:value-type="float" office:value="1567948">
            <text:p>1567948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EH-SGT</text:p>
          </table:table-cell>
          <table:table-cell office:value-type="string">
            <text:p>Suministro</text:p>
          </table:table-cell>
          <table:table-cell office:value-type="float" office:value="1567948.69">
            <text:p>1567948,6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EH-SGT</text:p>
          </table:table-cell>
          <table:table-cell office:value-type="string">
            <text:p>Servicio</text:p>
          </table:table-cell>
          <table:table-cell office:value-type="float" office:value="225933">
            <text:p>225933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EH-SGT</text:p>
          </table:table-cell>
          <table:table-cell office:value-type="string">
            <text:p>Servicio</text:p>
          </table:table-cell>
          <table:table-cell office:value-type="float" office:value="225933.62">
            <text:p>225933,6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EH-SGT</text:p>
          </table:table-cell>
          <table:table-cell office:value-type="string">
            <text:p>Obra</text:p>
          </table:table-cell>
          <table:table-cell office:value-type="float" office:value="1664">
            <text:p>1664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EH-SGT</text:p>
          </table:table-cell>
          <table:table-cell office:value-type="string">
            <text:p>Obra</text:p>
          </table:table-cell>
          <table:table-cell office:value-type="float" office:value="1664">
            <text:p>16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EH-SGT</text:p>
          </table:table-cell>
          <table:table-cell office:value-type="string">
            <text:p>Suministro</text:p>
          </table:table-cell>
          <table:table-cell office:value-type="float" office:value="2066786">
            <text:p>2066786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EH-SGT</text:p>
          </table:table-cell>
          <table:table-cell office:value-type="string">
            <text:p>Suministro</text:p>
          </table:table-cell>
          <table:table-cell office:value-type="float" office:value="2066786.97">
            <text:p>2066786,9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EH-SGT</text:p>
          </table:table-cell>
          <table:table-cell office:value-type="string">
            <text:p>Servicio</text:p>
          </table:table-cell>
          <table:table-cell office:value-type="float" office:value="1379044">
            <text:p>1379044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EH-SGT</text:p>
          </table:table-cell>
          <table:table-cell office:value-type="string">
            <text:p>Servicio</text:p>
          </table:table-cell>
          <table:table-cell office:value-type="float" office:value="1379044.33">
            <text:p>1379044,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EH-SGT</text:p>
          </table:table-cell>
          <table:table-cell office:value-type="string">
            <text:p>Suministro</text:p>
          </table:table-cell>
          <table:table-cell office:value-type="float" office:value="869776">
            <text:p>869776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EH-SGT</text:p>
          </table:table-cell>
          <table:table-cell office:value-type="string">
            <text:p>Suministro</text:p>
          </table:table-cell>
          <table:table-cell office:value-type="float" office:value="869776.77">
            <text:p>869776,7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EH-SGT</text:p>
          </table:table-cell>
          <table:table-cell office:value-type="string">
            <text:p>Servicio</text:p>
          </table:table-cell>
          <table:table-cell office:value-type="float" office:value="4046374">
            <text:p>4046374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EH-SGT</text:p>
          </table:table-cell>
          <table:table-cell office:value-type="string">
            <text:p>Servicio</text:p>
          </table:table-cell>
          <table:table-cell office:value-type="float" office:value="4046374.61">
            <text:p>4046374,6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EH-SGT</text:p>
          </table:table-cell>
          <table:table-cell office:value-type="string">
            <text:p>Suministro</text:p>
          </table:table-cell>
          <table:table-cell office:value-type="float" office:value="507365">
            <text:p>507365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EH-SGT</text:p>
          </table:table-cell>
          <table:table-cell office:value-type="string">
            <text:p>Suministro</text:p>
          </table:table-cell>
          <table:table-cell office:value-type="float" office:value="507365.51">
            <text:p>507365,5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EH-SGT</text:p>
          </table:table-cell>
          <table:table-cell office:value-type="string">
            <text:p>Servicio</text:p>
          </table:table-cell>
          <table:table-cell office:value-type="float" office:value="2565613">
            <text:p>2565613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EH-SGT</text:p>
          </table:table-cell>
          <table:table-cell office:value-type="string">
            <text:p>Servicio</text:p>
          </table:table-cell>
          <table:table-cell office:value-type="float" office:value="2565613.86">
            <text:p>2565613,8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EIC-AAESG</text:p>
          </table:table-cell>
          <table:table-cell office:value-type="string">
            <text:p>Servicio</text:p>
          </table:table-cell>
          <table:table-cell office:value-type="float" office:value="110800">
            <text:p>110800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EIC-AAESG</text:p>
          </table:table-cell>
          <table:table-cell office:value-type="string">
            <text:p>Servicio</text:p>
          </table:table-cell>
          <table:table-cell office:value-type="float" office:value="110800">
            <text:p>1108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EIC-AAESG</text:p>
          </table:table-cell>
          <table:table-cell office:value-type="string">
            <text:p>Suministro</text:p>
          </table:table-cell>
          <table:table-cell office:value-type="float" office:value="62500">
            <text:p>62500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EIC-AAESG</text:p>
          </table:table-cell>
          <table:table-cell office:value-type="string">
            <text:p>Suministro</text:p>
          </table:table-cell>
          <table:table-cell office:value-type="float" office:value="62500">
            <text:p>625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EIC-AAESG</text:p>
          </table:table-cell>
          <table:table-cell office:value-type="string">
            <text:p>Suministro</text:p>
          </table:table-cell>
          <table:table-cell office:value-type="float" office:value="52100">
            <text:p>52100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EIC-AAESG</text:p>
          </table:table-cell>
          <table:table-cell office:value-type="string">
            <text:p>Suministro</text:p>
          </table:table-cell>
          <table:table-cell office:value-type="float" office:value="52100">
            <text:p>521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EIC-AAESG</text:p>
          </table:table-cell>
          <table:table-cell office:value-type="string">
            <text:p>Servicio</text:p>
          </table:table-cell>
          <table:table-cell office:value-type="float" office:value="114492">
            <text:p>114492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EIC-AAESG</text:p>
          </table:table-cell>
          <table:table-cell office:value-type="string">
            <text:p>Servicio</text:p>
          </table:table-cell>
          <table:table-cell office:value-type="float" office:value="114492.38">
            <text:p>114492,3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EIC-AAESG</text:p>
          </table:table-cell>
          <table:table-cell office:value-type="string">
            <text:p>Suministro</text:p>
          </table:table-cell>
          <table:table-cell office:value-type="float" office:value="97896">
            <text:p>97896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EIC-AAESG</text:p>
          </table:table-cell>
          <table:table-cell office:value-type="string">
            <text:p>Suministro</text:p>
          </table:table-cell>
          <table:table-cell office:value-type="float" office:value="97896.87">
            <text:p>97896,8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EIC-AAESG</text:p>
          </table:table-cell>
          <table:table-cell office:value-type="string">
            <text:p>Servicio</text:p>
          </table:table-cell>
          <table:table-cell office:value-type="float" office:value="146192">
            <text:p>146192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EIC-AAESG</text:p>
          </table:table-cell>
          <table:table-cell office:value-type="string">
            <text:p>Servicio</text:p>
          </table:table-cell>
          <table:table-cell office:value-type="float" office:value="146192.48">
            <text:p>146192,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EIC-AAESG</text:p>
          </table:table-cell>
          <table:table-cell office:value-type="string">
            <text:p>Suministro</text:p>
          </table:table-cell>
          <table:table-cell office:value-type="float" office:value="11530">
            <text:p>11530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EIC-AAESG</text:p>
          </table:table-cell>
          <table:table-cell office:value-type="string">
            <text:p>Suministro</text:p>
          </table:table-cell>
          <table:table-cell office:value-type="float" office:value="11530.9">
            <text:p>11530,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EIC-AAESG</text:p>
          </table:table-cell>
          <table:table-cell office:value-type="string">
            <text:p>Servicio</text:p>
          </table:table-cell>
          <table:table-cell office:value-type="float" office:value="113985">
            <text:p>113985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EIC-AAESG</text:p>
          </table:table-cell>
          <table:table-cell office:value-type="string">
            <text:p>Servicio</text:p>
          </table:table-cell>
          <table:table-cell office:value-type="float" office:value="113985.87">
            <text:p>113985,8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EIC-ADC</text:p>
          </table:table-cell>
          <table:table-cell office:value-type="string">
            <text:p>Servicio</text:p>
          </table:table-cell>
          <table:table-cell office:value-type="float" office:value="33500">
            <text:p>33500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EIC-ADC</text:p>
          </table:table-cell>
          <table:table-cell office:value-type="string">
            <text:p>Servicio</text:p>
          </table:table-cell>
          <table:table-cell office:value-type="float" office:value="33500">
            <text:p>335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EIC-ADC</text:p>
          </table:table-cell>
          <table:table-cell office:value-type="string">
            <text:p>Servicio</text:p>
          </table:table-cell>
          <table:table-cell office:value-type="float" office:value="41780">
            <text:p>41780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EIC-ADC</text:p>
          </table:table-cell>
          <table:table-cell office:value-type="string">
            <text:p>Servicio</text:p>
          </table:table-cell>
          <table:table-cell office:value-type="float" office:value="41780">
            <text:p>417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EIC-ADC</text:p>
          </table:table-cell>
          <table:table-cell office:value-type="string">
            <text:p>Servicio</text:p>
          </table:table-cell>
          <table:table-cell office:value-type="float" office:value="36125">
            <text:p>36125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EIC-ADC</text:p>
          </table:table-cell>
          <table:table-cell office:value-type="string">
            <text:p>Servicio</text:p>
          </table:table-cell>
          <table:table-cell office:value-type="float" office:value="36125">
            <text:p>361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EIC-ADC</text:p>
          </table:table-cell>
          <table:table-cell office:value-type="string">
            <text:p>Servicio</text:p>
          </table:table-cell>
          <table:table-cell office:value-type="float" office:value="14875">
            <text:p>14875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EIC-ADC</text:p>
          </table:table-cell>
          <table:table-cell office:value-type="string">
            <text:p>Servicio</text:p>
          </table:table-cell>
          <table:table-cell office:value-type="float" office:value="14875">
            <text:p>148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EIC-CFR</text:p>
          </table:table-cell>
          <table:table-cell office:value-type="string">
            <text:p>Servicio</text:p>
          </table:table-cell>
          <table:table-cell office:value-type="float" office:value="204160">
            <text:p>204160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EIC-CFR</text:p>
          </table:table-cell>
          <table:table-cell office:value-type="string">
            <text:p>Servicio</text:p>
          </table:table-cell>
          <table:table-cell office:value-type="float" office:value="204160">
            <text:p>2041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EICE</text:p>
          </table:table-cell>
          <table:table-cell office:value-type="string">
            <text:p>Servicio</text:p>
          </table:table-cell>
          <table:table-cell office:value-type="float" office:value="5000">
            <text:p>5000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EIC-IECA</text:p>
          </table:table-cell>
          <table:table-cell office:value-type="string">
            <text:p>Suministro</text:p>
          </table:table-cell>
          <table:table-cell office:value-type="float" office:value="275713.19">
            <text:p>275713,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EICE-AAC</text:p>
          </table:table-cell>
          <table:table-cell office:value-type="string">
            <text:p>Suministro</text:p>
          </table:table-cell>
          <table:table-cell office:value-type="float" office:value="20351">
            <text:p>20351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EIC-IECA</text:p>
          </table:table-cell>
          <table:table-cell office:value-type="string">
            <text:p>Servicio</text:p>
          </table:table-cell>
          <table:table-cell office:value-type="float" office:value="709553.5">
            <text:p>709553,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EICE-AAC</text:p>
          </table:table-cell>
          <table:table-cell office:value-type="string">
            <text:p>Servicio</text:p>
          </table:table-cell>
          <table:table-cell office:value-type="float" office:value="137238">
            <text:p>137238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EIC-IECA</text:p>
          </table:table-cell>
          <table:table-cell office:value-type="string">
            <text:p>Obra</text:p>
          </table:table-cell>
          <table:table-cell office:value-type="float" office:value="29700">
            <text:p>2970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EICE-AAC</text:p>
          </table:table-cell>
          <table:table-cell office:value-type="string">
            <text:p>Suministro</text:p>
          </table:table-cell>
          <table:table-cell office:value-type="float" office:value="407">
            <text:p>407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EIC-IECA</text:p>
          </table:table-cell>
          <table:table-cell office:value-type="string">
            <text:p>Consultoría y Asistencia</text:p>
          </table:table-cell>
          <table:table-cell office:value-type="float" office:value="68281">
            <text:p>682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EICE-AAC</text:p>
          </table:table-cell>
          <table:table-cell office:value-type="string">
            <text:p>Servicio</text:p>
          </table:table-cell>
          <table:table-cell office:value-type="float" office:value="32524">
            <text:p>32524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EIC-IECA</text:p>
          </table:table-cell>
          <table:table-cell office:value-type="string">
            <text:p>Suministro</text:p>
          </table:table-cell>
          <table:table-cell office:value-type="float" office:value="166898.04">
            <text:p>166898,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CEICE-AAC</text:p>
          </table:table-cell>
          <table:table-cell office:value-type="string">
            <text:p>Suministro</text:p>
          </table:table-cell>
          <table:table-cell office:value-type="float" office:value="407">
            <text:p>407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EIC-IECA</text:p>
          </table:table-cell>
          <table:table-cell office:value-type="string">
            <text:p>Servicio</text:p>
          </table:table-cell>
          <table:table-cell office:value-type="float" office:value="1139502.68">
            <text:p>1139502,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6">
            <text:p>2016</text:p>
          </table:table-cell>
          <table:table-cell office:value-type="string">
            <text:p>CEICE-AAC</text:p>
          </table:table-cell>
          <table:table-cell office:value-type="string">
            <text:p>Suministro</text:p>
          </table:table-cell>
          <table:table-cell office:value-type="float" office:value="407">
            <text:p>407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EIC-IECA</text:p>
          </table:table-cell>
          <table:table-cell office:value-type="string">
            <text:p>Obra</text:p>
          </table:table-cell>
          <table:table-cell office:value-type="float" office:value="2515">
            <text:p>2515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17">
            <text:p>2017</text:p>
          </table:table-cell>
          <table:table-cell office:value-type="string">
            <text:p>CEICE-AAC</text:p>
          </table:table-cell>
          <table:table-cell office:value-type="string">
            <text:p>Suministro</text:p>
          </table:table-cell>
          <table:table-cell office:value-type="float" office:value="407">
            <text:p>407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EIC-IECA</text:p>
          </table:table-cell>
          <table:table-cell office:value-type="string">
            <text:p>Consultoría y Asistencia</text:p>
          </table:table-cell>
          <table:table-cell office:value-type="float" office:value="29607.29">
            <text:p>29607,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EICE-AEM</text:p>
          </table:table-cell>
          <table:table-cell office:value-type="string">
            <text:p>Suministro</text:p>
          </table:table-cell>
          <table:table-cell office:value-type="float" office:value="84514">
            <text:p>84514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EIC-IECA</text:p>
          </table:table-cell>
          <table:table-cell office:value-type="string">
            <text:p>Suministro</text:p>
          </table:table-cell>
          <table:table-cell office:value-type="float" office:value="189829.97">
            <text:p>189829,9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EICE-AEM</text:p>
          </table:table-cell>
          <table:table-cell office:value-type="string">
            <text:p>Servicio</text:p>
          </table:table-cell>
          <table:table-cell office:value-type="float" office:value="470691">
            <text:p>470691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EIC-IECA</text:p>
          </table:table-cell>
          <table:table-cell office:value-type="string">
            <text:p>Servicio</text:p>
          </table:table-cell>
          <table:table-cell office:value-type="float" office:value="832412.01">
            <text:p>832412,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EICE-AEM</text:p>
          </table:table-cell>
          <table:table-cell office:value-type="string">
            <text:p>Obra</text:p>
          </table:table-cell>
          <table:table-cell office:value-type="float" office:value="3540">
            <text:p>3540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EIC-IECA</text:p>
          </table:table-cell>
          <table:table-cell office:value-type="string">
            <text:p>Suministro</text:p>
          </table:table-cell>
          <table:table-cell office:value-type="float" office:value="310818.35">
            <text:p>310818,3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EICE-AEM</text:p>
          </table:table-cell>
          <table:table-cell office:value-type="string">
            <text:p>Suministro</text:p>
          </table:table-cell>
          <table:table-cell office:value-type="float" office:value="9300">
            <text:p>9300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EIC-IECA</text:p>
          </table:table-cell>
          <table:table-cell office:value-type="string">
            <text:p>Servicio</text:p>
          </table:table-cell>
          <table:table-cell office:value-type="float" office:value="563493.94">
            <text:p>563493,9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EICE-AEM</text:p>
          </table:table-cell>
          <table:table-cell office:value-type="string">
            <text:p>Servicio</text:p>
          </table:table-cell>
          <table:table-cell office:value-type="float" office:value="170200">
            <text:p>170200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EIC-IECA</text:p>
          </table:table-cell>
          <table:table-cell office:value-type="string">
            <text:p>Obra</text:p>
          </table:table-cell>
          <table:table-cell office:value-type="float" office:value="70735.93">
            <text:p>70735,9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EICE-AEM</text:p>
          </table:table-cell>
          <table:table-cell office:value-type="string">
            <text:p>Obra</text:p>
          </table:table-cell>
          <table:table-cell office:value-type="float" office:value="21780">
            <text:p>21780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EIC-IECA</text:p>
          </table:table-cell>
          <table:table-cell office:value-type="string">
            <text:p>Suministro</text:p>
          </table:table-cell>
          <table:table-cell office:value-type="float" office:value="105518.69">
            <text:p>105518,6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EICE-EXT</text:p>
          </table:table-cell>
          <table:table-cell office:value-type="string">
            <text:p>Suministro</text:p>
          </table:table-cell>
          <table:table-cell office:value-type="float" office:value="53817">
            <text:p>53817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EIC-IECA</text:p>
          </table:table-cell>
          <table:table-cell office:value-type="string">
            <text:p>Servicio</text:p>
          </table:table-cell>
          <table:table-cell office:value-type="float" office:value="881653.36">
            <text:p>881653,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EICE-EXT</text:p>
          </table:table-cell>
          <table:table-cell office:value-type="string">
            <text:p>Servicio</text:p>
          </table:table-cell>
          <table:table-cell office:value-type="float" office:value="800793">
            <text:p>800793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EIC-IECA</text:p>
          </table:table-cell>
          <table:table-cell office:value-type="string">
            <text:p>Suministro</text:p>
          </table:table-cell>
          <table:table-cell office:value-type="float" office:value="289100.42">
            <text:p>289100,4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EICE-EXT</text:p>
          </table:table-cell>
          <table:table-cell office:value-type="string">
            <text:p>Suministro</text:p>
          </table:table-cell>
          <table:table-cell office:value-type="float" office:value="77177">
            <text:p>77177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EIC-IECA</text:p>
          </table:table-cell>
          <table:table-cell office:value-type="string">
            <text:p>Servicio</text:p>
          </table:table-cell>
          <table:table-cell office:value-type="float" office:value="2377678.91">
            <text:p>2377678,9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EICE-EXT</text:p>
          </table:table-cell>
          <table:table-cell office:value-type="string">
            <text:p>Servicio</text:p>
          </table:table-cell>
          <table:table-cell office:value-type="float" office:value="380331">
            <text:p>380331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EIC-IECA</text:p>
          </table:table-cell>
          <table:table-cell office:value-type="string">
            <text:p>Suministro</text:p>
          </table:table-cell>
          <table:table-cell office:value-type="float" office:value="219524.1">
            <text:p>219524,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CEICE-EXT</text:p>
          </table:table-cell>
          <table:table-cell office:value-type="string">
            <text:p>Suministro</text:p>
          </table:table-cell>
          <table:table-cell office:value-type="float" office:value="76633">
            <text:p>76633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EIC-IECA</text:p>
          </table:table-cell>
          <table:table-cell office:value-type="string">
            <text:p>Servicio</text:p>
          </table:table-cell>
          <table:table-cell office:value-type="float" office:value="2733196.57">
            <text:p>2733196,5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CEICE-EXT</text:p>
          </table:table-cell>
          <table:table-cell office:value-type="string">
            <text:p>Servicio</text:p>
          </table:table-cell>
          <table:table-cell office:value-type="float" office:value="288371">
            <text:p>288371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EIC-IECA</text:p>
          </table:table-cell>
          <table:table-cell office:value-type="string">
            <text:p>Suministro</text:p>
          </table:table-cell>
          <table:table-cell office:value-type="float" office:value="75611.5">
            <text:p>75611,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6">
            <text:p>2016</text:p>
          </table:table-cell>
          <table:table-cell office:value-type="string">
            <text:p>CEICE-EXT</text:p>
          </table:table-cell>
          <table:table-cell office:value-type="string">
            <text:p>Suministro</text:p>
          </table:table-cell>
          <table:table-cell office:value-type="float" office:value="38317">
            <text:p>38317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EIC-IECA</text:p>
          </table:table-cell>
          <table:table-cell office:value-type="string">
            <text:p>Servicio</text:p>
          </table:table-cell>
          <table:table-cell office:value-type="float" office:value="1615578.73">
            <text:p>1615578,7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EICE-PCTC</text:p>
          </table:table-cell>
          <table:table-cell office:value-type="string">
            <text:p>Servicio</text:p>
          </table:table-cell>
          <table:table-cell office:value-type="float" office:value="20328">
            <text:p>20328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CEIC-IECA</text:p>
          </table:table-cell>
          <table:table-cell office:value-type="string">
            <text:p>Servicio</text:p>
          </table:table-cell>
          <table:table-cell office:value-type="float" office:value="799579.62">
            <text:p>799579,6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EICESG</text:p>
          </table:table-cell>
          <table:table-cell office:value-type="string">
            <text:p>Servicio</text:p>
          </table:table-cell>
          <table:table-cell office:value-type="float" office:value="288527">
            <text:p>288527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EIC-SCAP</text:p>
          </table:table-cell>
          <table:table-cell office:value-type="string">
            <text:p>Servicio</text:p>
          </table:table-cell>
          <table:table-cell office:value-type="float" office:value="900000">
            <text:p>9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EICESG</text:p>
          </table:table-cell>
          <table:table-cell office:value-type="string">
            <text:p>Suministro</text:p>
          </table:table-cell>
          <table:table-cell office:value-type="float" office:value="116">
            <text:p>116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EIC-SCAP</text:p>
          </table:table-cell>
          <table:table-cell office:value-type="string">
            <text:p>Servicio</text:p>
          </table:table-cell>
          <table:table-cell office:value-type="float" office:value="3900000">
            <text:p>39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EICESG</text:p>
          </table:table-cell>
          <table:table-cell office:value-type="string">
            <text:p>Servicio</text:p>
          </table:table-cell>
          <table:table-cell office:value-type="float" office:value="2587356">
            <text:p>2587356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EIC-SCAP</text:p>
          </table:table-cell>
          <table:table-cell office:value-type="string">
            <text:p>Servicio</text:p>
          </table:table-cell>
          <table:table-cell office:value-type="float" office:value="5100000">
            <text:p>51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CEICESG</text:p>
          </table:table-cell>
          <table:table-cell office:value-type="string">
            <text:p>Servicio</text:p>
          </table:table-cell>
          <table:table-cell office:value-type="float" office:value="3855894">
            <text:p>3855894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EIC-SCAP</text:p>
          </table:table-cell>
          <table:table-cell office:value-type="string">
            <text:p>Servicio</text:p>
          </table:table-cell>
          <table:table-cell office:value-type="float" office:value="2100000">
            <text:p>21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6">
            <text:p>2016</text:p>
          </table:table-cell>
          <table:table-cell office:value-type="string">
            <text:p>CEICESG</text:p>
          </table:table-cell>
          <table:table-cell office:value-type="string">
            <text:p>Servicio</text:p>
          </table:table-cell>
          <table:table-cell office:value-type="float" office:value="1067953">
            <text:p>1067953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EIC-SCDSH</text:p>
          </table:table-cell>
          <table:table-cell office:value-type="string">
            <text:p>Suministro</text:p>
          </table:table-cell>
          <table:table-cell office:value-type="float" office:value="74672.65">
            <text:p>74672,6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EICE-SGT</text:p>
          </table:table-cell>
          <table:table-cell office:value-type="string">
            <text:p>Suministro</text:p>
          </table:table-cell>
          <table:table-cell office:value-type="float" office:value="307550">
            <text:p>307550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EIC-SCDSH</text:p>
          </table:table-cell>
          <table:table-cell office:value-type="string">
            <text:p>Servicio</text:p>
          </table:table-cell>
          <table:table-cell office:value-type="float" office:value="247243.6">
            <text:p>247243,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EICE-SGT</text:p>
          </table:table-cell>
          <table:table-cell office:value-type="string">
            <text:p>Servicio</text:p>
          </table:table-cell>
          <table:table-cell office:value-type="float" office:value="4584891">
            <text:p>4584891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EIC-SCDSH</text:p>
          </table:table-cell>
          <table:table-cell office:value-type="string">
            <text:p>Suministro</text:p>
          </table:table-cell>
          <table:table-cell office:value-type="float" office:value="97734.08">
            <text:p>97734,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EICE-SGT</text:p>
          </table:table-cell>
          <table:table-cell office:value-type="string">
            <text:p>Obra</text:p>
          </table:table-cell>
          <table:table-cell office:value-type="float" office:value="1100000">
            <text:p>1100000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EIC-SCDSH</text:p>
          </table:table-cell>
          <table:table-cell office:value-type="string">
            <text:p>Servicio</text:p>
          </table:table-cell>
          <table:table-cell office:value-type="float" office:value="731072.87">
            <text:p>731072,8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EICE-SGT</text:p>
          </table:table-cell>
          <table:table-cell office:value-type="string">
            <text:p>Suministro</text:p>
          </table:table-cell>
          <table:table-cell office:value-type="float" office:value="509652">
            <text:p>509652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EIC-SCDSH</text:p>
          </table:table-cell>
          <table:table-cell office:value-type="string">
            <text:p>Servicio</text:p>
          </table:table-cell>
          <table:table-cell office:value-type="float" office:value="85000">
            <text:p>8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EICE-SGT</text:p>
          </table:table-cell>
          <table:table-cell office:value-type="string">
            <text:p>Servicio</text:p>
          </table:table-cell>
          <table:table-cell office:value-type="float" office:value="4321209">
            <text:p>4321209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EIC-SGTSI</text:p>
          </table:table-cell>
          <table:table-cell office:value-type="string">
            <text:p>Servicio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EICE-SGT</text:p>
          </table:table-cell>
          <table:table-cell office:value-type="string">
            <text:p>Obra</text:p>
          </table:table-cell>
          <table:table-cell office:value-type="float" office:value="39435">
            <text:p>39435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EIC-SIP</text:p>
          </table:table-cell>
          <table:table-cell office:value-type="string">
            <text:p>Servicio</text:p>
          </table:table-cell>
          <table:table-cell office:value-type="float" office:value="171097.64">
            <text:p>171097,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EICE-SGT</text:p>
          </table:table-cell>
          <table:table-cell office:value-type="string">
            <text:p>Suministro</text:p>
          </table:table-cell>
          <table:table-cell office:value-type="float" office:value="106240">
            <text:p>106240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EIC-SIP</text:p>
          </table:table-cell>
          <table:table-cell office:value-type="string">
            <text:p>Servicio</text:p>
          </table:table-cell>
          <table:table-cell office:value-type="float" office:value="10620">
            <text:p>106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EICE-SGT</text:p>
          </table:table-cell>
          <table:table-cell office:value-type="string">
            <text:p>Servicio</text:p>
          </table:table-cell>
          <table:table-cell office:value-type="float" office:value="4651820">
            <text:p>4651820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EIC-SSC</text:p>
          </table:table-cell>
          <table:table-cell office:value-type="string">
            <text:p>Servicio</text:p>
          </table:table-cell>
          <table:table-cell office:value-type="float" office:value="52699.27">
            <text:p>52699,2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EICE-SGT</text:p>
          </table:table-cell>
          <table:table-cell office:value-type="string">
            <text:p>Obra</text:p>
          </table:table-cell>
          <table:table-cell office:value-type="float" office:value="61000">
            <text:p>61000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EIC-SSC</text:p>
          </table:table-cell>
          <table:table-cell office:value-type="string">
            <text:p>Servicio</text:p>
          </table:table-cell>
          <table:table-cell office:value-type="float" office:value="126027.51">
            <text:p>126027,5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EICE-SGT</text:p>
          </table:table-cell>
          <table:table-cell office:value-type="string">
            <text:p>Suministro</text:p>
          </table:table-cell>
          <table:table-cell office:value-type="float" office:value="242105">
            <text:p>242105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EIC-SSC</text:p>
          </table:table-cell>
          <table:table-cell office:value-type="string">
            <text:p>Servicio</text:p>
          </table:table-cell>
          <table:table-cell office:value-type="float" office:value="128454.11">
            <text:p>128454,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EICE-SGT</text:p>
          </table:table-cell>
          <table:table-cell office:value-type="string">
            <text:p>Servicio</text:p>
          </table:table-cell>
          <table:table-cell office:value-type="float" office:value="4581702">
            <text:p>4581702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EIC-SSC</text:p>
          </table:table-cell>
          <table:table-cell office:value-type="string">
            <text:p>Servicio</text:p>
          </table:table-cell>
          <table:table-cell office:value-type="float" office:value="21409.02">
            <text:p>21409,0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EICE-SGT</text:p>
          </table:table-cell>
          <table:table-cell office:value-type="string">
            <text:p>Suministro</text:p>
          </table:table-cell>
          <table:table-cell office:value-type="float" office:value="105316">
            <text:p>105316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EICE</text:p>
          </table:table-cell>
          <table:table-cell office:value-type="string">
            <text:p>Servicio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EICE-SGT</text:p>
          </table:table-cell>
          <table:table-cell office:value-type="string">
            <text:p>Servicio</text:p>
          </table:table-cell>
          <table:table-cell office:value-type="float" office:value="2794347">
            <text:p>2794347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EICE-AAC</text:p>
          </table:table-cell>
          <table:table-cell office:value-type="string">
            <text:p>Suministro</text:p>
          </table:table-cell>
          <table:table-cell office:value-type="float" office:value="20351.09">
            <text:p>20351,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CEICE-SGT</text:p>
          </table:table-cell>
          <table:table-cell office:value-type="string">
            <text:p>Servicio</text:p>
          </table:table-cell>
          <table:table-cell office:value-type="float" office:value="1330037">
            <text:p>1330037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EICE-AAC</text:p>
          </table:table-cell>
          <table:table-cell office:value-type="string">
            <text:p>Servicio</text:p>
          </table:table-cell>
          <table:table-cell office:value-type="float" office:value="137238.2">
            <text:p>137238,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6">
            <text:p>2016</text:p>
          </table:table-cell>
          <table:table-cell office:value-type="string">
            <text:p>CEICE-SGT</text:p>
          </table:table-cell>
          <table:table-cell office:value-type="string">
            <text:p>Servicio</text:p>
          </table:table-cell>
          <table:table-cell office:value-type="float" office:value="35713">
            <text:p>35713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EICE-AAC</text:p>
          </table:table-cell>
          <table:table-cell office:value-type="string">
            <text:p>Suministro</text:p>
          </table:table-cell>
          <table:table-cell office:value-type="float" office:value="407.4">
            <text:p>407,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7">
            <text:p>2017</text:p>
          </table:table-cell>
          <table:table-cell office:value-type="string">
            <text:p>CEICE-SGT</text:p>
          </table:table-cell>
          <table:table-cell office:value-type="string">
            <text:p>Servicio</text:p>
          </table:table-cell>
          <table:table-cell office:value-type="float" office:value="35713">
            <text:p>35713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EICE-AAC</text:p>
          </table:table-cell>
          <table:table-cell office:value-type="string">
            <text:p>Servicio</text:p>
          </table:table-cell>
          <table:table-cell office:value-type="float" office:value="32524.8">
            <text:p>32524,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EICESTS</text:p>
          </table:table-cell>
          <table:table-cell office:value-type="string">
            <text:p>Suministro</text:p>
          </table:table-cell>
          <table:table-cell office:value-type="float" office:value="168265">
            <text:p>168265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CEICE-AAC</text:p>
          </table:table-cell>
          <table:table-cell office:value-type="string">
            <text:p>Suministro</text:p>
          </table:table-cell>
          <table:table-cell office:value-type="float" office:value="407.4">
            <text:p>407,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EICESTS</text:p>
          </table:table-cell>
          <table:table-cell office:value-type="string">
            <text:p>Servicio</text:p>
          </table:table-cell>
          <table:table-cell office:value-type="float" office:value="62640">
            <text:p>6264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CEICE-AAC</text:p>
          </table:table-cell>
          <table:table-cell office:value-type="string">
            <text:p>Suministro</text:p>
          </table:table-cell>
          <table:table-cell office:value-type="float" office:value="407.4">
            <text:p>407,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EICESTS</text:p>
          </table:table-cell>
          <table:table-cell office:value-type="string">
            <text:p>Servicio</text:p>
          </table:table-cell>
          <table:table-cell office:value-type="float" office:value="721">
            <text:p>721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CEICE-AAC</text:p>
          </table:table-cell>
          <table:table-cell office:value-type="string">
            <text:p>Suministro</text:p>
          </table:table-cell>
          <table:table-cell office:value-type="float" office:value="407.4">
            <text:p>407,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EIC-IECA</text:p>
          </table:table-cell>
          <table:table-cell office:value-type="string">
            <text:p>Suministro</text:p>
          </table:table-cell>
          <table:table-cell office:value-type="float" office:value="275713">
            <text:p>275713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EICE-AEM</text:p>
          </table:table-cell>
          <table:table-cell office:value-type="string">
            <text:p>Suministro</text:p>
          </table:table-cell>
          <table:table-cell office:value-type="float" office:value="84514.54">
            <text:p>84514,5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EIC-IECA</text:p>
          </table:table-cell>
          <table:table-cell office:value-type="string">
            <text:p>Servicio</text:p>
          </table:table-cell>
          <table:table-cell office:value-type="float" office:value="709553">
            <text:p>709553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EICE-AEM</text:p>
          </table:table-cell>
          <table:table-cell office:value-type="string">
            <text:p>Servicio</text:p>
          </table:table-cell>
          <table:table-cell office:value-type="float" office:value="470691.54">
            <text:p>470691,5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EIC-IECA</text:p>
          </table:table-cell>
          <table:table-cell office:value-type="string">
            <text:p>Obra</text:p>
          </table:table-cell>
          <table:table-cell office:value-type="float" office:value="29700">
            <text:p>29700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EICE-AEM</text:p>
          </table:table-cell>
          <table:table-cell office:value-type="string">
            <text:p>Obra</text:p>
          </table:table-cell>
          <table:table-cell office:value-type="float" office:value="3540">
            <text:p>35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EIC-IECA</text:p>
          </table:table-cell>
          <table:table-cell office:value-type="string">
            <text:p>Consultoría y Asistencia</text:p>
          </table:table-cell>
          <table:table-cell office:value-type="float" office:value="68281">
            <text:p>68281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EICE-AEM</text:p>
          </table:table-cell>
          <table:table-cell office:value-type="string">
            <text:p>Suministro</text:p>
          </table:table-cell>
          <table:table-cell office:value-type="float" office:value="9300">
            <text:p>93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EIC-IECA</text:p>
          </table:table-cell>
          <table:table-cell office:value-type="string">
            <text:p>Suministro</text:p>
          </table:table-cell>
          <table:table-cell office:value-type="float" office:value="166898">
            <text:p>166898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EICE-AEM</text:p>
          </table:table-cell>
          <table:table-cell office:value-type="string">
            <text:p>Servicio</text:p>
          </table:table-cell>
          <table:table-cell office:value-type="float" office:value="170200">
            <text:p>1702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EIC-IECA</text:p>
          </table:table-cell>
          <table:table-cell office:value-type="string">
            <text:p>Servicio</text:p>
          </table:table-cell>
          <table:table-cell office:value-type="float" office:value="1139502">
            <text:p>1139502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EICE-AEM</text:p>
          </table:table-cell>
          <table:table-cell office:value-type="string">
            <text:p>Obra</text:p>
          </table:table-cell>
          <table:table-cell office:value-type="float" office:value="21780">
            <text:p>217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EIC-IECA</text:p>
          </table:table-cell>
          <table:table-cell office:value-type="string">
            <text:p>Obra</text:p>
          </table:table-cell>
          <table:table-cell office:value-type="float" office:value="2515">
            <text:p>2515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EICE-EXT</text:p>
          </table:table-cell>
          <table:table-cell office:value-type="string">
            <text:p>Suministro</text:p>
          </table:table-cell>
          <table:table-cell office:value-type="float" office:value="53817">
            <text:p>538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EIC-IECA</text:p>
          </table:table-cell>
          <table:table-cell office:value-type="string">
            <text:p>Consultoría y Asistencia</text:p>
          </table:table-cell>
          <table:table-cell office:value-type="float" office:value="29607">
            <text:p>29607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EICE-EXT</text:p>
          </table:table-cell>
          <table:table-cell office:value-type="string">
            <text:p>Servicio</text:p>
          </table:table-cell>
          <table:table-cell office:value-type="float" office:value="800793.1">
            <text:p>800793,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EIC-IECA</text:p>
          </table:table-cell>
          <table:table-cell office:value-type="string">
            <text:p>Suministro</text:p>
          </table:table-cell>
          <table:table-cell office:value-type="float" office:value="189829">
            <text:p>189829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EICE-EXT</text:p>
          </table:table-cell>
          <table:table-cell office:value-type="string">
            <text:p>Suministro</text:p>
          </table:table-cell>
          <table:table-cell office:value-type="float" office:value="77177.5">
            <text:p>77177,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EIC-IECA</text:p>
          </table:table-cell>
          <table:table-cell office:value-type="string">
            <text:p>Servicio</text:p>
          </table:table-cell>
          <table:table-cell office:value-type="float" office:value="832412">
            <text:p>832412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EICE-EXT</text:p>
          </table:table-cell>
          <table:table-cell office:value-type="string">
            <text:p>Servicio</text:p>
          </table:table-cell>
          <table:table-cell office:value-type="float" office:value="380331">
            <text:p>3803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EIC-IECA</text:p>
          </table:table-cell>
          <table:table-cell office:value-type="string">
            <text:p>Suministro</text:p>
          </table:table-cell>
          <table:table-cell office:value-type="float" office:value="310818">
            <text:p>310818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CEICE-EXT</text:p>
          </table:table-cell>
          <table:table-cell office:value-type="string">
            <text:p>Suministro</text:p>
          </table:table-cell>
          <table:table-cell office:value-type="float" office:value="76633">
            <text:p>766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EIC-IECA</text:p>
          </table:table-cell>
          <table:table-cell office:value-type="string">
            <text:p>Servicio</text:p>
          </table:table-cell>
          <table:table-cell office:value-type="float" office:value="563493">
            <text:p>563493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CEICE-EXT</text:p>
          </table:table-cell>
          <table:table-cell office:value-type="string">
            <text:p>Servicio</text:p>
          </table:table-cell>
          <table:table-cell office:value-type="float" office:value="288371">
            <text:p>2883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EIC-IECA</text:p>
          </table:table-cell>
          <table:table-cell office:value-type="string">
            <text:p>Obra</text:p>
          </table:table-cell>
          <table:table-cell office:value-type="float" office:value="70735">
            <text:p>70735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CEICE-EXT</text:p>
          </table:table-cell>
          <table:table-cell office:value-type="string">
            <text:p>Suministro</text:p>
          </table:table-cell>
          <table:table-cell office:value-type="float" office:value="38317">
            <text:p>383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EIC-IECA</text:p>
          </table:table-cell>
          <table:table-cell office:value-type="string">
            <text:p>Suministro</text:p>
          </table:table-cell>
          <table:table-cell office:value-type="float" office:value="105518">
            <text:p>105518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EICE-PCTC</text:p>
          </table:table-cell>
          <table:table-cell office:value-type="string">
            <text:p>Servicio</text:p>
          </table:table-cell>
          <table:table-cell office:value-type="float" office:value="20328">
            <text:p>203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EIC-IECA</text:p>
          </table:table-cell>
          <table:table-cell office:value-type="string">
            <text:p>Servicio</text:p>
          </table:table-cell>
          <table:table-cell office:value-type="float" office:value="881653">
            <text:p>881653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EICE-SGT</text:p>
          </table:table-cell>
          <table:table-cell office:value-type="string">
            <text:p>Suministro</text:p>
          </table:table-cell>
          <table:table-cell office:value-type="float" office:value="307550.51">
            <text:p>307550,5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EIC-IECA</text:p>
          </table:table-cell>
          <table:table-cell office:value-type="string">
            <text:p>Suministro</text:p>
          </table:table-cell>
          <table:table-cell office:value-type="float" office:value="289100">
            <text:p>289100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EICE-SGT</text:p>
          </table:table-cell>
          <table:table-cell office:value-type="string">
            <text:p>Servicio</text:p>
          </table:table-cell>
          <table:table-cell office:value-type="float" office:value="4584891.62">
            <text:p>4584891,6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EIC-IECA</text:p>
          </table:table-cell>
          <table:table-cell office:value-type="string">
            <text:p>Servicio</text:p>
          </table:table-cell>
          <table:table-cell office:value-type="float" office:value="2377678">
            <text:p>2377678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EICE-SGT</text:p>
          </table:table-cell>
          <table:table-cell office:value-type="string">
            <text:p>Obra</text:p>
          </table:table-cell>
          <table:table-cell office:value-type="float" office:value="1100000">
            <text:p>11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EIC-IECA</text:p>
          </table:table-cell>
          <table:table-cell office:value-type="string">
            <text:p>Suministro</text:p>
          </table:table-cell>
          <table:table-cell office:value-type="float" office:value="219524">
            <text:p>219524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EICE-SGT</text:p>
          </table:table-cell>
          <table:table-cell office:value-type="string">
            <text:p>Suministro</text:p>
          </table:table-cell>
          <table:table-cell office:value-type="float" office:value="509652.91">
            <text:p>509652,9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EIC-IECA</text:p>
          </table:table-cell>
          <table:table-cell office:value-type="string">
            <text:p>Servicio</text:p>
          </table:table-cell>
          <table:table-cell office:value-type="float" office:value="2733196">
            <text:p>2733196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EICE-SGT</text:p>
          </table:table-cell>
          <table:table-cell office:value-type="string">
            <text:p>Servicio</text:p>
          </table:table-cell>
          <table:table-cell office:value-type="float" office:value="4321209.29">
            <text:p>4321209,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EIC-IECA</text:p>
          </table:table-cell>
          <table:table-cell office:value-type="string">
            <text:p>Suministro</text:p>
          </table:table-cell>
          <table:table-cell office:value-type="float" office:value="75611">
            <text:p>75611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EICE-SGT</text:p>
          </table:table-cell>
          <table:table-cell office:value-type="string">
            <text:p>Obra</text:p>
          </table:table-cell>
          <table:table-cell office:value-type="float" office:value="39435.03">
            <text:p>39435,0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EIC-IECA</text:p>
          </table:table-cell>
          <table:table-cell office:value-type="string">
            <text:p>Servicio</text:p>
          </table:table-cell>
          <table:table-cell office:value-type="float" office:value="1615578">
            <text:p>1615578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EICE-SGT</text:p>
          </table:table-cell>
          <table:table-cell office:value-type="string">
            <text:p>Suministro</text:p>
          </table:table-cell>
          <table:table-cell office:value-type="float" office:value="106240.88">
            <text:p>106240,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CEIC-IECA</text:p>
          </table:table-cell>
          <table:table-cell office:value-type="string">
            <text:p>Servicio</text:p>
          </table:table-cell>
          <table:table-cell office:value-type="float" office:value="799579">
            <text:p>799579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EICE-SGT</text:p>
          </table:table-cell>
          <table:table-cell office:value-type="string">
            <text:p>Servicio</text:p>
          </table:table-cell>
          <table:table-cell office:value-type="float" office:value="4651820.61">
            <text:p>4651820,6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EICSASI</text:p>
          </table:table-cell>
          <table:table-cell office:value-type="string">
            <text:p>Servicio</text:p>
          </table:table-cell>
          <table:table-cell office:value-type="float" office:value="1111377">
            <text:p>1111377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EICE-SGT</text:p>
          </table:table-cell>
          <table:table-cell office:value-type="string">
            <text:p>Obra</text:p>
          </table:table-cell>
          <table:table-cell office:value-type="float" office:value="61000">
            <text:p>6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EICSASI</text:p>
          </table:table-cell>
          <table:table-cell office:value-type="string">
            <text:p>Obra</text:p>
          </table:table-cell>
          <table:table-cell office:value-type="float" office:value="194000">
            <text:p>194000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EICE-SGT</text:p>
          </table:table-cell>
          <table:table-cell office:value-type="string">
            <text:p>Suministro</text:p>
          </table:table-cell>
          <table:table-cell office:value-type="float" office:value="242105.36">
            <text:p>242105,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EICSASI</text:p>
          </table:table-cell>
          <table:table-cell office:value-type="string">
            <text:p>Servicio</text:p>
          </table:table-cell>
          <table:table-cell office:value-type="float" office:value="1702470">
            <text:p>1702470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EICE-SGT</text:p>
          </table:table-cell>
          <table:table-cell office:value-type="string">
            <text:p>Servicio</text:p>
          </table:table-cell>
          <table:table-cell office:value-type="float" office:value="4581702.11">
            <text:p>4581702,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EICSASI</text:p>
          </table:table-cell>
          <table:table-cell office:value-type="string">
            <text:p>Obra</text:p>
          </table:table-cell>
          <table:table-cell office:value-type="float" office:value="738110">
            <text:p>738110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EICE-SGT</text:p>
          </table:table-cell>
          <table:table-cell office:value-type="string">
            <text:p>Suministro</text:p>
          </table:table-cell>
          <table:table-cell office:value-type="float" office:value="105316.19">
            <text:p>105316,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EICSASI</text:p>
          </table:table-cell>
          <table:table-cell office:value-type="string">
            <text:p>Servicio</text:p>
          </table:table-cell>
          <table:table-cell office:value-type="float" office:value="2633678">
            <text:p>2633678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EICE-SGT</text:p>
          </table:table-cell>
          <table:table-cell office:value-type="string">
            <text:p>Servicio</text:p>
          </table:table-cell>
          <table:table-cell office:value-type="float" office:value="2794347.01">
            <text:p>2794347,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EIC-SCAP</text:p>
          </table:table-cell>
          <table:table-cell office:value-type="string">
            <text:p>Servicio</text:p>
          </table:table-cell>
          <table:table-cell office:value-type="float" office:value="900000">
            <text:p>9000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CEICE-SGT</text:p>
          </table:table-cell>
          <table:table-cell office:value-type="string">
            <text:p>Servicio</text:p>
          </table:table-cell>
          <table:table-cell office:value-type="float" office:value="1330037.5">
            <text:p>1330037,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EIC-SCAP</text:p>
          </table:table-cell>
          <table:table-cell office:value-type="string">
            <text:p>Servicio</text:p>
          </table:table-cell>
          <table:table-cell office:value-type="float" office:value="3900000">
            <text:p>39000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CEICE-SGT</text:p>
          </table:table-cell>
          <table:table-cell office:value-type="string">
            <text:p>Servicio</text:p>
          </table:table-cell>
          <table:table-cell office:value-type="float" office:value="35713.25">
            <text:p>35713,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EIC-SCAP</text:p>
          </table:table-cell>
          <table:table-cell office:value-type="string">
            <text:p>Servicio</text:p>
          </table:table-cell>
          <table:table-cell office:value-type="float" office:value="5100000">
            <text:p>5100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CEICE-SGT</text:p>
          </table:table-cell>
          <table:table-cell office:value-type="string">
            <text:p>Servicio</text:p>
          </table:table-cell>
          <table:table-cell office:value-type="float" office:value="35713.24">
            <text:p>35713,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EIC-SCAP</text:p>
          </table:table-cell>
          <table:table-cell office:value-type="string">
            <text:p>Servicio</text:p>
          </table:table-cell>
          <table:table-cell office:value-type="float" office:value="2100000">
            <text:p>2100000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EICESG</text:p>
          </table:table-cell>
          <table:table-cell office:value-type="string">
            <text:p>Servicio</text:p>
          </table:table-cell>
          <table:table-cell office:value-type="float" office:value="288527.11">
            <text:p>288527,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EICSCAP</text:p>
          </table:table-cell>
          <table:table-cell office:value-type="string">
            <text:p>Servicio</text:p>
          </table:table-cell>
          <table:table-cell office:value-type="float" office:value="608355">
            <text:p>608355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EICESG</text:p>
          </table:table-cell>
          <table:table-cell office:value-type="string">
            <text:p>Suministro</text:p>
          </table:table-cell>
          <table:table-cell office:value-type="float" office:value="116.95">
            <text:p>116,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EICSCAP</text:p>
          </table:table-cell>
          <table:table-cell office:value-type="string">
            <text:p>Servicio</text:p>
          </table:table-cell>
          <table:table-cell office:value-type="float" office:value="1349708">
            <text:p>1349708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EICESG</text:p>
          </table:table-cell>
          <table:table-cell office:value-type="string">
            <text:p>Servicio</text:p>
          </table:table-cell>
          <table:table-cell office:value-type="float" office:value="2587356.74">
            <text:p>2587356,7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EIC-SCDSH</text:p>
          </table:table-cell>
          <table:table-cell office:value-type="string">
            <text:p>Suministro</text:p>
          </table:table-cell>
          <table:table-cell office:value-type="float" office:value="74672">
            <text:p>74672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CEICESG</text:p>
          </table:table-cell>
          <table:table-cell office:value-type="string">
            <text:p>Servicio</text:p>
          </table:table-cell>
          <table:table-cell office:value-type="float" office:value="3855894.46">
            <text:p>3855894,4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EIC-SCDSH</text:p>
          </table:table-cell>
          <table:table-cell office:value-type="string">
            <text:p>Servicio</text:p>
          </table:table-cell>
          <table:table-cell office:value-type="float" office:value="247243">
            <text:p>247243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CEICESG</text:p>
          </table:table-cell>
          <table:table-cell office:value-type="string">
            <text:p>Servicio</text:p>
          </table:table-cell>
          <table:table-cell office:value-type="float" office:value="1067953.96">
            <text:p>1067953,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EIC-SCDSH</text:p>
          </table:table-cell>
          <table:table-cell office:value-type="string">
            <text:p>Suministro</text:p>
          </table:table-cell>
          <table:table-cell office:value-type="float" office:value="97734">
            <text:p>97734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EICESTS</text:p>
          </table:table-cell>
          <table:table-cell office:value-type="string">
            <text:p>Suministro</text:p>
          </table:table-cell>
          <table:table-cell office:value-type="float" office:value="168265.26">
            <text:p>168265,2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EIC-SCDSH</text:p>
          </table:table-cell>
          <table:table-cell office:value-type="string">
            <text:p>Servicio</text:p>
          </table:table-cell>
          <table:table-cell office:value-type="float" office:value="731072">
            <text:p>731072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EICESTS</text:p>
          </table:table-cell>
          <table:table-cell office:value-type="string">
            <text:p>Servicio</text:p>
          </table:table-cell>
          <table:table-cell office:value-type="float" office:value="62640">
            <text:p>626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EIC-SCDSH</text:p>
          </table:table-cell>
          <table:table-cell office:value-type="string">
            <text:p>Servicio</text:p>
          </table:table-cell>
          <table:table-cell office:value-type="float" office:value="85000">
            <text:p>85000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EICESTS</text:p>
          </table:table-cell>
          <table:table-cell office:value-type="string">
            <text:p>Servicio</text:p>
          </table:table-cell>
          <table:table-cell office:value-type="float" office:value="721.11">
            <text:p>721,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EICSCDSH</text:p>
          </table:table-cell>
          <table:table-cell office:value-type="string">
            <text:p>Suministro</text:p>
          </table:table-cell>
          <table:table-cell office:value-type="float" office:value="14744">
            <text:p>14744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EICSASI</text:p>
          </table:table-cell>
          <table:table-cell office:value-type="string">
            <text:p>Servicio</text:p>
          </table:table-cell>
          <table:table-cell office:value-type="float" office:value="1111377.85">
            <text:p>1111377,8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EICSCDSH</text:p>
          </table:table-cell>
          <table:table-cell office:value-type="string">
            <text:p>Servicio</text:p>
          </table:table-cell>
          <table:table-cell office:value-type="float" office:value="2588601">
            <text:p>2588601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EICSASI</text:p>
          </table:table-cell>
          <table:table-cell office:value-type="string">
            <text:p>Obra</text:p>
          </table:table-cell>
          <table:table-cell office:value-type="float" office:value="194000">
            <text:p>19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EICSCDSH</text:p>
          </table:table-cell>
          <table:table-cell office:value-type="string">
            <text:p>Servicio</text:p>
          </table:table-cell>
          <table:table-cell office:value-type="float" office:value="10729366">
            <text:p>10729366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EICSASI</text:p>
          </table:table-cell>
          <table:table-cell office:value-type="string">
            <text:p>Servicio</text:p>
          </table:table-cell>
          <table:table-cell office:value-type="float" office:value="1702470">
            <text:p>170247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EICSCDSH</text:p>
          </table:table-cell>
          <table:table-cell office:value-type="string">
            <text:p>Servicio</text:p>
          </table:table-cell>
          <table:table-cell office:value-type="float" office:value="12313979">
            <text:p>12313979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EICSASI</text:p>
          </table:table-cell>
          <table:table-cell office:value-type="string">
            <text:p>Obra</text:p>
          </table:table-cell>
          <table:table-cell office:value-type="float" office:value="738110.17">
            <text:p>738110,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EICSCDSH</text:p>
          </table:table-cell>
          <table:table-cell office:value-type="string">
            <text:p>Servicio</text:p>
          </table:table-cell>
          <table:table-cell office:value-type="float" office:value="11502339">
            <text:p>11502339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EICSASI</text:p>
          </table:table-cell>
          <table:table-cell office:value-type="string">
            <text:p>Servicio</text:p>
          </table:table-cell>
          <table:table-cell office:value-type="float" office:value="2633678.49">
            <text:p>2633678,4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EIC-SGTSI</text:p>
          </table:table-cell>
          <table:table-cell office:value-type="string">
            <text:p>Servicio</text:p>
          </table:table-cell>
          <table:table-cell office:value-type="float" office:value="0">
            <text:p>0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EICSCAP</text:p>
          </table:table-cell>
          <table:table-cell office:value-type="string">
            <text:p>Servicio</text:p>
          </table:table-cell>
          <table:table-cell office:value-type="float" office:value="608355.78">
            <text:p>608355,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EIC-SIP</text:p>
          </table:table-cell>
          <table:table-cell office:value-type="string">
            <text:p>Servicio</text:p>
          </table:table-cell>
          <table:table-cell office:value-type="float" office:value="171097">
            <text:p>171097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EICSCAP</text:p>
          </table:table-cell>
          <table:table-cell office:value-type="string">
            <text:p>Servicio</text:p>
          </table:table-cell>
          <table:table-cell office:value-type="float" office:value="1349708.49">
            <text:p>1349708,4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EIC-SIP</text:p>
          </table:table-cell>
          <table:table-cell office:value-type="string">
            <text:p>Servicio</text:p>
          </table:table-cell>
          <table:table-cell office:value-type="float" office:value="10620">
            <text:p>10620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EICSCDSH</text:p>
          </table:table-cell>
          <table:table-cell office:value-type="string">
            <text:p>Suministro</text:p>
          </table:table-cell>
          <table:table-cell office:value-type="float" office:value="14744.1">
            <text:p>14744,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EIC-SSC</text:p>
          </table:table-cell>
          <table:table-cell office:value-type="string">
            <text:p>Servicio</text:p>
          </table:table-cell>
          <table:table-cell office:value-type="float" office:value="52699">
            <text:p>52699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EICSCDSH</text:p>
          </table:table-cell>
          <table:table-cell office:value-type="string">
            <text:p>Servicio</text:p>
          </table:table-cell>
          <table:table-cell office:value-type="float" office:value="2588601.3">
            <text:p>2588601,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EIC-SSC</text:p>
          </table:table-cell>
          <table:table-cell office:value-type="string">
            <text:p>Servicio</text:p>
          </table:table-cell>
          <table:table-cell office:value-type="float" office:value="126027">
            <text:p>126027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EICSCDSH</text:p>
          </table:table-cell>
          <table:table-cell office:value-type="string">
            <text:p>Servicio</text:p>
          </table:table-cell>
          <table:table-cell office:value-type="float" office:value="10729366.21">
            <text:p>10729366,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EIC-SSC</text:p>
          </table:table-cell>
          <table:table-cell office:value-type="string">
            <text:p>Servicio</text:p>
          </table:table-cell>
          <table:table-cell office:value-type="float" office:value="128454">
            <text:p>128454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EICSCDSH</text:p>
          </table:table-cell>
          <table:table-cell office:value-type="string">
            <text:p>Servicio</text:p>
          </table:table-cell>
          <table:table-cell office:value-type="float" office:value="12313979.49">
            <text:p>12313979,4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EIC-SSC</text:p>
          </table:table-cell>
          <table:table-cell office:value-type="string">
            <text:p>Servicio</text:p>
          </table:table-cell>
          <table:table-cell office:value-type="float" office:value="21409">
            <text:p>21409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EICSCDSH</text:p>
          </table:table-cell>
          <table:table-cell office:value-type="string">
            <text:p>Servicio</text:p>
          </table:table-cell>
          <table:table-cell office:value-type="float" office:value="11502339.87">
            <text:p>11502339,8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EICSSC</text:p>
          </table:table-cell>
          <table:table-cell office:value-type="string">
            <text:p>Servicio</text:p>
          </table:table-cell>
          <table:table-cell office:value-type="float" office:value="211603">
            <text:p>211603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EICSSC</text:p>
          </table:table-cell>
          <table:table-cell office:value-type="string">
            <text:p>Servicio</text:p>
          </table:table-cell>
          <table:table-cell office:value-type="float" office:value="211603.5">
            <text:p>211603,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EICSSC</text:p>
          </table:table-cell>
          <table:table-cell office:value-type="string">
            <text:p>Servicio</text:p>
          </table:table-cell>
          <table:table-cell office:value-type="float" office:value="5420884">
            <text:p>5420884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EICSSC</text:p>
          </table:table-cell>
          <table:table-cell office:value-type="string">
            <text:p>Servicio</text:p>
          </table:table-cell>
          <table:table-cell office:value-type="float" office:value="5420884.4">
            <text:p>5420884,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EICSSC</text:p>
          </table:table-cell>
          <table:table-cell office:value-type="string">
            <text:p>Servicio</text:p>
          </table:table-cell>
          <table:table-cell office:value-type="float" office:value="2935811">
            <text:p>2935811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EICSSC</text:p>
          </table:table-cell>
          <table:table-cell office:value-type="string">
            <text:p>Servicio</text:p>
          </table:table-cell>
          <table:table-cell office:value-type="float" office:value="2935811.81">
            <text:p>2935811,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EM</text:p>
          </table:table-cell>
          <table:table-cell office:value-type="string">
            <text:p>Suministro</text:p>
          </table:table-cell>
          <table:table-cell office:value-type="float" office:value="403200">
            <text:p>403200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EM</text:p>
          </table:table-cell>
          <table:table-cell office:value-type="string">
            <text:p>Suministro</text:p>
          </table:table-cell>
          <table:table-cell office:value-type="float" office:value="403200">
            <text:p>4032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EM</text:p>
          </table:table-cell>
          <table:table-cell office:value-type="string">
            <text:p>Servicio</text:p>
          </table:table-cell>
          <table:table-cell office:value-type="float" office:value="169050">
            <text:p>169050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EM</text:p>
          </table:table-cell>
          <table:table-cell office:value-type="string">
            <text:p>Servicio</text:p>
          </table:table-cell>
          <table:table-cell office:value-type="float" office:value="169050">
            <text:p>1690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EM</text:p>
          </table:table-cell>
          <table:table-cell office:value-type="string">
            <text:p>Suministro</text:p>
          </table:table-cell>
          <table:table-cell office:value-type="float" office:value="3383259">
            <text:p>3383259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EM</text:p>
          </table:table-cell>
          <table:table-cell office:value-type="string">
            <text:p>Suministro</text:p>
          </table:table-cell>
          <table:table-cell office:value-type="float" office:value="3383259.98">
            <text:p>3383259,9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EM</text:p>
          </table:table-cell>
          <table:table-cell office:value-type="string">
            <text:p>Servicio</text:p>
          </table:table-cell>
          <table:table-cell office:value-type="float" office:value="5667301">
            <text:p>5667301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EM</text:p>
          </table:table-cell>
          <table:table-cell office:value-type="string">
            <text:p>Servicio</text:p>
          </table:table-cell>
          <table:table-cell office:value-type="float" office:value="5667301.81">
            <text:p>5667301,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EM</text:p>
          </table:table-cell>
          <table:table-cell office:value-type="string">
            <text:p>Obra</text:p>
          </table:table-cell>
          <table:table-cell office:value-type="float" office:value="16500">
            <text:p>16500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EM</text:p>
          </table:table-cell>
          <table:table-cell office:value-type="string">
            <text:p>Obra</text:p>
          </table:table-cell>
          <table:table-cell office:value-type="float" office:value="16500">
            <text:p>165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EM</text:p>
          </table:table-cell>
          <table:table-cell office:value-type="string">
            <text:p>Suministro</text:p>
          </table:table-cell>
          <table:table-cell office:value-type="float" office:value="839563">
            <text:p>839563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EM</text:p>
          </table:table-cell>
          <table:table-cell office:value-type="string">
            <text:p>Suministro</text:p>
          </table:table-cell>
          <table:table-cell office:value-type="float" office:value="839563.69">
            <text:p>839563,6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EM</text:p>
          </table:table-cell>
          <table:table-cell office:value-type="string">
            <text:p>Servicio</text:p>
          </table:table-cell>
          <table:table-cell office:value-type="float" office:value="3027430">
            <text:p>3027430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EM</text:p>
          </table:table-cell>
          <table:table-cell office:value-type="string">
            <text:p>Servicio</text:p>
          </table:table-cell>
          <table:table-cell office:value-type="float" office:value="3027430.72">
            <text:p>3027430,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EM</text:p>
          </table:table-cell>
          <table:table-cell office:value-type="string">
            <text:p>Obra</text:p>
          </table:table-cell>
          <table:table-cell office:value-type="float" office:value="296000">
            <text:p>296000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EM</text:p>
          </table:table-cell>
          <table:table-cell office:value-type="string">
            <text:p>Obra</text:p>
          </table:table-cell>
          <table:table-cell office:value-type="float" office:value="296000">
            <text:p>29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EM</text:p>
          </table:table-cell>
          <table:table-cell office:value-type="string">
            <text:p>Suministro</text:p>
          </table:table-cell>
          <table:table-cell office:value-type="float" office:value="2106328">
            <text:p>2106328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EM</text:p>
          </table:table-cell>
          <table:table-cell office:value-type="string">
            <text:p>Suministro</text:p>
          </table:table-cell>
          <table:table-cell office:value-type="float" office:value="2106328.51">
            <text:p>2106328,5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EM</text:p>
          </table:table-cell>
          <table:table-cell office:value-type="string">
            <text:p>Servicio</text:p>
          </table:table-cell>
          <table:table-cell office:value-type="float" office:value="7928968">
            <text:p>7928968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EM</text:p>
          </table:table-cell>
          <table:table-cell office:value-type="string">
            <text:p>Servicio</text:p>
          </table:table-cell>
          <table:table-cell office:value-type="float" office:value="7928968.5">
            <text:p>7928968,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EM</text:p>
          </table:table-cell>
          <table:table-cell office:value-type="string">
            <text:p>Obra</text:p>
          </table:table-cell>
          <table:table-cell office:value-type="float" office:value="64606">
            <text:p>64606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EM</text:p>
          </table:table-cell>
          <table:table-cell office:value-type="string">
            <text:p>Obra</text:p>
          </table:table-cell>
          <table:table-cell office:value-type="float" office:value="64606.59">
            <text:p>64606,5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EM</text:p>
          </table:table-cell>
          <table:table-cell office:value-type="string">
            <text:p>Suministro</text:p>
          </table:table-cell>
          <table:table-cell office:value-type="float" office:value="809332">
            <text:p>809332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EM</text:p>
          </table:table-cell>
          <table:table-cell office:value-type="string">
            <text:p>Suministro</text:p>
          </table:table-cell>
          <table:table-cell office:value-type="float" office:value="809332.68">
            <text:p>809332,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EM</text:p>
          </table:table-cell>
          <table:table-cell office:value-type="string">
            <text:p>Servicio</text:p>
          </table:table-cell>
          <table:table-cell office:value-type="float" office:value="11589312">
            <text:p>11589312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EM</text:p>
          </table:table-cell>
          <table:table-cell office:value-type="string">
            <text:p>Servicio</text:p>
          </table:table-cell>
          <table:table-cell office:value-type="float" office:value="11589312.28">
            <text:p>11589312,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EM</text:p>
          </table:table-cell>
          <table:table-cell office:value-type="string">
            <text:p>Obra</text:p>
          </table:table-cell>
          <table:table-cell office:value-type="float" office:value="144949">
            <text:p>144949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EM</text:p>
          </table:table-cell>
          <table:table-cell office:value-type="string">
            <text:p>Obra</text:p>
          </table:table-cell>
          <table:table-cell office:value-type="float" office:value="144949.41">
            <text:p>144949,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EM</text:p>
          </table:table-cell>
          <table:table-cell office:value-type="string">
            <text:p>Suministro</text:p>
          </table:table-cell>
          <table:table-cell office:value-type="float" office:value="1424399">
            <text:p>1424399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EM</text:p>
          </table:table-cell>
          <table:table-cell office:value-type="string">
            <text:p>Suministro</text:p>
          </table:table-cell>
          <table:table-cell office:value-type="float" office:value="1424399.02">
            <text:p>1424399,0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EM</text:p>
          </table:table-cell>
          <table:table-cell office:value-type="string">
            <text:p>Servicio</text:p>
          </table:table-cell>
          <table:table-cell office:value-type="float" office:value="10329247">
            <text:p>10329247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EM</text:p>
          </table:table-cell>
          <table:table-cell office:value-type="string">
            <text:p>Servicio</text:p>
          </table:table-cell>
          <table:table-cell office:value-type="float" office:value="10329247.96">
            <text:p>10329247,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EM</text:p>
          </table:table-cell>
          <table:table-cell office:value-type="string">
            <text:p>Obra</text:p>
          </table:table-cell>
          <table:table-cell office:value-type="float" office:value="6000">
            <text:p>6000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EM</text:p>
          </table:table-cell>
          <table:table-cell office:value-type="string">
            <text:p>Obra</text:p>
          </table:table-cell>
          <table:table-cell office:value-type="float" office:value="6000">
            <text:p>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EM</text:p>
          </table:table-cell>
          <table:table-cell office:value-type="string">
            <text:p>Suministro</text:p>
          </table:table-cell>
          <table:table-cell office:value-type="float" office:value="72155">
            <text:p>72155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EM</text:p>
          </table:table-cell>
          <table:table-cell office:value-type="string">
            <text:p>Suministro</text:p>
          </table:table-cell>
          <table:table-cell office:value-type="float" office:value="72155.2">
            <text:p>72155,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EM</text:p>
          </table:table-cell>
          <table:table-cell office:value-type="string">
            <text:p>Servicio</text:p>
          </table:table-cell>
          <table:table-cell office:value-type="float" office:value="8867779">
            <text:p>8867779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EM</text:p>
          </table:table-cell>
          <table:table-cell office:value-type="string">
            <text:p>Servicio</text:p>
          </table:table-cell>
          <table:table-cell office:value-type="float" office:value="8867779.25">
            <text:p>8867779,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EM</text:p>
          </table:table-cell>
          <table:table-cell office:value-type="string">
            <text:p>Obra</text:p>
          </table:table-cell>
          <table:table-cell office:value-type="float" office:value="50000">
            <text:p>50000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EM</text:p>
          </table:table-cell>
          <table:table-cell office:value-type="string">
            <text:p>Obra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EM</text:p>
          </table:table-cell>
          <table:table-cell office:value-type="string">
            <text:p>Servicio</text:p>
          </table:table-cell>
          <table:table-cell office:value-type="float" office:value="5535939">
            <text:p>5535939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EM</text:p>
          </table:table-cell>
          <table:table-cell office:value-type="string">
            <text:p>Servicio</text:p>
          </table:table-cell>
          <table:table-cell office:value-type="float" office:value="5535939.38">
            <text:p>5535939,3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EM</text:p>
          </table:table-cell>
          <table:table-cell office:value-type="string">
            <text:p>Servicio</text:p>
          </table:table-cell>
          <table:table-cell office:value-type="float" office:value="36000">
            <text:p>36000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EM</text:p>
          </table:table-cell>
          <table:table-cell office:value-type="string">
            <text:p>Servicio</text:p>
          </table:table-cell>
          <table:table-cell office:value-type="float" office:value="36000">
            <text:p>3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FV</text:p>
          </table:table-cell>
          <table:table-cell office:value-type="string">
            <text:p>Suministro</text:p>
          </table:table-cell>
          <table:table-cell office:value-type="float" office:value="199196">
            <text:p>199196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FV</text:p>
          </table:table-cell>
          <table:table-cell office:value-type="string">
            <text:p>Suministro</text:p>
          </table:table-cell>
          <table:table-cell office:value-type="float" office:value="199196.41">
            <text:p>199196,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FV</text:p>
          </table:table-cell>
          <table:table-cell office:value-type="string">
            <text:p>Servicio</text:p>
          </table:table-cell>
          <table:table-cell office:value-type="float" office:value="1515286">
            <text:p>1515286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FV</text:p>
          </table:table-cell>
          <table:table-cell office:value-type="string">
            <text:p>Servicio</text:p>
          </table:table-cell>
          <table:table-cell office:value-type="float" office:value="1515286.23">
            <text:p>1515286,2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FV</text:p>
          </table:table-cell>
          <table:table-cell office:value-type="string">
            <text:p>Suministro</text:p>
          </table:table-cell>
          <table:table-cell office:value-type="float" office:value="57233">
            <text:p>57233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FV</text:p>
          </table:table-cell>
          <table:table-cell office:value-type="string">
            <text:p>Suministro</text:p>
          </table:table-cell>
          <table:table-cell office:value-type="float" office:value="57233.64">
            <text:p>57233,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FV</text:p>
          </table:table-cell>
          <table:table-cell office:value-type="string">
            <text:p>Servicio</text:p>
          </table:table-cell>
          <table:table-cell office:value-type="float" office:value="4476488">
            <text:p>4476488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FV</text:p>
          </table:table-cell>
          <table:table-cell office:value-type="string">
            <text:p>Servicio</text:p>
          </table:table-cell>
          <table:table-cell office:value-type="float" office:value="4476488.84">
            <text:p>4476488,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FV</text:p>
          </table:table-cell>
          <table:table-cell office:value-type="string">
            <text:p>Suministro</text:p>
          </table:table-cell>
          <table:table-cell office:value-type="float" office:value="103618">
            <text:p>103618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FV</text:p>
          </table:table-cell>
          <table:table-cell office:value-type="string">
            <text:p>Suministro</text:p>
          </table:table-cell>
          <table:table-cell office:value-type="float" office:value="103618.62">
            <text:p>103618,6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FV</text:p>
          </table:table-cell>
          <table:table-cell office:value-type="string">
            <text:p>Servicio</text:p>
          </table:table-cell>
          <table:table-cell office:value-type="float" office:value="5292758">
            <text:p>5292758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FV</text:p>
          </table:table-cell>
          <table:table-cell office:value-type="string">
            <text:p>Servicio</text:p>
          </table:table-cell>
          <table:table-cell office:value-type="float" office:value="5292758.74">
            <text:p>5292758,7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FV</text:p>
          </table:table-cell>
          <table:table-cell office:value-type="string">
            <text:p>Suministro</text:p>
          </table:table-cell>
          <table:table-cell office:value-type="float" office:value="432526">
            <text:p>432526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FV</text:p>
          </table:table-cell>
          <table:table-cell office:value-type="string">
            <text:p>Suministro</text:p>
          </table:table-cell>
          <table:table-cell office:value-type="float" office:value="432526.9">
            <text:p>432526,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FV</text:p>
          </table:table-cell>
          <table:table-cell office:value-type="string">
            <text:p>Servicio</text:p>
          </table:table-cell>
          <table:table-cell office:value-type="float" office:value="3016516">
            <text:p>3016516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FV</text:p>
          </table:table-cell>
          <table:table-cell office:value-type="string">
            <text:p>Servicio</text:p>
          </table:table-cell>
          <table:table-cell office:value-type="float" office:value="3016516.86">
            <text:p>3016516,8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FV</text:p>
          </table:table-cell>
          <table:table-cell office:value-type="string">
            <text:p>Suministro</text:p>
          </table:table-cell>
          <table:table-cell office:value-type="float" office:value="128268">
            <text:p>128268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FV</text:p>
          </table:table-cell>
          <table:table-cell office:value-type="string">
            <text:p>Suministro</text:p>
          </table:table-cell>
          <table:table-cell office:value-type="float" office:value="128268.82">
            <text:p>128268,8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FV</text:p>
          </table:table-cell>
          <table:table-cell office:value-type="string">
            <text:p>Servicio</text:p>
          </table:table-cell>
          <table:table-cell office:value-type="float" office:value="2773184">
            <text:p>2773184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FV</text:p>
          </table:table-cell>
          <table:table-cell office:value-type="string">
            <text:p>Servicio</text:p>
          </table:table-cell>
          <table:table-cell office:value-type="float" office:value="2773184.88">
            <text:p>2773184,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FV</text:p>
          </table:table-cell>
          <table:table-cell office:value-type="string">
            <text:p>Obra</text:p>
          </table:table-cell>
          <table:table-cell office:value-type="float" office:value="60119">
            <text:p>60119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FV</text:p>
          </table:table-cell>
          <table:table-cell office:value-type="string">
            <text:p>Obra</text:p>
          </table:table-cell>
          <table:table-cell office:value-type="float" office:value="60119.71">
            <text:p>60119,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CFV</text:p>
          </table:table-cell>
          <table:table-cell office:value-type="string">
            <text:p>Suministro</text:p>
          </table:table-cell>
          <table:table-cell office:value-type="float" office:value="16443">
            <text:p>16443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CFV</text:p>
          </table:table-cell>
          <table:table-cell office:value-type="string">
            <text:p>Suministro</text:p>
          </table:table-cell>
          <table:table-cell office:value-type="float" office:value="16443.9">
            <text:p>16443,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CFV</text:p>
          </table:table-cell>
          <table:table-cell office:value-type="string">
            <text:p>Servicio</text:p>
          </table:table-cell>
          <table:table-cell office:value-type="float" office:value="659724">
            <text:p>659724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CFV</text:p>
          </table:table-cell>
          <table:table-cell office:value-type="string">
            <text:p>Servicio</text:p>
          </table:table-cell>
          <table:table-cell office:value-type="float" office:value="659724.33">
            <text:p>659724,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GOB</text:p>
          </table:table-cell>
          <table:table-cell office:value-type="string">
            <text:p>Suministro</text:p>
          </table:table-cell>
          <table:table-cell office:value-type="float" office:value="25023">
            <text:p>25023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GOB</text:p>
          </table:table-cell>
          <table:table-cell office:value-type="string">
            <text:p>Suministro</text:p>
          </table:table-cell>
          <table:table-cell office:value-type="float" office:value="25023.04">
            <text:p>25023,0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GOB</text:p>
          </table:table-cell>
          <table:table-cell office:value-type="string">
            <text:p>Consultoría y Asistencia</text:p>
          </table:table-cell>
          <table:table-cell office:value-type="float" office:value="12000">
            <text:p>12000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GOB</text:p>
          </table:table-cell>
          <table:table-cell office:value-type="string">
            <text:p>Consultoría y Asistencia</text:p>
          </table:table-cell>
          <table:table-cell office:value-type="float" office:value="12000">
            <text:p>1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GOB</text:p>
          </table:table-cell>
          <table:table-cell office:value-type="string">
            <text:p>Suministro</text:p>
          </table:table-cell>
          <table:table-cell office:value-type="float" office:value="362778">
            <text:p>362778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GOB</text:p>
          </table:table-cell>
          <table:table-cell office:value-type="string">
            <text:p>Suministro</text:p>
          </table:table-cell>
          <table:table-cell office:value-type="float" office:value="362778.4">
            <text:p>362778,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GOB</text:p>
          </table:table-cell>
          <table:table-cell office:value-type="string">
            <text:p>Servicio</text:p>
          </table:table-cell>
          <table:table-cell office:value-type="float" office:value="419865">
            <text:p>419865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GOB</text:p>
          </table:table-cell>
          <table:table-cell office:value-type="string">
            <text:p>Servicio</text:p>
          </table:table-cell>
          <table:table-cell office:value-type="float" office:value="419865.88">
            <text:p>419865,8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GOB</text:p>
          </table:table-cell>
          <table:table-cell office:value-type="string">
            <text:p>Consultoría y Asistencia</text:p>
          </table:table-cell>
          <table:table-cell office:value-type="float" office:value="484371">
            <text:p>484371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GOB</text:p>
          </table:table-cell>
          <table:table-cell office:value-type="string">
            <text:p>Consultoría y Asistencia</text:p>
          </table:table-cell>
          <table:table-cell office:value-type="float" office:value="484371.98">
            <text:p>484371,9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GOB</text:p>
          </table:table-cell>
          <table:table-cell office:value-type="string">
            <text:p>Suministro</text:p>
          </table:table-cell>
          <table:table-cell office:value-type="float" office:value="85749">
            <text:p>85749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GOB</text:p>
          </table:table-cell>
          <table:table-cell office:value-type="string">
            <text:p>Suministro</text:p>
          </table:table-cell>
          <table:table-cell office:value-type="float" office:value="85749.49">
            <text:p>85749,4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GOB</text:p>
          </table:table-cell>
          <table:table-cell office:value-type="string">
            <text:p>Servicio</text:p>
          </table:table-cell>
          <table:table-cell office:value-type="float" office:value="1949495">
            <text:p>1949495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GOB</text:p>
          </table:table-cell>
          <table:table-cell office:value-type="string">
            <text:p>Servicio</text:p>
          </table:table-cell>
          <table:table-cell office:value-type="float" office:value="1949495.77">
            <text:p>1949495,77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GOB</text:p>
          </table:table-cell>
          <table:table-cell office:value-type="string">
            <text:p>Consultoría y Asistencia</text:p>
          </table:table-cell>
          <table:table-cell office:value-type="float" office:value="386231">
            <text:p>386231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GOB</text:p>
          </table:table-cell>
          <table:table-cell office:value-type="string">
            <text:p>Consultoría y Asistencia</text:p>
          </table:table-cell>
          <table:table-cell office:value-type="float" office:value="386231.88">
            <text:p>386231,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GOB</text:p>
          </table:table-cell>
          <table:table-cell office:value-type="string">
            <text:p>Suministro</text:p>
          </table:table-cell>
          <table:table-cell office:value-type="float" office:value="201052">
            <text:p>201052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GOB</text:p>
          </table:table-cell>
          <table:table-cell office:value-type="string">
            <text:p>Suministro</text:p>
          </table:table-cell>
          <table:table-cell office:value-type="float" office:value="201052.32">
            <text:p>201052,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GOB</text:p>
          </table:table-cell>
          <table:table-cell office:value-type="string">
            <text:p>Servicio</text:p>
          </table:table-cell>
          <table:table-cell office:value-type="float" office:value="1958982">
            <text:p>1958982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GOB</text:p>
          </table:table-cell>
          <table:table-cell office:value-type="string">
            <text:p>Servicio</text:p>
          </table:table-cell>
          <table:table-cell office:value-type="float" office:value="1958982.86">
            <text:p>1958982,8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GOB</text:p>
          </table:table-cell>
          <table:table-cell office:value-type="string">
            <text:p>Obra</text:p>
          </table:table-cell>
          <table:table-cell office:value-type="float" office:value="5500">
            <text:p>5500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GOB</text:p>
          </table:table-cell>
          <table:table-cell office:value-type="string">
            <text:p>Obra</text:p>
          </table:table-cell>
          <table:table-cell office:value-type="float" office:value="5500">
            <text:p>550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GOB</text:p>
          </table:table-cell>
          <table:table-cell office:value-type="string">
            <text:p>Consultoría y Asistencia</text:p>
          </table:table-cell>
          <table:table-cell office:value-type="float" office:value="251002">
            <text:p>251002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GOB</text:p>
          </table:table-cell>
          <table:table-cell office:value-type="string">
            <text:p>Consultoría y Asistencia</text:p>
          </table:table-cell>
          <table:table-cell office:value-type="float" office:value="251002.54">
            <text:p>251002,5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GOB</text:p>
          </table:table-cell>
          <table:table-cell office:value-type="string">
            <text:p>Suministro</text:p>
          </table:table-cell>
          <table:table-cell office:value-type="float" office:value="74305">
            <text:p>74305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GOB</text:p>
          </table:table-cell>
          <table:table-cell office:value-type="string">
            <text:p>Suministro</text:p>
          </table:table-cell>
          <table:table-cell office:value-type="float" office:value="74305.52">
            <text:p>74305,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GOB</text:p>
          </table:table-cell>
          <table:table-cell office:value-type="string">
            <text:p>Servicio</text:p>
          </table:table-cell>
          <table:table-cell office:value-type="float" office:value="1554551">
            <text:p>1554551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GOB</text:p>
          </table:table-cell>
          <table:table-cell office:value-type="string">
            <text:p>Servicio</text:p>
          </table:table-cell>
          <table:table-cell office:value-type="float" office:value="1554551.32">
            <text:p>1554551,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GOB</text:p>
          </table:table-cell>
          <table:table-cell office:value-type="string">
            <text:p>Obra</text:p>
          </table:table-cell>
          <table:table-cell office:value-type="float" office:value="6000">
            <text:p>6000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GOB</text:p>
          </table:table-cell>
          <table:table-cell office:value-type="string">
            <text:p>Obra</text:p>
          </table:table-cell>
          <table:table-cell office:value-type="float" office:value="6000">
            <text:p>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GOB</text:p>
          </table:table-cell>
          <table:table-cell office:value-type="string">
            <text:p>Servicio</text:p>
          </table:table-cell>
          <table:table-cell office:value-type="float" office:value="1653379">
            <text:p>1653379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GOB</text:p>
          </table:table-cell>
          <table:table-cell office:value-type="string">
            <text:p>Servicio</text:p>
          </table:table-cell>
          <table:table-cell office:value-type="float" office:value="1653379.2">
            <text:p>1653379,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GOB</text:p>
          </table:table-cell>
          <table:table-cell office:value-type="string">
            <text:p>Servicio</text:p>
          </table:table-cell>
          <table:table-cell office:value-type="float" office:value="1533133">
            <text:p>1533133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GOB</text:p>
          </table:table-cell>
          <table:table-cell office:value-type="string">
            <text:p>Servicio</text:p>
          </table:table-cell>
          <table:table-cell office:value-type="float" office:value="1533133.44">
            <text:p>1533133,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HAP</text:p>
          </table:table-cell>
          <table:table-cell office:value-type="string">
            <text:p>Servicio</text:p>
          </table:table-cell>
          <table:table-cell office:value-type="float" office:value="24008">
            <text:p>24008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HAP</text:p>
          </table:table-cell>
          <table:table-cell office:value-type="string">
            <text:p>Servicio</text:p>
          </table:table-cell>
          <table:table-cell office:value-type="float" office:value="24008.42">
            <text:p>24008,4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HAP</text:p>
          </table:table-cell>
          <table:table-cell office:value-type="string">
            <text:p>Obra</text:p>
          </table:table-cell>
          <table:table-cell office:value-type="float" office:value="6666">
            <text:p>6666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HAP</text:p>
          </table:table-cell>
          <table:table-cell office:value-type="string">
            <text:p>Obra</text:p>
          </table:table-cell>
          <table:table-cell office:value-type="float" office:value="6666">
            <text:p>666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HAP</text:p>
          </table:table-cell>
          <table:table-cell office:value-type="string">
            <text:p>Servicio</text:p>
          </table:table-cell>
          <table:table-cell office:value-type="float" office:value="2241584">
            <text:p>2241584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HAP</text:p>
          </table:table-cell>
          <table:table-cell office:value-type="string">
            <text:p>Servicio</text:p>
          </table:table-cell>
          <table:table-cell office:value-type="float" office:value="2241584.86">
            <text:p>2241584,8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HAP</text:p>
          </table:table-cell>
          <table:table-cell office:value-type="string">
            <text:p>Obra</text:p>
          </table:table-cell>
          <table:table-cell office:value-type="float" office:value="2222">
            <text:p>2222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HAP</text:p>
          </table:table-cell>
          <table:table-cell office:value-type="string">
            <text:p>Obra</text:p>
          </table:table-cell>
          <table:table-cell office:value-type="float" office:value="2222">
            <text:p>222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HAP</text:p>
          </table:table-cell>
          <table:table-cell office:value-type="string">
            <text:p>Servicio</text:p>
          </table:table-cell>
          <table:table-cell office:value-type="float" office:value="1907371">
            <text:p>1907371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HAP</text:p>
          </table:table-cell>
          <table:table-cell office:value-type="string">
            <text:p>Servicio</text:p>
          </table:table-cell>
          <table:table-cell office:value-type="float" office:value="1907371.33">
            <text:p>1907371,33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HAP-AGESA</text:p>
          </table:table-cell>
          <table:table-cell office:value-type="string">
            <text:p>Obra</text:p>
          </table:table-cell>
          <table:table-cell office:value-type="float" office:value="820">
            <text:p>820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HAP-AGESA</text:p>
          </table:table-cell>
          <table:table-cell office:value-type="string">
            <text:p>Obra</text:p>
          </table:table-cell>
          <table:table-cell office:value-type="float" office:value="820.86">
            <text:p>820,86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HAP-AGESA</text:p>
          </table:table-cell>
          <table:table-cell office:value-type="string">
            <text:p>Servicio</text:p>
          </table:table-cell>
          <table:table-cell office:value-type="float" office:value="3880">
            <text:p>3880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HAP-AGESA</text:p>
          </table:table-cell>
          <table:table-cell office:value-type="string">
            <text:p>Servicio</text:p>
          </table:table-cell>
          <table:table-cell office:value-type="float" office:value="3880.14">
            <text:p>3880,1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HAP-AGESA</text:p>
          </table:table-cell>
          <table:table-cell office:value-type="string">
            <text:p>Obra</text:p>
          </table:table-cell>
          <table:table-cell office:value-type="float" office:value="3908">
            <text:p>3908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HAP-AGESA</text:p>
          </table:table-cell>
          <table:table-cell office:value-type="string">
            <text:p>Obra</text:p>
          </table:table-cell>
          <table:table-cell office:value-type="float" office:value="3908.25">
            <text:p>3908,25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CHAP-AGESA</text:p>
          </table:table-cell>
          <table:table-cell office:value-type="string">
            <text:p>Servicio</text:p>
          </table:table-cell>
          <table:table-cell office:value-type="float" office:value="2576">
            <text:p>2576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CHAP-AGESA</text:p>
          </table:table-cell>
          <table:table-cell office:value-type="string">
            <text:p>Servicio</text:p>
          </table:table-cell>
          <table:table-cell office:value-type="float" office:value="2576.97">
            <text:p>2576,97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CHAP-AGESA</text:p>
          </table:table-cell>
          <table:table-cell office:value-type="string">
            <text:p>Obra</text:p>
          </table:table-cell>
          <table:table-cell office:value-type="float" office:value="72">
            <text:p>72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CHAP-AGESA</text:p>
          </table:table-cell>
          <table:table-cell office:value-type="string">
            <text:p>Obra</text:p>
          </table:table-cell>
          <table:table-cell office:value-type="float" office:value="72.6">
            <text:p>72,6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16">
            <text:p>2016</text:p>
          </table:table-cell>
          <table:table-cell office:value-type="string">
            <text:p>CHAP-AGESA</text:p>
          </table:table-cell>
          <table:table-cell office:value-type="string">
            <text:p>Servicio</text:p>
          </table:table-cell>
          <table:table-cell office:value-type="float" office:value="2439">
            <text:p>2439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CHAP-AGESA</text:p>
          </table:table-cell>
          <table:table-cell office:value-type="string">
            <text:p>Servicio</text:p>
          </table:table-cell>
          <table:table-cell office:value-type="float" office:value="2439">
            <text:p>2439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17">
            <text:p>2017</text:p>
          </table:table-cell>
          <table:table-cell office:value-type="string">
            <text:p>CHAP-AGESA</text:p>
          </table:table-cell>
          <table:table-cell office:value-type="string">
            <text:p>Servicio</text:p>
          </table:table-cell>
          <table:table-cell office:value-type="float" office:value="2512">
            <text:p>2512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CHAP-AGESA</text:p>
          </table:table-cell>
          <table:table-cell office:value-type="string">
            <text:p>Servicio</text:p>
          </table:table-cell>
          <table:table-cell office:value-type="float" office:value="2512.17">
            <text:p>2512,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HAPDGPD</text:p>
          </table:table-cell>
          <table:table-cell office:value-type="string">
            <text:p>Suministro</text:p>
          </table:table-cell>
          <table:table-cell office:value-type="float" office:value="1600000">
            <text:p>1600000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HAP-IAAP</text:p>
          </table:table-cell>
          <table:table-cell office:value-type="string">
            <text:p>Suministro</text:p>
          </table:table-cell>
          <table:table-cell office:value-type="float" office:value="62480">
            <text:p>624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HAPDGPD</text:p>
          </table:table-cell>
          <table:table-cell office:value-type="string">
            <text:p>Servicio</text:p>
          </table:table-cell>
          <table:table-cell office:value-type="float" office:value="85710">
            <text:p>85710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HAP-IAAP</text:p>
          </table:table-cell>
          <table:table-cell office:value-type="string">
            <text:p>Servicio</text:p>
          </table:table-cell>
          <table:table-cell office:value-type="float" office:value="7080">
            <text:p>70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HAPDGPD</text:p>
          </table:table-cell>
          <table:table-cell office:value-type="string">
            <text:p>Suministro</text:p>
          </table:table-cell>
          <table:table-cell office:value-type="float" office:value="1381567">
            <text:p>1381567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HAP-IAAP</text:p>
          </table:table-cell>
          <table:table-cell office:value-type="string">
            <text:p>Suministro</text:p>
          </table:table-cell>
          <table:table-cell office:value-type="float" office:value="23344.35">
            <text:p>23344,3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HAPDGPD</text:p>
          </table:table-cell>
          <table:table-cell office:value-type="string">
            <text:p>Servicio</text:p>
          </table:table-cell>
          <table:table-cell office:value-type="float" office:value="681212">
            <text:p>681212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HAP-IAAP</text:p>
          </table:table-cell>
          <table:table-cell office:value-type="string">
            <text:p>Servicio</text:p>
          </table:table-cell>
          <table:table-cell office:value-type="float" office:value="178782.88">
            <text:p>178782,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HAPDGPD</text:p>
          </table:table-cell>
          <table:table-cell office:value-type="string">
            <text:p>Obra</text:p>
          </table:table-cell>
          <table:table-cell office:value-type="float" office:value="1200001">
            <text:p>1200001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HAP-IAAP</text:p>
          </table:table-cell>
          <table:table-cell office:value-type="string">
            <text:p>Servicio</text:p>
          </table:table-cell>
          <table:table-cell office:value-type="float" office:value="449088">
            <text:p>4490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HAPDGPD</text:p>
          </table:table-cell>
          <table:table-cell office:value-type="string">
            <text:p>Suministro</text:p>
          </table:table-cell>
          <table:table-cell office:value-type="float" office:value="700525">
            <text:p>700525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HAP-IAAP</text:p>
          </table:table-cell>
          <table:table-cell office:value-type="string">
            <text:p>Suministro</text:p>
          </table:table-cell>
          <table:table-cell office:value-type="float" office:value="1378.49">
            <text:p>1378,4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HAPDGPD</text:p>
          </table:table-cell>
          <table:table-cell office:value-type="string">
            <text:p>Servicio</text:p>
          </table:table-cell>
          <table:table-cell office:value-type="float" office:value="1712983">
            <text:p>1712983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HAP-IAAP</text:p>
          </table:table-cell>
          <table:table-cell office:value-type="string">
            <text:p>Servicio</text:p>
          </table:table-cell>
          <table:table-cell office:value-type="float" office:value="205817.3">
            <text:p>205817,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HAPDGPD</text:p>
          </table:table-cell>
          <table:table-cell office:value-type="string">
            <text:p>Obra</text:p>
          </table:table-cell>
          <table:table-cell office:value-type="float" office:value="1600000">
            <text:p>1600000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HAP-IAAP</text:p>
          </table:table-cell>
          <table:table-cell office:value-type="string">
            <text:p>Servicio</text:p>
          </table:table-cell>
          <table:table-cell office:value-type="float" office:value="413045.6">
            <text:p>413045,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CHAPDGPD</text:p>
          </table:table-cell>
          <table:table-cell office:value-type="string">
            <text:p>Suministro</text:p>
          </table:table-cell>
          <table:table-cell office:value-type="float" office:value="555980">
            <text:p>55598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CHAP-IAAP</text:p>
          </table:table-cell>
          <table:table-cell office:value-type="string">
            <text:p>Servicio</text:p>
          </table:table-cell>
          <table:table-cell office:value-type="float" office:value="109117.8">
            <text:p>109117,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6">
            <text:p>2016</text:p>
          </table:table-cell>
          <table:table-cell office:value-type="string">
            <text:p>CHAPDGPD</text:p>
          </table:table-cell>
          <table:table-cell office:value-type="string">
            <text:p>Suministro</text:p>
          </table:table-cell>
          <table:table-cell office:value-type="float" office:value="130000">
            <text:p>130000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HAPDGPD</text:p>
          </table:table-cell>
          <table:table-cell office:value-type="string">
            <text:p>Suministro</text:p>
          </table:table-cell>
          <table:table-cell office:value-type="float" office:value="1600000">
            <text:p>160000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HAPDGTHAE</text:p>
          </table:table-cell>
          <table:table-cell office:value-type="string">
            <text:p>Suministro</text:p>
          </table:table-cell>
          <table:table-cell office:value-type="float" office:value="75342">
            <text:p>75342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HAPDGPD</text:p>
          </table:table-cell>
          <table:table-cell office:value-type="string">
            <text:p>Servicio</text:p>
          </table:table-cell>
          <table:table-cell office:value-type="float" office:value="85710">
            <text:p>857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HAP-IAAP</text:p>
          </table:table-cell>
          <table:table-cell office:value-type="string">
            <text:p>Suministro</text:p>
          </table:table-cell>
          <table:table-cell office:value-type="float" office:value="62480">
            <text:p>62480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HAPDGPD</text:p>
          </table:table-cell>
          <table:table-cell office:value-type="string">
            <text:p>Suministro</text:p>
          </table:table-cell>
          <table:table-cell office:value-type="float" office:value="1381567.28">
            <text:p>1381567,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HAP-IAAP</text:p>
          </table:table-cell>
          <table:table-cell office:value-type="string">
            <text:p>Servicio</text:p>
          </table:table-cell>
          <table:table-cell office:value-type="float" office:value="7080">
            <text:p>7080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HAPDGPD</text:p>
          </table:table-cell>
          <table:table-cell office:value-type="string">
            <text:p>Servicio</text:p>
          </table:table-cell>
          <table:table-cell office:value-type="float" office:value="681212.72">
            <text:p>681212,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HAP-IAAP</text:p>
          </table:table-cell>
          <table:table-cell office:value-type="string">
            <text:p>Suministro</text:p>
          </table:table-cell>
          <table:table-cell office:value-type="float" office:value="23344">
            <text:p>23344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HAPDGPD</text:p>
          </table:table-cell>
          <table:table-cell office:value-type="string">
            <text:p>Obra</text:p>
          </table:table-cell>
          <table:table-cell office:value-type="float" office:value="1200001">
            <text:p>12000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HAP-IAAP</text:p>
          </table:table-cell>
          <table:table-cell office:value-type="string">
            <text:p>Servicio</text:p>
          </table:table-cell>
          <table:table-cell office:value-type="float" office:value="178782">
            <text:p>178782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HAPDGPD</text:p>
          </table:table-cell>
          <table:table-cell office:value-type="string">
            <text:p>Suministro</text:p>
          </table:table-cell>
          <table:table-cell office:value-type="float" office:value="700525.5">
            <text:p>700525,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HAP-IAAP</text:p>
          </table:table-cell>
          <table:table-cell office:value-type="string">
            <text:p>Servicio</text:p>
          </table:table-cell>
          <table:table-cell office:value-type="float" office:value="449088">
            <text:p>449088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HAPDGPD</text:p>
          </table:table-cell>
          <table:table-cell office:value-type="string">
            <text:p>Servicio</text:p>
          </table:table-cell>
          <table:table-cell office:value-type="float" office:value="1712983.06">
            <text:p>1712983,0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HAP-IAAP</text:p>
          </table:table-cell>
          <table:table-cell office:value-type="string">
            <text:p>Suministro</text:p>
          </table:table-cell>
          <table:table-cell office:value-type="float" office:value="1378">
            <text:p>1378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HAPDGPD</text:p>
          </table:table-cell>
          <table:table-cell office:value-type="string">
            <text:p>Obra</text:p>
          </table:table-cell>
          <table:table-cell office:value-type="float" office:value="1600000">
            <text:p>16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HAP-IAAP</text:p>
          </table:table-cell>
          <table:table-cell office:value-type="string">
            <text:p>Servicio</text:p>
          </table:table-cell>
          <table:table-cell office:value-type="float" office:value="205817">
            <text:p>205817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CHAPDGPD</text:p>
          </table:table-cell>
          <table:table-cell office:value-type="string">
            <text:p>Suministro</text:p>
          </table:table-cell>
          <table:table-cell office:value-type="float" office:value="555980.5">
            <text:p>555980,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HAP-IAAP</text:p>
          </table:table-cell>
          <table:table-cell office:value-type="string">
            <text:p>Servicio</text:p>
          </table:table-cell>
          <table:table-cell office:value-type="float" office:value="413045">
            <text:p>413045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CHAPDGPD</text:p>
          </table:table-cell>
          <table:table-cell office:value-type="string">
            <text:p>Suministro</text:p>
          </table:table-cell>
          <table:table-cell office:value-type="float" office:value="130000">
            <text:p>13000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CHAP-IAAP</text:p>
          </table:table-cell>
          <table:table-cell office:value-type="string">
            <text:p>Servicio</text:p>
          </table:table-cell>
          <table:table-cell office:value-type="float" office:value="109117">
            <text:p>109117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HAPDGTHAE</text:p>
          </table:table-cell>
          <table:table-cell office:value-type="string">
            <text:p>Suministro</text:p>
          </table:table-cell>
          <table:table-cell office:value-type="float" office:value="75342">
            <text:p>7534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IBS</text:p>
          </table:table-cell>
          <table:table-cell office:value-type="string">
            <text:p>Suministro</text:p>
          </table:table-cell>
          <table:table-cell office:value-type="float" office:value="625151">
            <text:p>625151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IBS</text:p>
          </table:table-cell>
          <table:table-cell office:value-type="string">
            <text:p>Suministro</text:p>
          </table:table-cell>
          <table:table-cell office:value-type="float" office:value="625151.05">
            <text:p>625151,0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IBS</text:p>
          </table:table-cell>
          <table:table-cell office:value-type="string">
            <text:p>Servicio</text:p>
          </table:table-cell>
          <table:table-cell office:value-type="float" office:value="606379">
            <text:p>606379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IBS</text:p>
          </table:table-cell>
          <table:table-cell office:value-type="string">
            <text:p>Servicio</text:p>
          </table:table-cell>
          <table:table-cell office:value-type="float" office:value="606379.77">
            <text:p>606379,7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IBS</text:p>
          </table:table-cell>
          <table:table-cell office:value-type="string">
            <text:p>Obra</text:p>
          </table:table-cell>
          <table:table-cell office:value-type="float" office:value="11950">
            <text:p>11950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IBS</text:p>
          </table:table-cell>
          <table:table-cell office:value-type="string">
            <text:p>Obra</text:p>
          </table:table-cell>
          <table:table-cell office:value-type="float" office:value="11950">
            <text:p>1195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IBS</text:p>
          </table:table-cell>
          <table:table-cell office:value-type="string">
            <text:p>Consultoría y Asistencia</text:p>
          </table:table-cell>
          <table:table-cell office:value-type="float" office:value="119567">
            <text:p>119567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IBS</text:p>
          </table:table-cell>
          <table:table-cell office:value-type="string">
            <text:p>Consultoría y Asistencia</text:p>
          </table:table-cell>
          <table:table-cell office:value-type="float" office:value="119567.15">
            <text:p>119567,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IBS</text:p>
          </table:table-cell>
          <table:table-cell office:value-type="string">
            <text:p>Suministro</text:p>
          </table:table-cell>
          <table:table-cell office:value-type="float" office:value="1665815">
            <text:p>1665815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IBS</text:p>
          </table:table-cell>
          <table:table-cell office:value-type="string">
            <text:p>Suministro</text:p>
          </table:table-cell>
          <table:table-cell office:value-type="float" office:value="1665815">
            <text:p>16658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IBS</text:p>
          </table:table-cell>
          <table:table-cell office:value-type="string">
            <text:p>Servicio</text:p>
          </table:table-cell>
          <table:table-cell office:value-type="float" office:value="874775">
            <text:p>874775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IBS</text:p>
          </table:table-cell>
          <table:table-cell office:value-type="string">
            <text:p>Servicio</text:p>
          </table:table-cell>
          <table:table-cell office:value-type="float" office:value="874775.3">
            <text:p>874775,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IBS</text:p>
          </table:table-cell>
          <table:table-cell office:value-type="string">
            <text:p>Obra</text:p>
          </table:table-cell>
          <table:table-cell office:value-type="float" office:value="87568">
            <text:p>87568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IBS</text:p>
          </table:table-cell>
          <table:table-cell office:value-type="string">
            <text:p>Obra</text:p>
          </table:table-cell>
          <table:table-cell office:value-type="float" office:value="87568.73">
            <text:p>87568,73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IBS</text:p>
          </table:table-cell>
          <table:table-cell office:value-type="string">
            <text:p>Consultoría y Asistencia</text:p>
          </table:table-cell>
          <table:table-cell office:value-type="float" office:value="665268">
            <text:p>665268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IBS</text:p>
          </table:table-cell>
          <table:table-cell office:value-type="string">
            <text:p>Consultoría y Asistencia</text:p>
          </table:table-cell>
          <table:table-cell office:value-type="float" office:value="665268.13">
            <text:p>665268,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IBS</text:p>
          </table:table-cell>
          <table:table-cell office:value-type="string">
            <text:p>Suministro</text:p>
          </table:table-cell>
          <table:table-cell office:value-type="float" office:value="261406">
            <text:p>261406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IBS</text:p>
          </table:table-cell>
          <table:table-cell office:value-type="string">
            <text:p>Suministro</text:p>
          </table:table-cell>
          <table:table-cell office:value-type="float" office:value="261406.66">
            <text:p>261406,6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IBS</text:p>
          </table:table-cell>
          <table:table-cell office:value-type="string">
            <text:p>Servicio</text:p>
          </table:table-cell>
          <table:table-cell office:value-type="float" office:value="3187430">
            <text:p>3187430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IBS</text:p>
          </table:table-cell>
          <table:table-cell office:value-type="string">
            <text:p>Servicio</text:p>
          </table:table-cell>
          <table:table-cell office:value-type="float" office:value="3187430.65">
            <text:p>3187430,6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IBS</text:p>
          </table:table-cell>
          <table:table-cell office:value-type="string">
            <text:p>Obra</text:p>
          </table:table-cell>
          <table:table-cell office:value-type="float" office:value="8128">
            <text:p>8128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IBS</text:p>
          </table:table-cell>
          <table:table-cell office:value-type="string">
            <text:p>Obra</text:p>
          </table:table-cell>
          <table:table-cell office:value-type="float" office:value="8128.02">
            <text:p>8128,02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IBS</text:p>
          </table:table-cell>
          <table:table-cell office:value-type="string">
            <text:p>Consultoría y Asistencia</text:p>
          </table:table-cell>
          <table:table-cell office:value-type="float" office:value="226364">
            <text:p>226364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IBS</text:p>
          </table:table-cell>
          <table:table-cell office:value-type="string">
            <text:p>Consultoría y Asistencia</text:p>
          </table:table-cell>
          <table:table-cell office:value-type="float" office:value="226364">
            <text:p>2263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IBS</text:p>
          </table:table-cell>
          <table:table-cell office:value-type="string">
            <text:p>Suministro</text:p>
          </table:table-cell>
          <table:table-cell office:value-type="float" office:value="282540">
            <text:p>282540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IBS</text:p>
          </table:table-cell>
          <table:table-cell office:value-type="string">
            <text:p>Suministro</text:p>
          </table:table-cell>
          <table:table-cell office:value-type="float" office:value="282540.93">
            <text:p>282540,9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IBS</text:p>
          </table:table-cell>
          <table:table-cell office:value-type="string">
            <text:p>Servicio</text:p>
          </table:table-cell>
          <table:table-cell office:value-type="float" office:value="4100669">
            <text:p>4100669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IBS</text:p>
          </table:table-cell>
          <table:table-cell office:value-type="string">
            <text:p>Servicio</text:p>
          </table:table-cell>
          <table:table-cell office:value-type="float" office:value="4100669.11">
            <text:p>4100669,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IBS</text:p>
          </table:table-cell>
          <table:table-cell office:value-type="string">
            <text:p>Obra</text:p>
          </table:table-cell>
          <table:table-cell office:value-type="float" office:value="69598">
            <text:p>69598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IBS</text:p>
          </table:table-cell>
          <table:table-cell office:value-type="string">
            <text:p>Obra</text:p>
          </table:table-cell>
          <table:table-cell office:value-type="float" office:value="69598">
            <text:p>6959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IBS</text:p>
          </table:table-cell>
          <table:table-cell office:value-type="string">
            <text:p>Consultoría y Asistencia</text:p>
          </table:table-cell>
          <table:table-cell office:value-type="float" office:value="70025">
            <text:p>70025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IBS</text:p>
          </table:table-cell>
          <table:table-cell office:value-type="string">
            <text:p>Consultoría y Asistencia</text:p>
          </table:table-cell>
          <table:table-cell office:value-type="float" office:value="70025">
            <text:p>700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IBS</text:p>
          </table:table-cell>
          <table:table-cell office:value-type="string">
            <text:p>Suministro</text:p>
          </table:table-cell>
          <table:table-cell office:value-type="float" office:value="608246">
            <text:p>608246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IBS</text:p>
          </table:table-cell>
          <table:table-cell office:value-type="string">
            <text:p>Suministro</text:p>
          </table:table-cell>
          <table:table-cell office:value-type="float" office:value="608246.92">
            <text:p>608246,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IBS</text:p>
          </table:table-cell>
          <table:table-cell office:value-type="string">
            <text:p>Servicio</text:p>
          </table:table-cell>
          <table:table-cell office:value-type="float" office:value="6183244">
            <text:p>6183244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IBS</text:p>
          </table:table-cell>
          <table:table-cell office:value-type="string">
            <text:p>Servicio</text:p>
          </table:table-cell>
          <table:table-cell office:value-type="float" office:value="6183244.4">
            <text:p>6183244,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IBS</text:p>
          </table:table-cell>
          <table:table-cell office:value-type="string">
            <text:p>Obra</text:p>
          </table:table-cell>
          <table:table-cell office:value-type="float" office:value="767010">
            <text:p>767010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IBS</text:p>
          </table:table-cell>
          <table:table-cell office:value-type="string">
            <text:p>Obra</text:p>
          </table:table-cell>
          <table:table-cell office:value-type="float" office:value="767010">
            <text:p>7670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IBS</text:p>
          </table:table-cell>
          <table:table-cell office:value-type="string">
            <text:p>Suministro</text:p>
          </table:table-cell>
          <table:table-cell office:value-type="float" office:value="2682052">
            <text:p>2682052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IBS</text:p>
          </table:table-cell>
          <table:table-cell office:value-type="string">
            <text:p>Suministro</text:p>
          </table:table-cell>
          <table:table-cell office:value-type="float" office:value="2682052.87">
            <text:p>2682052,8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IBS</text:p>
          </table:table-cell>
          <table:table-cell office:value-type="string">
            <text:p>Servicio</text:p>
          </table:table-cell>
          <table:table-cell office:value-type="float" office:value="9598419">
            <text:p>9598419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IBS</text:p>
          </table:table-cell>
          <table:table-cell office:value-type="string">
            <text:p>Servicio</text:p>
          </table:table-cell>
          <table:table-cell office:value-type="float" office:value="9598419.12">
            <text:p>9598419,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IBS</text:p>
          </table:table-cell>
          <table:table-cell office:value-type="string">
            <text:p>Obra</text:p>
          </table:table-cell>
          <table:table-cell office:value-type="float" office:value="1088288">
            <text:p>1088288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IBS</text:p>
          </table:table-cell>
          <table:table-cell office:value-type="string">
            <text:p>Obra</text:p>
          </table:table-cell>
          <table:table-cell office:value-type="float" office:value="1088288">
            <text:p>10882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IBS</text:p>
          </table:table-cell>
          <table:table-cell office:value-type="string">
            <text:p>Suministro</text:p>
          </table:table-cell>
          <table:table-cell office:value-type="float" office:value="215179">
            <text:p>215179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IBS</text:p>
          </table:table-cell>
          <table:table-cell office:value-type="string">
            <text:p>Suministro</text:p>
          </table:table-cell>
          <table:table-cell office:value-type="float" office:value="215179.49">
            <text:p>215179,4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IBS</text:p>
          </table:table-cell>
          <table:table-cell office:value-type="string">
            <text:p>Servicio</text:p>
          </table:table-cell>
          <table:table-cell office:value-type="float" office:value="1556335">
            <text:p>1556335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IBS</text:p>
          </table:table-cell>
          <table:table-cell office:value-type="string">
            <text:p>Servicio</text:p>
          </table:table-cell>
          <table:table-cell office:value-type="float" office:value="1556335.83">
            <text:p>1556335,8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IBS</text:p>
          </table:table-cell>
          <table:table-cell office:value-type="string">
            <text:p>Obra</text:p>
          </table:table-cell>
          <table:table-cell office:value-type="float" office:value="138661">
            <text:p>138661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IBS</text:p>
          </table:table-cell>
          <table:table-cell office:value-type="string">
            <text:p>Obra</text:p>
          </table:table-cell>
          <table:table-cell office:value-type="float" office:value="138661">
            <text:p>13866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IBS</text:p>
          </table:table-cell>
          <table:table-cell office:value-type="string">
            <text:p>Servicio</text:p>
          </table:table-cell>
          <table:table-cell office:value-type="float" office:value="106552">
            <text:p>106552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IBS</text:p>
          </table:table-cell>
          <table:table-cell office:value-type="string">
            <text:p>Servicio</text:p>
          </table:table-cell>
          <table:table-cell office:value-type="float" office:value="106552">
            <text:p>106552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ICE-AAE-SG</text:p>
          </table:table-cell>
          <table:table-cell office:value-type="string">
            <text:p>Servicio</text:p>
          </table:table-cell>
          <table:table-cell office:value-type="float" office:value="555700">
            <text:p>555700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ICE-AAE-SG</text:p>
          </table:table-cell>
          <table:table-cell office:value-type="string">
            <text:p>Servicio</text:p>
          </table:table-cell>
          <table:table-cell office:value-type="float" office:value="555700">
            <text:p>55570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ICE-AAE-SG</text:p>
          </table:table-cell>
          <table:table-cell office:value-type="string">
            <text:p>Servicio</text:p>
          </table:table-cell>
          <table:table-cell office:value-type="float" office:value="315417">
            <text:p>315417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ICE-AAE-SG</text:p>
          </table:table-cell>
          <table:table-cell office:value-type="string">
            <text:p>Servicio</text:p>
          </table:table-cell>
          <table:table-cell office:value-type="float" office:value="315417.6">
            <text:p>315417,6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ICE-AAE-SG</text:p>
          </table:table-cell>
          <table:table-cell office:value-type="string">
            <text:p>Servicio</text:p>
          </table:table-cell>
          <table:table-cell office:value-type="float" office:value="120080">
            <text:p>120080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ICE-AAE-SG</text:p>
          </table:table-cell>
          <table:table-cell office:value-type="string">
            <text:p>Servicio</text:p>
          </table:table-cell>
          <table:table-cell office:value-type="float" office:value="120080">
            <text:p>12008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ICE-AAE-SG</text:p>
          </table:table-cell>
          <table:table-cell office:value-type="string">
            <text:p>Servicio</text:p>
          </table:table-cell>
          <table:table-cell office:value-type="float" office:value="9280">
            <text:p>9280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ICE-AAE-SG</text:p>
          </table:table-cell>
          <table:table-cell office:value-type="string">
            <text:p>Servicio</text:p>
          </table:table-cell>
          <table:table-cell office:value-type="float" office:value="9280">
            <text:p>928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ICE-AGAE-SG</text:p>
          </table:table-cell>
          <table:table-cell office:value-type="string">
            <text:p>Suministro</text:p>
          </table:table-cell>
          <table:table-cell office:value-type="float" office:value="14800">
            <text:p>14800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ICE-AGAE-SG</text:p>
          </table:table-cell>
          <table:table-cell office:value-type="string">
            <text:p>Suministro</text:p>
          </table:table-cell>
          <table:table-cell office:value-type="float" office:value="14800">
            <text:p>148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ICE-DGIAP</text:p>
          </table:table-cell>
          <table:table-cell office:value-type="string">
            <text:p>Suministro</text:p>
          </table:table-cell>
          <table:table-cell office:value-type="float" office:value="9959">
            <text:p>9959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ICE-DGIAP</text:p>
          </table:table-cell>
          <table:table-cell office:value-type="string">
            <text:p>Suministro</text:p>
          </table:table-cell>
          <table:table-cell office:value-type="float" office:value="9959.55">
            <text:p>9959,5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ICE-DGIAP</text:p>
          </table:table-cell>
          <table:table-cell office:value-type="string">
            <text:p>Servicio</text:p>
          </table:table-cell>
          <table:table-cell office:value-type="float" office:value="11740">
            <text:p>11740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ICE-DGIAP</text:p>
          </table:table-cell>
          <table:table-cell office:value-type="string">
            <text:p>Servicio</text:p>
          </table:table-cell>
          <table:table-cell office:value-type="float" office:value="11740">
            <text:p>117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ICE-DGSTSI</text:p>
          </table:table-cell>
          <table:table-cell office:value-type="string">
            <text:p>Servicio</text:p>
          </table:table-cell>
          <table:table-cell office:value-type="float" office:value="240000">
            <text:p>240000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ICE-DGSTSI</text:p>
          </table:table-cell>
          <table:table-cell office:value-type="string">
            <text:p>Servicio</text:p>
          </table:table-cell>
          <table:table-cell office:value-type="float" office:value="240000">
            <text:p>24000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ICE-SASI</text:p>
          </table:table-cell>
          <table:table-cell office:value-type="string">
            <text:p>NO PROCEDE</text:p>
          </table:table-cell>
          <table:table-cell office:value-type="float" office:value="3898730">
            <text:p>3898730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ICE-SASI</text:p>
          </table:table-cell>
          <table:table-cell office:value-type="string">
            <text:p>NO PROCEDE</text:p>
          </table:table-cell>
          <table:table-cell office:value-type="float" office:value="3898730.66">
            <text:p>3898730,66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ICE-SASI</text:p>
          </table:table-cell>
          <table:table-cell office:value-type="string">
            <text:p>NO PROCEDE</text:p>
          </table:table-cell>
          <table:table-cell office:value-type="float" office:value="32714">
            <text:p>32714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ICE-SASI</text:p>
          </table:table-cell>
          <table:table-cell office:value-type="string">
            <text:p>NO PROCEDE</text:p>
          </table:table-cell>
          <table:table-cell office:value-type="float" office:value="32714.78">
            <text:p>32714,7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ICE-SCAP</text:p>
          </table:table-cell>
          <table:table-cell office:value-type="string">
            <text:p>Consultoría y Asistencia</text:p>
          </table:table-cell>
          <table:table-cell office:value-type="float" office:value="160000">
            <text:p>160000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ICE-SCAP</text:p>
          </table:table-cell>
          <table:table-cell office:value-type="string">
            <text:p>Consultoría y Asistencia</text:p>
          </table:table-cell>
          <table:table-cell office:value-type="float" office:value="160000">
            <text:p>16000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ICE-SCAP</text:p>
          </table:table-cell>
          <table:table-cell office:value-type="string">
            <text:p>Consultoría y Asistencia</text:p>
          </table:table-cell>
          <table:table-cell office:value-type="float" office:value="394220">
            <text:p>394220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ICE-SCAP</text:p>
          </table:table-cell>
          <table:table-cell office:value-type="string">
            <text:p>Consultoría y Asistencia</text:p>
          </table:table-cell>
          <table:table-cell office:value-type="float" office:value="394220">
            <text:p>39422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ICE-SCAP</text:p>
          </table:table-cell>
          <table:table-cell office:value-type="string">
            <text:p>Consultoría y Asistencia</text:p>
          </table:table-cell>
          <table:table-cell office:value-type="float" office:value="128064">
            <text:p>128064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ICE-SCAP</text:p>
          </table:table-cell>
          <table:table-cell office:value-type="string">
            <text:p>Consultoría y Asistencia</text:p>
          </table:table-cell>
          <table:table-cell office:value-type="float" office:value="128064">
            <text:p>1280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ICE-SCDSH</text:p>
          </table:table-cell>
          <table:table-cell office:value-type="string">
            <text:p>Suministro</text:p>
          </table:table-cell>
          <table:table-cell office:value-type="float" office:value="73778">
            <text:p>73778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ICE-SCDSH</text:p>
          </table:table-cell>
          <table:table-cell office:value-type="string">
            <text:p>Suministro</text:p>
          </table:table-cell>
          <table:table-cell office:value-type="float" office:value="73778.97">
            <text:p>73778,9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ICE-SCDSH</text:p>
          </table:table-cell>
          <table:table-cell office:value-type="string">
            <text:p>Servicio</text:p>
          </table:table-cell>
          <table:table-cell office:value-type="float" office:value="9463531">
            <text:p>9463531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ICE-SCDSH</text:p>
          </table:table-cell>
          <table:table-cell office:value-type="string">
            <text:p>Servicio</text:p>
          </table:table-cell>
          <table:table-cell office:value-type="float" office:value="9463531.72">
            <text:p>9463531,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ICE-SCDSH</text:p>
          </table:table-cell>
          <table:table-cell office:value-type="string">
            <text:p>Obra</text:p>
          </table:table-cell>
          <table:table-cell office:value-type="float" office:value="11148">
            <text:p>11148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ICE-SCDSH</text:p>
          </table:table-cell>
          <table:table-cell office:value-type="string">
            <text:p>Obra</text:p>
          </table:table-cell>
          <table:table-cell office:value-type="float" office:value="11148.09">
            <text:p>11148,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ICE-SCDSH</text:p>
          </table:table-cell>
          <table:table-cell office:value-type="string">
            <text:p>Suministro</text:p>
          </table:table-cell>
          <table:table-cell office:value-type="float" office:value="20059">
            <text:p>20059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ICE-SCDSH</text:p>
          </table:table-cell>
          <table:table-cell office:value-type="string">
            <text:p>Suministro</text:p>
          </table:table-cell>
          <table:table-cell office:value-type="float" office:value="20059.22">
            <text:p>20059,2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ICE-SCDSH</text:p>
          </table:table-cell>
          <table:table-cell office:value-type="string">
            <text:p>Servicio</text:p>
          </table:table-cell>
          <table:table-cell office:value-type="float" office:value="13309394">
            <text:p>13309394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ICE-SCDSH</text:p>
          </table:table-cell>
          <table:table-cell office:value-type="string">
            <text:p>Servicio</text:p>
          </table:table-cell>
          <table:table-cell office:value-type="float" office:value="13309394.16">
            <text:p>13309394,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ICE-SCDSH</text:p>
          </table:table-cell>
          <table:table-cell office:value-type="string">
            <text:p>Servicio</text:p>
          </table:table-cell>
          <table:table-cell office:value-type="float" office:value="15529190">
            <text:p>15529190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ICE-SCDSH</text:p>
          </table:table-cell>
          <table:table-cell office:value-type="string">
            <text:p>Servicio</text:p>
          </table:table-cell>
          <table:table-cell office:value-type="float" office:value="15529190.23">
            <text:p>15529190,2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ICE-SCDSH</text:p>
          </table:table-cell>
          <table:table-cell office:value-type="string">
            <text:p>Servicio</text:p>
          </table:table-cell>
          <table:table-cell office:value-type="float" office:value="9112053">
            <text:p>9112053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ICE-SCDSH</text:p>
          </table:table-cell>
          <table:table-cell office:value-type="string">
            <text:p>Servicio</text:p>
          </table:table-cell>
          <table:table-cell office:value-type="float" office:value="9112053.42">
            <text:p>9112053,4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ICE-SCDSH</text:p>
          </table:table-cell>
          <table:table-cell office:value-type="string">
            <text:p>Servicio</text:p>
          </table:table-cell>
          <table:table-cell office:value-type="float" office:value="75000">
            <text:p>75000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ICE-SCDSH</text:p>
          </table:table-cell>
          <table:table-cell office:value-type="string">
            <text:p>Servicio</text:p>
          </table:table-cell>
          <table:table-cell office:value-type="float" office:value="75000">
            <text:p>7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ICE-SGT</text:p>
          </table:table-cell>
          <table:table-cell office:value-type="string">
            <text:p>Suministro</text:p>
          </table:table-cell>
          <table:table-cell office:value-type="float" office:value="391007">
            <text:p>391007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ICE-SGT</text:p>
          </table:table-cell>
          <table:table-cell office:value-type="string">
            <text:p>Suministro</text:p>
          </table:table-cell>
          <table:table-cell office:value-type="float" office:value="391007.28">
            <text:p>391007,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ICE-SGT</text:p>
          </table:table-cell>
          <table:table-cell office:value-type="string">
            <text:p>Servicio</text:p>
          </table:table-cell>
          <table:table-cell office:value-type="float" office:value="555218">
            <text:p>555218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ICE-SGT</text:p>
          </table:table-cell>
          <table:table-cell office:value-type="string">
            <text:p>Servicio</text:p>
          </table:table-cell>
          <table:table-cell office:value-type="float" office:value="555218.45">
            <text:p>555218,4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ICE-SGT</text:p>
          </table:table-cell>
          <table:table-cell office:value-type="string">
            <text:p>Obra</text:p>
          </table:table-cell>
          <table:table-cell office:value-type="float" office:value="29463">
            <text:p>29463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ICE-SGT</text:p>
          </table:table-cell>
          <table:table-cell office:value-type="string">
            <text:p>Obra</text:p>
          </table:table-cell>
          <table:table-cell office:value-type="float" office:value="29463.84">
            <text:p>29463,8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ICE-SGT</text:p>
          </table:table-cell>
          <table:table-cell office:value-type="string">
            <text:p>Consultoría y Asistencia</text:p>
          </table:table-cell>
          <table:table-cell office:value-type="float" office:value="106395">
            <text:p>106395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ICE-SGT</text:p>
          </table:table-cell>
          <table:table-cell office:value-type="string">
            <text:p>Consultoría y Asistencia</text:p>
          </table:table-cell>
          <table:table-cell office:value-type="float" office:value="106395.6">
            <text:p>106395,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ICE-SGT</text:p>
          </table:table-cell>
          <table:table-cell office:value-type="string">
            <text:p>Servicio</text:p>
          </table:table-cell>
          <table:table-cell office:value-type="float" office:value="398390">
            <text:p>398390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ICE-SGT</text:p>
          </table:table-cell>
          <table:table-cell office:value-type="string">
            <text:p>Servicio</text:p>
          </table:table-cell>
          <table:table-cell office:value-type="float" office:value="398390.4">
            <text:p>398390,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ICE-SGT</text:p>
          </table:table-cell>
          <table:table-cell office:value-type="string">
            <text:p>Servicio</text:p>
          </table:table-cell>
          <table:table-cell office:value-type="float" office:value="418064">
            <text:p>418064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ICE-SGT</text:p>
          </table:table-cell>
          <table:table-cell office:value-type="string">
            <text:p>Servicio</text:p>
          </table:table-cell>
          <table:table-cell office:value-type="float" office:value="418064">
            <text:p>41806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ICE-SGT-INF</text:p>
          </table:table-cell>
          <table:table-cell office:value-type="string">
            <text:p>Suministro</text:p>
          </table:table-cell>
          <table:table-cell office:value-type="float" office:value="3067228">
            <text:p>3067228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ICE-SGT-INF</text:p>
          </table:table-cell>
          <table:table-cell office:value-type="string">
            <text:p>Suministro</text:p>
          </table:table-cell>
          <table:table-cell office:value-type="float" office:value="3067228.86">
            <text:p>3067228,86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ICE-SGT-INF</text:p>
          </table:table-cell>
          <table:table-cell office:value-type="string">
            <text:p>Servicio</text:p>
          </table:table-cell>
          <table:table-cell office:value-type="float" office:value="6880625">
            <text:p>6880625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ICE-SGT-INF</text:p>
          </table:table-cell>
          <table:table-cell office:value-type="string">
            <text:p>Servicio</text:p>
          </table:table-cell>
          <table:table-cell office:value-type="float" office:value="6880625.49">
            <text:p>6880625,49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ICE-SGT-INF</text:p>
          </table:table-cell>
          <table:table-cell office:value-type="string">
            <text:p>Obra</text:p>
          </table:table-cell>
          <table:table-cell office:value-type="float" office:value="37750">
            <text:p>37750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ICE-SGT-INF</text:p>
          </table:table-cell>
          <table:table-cell office:value-type="string">
            <text:p>Obra</text:p>
          </table:table-cell>
          <table:table-cell office:value-type="float" office:value="37750">
            <text:p>3775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ICE-SGT-INF</text:p>
          </table:table-cell>
          <table:table-cell office:value-type="string">
            <text:p>Consultoría y Asistencia</text:p>
          </table:table-cell>
          <table:table-cell office:value-type="float" office:value="313219">
            <text:p>313219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ICE-SGT-INF</text:p>
          </table:table-cell>
          <table:table-cell office:value-type="string">
            <text:p>Consultoría y Asistencia</text:p>
          </table:table-cell>
          <table:table-cell office:value-type="float" office:value="313219.2">
            <text:p>313219,2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ICE-SGT-INF</text:p>
          </table:table-cell>
          <table:table-cell office:value-type="string">
            <text:p>Suministro</text:p>
          </table:table-cell>
          <table:table-cell office:value-type="float" office:value="1615641">
            <text:p>1615641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ICE-SGT-INF</text:p>
          </table:table-cell>
          <table:table-cell office:value-type="string">
            <text:p>Suministro</text:p>
          </table:table-cell>
          <table:table-cell office:value-type="float" office:value="1615641.83">
            <text:p>1615641,83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ICE-SGT-INF</text:p>
          </table:table-cell>
          <table:table-cell office:value-type="string">
            <text:p>Servicio</text:p>
          </table:table-cell>
          <table:table-cell office:value-type="float" office:value="12720751">
            <text:p>12720751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ICE-SGT-INF</text:p>
          </table:table-cell>
          <table:table-cell office:value-type="string">
            <text:p>Servicio</text:p>
          </table:table-cell>
          <table:table-cell office:value-type="float" office:value="12720751.13">
            <text:p>12720751,13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ICE-SGT-INF</text:p>
          </table:table-cell>
          <table:table-cell office:value-type="string">
            <text:p>Obra</text:p>
          </table:table-cell>
          <table:table-cell office:value-type="float" office:value="1269124">
            <text:p>1269124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ICE-SGT-INF</text:p>
          </table:table-cell>
          <table:table-cell office:value-type="string">
            <text:p>Obra</text:p>
          </table:table-cell>
          <table:table-cell office:value-type="float" office:value="1269124.24">
            <text:p>1269124,2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ICE-SGT-INF</text:p>
          </table:table-cell>
          <table:table-cell office:value-type="string">
            <text:p>Consultoría y Asistencia</text:p>
          </table:table-cell>
          <table:table-cell office:value-type="float" office:value="121500">
            <text:p>121500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ICE-SGT-INF</text:p>
          </table:table-cell>
          <table:table-cell office:value-type="string">
            <text:p>Consultoría y Asistencia</text:p>
          </table:table-cell>
          <table:table-cell office:value-type="float" office:value="121500">
            <text:p>12150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ICE-SGT-INF</text:p>
          </table:table-cell>
          <table:table-cell office:value-type="string">
            <text:p>Suministro</text:p>
          </table:table-cell>
          <table:table-cell office:value-type="float" office:value="1839515">
            <text:p>1839515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ICE-SGT-INF</text:p>
          </table:table-cell>
          <table:table-cell office:value-type="string">
            <text:p>Suministro</text:p>
          </table:table-cell>
          <table:table-cell office:value-type="float" office:value="1839515.36">
            <text:p>1839515,36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ICE-SGT-INF</text:p>
          </table:table-cell>
          <table:table-cell office:value-type="string">
            <text:p>Servicio</text:p>
          </table:table-cell>
          <table:table-cell office:value-type="float" office:value="4657261">
            <text:p>4657261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ICE-SGT-INF</text:p>
          </table:table-cell>
          <table:table-cell office:value-type="string">
            <text:p>Servicio</text:p>
          </table:table-cell>
          <table:table-cell office:value-type="float" office:value="4657261.64">
            <text:p>4657261,6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ICE-SGT-INF</text:p>
          </table:table-cell>
          <table:table-cell office:value-type="string">
            <text:p>Obra</text:p>
          </table:table-cell>
          <table:table-cell office:value-type="float" office:value="1774395">
            <text:p>1774395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ICE-SGT-INF</text:p>
          </table:table-cell>
          <table:table-cell office:value-type="string">
            <text:p>Obra</text:p>
          </table:table-cell>
          <table:table-cell office:value-type="float" office:value="1774395.76">
            <text:p>1774395,76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ICE-SGT-INF</text:p>
          </table:table-cell>
          <table:table-cell office:value-type="string">
            <text:p>Suministro</text:p>
          </table:table-cell>
          <table:table-cell office:value-type="float" office:value="91271">
            <text:p>91271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ICE-SGT-INF</text:p>
          </table:table-cell>
          <table:table-cell office:value-type="string">
            <text:p>Suministro</text:p>
          </table:table-cell>
          <table:table-cell office:value-type="float" office:value="91271.9">
            <text:p>91271,9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ICE-SGT-INF</text:p>
          </table:table-cell>
          <table:table-cell office:value-type="string">
            <text:p>Servicio</text:p>
          </table:table-cell>
          <table:table-cell office:value-type="float" office:value="19187640">
            <text:p>19187640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ICE-SGT-INF</text:p>
          </table:table-cell>
          <table:table-cell office:value-type="string">
            <text:p>Servicio</text:p>
          </table:table-cell>
          <table:table-cell office:value-type="float" office:value="19187640.75">
            <text:p>19187640,75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ICE-SGT-INF</text:p>
          </table:table-cell>
          <table:table-cell office:value-type="string">
            <text:p>Servicio</text:p>
          </table:table-cell>
          <table:table-cell office:value-type="float" office:value="11802960">
            <text:p>11802960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ICE-SGT-INF</text:p>
          </table:table-cell>
          <table:table-cell office:value-type="string">
            <text:p>Servicio</text:p>
          </table:table-cell>
          <table:table-cell office:value-type="float" office:value="11802960">
            <text:p>1180296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ICE-SGT-INF</text:p>
          </table:table-cell>
          <table:table-cell office:value-type="string">
            <text:p>Servicio</text:p>
          </table:table-cell>
          <table:table-cell office:value-type="float" office:value="5514458">
            <text:p>5514458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ICE-SGT-INF</text:p>
          </table:table-cell>
          <table:table-cell office:value-type="string">
            <text:p>Servicio</text:p>
          </table:table-cell>
          <table:table-cell office:value-type="float" office:value="5514458">
            <text:p>551445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ICE-SIP</text:p>
          </table:table-cell>
          <table:table-cell office:value-type="string">
            <text:p>Suministro</text:p>
          </table:table-cell>
          <table:table-cell office:value-type="float" office:value="45308">
            <text:p>45308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ICE-SIP</text:p>
          </table:table-cell>
          <table:table-cell office:value-type="string">
            <text:p>Suministro</text:p>
          </table:table-cell>
          <table:table-cell office:value-type="float" office:value="45308.26">
            <text:p>45308,2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ICE-SIP</text:p>
          </table:table-cell>
          <table:table-cell office:value-type="string">
            <text:p>Servicio</text:p>
          </table:table-cell>
          <table:table-cell office:value-type="float" office:value="124269">
            <text:p>124269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ICE-SIP</text:p>
          </table:table-cell>
          <table:table-cell office:value-type="string">
            <text:p>Servicio</text:p>
          </table:table-cell>
          <table:table-cell office:value-type="float" office:value="124269.5">
            <text:p>124269,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ICE-SIP</text:p>
          </table:table-cell>
          <table:table-cell office:value-type="string">
            <text:p>Servicio</text:p>
          </table:table-cell>
          <table:table-cell office:value-type="float" office:value="359553">
            <text:p>359553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ICE-SIP</text:p>
          </table:table-cell>
          <table:table-cell office:value-type="string">
            <text:p>Servicio</text:p>
          </table:table-cell>
          <table:table-cell office:value-type="float" office:value="359553.03">
            <text:p>359553,0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ICE-SIP</text:p>
          </table:table-cell>
          <table:table-cell office:value-type="string">
            <text:p>Servicio</text:p>
          </table:table-cell>
          <table:table-cell office:value-type="float" office:value="415880">
            <text:p>415880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ICE-SIP</text:p>
          </table:table-cell>
          <table:table-cell office:value-type="string">
            <text:p>Servicio</text:p>
          </table:table-cell>
          <table:table-cell office:value-type="float" office:value="415880">
            <text:p>4158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ICE-SIP</text:p>
          </table:table-cell>
          <table:table-cell office:value-type="string">
            <text:p>Servicio</text:p>
          </table:table-cell>
          <table:table-cell office:value-type="float" office:value="294200">
            <text:p>294200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ICE-SIP</text:p>
          </table:table-cell>
          <table:table-cell office:value-type="string">
            <text:p>Servicio</text:p>
          </table:table-cell>
          <table:table-cell office:value-type="float" office:value="294200">
            <text:p>2942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ICE-SIP</text:p>
          </table:table-cell>
          <table:table-cell office:value-type="string">
            <text:p>Servicio</text:p>
          </table:table-cell>
          <table:table-cell office:value-type="float" office:value="170565">
            <text:p>170565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ICE-SIP</text:p>
          </table:table-cell>
          <table:table-cell office:value-type="string">
            <text:p>Servicio</text:p>
          </table:table-cell>
          <table:table-cell office:value-type="float" office:value="170565.59">
            <text:p>170565,5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ICE-SPT</text:p>
          </table:table-cell>
          <table:table-cell office:value-type="string">
            <text:p>Servicio</text:p>
          </table:table-cell>
          <table:table-cell office:value-type="float" office:value="150000">
            <text:p>150000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ICE-SPT</text:p>
          </table:table-cell>
          <table:table-cell office:value-type="string">
            <text:p>Servicio</text:p>
          </table:table-cell>
          <table:table-cell office:value-type="float" office:value="150000">
            <text:p>15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ICE-SPT</text:p>
          </table:table-cell>
          <table:table-cell office:value-type="string">
            <text:p>Suministro</text:p>
          </table:table-cell>
          <table:table-cell office:value-type="float" office:value="132166">
            <text:p>132166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ICE-SPT</text:p>
          </table:table-cell>
          <table:table-cell office:value-type="string">
            <text:p>Suministro</text:p>
          </table:table-cell>
          <table:table-cell office:value-type="float" office:value="132166.33">
            <text:p>132166,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ICE-SSC</text:p>
          </table:table-cell>
          <table:table-cell office:value-type="string">
            <text:p>Suministro</text:p>
          </table:table-cell>
          <table:table-cell office:value-type="float" office:value="905140">
            <text:p>905140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ICE-SSC</text:p>
          </table:table-cell>
          <table:table-cell office:value-type="string">
            <text:p>Suministro</text:p>
          </table:table-cell>
          <table:table-cell office:value-type="float" office:value="905140.09">
            <text:p>905140,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ICE-SSC</text:p>
          </table:table-cell>
          <table:table-cell office:value-type="string">
            <text:p>Servicio</text:p>
          </table:table-cell>
          <table:table-cell office:value-type="float" office:value="256528">
            <text:p>256528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ICE-SSC</text:p>
          </table:table-cell>
          <table:table-cell office:value-type="string">
            <text:p>Servicio</text:p>
          </table:table-cell>
          <table:table-cell office:value-type="float" office:value="256528.11">
            <text:p>256528,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ICE-SSC</text:p>
          </table:table-cell>
          <table:table-cell office:value-type="string">
            <text:p>Suministro</text:p>
          </table:table-cell>
          <table:table-cell office:value-type="float" office:value="247166">
            <text:p>247166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ICE-SSC</text:p>
          </table:table-cell>
          <table:table-cell office:value-type="string">
            <text:p>Suministro</text:p>
          </table:table-cell>
          <table:table-cell office:value-type="float" office:value="247166.66">
            <text:p>247166,6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ICE-SSC</text:p>
          </table:table-cell>
          <table:table-cell office:value-type="string">
            <text:p>Servicio</text:p>
          </table:table-cell>
          <table:table-cell office:value-type="float" office:value="7290481">
            <text:p>7290481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ICE-SSC</text:p>
          </table:table-cell>
          <table:table-cell office:value-type="string">
            <text:p>Servicio</text:p>
          </table:table-cell>
          <table:table-cell office:value-type="float" office:value="7290481.97">
            <text:p>7290481,9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ICE-SSC</text:p>
          </table:table-cell>
          <table:table-cell office:value-type="string">
            <text:p>Obra</text:p>
          </table:table-cell>
          <table:table-cell office:value-type="float" office:value="45000">
            <text:p>45000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ICE-SSC</text:p>
          </table:table-cell>
          <table:table-cell office:value-type="string">
            <text:p>Obra</text:p>
          </table:table-cell>
          <table:table-cell office:value-type="float" office:value="45000">
            <text:p>4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ICE-SSC</text:p>
          </table:table-cell>
          <table:table-cell office:value-type="string">
            <text:p>Suministro</text:p>
          </table:table-cell>
          <table:table-cell office:value-type="float" office:value="49600">
            <text:p>49600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ICE-SSC</text:p>
          </table:table-cell>
          <table:table-cell office:value-type="string">
            <text:p>Suministro</text:p>
          </table:table-cell>
          <table:table-cell office:value-type="float" office:value="49600">
            <text:p>496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ICE-SSC</text:p>
          </table:table-cell>
          <table:table-cell office:value-type="string">
            <text:p>Servicio</text:p>
          </table:table-cell>
          <table:table-cell office:value-type="float" office:value="7630633">
            <text:p>7630633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ICE-SSC</text:p>
          </table:table-cell>
          <table:table-cell office:value-type="string">
            <text:p>Servicio</text:p>
          </table:table-cell>
          <table:table-cell office:value-type="float" office:value="7630633.8">
            <text:p>7630633,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ICE-SSC</text:p>
          </table:table-cell>
          <table:table-cell office:value-type="string">
            <text:p>Obra</text:p>
          </table:table-cell>
          <table:table-cell office:value-type="float" office:value="180000">
            <text:p>180000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ICE-SSC</text:p>
          </table:table-cell>
          <table:table-cell office:value-type="string">
            <text:p>Obra</text:p>
          </table:table-cell>
          <table:table-cell office:value-type="float" office:value="180000">
            <text:p>18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ICE-SSC</text:p>
          </table:table-cell>
          <table:table-cell office:value-type="string">
            <text:p>Servicio</text:p>
          </table:table-cell>
          <table:table-cell office:value-type="float" office:value="6348666">
            <text:p>6348666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ICE-SSC</text:p>
          </table:table-cell>
          <table:table-cell office:value-type="string">
            <text:p>Servicio</text:p>
          </table:table-cell>
          <table:table-cell office:value-type="float" office:value="6348666.67">
            <text:p>6348666,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ICE-SSC</text:p>
          </table:table-cell>
          <table:table-cell office:value-type="string">
            <text:p>Obra</text:p>
          </table:table-cell>
          <table:table-cell office:value-type="float" office:value="135000">
            <text:p>135000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ICE-SSC</text:p>
          </table:table-cell>
          <table:table-cell office:value-type="string">
            <text:p>Obra</text:p>
          </table:table-cell>
          <table:table-cell office:value-type="float" office:value="135000">
            <text:p>13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ICE-SSC</text:p>
          </table:table-cell>
          <table:table-cell office:value-type="string">
            <text:p>Servicio</text:p>
          </table:table-cell>
          <table:table-cell office:value-type="float" office:value="1709999">
            <text:p>1709999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ICE-SSC</text:p>
          </table:table-cell>
          <table:table-cell office:value-type="string">
            <text:p>Servicio</text:p>
          </table:table-cell>
          <table:table-cell office:value-type="float" office:value="1709999.99">
            <text:p>1709999,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ITAND</text:p>
          </table:table-cell>
          <table:table-cell office:value-type="string">
            <text:p>Servicio</text:p>
          </table:table-cell>
          <table:table-cell office:value-type="float" office:value="150800">
            <text:p>150800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ITAND</text:p>
          </table:table-cell>
          <table:table-cell office:value-type="string">
            <text:p>Servicio</text:p>
          </table:table-cell>
          <table:table-cell office:value-type="float" office:value="150800">
            <text:p>1508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JAP-DGFP</text:p>
          </table:table-cell>
          <table:table-cell office:value-type="string">
            <text:p>Suministro</text:p>
          </table:table-cell>
          <table:table-cell office:value-type="float" office:value="29374">
            <text:p>29374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JAP-DGFP</text:p>
          </table:table-cell>
          <table:table-cell office:value-type="string">
            <text:p>Suministro</text:p>
          </table:table-cell>
          <table:table-cell office:value-type="float" office:value="29374.82">
            <text:p>29374,8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JAP-DGFP</text:p>
          </table:table-cell>
          <table:table-cell office:value-type="string">
            <text:p>Servicio</text:p>
          </table:table-cell>
          <table:table-cell office:value-type="float" office:value="194303">
            <text:p>194303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JAP-DGFP</text:p>
          </table:table-cell>
          <table:table-cell office:value-type="string">
            <text:p>Servicio</text:p>
          </table:table-cell>
          <table:table-cell office:value-type="float" office:value="194303.36">
            <text:p>194303,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JAP-DGFP</text:p>
          </table:table-cell>
          <table:table-cell office:value-type="string">
            <text:p>Obra</text:p>
          </table:table-cell>
          <table:table-cell office:value-type="float" office:value="12000">
            <text:p>12000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JAP-DGFP</text:p>
          </table:table-cell>
          <table:table-cell office:value-type="string">
            <text:p>Obra</text:p>
          </table:table-cell>
          <table:table-cell office:value-type="float" office:value="12000">
            <text:p>1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JAP-DGFP</text:p>
          </table:table-cell>
          <table:table-cell office:value-type="string">
            <text:p>Suministro</text:p>
          </table:table-cell>
          <table:table-cell office:value-type="float" office:value="30101">
            <text:p>30101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JAP-DGFP</text:p>
          </table:table-cell>
          <table:table-cell office:value-type="string">
            <text:p>Suministro</text:p>
          </table:table-cell>
          <table:table-cell office:value-type="float" office:value="30101.7">
            <text:p>30101,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JAP-DGFP</text:p>
          </table:table-cell>
          <table:table-cell office:value-type="string">
            <text:p>Servicio</text:p>
          </table:table-cell>
          <table:table-cell office:value-type="float" office:value="247319">
            <text:p>247319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JAP-DGFP</text:p>
          </table:table-cell>
          <table:table-cell office:value-type="string">
            <text:p>Servicio</text:p>
          </table:table-cell>
          <table:table-cell office:value-type="float" office:value="247319.59">
            <text:p>247319,5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JAP-DGFP</text:p>
          </table:table-cell>
          <table:table-cell office:value-type="string">
            <text:p>Suministro</text:p>
          </table:table-cell>
          <table:table-cell office:value-type="float" office:value="143336">
            <text:p>143336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JAP-DGFP</text:p>
          </table:table-cell>
          <table:table-cell office:value-type="string">
            <text:p>Suministro</text:p>
          </table:table-cell>
          <table:table-cell office:value-type="float" office:value="143336.59">
            <text:p>143336,5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JAP-DGFP</text:p>
          </table:table-cell>
          <table:table-cell office:value-type="string">
            <text:p>Servicio</text:p>
          </table:table-cell>
          <table:table-cell office:value-type="float" office:value="2974911">
            <text:p>2974911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JAP-DGFP</text:p>
          </table:table-cell>
          <table:table-cell office:value-type="string">
            <text:p>Servicio</text:p>
          </table:table-cell>
          <table:table-cell office:value-type="float" office:value="2974911.82">
            <text:p>2974911,8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JAP-DGFP</text:p>
          </table:table-cell>
          <table:table-cell office:value-type="string">
            <text:p>Suministro</text:p>
          </table:table-cell>
          <table:table-cell office:value-type="float" office:value="19853">
            <text:p>19853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JAP-DGFP</text:p>
          </table:table-cell>
          <table:table-cell office:value-type="string">
            <text:p>Suministro</text:p>
          </table:table-cell>
          <table:table-cell office:value-type="float" office:value="19853.78">
            <text:p>19853,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JAP-DGFP</text:p>
          </table:table-cell>
          <table:table-cell office:value-type="string">
            <text:p>Servicio</text:p>
          </table:table-cell>
          <table:table-cell office:value-type="float" office:value="8804706">
            <text:p>8804706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JAP-DGFP</text:p>
          </table:table-cell>
          <table:table-cell office:value-type="string">
            <text:p>Servicio</text:p>
          </table:table-cell>
          <table:table-cell office:value-type="float" office:value="8804706.5">
            <text:p>8804706,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JAP-DGFP</text:p>
          </table:table-cell>
          <table:table-cell office:value-type="string">
            <text:p>Suministro</text:p>
          </table:table-cell>
          <table:table-cell office:value-type="float" office:value="205533">
            <text:p>205533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JAP-DGFP</text:p>
          </table:table-cell>
          <table:table-cell office:value-type="string">
            <text:p>Suministro</text:p>
          </table:table-cell>
          <table:table-cell office:value-type="float" office:value="205533.6">
            <text:p>205533,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JAP-DGFP</text:p>
          </table:table-cell>
          <table:table-cell office:value-type="string">
            <text:p>Servicio</text:p>
          </table:table-cell>
          <table:table-cell office:value-type="float" office:value="9704875">
            <text:p>9704875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JAP-DGFP</text:p>
          </table:table-cell>
          <table:table-cell office:value-type="string">
            <text:p>Servicio</text:p>
          </table:table-cell>
          <table:table-cell office:value-type="float" office:value="9704875.03">
            <text:p>9704875,0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JAP-DGFP</text:p>
          </table:table-cell>
          <table:table-cell office:value-type="string">
            <text:p>Servicio</text:p>
          </table:table-cell>
          <table:table-cell office:value-type="float" office:value="4240734">
            <text:p>4240734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JAP-DGFP</text:p>
          </table:table-cell>
          <table:table-cell office:value-type="string">
            <text:p>Servicio</text:p>
          </table:table-cell>
          <table:table-cell office:value-type="float" office:value="4240734.9">
            <text:p>4240734,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JAP-DGFP</text:p>
          </table:table-cell>
          <table:table-cell office:value-type="string">
            <text:p>Servicio</text:p>
          </table:table-cell>
          <table:table-cell office:value-type="float" office:value="204822">
            <text:p>204822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JAP-DGFP</text:p>
          </table:table-cell>
          <table:table-cell office:value-type="string">
            <text:p>Servicio</text:p>
          </table:table-cell>
          <table:table-cell office:value-type="float" office:value="204822">
            <text:p>20482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JAP-DGMI</text:p>
          </table:table-cell>
          <table:table-cell office:value-type="string">
            <text:p>Suministro</text:p>
          </table:table-cell>
          <table:table-cell office:value-type="float" office:value="99068">
            <text:p>99068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JAP-DGMI</text:p>
          </table:table-cell>
          <table:table-cell office:value-type="string">
            <text:p>Suministro</text:p>
          </table:table-cell>
          <table:table-cell office:value-type="float" office:value="99068.91">
            <text:p>99068,91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JAP-DGMI</text:p>
          </table:table-cell>
          <table:table-cell office:value-type="string">
            <text:p>Consultoría y Asistencia</text:p>
          </table:table-cell>
          <table:table-cell office:value-type="float" office:value="71000">
            <text:p>71000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JAP-DGMI</text:p>
          </table:table-cell>
          <table:table-cell office:value-type="string">
            <text:p>Consultoría y Asistencia</text:p>
          </table:table-cell>
          <table:table-cell office:value-type="float" office:value="71000">
            <text:p>7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JAP-DGMI</text:p>
          </table:table-cell>
          <table:table-cell office:value-type="string">
            <text:p>Suministro</text:p>
          </table:table-cell>
          <table:table-cell office:value-type="float" office:value="183527">
            <text:p>183527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JAP-DGMI</text:p>
          </table:table-cell>
          <table:table-cell office:value-type="string">
            <text:p>Suministro</text:p>
          </table:table-cell>
          <table:table-cell office:value-type="float" office:value="183527.03">
            <text:p>183527,0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JAP-DGMI</text:p>
          </table:table-cell>
          <table:table-cell office:value-type="string">
            <text:p>Servicio</text:p>
          </table:table-cell>
          <table:table-cell office:value-type="float" office:value="2096680">
            <text:p>2096680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JAP-DGMI</text:p>
          </table:table-cell>
          <table:table-cell office:value-type="string">
            <text:p>Servicio</text:p>
          </table:table-cell>
          <table:table-cell office:value-type="float" office:value="2096680">
            <text:p>20966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JAP-DGMI</text:p>
          </table:table-cell>
          <table:table-cell office:value-type="string">
            <text:p>Suministro</text:p>
          </table:table-cell>
          <table:table-cell office:value-type="float" office:value="81050">
            <text:p>81050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JAP-DGMI</text:p>
          </table:table-cell>
          <table:table-cell office:value-type="string">
            <text:p>Suministro</text:p>
          </table:table-cell>
          <table:table-cell office:value-type="float" office:value="81050.13">
            <text:p>81050,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JAP-DGMI</text:p>
          </table:table-cell>
          <table:table-cell office:value-type="string">
            <text:p>Servicio</text:p>
          </table:table-cell>
          <table:table-cell office:value-type="float" office:value="1520698">
            <text:p>1520698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JAP-DGMI</text:p>
          </table:table-cell>
          <table:table-cell office:value-type="string">
            <text:p>Servicio</text:p>
          </table:table-cell>
          <table:table-cell office:value-type="float" office:value="1520698">
            <text:p>152069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JAP-DGMI</text:p>
          </table:table-cell>
          <table:table-cell office:value-type="string">
            <text:p>Suministro</text:p>
          </table:table-cell>
          <table:table-cell office:value-type="float" office:value="285869">
            <text:p>285869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JAP-DGMI</text:p>
          </table:table-cell>
          <table:table-cell office:value-type="string">
            <text:p>Suministro</text:p>
          </table:table-cell>
          <table:table-cell office:value-type="float" office:value="285869.74">
            <text:p>285869,7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JAP-DGMI</text:p>
          </table:table-cell>
          <table:table-cell office:value-type="string">
            <text:p>Servicio</text:p>
          </table:table-cell>
          <table:table-cell office:value-type="float" office:value="1509891">
            <text:p>1509891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JAP-DGMI</text:p>
          </table:table-cell>
          <table:table-cell office:value-type="string">
            <text:p>Servicio</text:p>
          </table:table-cell>
          <table:table-cell office:value-type="float" office:value="1509891.99">
            <text:p>1509891,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JAP-DGMI</text:p>
          </table:table-cell>
          <table:table-cell office:value-type="string">
            <text:p>Suministro</text:p>
          </table:table-cell>
          <table:table-cell office:value-type="float" office:value="20502">
            <text:p>20502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JAP-DGMI</text:p>
          </table:table-cell>
          <table:table-cell office:value-type="string">
            <text:p>Suministro</text:p>
          </table:table-cell>
          <table:table-cell office:value-type="float" office:value="20502.5">
            <text:p>20502,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JAP-DGMI</text:p>
          </table:table-cell>
          <table:table-cell office:value-type="string">
            <text:p>Servicio</text:p>
          </table:table-cell>
          <table:table-cell office:value-type="float" office:value="1285746">
            <text:p>1285746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JAP-DGMI</text:p>
          </table:table-cell>
          <table:table-cell office:value-type="string">
            <text:p>Servicio</text:p>
          </table:table-cell>
          <table:table-cell office:value-type="float" office:value="1285746.92">
            <text:p>1285746,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JAP-DGMI</text:p>
          </table:table-cell>
          <table:table-cell office:value-type="string">
            <text:p>Servicio</text:p>
          </table:table-cell>
          <table:table-cell office:value-type="float" office:value="85040">
            <text:p>85040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JAP-DGMI</text:p>
          </table:table-cell>
          <table:table-cell office:value-type="string">
            <text:p>Servicio</text:p>
          </table:table-cell>
          <table:table-cell office:value-type="float" office:value="85040">
            <text:p>850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JAP-SGJ-IS</text:p>
          </table:table-cell>
          <table:table-cell office:value-type="string">
            <text:p>Suministro</text:p>
          </table:table-cell>
          <table:table-cell office:value-type="float" office:value="1939606">
            <text:p>1939606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JAP-SGJ-IS</text:p>
          </table:table-cell>
          <table:table-cell office:value-type="string">
            <text:p>Suministro</text:p>
          </table:table-cell>
          <table:table-cell office:value-type="float" office:value="1939606.25">
            <text:p>1939606,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JAP-SGJ-IS</text:p>
          </table:table-cell>
          <table:table-cell office:value-type="string">
            <text:p>Servicio</text:p>
          </table:table-cell>
          <table:table-cell office:value-type="float" office:value="403187">
            <text:p>403187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JAP-SGJ-IS</text:p>
          </table:table-cell>
          <table:table-cell office:value-type="string">
            <text:p>Servicio</text:p>
          </table:table-cell>
          <table:table-cell office:value-type="float" office:value="403187.28">
            <text:p>403187,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JAP-SGJ-IS</text:p>
          </table:table-cell>
          <table:table-cell office:value-type="string">
            <text:p>Obra</text:p>
          </table:table-cell>
          <table:table-cell office:value-type="float" office:value="9500">
            <text:p>9500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JAP-SGJ-IS</text:p>
          </table:table-cell>
          <table:table-cell office:value-type="string">
            <text:p>Obra</text:p>
          </table:table-cell>
          <table:table-cell office:value-type="float" office:value="9500">
            <text:p>950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JAP-SGJ-IS</text:p>
          </table:table-cell>
          <table:table-cell office:value-type="string">
            <text:p>Consultoría y Asistencia</text:p>
          </table:table-cell>
          <table:table-cell office:value-type="float" office:value="0">
            <text:p>0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JAP-SGJ-IS</text:p>
          </table:table-cell>
          <table:table-cell office:value-type="string">
            <text:p>Consultoría y Asistencia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JAP-SGJ-IS</text:p>
          </table:table-cell>
          <table:table-cell office:value-type="string">
            <text:p>Suministro</text:p>
          </table:table-cell>
          <table:table-cell office:value-type="float" office:value="3845157">
            <text:p>3845157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JAP-SGJ-IS</text:p>
          </table:table-cell>
          <table:table-cell office:value-type="string">
            <text:p>Suministro</text:p>
          </table:table-cell>
          <table:table-cell office:value-type="float" office:value="3845157.11">
            <text:p>3845157,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JAP-SGJ-IS</text:p>
          </table:table-cell>
          <table:table-cell office:value-type="string">
            <text:p>Servicio</text:p>
          </table:table-cell>
          <table:table-cell office:value-type="float" office:value="5895699">
            <text:p>5895699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JAP-SGJ-IS</text:p>
          </table:table-cell>
          <table:table-cell office:value-type="string">
            <text:p>Servicio</text:p>
          </table:table-cell>
          <table:table-cell office:value-type="float" office:value="5895699.65">
            <text:p>5895699,6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JAP-SGJ-IS</text:p>
          </table:table-cell>
          <table:table-cell office:value-type="string">
            <text:p>Obra</text:p>
          </table:table-cell>
          <table:table-cell office:value-type="float" office:value="1925">
            <text:p>1925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JAP-SGJ-IS</text:p>
          </table:table-cell>
          <table:table-cell office:value-type="string">
            <text:p>Obra</text:p>
          </table:table-cell>
          <table:table-cell office:value-type="float" office:value="1925.72">
            <text:p>1925,72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JAP-SGJ-IS</text:p>
          </table:table-cell>
          <table:table-cell office:value-type="string">
            <text:p>Consultoría y Asistencia</text:p>
          </table:table-cell>
          <table:table-cell office:value-type="float" office:value="49400">
            <text:p>49400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JAP-SGJ-IS</text:p>
          </table:table-cell>
          <table:table-cell office:value-type="string">
            <text:p>Consultoría y Asistencia</text:p>
          </table:table-cell>
          <table:table-cell office:value-type="float" office:value="49400">
            <text:p>494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JAP-SGJ-IS</text:p>
          </table:table-cell>
          <table:table-cell office:value-type="string">
            <text:p>Suministro</text:p>
          </table:table-cell>
          <table:table-cell office:value-type="float" office:value="1318562">
            <text:p>1318562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JAP-SGJ-IS</text:p>
          </table:table-cell>
          <table:table-cell office:value-type="string">
            <text:p>Suministro</text:p>
          </table:table-cell>
          <table:table-cell office:value-type="float" office:value="1318562.54">
            <text:p>1318562,5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JAP-SGJ-IS</text:p>
          </table:table-cell>
          <table:table-cell office:value-type="string">
            <text:p>Servicio</text:p>
          </table:table-cell>
          <table:table-cell office:value-type="float" office:value="4551154">
            <text:p>4551154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JAP-SGJ-IS</text:p>
          </table:table-cell>
          <table:table-cell office:value-type="string">
            <text:p>Servicio</text:p>
          </table:table-cell>
          <table:table-cell office:value-type="float" office:value="4551154.32">
            <text:p>4551154,32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JAP-SGJ-IS</text:p>
          </table:table-cell>
          <table:table-cell office:value-type="string">
            <text:p>Consultoría y Asistencia</text:p>
          </table:table-cell>
          <table:table-cell office:value-type="float" office:value="11985">
            <text:p>11985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JAP-SGJ-IS</text:p>
          </table:table-cell>
          <table:table-cell office:value-type="string">
            <text:p>Consultoría y Asistencia</text:p>
          </table:table-cell>
          <table:table-cell office:value-type="float" office:value="11985">
            <text:p>1198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JAP-SGJ-IS</text:p>
          </table:table-cell>
          <table:table-cell office:value-type="string">
            <text:p>Suministro</text:p>
          </table:table-cell>
          <table:table-cell office:value-type="float" office:value="642832">
            <text:p>642832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JAP-SGJ-IS</text:p>
          </table:table-cell>
          <table:table-cell office:value-type="string">
            <text:p>Suministro</text:p>
          </table:table-cell>
          <table:table-cell office:value-type="float" office:value="642832.82">
            <text:p>642832,8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JAP-SGJ-IS</text:p>
          </table:table-cell>
          <table:table-cell office:value-type="string">
            <text:p>Servicio</text:p>
          </table:table-cell>
          <table:table-cell office:value-type="float" office:value="7004532">
            <text:p>7004532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JAP-SGJ-IS</text:p>
          </table:table-cell>
          <table:table-cell office:value-type="string">
            <text:p>Servicio</text:p>
          </table:table-cell>
          <table:table-cell office:value-type="float" office:value="7004532.83">
            <text:p>7004532,8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JAP-SGJ-IS</text:p>
          </table:table-cell>
          <table:table-cell office:value-type="string">
            <text:p>Obra</text:p>
          </table:table-cell>
          <table:table-cell office:value-type="float" office:value="14883">
            <text:p>14883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JAP-SGJ-IS</text:p>
          </table:table-cell>
          <table:table-cell office:value-type="string">
            <text:p>Obra</text:p>
          </table:table-cell>
          <table:table-cell office:value-type="float" office:value="14883.08">
            <text:p>14883,0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JAP-SGJ-IS</text:p>
          </table:table-cell>
          <table:table-cell office:value-type="string">
            <text:p>NO PROCEDE</text:p>
          </table:table-cell>
          <table:table-cell office:value-type="float" office:value="127661">
            <text:p>127661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JAP-SGJ-IS</text:p>
          </table:table-cell>
          <table:table-cell office:value-type="string">
            <text:p>NO PROCEDE</text:p>
          </table:table-cell>
          <table:table-cell office:value-type="float" office:value="127661.25">
            <text:p>127661,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JAP-SGJ-IS</text:p>
          </table:table-cell>
          <table:table-cell office:value-type="string">
            <text:p>Suministro</text:p>
          </table:table-cell>
          <table:table-cell office:value-type="float" office:value="1311172">
            <text:p>1311172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JAP-SGJ-IS</text:p>
          </table:table-cell>
          <table:table-cell office:value-type="string">
            <text:p>Suministro</text:p>
          </table:table-cell>
          <table:table-cell office:value-type="float" office:value="1311172.12">
            <text:p>1311172,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JAP-SGJ-IS</text:p>
          </table:table-cell>
          <table:table-cell office:value-type="string">
            <text:p>Servicio</text:p>
          </table:table-cell>
          <table:table-cell office:value-type="float" office:value="2642427">
            <text:p>2642427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JAP-SGJ-IS</text:p>
          </table:table-cell>
          <table:table-cell office:value-type="string">
            <text:p>Servicio</text:p>
          </table:table-cell>
          <table:table-cell office:value-type="float" office:value="2642427.56">
            <text:p>2642427,56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JAP-SGJ-IS</text:p>
          </table:table-cell>
          <table:table-cell office:value-type="string">
            <text:p>NO PROCEDE</text:p>
          </table:table-cell>
          <table:table-cell office:value-type="float" office:value="322414">
            <text:p>322414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JAP-SGJ-IS</text:p>
          </table:table-cell>
          <table:table-cell office:value-type="string">
            <text:p>NO PROCEDE</text:p>
          </table:table-cell>
          <table:table-cell office:value-type="float" office:value="322414.75">
            <text:p>322414,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JAP-SGJ-IS</text:p>
          </table:table-cell>
          <table:table-cell office:value-type="string">
            <text:p>Suministro</text:p>
          </table:table-cell>
          <table:table-cell office:value-type="float" office:value="56928">
            <text:p>56928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JAP-SGJ-IS</text:p>
          </table:table-cell>
          <table:table-cell office:value-type="string">
            <text:p>Suministro</text:p>
          </table:table-cell>
          <table:table-cell office:value-type="float" office:value="56928">
            <text:p>569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JAP-SGJ-IS</text:p>
          </table:table-cell>
          <table:table-cell office:value-type="string">
            <text:p>Servicio</text:p>
          </table:table-cell>
          <table:table-cell office:value-type="float" office:value="1212949">
            <text:p>1212949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JAP-SGJ-IS</text:p>
          </table:table-cell>
          <table:table-cell office:value-type="string">
            <text:p>Servicio</text:p>
          </table:table-cell>
          <table:table-cell office:value-type="float" office:value="1212949.58">
            <text:p>1212949,5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JAP-SGJ-IS</text:p>
          </table:table-cell>
          <table:table-cell office:value-type="string">
            <text:p>Servicio</text:p>
          </table:table-cell>
          <table:table-cell office:value-type="float" office:value="97540">
            <text:p>97540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JAP-SGJ-IS</text:p>
          </table:table-cell>
          <table:table-cell office:value-type="string">
            <text:p>Servicio</text:p>
          </table:table-cell>
          <table:table-cell office:value-type="float" office:value="97540.8">
            <text:p>97540,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JAP-SGT</text:p>
          </table:table-cell>
          <table:table-cell office:value-type="string">
            <text:p>Suministro</text:p>
          </table:table-cell>
          <table:table-cell office:value-type="float" office:value="46251">
            <text:p>46251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JAP-SGT</text:p>
          </table:table-cell>
          <table:table-cell office:value-type="string">
            <text:p>Suministro</text:p>
          </table:table-cell>
          <table:table-cell office:value-type="float" office:value="46251.42">
            <text:p>46251,4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JAP-SGT</text:p>
          </table:table-cell>
          <table:table-cell office:value-type="string">
            <text:p>Servicio</text:p>
          </table:table-cell>
          <table:table-cell office:value-type="float" office:value="53936">
            <text:p>53936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JAP-SGT</text:p>
          </table:table-cell>
          <table:table-cell office:value-type="string">
            <text:p>Servicio</text:p>
          </table:table-cell>
          <table:table-cell office:value-type="float" office:value="53936.47">
            <text:p>53936,47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JAP-SGT</text:p>
          </table:table-cell>
          <table:table-cell office:value-type="string">
            <text:p>Consultoría y Asistencia</text:p>
          </table:table-cell>
          <table:table-cell office:value-type="float" office:value="41882">
            <text:p>41882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JAP-SGT</text:p>
          </table:table-cell>
          <table:table-cell office:value-type="string">
            <text:p>Consultoría y Asistencia</text:p>
          </table:table-cell>
          <table:table-cell office:value-type="float" office:value="41882.6">
            <text:p>41882,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JAP-SGT</text:p>
          </table:table-cell>
          <table:table-cell office:value-type="string">
            <text:p>Suministro</text:p>
          </table:table-cell>
          <table:table-cell office:value-type="float" office:value="186663">
            <text:p>186663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JAP-SGT</text:p>
          </table:table-cell>
          <table:table-cell office:value-type="string">
            <text:p>Suministro</text:p>
          </table:table-cell>
          <table:table-cell office:value-type="float" office:value="186663.29">
            <text:p>186663,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JAP-SGT</text:p>
          </table:table-cell>
          <table:table-cell office:value-type="string">
            <text:p>Servicio</text:p>
          </table:table-cell>
          <table:table-cell office:value-type="float" office:value="501289">
            <text:p>501289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JAP-SGT</text:p>
          </table:table-cell>
          <table:table-cell office:value-type="string">
            <text:p>Servicio</text:p>
          </table:table-cell>
          <table:table-cell office:value-type="float" office:value="501289.27">
            <text:p>501289,27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JAP-SGT</text:p>
          </table:table-cell>
          <table:table-cell office:value-type="string">
            <text:p>Consultoría y Asistencia</text:p>
          </table:table-cell>
          <table:table-cell office:value-type="float" office:value="511867">
            <text:p>511867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JAP-SGT</text:p>
          </table:table-cell>
          <table:table-cell office:value-type="string">
            <text:p>Consultoría y Asistencia</text:p>
          </table:table-cell>
          <table:table-cell office:value-type="float" office:value="511867.56">
            <text:p>511867,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JAP-SGT</text:p>
          </table:table-cell>
          <table:table-cell office:value-type="string">
            <text:p>Suministro</text:p>
          </table:table-cell>
          <table:table-cell office:value-type="float" office:value="300447">
            <text:p>300447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JAP-SGT</text:p>
          </table:table-cell>
          <table:table-cell office:value-type="string">
            <text:p>Suministro</text:p>
          </table:table-cell>
          <table:table-cell office:value-type="float" office:value="300447.31">
            <text:p>300447,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JAP-SGT</text:p>
          </table:table-cell>
          <table:table-cell office:value-type="string">
            <text:p>Servicio</text:p>
          </table:table-cell>
          <table:table-cell office:value-type="float" office:value="1112872">
            <text:p>1112872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JAP-SGT</text:p>
          </table:table-cell>
          <table:table-cell office:value-type="string">
            <text:p>Servicio</text:p>
          </table:table-cell>
          <table:table-cell office:value-type="float" office:value="1112872.02">
            <text:p>1112872,0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JAP-SGT</text:p>
          </table:table-cell>
          <table:table-cell office:value-type="string">
            <text:p>Obra</text:p>
          </table:table-cell>
          <table:table-cell office:value-type="float" office:value="7134">
            <text:p>7134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JAP-SGT</text:p>
          </table:table-cell>
          <table:table-cell office:value-type="string">
            <text:p>Obra</text:p>
          </table:table-cell>
          <table:table-cell office:value-type="float" office:value="7134.5">
            <text:p>7134,5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JAP-SGT</text:p>
          </table:table-cell>
          <table:table-cell office:value-type="string">
            <text:p>Consultoría y Asistencia</text:p>
          </table:table-cell>
          <table:table-cell office:value-type="float" office:value="120000">
            <text:p>120000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JAP-SGT</text:p>
          </table:table-cell>
          <table:table-cell office:value-type="string">
            <text:p>Consultoría y Asistencia</text:p>
          </table:table-cell>
          <table:table-cell office:value-type="float" office:value="120000">
            <text:p>12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JAP-SGT</text:p>
          </table:table-cell>
          <table:table-cell office:value-type="string">
            <text:p>Suministro</text:p>
          </table:table-cell>
          <table:table-cell office:value-type="float" office:value="5219">
            <text:p>5219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JAP-SGT</text:p>
          </table:table-cell>
          <table:table-cell office:value-type="string">
            <text:p>Suministro</text:p>
          </table:table-cell>
          <table:table-cell office:value-type="float" office:value="5219.27">
            <text:p>5219,2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JAP-SGT</text:p>
          </table:table-cell>
          <table:table-cell office:value-type="string">
            <text:p>Servicio</text:p>
          </table:table-cell>
          <table:table-cell office:value-type="float" office:value="1173419">
            <text:p>1173419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JAP-SGT</text:p>
          </table:table-cell>
          <table:table-cell office:value-type="string">
            <text:p>Servicio</text:p>
          </table:table-cell>
          <table:table-cell office:value-type="float" office:value="1173419.85">
            <text:p>1173419,8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JAP-SGT</text:p>
          </table:table-cell>
          <table:table-cell office:value-type="string">
            <text:p>Servicio</text:p>
          </table:table-cell>
          <table:table-cell office:value-type="float" office:value="603761">
            <text:p>603761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JAP-SGT</text:p>
          </table:table-cell>
          <table:table-cell office:value-type="string">
            <text:p>Servicio</text:p>
          </table:table-cell>
          <table:table-cell office:value-type="float" office:value="603761.85">
            <text:p>603761,8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JAP-SGT</text:p>
          </table:table-cell>
          <table:table-cell office:value-type="string">
            <text:p>Servicio</text:p>
          </table:table-cell>
          <table:table-cell office:value-type="float" office:value="175750">
            <text:p>175750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JAP-SGT</text:p>
          </table:table-cell>
          <table:table-cell office:value-type="string">
            <text:p>Servicio</text:p>
          </table:table-cell>
          <table:table-cell office:value-type="float" office:value="175750">
            <text:p>1757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JI</text:p>
          </table:table-cell>
          <table:table-cell office:value-type="string">
            <text:p>Suministro</text:p>
          </table:table-cell>
          <table:table-cell office:value-type="float" office:value="1472202">
            <text:p>1472202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JI</text:p>
          </table:table-cell>
          <table:table-cell office:value-type="string">
            <text:p>Suministro</text:p>
          </table:table-cell>
          <table:table-cell office:value-type="float" office:value="1472202.36">
            <text:p>1472202,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JI</text:p>
          </table:table-cell>
          <table:table-cell office:value-type="string">
            <text:p>Servicio</text:p>
          </table:table-cell>
          <table:table-cell office:value-type="float" office:value="830063">
            <text:p>830063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JI</text:p>
          </table:table-cell>
          <table:table-cell office:value-type="string">
            <text:p>Servicio</text:p>
          </table:table-cell>
          <table:table-cell office:value-type="float" office:value="830063.9">
            <text:p>830063,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JI</text:p>
          </table:table-cell>
          <table:table-cell office:value-type="string">
            <text:p>Obra</text:p>
          </table:table-cell>
          <table:table-cell office:value-type="float" office:value="17135">
            <text:p>17135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JI</text:p>
          </table:table-cell>
          <table:table-cell office:value-type="string">
            <text:p>Obra</text:p>
          </table:table-cell>
          <table:table-cell office:value-type="float" office:value="17135.34">
            <text:p>17135,3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JI</text:p>
          </table:table-cell>
          <table:table-cell office:value-type="string">
            <text:p>Suministro</text:p>
          </table:table-cell>
          <table:table-cell office:value-type="float" office:value="33378">
            <text:p>33378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JI</text:p>
          </table:table-cell>
          <table:table-cell office:value-type="string">
            <text:p>Suministro</text:p>
          </table:table-cell>
          <table:table-cell office:value-type="float" office:value="33378.59">
            <text:p>33378,5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JI</text:p>
          </table:table-cell>
          <table:table-cell office:value-type="string">
            <text:p>Servicio</text:p>
          </table:table-cell>
          <table:table-cell office:value-type="float" office:value="2248762">
            <text:p>2248762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JI</text:p>
          </table:table-cell>
          <table:table-cell office:value-type="string">
            <text:p>Servicio</text:p>
          </table:table-cell>
          <table:table-cell office:value-type="float" office:value="2248762.9">
            <text:p>2248762,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CJI</text:p>
          </table:table-cell>
          <table:table-cell office:value-type="string">
            <text:p>Servicio</text:p>
          </table:table-cell>
          <table:table-cell office:value-type="float" office:value="1534136">
            <text:p>1534136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CJI</text:p>
          </table:table-cell>
          <table:table-cell office:value-type="string">
            <text:p>Servicio</text:p>
          </table:table-cell>
          <table:table-cell office:value-type="float" office:value="1534136.45">
            <text:p>1534136,4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JI-DG-IS</text:p>
          </table:table-cell>
          <table:table-cell office:value-type="string">
            <text:p>Suministro</text:p>
          </table:table-cell>
          <table:table-cell office:value-type="float" office:value="215371">
            <text:p>215371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JI-DG-IS</text:p>
          </table:table-cell>
          <table:table-cell office:value-type="string">
            <text:p>Suministro</text:p>
          </table:table-cell>
          <table:table-cell office:value-type="float" office:value="215371.63">
            <text:p>215371,6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JI-DG-IS</text:p>
          </table:table-cell>
          <table:table-cell office:value-type="string">
            <text:p>Servicio</text:p>
          </table:table-cell>
          <table:table-cell office:value-type="float" office:value="679056">
            <text:p>679056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JI-DG-IS</text:p>
          </table:table-cell>
          <table:table-cell office:value-type="string">
            <text:p>Servicio</text:p>
          </table:table-cell>
          <table:table-cell office:value-type="float" office:value="679056.4">
            <text:p>679056,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JI-DG-IS</text:p>
          </table:table-cell>
          <table:table-cell office:value-type="string">
            <text:p>Suministro</text:p>
          </table:table-cell>
          <table:table-cell office:value-type="float" office:value="995828">
            <text:p>995828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JI-DG-IS</text:p>
          </table:table-cell>
          <table:table-cell office:value-type="string">
            <text:p>Suministro</text:p>
          </table:table-cell>
          <table:table-cell office:value-type="float" office:value="995828.94">
            <text:p>995828,9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JI-DG-IS</text:p>
          </table:table-cell>
          <table:table-cell office:value-type="string">
            <text:p>Servicio</text:p>
          </table:table-cell>
          <table:table-cell office:value-type="float" office:value="4283303">
            <text:p>4283303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JI-DG-IS</text:p>
          </table:table-cell>
          <table:table-cell office:value-type="string">
            <text:p>Servicio</text:p>
          </table:table-cell>
          <table:table-cell office:value-type="float" office:value="4283303.75">
            <text:p>4283303,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JI-DG-IS</text:p>
          </table:table-cell>
          <table:table-cell office:value-type="string">
            <text:p>Suministro</text:p>
          </table:table-cell>
          <table:table-cell office:value-type="float" office:value="893990">
            <text:p>893990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JI-DG-IS</text:p>
          </table:table-cell>
          <table:table-cell office:value-type="string">
            <text:p>Suministro</text:p>
          </table:table-cell>
          <table:table-cell office:value-type="float" office:value="893990.33">
            <text:p>893990,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JI-DG-IS</text:p>
          </table:table-cell>
          <table:table-cell office:value-type="string">
            <text:p>Servicio</text:p>
          </table:table-cell>
          <table:table-cell office:value-type="float" office:value="5134355">
            <text:p>5134355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JI-DG-IS</text:p>
          </table:table-cell>
          <table:table-cell office:value-type="string">
            <text:p>Servicio</text:p>
          </table:table-cell>
          <table:table-cell office:value-type="float" office:value="5134355.33">
            <text:p>5134355,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JI-DG-IS</text:p>
          </table:table-cell>
          <table:table-cell office:value-type="string">
            <text:p>Obra</text:p>
          </table:table-cell>
          <table:table-cell office:value-type="float" office:value="21199">
            <text:p>21199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JI-DG-IS</text:p>
          </table:table-cell>
          <table:table-cell office:value-type="string">
            <text:p>Obra</text:p>
          </table:table-cell>
          <table:table-cell office:value-type="float" office:value="21199.79">
            <text:p>21199,7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JI-DG-IS</text:p>
          </table:table-cell>
          <table:table-cell office:value-type="string">
            <text:p>Suministro</text:p>
          </table:table-cell>
          <table:table-cell office:value-type="float" office:value="7507066">
            <text:p>7507066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JI-DG-IS</text:p>
          </table:table-cell>
          <table:table-cell office:value-type="string">
            <text:p>Suministro</text:p>
          </table:table-cell>
          <table:table-cell office:value-type="float" office:value="7507066.88">
            <text:p>7507066,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JI-DG-IS</text:p>
          </table:table-cell>
          <table:table-cell office:value-type="string">
            <text:p>Servicio</text:p>
          </table:table-cell>
          <table:table-cell office:value-type="float" office:value="5894831">
            <text:p>5894831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JI-DG-IS</text:p>
          </table:table-cell>
          <table:table-cell office:value-type="string">
            <text:p>Servicio</text:p>
          </table:table-cell>
          <table:table-cell office:value-type="float" office:value="5894831.17">
            <text:p>5894831,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JI-DG-IS</text:p>
          </table:table-cell>
          <table:table-cell office:value-type="string">
            <text:p>Suministro</text:p>
          </table:table-cell>
          <table:table-cell office:value-type="float" office:value="1962605">
            <text:p>1962605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JI-DG-IS</text:p>
          </table:table-cell>
          <table:table-cell office:value-type="string">
            <text:p>Suministro</text:p>
          </table:table-cell>
          <table:table-cell office:value-type="float" office:value="1962605">
            <text:p>196260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JI-DG-IS</text:p>
          </table:table-cell>
          <table:table-cell office:value-type="string">
            <text:p>Servicio</text:p>
          </table:table-cell>
          <table:table-cell office:value-type="float" office:value="6330582">
            <text:p>6330582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JI-DG-IS</text:p>
          </table:table-cell>
          <table:table-cell office:value-type="string">
            <text:p>Servicio</text:p>
          </table:table-cell>
          <table:table-cell office:value-type="float" office:value="6330582.2">
            <text:p>6330582,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CJI-DG-IS</text:p>
          </table:table-cell>
          <table:table-cell office:value-type="string">
            <text:p>Servicio</text:p>
          </table:table-cell>
          <table:table-cell office:value-type="float" office:value="4991717">
            <text:p>4991717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CJI-DG-IS</text:p>
          </table:table-cell>
          <table:table-cell office:value-type="string">
            <text:p>Servicio</text:p>
          </table:table-cell>
          <table:table-cell office:value-type="float" office:value="4991717">
            <text:p>49917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6">
            <text:p>2016</text:p>
          </table:table-cell>
          <table:table-cell office:value-type="string">
            <text:p>CJI-DG-IS</text:p>
          </table:table-cell>
          <table:table-cell office:value-type="string">
            <text:p>Servicio</text:p>
          </table:table-cell>
          <table:table-cell office:value-type="float" office:value="1053495">
            <text:p>1053495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CJI-DG-IS</text:p>
          </table:table-cell>
          <table:table-cell office:value-type="string">
            <text:p>Servicio</text:p>
          </table:table-cell>
          <table:table-cell office:value-type="float" office:value="1053495.57">
            <text:p>1053495,5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MAOT</text:p>
          </table:table-cell>
          <table:table-cell office:value-type="string">
            <text:p>Suministro</text:p>
          </table:table-cell>
          <table:table-cell office:value-type="float" office:value="394546">
            <text:p>394546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MAOT</text:p>
          </table:table-cell>
          <table:table-cell office:value-type="string">
            <text:p>Suministro</text:p>
          </table:table-cell>
          <table:table-cell office:value-type="float" office:value="394546.49">
            <text:p>394546,4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MAOT</text:p>
          </table:table-cell>
          <table:table-cell office:value-type="string">
            <text:p>Servicio</text:p>
          </table:table-cell>
          <table:table-cell office:value-type="float" office:value="188545">
            <text:p>188545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MAOT</text:p>
          </table:table-cell>
          <table:table-cell office:value-type="string">
            <text:p>Servicio</text:p>
          </table:table-cell>
          <table:table-cell office:value-type="float" office:value="188545.73">
            <text:p>188545,7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MAOT</text:p>
          </table:table-cell>
          <table:table-cell office:value-type="string">
            <text:p>Suministro</text:p>
          </table:table-cell>
          <table:table-cell office:value-type="float" office:value="2025960">
            <text:p>2025960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MAOT</text:p>
          </table:table-cell>
          <table:table-cell office:value-type="string">
            <text:p>Suministro</text:p>
          </table:table-cell>
          <table:table-cell office:value-type="float" office:value="2025960.86">
            <text:p>2025960,8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MAOT</text:p>
          </table:table-cell>
          <table:table-cell office:value-type="string">
            <text:p>Servicio</text:p>
          </table:table-cell>
          <table:table-cell office:value-type="float" office:value="1677798">
            <text:p>1677798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MAOT</text:p>
          </table:table-cell>
          <table:table-cell office:value-type="string">
            <text:p>Servicio</text:p>
          </table:table-cell>
          <table:table-cell office:value-type="float" office:value="1677798.76">
            <text:p>1677798,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MAOT</text:p>
          </table:table-cell>
          <table:table-cell office:value-type="string">
            <text:p>Obra</text:p>
          </table:table-cell>
          <table:table-cell office:value-type="float" office:value="35630">
            <text:p>35630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MAOT</text:p>
          </table:table-cell>
          <table:table-cell office:value-type="string">
            <text:p>Obra</text:p>
          </table:table-cell>
          <table:table-cell office:value-type="float" office:value="35630.13">
            <text:p>35630,13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MAOT</text:p>
          </table:table-cell>
          <table:table-cell office:value-type="string">
            <text:p>Consultoría y Asistencia</text:p>
          </table:table-cell>
          <table:table-cell office:value-type="float" office:value="177529">
            <text:p>177529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MAOT</text:p>
          </table:table-cell>
          <table:table-cell office:value-type="string">
            <text:p>Consultoría y Asistencia</text:p>
          </table:table-cell>
          <table:table-cell office:value-type="float" office:value="177529.6">
            <text:p>177529,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MAOT</text:p>
          </table:table-cell>
          <table:table-cell office:value-type="string">
            <text:p>Suministro</text:p>
          </table:table-cell>
          <table:table-cell office:value-type="float" office:value="3442479">
            <text:p>3442479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MAOT</text:p>
          </table:table-cell>
          <table:table-cell office:value-type="string">
            <text:p>Suministro</text:p>
          </table:table-cell>
          <table:table-cell office:value-type="float" office:value="3442479.64">
            <text:p>3442479,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MAOT</text:p>
          </table:table-cell>
          <table:table-cell office:value-type="string">
            <text:p>Servicio</text:p>
          </table:table-cell>
          <table:table-cell office:value-type="float" office:value="6730795">
            <text:p>6730795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MAOT</text:p>
          </table:table-cell>
          <table:table-cell office:value-type="string">
            <text:p>Servicio</text:p>
          </table:table-cell>
          <table:table-cell office:value-type="float" office:value="6730795.99">
            <text:p>6730795,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MAOT</text:p>
          </table:table-cell>
          <table:table-cell office:value-type="string">
            <text:p>Obra</text:p>
          </table:table-cell>
          <table:table-cell office:value-type="float" office:value="1081714">
            <text:p>1081714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MAOT</text:p>
          </table:table-cell>
          <table:table-cell office:value-type="string">
            <text:p>Obra</text:p>
          </table:table-cell>
          <table:table-cell office:value-type="float" office:value="1081714.25">
            <text:p>1081714,25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MAOT</text:p>
          </table:table-cell>
          <table:table-cell office:value-type="string">
            <text:p>Consultoría y Asistencia</text:p>
          </table:table-cell>
          <table:table-cell office:value-type="float" office:value="40000">
            <text:p>40000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MAOT</text:p>
          </table:table-cell>
          <table:table-cell office:value-type="string">
            <text:p>Consultoría y Asistencia</text:p>
          </table:table-cell>
          <table:table-cell office:value-type="float" office:value="40000">
            <text:p>4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MAOT</text:p>
          </table:table-cell>
          <table:table-cell office:value-type="string">
            <text:p>Suministro</text:p>
          </table:table-cell>
          <table:table-cell office:value-type="float" office:value="2260930">
            <text:p>2260930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MAOT</text:p>
          </table:table-cell>
          <table:table-cell office:value-type="string">
            <text:p>Suministro</text:p>
          </table:table-cell>
          <table:table-cell office:value-type="float" office:value="2260930.13">
            <text:p>2260930,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MAOT</text:p>
          </table:table-cell>
          <table:table-cell office:value-type="string">
            <text:p>Servicio</text:p>
          </table:table-cell>
          <table:table-cell office:value-type="float" office:value="6372144">
            <text:p>6372144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MAOT</text:p>
          </table:table-cell>
          <table:table-cell office:value-type="string">
            <text:p>Servicio</text:p>
          </table:table-cell>
          <table:table-cell office:value-type="float" office:value="6372144.92">
            <text:p>6372144,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MAOT</text:p>
          </table:table-cell>
          <table:table-cell office:value-type="string">
            <text:p>Obra</text:p>
          </table:table-cell>
          <table:table-cell office:value-type="float" office:value="1665702">
            <text:p>1665702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MAOT</text:p>
          </table:table-cell>
          <table:table-cell office:value-type="string">
            <text:p>Obra</text:p>
          </table:table-cell>
          <table:table-cell office:value-type="float" office:value="1665702.4">
            <text:p>1665702,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MAOT</text:p>
          </table:table-cell>
          <table:table-cell office:value-type="string">
            <text:p>Suministro</text:p>
          </table:table-cell>
          <table:table-cell office:value-type="float" office:value="307879">
            <text:p>307879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MAOT</text:p>
          </table:table-cell>
          <table:table-cell office:value-type="string">
            <text:p>Suministro</text:p>
          </table:table-cell>
          <table:table-cell office:value-type="float" office:value="307879.62">
            <text:p>307879,6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MAOT</text:p>
          </table:table-cell>
          <table:table-cell office:value-type="string">
            <text:p>Servicio</text:p>
          </table:table-cell>
          <table:table-cell office:value-type="float" office:value="6368392">
            <text:p>6368392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MAOT</text:p>
          </table:table-cell>
          <table:table-cell office:value-type="string">
            <text:p>Servicio</text:p>
          </table:table-cell>
          <table:table-cell office:value-type="float" office:value="6368392.85">
            <text:p>6368392,8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MAOT</text:p>
          </table:table-cell>
          <table:table-cell office:value-type="string">
            <text:p>Obra</text:p>
          </table:table-cell>
          <table:table-cell office:value-type="float" office:value="286395">
            <text:p>286395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MAOT</text:p>
          </table:table-cell>
          <table:table-cell office:value-type="string">
            <text:p>Obra</text:p>
          </table:table-cell>
          <table:table-cell office:value-type="float" office:value="286395.84">
            <text:p>286395,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MAOT</text:p>
          </table:table-cell>
          <table:table-cell office:value-type="string">
            <text:p>Suministro</text:p>
          </table:table-cell>
          <table:table-cell office:value-type="float" office:value="131306">
            <text:p>131306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MAOT</text:p>
          </table:table-cell>
          <table:table-cell office:value-type="string">
            <text:p>Suministro</text:p>
          </table:table-cell>
          <table:table-cell office:value-type="float" office:value="131306.24">
            <text:p>131306,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MAOT</text:p>
          </table:table-cell>
          <table:table-cell office:value-type="string">
            <text:p>Servicio</text:p>
          </table:table-cell>
          <table:table-cell office:value-type="float" office:value="7162886">
            <text:p>7162886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MAOT</text:p>
          </table:table-cell>
          <table:table-cell office:value-type="string">
            <text:p>Servicio</text:p>
          </table:table-cell>
          <table:table-cell office:value-type="float" office:value="7162886.03">
            <text:p>7162886,0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MAOT</text:p>
          </table:table-cell>
          <table:table-cell office:value-type="string">
            <text:p>Suministro</text:p>
          </table:table-cell>
          <table:table-cell office:value-type="float" office:value="467723">
            <text:p>467723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MAOT</text:p>
          </table:table-cell>
          <table:table-cell office:value-type="string">
            <text:p>Suministro</text:p>
          </table:table-cell>
          <table:table-cell office:value-type="float" office:value="467723.52">
            <text:p>467723,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MAOT</text:p>
          </table:table-cell>
          <table:table-cell office:value-type="string">
            <text:p>Servicio</text:p>
          </table:table-cell>
          <table:table-cell office:value-type="float" office:value="8753489">
            <text:p>8753489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MAOT</text:p>
          </table:table-cell>
          <table:table-cell office:value-type="string">
            <text:p>Servicio</text:p>
          </table:table-cell>
          <table:table-cell office:value-type="float" office:value="8753489.6">
            <text:p>8753489,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MAOT</text:p>
          </table:table-cell>
          <table:table-cell office:value-type="string">
            <text:p>Suministro</text:p>
          </table:table-cell>
          <table:table-cell office:value-type="float" office:value="757855">
            <text:p>757855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MAOT</text:p>
          </table:table-cell>
          <table:table-cell office:value-type="string">
            <text:p>Suministro</text:p>
          </table:table-cell>
          <table:table-cell office:value-type="float" office:value="757855.61">
            <text:p>757855,6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MAOT</text:p>
          </table:table-cell>
          <table:table-cell office:value-type="string">
            <text:p>Servicio</text:p>
          </table:table-cell>
          <table:table-cell office:value-type="float" office:value="4721898">
            <text:p>4721898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MAOT</text:p>
          </table:table-cell>
          <table:table-cell office:value-type="string">
            <text:p>Servicio</text:p>
          </table:table-cell>
          <table:table-cell office:value-type="float" office:value="4721898.27">
            <text:p>4721898,2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MAOT</text:p>
          </table:table-cell>
          <table:table-cell office:value-type="string">
            <text:p>Suministro</text:p>
          </table:table-cell>
          <table:table-cell office:value-type="float" office:value="426594">
            <text:p>426594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MAOT</text:p>
          </table:table-cell>
          <table:table-cell office:value-type="string">
            <text:p>Suministro</text:p>
          </table:table-cell>
          <table:table-cell office:value-type="float" office:value="426594.94">
            <text:p>426594,9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MAOT</text:p>
          </table:table-cell>
          <table:table-cell office:value-type="string">
            <text:p>Servicio</text:p>
          </table:table-cell>
          <table:table-cell office:value-type="float" office:value="2255337">
            <text:p>2255337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MAOT</text:p>
          </table:table-cell>
          <table:table-cell office:value-type="string">
            <text:p>Servicio</text:p>
          </table:table-cell>
          <table:table-cell office:value-type="float" office:value="2255337.42">
            <text:p>2255337,4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CMAOT</text:p>
          </table:table-cell>
          <table:table-cell office:value-type="string">
            <text:p>Servicio</text:p>
          </table:table-cell>
          <table:table-cell office:value-type="float" office:value="1439000">
            <text:p>14390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CMAOT</text:p>
          </table:table-cell>
          <table:table-cell office:value-type="string">
            <text:p>Servicio</text:p>
          </table:table-cell>
          <table:table-cell office:value-type="float" office:value="1439000">
            <text:p>143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6">
            <text:p>2016</text:p>
          </table:table-cell>
          <table:table-cell office:value-type="string">
            <text:p>CMAOT</text:p>
          </table:table-cell>
          <table:table-cell office:value-type="string">
            <text:p>Servicio</text:p>
          </table:table-cell>
          <table:table-cell office:value-type="float" office:value="1239000">
            <text:p>12390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CMAOT</text:p>
          </table:table-cell>
          <table:table-cell office:value-type="string">
            <text:p>Servicio</text:p>
          </table:table-cell>
          <table:table-cell office:value-type="float" office:value="1239000">
            <text:p>123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7">
            <text:p>2017</text:p>
          </table:table-cell>
          <table:table-cell office:value-type="string">
            <text:p>CMAOT</text:p>
          </table:table-cell>
          <table:table-cell office:value-type="string">
            <text:p>Servicio</text:p>
          </table:table-cell>
          <table:table-cell office:value-type="float" office:value="1089000">
            <text:p>1089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CMAOT</text:p>
          </table:table-cell>
          <table:table-cell office:value-type="string">
            <text:p>Servicio</text:p>
          </table:table-cell>
          <table:table-cell office:value-type="float" office:value="1089000">
            <text:p>108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8">
            <text:p>2018</text:p>
          </table:table-cell>
          <table:table-cell office:value-type="string">
            <text:p>CMAOT</text:p>
          </table:table-cell>
          <table:table-cell office:value-type="string">
            <text:p>Servicio</text:p>
          </table:table-cell>
          <table:table-cell office:value-type="float" office:value="595283">
            <text:p>595283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CMAOT</text:p>
          </table:table-cell>
          <table:table-cell office:value-type="string">
            <text:p>Servicio</text:p>
          </table:table-cell>
          <table:table-cell office:value-type="float" office:value="595283.2">
            <text:p>595283,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OPT</text:p>
          </table:table-cell>
          <table:table-cell office:value-type="string">
            <text:p>Suministro</text:p>
          </table:table-cell>
          <table:table-cell office:value-type="float" office:value="86659">
            <text:p>86659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OPT</text:p>
          </table:table-cell>
          <table:table-cell office:value-type="string">
            <text:p>Suministro</text:p>
          </table:table-cell>
          <table:table-cell office:value-type="float" office:value="86659">
            <text:p>8665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OPT</text:p>
          </table:table-cell>
          <table:table-cell office:value-type="string">
            <text:p>Servicio</text:p>
          </table:table-cell>
          <table:table-cell office:value-type="float" office:value="64972">
            <text:p>64972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OPT</text:p>
          </table:table-cell>
          <table:table-cell office:value-type="string">
            <text:p>Servicio</text:p>
          </table:table-cell>
          <table:table-cell office:value-type="float" office:value="64972.2">
            <text:p>64972,2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OPT</text:p>
          </table:table-cell>
          <table:table-cell office:value-type="string">
            <text:p>Consultoría y Asistencia</text:p>
          </table:table-cell>
          <table:table-cell office:value-type="float" office:value="11822">
            <text:p>11822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OPT</text:p>
          </table:table-cell>
          <table:table-cell office:value-type="string">
            <text:p>Consultoría y Asistencia</text:p>
          </table:table-cell>
          <table:table-cell office:value-type="float" office:value="11822.72">
            <text:p>11822,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OPT</text:p>
          </table:table-cell>
          <table:table-cell office:value-type="string">
            <text:p>Suministro</text:p>
          </table:table-cell>
          <table:table-cell office:value-type="float" office:value="962544">
            <text:p>962544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OPT</text:p>
          </table:table-cell>
          <table:table-cell office:value-type="string">
            <text:p>Suministro</text:p>
          </table:table-cell>
          <table:table-cell office:value-type="float" office:value="962544.29">
            <text:p>962544,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OPT</text:p>
          </table:table-cell>
          <table:table-cell office:value-type="string">
            <text:p>Servicio</text:p>
          </table:table-cell>
          <table:table-cell office:value-type="float" office:value="1978249">
            <text:p>1978249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OPT</text:p>
          </table:table-cell>
          <table:table-cell office:value-type="string">
            <text:p>Servicio</text:p>
          </table:table-cell>
          <table:table-cell office:value-type="float" office:value="1978249.67">
            <text:p>1978249,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OPT</text:p>
          </table:table-cell>
          <table:table-cell office:value-type="string">
            <text:p>Suministro</text:p>
          </table:table-cell>
          <table:table-cell office:value-type="float" office:value="1158549">
            <text:p>1158549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OPT</text:p>
          </table:table-cell>
          <table:table-cell office:value-type="string">
            <text:p>Suministro</text:p>
          </table:table-cell>
          <table:table-cell office:value-type="float" office:value="1158549.51">
            <text:p>1158549,5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OPT</text:p>
          </table:table-cell>
          <table:table-cell office:value-type="string">
            <text:p>Servicio</text:p>
          </table:table-cell>
          <table:table-cell office:value-type="float" office:value="3694329">
            <text:p>3694329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OPT</text:p>
          </table:table-cell>
          <table:table-cell office:value-type="string">
            <text:p>Servicio</text:p>
          </table:table-cell>
          <table:table-cell office:value-type="float" office:value="3694329.75">
            <text:p>3694329,75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OPT</text:p>
          </table:table-cell>
          <table:table-cell office:value-type="string">
            <text:p>Consultoría y Asistencia</text:p>
          </table:table-cell>
          <table:table-cell office:value-type="float" office:value="11670">
            <text:p>11670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OPT</text:p>
          </table:table-cell>
          <table:table-cell office:value-type="string">
            <text:p>Consultoría y Asistencia</text:p>
          </table:table-cell>
          <table:table-cell office:value-type="float" office:value="11670">
            <text:p>1167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OPT</text:p>
          </table:table-cell>
          <table:table-cell office:value-type="string">
            <text:p>Suministro</text:p>
          </table:table-cell>
          <table:table-cell office:value-type="float" office:value="349293">
            <text:p>349293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OPT</text:p>
          </table:table-cell>
          <table:table-cell office:value-type="string">
            <text:p>Suministro</text:p>
          </table:table-cell>
          <table:table-cell office:value-type="float" office:value="349293.53">
            <text:p>349293,5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OPT</text:p>
          </table:table-cell>
          <table:table-cell office:value-type="string">
            <text:p>Servicio</text:p>
          </table:table-cell>
          <table:table-cell office:value-type="float" office:value="2566972">
            <text:p>2566972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OPT</text:p>
          </table:table-cell>
          <table:table-cell office:value-type="string">
            <text:p>Servicio</text:p>
          </table:table-cell>
          <table:table-cell office:value-type="float" office:value="2566972.4">
            <text:p>2566972,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OPT</text:p>
          </table:table-cell>
          <table:table-cell office:value-type="string">
            <text:p>Suministro</text:p>
          </table:table-cell>
          <table:table-cell office:value-type="float" office:value="101425">
            <text:p>101425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OPT</text:p>
          </table:table-cell>
          <table:table-cell office:value-type="string">
            <text:p>Suministro</text:p>
          </table:table-cell>
          <table:table-cell office:value-type="float" office:value="101425.6">
            <text:p>101425,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OPT</text:p>
          </table:table-cell>
          <table:table-cell office:value-type="string">
            <text:p>Servicio</text:p>
          </table:table-cell>
          <table:table-cell office:value-type="float" office:value="702503">
            <text:p>702503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OPT</text:p>
          </table:table-cell>
          <table:table-cell office:value-type="string">
            <text:p>Servicio</text:p>
          </table:table-cell>
          <table:table-cell office:value-type="float" office:value="702503.32">
            <text:p>702503,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OPT</text:p>
          </table:table-cell>
          <table:table-cell office:value-type="string">
            <text:p>Suministro</text:p>
          </table:table-cell>
          <table:table-cell office:value-type="float" office:value="38000">
            <text:p>38000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OPT</text:p>
          </table:table-cell>
          <table:table-cell office:value-type="string">
            <text:p>Suministro</text:p>
          </table:table-cell>
          <table:table-cell office:value-type="float" office:value="38000">
            <text:p>3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OPT</text:p>
          </table:table-cell>
          <table:table-cell office:value-type="string">
            <text:p>Servicio</text:p>
          </table:table-cell>
          <table:table-cell office:value-type="float" office:value="463113">
            <text:p>463113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OPT</text:p>
          </table:table-cell>
          <table:table-cell office:value-type="string">
            <text:p>Servicio</text:p>
          </table:table-cell>
          <table:table-cell office:value-type="float" office:value="463113.6">
            <text:p>463113,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OPT</text:p>
          </table:table-cell>
          <table:table-cell office:value-type="string">
            <text:p>Servicio</text:p>
          </table:table-cell>
          <table:table-cell office:value-type="float" office:value="97870">
            <text:p>97870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OPT</text:p>
          </table:table-cell>
          <table:table-cell office:value-type="string">
            <text:p>Servicio</text:p>
          </table:table-cell>
          <table:table-cell office:value-type="float" office:value="97870.08">
            <text:p>97870,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PRE</text:p>
          </table:table-cell>
          <table:table-cell office:value-type="string">
            <text:p>Suministro</text:p>
          </table:table-cell>
          <table:table-cell office:value-type="float" office:value="122462">
            <text:p>122462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PRE</text:p>
          </table:table-cell>
          <table:table-cell office:value-type="string">
            <text:p>Suministro</text:p>
          </table:table-cell>
          <table:table-cell office:value-type="float" office:value="122462.69">
            <text:p>122462,6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PRE</text:p>
          </table:table-cell>
          <table:table-cell office:value-type="string">
            <text:p>Servicio</text:p>
          </table:table-cell>
          <table:table-cell office:value-type="float" office:value="585397">
            <text:p>585397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PRE</text:p>
          </table:table-cell>
          <table:table-cell office:value-type="string">
            <text:p>Servicio</text:p>
          </table:table-cell>
          <table:table-cell office:value-type="float" office:value="585397.69">
            <text:p>585397,6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PRE</text:p>
          </table:table-cell>
          <table:table-cell office:value-type="string">
            <text:p>Suministro</text:p>
          </table:table-cell>
          <table:table-cell office:value-type="float" office:value="834241">
            <text:p>834241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PRE</text:p>
          </table:table-cell>
          <table:table-cell office:value-type="string">
            <text:p>Suministro</text:p>
          </table:table-cell>
          <table:table-cell office:value-type="float" office:value="834241.39">
            <text:p>834241,3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PRE</text:p>
          </table:table-cell>
          <table:table-cell office:value-type="string">
            <text:p>Servicio</text:p>
          </table:table-cell>
          <table:table-cell office:value-type="float" office:value="903041">
            <text:p>903041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PRE</text:p>
          </table:table-cell>
          <table:table-cell office:value-type="string">
            <text:p>Servicio</text:p>
          </table:table-cell>
          <table:table-cell office:value-type="float" office:value="903041.75">
            <text:p>903041,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PRE</text:p>
          </table:table-cell>
          <table:table-cell office:value-type="string">
            <text:p>Suministro</text:p>
          </table:table-cell>
          <table:table-cell office:value-type="float" office:value="207424">
            <text:p>207424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PRE</text:p>
          </table:table-cell>
          <table:table-cell office:value-type="string">
            <text:p>Suministro</text:p>
          </table:table-cell>
          <table:table-cell office:value-type="float" office:value="207424.63">
            <text:p>207424,6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PRE</text:p>
          </table:table-cell>
          <table:table-cell office:value-type="string">
            <text:p>Servicio</text:p>
          </table:table-cell>
          <table:table-cell office:value-type="float" office:value="424607">
            <text:p>424607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PRE</text:p>
          </table:table-cell>
          <table:table-cell office:value-type="string">
            <text:p>Servicio</text:p>
          </table:table-cell>
          <table:table-cell office:value-type="float" office:value="424607.62">
            <text:p>424607,6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CPRE</text:p>
          </table:table-cell>
          <table:table-cell office:value-type="string">
            <text:p>Servicio</text:p>
          </table:table-cell>
          <table:table-cell office:value-type="float" office:value="530055">
            <text:p>530055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CPRE</text:p>
          </table:table-cell>
          <table:table-cell office:value-type="string">
            <text:p>Servicio</text:p>
          </table:table-cell>
          <table:table-cell office:value-type="float" office:value="530055.61">
            <text:p>530055,6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6">
            <text:p>2016</text:p>
          </table:table-cell>
          <table:table-cell office:value-type="string">
            <text:p>CPRE</text:p>
          </table:table-cell>
          <table:table-cell office:value-type="string">
            <text:p>Servicio</text:p>
          </table:table-cell>
          <table:table-cell office:value-type="float" office:value="267636">
            <text:p>267636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CPRE</text:p>
          </table:table-cell>
          <table:table-cell office:value-type="string">
            <text:p>Servicio</text:p>
          </table:table-cell>
          <table:table-cell office:value-type="float" office:value="267636.86">
            <text:p>267636,8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7">
            <text:p>2017</text:p>
          </table:table-cell>
          <table:table-cell office:value-type="string">
            <text:p>CPRE</text:p>
          </table:table-cell>
          <table:table-cell office:value-type="string">
            <text:p>Servicio</text:p>
          </table:table-cell>
          <table:table-cell office:value-type="float" office:value="57004">
            <text:p>57004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CPRE</text:p>
          </table:table-cell>
          <table:table-cell office:value-type="string">
            <text:p>Servicio</text:p>
          </table:table-cell>
          <table:table-cell office:value-type="float" office:value="57004.48">
            <text:p>57004,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PREII</text:p>
          </table:table-cell>
          <table:table-cell office:value-type="string">
            <text:p>Suministro</text:p>
          </table:table-cell>
          <table:table-cell office:value-type="float" office:value="60764">
            <text:p>60764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PREII</text:p>
          </table:table-cell>
          <table:table-cell office:value-type="string">
            <text:p>Suministro</text:p>
          </table:table-cell>
          <table:table-cell office:value-type="float" office:value="60764.02">
            <text:p>60764,0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PREII</text:p>
          </table:table-cell>
          <table:table-cell office:value-type="string">
            <text:p>Servicio</text:p>
          </table:table-cell>
          <table:table-cell office:value-type="float" office:value="11960">
            <text:p>11960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PREII</text:p>
          </table:table-cell>
          <table:table-cell office:value-type="string">
            <text:p>Servicio</text:p>
          </table:table-cell>
          <table:table-cell office:value-type="float" office:value="11960">
            <text:p>1196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PREII</text:p>
          </table:table-cell>
          <table:table-cell office:value-type="string">
            <text:p>Consultoría y Asistencia</text:p>
          </table:table-cell>
          <table:table-cell office:value-type="float" office:value="4000">
            <text:p>4000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PREII</text:p>
          </table:table-cell>
          <table:table-cell office:value-type="string">
            <text:p>Consultoría y Asistencia</text:p>
          </table:table-cell>
          <table:table-cell office:value-type="float" office:value="4000">
            <text:p>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PREII</text:p>
          </table:table-cell>
          <table:table-cell office:value-type="string">
            <text:p>Suministro</text:p>
          </table:table-cell>
          <table:table-cell office:value-type="float" office:value="87617">
            <text:p>87617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PREII</text:p>
          </table:table-cell>
          <table:table-cell office:value-type="string">
            <text:p>Suministro</text:p>
          </table:table-cell>
          <table:table-cell office:value-type="float" office:value="87617.94">
            <text:p>87617,9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PREII</text:p>
          </table:table-cell>
          <table:table-cell office:value-type="string">
            <text:p>Servicio</text:p>
          </table:table-cell>
          <table:table-cell office:value-type="float" office:value="367613">
            <text:p>367613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PREII</text:p>
          </table:table-cell>
          <table:table-cell office:value-type="string">
            <text:p>Servicio</text:p>
          </table:table-cell>
          <table:table-cell office:value-type="float" office:value="367613.2">
            <text:p>367613,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PREII</text:p>
          </table:table-cell>
          <table:table-cell office:value-type="string">
            <text:p>Obra</text:p>
          </table:table-cell>
          <table:table-cell office:value-type="float" office:value="30">
            <text:p>30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PREII</text:p>
          </table:table-cell>
          <table:table-cell office:value-type="string">
            <text:p>Obra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PREII</text:p>
          </table:table-cell>
          <table:table-cell office:value-type="string">
            <text:p>Suministro</text:p>
          </table:table-cell>
          <table:table-cell office:value-type="float" office:value="160925">
            <text:p>160925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PREII</text:p>
          </table:table-cell>
          <table:table-cell office:value-type="string">
            <text:p>Suministro</text:p>
          </table:table-cell>
          <table:table-cell office:value-type="float" office:value="160925.94">
            <text:p>160925,9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PREII</text:p>
          </table:table-cell>
          <table:table-cell office:value-type="string">
            <text:p>Servicio</text:p>
          </table:table-cell>
          <table:table-cell office:value-type="float" office:value="736343">
            <text:p>736343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PREII</text:p>
          </table:table-cell>
          <table:table-cell office:value-type="string">
            <text:p>Servicio</text:p>
          </table:table-cell>
          <table:table-cell office:value-type="float" office:value="736343.43">
            <text:p>736343,43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PREII</text:p>
          </table:table-cell>
          <table:table-cell office:value-type="string">
            <text:p>Consultoría y Asistencia</text:p>
          </table:table-cell>
          <table:table-cell office:value-type="float" office:value="41706">
            <text:p>41706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PREII</text:p>
          </table:table-cell>
          <table:table-cell office:value-type="string">
            <text:p>Consultoría y Asistencia</text:p>
          </table:table-cell>
          <table:table-cell office:value-type="float" office:value="41706">
            <text:p>4170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PREII</text:p>
          </table:table-cell>
          <table:table-cell office:value-type="string">
            <text:p>Suministro</text:p>
          </table:table-cell>
          <table:table-cell office:value-type="float" office:value="683099">
            <text:p>683099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PREII</text:p>
          </table:table-cell>
          <table:table-cell office:value-type="string">
            <text:p>Suministro</text:p>
          </table:table-cell>
          <table:table-cell office:value-type="float" office:value="683099.86">
            <text:p>683099,8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PREII</text:p>
          </table:table-cell>
          <table:table-cell office:value-type="string">
            <text:p>Servicio</text:p>
          </table:table-cell>
          <table:table-cell office:value-type="float" office:value="1160931">
            <text:p>1160931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PREII</text:p>
          </table:table-cell>
          <table:table-cell office:value-type="string">
            <text:p>Servicio</text:p>
          </table:table-cell>
          <table:table-cell office:value-type="float" office:value="1160931.09">
            <text:p>1160931,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PREII</text:p>
          </table:table-cell>
          <table:table-cell office:value-type="string">
            <text:p>Suministro</text:p>
          </table:table-cell>
          <table:table-cell office:value-type="float" office:value="208988">
            <text:p>208988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PREII</text:p>
          </table:table-cell>
          <table:table-cell office:value-type="string">
            <text:p>Suministro</text:p>
          </table:table-cell>
          <table:table-cell office:value-type="float" office:value="208988.22">
            <text:p>208988,2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PREII</text:p>
          </table:table-cell>
          <table:table-cell office:value-type="string">
            <text:p>Servicio</text:p>
          </table:table-cell>
          <table:table-cell office:value-type="float" office:value="825950">
            <text:p>825950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PREII</text:p>
          </table:table-cell>
          <table:table-cell office:value-type="string">
            <text:p>Servicio</text:p>
          </table:table-cell>
          <table:table-cell office:value-type="float" office:value="825950.36">
            <text:p>825950,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PREII</text:p>
          </table:table-cell>
          <table:table-cell office:value-type="string">
            <text:p>Suministro</text:p>
          </table:table-cell>
          <table:table-cell office:value-type="float" office:value="77614">
            <text:p>77614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PREII</text:p>
          </table:table-cell>
          <table:table-cell office:value-type="string">
            <text:p>Suministro</text:p>
          </table:table-cell>
          <table:table-cell office:value-type="float" office:value="77614.54">
            <text:p>77614,5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PREII</text:p>
          </table:table-cell>
          <table:table-cell office:value-type="string">
            <text:p>Servicio</text:p>
          </table:table-cell>
          <table:table-cell office:value-type="float" office:value="1010211">
            <text:p>1010211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PREII</text:p>
          </table:table-cell>
          <table:table-cell office:value-type="string">
            <text:p>Servicio</text:p>
          </table:table-cell>
          <table:table-cell office:value-type="float" office:value="1010211.3">
            <text:p>1010211,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PREII</text:p>
          </table:table-cell>
          <table:table-cell office:value-type="string">
            <text:p>Suministro</text:p>
          </table:table-cell>
          <table:table-cell office:value-type="float" office:value="509781">
            <text:p>509781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PREII</text:p>
          </table:table-cell>
          <table:table-cell office:value-type="string">
            <text:p>Suministro</text:p>
          </table:table-cell>
          <table:table-cell office:value-type="float" office:value="509781.28">
            <text:p>509781,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PREII</text:p>
          </table:table-cell>
          <table:table-cell office:value-type="string">
            <text:p>Servicio</text:p>
          </table:table-cell>
          <table:table-cell office:value-type="float" office:value="1114004">
            <text:p>1114004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PREII</text:p>
          </table:table-cell>
          <table:table-cell office:value-type="string">
            <text:p>Servicio</text:p>
          </table:table-cell>
          <table:table-cell office:value-type="float" office:value="1114004.54">
            <text:p>1114004,5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PREII</text:p>
          </table:table-cell>
          <table:table-cell office:value-type="string">
            <text:p>Servicio</text:p>
          </table:table-cell>
          <table:table-cell office:value-type="float" office:value="487733">
            <text:p>487733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PREII</text:p>
          </table:table-cell>
          <table:table-cell office:value-type="string">
            <text:p>Servicio</text:p>
          </table:table-cell>
          <table:table-cell office:value-type="float" office:value="487733.33">
            <text:p>487733,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PREII</text:p>
          </table:table-cell>
          <table:table-cell office:value-type="string">
            <text:p>Servicio</text:p>
          </table:table-cell>
          <table:table-cell office:value-type="float" office:value="140125">
            <text:p>140125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PREII</text:p>
          </table:table-cell>
          <table:table-cell office:value-type="string">
            <text:p>Servicio</text:p>
          </table:table-cell>
          <table:table-cell office:value-type="float" office:value="140125">
            <text:p>1401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SBS</text:p>
          </table:table-cell>
          <table:table-cell office:value-type="string">
            <text:p>Suministro</text:p>
          </table:table-cell>
          <table:table-cell office:value-type="float" office:value="54550">
            <text:p>54550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SBS</text:p>
          </table:table-cell>
          <table:table-cell office:value-type="string">
            <text:p>Suministro</text:p>
          </table:table-cell>
          <table:table-cell office:value-type="float" office:value="54550.8">
            <text:p>54550,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SBS</text:p>
          </table:table-cell>
          <table:table-cell office:value-type="string">
            <text:p>Servicio</text:p>
          </table:table-cell>
          <table:table-cell office:value-type="float" office:value="1012">
            <text:p>1012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SBS</text:p>
          </table:table-cell>
          <table:table-cell office:value-type="string">
            <text:p>Servicio</text:p>
          </table:table-cell>
          <table:table-cell office:value-type="float" office:value="1012">
            <text:p>10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SBS</text:p>
          </table:table-cell>
          <table:table-cell office:value-type="string">
            <text:p>Obra</text:p>
          </table:table-cell>
          <table:table-cell office:value-type="float" office:value="250340">
            <text:p>250340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SBS</text:p>
          </table:table-cell>
          <table:table-cell office:value-type="string">
            <text:p>Obra</text:p>
          </table:table-cell>
          <table:table-cell office:value-type="float" office:value="250340">
            <text:p>25034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CSBS</text:p>
          </table:table-cell>
          <table:table-cell office:value-type="string">
            <text:p>Consultoría y Asistencia</text:p>
          </table:table-cell>
          <table:table-cell office:value-type="float" office:value="55820">
            <text:p>55820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CSBS</text:p>
          </table:table-cell>
          <table:table-cell office:value-type="string">
            <text:p>Consultoría y Asistencia</text:p>
          </table:table-cell>
          <table:table-cell office:value-type="float" office:value="55820">
            <text:p>558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SBS</text:p>
          </table:table-cell>
          <table:table-cell office:value-type="string">
            <text:p>Suministro</text:p>
          </table:table-cell>
          <table:table-cell office:value-type="float" office:value="940902">
            <text:p>940902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SBS</text:p>
          </table:table-cell>
          <table:table-cell office:value-type="string">
            <text:p>Suministro</text:p>
          </table:table-cell>
          <table:table-cell office:value-type="float" office:value="940902.73">
            <text:p>940902,7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SBS</text:p>
          </table:table-cell>
          <table:table-cell office:value-type="string">
            <text:p>Servicio</text:p>
          </table:table-cell>
          <table:table-cell office:value-type="float" office:value="718049">
            <text:p>718049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SBS</text:p>
          </table:table-cell>
          <table:table-cell office:value-type="string">
            <text:p>Servicio</text:p>
          </table:table-cell>
          <table:table-cell office:value-type="float" office:value="718049">
            <text:p>71804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SBS</text:p>
          </table:table-cell>
          <table:table-cell office:value-type="string">
            <text:p>Obra</text:p>
          </table:table-cell>
          <table:table-cell office:value-type="float" office:value="865754">
            <text:p>865754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SBS</text:p>
          </table:table-cell>
          <table:table-cell office:value-type="string">
            <text:p>Obra</text:p>
          </table:table-cell>
          <table:table-cell office:value-type="float" office:value="865754.05">
            <text:p>865754,0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SBS</text:p>
          </table:table-cell>
          <table:table-cell office:value-type="string">
            <text:p>Suministro</text:p>
          </table:table-cell>
          <table:table-cell office:value-type="float" office:value="759515">
            <text:p>759515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SBS</text:p>
          </table:table-cell>
          <table:table-cell office:value-type="string">
            <text:p>Suministro</text:p>
          </table:table-cell>
          <table:table-cell office:value-type="float" office:value="759515.91">
            <text:p>759515,9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SBS</text:p>
          </table:table-cell>
          <table:table-cell office:value-type="string">
            <text:p>Servicio</text:p>
          </table:table-cell>
          <table:table-cell office:value-type="float" office:value="1973226">
            <text:p>1973226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SBS</text:p>
          </table:table-cell>
          <table:table-cell office:value-type="string">
            <text:p>Servicio</text:p>
          </table:table-cell>
          <table:table-cell office:value-type="float" office:value="1973226.83">
            <text:p>1973226,8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SBS</text:p>
          </table:table-cell>
          <table:table-cell office:value-type="string">
            <text:p>Obra</text:p>
          </table:table-cell>
          <table:table-cell office:value-type="float" office:value="392162">
            <text:p>392162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SBS</text:p>
          </table:table-cell>
          <table:table-cell office:value-type="string">
            <text:p>Obra</text:p>
          </table:table-cell>
          <table:table-cell office:value-type="float" office:value="392162.16">
            <text:p>392162,16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SBS</text:p>
          </table:table-cell>
          <table:table-cell office:value-type="string">
            <text:p>NO PROCEDE</text:p>
          </table:table-cell>
          <table:table-cell office:value-type="float" office:value="59972">
            <text:p>59972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SBS</text:p>
          </table:table-cell>
          <table:table-cell office:value-type="string">
            <text:p>NO PROCEDE</text:p>
          </table:table-cell>
          <table:table-cell office:value-type="float" office:value="59972">
            <text:p>599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SBS</text:p>
          </table:table-cell>
          <table:table-cell office:value-type="string">
            <text:p>Suministro</text:p>
          </table:table-cell>
          <table:table-cell office:value-type="float" office:value="301757">
            <text:p>301757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SBS</text:p>
          </table:table-cell>
          <table:table-cell office:value-type="string">
            <text:p>Suministro</text:p>
          </table:table-cell>
          <table:table-cell office:value-type="float" office:value="301757.58">
            <text:p>301757,5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SBS</text:p>
          </table:table-cell>
          <table:table-cell office:value-type="string">
            <text:p>Servicio</text:p>
          </table:table-cell>
          <table:table-cell office:value-type="float" office:value="3362409">
            <text:p>3362409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SBS</text:p>
          </table:table-cell>
          <table:table-cell office:value-type="string">
            <text:p>Servicio</text:p>
          </table:table-cell>
          <table:table-cell office:value-type="float" office:value="3362409.74">
            <text:p>3362409,7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SBS</text:p>
          </table:table-cell>
          <table:table-cell office:value-type="string">
            <text:p>Obra</text:p>
          </table:table-cell>
          <table:table-cell office:value-type="float" office:value="97400">
            <text:p>97400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SBS</text:p>
          </table:table-cell>
          <table:table-cell office:value-type="string">
            <text:p>Obra</text:p>
          </table:table-cell>
          <table:table-cell office:value-type="float" office:value="97400">
            <text:p>974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SBS</text:p>
          </table:table-cell>
          <table:table-cell office:value-type="string">
            <text:p>Suministro</text:p>
          </table:table-cell>
          <table:table-cell office:value-type="float" office:value="281689">
            <text:p>281689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SBS</text:p>
          </table:table-cell>
          <table:table-cell office:value-type="string">
            <text:p>Suministro</text:p>
          </table:table-cell>
          <table:table-cell office:value-type="float" office:value="281689">
            <text:p>28168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SBS</text:p>
          </table:table-cell>
          <table:table-cell office:value-type="string">
            <text:p>Servicio</text:p>
          </table:table-cell>
          <table:table-cell office:value-type="float" office:value="2249868">
            <text:p>2249868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SBS</text:p>
          </table:table-cell>
          <table:table-cell office:value-type="string">
            <text:p>Servicio</text:p>
          </table:table-cell>
          <table:table-cell office:value-type="float" office:value="2249868.15">
            <text:p>2249868,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SBS</text:p>
          </table:table-cell>
          <table:table-cell office:value-type="string">
            <text:p>Obra</text:p>
          </table:table-cell>
          <table:table-cell office:value-type="float" office:value="180199">
            <text:p>180199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SBS</text:p>
          </table:table-cell>
          <table:table-cell office:value-type="string">
            <text:p>Obra</text:p>
          </table:table-cell>
          <table:table-cell office:value-type="float" office:value="180199">
            <text:p>1801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SBS</text:p>
          </table:table-cell>
          <table:table-cell office:value-type="string">
            <text:p>Suministro</text:p>
          </table:table-cell>
          <table:table-cell office:value-type="float" office:value="2583109">
            <text:p>2583109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SBS</text:p>
          </table:table-cell>
          <table:table-cell office:value-type="string">
            <text:p>Suministro</text:p>
          </table:table-cell>
          <table:table-cell office:value-type="float" office:value="2583109.74">
            <text:p>2583109,7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SBS</text:p>
          </table:table-cell>
          <table:table-cell office:value-type="string">
            <text:p>Servicio</text:p>
          </table:table-cell>
          <table:table-cell office:value-type="float" office:value="5099532">
            <text:p>5099532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SBS</text:p>
          </table:table-cell>
          <table:table-cell office:value-type="string">
            <text:p>Servicio</text:p>
          </table:table-cell>
          <table:table-cell office:value-type="float" office:value="5099532.36">
            <text:p>5099532,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SBS</text:p>
          </table:table-cell>
          <table:table-cell office:value-type="string">
            <text:p>Obra</text:p>
          </table:table-cell>
          <table:table-cell office:value-type="float" office:value="48114">
            <text:p>48114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SBS</text:p>
          </table:table-cell>
          <table:table-cell office:value-type="string">
            <text:p>Obra</text:p>
          </table:table-cell>
          <table:table-cell office:value-type="float" office:value="48114.28">
            <text:p>48114,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SBS</text:p>
          </table:table-cell>
          <table:table-cell office:value-type="string">
            <text:p>Suministro</text:p>
          </table:table-cell>
          <table:table-cell office:value-type="float" office:value="1242933">
            <text:p>1242933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SBS</text:p>
          </table:table-cell>
          <table:table-cell office:value-type="string">
            <text:p>Suministro</text:p>
          </table:table-cell>
          <table:table-cell office:value-type="float" office:value="1242933.24">
            <text:p>1242933,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SBS</text:p>
          </table:table-cell>
          <table:table-cell office:value-type="string">
            <text:p>Servicio</text:p>
          </table:table-cell>
          <table:table-cell office:value-type="float" office:value="7295786">
            <text:p>7295786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SBS</text:p>
          </table:table-cell>
          <table:table-cell office:value-type="string">
            <text:p>Servicio</text:p>
          </table:table-cell>
          <table:table-cell office:value-type="float" office:value="7295786.08">
            <text:p>7295786,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SBS</text:p>
          </table:table-cell>
          <table:table-cell office:value-type="string">
            <text:p>Obra</text:p>
          </table:table-cell>
          <table:table-cell office:value-type="float" office:value="75048">
            <text:p>75048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SBS</text:p>
          </table:table-cell>
          <table:table-cell office:value-type="string">
            <text:p>Obra</text:p>
          </table:table-cell>
          <table:table-cell office:value-type="float" office:value="75048.37">
            <text:p>75048,3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SBS</text:p>
          </table:table-cell>
          <table:table-cell office:value-type="string">
            <text:p>Suministro</text:p>
          </table:table-cell>
          <table:table-cell office:value-type="float" office:value="961389">
            <text:p>961389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SBS</text:p>
          </table:table-cell>
          <table:table-cell office:value-type="string">
            <text:p>Suministro</text:p>
          </table:table-cell>
          <table:table-cell office:value-type="float" office:value="961389.3">
            <text:p>961389,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SBS</text:p>
          </table:table-cell>
          <table:table-cell office:value-type="string">
            <text:p>Servicio</text:p>
          </table:table-cell>
          <table:table-cell office:value-type="float" office:value="8800033">
            <text:p>8800033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SBS</text:p>
          </table:table-cell>
          <table:table-cell office:value-type="string">
            <text:p>Servicio</text:p>
          </table:table-cell>
          <table:table-cell office:value-type="float" office:value="8800033.26">
            <text:p>8800033,2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SBS</text:p>
          </table:table-cell>
          <table:table-cell office:value-type="string">
            <text:p>Obra</text:p>
          </table:table-cell>
          <table:table-cell office:value-type="float" office:value="11657">
            <text:p>11657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SBS</text:p>
          </table:table-cell>
          <table:table-cell office:value-type="string">
            <text:p>Obra</text:p>
          </table:table-cell>
          <table:table-cell office:value-type="float" office:value="11657.96">
            <text:p>11657,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SBS</text:p>
          </table:table-cell>
          <table:table-cell office:value-type="string">
            <text:p>Suministro</text:p>
          </table:table-cell>
          <table:table-cell office:value-type="float" office:value="11478">
            <text:p>11478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SBS</text:p>
          </table:table-cell>
          <table:table-cell office:value-type="string">
            <text:p>Suministro</text:p>
          </table:table-cell>
          <table:table-cell office:value-type="float" office:value="11478.32">
            <text:p>11478,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SBS</text:p>
          </table:table-cell>
          <table:table-cell office:value-type="string">
            <text:p>Servicio</text:p>
          </table:table-cell>
          <table:table-cell office:value-type="float" office:value="3786709">
            <text:p>3786709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SBS</text:p>
          </table:table-cell>
          <table:table-cell office:value-type="string">
            <text:p>Servicio</text:p>
          </table:table-cell>
          <table:table-cell office:value-type="float" office:value="3786709.76">
            <text:p>3786709,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CSBS</text:p>
          </table:table-cell>
          <table:table-cell office:value-type="string">
            <text:p>Servicio</text:p>
          </table:table-cell>
          <table:table-cell office:value-type="float" office:value="1437506">
            <text:p>1437506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CSBS</text:p>
          </table:table-cell>
          <table:table-cell office:value-type="string">
            <text:p>Servicio</text:p>
          </table:table-cell>
          <table:table-cell office:value-type="float" office:value="1437506.07">
            <text:p>1437506,0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6">
            <text:p>2016</text:p>
          </table:table-cell>
          <table:table-cell office:value-type="string">
            <text:p>CSBS</text:p>
          </table:table-cell>
          <table:table-cell office:value-type="string">
            <text:p>Servicio</text:p>
          </table:table-cell>
          <table:table-cell office:value-type="float" office:value="214760">
            <text:p>21476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CSBS</text:p>
          </table:table-cell>
          <table:table-cell office:value-type="string">
            <text:p>Servicio</text:p>
          </table:table-cell>
          <table:table-cell office:value-type="float" office:value="214760">
            <text:p>21476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SBS-APESHAG</text:p>
          </table:table-cell>
          <table:table-cell office:value-type="string">
            <text:p>Suministro</text:p>
          </table:table-cell>
          <table:table-cell office:value-type="float" office:value="74555">
            <text:p>74555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SBS-APESHAG</text:p>
          </table:table-cell>
          <table:table-cell office:value-type="string">
            <text:p>Suministro</text:p>
          </table:table-cell>
          <table:table-cell office:value-type="float" office:value="74555.89">
            <text:p>74555,89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SBS-APESHAG</text:p>
          </table:table-cell>
          <table:table-cell office:value-type="string">
            <text:p>Servicio</text:p>
          </table:table-cell>
          <table:table-cell office:value-type="float" office:value="407579">
            <text:p>407579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SBS-APESHAG</text:p>
          </table:table-cell>
          <table:table-cell office:value-type="string">
            <text:p>Servicio</text:p>
          </table:table-cell>
          <table:table-cell office:value-type="float" office:value="407579.35">
            <text:p>407579,35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SBS-APESHAG</text:p>
          </table:table-cell>
          <table:table-cell office:value-type="string">
            <text:p>Servicio</text:p>
          </table:table-cell>
          <table:table-cell office:value-type="float" office:value="311748">
            <text:p>311748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SBS-APESHAG</text:p>
          </table:table-cell>
          <table:table-cell office:value-type="string">
            <text:p>Servicio</text:p>
          </table:table-cell>
          <table:table-cell office:value-type="float" office:value="311748.22">
            <text:p>311748,22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CSBS-APESHAG</text:p>
          </table:table-cell>
          <table:table-cell office:value-type="string">
            <text:p>Servicio</text:p>
          </table:table-cell>
          <table:table-cell office:value-type="float" office:value="217800">
            <text:p>2178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CSBS-APESHAG</text:p>
          </table:table-cell>
          <table:table-cell office:value-type="string">
            <text:p>Servicio</text:p>
          </table:table-cell>
          <table:table-cell office:value-type="float" office:value="217800">
            <text:p>21780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16">
            <text:p>2016</text:p>
          </table:table-cell>
          <table:table-cell office:value-type="string">
            <text:p>CSBS-APESHAG</text:p>
          </table:table-cell>
          <table:table-cell office:value-type="string">
            <text:p>Servicio</text:p>
          </table:table-cell>
          <table:table-cell office:value-type="float" office:value="217800">
            <text:p>2178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CSBS-APESHAG</text:p>
          </table:table-cell>
          <table:table-cell office:value-type="string">
            <text:p>Servicio</text:p>
          </table:table-cell>
          <table:table-cell office:value-type="float" office:value="217800">
            <text:p>21780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SBS-APESHP</text:p>
          </table:table-cell>
          <table:table-cell office:value-type="string">
            <text:p>Servicio</text:p>
          </table:table-cell>
          <table:table-cell office:value-type="float" office:value="3630">
            <text:p>3630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SBS-APESHP</text:p>
          </table:table-cell>
          <table:table-cell office:value-type="string">
            <text:p>Servicio</text:p>
          </table:table-cell>
          <table:table-cell office:value-type="float" office:value="3630.53">
            <text:p>3630,53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SBS-APESHP</text:p>
          </table:table-cell>
          <table:table-cell office:value-type="string">
            <text:p>Servicio</text:p>
          </table:table-cell>
          <table:table-cell office:value-type="float" office:value="35143">
            <text:p>35143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SBS-APESHP</text:p>
          </table:table-cell>
          <table:table-cell office:value-type="string">
            <text:p>Servicio</text:p>
          </table:table-cell>
          <table:table-cell office:value-type="float" office:value="35143.97">
            <text:p>35143,9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SBS-ASSDA</text:p>
          </table:table-cell>
          <table:table-cell office:value-type="string">
            <text:p>Suministro</text:p>
          </table:table-cell>
          <table:table-cell office:value-type="float" office:value="3433127">
            <text:p>3433127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SBS-ASSDA</text:p>
          </table:table-cell>
          <table:table-cell office:value-type="string">
            <text:p>Suministro</text:p>
          </table:table-cell>
          <table:table-cell office:value-type="float" office:value="3433127.63">
            <text:p>3433127,6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SBS-ASSDA</text:p>
          </table:table-cell>
          <table:table-cell office:value-type="string">
            <text:p>Servicio</text:p>
          </table:table-cell>
          <table:table-cell office:value-type="float" office:value="1712618">
            <text:p>1712618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SBS-ASSDA</text:p>
          </table:table-cell>
          <table:table-cell office:value-type="string">
            <text:p>Servicio</text:p>
          </table:table-cell>
          <table:table-cell office:value-type="float" office:value="1712618.32">
            <text:p>1712618,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SBS-ASSDA</text:p>
          </table:table-cell>
          <table:table-cell office:value-type="string">
            <text:p>Suministro</text:p>
          </table:table-cell>
          <table:table-cell office:value-type="float" office:value="3510245">
            <text:p>3510245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SBS-ASSDA</text:p>
          </table:table-cell>
          <table:table-cell office:value-type="string">
            <text:p>Suministro</text:p>
          </table:table-cell>
          <table:table-cell office:value-type="float" office:value="3510245.99">
            <text:p>3510245,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SBS-ASSDA</text:p>
          </table:table-cell>
          <table:table-cell office:value-type="string">
            <text:p>Servicio</text:p>
          </table:table-cell>
          <table:table-cell office:value-type="float" office:value="5663705">
            <text:p>5663705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SBS-ASSDA</text:p>
          </table:table-cell>
          <table:table-cell office:value-type="string">
            <text:p>Servicio</text:p>
          </table:table-cell>
          <table:table-cell office:value-type="float" office:value="5663705.23">
            <text:p>5663705,2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CSBS-ASSDA</text:p>
          </table:table-cell>
          <table:table-cell office:value-type="string">
            <text:p>Suministro</text:p>
          </table:table-cell>
          <table:table-cell office:value-type="float" office:value="2069388">
            <text:p>2069388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CSBS-ASSDA</text:p>
          </table:table-cell>
          <table:table-cell office:value-type="string">
            <text:p>Suministro</text:p>
          </table:table-cell>
          <table:table-cell office:value-type="float" office:value="2069388.4">
            <text:p>2069388,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CSBS-ASSDA</text:p>
          </table:table-cell>
          <table:table-cell office:value-type="string">
            <text:p>Servicio</text:p>
          </table:table-cell>
          <table:table-cell office:value-type="float" office:value="3643757">
            <text:p>3643757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CSBS-ASSDA</text:p>
          </table:table-cell>
          <table:table-cell office:value-type="string">
            <text:p>Servicio</text:p>
          </table:table-cell>
          <table:table-cell office:value-type="float" office:value="3643757.55">
            <text:p>3643757,5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SBS-EIHBG</text:p>
          </table:table-cell>
          <table:table-cell office:value-type="string">
            <text:p>Suministro</text:p>
          </table:table-cell>
          <table:table-cell office:value-type="float" office:value="27652">
            <text:p>27652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SBS-EIHBG</text:p>
          </table:table-cell>
          <table:table-cell office:value-type="string">
            <text:p>Suministro</text:p>
          </table:table-cell>
          <table:table-cell office:value-type="float" office:value="27652.59">
            <text:p>27652,5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SBS-EIHBG</text:p>
          </table:table-cell>
          <table:table-cell office:value-type="string">
            <text:p>Servicio</text:p>
          </table:table-cell>
          <table:table-cell office:value-type="float" office:value="221625">
            <text:p>221625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SBS-EIHBG</text:p>
          </table:table-cell>
          <table:table-cell office:value-type="string">
            <text:p>Servicio</text:p>
          </table:table-cell>
          <table:table-cell office:value-type="float" office:value="221625.92">
            <text:p>221625,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SBS-EIHBG</text:p>
          </table:table-cell>
          <table:table-cell office:value-type="string">
            <text:p>Servicio</text:p>
          </table:table-cell>
          <table:table-cell office:value-type="float" office:value="269630">
            <text:p>269630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SBS-EIHBG</text:p>
          </table:table-cell>
          <table:table-cell office:value-type="string">
            <text:p>Servicio</text:p>
          </table:table-cell>
          <table:table-cell office:value-type="float" office:value="269630.12">
            <text:p>269630,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CSBS-EIHBG</text:p>
          </table:table-cell>
          <table:table-cell office:value-type="string">
            <text:p>Servicio</text:p>
          </table:table-cell>
          <table:table-cell office:value-type="float" office:value="87909">
            <text:p>87909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CSBS-EIHBG</text:p>
          </table:table-cell>
          <table:table-cell office:value-type="string">
            <text:p>Servicio</text:p>
          </table:table-cell>
          <table:table-cell office:value-type="float" office:value="87909.73">
            <text:p>87909,7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SBS-EPES</text:p>
          </table:table-cell>
          <table:table-cell office:value-type="string">
            <text:p>Suministro</text:p>
          </table:table-cell>
          <table:table-cell office:value-type="float" office:value="763031">
            <text:p>763031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SBS-EPES</text:p>
          </table:table-cell>
          <table:table-cell office:value-type="string">
            <text:p>Suministro</text:p>
          </table:table-cell>
          <table:table-cell office:value-type="float" office:value="763031.5">
            <text:p>763031,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SBS-EPES</text:p>
          </table:table-cell>
          <table:table-cell office:value-type="string">
            <text:p>Servicio</text:p>
          </table:table-cell>
          <table:table-cell office:value-type="float" office:value="1416070">
            <text:p>1416070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SBS-EPES</text:p>
          </table:table-cell>
          <table:table-cell office:value-type="string">
            <text:p>Servicio</text:p>
          </table:table-cell>
          <table:table-cell office:value-type="float" office:value="1416070.37">
            <text:p>1416070,3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SBS-EPES</text:p>
          </table:table-cell>
          <table:table-cell office:value-type="string">
            <text:p>Servicio</text:p>
          </table:table-cell>
          <table:table-cell office:value-type="float" office:value="737496">
            <text:p>737496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SBS-EPES</text:p>
          </table:table-cell>
          <table:table-cell office:value-type="string">
            <text:p>Servicio</text:p>
          </table:table-cell>
          <table:table-cell office:value-type="float" office:value="737496.39">
            <text:p>737496,3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CSBS-EPES</text:p>
          </table:table-cell>
          <table:table-cell office:value-type="string">
            <text:p>Servicio</text:p>
          </table:table-cell>
          <table:table-cell office:value-type="float" office:value="1102381">
            <text:p>1102381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CSBS-EPES</text:p>
          </table:table-cell>
          <table:table-cell office:value-type="string">
            <text:p>Servicio</text:p>
          </table:table-cell>
          <table:table-cell office:value-type="float" office:value="1102381.85">
            <text:p>1102381,8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6">
            <text:p>2016</text:p>
          </table:table-cell>
          <table:table-cell office:value-type="string">
            <text:p>CSBS-EPES</text:p>
          </table:table-cell>
          <table:table-cell office:value-type="string">
            <text:p>Servicio</text:p>
          </table:table-cell>
          <table:table-cell office:value-type="float" office:value="927208">
            <text:p>927208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CSBS-EPES</text:p>
          </table:table-cell>
          <table:table-cell office:value-type="string">
            <text:p>Servicio</text:p>
          </table:table-cell>
          <table:table-cell office:value-type="float" office:value="927208.85">
            <text:p>927208,8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TC</text:p>
          </table:table-cell>
          <table:table-cell office:value-type="string">
            <text:p>Suministro</text:p>
          </table:table-cell>
          <table:table-cell office:value-type="float" office:value="3811">
            <text:p>3811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TC</text:p>
          </table:table-cell>
          <table:table-cell office:value-type="string">
            <text:p>Suministro</text:p>
          </table:table-cell>
          <table:table-cell office:value-type="float" office:value="3811.5">
            <text:p>3811,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TC</text:p>
          </table:table-cell>
          <table:table-cell office:value-type="string">
            <text:p>Servicio</text:p>
          </table:table-cell>
          <table:table-cell office:value-type="float" office:value="1100">
            <text:p>1100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TC</text:p>
          </table:table-cell>
          <table:table-cell office:value-type="string">
            <text:p>Servicio</text:p>
          </table:table-cell>
          <table:table-cell office:value-type="float" office:value="1100">
            <text:p>11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TC</text:p>
          </table:table-cell>
          <table:table-cell office:value-type="string">
            <text:p>Suministro</text:p>
          </table:table-cell>
          <table:table-cell office:value-type="float" office:value="6201">
            <text:p>6201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TC</text:p>
          </table:table-cell>
          <table:table-cell office:value-type="string">
            <text:p>Suministro</text:p>
          </table:table-cell>
          <table:table-cell office:value-type="float" office:value="6201.25">
            <text:p>6201,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TC</text:p>
          </table:table-cell>
          <table:table-cell office:value-type="string">
            <text:p>Servicio</text:p>
          </table:table-cell>
          <table:table-cell office:value-type="float" office:value="47396">
            <text:p>47396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TC</text:p>
          </table:table-cell>
          <table:table-cell office:value-type="string">
            <text:p>Servicio</text:p>
          </table:table-cell>
          <table:table-cell office:value-type="float" office:value="47396.8">
            <text:p>47396,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TC</text:p>
          </table:table-cell>
          <table:table-cell office:value-type="string">
            <text:p>Suministro</text:p>
          </table:table-cell>
          <table:table-cell office:value-type="float" office:value="1518">
            <text:p>1518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TC</text:p>
          </table:table-cell>
          <table:table-cell office:value-type="string">
            <text:p>Suministro</text:p>
          </table:table-cell>
          <table:table-cell office:value-type="float" office:value="1518.55">
            <text:p>1518,5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CTC</text:p>
          </table:table-cell>
          <table:table-cell office:value-type="string">
            <text:p>Servicio</text:p>
          </table:table-cell>
          <table:table-cell office:value-type="float" office:value="397173">
            <text:p>397173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CTC</text:p>
          </table:table-cell>
          <table:table-cell office:value-type="string">
            <text:p>Servicio</text:p>
          </table:table-cell>
          <table:table-cell office:value-type="float" office:value="397173.33">
            <text:p>397173,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CTC</text:p>
          </table:table-cell>
          <table:table-cell office:value-type="string">
            <text:p>Servicio</text:p>
          </table:table-cell>
          <table:table-cell office:value-type="float" office:value="460000">
            <text:p>4600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CTC</text:p>
          </table:table-cell>
          <table:table-cell office:value-type="string">
            <text:p>Servicio</text:p>
          </table:table-cell>
          <table:table-cell office:value-type="float" office:value="460000">
            <text:p>46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6">
            <text:p>2016</text:p>
          </table:table-cell>
          <table:table-cell office:value-type="string">
            <text:p>CTC</text:p>
          </table:table-cell>
          <table:table-cell office:value-type="string">
            <text:p>Servicio</text:p>
          </table:table-cell>
          <table:table-cell office:value-type="float" office:value="76666">
            <text:p>76666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CTC</text:p>
          </table:table-cell>
          <table:table-cell office:value-type="string">
            <text:p>Servicio</text:p>
          </table:table-cell>
          <table:table-cell office:value-type="float" office:value="76666.67">
            <text:p>76666,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TCD</text:p>
          </table:table-cell>
          <table:table-cell office:value-type="string">
            <text:p>Suministro</text:p>
          </table:table-cell>
          <table:table-cell office:value-type="float" office:value="224291">
            <text:p>224291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TCD</text:p>
          </table:table-cell>
          <table:table-cell office:value-type="string">
            <text:p>Suministro</text:p>
          </table:table-cell>
          <table:table-cell office:value-type="float" office:value="224291.41">
            <text:p>224291,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TCD</text:p>
          </table:table-cell>
          <table:table-cell office:value-type="string">
            <text:p>Servicio</text:p>
          </table:table-cell>
          <table:table-cell office:value-type="float" office:value="97615">
            <text:p>97615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TCD</text:p>
          </table:table-cell>
          <table:table-cell office:value-type="string">
            <text:p>Servicio</text:p>
          </table:table-cell>
          <table:table-cell office:value-type="float" office:value="97615">
            <text:p>976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TCD</text:p>
          </table:table-cell>
          <table:table-cell office:value-type="string">
            <text:p>Obra</text:p>
          </table:table-cell>
          <table:table-cell office:value-type="float" office:value="65440">
            <text:p>65440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TCD</text:p>
          </table:table-cell>
          <table:table-cell office:value-type="string">
            <text:p>Obra</text:p>
          </table:table-cell>
          <table:table-cell office:value-type="float" office:value="65440.03">
            <text:p>65440,03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CTCD</text:p>
          </table:table-cell>
          <table:table-cell office:value-type="string">
            <text:p>Consultoría y Asistencia</text:p>
          </table:table-cell>
          <table:table-cell office:value-type="float" office:value="300615">
            <text:p>300615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CTCD</text:p>
          </table:table-cell>
          <table:table-cell office:value-type="string">
            <text:p>Consultoría y Asistencia</text:p>
          </table:table-cell>
          <table:table-cell office:value-type="float" office:value="300615">
            <text:p>3006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TCD</text:p>
          </table:table-cell>
          <table:table-cell office:value-type="string">
            <text:p>Suministro</text:p>
          </table:table-cell>
          <table:table-cell office:value-type="float" office:value="442822">
            <text:p>442822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TCD</text:p>
          </table:table-cell>
          <table:table-cell office:value-type="string">
            <text:p>Suministro</text:p>
          </table:table-cell>
          <table:table-cell office:value-type="float" office:value="442822.12">
            <text:p>442822,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TCD</text:p>
          </table:table-cell>
          <table:table-cell office:value-type="string">
            <text:p>Servicio</text:p>
          </table:table-cell>
          <table:table-cell office:value-type="float" office:value="582594">
            <text:p>582594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TCD</text:p>
          </table:table-cell>
          <table:table-cell office:value-type="string">
            <text:p>Servicio</text:p>
          </table:table-cell>
          <table:table-cell office:value-type="float" office:value="582594">
            <text:p>58259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TCD</text:p>
          </table:table-cell>
          <table:table-cell office:value-type="string">
            <text:p>Obra</text:p>
          </table:table-cell>
          <table:table-cell office:value-type="float" office:value="30000">
            <text:p>30000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TCD</text:p>
          </table:table-cell>
          <table:table-cell office:value-type="string">
            <text:p>Obra</text:p>
          </table:table-cell>
          <table:table-cell office:value-type="float" office:value="30000">
            <text:p>3000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TCD</text:p>
          </table:table-cell>
          <table:table-cell office:value-type="string">
            <text:p>Consultoría y Asistencia</text:p>
          </table:table-cell>
          <table:table-cell office:value-type="float" office:value="13613">
            <text:p>13613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TCD</text:p>
          </table:table-cell>
          <table:table-cell office:value-type="string">
            <text:p>Consultoría y Asistencia</text:p>
          </table:table-cell>
          <table:table-cell office:value-type="float" office:value="13613.37">
            <text:p>13613,3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TCD</text:p>
          </table:table-cell>
          <table:table-cell office:value-type="string">
            <text:p>Suministro</text:p>
          </table:table-cell>
          <table:table-cell office:value-type="float" office:value="112699">
            <text:p>112699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TCD</text:p>
          </table:table-cell>
          <table:table-cell office:value-type="string">
            <text:p>Suministro</text:p>
          </table:table-cell>
          <table:table-cell office:value-type="float" office:value="112699.63">
            <text:p>112699,6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TCD</text:p>
          </table:table-cell>
          <table:table-cell office:value-type="string">
            <text:p>Servicio</text:p>
          </table:table-cell>
          <table:table-cell office:value-type="float" office:value="610281">
            <text:p>610281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TCD</text:p>
          </table:table-cell>
          <table:table-cell office:value-type="string">
            <text:p>Servicio</text:p>
          </table:table-cell>
          <table:table-cell office:value-type="float" office:value="610281.96">
            <text:p>610281,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TCD</text:p>
          </table:table-cell>
          <table:table-cell office:value-type="string">
            <text:p>Suministro</text:p>
          </table:table-cell>
          <table:table-cell office:value-type="float" office:value="130502">
            <text:p>130502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TCD</text:p>
          </table:table-cell>
          <table:table-cell office:value-type="string">
            <text:p>Suministro</text:p>
          </table:table-cell>
          <table:table-cell office:value-type="float" office:value="130502.05">
            <text:p>130502,0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TCD</text:p>
          </table:table-cell>
          <table:table-cell office:value-type="string">
            <text:p>Servicio</text:p>
          </table:table-cell>
          <table:table-cell office:value-type="float" office:value="659370">
            <text:p>659370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TCD</text:p>
          </table:table-cell>
          <table:table-cell office:value-type="string">
            <text:p>Servicio</text:p>
          </table:table-cell>
          <table:table-cell office:value-type="float" office:value="659370.16">
            <text:p>659370,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TCD</text:p>
          </table:table-cell>
          <table:table-cell office:value-type="string">
            <text:p>Suministro</text:p>
          </table:table-cell>
          <table:table-cell office:value-type="float" office:value="104478">
            <text:p>104478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TCD</text:p>
          </table:table-cell>
          <table:table-cell office:value-type="string">
            <text:p>Suministro</text:p>
          </table:table-cell>
          <table:table-cell office:value-type="float" office:value="104478.99">
            <text:p>104478,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CTCD</text:p>
          </table:table-cell>
          <table:table-cell office:value-type="string">
            <text:p>Servicio</text:p>
          </table:table-cell>
          <table:table-cell office:value-type="float" office:value="243306">
            <text:p>243306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TCD</text:p>
          </table:table-cell>
          <table:table-cell office:value-type="string">
            <text:p>Servicio</text:p>
          </table:table-cell>
          <table:table-cell office:value-type="float" office:value="243306.41">
            <text:p>243306,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TCD</text:p>
          </table:table-cell>
          <table:table-cell office:value-type="string">
            <text:p>Suministro</text:p>
          </table:table-cell>
          <table:table-cell office:value-type="float" office:value="53488">
            <text:p>53488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TCD</text:p>
          </table:table-cell>
          <table:table-cell office:value-type="string">
            <text:p>Suministro</text:p>
          </table:table-cell>
          <table:table-cell office:value-type="float" office:value="53488.56">
            <text:p>53488,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CTCD</text:p>
          </table:table-cell>
          <table:table-cell office:value-type="string">
            <text:p>Servicio</text:p>
          </table:table-cell>
          <table:table-cell office:value-type="float" office:value="426416">
            <text:p>426416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CTCD</text:p>
          </table:table-cell>
          <table:table-cell office:value-type="string">
            <text:p>Servicio</text:p>
          </table:table-cell>
          <table:table-cell office:value-type="float" office:value="426416.24">
            <text:p>426416,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CTCD</text:p>
          </table:table-cell>
          <table:table-cell office:value-type="string">
            <text:p>Servicio</text:p>
          </table:table-cell>
          <table:table-cell office:value-type="float" office:value="251210">
            <text:p>251210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CTCD</text:p>
          </table:table-cell>
          <table:table-cell office:value-type="string">
            <text:p>Servicio</text:p>
          </table:table-cell>
          <table:table-cell office:value-type="float" office:value="251210">
            <text:p>251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VOT</text:p>
          </table:table-cell>
          <table:table-cell office:value-type="string">
            <text:p>Suministro</text:p>
          </table:table-cell>
          <table:table-cell office:value-type="float" office:value="125362">
            <text:p>125362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VOT</text:p>
          </table:table-cell>
          <table:table-cell office:value-type="string">
            <text:p>Suministro</text:p>
          </table:table-cell>
          <table:table-cell office:value-type="float" office:value="125362.09">
            <text:p>125362,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CVOT</text:p>
          </table:table-cell>
          <table:table-cell office:value-type="string">
            <text:p>Servicio</text:p>
          </table:table-cell>
          <table:table-cell office:value-type="float" office:value="1016241">
            <text:p>1016241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CVOT</text:p>
          </table:table-cell>
          <table:table-cell office:value-type="string">
            <text:p>Servicio</text:p>
          </table:table-cell>
          <table:table-cell office:value-type="float" office:value="1016241.08">
            <text:p>1016241,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VOT</text:p>
          </table:table-cell>
          <table:table-cell office:value-type="string">
            <text:p>Suministro</text:p>
          </table:table-cell>
          <table:table-cell office:value-type="float" office:value="254423">
            <text:p>254423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VOT</text:p>
          </table:table-cell>
          <table:table-cell office:value-type="string">
            <text:p>Suministro</text:p>
          </table:table-cell>
          <table:table-cell office:value-type="float" office:value="254423.55">
            <text:p>254423,5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VOT</text:p>
          </table:table-cell>
          <table:table-cell office:value-type="string">
            <text:p>Servicio</text:p>
          </table:table-cell>
          <table:table-cell office:value-type="float" office:value="5457307">
            <text:p>5457307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VOT</text:p>
          </table:table-cell>
          <table:table-cell office:value-type="string">
            <text:p>Servicio</text:p>
          </table:table-cell>
          <table:table-cell office:value-type="float" office:value="5457307.08">
            <text:p>5457307,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CVOT</text:p>
          </table:table-cell>
          <table:table-cell office:value-type="string">
            <text:p>Obra</text:p>
          </table:table-cell>
          <table:table-cell office:value-type="float" office:value="60000">
            <text:p>60000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CVOT</text:p>
          </table:table-cell>
          <table:table-cell office:value-type="string">
            <text:p>Obra</text:p>
          </table:table-cell>
          <table:table-cell office:value-type="float" office:value="60000">
            <text:p>6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VOT</text:p>
          </table:table-cell>
          <table:table-cell office:value-type="string">
            <text:p>Suministro</text:p>
          </table:table-cell>
          <table:table-cell office:value-type="float" office:value="76560">
            <text:p>76560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VOT</text:p>
          </table:table-cell>
          <table:table-cell office:value-type="string">
            <text:p>Suministro</text:p>
          </table:table-cell>
          <table:table-cell office:value-type="float" office:value="76560.22">
            <text:p>76560,2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CVOT</text:p>
          </table:table-cell>
          <table:table-cell office:value-type="string">
            <text:p>Servicio</text:p>
          </table:table-cell>
          <table:table-cell office:value-type="float" office:value="1624261">
            <text:p>1624261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CVOT</text:p>
          </table:table-cell>
          <table:table-cell office:value-type="string">
            <text:p>Servicio</text:p>
          </table:table-cell>
          <table:table-cell office:value-type="float" office:value="1624261.01">
            <text:p>1624261,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EIAOPJA</text:p>
          </table:table-cell>
          <table:table-cell office:value-type="string">
            <text:p>Suministro</text:p>
          </table:table-cell>
          <table:table-cell office:value-type="float" office:value="21296">
            <text:p>21296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EIAOPJA</text:p>
          </table:table-cell>
          <table:table-cell office:value-type="string">
            <text:p>Suministro</text:p>
          </table:table-cell>
          <table:table-cell office:value-type="float" office:value="21296">
            <text:p>212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EIAOPJA</text:p>
          </table:table-cell>
          <table:table-cell office:value-type="string">
            <text:p>Servicio</text:p>
          </table:table-cell>
          <table:table-cell office:value-type="float" office:value="499693">
            <text:p>499693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EIAOPJA</text:p>
          </table:table-cell>
          <table:table-cell office:value-type="string">
            <text:p>Servicio</text:p>
          </table:table-cell>
          <table:table-cell office:value-type="float" office:value="499693.07">
            <text:p>499693,0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EIAOPJA</text:p>
          </table:table-cell>
          <table:table-cell office:value-type="string">
            <text:p>Suministro</text:p>
          </table:table-cell>
          <table:table-cell office:value-type="float" office:value="42567">
            <text:p>42567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EIAOPJA</text:p>
          </table:table-cell>
          <table:table-cell office:value-type="string">
            <text:p>Suministro</text:p>
          </table:table-cell>
          <table:table-cell office:value-type="float" office:value="42567.08">
            <text:p>42567,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EIAOPJA</text:p>
          </table:table-cell>
          <table:table-cell office:value-type="string">
            <text:p>Servicio</text:p>
          </table:table-cell>
          <table:table-cell office:value-type="float" office:value="150306">
            <text:p>150306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EIAOPJA</text:p>
          </table:table-cell>
          <table:table-cell office:value-type="string">
            <text:p>Servicio</text:p>
          </table:table-cell>
          <table:table-cell office:value-type="float" office:value="150306.41">
            <text:p>150306,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EIAPPA</text:p>
          </table:table-cell>
          <table:table-cell office:value-type="string">
            <text:p>Suministro</text:p>
          </table:table-cell>
          <table:table-cell office:value-type="float" office:value="24200">
            <text:p>24200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EIAPPA</text:p>
          </table:table-cell>
          <table:table-cell office:value-type="string">
            <text:p>Suministro</text:p>
          </table:table-cell>
          <table:table-cell office:value-type="float" office:value="24200">
            <text:p>242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EIAPPA</text:p>
          </table:table-cell>
          <table:table-cell office:value-type="string">
            <text:p>Servicio</text:p>
          </table:table-cell>
          <table:table-cell office:value-type="float" office:value="106062">
            <text:p>106062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EIAPPA</text:p>
          </table:table-cell>
          <table:table-cell office:value-type="string">
            <text:p>Servicio</text:p>
          </table:table-cell>
          <table:table-cell office:value-type="float" office:value="106062.24">
            <text:p>106062,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EIAPPA</text:p>
          </table:table-cell>
          <table:table-cell office:value-type="string">
            <text:p>Servicio</text:p>
          </table:table-cell>
          <table:table-cell office:value-type="float" office:value="77796">
            <text:p>77796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EIAPPA</text:p>
          </table:table-cell>
          <table:table-cell office:value-type="string">
            <text:p>Servicio</text:p>
          </table:table-cell>
          <table:table-cell office:value-type="float" office:value="77796.92">
            <text:p>77796,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EIAPPA</text:p>
          </table:table-cell>
          <table:table-cell office:value-type="string">
            <text:p>Servicio</text:p>
          </table:table-cell>
          <table:table-cell office:value-type="float" office:value="47795">
            <text:p>47795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IAPPA</text:p>
          </table:table-cell>
          <table:table-cell office:value-type="string">
            <text:p>Servicio</text:p>
          </table:table-cell>
          <table:table-cell office:value-type="float" office:value="47795">
            <text:p>477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6">
            <text:p>2016</text:p>
          </table:table-cell>
          <table:table-cell office:value-type="string">
            <text:p>EIAPPA</text:p>
          </table:table-cell>
          <table:table-cell office:value-type="string">
            <text:p>Servicio</text:p>
          </table:table-cell>
          <table:table-cell office:value-type="float" office:value="3025">
            <text:p>3025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IAPPA</text:p>
          </table:table-cell>
          <table:table-cell office:value-type="string">
            <text:p>Servicio</text:p>
          </table:table-cell>
          <table:table-cell office:value-type="float" office:value="3025">
            <text:p>30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7">
            <text:p>2017</text:p>
          </table:table-cell>
          <table:table-cell office:value-type="string">
            <text:p>EIAPPA</text:p>
          </table:table-cell>
          <table:table-cell office:value-type="string">
            <text:p>Servicio</text:p>
          </table:table-cell>
          <table:table-cell office:value-type="float" office:value="3025">
            <text:p>3025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EIAPPA</text:p>
          </table:table-cell>
          <table:table-cell office:value-type="string">
            <text:p>Servicio</text:p>
          </table:table-cell>
          <table:table-cell office:value-type="float" office:value="3025">
            <text:p>30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EIEPTD</text:p>
          </table:table-cell>
          <table:table-cell office:value-type="string">
            <text:p>Suministro</text:p>
          </table:table-cell>
          <table:table-cell office:value-type="float" office:value="86295">
            <text:p>86295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EIEPTD</text:p>
          </table:table-cell>
          <table:table-cell office:value-type="string">
            <text:p>Suministro</text:p>
          </table:table-cell>
          <table:table-cell office:value-type="float" office:value="86295.18">
            <text:p>86295,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EIEPTD</text:p>
          </table:table-cell>
          <table:table-cell office:value-type="string">
            <text:p>Servicio</text:p>
          </table:table-cell>
          <table:table-cell office:value-type="float" office:value="279402">
            <text:p>279402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EIEPTD</text:p>
          </table:table-cell>
          <table:table-cell office:value-type="string">
            <text:p>Servicio</text:p>
          </table:table-cell>
          <table:table-cell office:value-type="float" office:value="279402.28">
            <text:p>279402,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EIEPTD</text:p>
          </table:table-cell>
          <table:table-cell office:value-type="string">
            <text:p>Suministro</text:p>
          </table:table-cell>
          <table:table-cell office:value-type="float" office:value="52010">
            <text:p>52010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EIEPTD</text:p>
          </table:table-cell>
          <table:table-cell office:value-type="string">
            <text:p>Suministro</text:p>
          </table:table-cell>
          <table:table-cell office:value-type="float" office:value="52010.59">
            <text:p>52010,5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EIEPTD</text:p>
          </table:table-cell>
          <table:table-cell office:value-type="string">
            <text:p>Servicio</text:p>
          </table:table-cell>
          <table:table-cell office:value-type="float" office:value="387651">
            <text:p>387651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EIEPTD</text:p>
          </table:table-cell>
          <table:table-cell office:value-type="string">
            <text:p>Servicio</text:p>
          </table:table-cell>
          <table:table-cell office:value-type="float" office:value="387651.03">
            <text:p>387651,0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EIEPTD</text:p>
          </table:table-cell>
          <table:table-cell office:value-type="string">
            <text:p>Suministro</text:p>
          </table:table-cell>
          <table:table-cell office:value-type="float" office:value="79788">
            <text:p>79788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EIEPTD</text:p>
          </table:table-cell>
          <table:table-cell office:value-type="string">
            <text:p>Suministro</text:p>
          </table:table-cell>
          <table:table-cell office:value-type="float" office:value="79788.61">
            <text:p>79788,6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EIEPTD</text:p>
          </table:table-cell>
          <table:table-cell office:value-type="string">
            <text:p>Servicio</text:p>
          </table:table-cell>
          <table:table-cell office:value-type="float" office:value="171721">
            <text:p>171721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EIEPTD</text:p>
          </table:table-cell>
          <table:table-cell office:value-type="string">
            <text:p>Servicio</text:p>
          </table:table-cell>
          <table:table-cell office:value-type="float" office:value="171721.46">
            <text:p>171721,4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EIEPTD</text:p>
          </table:table-cell>
          <table:table-cell office:value-type="string">
            <text:p>Servicio</text:p>
          </table:table-cell>
          <table:table-cell office:value-type="float" office:value="19416">
            <text:p>19416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IEPTD</text:p>
          </table:table-cell>
          <table:table-cell office:value-type="string">
            <text:p>Servicio</text:p>
          </table:table-cell>
          <table:table-cell office:value-type="float" office:value="19416">
            <text:p>194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EIIAPH</text:p>
          </table:table-cell>
          <table:table-cell office:value-type="string">
            <text:p>Suministro</text:p>
          </table:table-cell>
          <table:table-cell office:value-type="float" office:value="13841">
            <text:p>13841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EIIAPH</text:p>
          </table:table-cell>
          <table:table-cell office:value-type="string">
            <text:p>Suministro</text:p>
          </table:table-cell>
          <table:table-cell office:value-type="float" office:value="13841.68">
            <text:p>13841,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EIIAPH</text:p>
          </table:table-cell>
          <table:table-cell office:value-type="string">
            <text:p>Servicio</text:p>
          </table:table-cell>
          <table:table-cell office:value-type="float" office:value="14677">
            <text:p>14677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EIIAPH</text:p>
          </table:table-cell>
          <table:table-cell office:value-type="string">
            <text:p>Servicio</text:p>
          </table:table-cell>
          <table:table-cell office:value-type="float" office:value="14677.55">
            <text:p>14677,5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EIIAPH</text:p>
          </table:table-cell>
          <table:table-cell office:value-type="string">
            <text:p>Suministro</text:p>
          </table:table-cell>
          <table:table-cell office:value-type="float" office:value="341">
            <text:p>341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EIIAPH</text:p>
          </table:table-cell>
          <table:table-cell office:value-type="string">
            <text:p>Suministro</text:p>
          </table:table-cell>
          <table:table-cell office:value-type="float" office:value="341.27">
            <text:p>341,2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EIIAPH</text:p>
          </table:table-cell>
          <table:table-cell office:value-type="string">
            <text:p>Servicio</text:p>
          </table:table-cell>
          <table:table-cell office:value-type="float" office:value="4762">
            <text:p>4762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EIIAPH</text:p>
          </table:table-cell>
          <table:table-cell office:value-type="string">
            <text:p>Servicio</text:p>
          </table:table-cell>
          <table:table-cell office:value-type="float" office:value="4762.43">
            <text:p>4762,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EIIAPH</text:p>
          </table:table-cell>
          <table:table-cell office:value-type="string">
            <text:p>Suministro</text:p>
          </table:table-cell>
          <table:table-cell office:value-type="float" office:value="29265">
            <text:p>29265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EIIAPH</text:p>
          </table:table-cell>
          <table:table-cell office:value-type="string">
            <text:p>Suministro</text:p>
          </table:table-cell>
          <table:table-cell office:value-type="float" office:value="29265.33">
            <text:p>29265,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EIIAPH</text:p>
          </table:table-cell>
          <table:table-cell office:value-type="string">
            <text:p>Servicio</text:p>
          </table:table-cell>
          <table:table-cell office:value-type="float" office:value="112418">
            <text:p>112418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EIIAPH</text:p>
          </table:table-cell>
          <table:table-cell office:value-type="string">
            <text:p>Servicio</text:p>
          </table:table-cell>
          <table:table-cell office:value-type="float" office:value="112418.27">
            <text:p>112418,2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EIIAPH</text:p>
          </table:table-cell>
          <table:table-cell office:value-type="string">
            <text:p>Suministro</text:p>
          </table:table-cell>
          <table:table-cell office:value-type="float" office:value="25101">
            <text:p>25101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EIIAPH</text:p>
          </table:table-cell>
          <table:table-cell office:value-type="string">
            <text:p>Suministro</text:p>
          </table:table-cell>
          <table:table-cell office:value-type="float" office:value="25101.45">
            <text:p>25101,4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EIIAPH</text:p>
          </table:table-cell>
          <table:table-cell office:value-type="string">
            <text:p>Servicio</text:p>
          </table:table-cell>
          <table:table-cell office:value-type="float" office:value="32299">
            <text:p>32299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EIIAPH</text:p>
          </table:table-cell>
          <table:table-cell office:value-type="string">
            <text:p>Servicio</text:p>
          </table:table-cell>
          <table:table-cell office:value-type="float" office:value="32299">
            <text:p>322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EIVEIASA</text:p>
          </table:table-cell>
          <table:table-cell office:value-type="string">
            <text:p>Suministro</text:p>
          </table:table-cell>
          <table:table-cell office:value-type="float" office:value="106946">
            <text:p>106946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EIVEIASA</text:p>
          </table:table-cell>
          <table:table-cell office:value-type="string">
            <text:p>Suministro</text:p>
          </table:table-cell>
          <table:table-cell office:value-type="float" office:value="106946.5">
            <text:p>106946,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EIVEIASA</text:p>
          </table:table-cell>
          <table:table-cell office:value-type="string">
            <text:p>Servicio</text:p>
          </table:table-cell>
          <table:table-cell office:value-type="float" office:value="117300">
            <text:p>117300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EIVEIASA</text:p>
          </table:table-cell>
          <table:table-cell office:value-type="string">
            <text:p>Servicio</text:p>
          </table:table-cell>
          <table:table-cell office:value-type="float" office:value="117300">
            <text:p>1173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EIVEIASA</text:p>
          </table:table-cell>
          <table:table-cell office:value-type="string">
            <text:p>Suministro</text:p>
          </table:table-cell>
          <table:table-cell office:value-type="float" office:value="660120">
            <text:p>660120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EIVEIASA</text:p>
          </table:table-cell>
          <table:table-cell office:value-type="string">
            <text:p>Suministro</text:p>
          </table:table-cell>
          <table:table-cell office:value-type="float" office:value="660120">
            <text:p>6601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EIVEIASA</text:p>
          </table:table-cell>
          <table:table-cell office:value-type="string">
            <text:p>Servicio</text:p>
          </table:table-cell>
          <table:table-cell office:value-type="float" office:value="302318">
            <text:p>302318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EIVEIASA</text:p>
          </table:table-cell>
          <table:table-cell office:value-type="string">
            <text:p>Servicio</text:p>
          </table:table-cell>
          <table:table-cell office:value-type="float" office:value="302318.5">
            <text:p>302318,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FPGYS</text:p>
          </table:table-cell>
          <table:table-cell office:value-type="string">
            <text:p>Servicio</text:p>
          </table:table-cell>
          <table:table-cell office:value-type="float" office:value="46859">
            <text:p>46859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FPGYS</text:p>
          </table:table-cell>
          <table:table-cell office:value-type="string">
            <text:p>Servicio</text:p>
          </table:table-cell>
          <table:table-cell office:value-type="float" office:value="46859.5">
            <text:p>46859,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FPGYS</text:p>
          </table:table-cell>
          <table:table-cell office:value-type="string">
            <text:p>Suministro</text:p>
          </table:table-cell>
          <table:table-cell office:value-type="float" office:value="308562">
            <text:p>308562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FPGYS</text:p>
          </table:table-cell>
          <table:table-cell office:value-type="string">
            <text:p>Suministro</text:p>
          </table:table-cell>
          <table:table-cell office:value-type="float" office:value="308562.45">
            <text:p>308562,4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FPGYS</text:p>
          </table:table-cell>
          <table:table-cell office:value-type="string">
            <text:p>Servicio</text:p>
          </table:table-cell>
          <table:table-cell office:value-type="float" office:value="1767032">
            <text:p>1767032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FPGYS</text:p>
          </table:table-cell>
          <table:table-cell office:value-type="string">
            <text:p>Servicio</text:p>
          </table:table-cell>
          <table:table-cell office:value-type="float" office:value="1767032.28">
            <text:p>1767032,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FPGYS</text:p>
          </table:table-cell>
          <table:table-cell office:value-type="string">
            <text:p>Obra</text:p>
          </table:table-cell>
          <table:table-cell office:value-type="float" office:value="72838">
            <text:p>72838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FPGYS</text:p>
          </table:table-cell>
          <table:table-cell office:value-type="string">
            <text:p>Obra</text:p>
          </table:table-cell>
          <table:table-cell office:value-type="float" office:value="72838.3">
            <text:p>72838,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FPGYS</text:p>
          </table:table-cell>
          <table:table-cell office:value-type="string">
            <text:p>Suministro</text:p>
          </table:table-cell>
          <table:table-cell office:value-type="float" office:value="72644">
            <text:p>72644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FPGYS</text:p>
          </table:table-cell>
          <table:table-cell office:value-type="string">
            <text:p>Suministro</text:p>
          </table:table-cell>
          <table:table-cell office:value-type="float" office:value="72644.42">
            <text:p>72644,4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FPGYS</text:p>
          </table:table-cell>
          <table:table-cell office:value-type="string">
            <text:p>Servicio</text:p>
          </table:table-cell>
          <table:table-cell office:value-type="float" office:value="656322">
            <text:p>656322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FPGYS</text:p>
          </table:table-cell>
          <table:table-cell office:value-type="string">
            <text:p>Servicio</text:p>
          </table:table-cell>
          <table:table-cell office:value-type="float" office:value="656322.95">
            <text:p>656322,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IAAP</text:p>
          </table:table-cell>
          <table:table-cell office:value-type="string">
            <text:p>Servicio</text:p>
          </table:table-cell>
          <table:table-cell office:value-type="float" office:value="43635">
            <text:p>43635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IAAP</text:p>
          </table:table-cell>
          <table:table-cell office:value-type="string">
            <text:p>Servicio</text:p>
          </table:table-cell>
          <table:table-cell office:value-type="float" office:value="43635.58">
            <text:p>43635,5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IAAP</text:p>
          </table:table-cell>
          <table:table-cell office:value-type="string">
            <text:p>Obra</text:p>
          </table:table-cell>
          <table:table-cell office:value-type="float" office:value="12000">
            <text:p>12000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IAAP</text:p>
          </table:table-cell>
          <table:table-cell office:value-type="string">
            <text:p>Obra</text:p>
          </table:table-cell>
          <table:table-cell office:value-type="float" office:value="12000">
            <text:p>1200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IAAP</text:p>
          </table:table-cell>
          <table:table-cell office:value-type="string">
            <text:p>Consultoría y Asistencia</text:p>
          </table:table-cell>
          <table:table-cell office:value-type="float" office:value="86735">
            <text:p>86735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IAAP</text:p>
          </table:table-cell>
          <table:table-cell office:value-type="string">
            <text:p>Consultoría y Asistencia</text:p>
          </table:table-cell>
          <table:table-cell office:value-type="float" office:value="86735.58">
            <text:p>86735,5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IAAP</text:p>
          </table:table-cell>
          <table:table-cell office:value-type="string">
            <text:p>Suministro</text:p>
          </table:table-cell>
          <table:table-cell office:value-type="float" office:value="90474">
            <text:p>90474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IAAP</text:p>
          </table:table-cell>
          <table:table-cell office:value-type="string">
            <text:p>Suministro</text:p>
          </table:table-cell>
          <table:table-cell office:value-type="float" office:value="90474.48">
            <text:p>90474,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IAAP</text:p>
          </table:table-cell>
          <table:table-cell office:value-type="string">
            <text:p>Servicio</text:p>
          </table:table-cell>
          <table:table-cell office:value-type="float" office:value="52554">
            <text:p>52554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IAAP</text:p>
          </table:table-cell>
          <table:table-cell office:value-type="string">
            <text:p>Servicio</text:p>
          </table:table-cell>
          <table:table-cell office:value-type="float" office:value="52554.96">
            <text:p>52554,96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IAAP</text:p>
          </table:table-cell>
          <table:table-cell office:value-type="string">
            <text:p>Consultoría y Asistencia</text:p>
          </table:table-cell>
          <table:table-cell office:value-type="float" office:value="54309">
            <text:p>54309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IAAP</text:p>
          </table:table-cell>
          <table:table-cell office:value-type="string">
            <text:p>Consultoría y Asistencia</text:p>
          </table:table-cell>
          <table:table-cell office:value-type="float" office:value="54309.28">
            <text:p>54309,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IAAP</text:p>
          </table:table-cell>
          <table:table-cell office:value-type="string">
            <text:p>Suministro</text:p>
          </table:table-cell>
          <table:table-cell office:value-type="float" office:value="161812">
            <text:p>161812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IAAP</text:p>
          </table:table-cell>
          <table:table-cell office:value-type="string">
            <text:p>Suministro</text:p>
          </table:table-cell>
          <table:table-cell office:value-type="float" office:value="161812.8">
            <text:p>161812,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IAAP</text:p>
          </table:table-cell>
          <table:table-cell office:value-type="string">
            <text:p>Servicio</text:p>
          </table:table-cell>
          <table:table-cell office:value-type="float" office:value="292702">
            <text:p>292702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IAAP</text:p>
          </table:table-cell>
          <table:table-cell office:value-type="string">
            <text:p>Servicio</text:p>
          </table:table-cell>
          <table:table-cell office:value-type="float" office:value="292702.32">
            <text:p>292702,32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IAAP</text:p>
          </table:table-cell>
          <table:table-cell office:value-type="string">
            <text:p>Consultoría y Asistencia</text:p>
          </table:table-cell>
          <table:table-cell office:value-type="float" office:value="138166">
            <text:p>138166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IAAP</text:p>
          </table:table-cell>
          <table:table-cell office:value-type="string">
            <text:p>Consultoría y Asistencia</text:p>
          </table:table-cell>
          <table:table-cell office:value-type="float" office:value="138166.78">
            <text:p>138166,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IAAP</text:p>
          </table:table-cell>
          <table:table-cell office:value-type="string">
            <text:p>Suministro</text:p>
          </table:table-cell>
          <table:table-cell office:value-type="float" office:value="224719">
            <text:p>224719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IAAP</text:p>
          </table:table-cell>
          <table:table-cell office:value-type="string">
            <text:p>Suministro</text:p>
          </table:table-cell>
          <table:table-cell office:value-type="float" office:value="224719.8">
            <text:p>224719,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IAAP</text:p>
          </table:table-cell>
          <table:table-cell office:value-type="string">
            <text:p>Servicio</text:p>
          </table:table-cell>
          <table:table-cell office:value-type="float" office:value="317688">
            <text:p>317688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IAAP</text:p>
          </table:table-cell>
          <table:table-cell office:value-type="string">
            <text:p>Servicio</text:p>
          </table:table-cell>
          <table:table-cell office:value-type="float" office:value="317688">
            <text:p>31768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IAAP</text:p>
          </table:table-cell>
          <table:table-cell office:value-type="string">
            <text:p>Consultoría y Asistencia</text:p>
          </table:table-cell>
          <table:table-cell office:value-type="float" office:value="49203">
            <text:p>49203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IAAP</text:p>
          </table:table-cell>
          <table:table-cell office:value-type="string">
            <text:p>Consultoría y Asistencia</text:p>
          </table:table-cell>
          <table:table-cell office:value-type="float" office:value="49203">
            <text:p>4920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IAAP</text:p>
          </table:table-cell>
          <table:table-cell office:value-type="string">
            <text:p>Servicio</text:p>
          </table:table-cell>
          <table:table-cell office:value-type="float" office:value="511523">
            <text:p>511523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IAAP</text:p>
          </table:table-cell>
          <table:table-cell office:value-type="string">
            <text:p>Servicio</text:p>
          </table:table-cell>
          <table:table-cell office:value-type="float" office:value="511523.25">
            <text:p>511523,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IAAP</text:p>
          </table:table-cell>
          <table:table-cell office:value-type="string">
            <text:p>Servicio</text:p>
          </table:table-cell>
          <table:table-cell office:value-type="float" office:value="24456">
            <text:p>24456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IAAP</text:p>
          </table:table-cell>
          <table:table-cell office:value-type="string">
            <text:p>Servicio</text:p>
          </table:table-cell>
          <table:table-cell office:value-type="float" office:value="24456">
            <text:p>244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IAJ</text:p>
          </table:table-cell>
          <table:table-cell office:value-type="string">
            <text:p>Suministro</text:p>
          </table:table-cell>
          <table:table-cell office:value-type="float" office:value="34679">
            <text:p>34679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IAJ</text:p>
          </table:table-cell>
          <table:table-cell office:value-type="string">
            <text:p>Suministro</text:p>
          </table:table-cell>
          <table:table-cell office:value-type="float" office:value="34679.83">
            <text:p>34679,8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IAJ</text:p>
          </table:table-cell>
          <table:table-cell office:value-type="string">
            <text:p>Servicio</text:p>
          </table:table-cell>
          <table:table-cell office:value-type="float" office:value="8677">
            <text:p>8677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IAJ</text:p>
          </table:table-cell>
          <table:table-cell office:value-type="string">
            <text:p>Servicio</text:p>
          </table:table-cell>
          <table:table-cell office:value-type="float" office:value="8677">
            <text:p>867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IAJ</text:p>
          </table:table-cell>
          <table:table-cell office:value-type="string">
            <text:p>Servicio</text:p>
          </table:table-cell>
          <table:table-cell office:value-type="float" office:value="258666">
            <text:p>258666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IAJ</text:p>
          </table:table-cell>
          <table:table-cell office:value-type="string">
            <text:p>Servicio</text:p>
          </table:table-cell>
          <table:table-cell office:value-type="float" office:value="258666.67">
            <text:p>258666,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IAJ</text:p>
          </table:table-cell>
          <table:table-cell office:value-type="string">
            <text:p>Suministro</text:p>
          </table:table-cell>
          <table:table-cell office:value-type="float" office:value="62460">
            <text:p>62460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IAJ</text:p>
          </table:table-cell>
          <table:table-cell office:value-type="string">
            <text:p>Suministro</text:p>
          </table:table-cell>
          <table:table-cell office:value-type="float" office:value="62460.01">
            <text:p>62460,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IAJ</text:p>
          </table:table-cell>
          <table:table-cell office:value-type="string">
            <text:p>Servicio</text:p>
          </table:table-cell>
          <table:table-cell office:value-type="float" office:value="386350">
            <text:p>386350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IAJ</text:p>
          </table:table-cell>
          <table:table-cell office:value-type="string">
            <text:p>Servicio</text:p>
          </table:table-cell>
          <table:table-cell office:value-type="float" office:value="386350.73">
            <text:p>386350,73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IAJ</text:p>
          </table:table-cell>
          <table:table-cell office:value-type="string">
            <text:p>Consultoría y Asistencia</text:p>
          </table:table-cell>
          <table:table-cell office:value-type="float" office:value="117333">
            <text:p>117333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IAJ</text:p>
          </table:table-cell>
          <table:table-cell office:value-type="string">
            <text:p>Consultoría y Asistencia</text:p>
          </table:table-cell>
          <table:table-cell office:value-type="float" office:value="117333.31">
            <text:p>117333,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IAJ</text:p>
          </table:table-cell>
          <table:table-cell office:value-type="string">
            <text:p>Suministro</text:p>
          </table:table-cell>
          <table:table-cell office:value-type="float" office:value="17787">
            <text:p>17787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IAJ</text:p>
          </table:table-cell>
          <table:table-cell office:value-type="string">
            <text:p>Suministro</text:p>
          </table:table-cell>
          <table:table-cell office:value-type="float" office:value="17787.69">
            <text:p>17787,6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IAJ</text:p>
          </table:table-cell>
          <table:table-cell office:value-type="string">
            <text:p>Servicio</text:p>
          </table:table-cell>
          <table:table-cell office:value-type="float" office:value="693884">
            <text:p>693884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IAJ</text:p>
          </table:table-cell>
          <table:table-cell office:value-type="string">
            <text:p>Servicio</text:p>
          </table:table-cell>
          <table:table-cell office:value-type="float" office:value="693884.05">
            <text:p>693884,0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IAJ</text:p>
          </table:table-cell>
          <table:table-cell office:value-type="string">
            <text:p>Obra</text:p>
          </table:table-cell>
          <table:table-cell office:value-type="float" office:value="189643">
            <text:p>189643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IAJ</text:p>
          </table:table-cell>
          <table:table-cell office:value-type="string">
            <text:p>Obra</text:p>
          </table:table-cell>
          <table:table-cell office:value-type="float" office:value="189643.21">
            <text:p>189643,21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IAJ</text:p>
          </table:table-cell>
          <table:table-cell office:value-type="string">
            <text:p>Consultoría y Asistencia</text:p>
          </table:table-cell>
          <table:table-cell office:value-type="float" office:value="66666">
            <text:p>66666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IAJ</text:p>
          </table:table-cell>
          <table:table-cell office:value-type="string">
            <text:p>Consultoría y Asistencia</text:p>
          </table:table-cell>
          <table:table-cell office:value-type="float" office:value="66666.69">
            <text:p>66666,6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IAJ</text:p>
          </table:table-cell>
          <table:table-cell office:value-type="string">
            <text:p>Suministro</text:p>
          </table:table-cell>
          <table:table-cell office:value-type="float" office:value="531000">
            <text:p>531000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IAJ</text:p>
          </table:table-cell>
          <table:table-cell office:value-type="string">
            <text:p>Suministro</text:p>
          </table:table-cell>
          <table:table-cell office:value-type="float" office:value="531000">
            <text:p>53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IAJ</text:p>
          </table:table-cell>
          <table:table-cell office:value-type="string">
            <text:p>Servicio</text:p>
          </table:table-cell>
          <table:table-cell office:value-type="float" office:value="1018533">
            <text:p>1018533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IAJ</text:p>
          </table:table-cell>
          <table:table-cell office:value-type="string">
            <text:p>Servicio</text:p>
          </table:table-cell>
          <table:table-cell office:value-type="float" office:value="1018533.5">
            <text:p>1018533,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IAJ</text:p>
          </table:table-cell>
          <table:table-cell office:value-type="string">
            <text:p>Obra</text:p>
          </table:table-cell>
          <table:table-cell office:value-type="float" office:value="189643">
            <text:p>189643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IAJ</text:p>
          </table:table-cell>
          <table:table-cell office:value-type="string">
            <text:p>Obra</text:p>
          </table:table-cell>
          <table:table-cell office:value-type="float" office:value="189643.21">
            <text:p>189643,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IAJ</text:p>
          </table:table-cell>
          <table:table-cell office:value-type="string">
            <text:p>Suministro</text:p>
          </table:table-cell>
          <table:table-cell office:value-type="float" office:value="295">
            <text:p>295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IAJ</text:p>
          </table:table-cell>
          <table:table-cell office:value-type="string">
            <text:p>Suministro</text:p>
          </table:table-cell>
          <table:table-cell office:value-type="float" office:value="295.28">
            <text:p>295,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IAJ</text:p>
          </table:table-cell>
          <table:table-cell office:value-type="string">
            <text:p>Servicio</text:p>
          </table:table-cell>
          <table:table-cell office:value-type="float" office:value="156351">
            <text:p>156351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IAJ</text:p>
          </table:table-cell>
          <table:table-cell office:value-type="string">
            <text:p>Servicio</text:p>
          </table:table-cell>
          <table:table-cell office:value-type="float" office:value="156351.2">
            <text:p>156351,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IAJ</text:p>
          </table:table-cell>
          <table:table-cell office:value-type="string">
            <text:p>Suministro</text:p>
          </table:table-cell>
          <table:table-cell office:value-type="float" office:value="8311">
            <text:p>8311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IAJ</text:p>
          </table:table-cell>
          <table:table-cell office:value-type="string">
            <text:p>Suministro</text:p>
          </table:table-cell>
          <table:table-cell office:value-type="float" office:value="8311.38">
            <text:p>8311,3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IAJ</text:p>
          </table:table-cell>
          <table:table-cell office:value-type="string">
            <text:p>Servicio</text:p>
          </table:table-cell>
          <table:table-cell office:value-type="float" office:value="541133">
            <text:p>541133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IAJ</text:p>
          </table:table-cell>
          <table:table-cell office:value-type="string">
            <text:p>Servicio</text:p>
          </table:table-cell>
          <table:table-cell office:value-type="float" office:value="541133.99">
            <text:p>541133,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IAJ</text:p>
          </table:table-cell>
          <table:table-cell office:value-type="string">
            <text:p>Suministro</text:p>
          </table:table-cell>
          <table:table-cell office:value-type="float" office:value="45157">
            <text:p>45157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IAJ</text:p>
          </table:table-cell>
          <table:table-cell office:value-type="string">
            <text:p>Suministro</text:p>
          </table:table-cell>
          <table:table-cell office:value-type="float" office:value="45157.3">
            <text:p>45157,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IAJ</text:p>
          </table:table-cell>
          <table:table-cell office:value-type="string">
            <text:p>Servicio</text:p>
          </table:table-cell>
          <table:table-cell office:value-type="float" office:value="521025">
            <text:p>521025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IAJ</text:p>
          </table:table-cell>
          <table:table-cell office:value-type="string">
            <text:p>Servicio</text:p>
          </table:table-cell>
          <table:table-cell office:value-type="float" office:value="521025.92">
            <text:p>521025,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IAJ</text:p>
          </table:table-cell>
          <table:table-cell office:value-type="string">
            <text:p>Servicio</text:p>
          </table:table-cell>
          <table:table-cell office:value-type="float" office:value="418372">
            <text:p>418372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IAJ</text:p>
          </table:table-cell>
          <table:table-cell office:value-type="string">
            <text:p>Servicio</text:p>
          </table:table-cell>
          <table:table-cell office:value-type="float" office:value="418372.86">
            <text:p>418372,8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IAM</text:p>
          </table:table-cell>
          <table:table-cell office:value-type="string">
            <text:p>Suministro</text:p>
          </table:table-cell>
          <table:table-cell office:value-type="float" office:value="16556">
            <text:p>16556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IAM</text:p>
          </table:table-cell>
          <table:table-cell office:value-type="string">
            <text:p>Suministro</text:p>
          </table:table-cell>
          <table:table-cell office:value-type="float" office:value="16556.34">
            <text:p>16556,3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IAM</text:p>
          </table:table-cell>
          <table:table-cell office:value-type="string">
            <text:p>Consultoría y Asistencia</text:p>
          </table:table-cell>
          <table:table-cell office:value-type="float" office:value="87098">
            <text:p>87098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IAM</text:p>
          </table:table-cell>
          <table:table-cell office:value-type="string">
            <text:p>Consultoría y Asistencia</text:p>
          </table:table-cell>
          <table:table-cell office:value-type="float" office:value="87098.8">
            <text:p>87098,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IAM</text:p>
          </table:table-cell>
          <table:table-cell office:value-type="string">
            <text:p>Suministro</text:p>
          </table:table-cell>
          <table:table-cell office:value-type="float" office:value="240202">
            <text:p>240202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IAM</text:p>
          </table:table-cell>
          <table:table-cell office:value-type="string">
            <text:p>Suministro</text:p>
          </table:table-cell>
          <table:table-cell office:value-type="float" office:value="240202">
            <text:p>24020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IAM</text:p>
          </table:table-cell>
          <table:table-cell office:value-type="string">
            <text:p>Servicio</text:p>
          </table:table-cell>
          <table:table-cell office:value-type="float" office:value="235963">
            <text:p>235963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IAM</text:p>
          </table:table-cell>
          <table:table-cell office:value-type="string">
            <text:p>Servicio</text:p>
          </table:table-cell>
          <table:table-cell office:value-type="float" office:value="235963">
            <text:p>23596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IAM</text:p>
          </table:table-cell>
          <table:table-cell office:value-type="string">
            <text:p>Obra</text:p>
          </table:table-cell>
          <table:table-cell office:value-type="float" office:value="37934">
            <text:p>37934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IAM</text:p>
          </table:table-cell>
          <table:table-cell office:value-type="string">
            <text:p>Obra</text:p>
          </table:table-cell>
          <table:table-cell office:value-type="float" office:value="37934">
            <text:p>3793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IAM</text:p>
          </table:table-cell>
          <table:table-cell office:value-type="string">
            <text:p>Consultoría y Asistencia</text:p>
          </table:table-cell>
          <table:table-cell office:value-type="float" office:value="423250">
            <text:p>423250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IAM</text:p>
          </table:table-cell>
          <table:table-cell office:value-type="string">
            <text:p>Consultoría y Asistencia</text:p>
          </table:table-cell>
          <table:table-cell office:value-type="float" office:value="423250">
            <text:p>4232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IAM</text:p>
          </table:table-cell>
          <table:table-cell office:value-type="string">
            <text:p>Suministro</text:p>
          </table:table-cell>
          <table:table-cell office:value-type="float" office:value="65800">
            <text:p>65800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IAM</text:p>
          </table:table-cell>
          <table:table-cell office:value-type="string">
            <text:p>Suministro</text:p>
          </table:table-cell>
          <table:table-cell office:value-type="float" office:value="65800">
            <text:p>658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IAM</text:p>
          </table:table-cell>
          <table:table-cell office:value-type="string">
            <text:p>Servicio</text:p>
          </table:table-cell>
          <table:table-cell office:value-type="float" office:value="311914">
            <text:p>311914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IAM</text:p>
          </table:table-cell>
          <table:table-cell office:value-type="string">
            <text:p>Servicio</text:p>
          </table:table-cell>
          <table:table-cell office:value-type="float" office:value="311914">
            <text:p>31191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IAM</text:p>
          </table:table-cell>
          <table:table-cell office:value-type="string">
            <text:p>Consultoría y Asistencia</text:p>
          </table:table-cell>
          <table:table-cell office:value-type="float" office:value="120750">
            <text:p>120750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IAM</text:p>
          </table:table-cell>
          <table:table-cell office:value-type="string">
            <text:p>Consultoría y Asistencia</text:p>
          </table:table-cell>
          <table:table-cell office:value-type="float" office:value="120750">
            <text:p>1207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IAM</text:p>
          </table:table-cell>
          <table:table-cell office:value-type="string">
            <text:p>Suministro</text:p>
          </table:table-cell>
          <table:table-cell office:value-type="float" office:value="122000">
            <text:p>122000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IAM</text:p>
          </table:table-cell>
          <table:table-cell office:value-type="string">
            <text:p>Suministro</text:p>
          </table:table-cell>
          <table:table-cell office:value-type="float" office:value="122000">
            <text:p>12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IAM</text:p>
          </table:table-cell>
          <table:table-cell office:value-type="string">
            <text:p>Servicio</text:p>
          </table:table-cell>
          <table:table-cell office:value-type="float" office:value="460010">
            <text:p>460010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IAM</text:p>
          </table:table-cell>
          <table:table-cell office:value-type="string">
            <text:p>Servicio</text:p>
          </table:table-cell>
          <table:table-cell office:value-type="float" office:value="460010.07">
            <text:p>460010,0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IAM</text:p>
          </table:table-cell>
          <table:table-cell office:value-type="string">
            <text:p>Obra</text:p>
          </table:table-cell>
          <table:table-cell office:value-type="float" office:value="24000">
            <text:p>24000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IAM</text:p>
          </table:table-cell>
          <table:table-cell office:value-type="string">
            <text:p>Obra</text:p>
          </table:table-cell>
          <table:table-cell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IAM</text:p>
          </table:table-cell>
          <table:table-cell office:value-type="string">
            <text:p>Suministro</text:p>
          </table:table-cell>
          <table:table-cell office:value-type="float" office:value="7000">
            <text:p>7000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IAM</text:p>
          </table:table-cell>
          <table:table-cell office:value-type="string">
            <text:p>Suministro</text:p>
          </table:table-cell>
          <table:table-cell office:value-type="float" office:value="7000">
            <text:p>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IAM</text:p>
          </table:table-cell>
          <table:table-cell office:value-type="string">
            <text:p>Servicio</text:p>
          </table:table-cell>
          <table:table-cell office:value-type="float" office:value="507555">
            <text:p>507555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IAM</text:p>
          </table:table-cell>
          <table:table-cell office:value-type="string">
            <text:p>Servicio</text:p>
          </table:table-cell>
          <table:table-cell office:value-type="float" office:value="507555.02">
            <text:p>507555,0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IAM</text:p>
          </table:table-cell>
          <table:table-cell office:value-type="string">
            <text:p>Suministro</text:p>
          </table:table-cell>
          <table:table-cell office:value-type="float" office:value="38240">
            <text:p>38240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IAM</text:p>
          </table:table-cell>
          <table:table-cell office:value-type="string">
            <text:p>Suministro</text:p>
          </table:table-cell>
          <table:table-cell office:value-type="float" office:value="38240">
            <text:p>382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IAM</text:p>
          </table:table-cell>
          <table:table-cell office:value-type="string">
            <text:p>Servicio</text:p>
          </table:table-cell>
          <table:table-cell office:value-type="float" office:value="436766">
            <text:p>436766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IAM</text:p>
          </table:table-cell>
          <table:table-cell office:value-type="string">
            <text:p>Servicio</text:p>
          </table:table-cell>
          <table:table-cell office:value-type="float" office:value="436766.77">
            <text:p>436766,7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IAM</text:p>
          </table:table-cell>
          <table:table-cell office:value-type="string">
            <text:p>Suministro</text:p>
          </table:table-cell>
          <table:table-cell office:value-type="float" office:value="25600">
            <text:p>25600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IAM</text:p>
          </table:table-cell>
          <table:table-cell office:value-type="string">
            <text:p>Suministro</text:p>
          </table:table-cell>
          <table:table-cell office:value-type="float" office:value="25600">
            <text:p>256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IAM</text:p>
          </table:table-cell>
          <table:table-cell office:value-type="string">
            <text:p>Servicio</text:p>
          </table:table-cell>
          <table:table-cell office:value-type="float" office:value="548814">
            <text:p>548814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IAM</text:p>
          </table:table-cell>
          <table:table-cell office:value-type="string">
            <text:p>Servicio</text:p>
          </table:table-cell>
          <table:table-cell office:value-type="float" office:value="548814.43">
            <text:p>548814,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IAM</text:p>
          </table:table-cell>
          <table:table-cell office:value-type="string">
            <text:p>Servicio</text:p>
          </table:table-cell>
          <table:table-cell office:value-type="float" office:value="201295">
            <text:p>201295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IAM</text:p>
          </table:table-cell>
          <table:table-cell office:value-type="string">
            <text:p>Servicio</text:p>
          </table:table-cell>
          <table:table-cell office:value-type="float" office:value="201295.8">
            <text:p>201295,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IAM</text:p>
          </table:table-cell>
          <table:table-cell office:value-type="string">
            <text:p>Servicio</text:p>
          </table:table-cell>
          <table:table-cell office:value-type="float" office:value="50000">
            <text:p>500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IAM</text:p>
          </table:table-cell>
          <table:table-cell office:value-type="string">
            <text:p>Servicio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IFAPA</text:p>
          </table:table-cell>
          <table:table-cell office:value-type="string">
            <text:p>Suministro</text:p>
          </table:table-cell>
          <table:table-cell office:value-type="float" office:value="24000">
            <text:p>24000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IFAPA</text:p>
          </table:table-cell>
          <table:table-cell office:value-type="string">
            <text:p>Suministro</text:p>
          </table:table-cell>
          <table:table-cell office:value-type="float" office:value="24000">
            <text:p>2400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IFAPA</text:p>
          </table:table-cell>
          <table:table-cell office:value-type="string">
            <text:p>Consultoría y Asistencia</text:p>
          </table:table-cell>
          <table:table-cell office:value-type="float" office:value="30000">
            <text:p>30000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IFAPA</text:p>
          </table:table-cell>
          <table:table-cell office:value-type="string">
            <text:p>Consultoría y Asistencia</text:p>
          </table:table-cell>
          <table:table-cell office:value-type="float" office:value="30000">
            <text:p>3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IFAPA</text:p>
          </table:table-cell>
          <table:table-cell office:value-type="string">
            <text:p>Suministro</text:p>
          </table:table-cell>
          <table:table-cell office:value-type="float" office:value="2374624">
            <text:p>2374624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IFAPA</text:p>
          </table:table-cell>
          <table:table-cell office:value-type="string">
            <text:p>Suministro</text:p>
          </table:table-cell>
          <table:table-cell office:value-type="float" office:value="2374624.92">
            <text:p>2374624,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IFAPA</text:p>
          </table:table-cell>
          <table:table-cell office:value-type="string">
            <text:p>Suministro</text:p>
          </table:table-cell>
          <table:table-cell office:value-type="float" office:value="102700">
            <text:p>102700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IFAPA</text:p>
          </table:table-cell>
          <table:table-cell office:value-type="string">
            <text:p>Suministro</text:p>
          </table:table-cell>
          <table:table-cell office:value-type="float" office:value="102700">
            <text:p>1027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IFAPA-INF</text:p>
          </table:table-cell>
          <table:table-cell office:value-type="string">
            <text:p>Suministro</text:p>
          </table:table-cell>
          <table:table-cell office:value-type="float" office:value="1107582">
            <text:p>1107582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IFAPA-INF</text:p>
          </table:table-cell>
          <table:table-cell office:value-type="string">
            <text:p>Suministro</text:p>
          </table:table-cell>
          <table:table-cell office:value-type="float" office:value="1107582.5">
            <text:p>1107582,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IFAPA-INF</text:p>
          </table:table-cell>
          <table:table-cell office:value-type="string">
            <text:p>Servicio</text:p>
          </table:table-cell>
          <table:table-cell office:value-type="float" office:value="442388">
            <text:p>442388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IFAPA-INF</text:p>
          </table:table-cell>
          <table:table-cell office:value-type="string">
            <text:p>Servicio</text:p>
          </table:table-cell>
          <table:table-cell office:value-type="float" office:value="442388">
            <text:p>44238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IFAPA-INF</text:p>
          </table:table-cell>
          <table:table-cell office:value-type="string">
            <text:p>Consultoría y Asistencia</text:p>
          </table:table-cell>
          <table:table-cell office:value-type="float" office:value="170000">
            <text:p>170000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IFAPA-INF</text:p>
          </table:table-cell>
          <table:table-cell office:value-type="string">
            <text:p>Consultoría y Asistencia</text:p>
          </table:table-cell>
          <table:table-cell office:value-type="float" office:value="170000">
            <text:p>17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IFAPA-INF</text:p>
          </table:table-cell>
          <table:table-cell office:value-type="string">
            <text:p>Suministro</text:p>
          </table:table-cell>
          <table:table-cell office:value-type="float" office:value="483137">
            <text:p>483137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IFAPA-INF</text:p>
          </table:table-cell>
          <table:table-cell office:value-type="string">
            <text:p>Suministro</text:p>
          </table:table-cell>
          <table:table-cell office:value-type="float" office:value="483137.57">
            <text:p>483137,5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IFAPA-INF</text:p>
          </table:table-cell>
          <table:table-cell office:value-type="string">
            <text:p>Servicio</text:p>
          </table:table-cell>
          <table:table-cell office:value-type="float" office:value="1720074">
            <text:p>1720074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IFAPA-INF</text:p>
          </table:table-cell>
          <table:table-cell office:value-type="string">
            <text:p>Servicio</text:p>
          </table:table-cell>
          <table:table-cell office:value-type="float" office:value="1720074.14">
            <text:p>1720074,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IFAPA-INF</text:p>
          </table:table-cell>
          <table:table-cell office:value-type="string">
            <text:p>Suministro</text:p>
          </table:table-cell>
          <table:table-cell office:value-type="float" office:value="848071">
            <text:p>848071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IFAPA-INF</text:p>
          </table:table-cell>
          <table:table-cell office:value-type="string">
            <text:p>Suministro</text:p>
          </table:table-cell>
          <table:table-cell office:value-type="float" office:value="848071.45">
            <text:p>848071,4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IFAPA-INF</text:p>
          </table:table-cell>
          <table:table-cell office:value-type="string">
            <text:p>Servicio</text:p>
          </table:table-cell>
          <table:table-cell office:value-type="float" office:value="95549">
            <text:p>95549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IFAPA-INF</text:p>
          </table:table-cell>
          <table:table-cell office:value-type="string">
            <text:p>Servicio</text:p>
          </table:table-cell>
          <table:table-cell office:value-type="float" office:value="95549.84">
            <text:p>95549,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IFAPA-INF</text:p>
          </table:table-cell>
          <table:table-cell office:value-type="string">
            <text:p>Suministro</text:p>
          </table:table-cell>
          <table:table-cell office:value-type="float" office:value="31188">
            <text:p>31188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IFAPA-INF</text:p>
          </table:table-cell>
          <table:table-cell office:value-type="string">
            <text:p>Suministro</text:p>
          </table:table-cell>
          <table:table-cell office:value-type="float" office:value="31188.07">
            <text:p>31188,0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IFAPA-INF</text:p>
          </table:table-cell>
          <table:table-cell office:value-type="string">
            <text:p>Servicio</text:p>
          </table:table-cell>
          <table:table-cell office:value-type="float" office:value="793448">
            <text:p>793448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IFAPA-INF</text:p>
          </table:table-cell>
          <table:table-cell office:value-type="string">
            <text:p>Servicio</text:p>
          </table:table-cell>
          <table:table-cell office:value-type="float" office:value="793448.55">
            <text:p>793448,5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IFAPA-INF</text:p>
          </table:table-cell>
          <table:table-cell office:value-type="string">
            <text:p>Obra</text:p>
          </table:table-cell>
          <table:table-cell office:value-type="float" office:value="11389">
            <text:p>11389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IFAPA-INF</text:p>
          </table:table-cell>
          <table:table-cell office:value-type="string">
            <text:p>Obra</text:p>
          </table:table-cell>
          <table:table-cell office:value-type="float" office:value="11389.6">
            <text:p>11389,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IFAPA-INF</text:p>
          </table:table-cell>
          <table:table-cell office:value-type="string">
            <text:p>Suministro</text:p>
          </table:table-cell>
          <table:table-cell office:value-type="float" office:value="212650">
            <text:p>212650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IFAPA-INF</text:p>
          </table:table-cell>
          <table:table-cell office:value-type="string">
            <text:p>Suministro</text:p>
          </table:table-cell>
          <table:table-cell office:value-type="float" office:value="212650.58">
            <text:p>212650,5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IFAPA-INF</text:p>
          </table:table-cell>
          <table:table-cell office:value-type="string">
            <text:p>Servicio</text:p>
          </table:table-cell>
          <table:table-cell office:value-type="float" office:value="677452">
            <text:p>677452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IFAPA-INF</text:p>
          </table:table-cell>
          <table:table-cell office:value-type="string">
            <text:p>Servicio</text:p>
          </table:table-cell>
          <table:table-cell office:value-type="float" office:value="677452.25">
            <text:p>677452,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IFAPA-INF</text:p>
          </table:table-cell>
          <table:table-cell office:value-type="string">
            <text:p>Suministro</text:p>
          </table:table-cell>
          <table:table-cell office:value-type="float" office:value="26811">
            <text:p>26811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IFAPA-INF</text:p>
          </table:table-cell>
          <table:table-cell office:value-type="string">
            <text:p>Suministro</text:p>
          </table:table-cell>
          <table:table-cell office:value-type="float" office:value="26811.89">
            <text:p>26811,8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IFAPA-INF</text:p>
          </table:table-cell>
          <table:table-cell office:value-type="string">
            <text:p>Servicio</text:p>
          </table:table-cell>
          <table:table-cell office:value-type="float" office:value="1385771">
            <text:p>1385771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IFAPA-INF</text:p>
          </table:table-cell>
          <table:table-cell office:value-type="string">
            <text:p>Servicio</text:p>
          </table:table-cell>
          <table:table-cell office:value-type="float" office:value="1385771.26">
            <text:p>1385771,2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IFAPA-INF</text:p>
          </table:table-cell>
          <table:table-cell office:value-type="string">
            <text:p>Suministro</text:p>
          </table:table-cell>
          <table:table-cell office:value-type="float" office:value="41918">
            <text:p>41918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IFAPA-INF</text:p>
          </table:table-cell>
          <table:table-cell office:value-type="string">
            <text:p>Suministro</text:p>
          </table:table-cell>
          <table:table-cell office:value-type="float" office:value="41918.87">
            <text:p>41918,8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IFAPA-INF</text:p>
          </table:table-cell>
          <table:table-cell office:value-type="string">
            <text:p>Servicio</text:p>
          </table:table-cell>
          <table:table-cell office:value-type="float" office:value="1054049">
            <text:p>1054049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IFAPA-INF</text:p>
          </table:table-cell>
          <table:table-cell office:value-type="string">
            <text:p>Servicio</text:p>
          </table:table-cell>
          <table:table-cell office:value-type="float" office:value="1054049.78">
            <text:p>1054049,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IFAPA-INF</text:p>
          </table:table-cell>
          <table:table-cell office:value-type="string">
            <text:p>Servicio</text:p>
          </table:table-cell>
          <table:table-cell office:value-type="float" office:value="622913">
            <text:p>622913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IFAPA-INF</text:p>
          </table:table-cell>
          <table:table-cell office:value-type="string">
            <text:p>Servicio</text:p>
          </table:table-cell>
          <table:table-cell office:value-type="float" office:value="622913.58">
            <text:p>622913,5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IMABIS</text:p>
          </table:table-cell>
          <table:table-cell office:value-type="string">
            <text:p>Suministro</text:p>
          </table:table-cell>
          <table:table-cell office:value-type="float" office:value="10621">
            <text:p>10621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IMABIS</text:p>
          </table:table-cell>
          <table:table-cell office:value-type="string">
            <text:p>Suministro</text:p>
          </table:table-cell>
          <table:table-cell office:value-type="float" office:value="10621.06">
            <text:p>10621,0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IMABIS</text:p>
          </table:table-cell>
          <table:table-cell office:value-type="string">
            <text:p>Suministro</text:p>
          </table:table-cell>
          <table:table-cell office:value-type="float" office:value="2130">
            <text:p>2130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IMABIS</text:p>
          </table:table-cell>
          <table:table-cell office:value-type="string">
            <text:p>Suministro</text:p>
          </table:table-cell>
          <table:table-cell office:value-type="float" office:value="2130.69">
            <text:p>2130,69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INTURJOVEN</text:p>
          </table:table-cell>
          <table:table-cell office:value-type="string">
            <text:p>Servicio</text:p>
          </table:table-cell>
          <table:table-cell office:value-type="float" office:value="50035">
            <text:p>50035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INTURJOVEN</text:p>
          </table:table-cell>
          <table:table-cell office:value-type="string">
            <text:p>Servicio</text:p>
          </table:table-cell>
          <table:table-cell office:value-type="float" office:value="50035.58">
            <text:p>50035,5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INTURJOVEN</text:p>
          </table:table-cell>
          <table:table-cell office:value-type="string">
            <text:p>Servicio</text:p>
          </table:table-cell>
          <table:table-cell office:value-type="float" office:value="5998">
            <text:p>5998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INTURJOVEN</text:p>
          </table:table-cell>
          <table:table-cell office:value-type="string">
            <text:p>Servicio</text:p>
          </table:table-cell>
          <table:table-cell office:value-type="float" office:value="5998.5">
            <text:p>5998,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ISE</text:p>
          </table:table-cell>
          <table:table-cell office:value-type="string">
            <text:p>Suministro</text:p>
          </table:table-cell>
          <table:table-cell office:value-type="float" office:value="5964541">
            <text:p>5964541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ISE</text:p>
          </table:table-cell>
          <table:table-cell office:value-type="string">
            <text:p>Suministro</text:p>
          </table:table-cell>
          <table:table-cell office:value-type="float" office:value="5964541.3">
            <text:p>5964541,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ISE</text:p>
          </table:table-cell>
          <table:table-cell office:value-type="string">
            <text:p>Obra</text:p>
          </table:table-cell>
          <table:table-cell office:value-type="float" office:value="30910176">
            <text:p>30910176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ISE</text:p>
          </table:table-cell>
          <table:table-cell office:value-type="string">
            <text:p>Obra</text:p>
          </table:table-cell>
          <table:table-cell office:value-type="float" office:value="30910176.4">
            <text:p>30910176,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ISE</text:p>
          </table:table-cell>
          <table:table-cell office:value-type="string">
            <text:p>Suministro</text:p>
          </table:table-cell>
          <table:table-cell office:value-type="float" office:value="24802275">
            <text:p>24802275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ISE</text:p>
          </table:table-cell>
          <table:table-cell office:value-type="string">
            <text:p>Suministro</text:p>
          </table:table-cell>
          <table:table-cell office:value-type="float" office:value="24802275.84">
            <text:p>24802275,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ISE</text:p>
          </table:table-cell>
          <table:table-cell office:value-type="string">
            <text:p>Obra</text:p>
          </table:table-cell>
          <table:table-cell office:value-type="float" office:value="37288299">
            <text:p>37288299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ISE</text:p>
          </table:table-cell>
          <table:table-cell office:value-type="string">
            <text:p>Obra</text:p>
          </table:table-cell>
          <table:table-cell office:value-type="float" office:value="37288299.69">
            <text:p>37288299,6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ISE</text:p>
          </table:table-cell>
          <table:table-cell office:value-type="string">
            <text:p>Suministro</text:p>
          </table:table-cell>
          <table:table-cell office:value-type="float" office:value="21129299">
            <text:p>21129299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ISE</text:p>
          </table:table-cell>
          <table:table-cell office:value-type="string">
            <text:p>Suministro</text:p>
          </table:table-cell>
          <table:table-cell office:value-type="float" office:value="21129299.96">
            <text:p>21129299,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ISE</text:p>
          </table:table-cell>
          <table:table-cell office:value-type="string">
            <text:p>Suministro</text:p>
          </table:table-cell>
          <table:table-cell office:value-type="float" office:value="161880">
            <text:p>161880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ISE</text:p>
          </table:table-cell>
          <table:table-cell office:value-type="string">
            <text:p>Suministro</text:p>
          </table:table-cell>
          <table:table-cell office:value-type="float" office:value="161880.7">
            <text:p>161880,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ISE</text:p>
          </table:table-cell>
          <table:table-cell office:value-type="string">
            <text:p>Servicio</text:p>
          </table:table-cell>
          <table:table-cell office:value-type="float" office:value="13166">
            <text:p>13166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ISE</text:p>
          </table:table-cell>
          <table:table-cell office:value-type="string">
            <text:p>Servicio</text:p>
          </table:table-cell>
          <table:table-cell office:value-type="float" office:value="13166.23">
            <text:p>13166,2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ISE</text:p>
          </table:table-cell>
          <table:table-cell office:value-type="string">
            <text:p>Obra</text:p>
          </table:table-cell>
          <table:table-cell office:value-type="float" office:value="64000">
            <text:p>64000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ISE</text:p>
          </table:table-cell>
          <table:table-cell office:value-type="string">
            <text:p>Obra</text:p>
          </table:table-cell>
          <table:table-cell office:value-type="float" office:value="64000">
            <text:p>6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ISE</text:p>
          </table:table-cell>
          <table:table-cell office:value-type="string">
            <text:p>Suministro</text:p>
          </table:table-cell>
          <table:table-cell office:value-type="float" office:value="19969698">
            <text:p>19969698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ISE</text:p>
          </table:table-cell>
          <table:table-cell office:value-type="string">
            <text:p>Suministro</text:p>
          </table:table-cell>
          <table:table-cell office:value-type="float" office:value="19969698.5">
            <text:p>19969698,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ISE</text:p>
          </table:table-cell>
          <table:table-cell office:value-type="string">
            <text:p>Servicio</text:p>
          </table:table-cell>
          <table:table-cell office:value-type="float" office:value="2402651">
            <text:p>2402651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ISE</text:p>
          </table:table-cell>
          <table:table-cell office:value-type="string">
            <text:p>Servicio</text:p>
          </table:table-cell>
          <table:table-cell office:value-type="float" office:value="2402651.06">
            <text:p>2402651,0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ISE</text:p>
          </table:table-cell>
          <table:table-cell office:value-type="string">
            <text:p>Servicio</text:p>
          </table:table-cell>
          <table:table-cell office:value-type="float" office:value="378765">
            <text:p>378765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ISE</text:p>
          </table:table-cell>
          <table:table-cell office:value-type="string">
            <text:p>Servicio</text:p>
          </table:table-cell>
          <table:table-cell office:value-type="float" office:value="378765.21">
            <text:p>378765,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ISE</text:p>
          </table:table-cell>
          <table:table-cell office:value-type="string">
            <text:p>Servicio</text:p>
          </table:table-cell>
          <table:table-cell office:value-type="float" office:value="254450">
            <text:p>25445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ISE</text:p>
          </table:table-cell>
          <table:table-cell office:value-type="string">
            <text:p>Servicio</text:p>
          </table:table-cell>
          <table:table-cell office:value-type="float" office:value="254450.5">
            <text:p>254450,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PAG</text:p>
          </table:table-cell>
          <table:table-cell office:value-type="string">
            <text:p>Suministro</text:p>
          </table:table-cell>
          <table:table-cell office:value-type="float" office:value="42155">
            <text:p>42155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PAG</text:p>
          </table:table-cell>
          <table:table-cell office:value-type="string">
            <text:p>Suministro</text:p>
          </table:table-cell>
          <table:table-cell office:value-type="float" office:value="42155">
            <text:p>4215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PAG</text:p>
          </table:table-cell>
          <table:table-cell office:value-type="string">
            <text:p>Servicio</text:p>
          </table:table-cell>
          <table:table-cell office:value-type="float" office:value="77000">
            <text:p>77000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PAG</text:p>
          </table:table-cell>
          <table:table-cell office:value-type="string">
            <text:p>Servicio</text:p>
          </table:table-cell>
          <table:table-cell office:value-type="float" office:value="77000">
            <text:p>7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PAG</text:p>
          </table:table-cell>
          <table:table-cell office:value-type="string">
            <text:p>Suministro</text:p>
          </table:table-cell>
          <table:table-cell office:value-type="float" office:value="100898">
            <text:p>100898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PAG</text:p>
          </table:table-cell>
          <table:table-cell office:value-type="string">
            <text:p>Suministro</text:p>
          </table:table-cell>
          <table:table-cell office:value-type="float" office:value="100898.2">
            <text:p>100898,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PAG</text:p>
          </table:table-cell>
          <table:table-cell office:value-type="string">
            <text:p>Servicio</text:p>
          </table:table-cell>
          <table:table-cell office:value-type="float" office:value="292722">
            <text:p>292722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PAG</text:p>
          </table:table-cell>
          <table:table-cell office:value-type="string">
            <text:p>Servicio</text:p>
          </table:table-cell>
          <table:table-cell office:value-type="float" office:value="292722.46">
            <text:p>292722,4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PAG</text:p>
          </table:table-cell>
          <table:table-cell office:value-type="string">
            <text:p>Obra</text:p>
          </table:table-cell>
          <table:table-cell office:value-type="float" office:value="700000">
            <text:p>700000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PAG</text:p>
          </table:table-cell>
          <table:table-cell office:value-type="string">
            <text:p>Obra</text:p>
          </table:table-cell>
          <table:table-cell office:value-type="float" office:value="700000">
            <text:p>7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PAG</text:p>
          </table:table-cell>
          <table:table-cell office:value-type="string">
            <text:p>Suministro</text:p>
          </table:table-cell>
          <table:table-cell office:value-type="float" office:value="136885">
            <text:p>136885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PAG</text:p>
          </table:table-cell>
          <table:table-cell office:value-type="string">
            <text:p>Suministro</text:p>
          </table:table-cell>
          <table:table-cell office:value-type="float" office:value="136885.69">
            <text:p>136885,6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PAG</text:p>
          </table:table-cell>
          <table:table-cell office:value-type="string">
            <text:p>Servicio</text:p>
          </table:table-cell>
          <table:table-cell office:value-type="float" office:value="134108">
            <text:p>134108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PAG</text:p>
          </table:table-cell>
          <table:table-cell office:value-type="string">
            <text:p>Servicio</text:p>
          </table:table-cell>
          <table:table-cell office:value-type="float" office:value="134108">
            <text:p>1341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PAG</text:p>
          </table:table-cell>
          <table:table-cell office:value-type="string">
            <text:p>Obra</text:p>
          </table:table-cell>
          <table:table-cell office:value-type="float" office:value="810846">
            <text:p>810846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PAG</text:p>
          </table:table-cell>
          <table:table-cell office:value-type="string">
            <text:p>Obra</text:p>
          </table:table-cell>
          <table:table-cell office:value-type="float" office:value="810846">
            <text:p>81084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PAG</text:p>
          </table:table-cell>
          <table:table-cell office:value-type="string">
            <text:p>Suministro</text:p>
          </table:table-cell>
          <table:table-cell office:value-type="float" office:value="144908">
            <text:p>144908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PAG</text:p>
          </table:table-cell>
          <table:table-cell office:value-type="string">
            <text:p>Suministro</text:p>
          </table:table-cell>
          <table:table-cell office:value-type="float" office:value="144908">
            <text:p>1449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PAG</text:p>
          </table:table-cell>
          <table:table-cell office:value-type="string">
            <text:p>Servicio</text:p>
          </table:table-cell>
          <table:table-cell office:value-type="float" office:value="239080">
            <text:p>239080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PAG</text:p>
          </table:table-cell>
          <table:table-cell office:value-type="string">
            <text:p>Servicio</text:p>
          </table:table-cell>
          <table:table-cell office:value-type="float" office:value="239080">
            <text:p>2390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PAG</text:p>
          </table:table-cell>
          <table:table-cell office:value-type="string">
            <text:p>Suministro</text:p>
          </table:table-cell>
          <table:table-cell office:value-type="float" office:value="46139">
            <text:p>46139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PAG</text:p>
          </table:table-cell>
          <table:table-cell office:value-type="string">
            <text:p>Suministro</text:p>
          </table:table-cell>
          <table:table-cell office:value-type="float" office:value="46139">
            <text:p>4613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PAG</text:p>
          </table:table-cell>
          <table:table-cell office:value-type="string">
            <text:p>Servicio</text:p>
          </table:table-cell>
          <table:table-cell office:value-type="float" office:value="284640">
            <text:p>284640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PAG</text:p>
          </table:table-cell>
          <table:table-cell office:value-type="string">
            <text:p>Servicio</text:p>
          </table:table-cell>
          <table:table-cell office:value-type="float" office:value="284640">
            <text:p>2846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PAG</text:p>
          </table:table-cell>
          <table:table-cell office:value-type="string">
            <text:p>Suministro</text:p>
          </table:table-cell>
          <table:table-cell office:value-type="float" office:value="54940">
            <text:p>54940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PAG</text:p>
          </table:table-cell>
          <table:table-cell office:value-type="string">
            <text:p>Suministro</text:p>
          </table:table-cell>
          <table:table-cell office:value-type="float" office:value="54940">
            <text:p>549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PAG</text:p>
          </table:table-cell>
          <table:table-cell office:value-type="string">
            <text:p>Servicio</text:p>
          </table:table-cell>
          <table:table-cell office:value-type="float" office:value="437825">
            <text:p>437825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PAG</text:p>
          </table:table-cell>
          <table:table-cell office:value-type="string">
            <text:p>Servicio</text:p>
          </table:table-cell>
          <table:table-cell office:value-type="float" office:value="437825.47">
            <text:p>437825,4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PAG</text:p>
          </table:table-cell>
          <table:table-cell office:value-type="string">
            <text:p>Suministro</text:p>
          </table:table-cell>
          <table:table-cell office:value-type="float" office:value="62699">
            <text:p>62699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PAG</text:p>
          </table:table-cell>
          <table:table-cell office:value-type="string">
            <text:p>Suministro</text:p>
          </table:table-cell>
          <table:table-cell office:value-type="float" office:value="62699.07">
            <text:p>62699,0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PAG</text:p>
          </table:table-cell>
          <table:table-cell office:value-type="string">
            <text:p>Servicio</text:p>
          </table:table-cell>
          <table:table-cell office:value-type="float" office:value="406693">
            <text:p>406693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PAG</text:p>
          </table:table-cell>
          <table:table-cell office:value-type="string">
            <text:p>Servicio</text:p>
          </table:table-cell>
          <table:table-cell office:value-type="float" office:value="406693.82">
            <text:p>406693,8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PAG</text:p>
          </table:table-cell>
          <table:table-cell office:value-type="string">
            <text:p>Suministro</text:p>
          </table:table-cell>
          <table:table-cell office:value-type="float" office:value="168183">
            <text:p>168183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PAG</text:p>
          </table:table-cell>
          <table:table-cell office:value-type="string">
            <text:p>Suministro</text:p>
          </table:table-cell>
          <table:table-cell office:value-type="float" office:value="168183.47">
            <text:p>168183,4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PAG</text:p>
          </table:table-cell>
          <table:table-cell office:value-type="string">
            <text:p>Servicio</text:p>
          </table:table-cell>
          <table:table-cell office:value-type="float" office:value="496279">
            <text:p>496279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PAG</text:p>
          </table:table-cell>
          <table:table-cell office:value-type="string">
            <text:p>Servicio</text:p>
          </table:table-cell>
          <table:table-cell office:value-type="float" office:value="496279.51">
            <text:p>496279,5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PAG</text:p>
          </table:table-cell>
          <table:table-cell office:value-type="string">
            <text:p>Suministro</text:p>
          </table:table-cell>
          <table:table-cell office:value-type="float" office:value="33399">
            <text:p>33399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PAG</text:p>
          </table:table-cell>
          <table:table-cell office:value-type="string">
            <text:p>Suministro</text:p>
          </table:table-cell>
          <table:table-cell office:value-type="float" office:value="33399.27">
            <text:p>33399,2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PAG</text:p>
          </table:table-cell>
          <table:table-cell office:value-type="string">
            <text:p>Servicio</text:p>
          </table:table-cell>
          <table:table-cell office:value-type="float" office:value="9939">
            <text:p>9939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PAG</text:p>
          </table:table-cell>
          <table:table-cell office:value-type="string">
            <text:p>Servicio</text:p>
          </table:table-cell>
          <table:table-cell office:value-type="float" office:value="9939.35">
            <text:p>9939,3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PAG</text:p>
          </table:table-cell>
          <table:table-cell office:value-type="string">
            <text:p>Suministro</text:p>
          </table:table-cell>
          <table:table-cell office:value-type="float" office:value="17700">
            <text:p>177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PAG</text:p>
          </table:table-cell>
          <table:table-cell office:value-type="string">
            <text:p>Suministro</text:p>
          </table:table-cell>
          <table:table-cell office:value-type="float" office:value="17700.21">
            <text:p>17700,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SADESI</text:p>
          </table:table-cell>
          <table:table-cell office:value-type="string">
            <text:p>Suministro</text:p>
          </table:table-cell>
          <table:table-cell office:value-type="float" office:value="1954370">
            <text:p>1954370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SADESI</text:p>
          </table:table-cell>
          <table:table-cell office:value-type="string">
            <text:p>Suministro</text:p>
          </table:table-cell>
          <table:table-cell office:value-type="float" office:value="1954370">
            <text:p>195437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SADESI</text:p>
          </table:table-cell>
          <table:table-cell office:value-type="string">
            <text:p>Servicio</text:p>
          </table:table-cell>
          <table:table-cell office:value-type="float" office:value="5771635">
            <text:p>5771635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SADESI</text:p>
          </table:table-cell>
          <table:table-cell office:value-type="string">
            <text:p>Servicio</text:p>
          </table:table-cell>
          <table:table-cell office:value-type="float" office:value="5771635.33">
            <text:p>5771635,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SADESI</text:p>
          </table:table-cell>
          <table:table-cell office:value-type="string">
            <text:p>Obra</text:p>
          </table:table-cell>
          <table:table-cell office:value-type="float" office:value="60000">
            <text:p>60000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SADESI</text:p>
          </table:table-cell>
          <table:table-cell office:value-type="string">
            <text:p>Obra</text:p>
          </table:table-cell>
          <table:table-cell office:value-type="float" office:value="60000">
            <text:p>6000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SADESI</text:p>
          </table:table-cell>
          <table:table-cell office:value-type="string">
            <text:p>Consultoría y Asistencia</text:p>
          </table:table-cell>
          <table:table-cell office:value-type="float" office:value="279000">
            <text:p>279000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SADESI</text:p>
          </table:table-cell>
          <table:table-cell office:value-type="string">
            <text:p>Consultoría y Asistencia</text:p>
          </table:table-cell>
          <table:table-cell office:value-type="float" office:value="279000">
            <text:p>27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SADESI</text:p>
          </table:table-cell>
          <table:table-cell office:value-type="string">
            <text:p>Suministro</text:p>
          </table:table-cell>
          <table:table-cell office:value-type="float" office:value="1195257">
            <text:p>1195257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SADESI</text:p>
          </table:table-cell>
          <table:table-cell office:value-type="string">
            <text:p>Suministro</text:p>
          </table:table-cell>
          <table:table-cell office:value-type="float" office:value="1195257">
            <text:p>119525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SADESI</text:p>
          </table:table-cell>
          <table:table-cell office:value-type="string">
            <text:p>Servicio</text:p>
          </table:table-cell>
          <table:table-cell office:value-type="float" office:value="6239530">
            <text:p>6239530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SADESI</text:p>
          </table:table-cell>
          <table:table-cell office:value-type="string">
            <text:p>Servicio</text:p>
          </table:table-cell>
          <table:table-cell office:value-type="float" office:value="6239530.51">
            <text:p>6239530,51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SADESI</text:p>
          </table:table-cell>
          <table:table-cell office:value-type="string">
            <text:p>Consultoría y Asistencia</text:p>
          </table:table-cell>
          <table:table-cell office:value-type="float" office:value="540900">
            <text:p>540900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SADESI</text:p>
          </table:table-cell>
          <table:table-cell office:value-type="string">
            <text:p>Consultoría y Asistencia</text:p>
          </table:table-cell>
          <table:table-cell office:value-type="float" office:value="540900">
            <text:p>5409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SADESI</text:p>
          </table:table-cell>
          <table:table-cell office:value-type="string">
            <text:p>Suministro</text:p>
          </table:table-cell>
          <table:table-cell office:value-type="float" office:value="579430">
            <text:p>579430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SADESI</text:p>
          </table:table-cell>
          <table:table-cell office:value-type="string">
            <text:p>Suministro</text:p>
          </table:table-cell>
          <table:table-cell office:value-type="float" office:value="579430.01">
            <text:p>579430,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SADESI</text:p>
          </table:table-cell>
          <table:table-cell office:value-type="string">
            <text:p>Servicio</text:p>
          </table:table-cell>
          <table:table-cell office:value-type="float" office:value="22472398">
            <text:p>22472398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SADESI</text:p>
          </table:table-cell>
          <table:table-cell office:value-type="string">
            <text:p>Servicio</text:p>
          </table:table-cell>
          <table:table-cell office:value-type="float" office:value="22472398.7">
            <text:p>22472398,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SADESI</text:p>
          </table:table-cell>
          <table:table-cell office:value-type="string">
            <text:p>Suministro</text:p>
          </table:table-cell>
          <table:table-cell office:value-type="float" office:value="736866">
            <text:p>736866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SADESI</text:p>
          </table:table-cell>
          <table:table-cell office:value-type="string">
            <text:p>Suministro</text:p>
          </table:table-cell>
          <table:table-cell office:value-type="float" office:value="736866.4">
            <text:p>736866,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SADESI</text:p>
          </table:table-cell>
          <table:table-cell office:value-type="string">
            <text:p>Servicio</text:p>
          </table:table-cell>
          <table:table-cell office:value-type="float" office:value="28342143">
            <text:p>28342143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SADESI</text:p>
          </table:table-cell>
          <table:table-cell office:value-type="string">
            <text:p>Servicio</text:p>
          </table:table-cell>
          <table:table-cell office:value-type="float" office:value="28342143.03">
            <text:p>28342143,0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SADESI</text:p>
          </table:table-cell>
          <table:table-cell office:value-type="string">
            <text:p>Obra</text:p>
          </table:table-cell>
          <table:table-cell office:value-type="float" office:value="114430">
            <text:p>114430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SADESI</text:p>
          </table:table-cell>
          <table:table-cell office:value-type="string">
            <text:p>Obra</text:p>
          </table:table-cell>
          <table:table-cell office:value-type="float" office:value="114430">
            <text:p>1144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SADESI</text:p>
          </table:table-cell>
          <table:table-cell office:value-type="string">
            <text:p>Suministro</text:p>
          </table:table-cell>
          <table:table-cell office:value-type="float" office:value="934615">
            <text:p>934615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SADESI</text:p>
          </table:table-cell>
          <table:table-cell office:value-type="string">
            <text:p>Suministro</text:p>
          </table:table-cell>
          <table:table-cell office:value-type="float" office:value="934615.89">
            <text:p>934615,8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SADESI</text:p>
          </table:table-cell>
          <table:table-cell office:value-type="string">
            <text:p>Servicio</text:p>
          </table:table-cell>
          <table:table-cell office:value-type="float" office:value="22100813">
            <text:p>22100813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SADESI</text:p>
          </table:table-cell>
          <table:table-cell office:value-type="string">
            <text:p>Servicio</text:p>
          </table:table-cell>
          <table:table-cell office:value-type="float" office:value="22100813.61">
            <text:p>22100813,6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SADESI</text:p>
          </table:table-cell>
          <table:table-cell office:value-type="string">
            <text:p>Obra</text:p>
          </table:table-cell>
          <table:table-cell office:value-type="float" office:value="452486">
            <text:p>452486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SADESI</text:p>
          </table:table-cell>
          <table:table-cell office:value-type="string">
            <text:p>Obra</text:p>
          </table:table-cell>
          <table:table-cell office:value-type="float" office:value="452486.27">
            <text:p>452486,2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SADESI</text:p>
          </table:table-cell>
          <table:table-cell office:value-type="string">
            <text:p>Suministro</text:p>
          </table:table-cell>
          <table:table-cell office:value-type="float" office:value="774832">
            <text:p>774832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SADESI</text:p>
          </table:table-cell>
          <table:table-cell office:value-type="string">
            <text:p>Suministro</text:p>
          </table:table-cell>
          <table:table-cell office:value-type="float" office:value="774832.57">
            <text:p>774832,5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SADESI</text:p>
          </table:table-cell>
          <table:table-cell office:value-type="string">
            <text:p>Servicio</text:p>
          </table:table-cell>
          <table:table-cell office:value-type="float" office:value="14496520">
            <text:p>14496520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SADESI</text:p>
          </table:table-cell>
          <table:table-cell office:value-type="string">
            <text:p>Servicio</text:p>
          </table:table-cell>
          <table:table-cell office:value-type="float" office:value="14496520.12">
            <text:p>14496520,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SADESI</text:p>
          </table:table-cell>
          <table:table-cell office:value-type="string">
            <text:p>Suministro</text:p>
          </table:table-cell>
          <table:table-cell office:value-type="float" office:value="295724">
            <text:p>295724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SADESI</text:p>
          </table:table-cell>
          <table:table-cell office:value-type="string">
            <text:p>Suministro</text:p>
          </table:table-cell>
          <table:table-cell office:value-type="float" office:value="295724">
            <text:p>2957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SADESI</text:p>
          </table:table-cell>
          <table:table-cell office:value-type="string">
            <text:p>Servicio</text:p>
          </table:table-cell>
          <table:table-cell office:value-type="float" office:value="769816">
            <text:p>769816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SADESI</text:p>
          </table:table-cell>
          <table:table-cell office:value-type="string">
            <text:p>Servicio</text:p>
          </table:table-cell>
          <table:table-cell office:value-type="float" office:value="769816.53">
            <text:p>769816,5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SADESI</text:p>
          </table:table-cell>
          <table:table-cell office:value-type="string">
            <text:p>Obra</text:p>
          </table:table-cell>
          <table:table-cell office:value-type="float" office:value="4444">
            <text:p>4444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SADESI</text:p>
          </table:table-cell>
          <table:table-cell office:value-type="string">
            <text:p>Obra</text:p>
          </table:table-cell>
          <table:table-cell office:value-type="float" office:value="4444">
            <text:p>44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SADESI</text:p>
          </table:table-cell>
          <table:table-cell office:value-type="string">
            <text:p>Suministro</text:p>
          </table:table-cell>
          <table:table-cell office:value-type="float" office:value="295724">
            <text:p>295724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SADESI</text:p>
          </table:table-cell>
          <table:table-cell office:value-type="string">
            <text:p>Suministro</text:p>
          </table:table-cell>
          <table:table-cell office:value-type="float" office:value="295724">
            <text:p>2957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SADESI</text:p>
          </table:table-cell>
          <table:table-cell office:value-type="string">
            <text:p>Servicio</text:p>
          </table:table-cell>
          <table:table-cell office:value-type="float" office:value="652525">
            <text:p>652525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SADESI</text:p>
          </table:table-cell>
          <table:table-cell office:value-type="string">
            <text:p>Servicio</text:p>
          </table:table-cell>
          <table:table-cell office:value-type="float" office:value="652525.58">
            <text:p>652525,5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SADESI</text:p>
          </table:table-cell>
          <table:table-cell office:value-type="string">
            <text:p>Suministro</text:p>
          </table:table-cell>
          <table:table-cell office:value-type="float" office:value="295724">
            <text:p>295724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SADESI</text:p>
          </table:table-cell>
          <table:table-cell office:value-type="string">
            <text:p>Suministro</text:p>
          </table:table-cell>
          <table:table-cell office:value-type="float" office:value="295724">
            <text:p>2957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6">
            <text:p>2016</text:p>
          </table:table-cell>
          <table:table-cell office:value-type="string">
            <text:p>SADESI</text:p>
          </table:table-cell>
          <table:table-cell office:value-type="string">
            <text:p>Suministro</text:p>
          </table:table-cell>
          <table:table-cell office:value-type="float" office:value="295724">
            <text:p>295724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SADESI</text:p>
          </table:table-cell>
          <table:table-cell office:value-type="string">
            <text:p>Suministro</text:p>
          </table:table-cell>
          <table:table-cell office:value-type="float" office:value="295724">
            <text:p>2957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SAE</text:p>
          </table:table-cell>
          <table:table-cell office:value-type="string">
            <text:p>Suministro</text:p>
          </table:table-cell>
          <table:table-cell office:value-type="float" office:value="166280">
            <text:p>166280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SAE</text:p>
          </table:table-cell>
          <table:table-cell office:value-type="string">
            <text:p>Suministro</text:p>
          </table:table-cell>
          <table:table-cell office:value-type="float" office:value="166280.45">
            <text:p>166280,4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SAE</text:p>
          </table:table-cell>
          <table:table-cell office:value-type="string">
            <text:p>Servicio</text:p>
          </table:table-cell>
          <table:table-cell office:value-type="float" office:value="1053433">
            <text:p>1053433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SAE</text:p>
          </table:table-cell>
          <table:table-cell office:value-type="string">
            <text:p>Servicio</text:p>
          </table:table-cell>
          <table:table-cell office:value-type="float" office:value="1053433.1">
            <text:p>1053433,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SAE</text:p>
          </table:table-cell>
          <table:table-cell office:value-type="string">
            <text:p>Suministro</text:p>
          </table:table-cell>
          <table:table-cell office:value-type="float" office:value="96253">
            <text:p>96253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SAE</text:p>
          </table:table-cell>
          <table:table-cell office:value-type="string">
            <text:p>Suministro</text:p>
          </table:table-cell>
          <table:table-cell office:value-type="float" office:value="96253.2">
            <text:p>96253,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SAE</text:p>
          </table:table-cell>
          <table:table-cell office:value-type="string">
            <text:p>Servicio</text:p>
          </table:table-cell>
          <table:table-cell office:value-type="float" office:value="6427852">
            <text:p>6427852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SAE</text:p>
          </table:table-cell>
          <table:table-cell office:value-type="string">
            <text:p>Servicio</text:p>
          </table:table-cell>
          <table:table-cell office:value-type="float" office:value="6427852.49">
            <text:p>6427852,4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SAE</text:p>
          </table:table-cell>
          <table:table-cell office:value-type="string">
            <text:p>Obra</text:p>
          </table:table-cell>
          <table:table-cell office:value-type="float" office:value="1684971">
            <text:p>1684971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SAE</text:p>
          </table:table-cell>
          <table:table-cell office:value-type="string">
            <text:p>Obra</text:p>
          </table:table-cell>
          <table:table-cell office:value-type="float" office:value="1684971.39">
            <text:p>1684971,3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SAE</text:p>
          </table:table-cell>
          <table:table-cell office:value-type="string">
            <text:p>Suministro</text:p>
          </table:table-cell>
          <table:table-cell office:value-type="float" office:value="100385">
            <text:p>100385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SAE</text:p>
          </table:table-cell>
          <table:table-cell office:value-type="string">
            <text:p>Suministro</text:p>
          </table:table-cell>
          <table:table-cell office:value-type="float" office:value="100385.27">
            <text:p>100385,2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SAE</text:p>
          </table:table-cell>
          <table:table-cell office:value-type="string">
            <text:p>Servicio</text:p>
          </table:table-cell>
          <table:table-cell office:value-type="float" office:value="6697316">
            <text:p>6697316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SAE</text:p>
          </table:table-cell>
          <table:table-cell office:value-type="string">
            <text:p>Servicio</text:p>
          </table:table-cell>
          <table:table-cell office:value-type="float" office:value="6697316.94">
            <text:p>6697316,9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SAE</text:p>
          </table:table-cell>
          <table:table-cell office:value-type="string">
            <text:p>Servicio</text:p>
          </table:table-cell>
          <table:table-cell office:value-type="float" office:value="306358">
            <text:p>306358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SAE</text:p>
          </table:table-cell>
          <table:table-cell office:value-type="string">
            <text:p>Servicio</text:p>
          </table:table-cell>
          <table:table-cell office:value-type="float" office:value="306358.44">
            <text:p>306358,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SANDETEL</text:p>
          </table:table-cell>
          <table:table-cell office:value-type="string">
            <text:p>Suministro</text:p>
          </table:table-cell>
          <table:table-cell office:value-type="float" office:value="45309">
            <text:p>45309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SANDETEL</text:p>
          </table:table-cell>
          <table:table-cell office:value-type="string">
            <text:p>Suministro</text:p>
          </table:table-cell>
          <table:table-cell office:value-type="float" office:value="45309.6">
            <text:p>45309,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SANDETEL</text:p>
          </table:table-cell>
          <table:table-cell office:value-type="string">
            <text:p>Servicio</text:p>
          </table:table-cell>
          <table:table-cell office:value-type="float" office:value="865320">
            <text:p>865320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SANDETEL</text:p>
          </table:table-cell>
          <table:table-cell office:value-type="string">
            <text:p>Servicio</text:p>
          </table:table-cell>
          <table:table-cell office:value-type="float" office:value="865320">
            <text:p>8653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SANDETEL</text:p>
          </table:table-cell>
          <table:table-cell office:value-type="string">
            <text:p>Suministro</text:p>
          </table:table-cell>
          <table:table-cell office:value-type="float" office:value="19696">
            <text:p>19696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SANDETEL</text:p>
          </table:table-cell>
          <table:table-cell office:value-type="string">
            <text:p>Suministro</text:p>
          </table:table-cell>
          <table:table-cell office:value-type="float" office:value="19696.2">
            <text:p>19696,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SANDETEL</text:p>
          </table:table-cell>
          <table:table-cell office:value-type="string">
            <text:p>Servicio</text:p>
          </table:table-cell>
          <table:table-cell office:value-type="float" office:value="1346350">
            <text:p>1346350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SANDETEL</text:p>
          </table:table-cell>
          <table:table-cell office:value-type="string">
            <text:p>Servicio</text:p>
          </table:table-cell>
          <table:table-cell office:value-type="float" office:value="1346350.48">
            <text:p>1346350,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SANDETEL</text:p>
          </table:table-cell>
          <table:table-cell office:value-type="string">
            <text:p>Suministro</text:p>
          </table:table-cell>
          <table:table-cell office:value-type="float" office:value="1832">
            <text:p>1832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SANDETEL</text:p>
          </table:table-cell>
          <table:table-cell office:value-type="string">
            <text:p>Suministro</text:p>
          </table:table-cell>
          <table:table-cell office:value-type="float" office:value="1832.4">
            <text:p>1832,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SANDETEL</text:p>
          </table:table-cell>
          <table:table-cell office:value-type="string">
            <text:p>Servicio</text:p>
          </table:table-cell>
          <table:table-cell office:value-type="float" office:value="1825007">
            <text:p>1825007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SANDETEL</text:p>
          </table:table-cell>
          <table:table-cell office:value-type="string">
            <text:p>Servicio</text:p>
          </table:table-cell>
          <table:table-cell office:value-type="float" office:value="1825007.08">
            <text:p>1825007,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SANDETEL</text:p>
          </table:table-cell>
          <table:table-cell office:value-type="string">
            <text:p>Obra</text:p>
          </table:table-cell>
          <table:table-cell office:value-type="float" office:value="1152833">
            <text:p>1152833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SANDETEL</text:p>
          </table:table-cell>
          <table:table-cell office:value-type="string">
            <text:p>Obra</text:p>
          </table:table-cell>
          <table:table-cell office:value-type="float" office:value="1152833.62">
            <text:p>1152833,6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SANDETEL</text:p>
          </table:table-cell>
          <table:table-cell office:value-type="string">
            <text:p>Suministro</text:p>
          </table:table-cell>
          <table:table-cell office:value-type="float" office:value="266248">
            <text:p>266248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SANDETEL</text:p>
          </table:table-cell>
          <table:table-cell office:value-type="string">
            <text:p>Suministro</text:p>
          </table:table-cell>
          <table:table-cell office:value-type="float" office:value="266248.68">
            <text:p>266248,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SANDETEL</text:p>
          </table:table-cell>
          <table:table-cell office:value-type="string">
            <text:p>Servicio</text:p>
          </table:table-cell>
          <table:table-cell office:value-type="float" office:value="8612394">
            <text:p>8612394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SANDETEL</text:p>
          </table:table-cell>
          <table:table-cell office:value-type="string">
            <text:p>Servicio</text:p>
          </table:table-cell>
          <table:table-cell office:value-type="float" office:value="8612394.6">
            <text:p>8612394,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SANDETEL</text:p>
          </table:table-cell>
          <table:table-cell office:value-type="string">
            <text:p>Obra</text:p>
          </table:table-cell>
          <table:table-cell office:value-type="float" office:value="70800">
            <text:p>70800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SANDETEL</text:p>
          </table:table-cell>
          <table:table-cell office:value-type="string">
            <text:p>Obra</text:p>
          </table:table-cell>
          <table:table-cell office:value-type="float" office:value="70800">
            <text:p>708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SANDETEL</text:p>
          </table:table-cell>
          <table:table-cell office:value-type="string">
            <text:p>Suministro</text:p>
          </table:table-cell>
          <table:table-cell office:value-type="float" office:value="81238">
            <text:p>81238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SANDETEL</text:p>
          </table:table-cell>
          <table:table-cell office:value-type="string">
            <text:p>Suministro</text:p>
          </table:table-cell>
          <table:table-cell office:value-type="float" office:value="81238.78">
            <text:p>81238,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SANDETEL</text:p>
          </table:table-cell>
          <table:table-cell office:value-type="string">
            <text:p>Servicio</text:p>
          </table:table-cell>
          <table:table-cell office:value-type="float" office:value="12106435">
            <text:p>12106435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SANDETEL</text:p>
          </table:table-cell>
          <table:table-cell office:value-type="string">
            <text:p>Servicio</text:p>
          </table:table-cell>
          <table:table-cell office:value-type="float" office:value="12106435.72">
            <text:p>12106435,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SANDETEL</text:p>
          </table:table-cell>
          <table:table-cell office:value-type="string">
            <text:p>Obra</text:p>
          </table:table-cell>
          <table:table-cell office:value-type="float" office:value="89875">
            <text:p>89875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SANDETEL</text:p>
          </table:table-cell>
          <table:table-cell office:value-type="string">
            <text:p>Obra</text:p>
          </table:table-cell>
          <table:table-cell office:value-type="float" office:value="89875.17">
            <text:p>89875,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SANDETEL</text:p>
          </table:table-cell>
          <table:table-cell office:value-type="string">
            <text:p>Suministro</text:p>
          </table:table-cell>
          <table:table-cell office:value-type="float" office:value="27225">
            <text:p>27225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SANDETEL</text:p>
          </table:table-cell>
          <table:table-cell office:value-type="string">
            <text:p>Suministro</text:p>
          </table:table-cell>
          <table:table-cell office:value-type="float" office:value="27225">
            <text:p>272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SANDETEL</text:p>
          </table:table-cell>
          <table:table-cell office:value-type="string">
            <text:p>Servicio</text:p>
          </table:table-cell>
          <table:table-cell office:value-type="float" office:value="18920240">
            <text:p>18920240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SANDETEL</text:p>
          </table:table-cell>
          <table:table-cell office:value-type="string">
            <text:p>Servicio</text:p>
          </table:table-cell>
          <table:table-cell office:value-type="float" office:value="18920240.91">
            <text:p>18920240,9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SANDETEL</text:p>
          </table:table-cell>
          <table:table-cell office:value-type="string">
            <text:p>Suministro</text:p>
          </table:table-cell>
          <table:table-cell office:value-type="float" office:value="27225">
            <text:p>27225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SANDETEL</text:p>
          </table:table-cell>
          <table:table-cell office:value-type="string">
            <text:p>Suministro</text:p>
          </table:table-cell>
          <table:table-cell office:value-type="float" office:value="27225">
            <text:p>272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SANDETEL</text:p>
          </table:table-cell>
          <table:table-cell office:value-type="string">
            <text:p>Servicio</text:p>
          </table:table-cell>
          <table:table-cell office:value-type="float" office:value="3122994">
            <text:p>3122994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SANDETEL</text:p>
          </table:table-cell>
          <table:table-cell office:value-type="string">
            <text:p>Servicio</text:p>
          </table:table-cell>
          <table:table-cell office:value-type="float" office:value="3122994.62">
            <text:p>3122994,6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6">
            <text:p>2016</text:p>
          </table:table-cell>
          <table:table-cell office:value-type="string">
            <text:p>SANDETEL</text:p>
          </table:table-cell>
          <table:table-cell office:value-type="string">
            <text:p>Suministro</text:p>
          </table:table-cell>
          <table:table-cell office:value-type="float" office:value="27225">
            <text:p>27225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SANDETEL</text:p>
          </table:table-cell>
          <table:table-cell office:value-type="string">
            <text:p>Suministro</text:p>
          </table:table-cell>
          <table:table-cell office:value-type="float" office:value="27225">
            <text:p>272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6">
            <text:p>2016</text:p>
          </table:table-cell>
          <table:table-cell office:value-type="string">
            <text:p>SANDETEL</text:p>
          </table:table-cell>
          <table:table-cell office:value-type="string">
            <text:p>Servicio</text:p>
          </table:table-cell>
          <table:table-cell office:value-type="float" office:value="423345">
            <text:p>423345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SANDETEL</text:p>
          </table:table-cell>
          <table:table-cell office:value-type="string">
            <text:p>Servicio</text:p>
          </table:table-cell>
          <table:table-cell office:value-type="float" office:value="423345.95">
            <text:p>423345,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7">
            <text:p>2017</text:p>
          </table:table-cell>
          <table:table-cell office:value-type="string">
            <text:p>SANDETEL</text:p>
          </table:table-cell>
          <table:table-cell office:value-type="string">
            <text:p>Suministro</text:p>
          </table:table-cell>
          <table:table-cell office:value-type="float" office:value="11343">
            <text:p>11343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SANDETEL</text:p>
          </table:table-cell>
          <table:table-cell office:value-type="string">
            <text:p>Suministro</text:p>
          </table:table-cell>
          <table:table-cell office:value-type="float" office:value="11343.75">
            <text:p>11343,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7">
            <text:p>2017</text:p>
          </table:table-cell>
          <table:table-cell office:value-type="string">
            <text:p>SANDETEL</text:p>
          </table:table-cell>
          <table:table-cell office:value-type="string">
            <text:p>Servicio</text:p>
          </table:table-cell>
          <table:table-cell office:value-type="float" office:value="96214">
            <text:p>96214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SANDETEL</text:p>
          </table:table-cell>
          <table:table-cell office:value-type="string">
            <text:p>Servicio</text:p>
          </table:table-cell>
          <table:table-cell office:value-type="float" office:value="96214.96">
            <text:p>96214,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SAS</text:p>
          </table:table-cell>
          <table:table-cell office:value-type="string">
            <text:p>Suministro</text:p>
          </table:table-cell>
          <table:table-cell office:value-type="float" office:value="33791">
            <text:p>33791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SAS</text:p>
          </table:table-cell>
          <table:table-cell office:value-type="string">
            <text:p>Suministro</text:p>
          </table:table-cell>
          <table:table-cell office:value-type="float" office:value="33791.93">
            <text:p>33791,9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string">
            <text:p>SAS</text:p>
          </table:table-cell>
          <table:table-cell office:value-type="string">
            <text:p>Servicio</text:p>
          </table:table-cell>
          <table:table-cell office:value-type="float" office:value="895243">
            <text:p>895243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SAS</text:p>
          </table:table-cell>
          <table:table-cell office:value-type="string">
            <text:p>Servicio</text:p>
          </table:table-cell>
          <table:table-cell office:value-type="float" office:value="895243.44">
            <text:p>895243,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SAS</text:p>
          </table:table-cell>
          <table:table-cell office:value-type="string">
            <text:p>Suministro</text:p>
          </table:table-cell>
          <table:table-cell office:value-type="float" office:value="12000904">
            <text:p>12000904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SAS</text:p>
          </table:table-cell>
          <table:table-cell office:value-type="string">
            <text:p>Suministro</text:p>
          </table:table-cell>
          <table:table-cell office:value-type="float" office:value="12000904.47">
            <text:p>12000904,4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SAS</text:p>
          </table:table-cell>
          <table:table-cell office:value-type="string">
            <text:p>Servicio</text:p>
          </table:table-cell>
          <table:table-cell office:value-type="float" office:value="31092312">
            <text:p>31092312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SAS</text:p>
          </table:table-cell>
          <table:table-cell office:value-type="string">
            <text:p>Servicio</text:p>
          </table:table-cell>
          <table:table-cell office:value-type="float" office:value="31092312.15">
            <text:p>31092312,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SAS</text:p>
          </table:table-cell>
          <table:table-cell office:value-type="string">
            <text:p>Obra</text:p>
          </table:table-cell>
          <table:table-cell office:value-type="float" office:value="128000">
            <text:p>128000</text:p>
          </table:table-cell>
          <table:table-cell/>
          <table:table-cell office:value-type="float" office:value="2007">
            <text:p>2007</text:p>
          </table:table-cell>
          <table:table-cell office:value-type="string">
            <text:p>SAS</text:p>
          </table:table-cell>
          <table:table-cell office:value-type="string">
            <text:p>Obra</text:p>
          </table:table-cell>
          <table:table-cell office:value-type="float" office:value="128000">
            <text:p>12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SAS</text:p>
          </table:table-cell>
          <table:table-cell office:value-type="string">
            <text:p>Suministro</text:p>
          </table:table-cell>
          <table:table-cell office:value-type="float" office:value="33359055">
            <text:p>33359055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SAS</text:p>
          </table:table-cell>
          <table:table-cell office:value-type="string">
            <text:p>Suministro</text:p>
          </table:table-cell>
          <table:table-cell office:value-type="float" office:value="33359055.41">
            <text:p>33359055,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SAS</text:p>
          </table:table-cell>
          <table:table-cell office:value-type="string">
            <text:p>Servicio</text:p>
          </table:table-cell>
          <table:table-cell office:value-type="float" office:value="43599424">
            <text:p>43599424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SAS</text:p>
          </table:table-cell>
          <table:table-cell office:value-type="string">
            <text:p>Servicio</text:p>
          </table:table-cell>
          <table:table-cell office:value-type="float" office:value="43599424.42">
            <text:p>43599424,4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string">
            <text:p>SAS</text:p>
          </table:table-cell>
          <table:table-cell office:value-type="string">
            <text:p>Obra</text:p>
          </table:table-cell>
          <table:table-cell office:value-type="float" office:value="192740">
            <text:p>192740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SAS</text:p>
          </table:table-cell>
          <table:table-cell office:value-type="string">
            <text:p>Obra</text:p>
          </table:table-cell>
          <table:table-cell office:value-type="float" office:value="192740.97">
            <text:p>192740,9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SAS</text:p>
          </table:table-cell>
          <table:table-cell office:value-type="string">
            <text:p>Suministro</text:p>
          </table:table-cell>
          <table:table-cell office:value-type="float" office:value="13922737">
            <text:p>13922737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SAS</text:p>
          </table:table-cell>
          <table:table-cell office:value-type="string">
            <text:p>Suministro</text:p>
          </table:table-cell>
          <table:table-cell office:value-type="float" office:value="13922737.41">
            <text:p>13922737,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SAS</text:p>
          </table:table-cell>
          <table:table-cell office:value-type="string">
            <text:p>Servicio</text:p>
          </table:table-cell>
          <table:table-cell office:value-type="float" office:value="63503663">
            <text:p>63503663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SAS</text:p>
          </table:table-cell>
          <table:table-cell office:value-type="string">
            <text:p>Servicio</text:p>
          </table:table-cell>
          <table:table-cell office:value-type="float" office:value="63503663.46">
            <text:p>63503663,4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string">
            <text:p>SAS</text:p>
          </table:table-cell>
          <table:table-cell office:value-type="string">
            <text:p>Obra</text:p>
          </table:table-cell>
          <table:table-cell office:value-type="float" office:value="1785767">
            <text:p>1785767</text:p>
          </table:table-cell>
          <table:table-cell/>
          <table:table-cell office:value-type="float" office:value="2009">
            <text:p>2009</text:p>
          </table:table-cell>
          <table:table-cell office:value-type="string">
            <text:p>SAS</text:p>
          </table:table-cell>
          <table:table-cell office:value-type="string">
            <text:p>Obra</text:p>
          </table:table-cell>
          <table:table-cell office:value-type="float" office:value="1785767.16">
            <text:p>1785767,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SAS</text:p>
          </table:table-cell>
          <table:table-cell office:value-type="string">
            <text:p>Suministro</text:p>
          </table:table-cell>
          <table:table-cell office:value-type="float" office:value="10338090">
            <text:p>10338090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SAS</text:p>
          </table:table-cell>
          <table:table-cell office:value-type="string">
            <text:p>Suministro</text:p>
          </table:table-cell>
          <table:table-cell office:value-type="float" office:value="10338090.22">
            <text:p>10338090,2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SAS</text:p>
          </table:table-cell>
          <table:table-cell office:value-type="string">
            <text:p>Servicio</text:p>
          </table:table-cell>
          <table:table-cell office:value-type="float" office:value="58571691">
            <text:p>58571691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SAS</text:p>
          </table:table-cell>
          <table:table-cell office:value-type="string">
            <text:p>Servicio</text:p>
          </table:table-cell>
          <table:table-cell office:value-type="float" office:value="58571691.6">
            <text:p>58571691,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string">
            <text:p>SAS</text:p>
          </table:table-cell>
          <table:table-cell office:value-type="string">
            <text:p>Obra</text:p>
          </table:table-cell>
          <table:table-cell office:value-type="float" office:value="133145">
            <text:p>133145</text:p>
          </table:table-cell>
          <table:table-cell/>
          <table:table-cell office:value-type="float" office:value="2010">
            <text:p>2010</text:p>
          </table:table-cell>
          <table:table-cell office:value-type="string">
            <text:p>SAS</text:p>
          </table:table-cell>
          <table:table-cell office:value-type="string">
            <text:p>Obra</text:p>
          </table:table-cell>
          <table:table-cell office:value-type="float" office:value="133145">
            <text:p>13314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SAS</text:p>
          </table:table-cell>
          <table:table-cell office:value-type="string">
            <text:p>Suministro</text:p>
          </table:table-cell>
          <table:table-cell office:value-type="float" office:value="2064179">
            <text:p>2064179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SAS</text:p>
          </table:table-cell>
          <table:table-cell office:value-type="string">
            <text:p>Suministro</text:p>
          </table:table-cell>
          <table:table-cell office:value-type="float" office:value="2064179.69">
            <text:p>2064179,6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SAS</text:p>
          </table:table-cell>
          <table:table-cell office:value-type="string">
            <text:p>Servicio</text:p>
          </table:table-cell>
          <table:table-cell office:value-type="float" office:value="48771875">
            <text:p>48771875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SAS</text:p>
          </table:table-cell>
          <table:table-cell office:value-type="string">
            <text:p>Servicio</text:p>
          </table:table-cell>
          <table:table-cell office:value-type="float" office:value="48771875.02">
            <text:p>48771875,0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SAS</text:p>
          </table:table-cell>
          <table:table-cell office:value-type="string">
            <text:p>Suministro</text:p>
          </table:table-cell>
          <table:table-cell office:value-type="float" office:value="669405">
            <text:p>669405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SAS</text:p>
          </table:table-cell>
          <table:table-cell office:value-type="string">
            <text:p>Suministro</text:p>
          </table:table-cell>
          <table:table-cell office:value-type="float" office:value="669405.04">
            <text:p>669405,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SAS</text:p>
          </table:table-cell>
          <table:table-cell office:value-type="string">
            <text:p>Servicio</text:p>
          </table:table-cell>
          <table:table-cell office:value-type="float" office:value="50586488">
            <text:p>50586488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SAS</text:p>
          </table:table-cell>
          <table:table-cell office:value-type="string">
            <text:p>Servicio</text:p>
          </table:table-cell>
          <table:table-cell office:value-type="float" office:value="50586488.05">
            <text:p>50586488,0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SAS</text:p>
          </table:table-cell>
          <table:table-cell office:value-type="string">
            <text:p>Obra</text:p>
          </table:table-cell>
          <table:table-cell office:value-type="float" office:value="33000">
            <text:p>33000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SAS</text:p>
          </table:table-cell>
          <table:table-cell office:value-type="string">
            <text:p>Obra</text:p>
          </table:table-cell>
          <table:table-cell office:value-type="float" office:value="33000">
            <text:p>3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SAS</text:p>
          </table:table-cell>
          <table:table-cell office:value-type="string">
            <text:p>Suministro</text:p>
          </table:table-cell>
          <table:table-cell office:value-type="float" office:value="1774638">
            <text:p>1774638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SAS</text:p>
          </table:table-cell>
          <table:table-cell office:value-type="string">
            <text:p>Suministro</text:p>
          </table:table-cell>
          <table:table-cell office:value-type="float" office:value="1774638.95">
            <text:p>1774638,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SAS</text:p>
          </table:table-cell>
          <table:table-cell office:value-type="string">
            <text:p>Servicio</text:p>
          </table:table-cell>
          <table:table-cell office:value-type="float" office:value="53170491">
            <text:p>53170491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SAS</text:p>
          </table:table-cell>
          <table:table-cell office:value-type="string">
            <text:p>Servicio</text:p>
          </table:table-cell>
          <table:table-cell office:value-type="float" office:value="53170491.15">
            <text:p>53170491,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SAS</text:p>
          </table:table-cell>
          <table:table-cell office:value-type="string">
            <text:p>Suministro</text:p>
          </table:table-cell>
          <table:table-cell office:value-type="float" office:value="47986">
            <text:p>47986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SAS</text:p>
          </table:table-cell>
          <table:table-cell office:value-type="string">
            <text:p>Suministro</text:p>
          </table:table-cell>
          <table:table-cell office:value-type="float" office:value="47986.18">
            <text:p>47986,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4">
            <text:p>2014</text:p>
          </table:table-cell>
          <table:table-cell office:value-type="string">
            <text:p>SAS</text:p>
          </table:table-cell>
          <table:table-cell office:value-type="string">
            <text:p>Servicio</text:p>
          </table:table-cell>
          <table:table-cell office:value-type="float" office:value="45557577">
            <text:p>45557577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SAS</text:p>
          </table:table-cell>
          <table:table-cell office:value-type="string">
            <text:p>Servicio</text:p>
          </table:table-cell>
          <table:table-cell office:value-type="float" office:value="45557577.36">
            <text:p>45557577,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5">
            <text:p>2015</text:p>
          </table:table-cell>
          <table:table-cell office:value-type="string">
            <text:p>SAS</text:p>
          </table:table-cell>
          <table:table-cell office:value-type="string">
            <text:p>Servicio</text:p>
          </table:table-cell>
          <table:table-cell office:value-type="float" office:value="16416484">
            <text:p>16416484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SAS</text:p>
          </table:table-cell>
          <table:table-cell office:value-type="string">
            <text:p>Servicio</text:p>
          </table:table-cell>
          <table:table-cell office:value-type="float" office:value="16416484.78">
            <text:p>16416484,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6">
            <text:p>2016</text:p>
          </table:table-cell>
          <table:table-cell office:value-type="string">
            <text:p>SAS</text:p>
          </table:table-cell>
          <table:table-cell office:value-type="string">
            <text:p>Servicio</text:p>
          </table:table-cell>
          <table:table-cell office:value-type="float" office:value="5558059">
            <text:p>5558059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SAS</text:p>
          </table:table-cell>
          <table:table-cell office:value-type="string">
            <text:p>Servicio</text:p>
          </table:table-cell>
          <table:table-cell office:value-type="float" office:value="5558059.19">
            <text:p>5558059,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XXXCSAL</text:p>
          </table:table-cell>
          <table:table-cell office:value-type="string">
            <text:p>Servicio</text:p>
          </table:table-cell>
          <table:table-cell office:value-type="float" office:value="94348">
            <text:p>94348</text:p>
          </table:table-cell>
          <table:table-cell/>
          <table:table-cell office:value-type="float" office:value="2013">
            <text:p>2013</text:p>
          </table:table-cell>
          <table:table-cell office:value-type="string">
            <text:p>XXXCSAL</text:p>
          </table:table-cell>
          <table:table-cell office:value-type="string">
            <text:p>Servicio</text:p>
          </table:table-cell>
          <table:table-cell office:value-type="float" office:value="94348.9">
            <text:p>94348,9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>
            <text:p>U.O.</text:p>
          </table:table-cell>
          <table:table-cell table:style-name="ce2" office:value-type="string">
            <text:p>Año</text:p>
          </table:table-cell>
          <table:table-cell table:style-name="ce2" office:value-type="string">
            <text:p>Gasto Anual</text:p>
          </table:table-cell>
          <table:table-cell table:style-name="Default"/>
          <table:table-cell/>
          <table:table-cell table:style-name="Default"/>
          <table:table-cell table:style-name="ce2" office:value-type="string">
            <text:p>U.O.</text:p>
          </table:table-cell>
          <table:table-cell table:style-name="ce2" office:value-type="string">
            <text:p>Año</text:p>
          </table:table-cell>
          <table:table-cell table:style-name="ce2" office:value-type="string">
            <text:p>Gasto Anua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AA</text:p>
          </table:table-cell>
          <table:table-cell office:value-type="float" office:value="2006">
            <text:p>2006</text:p>
          </table:table-cell>
          <table:table-cell office:value-type="float" office:value="164164">
            <text:p>164164</text:p>
          </table:table-cell>
          <table:table-cell table:style-name="Default"/>
          <table:table-cell table:style-name="ce4" table:formula="of:=SUMPRODUCT([.$D$4:.$D$973]=[.E980];[.$E$4:.$E$973]=[.D980];[.$G$4:.$G$973])" office:value-type="float" office:value="164164">
            <text:p>164164</text:p>
          </table:table-cell>
          <table:table-cell table:style-name="Default"/>
          <table:table-cell office:value-type="string">
            <text:p>AAA</text:p>
          </table:table-cell>
          <table:table-cell office:value-type="float" office:value="2006">
            <text:p>2006</text:p>
          </table:table-cell>
          <table:table-cell office:value-type="float" office:value="164164">
            <text:p>164164</text:p>
          </table:table-cell>
          <table:table-cell table:style-name="ce6" table:formula="of:=SUMPRODUCT([.$I$4:.$I$973]=[.K980];[.$J$4:.$J$973]=[.J980];[.$L$4:.$L$973])" office:value-type="float" office:value="164164">
            <text:p>16416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AA</text:p>
          </table:table-cell>
          <table:table-cell office:value-type="float" office:value="2007">
            <text:p>2007</text:p>
          </table:table-cell>
          <table:table-cell office:value-type="float" office:value="1443396">
            <text:p>1443396</text:p>
          </table:table-cell>
          <table:table-cell table:style-name="Default"/>
          <table:table-cell table:style-name="ce4" table:formula="of:=SUMPRODUCT([.$D$4:.$D$973]=[.E981];[.$E$4:.$E$973]=[.D981];[.$G$4:.$G$973])" office:value-type="float" office:value="1443396">
            <text:p>1443396</text:p>
          </table:table-cell>
          <table:table-cell table:style-name="Default"/>
          <table:table-cell office:value-type="string">
            <text:p>AAA</text:p>
          </table:table-cell>
          <table:table-cell office:value-type="float" office:value="2007">
            <text:p>2007</text:p>
          </table:table-cell>
          <table:table-cell office:value-type="float" office:value="1443396.13">
            <text:p>1443396,13</text:p>
          </table:table-cell>
          <table:table-cell table:style-name="ce6" table:formula="of:=SUMPRODUCT([.$I$4:.$I$973]=[.K981];[.$J$4:.$J$973]=[.J981];[.$L$4:.$L$973])" office:value-type="float" office:value="1443396.13">
            <text:p>1443396,1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AA</text:p>
          </table:table-cell>
          <table:table-cell office:value-type="float" office:value="2008">
            <text:p>2008</text:p>
          </table:table-cell>
          <table:table-cell office:value-type="float" office:value="4552170">
            <text:p>4552170</text:p>
          </table:table-cell>
          <table:table-cell table:style-name="Default"/>
          <table:table-cell table:style-name="ce4" table:formula="of:=SUMPRODUCT([.$D$4:.$D$973]=[.E982];[.$E$4:.$E$973]=[.D982];[.$G$4:.$G$973])" office:value-type="float" office:value="4552170">
            <text:p>4552170</text:p>
          </table:table-cell>
          <table:table-cell table:style-name="Default"/>
          <table:table-cell table:style-name="ce5" office:value-type="string">
            <text:p>AAA</text:p>
          </table:table-cell>
          <table:table-cell table:style-name="ce5" office:value-type="float" office:value="2007">
            <text:p>2007</text:p>
          </table:table-cell>
          <table:table-cell table:style-name="ce5" office:value-type="float" office:value="1443396.13">
            <text:p>1443396,13</text:p>
          </table:table-cell>
          <table:table-cell table:style-name="ce7" table:formula="of:=SUMPRODUCT([.$I$4:.$I$973]=[.K982];[.$J$4:.$J$973]=[.J982];[.$L$4:.$L$973])" office:value-type="float" office:value="1443396.13">
            <text:p>1443396,1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AA</text:p>
          </table:table-cell>
          <table:table-cell office:value-type="float" office:value="2009">
            <text:p>2009</text:p>
          </table:table-cell>
          <table:table-cell office:value-type="float" office:value="7607070">
            <text:p>7607070</text:p>
          </table:table-cell>
          <table:table-cell table:style-name="Default"/>
          <table:table-cell table:style-name="ce4" table:formula="of:=SUMPRODUCT([.$D$4:.$D$973]=[.E983];[.$E$4:.$E$973]=[.D983];[.$G$4:.$G$973])" office:value-type="float" office:value="7607070">
            <text:p>7607070</text:p>
          </table:table-cell>
          <table:table-cell table:style-name="Default"/>
          <table:table-cell office:value-type="string">
            <text:p>AAA</text:p>
          </table:table-cell>
          <table:table-cell office:value-type="float" office:value="2008">
            <text:p>2008</text:p>
          </table:table-cell>
          <table:table-cell office:value-type="float" office:value="4552170.66">
            <text:p>4552170,66</text:p>
          </table:table-cell>
          <table:table-cell table:style-name="ce6" table:formula="of:=SUMPRODUCT([.$I$4:.$I$973]=[.K983];[.$J$4:.$J$973]=[.J983];[.$L$4:.$L$973])" office:value-type="float" office:value="4552170.66">
            <text:p>4552170,6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AA</text:p>
          </table:table-cell>
          <table:table-cell office:value-type="float" office:value="2010">
            <text:p>2010</text:p>
          </table:table-cell>
          <table:table-cell office:value-type="float" office:value="5063700">
            <text:p>5063700</text:p>
          </table:table-cell>
          <table:table-cell table:style-name="Default"/>
          <table:table-cell table:style-name="ce4" table:formula="of:=SUMPRODUCT([.$D$4:.$D$973]=[.E984];[.$E$4:.$E$973]=[.D984];[.$G$4:.$G$973])" office:value-type="float" office:value="5063700">
            <text:p>5063700</text:p>
          </table:table-cell>
          <table:table-cell table:style-name="Default"/>
          <table:table-cell office:value-type="string">
            <text:p>AAA</text:p>
          </table:table-cell>
          <table:table-cell office:value-type="float" office:value="2009">
            <text:p>2009</text:p>
          </table:table-cell>
          <table:table-cell office:value-type="float" office:value="7607070.72">
            <text:p>7607070,72</text:p>
          </table:table-cell>
          <table:table-cell table:style-name="ce6" table:formula="of:=SUMPRODUCT([.$I$4:.$I$973]=[.K984];[.$J$4:.$J$973]=[.J984];[.$L$4:.$L$973])" office:value-type="float" office:value="7607070.72">
            <text:p>7607070,7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AA</text:p>
          </table:table-cell>
          <table:table-cell office:value-type="float" office:value="2011">
            <text:p>2011</text:p>
          </table:table-cell>
          <table:table-cell office:value-type="float" office:value="2440592">
            <text:p>2440592</text:p>
          </table:table-cell>
          <table:table-cell table:style-name="Default"/>
          <table:table-cell table:style-name="ce4" table:formula="of:=SUMPRODUCT([.$D$4:.$D$973]=[.E985];[.$E$4:.$E$973]=[.D985];[.$G$4:.$G$973])" office:value-type="float" office:value="2440592">
            <text:p>2440592</text:p>
          </table:table-cell>
          <table:table-cell table:style-name="Default"/>
          <table:table-cell table:style-name="ce5" office:value-type="string">
            <text:p>AAA</text:p>
          </table:table-cell>
          <table:table-cell table:style-name="ce5" office:value-type="float" office:value="2009">
            <text:p>2009</text:p>
          </table:table-cell>
          <table:table-cell table:style-name="ce5" office:value-type="float" office:value="7607070.72">
            <text:p>7607070,72</text:p>
          </table:table-cell>
          <table:table-cell table:style-name="ce7" table:formula="of:=SUMPRODUCT([.$I$4:.$I$973]=[.K985];[.$J$4:.$J$973]=[.J985];[.$L$4:.$L$973])" office:value-type="float" office:value="7607070.72">
            <text:p>7607070,7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AA</text:p>
          </table:table-cell>
          <table:table-cell office:value-type="float" office:value="2012">
            <text:p>2012</text:p>
          </table:table-cell>
          <table:table-cell office:value-type="float" office:value="1616520">
            <text:p>1616520</text:p>
          </table:table-cell>
          <table:table-cell table:style-name="Default"/>
          <table:table-cell table:style-name="ce4" table:formula="of:=SUMPRODUCT([.$D$4:.$D$973]=[.E986];[.$E$4:.$E$973]=[.D986];[.$G$4:.$G$973])" office:value-type="float" office:value="1616520">
            <text:p>1616520</text:p>
          </table:table-cell>
          <table:table-cell table:style-name="Default"/>
          <table:table-cell office:value-type="string">
            <text:p>AAA</text:p>
          </table:table-cell>
          <table:table-cell office:value-type="float" office:value="2010">
            <text:p>2010</text:p>
          </table:table-cell>
          <table:table-cell office:value-type="float" office:value="5063700.59">
            <text:p>5063700,59</text:p>
          </table:table-cell>
          <table:table-cell table:style-name="ce6" table:formula="of:=SUMPRODUCT([.$I$4:.$I$973]=[.K986];[.$J$4:.$J$973]=[.J986];[.$L$4:.$L$973])" office:value-type="float" office:value="5063700.59">
            <text:p>5063700,5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AA</text:p>
          </table:table-cell>
          <table:table-cell office:value-type="float" office:value="2013">
            <text:p>2013</text:p>
          </table:table-cell>
          <table:table-cell office:value-type="float" office:value="869809">
            <text:p>869809</text:p>
          </table:table-cell>
          <table:table-cell table:style-name="Default"/>
          <table:table-cell table:style-name="ce4" table:formula="of:=SUMPRODUCT([.$D$4:.$D$973]=[.E987];[.$E$4:.$E$973]=[.D987];[.$G$4:.$G$973])" office:value-type="float" office:value="869809">
            <text:p>869809</text:p>
          </table:table-cell>
          <table:table-cell table:style-name="Default"/>
          <table:table-cell office:value-type="string">
            <text:p>AAA</text:p>
          </table:table-cell>
          <table:table-cell office:value-type="float" office:value="2011">
            <text:p>2011</text:p>
          </table:table-cell>
          <table:table-cell office:value-type="float" office:value="2440592.5">
            <text:p>2440592,5</text:p>
          </table:table-cell>
          <table:table-cell table:style-name="ce6" table:formula="of:=SUMPRODUCT([.$I$4:.$I$973]=[.K987];[.$J$4:.$J$973]=[.J987];[.$L$4:.$L$973])" office:value-type="float" office:value="2440592.5">
            <text:p>2440592,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AEE</text:p>
          </table:table-cell>
          <table:table-cell office:value-type="float" office:value="2010">
            <text:p>2010</text:p>
          </table:table-cell>
          <table:table-cell office:value-type="float" office:value="194768">
            <text:p>194768</text:p>
          </table:table-cell>
          <table:table-cell table:style-name="Default"/>
          <table:table-cell table:style-name="ce4" table:formula="of:=SUMPRODUCT([.$D$4:.$D$973]=[.E988];[.$E$4:.$E$973]=[.D988];[.$G$4:.$G$973])" office:value-type="float" office:value="194768">
            <text:p>194768</text:p>
          </table:table-cell>
          <table:table-cell table:style-name="Default"/>
          <table:table-cell office:value-type="string">
            <text:p>AAA</text:p>
          </table:table-cell>
          <table:table-cell office:value-type="float" office:value="2012">
            <text:p>2012</text:p>
          </table:table-cell>
          <table:table-cell office:value-type="float" office:value="1616520">
            <text:p>1616520</text:p>
          </table:table-cell>
          <table:table-cell table:style-name="ce6" table:formula="of:=SUMPRODUCT([.$I$4:.$I$973]=[.K988];[.$J$4:.$J$973]=[.J988];[.$L$4:.$L$973])" office:value-type="float" office:value="1616520">
            <text:p>161652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AEE</text:p>
          </table:table-cell>
          <table:table-cell office:value-type="float" office:value="2011">
            <text:p>2011</text:p>
          </table:table-cell>
          <table:table-cell office:value-type="float" office:value="94121">
            <text:p>94121</text:p>
          </table:table-cell>
          <table:table-cell table:style-name="Default"/>
          <table:table-cell table:style-name="ce4" table:formula="of:=SUMPRODUCT([.$D$4:.$D$973]=[.E989];[.$E$4:.$E$973]=[.D989];[.$G$4:.$G$973])" office:value-type="float" office:value="94120">
            <text:p>94120</text:p>
          </table:table-cell>
          <table:table-cell table:style-name="Default"/>
          <table:table-cell office:value-type="string">
            <text:p>AAA</text:p>
          </table:table-cell>
          <table:table-cell office:value-type="float" office:value="2013">
            <text:p>2013</text:p>
          </table:table-cell>
          <table:table-cell office:value-type="float" office:value="869809.79">
            <text:p>869809,79</text:p>
          </table:table-cell>
          <table:table-cell table:style-name="ce6" table:formula="of:=SUMPRODUCT([.$I$4:.$I$973]=[.K989];[.$J$4:.$J$973]=[.J989];[.$L$4:.$L$973])" office:value-type="float" office:value="869809.79">
            <text:p>869809,7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AEE</text:p>
          </table:table-cell>
          <table:table-cell office:value-type="float" office:value="2012">
            <text:p>2012</text:p>
          </table:table-cell>
          <table:table-cell office:value-type="float" office:value="89947">
            <text:p>89947</text:p>
          </table:table-cell>
          <table:table-cell table:style-name="Default"/>
          <table:table-cell table:style-name="ce4" table:formula="of:=SUMPRODUCT([.$D$4:.$D$973]=[.E990];[.$E$4:.$E$973]=[.D990];[.$G$4:.$G$973])" office:value-type="float" office:value="89947">
            <text:p>89947</text:p>
          </table:table-cell>
          <table:table-cell table:style-name="Default"/>
          <table:table-cell office:value-type="string">
            <text:p>AAEE</text:p>
          </table:table-cell>
          <table:table-cell office:value-type="float" office:value="2010">
            <text:p>2010</text:p>
          </table:table-cell>
          <table:table-cell office:value-type="float" office:value="194768.29">
            <text:p>194768,29</text:p>
          </table:table-cell>
          <table:table-cell table:style-name="ce6" table:formula="of:=SUMPRODUCT([.$I$4:.$I$973]=[.K990];[.$J$4:.$J$973]=[.J990];[.$L$4:.$L$973])" office:value-type="float" office:value="194768.29">
            <text:p>194768,2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AEE</text:p>
          </table:table-cell>
          <table:table-cell office:value-type="float" office:value="2013">
            <text:p>2013</text:p>
          </table:table-cell>
          <table:table-cell office:value-type="float" office:value="84512">
            <text:p>84512</text:p>
          </table:table-cell>
          <table:table-cell table:style-name="Default"/>
          <table:table-cell table:style-name="ce4" table:formula="of:=SUMPRODUCT([.$D$4:.$D$973]=[.E991];[.$E$4:.$E$973]=[.D991];[.$G$4:.$G$973])" office:value-type="float" office:value="84512">
            <text:p>84512</text:p>
          </table:table-cell>
          <table:table-cell table:style-name="Default"/>
          <table:table-cell office:value-type="string">
            <text:p>AAEE</text:p>
          </table:table-cell>
          <table:table-cell office:value-type="float" office:value="2011">
            <text:p>2011</text:p>
          </table:table-cell>
          <table:table-cell office:value-type="float" office:value="94121.13">
            <text:p>94121,13</text:p>
          </table:table-cell>
          <table:table-cell table:style-name="ce6" table:formula="of:=SUMPRODUCT([.$I$4:.$I$973]=[.K991];[.$J$4:.$J$973]=[.J991];[.$L$4:.$L$973])" office:value-type="float" office:value="94121.13">
            <text:p>94121,1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AIICC</text:p>
          </table:table-cell>
          <table:table-cell office:value-type="float" office:value="2011">
            <text:p>2011</text:p>
          </table:table-cell>
          <table:table-cell office:value-type="float" office:value="425121">
            <text:p>425121</text:p>
          </table:table-cell>
          <table:table-cell table:style-name="Default"/>
          <table:table-cell table:style-name="ce4" table:formula="of:=SUMPRODUCT([.$D$4:.$D$973]=[.E992];[.$E$4:.$E$973]=[.D992];[.$G$4:.$G$973])" office:value-type="float" office:value="425120">
            <text:p>425120</text:p>
          </table:table-cell>
          <table:table-cell table:style-name="Default"/>
          <table:table-cell office:value-type="string">
            <text:p>AAEE</text:p>
          </table:table-cell>
          <table:table-cell office:value-type="float" office:value="2012">
            <text:p>2012</text:p>
          </table:table-cell>
          <table:table-cell office:value-type="float" office:value="89947.66">
            <text:p>89947,66</text:p>
          </table:table-cell>
          <table:table-cell table:style-name="ce6" table:formula="of:=SUMPRODUCT([.$I$4:.$I$973]=[.K992];[.$J$4:.$J$973]=[.J992];[.$L$4:.$L$973])" office:value-type="float" office:value="89947.66">
            <text:p>89947,6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AIICC</text:p>
          </table:table-cell>
          <table:table-cell office:value-type="float" office:value="2012">
            <text:p>2012</text:p>
          </table:table-cell>
          <table:table-cell office:value-type="float" office:value="326208">
            <text:p>326208</text:p>
          </table:table-cell>
          <table:table-cell table:style-name="Default"/>
          <table:table-cell table:style-name="ce4" table:formula="of:=SUMPRODUCT([.$D$4:.$D$973]=[.E993];[.$E$4:.$E$973]=[.D993];[.$G$4:.$G$973])" office:value-type="float" office:value="326206">
            <text:p>326206</text:p>
          </table:table-cell>
          <table:table-cell table:style-name="Default"/>
          <table:table-cell office:value-type="string">
            <text:p>AAEE</text:p>
          </table:table-cell>
          <table:table-cell office:value-type="float" office:value="2013">
            <text:p>2013</text:p>
          </table:table-cell>
          <table:table-cell office:value-type="float" office:value="84512.84">
            <text:p>84512,84</text:p>
          </table:table-cell>
          <table:table-cell table:style-name="ce6" table:formula="of:=SUMPRODUCT([.$I$4:.$I$973]=[.K993];[.$J$4:.$J$973]=[.J993];[.$L$4:.$L$973])" office:value-type="float" office:value="84512.84">
            <text:p>84512,8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AIICC</text:p>
          </table:table-cell>
          <table:table-cell office:value-type="float" office:value="2013">
            <text:p>2013</text:p>
          </table:table-cell>
          <table:table-cell office:value-type="float" office:value="406574">
            <text:p>406574</text:p>
          </table:table-cell>
          <table:table-cell table:style-name="Default"/>
          <table:table-cell table:style-name="ce4" table:formula="of:=SUMPRODUCT([.$D$4:.$D$973]=[.E994];[.$E$4:.$E$973]=[.D994];[.$G$4:.$G$973])" office:value-type="float" office:value="406574">
            <text:p>406574</text:p>
          </table:table-cell>
          <table:table-cell table:style-name="Default"/>
          <table:table-cell office:value-type="string">
            <text:p>AAIICC</text:p>
          </table:table-cell>
          <table:table-cell office:value-type="float" office:value="2011">
            <text:p>2011</text:p>
          </table:table-cell>
          <table:table-cell office:value-type="float" office:value="425121.73">
            <text:p>425121,73</text:p>
          </table:table-cell>
          <table:table-cell table:style-name="ce6" table:formula="of:=SUMPRODUCT([.$I$4:.$I$973]=[.K994];[.$J$4:.$J$973]=[.J994];[.$L$4:.$L$973])" office:value-type="float" office:value="425121.73">
            <text:p>425121,7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AIICC</text:p>
          </table:table-cell>
          <table:table-cell office:value-type="float" office:value="2014">
            <text:p>2014</text:p>
          </table:table-cell>
          <table:table-cell office:value-type="float" office:value="45589">
            <text:p>45589</text:p>
          </table:table-cell>
          <table:table-cell table:style-name="Default"/>
          <table:table-cell table:style-name="ce4" table:formula="of:=SUMPRODUCT([.$D$4:.$D$973]=[.E995];[.$E$4:.$E$973]=[.D995];[.$G$4:.$G$973])" office:value-type="float" office:value="45589">
            <text:p>45589</text:p>
          </table:table-cell>
          <table:table-cell table:style-name="Default"/>
          <table:table-cell office:value-type="string">
            <text:p>AAIICC</text:p>
          </table:table-cell>
          <table:table-cell office:value-type="float" office:value="2012">
            <text:p>2012</text:p>
          </table:table-cell>
          <table:table-cell office:value-type="float" office:value="326208.47">
            <text:p>326208,47</text:p>
          </table:table-cell>
          <table:table-cell table:style-name="ce6" table:formula="of:=SUMPRODUCT([.$I$4:.$I$973]=[.K995];[.$J$4:.$J$973]=[.J995];[.$L$4:.$L$973])" office:value-type="float" office:value="326208.47">
            <text:p>326208,4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DCA</text:p>
          </table:table-cell>
          <table:table-cell office:value-type="float" office:value="2008">
            <text:p>2008</text:p>
          </table:table-cell>
          <table:table-cell office:value-type="float" office:value="104000">
            <text:p>104000</text:p>
          </table:table-cell>
          <table:table-cell table:style-name="Default"/>
          <table:table-cell table:style-name="ce4" table:formula="of:=SUMPRODUCT([.$D$4:.$D$973]=[.E996];[.$E$4:.$E$973]=[.D996];[.$G$4:.$G$973])" office:value-type="float" office:value="104000">
            <text:p>104000</text:p>
          </table:table-cell>
          <table:table-cell table:style-name="Default"/>
          <table:table-cell office:value-type="string">
            <text:p>AAIICC</text:p>
          </table:table-cell>
          <table:table-cell office:value-type="float" office:value="2013">
            <text:p>2013</text:p>
          </table:table-cell>
          <table:table-cell office:value-type="float" office:value="406574.83">
            <text:p>406574,83</text:p>
          </table:table-cell>
          <table:table-cell table:style-name="ce6" table:formula="of:=SUMPRODUCT([.$I$4:.$I$973]=[.K996];[.$J$4:.$J$973]=[.J996];[.$L$4:.$L$973])" office:value-type="float" office:value="406574.83">
            <text:p>406574,8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DCA</text:p>
          </table:table-cell>
          <table:table-cell office:value-type="float" office:value="2009">
            <text:p>2009</text:p>
          </table:table-cell>
          <table:table-cell office:value-type="float" office:value="101500">
            <text:p>101500</text:p>
          </table:table-cell>
          <table:table-cell table:style-name="Default"/>
          <table:table-cell table:style-name="ce4" table:formula="of:=SUMPRODUCT([.$D$4:.$D$973]=[.E997];[.$E$4:.$E$973]=[.D997];[.$G$4:.$G$973])" office:value-type="float" office:value="101500">
            <text:p>101500</text:p>
          </table:table-cell>
          <table:table-cell table:style-name="Default"/>
          <table:table-cell office:value-type="string">
            <text:p>AAIICC</text:p>
          </table:table-cell>
          <table:table-cell office:value-type="float" office:value="2014">
            <text:p>2014</text:p>
          </table:table-cell>
          <table:table-cell office:value-type="float" office:value="45589.57">
            <text:p>45589,57</text:p>
          </table:table-cell>
          <table:table-cell table:style-name="ce6" table:formula="of:=SUMPRODUCT([.$I$4:.$I$973]=[.K997];[.$J$4:.$J$973]=[.J997];[.$L$4:.$L$973])" office:value-type="float" office:value="45589.57">
            <text:p>45589,5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DCA</text:p>
          </table:table-cell>
          <table:table-cell office:value-type="float" office:value="2010">
            <text:p>2010</text:p>
          </table:table-cell>
          <table:table-cell office:value-type="float" office:value="67500">
            <text:p>67500</text:p>
          </table:table-cell>
          <table:table-cell table:style-name="Default"/>
          <table:table-cell table:style-name="ce4" table:formula="of:=SUMPRODUCT([.$D$4:.$D$973]=[.E998];[.$E$4:.$E$973]=[.D998];[.$G$4:.$G$973])" office:value-type="float" office:value="67500">
            <text:p>67500</text:p>
          </table:table-cell>
          <table:table-cell table:style-name="Default"/>
          <table:table-cell office:value-type="string">
            <text:p>ADCA</text:p>
          </table:table-cell>
          <table:table-cell office:value-type="float" office:value="2008">
            <text:p>2008</text:p>
          </table:table-cell>
          <table:table-cell office:value-type="float" office:value="104000">
            <text:p>104000</text:p>
          </table:table-cell>
          <table:table-cell table:style-name="ce6" table:formula="of:=SUMPRODUCT([.$I$4:.$I$973]=[.K998];[.$J$4:.$J$973]=[.J998];[.$L$4:.$L$973])" office:value-type="float" office:value="104000">
            <text:p>1040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DCA</text:p>
          </table:table-cell>
          <table:table-cell office:value-type="float" office:value="2011">
            <text:p>2011</text:p>
          </table:table-cell>
          <table:table-cell office:value-type="float" office:value="23000">
            <text:p>23000</text:p>
          </table:table-cell>
          <table:table-cell table:style-name="Default"/>
          <table:table-cell table:style-name="ce4" table:formula="of:=SUMPRODUCT([.$D$4:.$D$973]=[.E999];[.$E$4:.$E$973]=[.D999];[.$G$4:.$G$973])" office:value-type="float" office:value="23000">
            <text:p>23000</text:p>
          </table:table-cell>
          <table:table-cell table:style-name="Default"/>
          <table:table-cell office:value-type="string">
            <text:p>ADCA</text:p>
          </table:table-cell>
          <table:table-cell office:value-type="float" office:value="2009">
            <text:p>2009</text:p>
          </table:table-cell>
          <table:table-cell office:value-type="float" office:value="101500">
            <text:p>101500</text:p>
          </table:table-cell>
          <table:table-cell table:style-name="ce6" table:formula="of:=SUMPRODUCT([.$I$4:.$I$973]=[.K999];[.$J$4:.$J$973]=[.J999];[.$L$4:.$L$973])" office:value-type="float" office:value="101500">
            <text:p>1015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DCA</text:p>
          </table:table-cell>
          <table:table-cell office:value-type="float" office:value="2013">
            <text:p>2013</text:p>
          </table:table-cell>
          <table:table-cell office:value-type="float" office:value="1229">
            <text:p>1229</text:p>
          </table:table-cell>
          <table:table-cell table:style-name="Default"/>
          <table:table-cell table:style-name="ce4" table:formula="of:=SUMPRODUCT([.$D$4:.$D$973]=[.E1000];[.$E$4:.$E$973]=[.D1000];[.$G$4:.$G$973])" office:value-type="float" office:value="1229">
            <text:p>1229</text:p>
          </table:table-cell>
          <table:table-cell table:style-name="Default"/>
          <table:table-cell office:value-type="string">
            <text:p>ADCA</text:p>
          </table:table-cell>
          <table:table-cell office:value-type="float" office:value="2010">
            <text:p>2010</text:p>
          </table:table-cell>
          <table:table-cell office:value-type="float" office:value="67500">
            <text:p>67500</text:p>
          </table:table-cell>
          <table:table-cell table:style-name="ce6" table:formula="of:=SUMPRODUCT([.$I$4:.$I$973]=[.K1000];[.$J$4:.$J$973]=[.J1000];[.$L$4:.$L$973])" office:value-type="float" office:value="67500">
            <text:p>675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DCA</text:p>
          </table:table-cell>
          <table:table-cell office:value-type="float" office:value="2014">
            <text:p>2014</text:p>
          </table:table-cell>
          <table:table-cell office:value-type="float" office:value="36125">
            <text:p>36125</text:p>
          </table:table-cell>
          <table:table-cell table:style-name="Default"/>
          <table:table-cell table:style-name="ce4" table:formula="of:=SUMPRODUCT([.$D$4:.$D$973]=[.E1001];[.$E$4:.$E$973]=[.D1001];[.$G$4:.$G$973])" office:value-type="float" office:value="36125">
            <text:p>36125</text:p>
          </table:table-cell>
          <table:table-cell table:style-name="Default"/>
          <table:table-cell office:value-type="string">
            <text:p>ADCA</text:p>
          </table:table-cell>
          <table:table-cell office:value-type="float" office:value="2011">
            <text:p>2011</text:p>
          </table:table-cell>
          <table:table-cell office:value-type="float" office:value="23000">
            <text:p>23000</text:p>
          </table:table-cell>
          <table:table-cell table:style-name="ce6" table:formula="of:=SUMPRODUCT([.$I$4:.$I$973]=[.K1001];[.$J$4:.$J$973]=[.J1001];[.$L$4:.$L$973])" office:value-type="float" office:value="23000">
            <text:p>230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DCA</text:p>
          </table:table-cell>
          <table:table-cell office:value-type="float" office:value="2015">
            <text:p>2015</text:p>
          </table:table-cell>
          <table:table-cell office:value-type="float" office:value="14875">
            <text:p>14875</text:p>
          </table:table-cell>
          <table:table-cell table:style-name="Default"/>
          <table:table-cell table:style-name="ce4" table:formula="of:=SUMPRODUCT([.$D$4:.$D$973]=[.E1002];[.$E$4:.$E$973]=[.D1002];[.$G$4:.$G$973])" office:value-type="float" office:value="14875">
            <text:p>14875</text:p>
          </table:table-cell>
          <table:table-cell table:style-name="Default"/>
          <table:table-cell office:value-type="string">
            <text:p>ADCA</text:p>
          </table:table-cell>
          <table:table-cell office:value-type="float" office:value="2013">
            <text:p>2013</text:p>
          </table:table-cell>
          <table:table-cell office:value-type="float" office:value="1229.88">
            <text:p>1229,88</text:p>
          </table:table-cell>
          <table:table-cell table:style-name="ce6" table:formula="of:=SUMPRODUCT([.$I$4:.$I$973]=[.K1002];[.$J$4:.$J$973]=[.J1002];[.$L$4:.$L$973])" office:value-type="float" office:value="1229.88">
            <text:p>1229,8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GAPA</text:p>
          </table:table-cell>
          <table:table-cell office:value-type="float" office:value="2011">
            <text:p>2011</text:p>
          </table:table-cell>
          <table:table-cell office:value-type="float" office:value="243507">
            <text:p>243507</text:p>
          </table:table-cell>
          <table:table-cell table:style-name="Default"/>
          <table:table-cell table:style-name="ce4" table:formula="of:=SUMPRODUCT([.$D$4:.$D$973]=[.E1003];[.$E$4:.$E$973]=[.D1003];[.$G$4:.$G$973])" office:value-type="float" office:value="243507">
            <text:p>243507</text:p>
          </table:table-cell>
          <table:table-cell table:style-name="Default"/>
          <table:table-cell office:value-type="string">
            <text:p>ADCA</text:p>
          </table:table-cell>
          <table:table-cell office:value-type="float" office:value="2014">
            <text:p>2014</text:p>
          </table:table-cell>
          <table:table-cell office:value-type="float" office:value="36125">
            <text:p>36125</text:p>
          </table:table-cell>
          <table:table-cell table:style-name="ce6" table:formula="of:=SUMPRODUCT([.$I$4:.$I$973]=[.K1003];[.$J$4:.$J$973]=[.J1003];[.$L$4:.$L$973])" office:value-type="float" office:value="36125">
            <text:p>3612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GAPA</text:p>
          </table:table-cell>
          <table:table-cell office:value-type="float" office:value="2012">
            <text:p>2012</text:p>
          </table:table-cell>
          <table:table-cell office:value-type="float" office:value="591953">
            <text:p>591953</text:p>
          </table:table-cell>
          <table:table-cell table:style-name="Default"/>
          <table:table-cell table:style-name="ce4" table:formula="of:=SUMPRODUCT([.$D$4:.$D$973]=[.E1004];[.$E$4:.$E$973]=[.D1004];[.$G$4:.$G$973])" office:value-type="float" office:value="591953">
            <text:p>591953</text:p>
          </table:table-cell>
          <table:table-cell table:style-name="Default"/>
          <table:table-cell office:value-type="string">
            <text:p>ADCA</text:p>
          </table:table-cell>
          <table:table-cell office:value-type="float" office:value="2015">
            <text:p>2015</text:p>
          </table:table-cell>
          <table:table-cell office:value-type="float" office:value="14875">
            <text:p>14875</text:p>
          </table:table-cell>
          <table:table-cell table:style-name="ce6" table:formula="of:=SUMPRODUCT([.$I$4:.$I$973]=[.K1004];[.$J$4:.$J$973]=[.J1004];[.$L$4:.$L$973])" office:value-type="float" office:value="14875">
            <text:p>1487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GAPA</text:p>
          </table:table-cell>
          <table:table-cell office:value-type="float" office:value="2013">
            <text:p>2013</text:p>
          </table:table-cell>
          <table:table-cell office:value-type="float" office:value="1991599">
            <text:p>1991599</text:p>
          </table:table-cell>
          <table:table-cell table:style-name="Default"/>
          <table:table-cell table:style-name="ce4" table:formula="of:=SUMPRODUCT([.$D$4:.$D$973]=[.E1005];[.$E$4:.$E$973]=[.D1005];[.$G$4:.$G$973])" office:value-type="float" office:value="1991599">
            <text:p>1991599</text:p>
          </table:table-cell>
          <table:table-cell table:style-name="Default"/>
          <table:table-cell office:value-type="string">
            <text:p>AGAPA</text:p>
          </table:table-cell>
          <table:table-cell office:value-type="float" office:value="2011">
            <text:p>2011</text:p>
          </table:table-cell>
          <table:table-cell office:value-type="float" office:value="243507">
            <text:p>243507</text:p>
          </table:table-cell>
          <table:table-cell table:style-name="ce6" table:formula="of:=SUMPRODUCT([.$I$4:.$I$973]=[.K1005];[.$J$4:.$J$973]=[.J1005];[.$L$4:.$L$973])" office:value-type="float" office:value="243507">
            <text:p>24350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GAPA</text:p>
          </table:table-cell>
          <table:table-cell office:value-type="float" office:value="2014">
            <text:p>2014</text:p>
          </table:table-cell>
          <table:table-cell office:value-type="float" office:value="466114">
            <text:p>466114</text:p>
          </table:table-cell>
          <table:table-cell table:style-name="Default"/>
          <table:table-cell table:style-name="ce4" table:formula="of:=SUMPRODUCT([.$D$4:.$D$973]=[.E1006];[.$E$4:.$E$973]=[.D1006];[.$G$4:.$G$973])" office:value-type="float" office:value="466114">
            <text:p>466114</text:p>
          </table:table-cell>
          <table:table-cell table:style-name="Default"/>
          <table:table-cell office:value-type="string">
            <text:p>AGAPA</text:p>
          </table:table-cell>
          <table:table-cell office:value-type="float" office:value="2012">
            <text:p>2012</text:p>
          </table:table-cell>
          <table:table-cell office:value-type="float" office:value="591953.61">
            <text:p>591953,61</text:p>
          </table:table-cell>
          <table:table-cell table:style-name="ce6" table:formula="of:=SUMPRODUCT([.$I$4:.$I$973]=[.K1006];[.$J$4:.$J$973]=[.J1006];[.$L$4:.$L$973])" office:value-type="float" office:value="591953.61">
            <text:p>591953,6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MAYA</text:p>
          </table:table-cell>
          <table:table-cell office:value-type="float" office:value="2013">
            <text:p>2013</text:p>
          </table:table-cell>
          <table:table-cell office:value-type="float" office:value="1573573">
            <text:p>1573573</text:p>
          </table:table-cell>
          <table:table-cell table:style-name="Default"/>
          <table:table-cell table:style-name="ce4" table:formula="of:=SUMPRODUCT([.$D$4:.$D$973]=[.E1007];[.$E$4:.$E$973]=[.D1007];[.$G$4:.$G$973])" office:value-type="float" office:value="1573572">
            <text:p>1573572</text:p>
          </table:table-cell>
          <table:table-cell table:style-name="Default"/>
          <table:table-cell office:value-type="string">
            <text:p>AGAPA</text:p>
          </table:table-cell>
          <table:table-cell office:value-type="float" office:value="2013">
            <text:p>2013</text:p>
          </table:table-cell>
          <table:table-cell office:value-type="float" office:value="1991599.32">
            <text:p>1991599,32</text:p>
          </table:table-cell>
          <table:table-cell table:style-name="ce6" table:formula="of:=SUMPRODUCT([.$I$4:.$I$973]=[.K1007];[.$J$4:.$J$973]=[.J1007];[.$L$4:.$L$973])" office:value-type="float" office:value="1991599.32">
            <text:p>1991599,3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MAYA</text:p>
          </table:table-cell>
          <table:table-cell office:value-type="float" office:value="2014">
            <text:p>2014</text:p>
          </table:table-cell>
          <table:table-cell office:value-type="float" office:value="2481686">
            <text:p>2481686</text:p>
          </table:table-cell>
          <table:table-cell table:style-name="Default"/>
          <table:table-cell table:style-name="ce4" table:formula="of:=SUMPRODUCT([.$D$4:.$D$973]=[.E1008];[.$E$4:.$E$973]=[.D1008];[.$G$4:.$G$973])" office:value-type="float" office:value="2481686">
            <text:p>2481686</text:p>
          </table:table-cell>
          <table:table-cell table:style-name="Default"/>
          <table:table-cell office:value-type="string">
            <text:p>AGAPA</text:p>
          </table:table-cell>
          <table:table-cell office:value-type="float" office:value="2014">
            <text:p>2014</text:p>
          </table:table-cell>
          <table:table-cell office:value-type="float" office:value="466114.25">
            <text:p>466114,25</text:p>
          </table:table-cell>
          <table:table-cell table:style-name="ce6" table:formula="of:=SUMPRODUCT([.$I$4:.$I$973]=[.K1008];[.$J$4:.$J$973]=[.J1008];[.$L$4:.$L$973])" office:value-type="float" office:value="466114.25">
            <text:p>466114,2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MAYA</text:p>
          </table:table-cell>
          <table:table-cell office:value-type="float" office:value="2015">
            <text:p>2015</text:p>
          </table:table-cell>
          <table:table-cell office:value-type="float" office:value="1407194">
            <text:p>1407194</text:p>
          </table:table-cell>
          <table:table-cell table:style-name="Default"/>
          <table:table-cell table:style-name="ce4" table:formula="of:=SUMPRODUCT([.$D$4:.$D$973]=[.E1009];[.$E$4:.$E$973]=[.D1009];[.$G$4:.$G$973])" office:value-type="float" office:value="1407194">
            <text:p>1407194</text:p>
          </table:table-cell>
          <table:table-cell table:style-name="Default"/>
          <table:table-cell office:value-type="string">
            <text:p>AMAYA</text:p>
          </table:table-cell>
          <table:table-cell office:value-type="float" office:value="2013">
            <text:p>2013</text:p>
          </table:table-cell>
          <table:table-cell office:value-type="float" office:value="1573573.17">
            <text:p>1573573,17</text:p>
          </table:table-cell>
          <table:table-cell table:style-name="ce6" table:formula="of:=SUMPRODUCT([.$I$4:.$I$973]=[.K1009];[.$J$4:.$J$973]=[.J1009];[.$L$4:.$L$973])" office:value-type="float" office:value="1573573.17">
            <text:p>1573573,1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MAYA</text:p>
          </table:table-cell>
          <table:table-cell office:value-type="float" office:value="2016">
            <text:p>2016</text:p>
          </table:table-cell>
          <table:table-cell office:value-type="float" office:value="687683">
            <text:p>687683</text:p>
          </table:table-cell>
          <table:table-cell table:style-name="Default"/>
          <table:table-cell table:style-name="ce4" table:formula="of:=SUMPRODUCT([.$D$4:.$D$973]=[.E1010];[.$E$4:.$E$973]=[.D1010];[.$G$4:.$G$973])" office:value-type="float" office:value="687683">
            <text:p>687683</text:p>
          </table:table-cell>
          <table:table-cell table:style-name="Default"/>
          <table:table-cell office:value-type="string">
            <text:p>AMAYA</text:p>
          </table:table-cell>
          <table:table-cell office:value-type="float" office:value="2014">
            <text:p>2014</text:p>
          </table:table-cell>
          <table:table-cell office:value-type="float" office:value="2481686.27">
            <text:p>2481686,27</text:p>
          </table:table-cell>
          <table:table-cell table:style-name="ce6" table:formula="of:=SUMPRODUCT([.$I$4:.$I$973]=[.K1010];[.$J$4:.$J$973]=[.J1010];[.$L$4:.$L$973])" office:value-type="float" office:value="2481686.27">
            <text:p>2481686,2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PE-RTVA</text:p>
          </table:table-cell>
          <table:table-cell office:value-type="float" office:value="2013">
            <text:p>2013</text:p>
          </table:table-cell>
          <table:table-cell office:value-type="float" office:value="978972">
            <text:p>978972</text:p>
          </table:table-cell>
          <table:table-cell table:style-name="Default"/>
          <table:table-cell table:style-name="ce4" table:formula="of:=SUMPRODUCT([.$D$4:.$D$973]=[.E1011];[.$E$4:.$E$973]=[.D1011];[.$G$4:.$G$973])" office:value-type="float" office:value="978972">
            <text:p>978972</text:p>
          </table:table-cell>
          <table:table-cell table:style-name="Default"/>
          <table:table-cell office:value-type="string">
            <text:p>AMAYA</text:p>
          </table:table-cell>
          <table:table-cell office:value-type="float" office:value="2015">
            <text:p>2015</text:p>
          </table:table-cell>
          <table:table-cell office:value-type="float" office:value="1407194.91">
            <text:p>1407194,91</text:p>
          </table:table-cell>
          <table:table-cell table:style-name="ce6" table:formula="of:=SUMPRODUCT([.$I$4:.$I$973]=[.K1011];[.$J$4:.$J$973]=[.J1011];[.$L$4:.$L$973])" office:value-type="float" office:value="1407194.91">
            <text:p>1407194,9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PE-RTVA</text:p>
          </table:table-cell>
          <table:table-cell office:value-type="float" office:value="2014">
            <text:p>2014</text:p>
          </table:table-cell>
          <table:table-cell office:value-type="float" office:value="60572">
            <text:p>60572</text:p>
          </table:table-cell>
          <table:table-cell table:style-name="Default"/>
          <table:table-cell table:style-name="ce4" table:formula="of:=SUMPRODUCT([.$D$4:.$D$973]=[.E1012];[.$E$4:.$E$973]=[.D1012];[.$G$4:.$G$973])" office:value-type="float" office:value="60572">
            <text:p>60572</text:p>
          </table:table-cell>
          <table:table-cell table:style-name="Default"/>
          <table:table-cell office:value-type="string">
            <text:p>AMAYA</text:p>
          </table:table-cell>
          <table:table-cell office:value-type="float" office:value="2016">
            <text:p>2016</text:p>
          </table:table-cell>
          <table:table-cell office:value-type="float" office:value="687683.33">
            <text:p>687683,33</text:p>
          </table:table-cell>
          <table:table-cell table:style-name="ce6" table:formula="of:=SUMPRODUCT([.$I$4:.$I$973]=[.K1012];[.$J$4:.$J$973]=[.J1012];[.$L$4:.$L$973])" office:value-type="float" office:value="687683.33">
            <text:p>687683,3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PE-RTVA</text:p>
          </table:table-cell>
          <table:table-cell office:value-type="float" office:value="2015">
            <text:p>2015</text:p>
          </table:table-cell>
          <table:table-cell office:value-type="float" office:value="7562">
            <text:p>7562</text:p>
          </table:table-cell>
          <table:table-cell table:style-name="Default"/>
          <table:table-cell table:style-name="ce4" table:formula="of:=SUMPRODUCT([.$D$4:.$D$973]=[.E1013];[.$E$4:.$E$973]=[.D1013];[.$G$4:.$G$973])" office:value-type="float" office:value="7562">
            <text:p>7562</text:p>
          </table:table-cell>
          <table:table-cell table:style-name="Default"/>
          <table:table-cell office:value-type="string">
            <text:p>APE-RTVA</text:p>
          </table:table-cell>
          <table:table-cell office:value-type="float" office:value="2013">
            <text:p>2013</text:p>
          </table:table-cell>
          <table:table-cell office:value-type="float" office:value="978972.76">
            <text:p>978972,76</text:p>
          </table:table-cell>
          <table:table-cell table:style-name="ce6" table:formula="of:=SUMPRODUCT([.$I$4:.$I$973]=[.K1013];[.$J$4:.$J$973]=[.J1013];[.$L$4:.$L$973])" office:value-type="float" office:value="978972.76">
            <text:p>978972,7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VRA</text:p>
          </table:table-cell>
          <table:table-cell office:value-type="float" office:value="2013">
            <text:p>2013</text:p>
          </table:table-cell>
          <table:table-cell office:value-type="float" office:value="1428109">
            <text:p>1428109</text:p>
          </table:table-cell>
          <table:table-cell table:style-name="Default"/>
          <table:table-cell table:style-name="ce4" table:formula="of:=SUMPRODUCT([.$D$4:.$D$973]=[.E1014];[.$E$4:.$E$973]=[.D1014];[.$G$4:.$G$973])" office:value-type="float" office:value="1428109">
            <text:p>1428109</text:p>
          </table:table-cell>
          <table:table-cell table:style-name="Default"/>
          <table:table-cell office:value-type="string">
            <text:p>APE-RTVA</text:p>
          </table:table-cell>
          <table:table-cell office:value-type="float" office:value="2014">
            <text:p>2014</text:p>
          </table:table-cell>
          <table:table-cell office:value-type="float" office:value="60572.94">
            <text:p>60572,94</text:p>
          </table:table-cell>
          <table:table-cell table:style-name="ce6" table:formula="of:=SUMPRODUCT([.$I$4:.$I$973]=[.K1014];[.$J$4:.$J$973]=[.J1014];[.$L$4:.$L$973])" office:value-type="float" office:value="60572.94">
            <text:p>60572,9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VRA</text:p>
          </table:table-cell>
          <table:table-cell office:value-type="float" office:value="2014">
            <text:p>2014</text:p>
          </table:table-cell>
          <table:table-cell office:value-type="float" office:value="1268320">
            <text:p>1268320</text:p>
          </table:table-cell>
          <table:table-cell table:style-name="Default"/>
          <table:table-cell table:style-name="ce4" table:formula="of:=SUMPRODUCT([.$D$4:.$D$973]=[.E1015];[.$E$4:.$E$973]=[.D1015];[.$G$4:.$G$973])" office:value-type="float" office:value="1268319">
            <text:p>1268319</text:p>
          </table:table-cell>
          <table:table-cell table:style-name="Default"/>
          <table:table-cell office:value-type="string">
            <text:p>APE-RTVA</text:p>
          </table:table-cell>
          <table:table-cell office:value-type="float" office:value="2015">
            <text:p>2015</text:p>
          </table:table-cell>
          <table:table-cell office:value-type="float" office:value="7562.5">
            <text:p>7562,5</text:p>
          </table:table-cell>
          <table:table-cell table:style-name="ce6" table:formula="of:=SUMPRODUCT([.$I$4:.$I$973]=[.K1015];[.$J$4:.$J$973]=[.J1015];[.$L$4:.$L$973])" office:value-type="float" office:value="7562.5">
            <text:p>7562,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A</text:p>
          </table:table-cell>
          <table:table-cell office:value-type="float" office:value="2007">
            <text:p>2007</text:p>
          </table:table-cell>
          <table:table-cell office:value-type="float" office:value="472346">
            <text:p>472346</text:p>
          </table:table-cell>
          <table:table-cell table:style-name="Default"/>
          <table:table-cell table:style-name="ce4" table:formula="of:=SUMPRODUCT([.$D$4:.$D$973]=[.E1016];[.$E$4:.$E$973]=[.D1016];[.$G$4:.$G$973])" office:value-type="float" office:value="472346">
            <text:p>472346</text:p>
          </table:table-cell>
          <table:table-cell table:style-name="Default"/>
          <table:table-cell office:value-type="string">
            <text:p>AVRA</text:p>
          </table:table-cell>
          <table:table-cell office:value-type="float" office:value="2013">
            <text:p>2013</text:p>
          </table:table-cell>
          <table:table-cell office:value-type="float" office:value="1428109.57">
            <text:p>1428109,57</text:p>
          </table:table-cell>
          <table:table-cell table:style-name="ce6" table:formula="of:=SUMPRODUCT([.$I$4:.$I$973]=[.K1016];[.$J$4:.$J$973]=[.J1016];[.$L$4:.$L$973])" office:value-type="float" office:value="1428109.57">
            <text:p>1428109,5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A</text:p>
          </table:table-cell>
          <table:table-cell office:value-type="float" office:value="2008">
            <text:p>2008</text:p>
          </table:table-cell>
          <table:table-cell office:value-type="float" office:value="293784">
            <text:p>293784</text:p>
          </table:table-cell>
          <table:table-cell table:style-name="Default"/>
          <table:table-cell table:style-name="ce4" table:formula="of:=SUMPRODUCT([.$D$4:.$D$973]=[.E1017];[.$E$4:.$E$973]=[.D1017];[.$G$4:.$G$973])" office:value-type="float" office:value="293784">
            <text:p>293784</text:p>
          </table:table-cell>
          <table:table-cell table:style-name="Default"/>
          <table:table-cell office:value-type="string">
            <text:p>AVRA</text:p>
          </table:table-cell>
          <table:table-cell office:value-type="float" office:value="2014">
            <text:p>2014</text:p>
          </table:table-cell>
          <table:table-cell office:value-type="float" office:value="1268320.35">
            <text:p>1268320,35</text:p>
          </table:table-cell>
          <table:table-cell table:style-name="ce6" table:formula="of:=SUMPRODUCT([.$I$4:.$I$973]=[.K1017];[.$J$4:.$J$973]=[.J1017];[.$L$4:.$L$973])" office:value-type="float" office:value="1268320.35">
            <text:p>1268320,3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A</text:p>
          </table:table-cell>
          <table:table-cell office:value-type="float" office:value="2009">
            <text:p>2009</text:p>
          </table:table-cell>
          <table:table-cell office:value-type="float" office:value="579512">
            <text:p>579512</text:p>
          </table:table-cell>
          <table:table-cell table:style-name="Default"/>
          <table:table-cell table:style-name="ce4" table:formula="of:=SUMPRODUCT([.$D$4:.$D$973]=[.E1018];[.$E$4:.$E$973]=[.D1018];[.$G$4:.$G$973])" office:value-type="float" office:value="579511">
            <text:p>579511</text:p>
          </table:table-cell>
          <table:table-cell table:style-name="Default"/>
          <table:table-cell office:value-type="string">
            <text:p>CAA</text:p>
          </table:table-cell>
          <table:table-cell office:value-type="float" office:value="2007">
            <text:p>2007</text:p>
          </table:table-cell>
          <table:table-cell office:value-type="float" office:value="472346.6">
            <text:p>472346,6</text:p>
          </table:table-cell>
          <table:table-cell table:style-name="ce6" table:formula="of:=SUMPRODUCT([.$I$4:.$I$973]=[.K1018];[.$J$4:.$J$973]=[.J1018];[.$L$4:.$L$973])" office:value-type="float" office:value="472346.6">
            <text:p>472346,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A</text:p>
          </table:table-cell>
          <table:table-cell office:value-type="float" office:value="2010">
            <text:p>2010</text:p>
          </table:table-cell>
          <table:table-cell office:value-type="float" office:value="864552">
            <text:p>864552</text:p>
          </table:table-cell>
          <table:table-cell table:style-name="Default"/>
          <table:table-cell table:style-name="ce4" table:formula="of:=SUMPRODUCT([.$D$4:.$D$973]=[.E1019];[.$E$4:.$E$973]=[.D1019];[.$G$4:.$G$973])" office:value-type="float" office:value="864552">
            <text:p>864552</text:p>
          </table:table-cell>
          <table:table-cell table:style-name="Default"/>
          <table:table-cell office:value-type="string">
            <text:p>CAA</text:p>
          </table:table-cell>
          <table:table-cell office:value-type="float" office:value="2007">
            <text:p>2007</text:p>
          </table:table-cell>
          <table:table-cell office:value-type="float" office:value="472346.6">
            <text:p>472346,6</text:p>
          </table:table-cell>
          <table:table-cell table:style-name="ce6" table:formula="of:=SUMPRODUCT([.$I$4:.$I$973]=[.K1019];[.$J$4:.$J$973]=[.J1019];[.$L$4:.$L$973])" office:value-type="float" office:value="472346.6">
            <text:p>472346,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A</text:p>
          </table:table-cell>
          <table:table-cell office:value-type="float" office:value="2011">
            <text:p>2011</text:p>
          </table:table-cell>
          <table:table-cell office:value-type="float" office:value="630840">
            <text:p>630840</text:p>
          </table:table-cell>
          <table:table-cell table:style-name="Default"/>
          <table:table-cell table:style-name="ce4" table:formula="of:=SUMPRODUCT([.$D$4:.$D$973]=[.E1020];[.$E$4:.$E$973]=[.D1020];[.$G$4:.$G$973])" office:value-type="float" office:value="630840">
            <text:p>630840</text:p>
          </table:table-cell>
          <table:table-cell table:style-name="Default"/>
          <table:table-cell office:value-type="string">
            <text:p>CAA</text:p>
          </table:table-cell>
          <table:table-cell office:value-type="float" office:value="2008">
            <text:p>2008</text:p>
          </table:table-cell>
          <table:table-cell office:value-type="float" office:value="293784.32">
            <text:p>293784,32</text:p>
          </table:table-cell>
          <table:table-cell table:style-name="ce6" table:formula="of:=SUMPRODUCT([.$I$4:.$I$973]=[.K1020];[.$J$4:.$J$973]=[.J1020];[.$L$4:.$L$973])" office:value-type="float" office:value="293784.32">
            <text:p>293784,3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A</text:p>
          </table:table-cell>
          <table:table-cell office:value-type="float" office:value="2012">
            <text:p>2012</text:p>
          </table:table-cell>
          <table:table-cell office:value-type="float" office:value="543693">
            <text:p>543693</text:p>
          </table:table-cell>
          <table:table-cell table:style-name="Default"/>
          <table:table-cell table:style-name="ce4" table:formula="of:=SUMPRODUCT([.$D$4:.$D$973]=[.E1021];[.$E$4:.$E$973]=[.D1021];[.$G$4:.$G$973])" office:value-type="float" office:value="543693">
            <text:p>543693</text:p>
          </table:table-cell>
          <table:table-cell table:style-name="Default"/>
          <table:table-cell office:value-type="string">
            <text:p>CAA</text:p>
          </table:table-cell>
          <table:table-cell office:value-type="float" office:value="2009">
            <text:p>2009</text:p>
          </table:table-cell>
          <table:table-cell office:value-type="float" office:value="579512.22">
            <text:p>579512,22</text:p>
          </table:table-cell>
          <table:table-cell table:style-name="ce6" table:formula="of:=SUMPRODUCT([.$I$4:.$I$973]=[.K1021];[.$J$4:.$J$973]=[.J1021];[.$L$4:.$L$973])" office:value-type="float" office:value="579512.22">
            <text:p>579512,2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A</text:p>
          </table:table-cell>
          <table:table-cell office:value-type="float" office:value="2013">
            <text:p>2013</text:p>
          </table:table-cell>
          <table:table-cell office:value-type="float" office:value="351563">
            <text:p>351563</text:p>
          </table:table-cell>
          <table:table-cell table:style-name="Default"/>
          <table:table-cell table:style-name="ce4" table:formula="of:=SUMPRODUCT([.$D$4:.$D$973]=[.E1022];[.$E$4:.$E$973]=[.D1022];[.$G$4:.$G$973])" office:value-type="float" office:value="351563">
            <text:p>351563</text:p>
          </table:table-cell>
          <table:table-cell table:style-name="Default"/>
          <table:table-cell office:value-type="string">
            <text:p>CAA</text:p>
          </table:table-cell>
          <table:table-cell office:value-type="float" office:value="2010">
            <text:p>2010</text:p>
          </table:table-cell>
          <table:table-cell office:value-type="float" office:value="864552.82">
            <text:p>864552,82</text:p>
          </table:table-cell>
          <table:table-cell table:style-name="ce6" table:formula="of:=SUMPRODUCT([.$I$4:.$I$973]=[.K1022];[.$J$4:.$J$973]=[.J1022];[.$L$4:.$L$973])" office:value-type="float" office:value="864552.82">
            <text:p>864552,8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A</text:p>
          </table:table-cell>
          <table:table-cell office:value-type="float" office:value="2014">
            <text:p>2014</text:p>
          </table:table-cell>
          <table:table-cell office:value-type="float" office:value="182552">
            <text:p>182552</text:p>
          </table:table-cell>
          <table:table-cell table:style-name="Default"/>
          <table:table-cell table:style-name="ce4" table:formula="of:=SUMPRODUCT([.$D$4:.$D$973]=[.E1023];[.$E$4:.$E$973]=[.D1023];[.$G$4:.$G$973])" office:value-type="float" office:value="182552">
            <text:p>182552</text:p>
          </table:table-cell>
          <table:table-cell table:style-name="Default"/>
          <table:table-cell office:value-type="string">
            <text:p>CAA</text:p>
          </table:table-cell>
          <table:table-cell office:value-type="float" office:value="2011">
            <text:p>2011</text:p>
          </table:table-cell>
          <table:table-cell office:value-type="float" office:value="630840.4">
            <text:p>630840,4</text:p>
          </table:table-cell>
          <table:table-cell table:style-name="ce6" table:formula="of:=SUMPRODUCT([.$I$4:.$I$973]=[.K1023];[.$J$4:.$J$973]=[.J1023];[.$L$4:.$L$973])" office:value-type="float" office:value="630840.4">
            <text:p>630840,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AC</text:p>
          </table:table-cell>
          <table:table-cell office:value-type="float" office:value="2007">
            <text:p>2007</text:p>
          </table:table-cell>
          <table:table-cell office:value-type="float" office:value="23718">
            <text:p>23718</text:p>
          </table:table-cell>
          <table:table-cell table:style-name="Default"/>
          <table:table-cell table:style-name="ce4" table:formula="of:=SUMPRODUCT([.$D$4:.$D$973]=[.E1024];[.$E$4:.$E$973]=[.D1024];[.$G$4:.$G$973])" office:value-type="float" office:value="23718">
            <text:p>23718</text:p>
          </table:table-cell>
          <table:table-cell table:style-name="Default"/>
          <table:table-cell office:value-type="string">
            <text:p>CAA</text:p>
          </table:table-cell>
          <table:table-cell office:value-type="float" office:value="2012">
            <text:p>2012</text:p>
          </table:table-cell>
          <table:table-cell office:value-type="float" office:value="543693">
            <text:p>543693</text:p>
          </table:table-cell>
          <table:table-cell table:style-name="ce6" table:formula="of:=SUMPRODUCT([.$I$4:.$I$973]=[.K1024];[.$J$4:.$J$973]=[.J1024];[.$L$4:.$L$973])" office:value-type="float" office:value="543693">
            <text:p>54369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AC</text:p>
          </table:table-cell>
          <table:table-cell office:value-type="float" office:value="2008">
            <text:p>2008</text:p>
          </table:table-cell>
          <table:table-cell office:value-type="float" office:value="50099">
            <text:p>50099</text:p>
          </table:table-cell>
          <table:table-cell table:style-name="Default"/>
          <table:table-cell table:style-name="ce4" table:formula="of:=SUMPRODUCT([.$D$4:.$D$973]=[.E1025];[.$E$4:.$E$973]=[.D1025];[.$G$4:.$G$973])" office:value-type="float" office:value="50098">
            <text:p>50098</text:p>
          </table:table-cell>
          <table:table-cell table:style-name="Default"/>
          <table:table-cell office:value-type="string">
            <text:p>CAA</text:p>
          </table:table-cell>
          <table:table-cell office:value-type="float" office:value="2013">
            <text:p>2013</text:p>
          </table:table-cell>
          <table:table-cell office:value-type="float" office:value="351563.4">
            <text:p>351563,4</text:p>
          </table:table-cell>
          <table:table-cell table:style-name="ce6" table:formula="of:=SUMPRODUCT([.$I$4:.$I$973]=[.K1025];[.$J$4:.$J$973]=[.J1025];[.$L$4:.$L$973])" office:value-type="float" office:value="351563.4">
            <text:p>351563,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AC</text:p>
          </table:table-cell>
          <table:table-cell office:value-type="float" office:value="2009">
            <text:p>2009</text:p>
          </table:table-cell>
          <table:table-cell office:value-type="float" office:value="34033">
            <text:p>34033</text:p>
          </table:table-cell>
          <table:table-cell table:style-name="Default"/>
          <table:table-cell table:style-name="ce4" table:formula="of:=SUMPRODUCT([.$D$4:.$D$973]=[.E1026];[.$E$4:.$E$973]=[.D1026];[.$G$4:.$G$973])" office:value-type="float" office:value="34033">
            <text:p>34033</text:p>
          </table:table-cell>
          <table:table-cell table:style-name="Default"/>
          <table:table-cell office:value-type="string">
            <text:p>CAA</text:p>
          </table:table-cell>
          <table:table-cell office:value-type="float" office:value="2014">
            <text:p>2014</text:p>
          </table:table-cell>
          <table:table-cell office:value-type="float" office:value="182552.7">
            <text:p>182552,7</text:p>
          </table:table-cell>
          <table:table-cell table:style-name="ce6" table:formula="of:=SUMPRODUCT([.$I$4:.$I$973]=[.K1026];[.$J$4:.$J$973]=[.J1026];[.$L$4:.$L$973])" office:value-type="float" office:value="182552.7">
            <text:p>182552,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AC</text:p>
          </table:table-cell>
          <table:table-cell office:value-type="float" office:value="2010">
            <text:p>2010</text:p>
          </table:table-cell>
          <table:table-cell office:value-type="float" office:value="20877">
            <text:p>20877</text:p>
          </table:table-cell>
          <table:table-cell table:style-name="Default"/>
          <table:table-cell table:style-name="ce4" table:formula="of:=SUMPRODUCT([.$D$4:.$D$973]=[.E1027];[.$E$4:.$E$973]=[.D1027];[.$G$4:.$G$973])" office:value-type="float" office:value="20877">
            <text:p>20877</text:p>
          </table:table-cell>
          <table:table-cell table:style-name="Default"/>
          <table:table-cell office:value-type="string">
            <text:p>CAAC</text:p>
          </table:table-cell>
          <table:table-cell office:value-type="float" office:value="2007">
            <text:p>2007</text:p>
          </table:table-cell>
          <table:table-cell office:value-type="float" office:value="23718.13">
            <text:p>23718,13</text:p>
          </table:table-cell>
          <table:table-cell table:style-name="ce6" table:formula="of:=SUMPRODUCT([.$I$4:.$I$973]=[.K1027];[.$J$4:.$J$973]=[.J1027];[.$L$4:.$L$973])" office:value-type="float" office:value="23718.13">
            <text:p>23718,1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AC</text:p>
          </table:table-cell>
          <table:table-cell office:value-type="float" office:value="2012">
            <text:p>2012</text:p>
          </table:table-cell>
          <table:table-cell office:value-type="float" office:value="21237">
            <text:p>21237</text:p>
          </table:table-cell>
          <table:table-cell table:style-name="Default"/>
          <table:table-cell table:style-name="ce4" table:formula="of:=SUMPRODUCT([.$D$4:.$D$973]=[.E1028];[.$E$4:.$E$973]=[.D1028];[.$G$4:.$G$973])" office:value-type="float" office:value="21237">
            <text:p>21237</text:p>
          </table:table-cell>
          <table:table-cell table:style-name="Default"/>
          <table:table-cell office:value-type="string">
            <text:p>CAAC</text:p>
          </table:table-cell>
          <table:table-cell office:value-type="float" office:value="2008">
            <text:p>2008</text:p>
          </table:table-cell>
          <table:table-cell office:value-type="float" office:value="50099.35">
            <text:p>50099,35</text:p>
          </table:table-cell>
          <table:table-cell table:style-name="ce6" table:formula="of:=SUMPRODUCT([.$I$4:.$I$973]=[.K1028];[.$J$4:.$J$973]=[.J1028];[.$L$4:.$L$973])" office:value-type="float" office:value="50099.35">
            <text:p>50099,3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AC</text:p>
          </table:table-cell>
          <table:table-cell office:value-type="float" office:value="2013">
            <text:p>2013</text:p>
          </table:table-cell>
          <table:table-cell office:value-type="float" office:value="39594">
            <text:p>39594</text:p>
          </table:table-cell>
          <table:table-cell table:style-name="Default"/>
          <table:table-cell table:style-name="ce4" table:formula="of:=SUMPRODUCT([.$D$4:.$D$973]=[.E1029];[.$E$4:.$E$973]=[.D1029];[.$G$4:.$G$973])" office:value-type="float" office:value="39594">
            <text:p>39594</text:p>
          </table:table-cell>
          <table:table-cell table:style-name="Default"/>
          <table:table-cell office:value-type="string">
            <text:p>CAAC</text:p>
          </table:table-cell>
          <table:table-cell office:value-type="float" office:value="2009">
            <text:p>2009</text:p>
          </table:table-cell>
          <table:table-cell office:value-type="float" office:value="34033.83">
            <text:p>34033,83</text:p>
          </table:table-cell>
          <table:table-cell table:style-name="ce6" table:formula="of:=SUMPRODUCT([.$I$4:.$I$973]=[.K1029];[.$J$4:.$J$973]=[.J1029];[.$L$4:.$L$973])" office:value-type="float" office:value="34033.83">
            <text:p>34033,8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LRI</text:p>
          </table:table-cell>
          <table:table-cell office:value-type="float" office:value="2010">
            <text:p>2010</text:p>
          </table:table-cell>
          <table:table-cell office:value-type="float" office:value="1578356">
            <text:p>1578356</text:p>
          </table:table-cell>
          <table:table-cell table:style-name="Default"/>
          <table:table-cell table:style-name="ce4" table:formula="of:=SUMPRODUCT([.$D$4:.$D$973]=[.E1030];[.$E$4:.$E$973]=[.D1030];[.$G$4:.$G$973])" office:value-type="float" office:value="1578355">
            <text:p>1578355</text:p>
          </table:table-cell>
          <table:table-cell table:style-name="Default"/>
          <table:table-cell office:value-type="string">
            <text:p>CAAC</text:p>
          </table:table-cell>
          <table:table-cell office:value-type="float" office:value="2010">
            <text:p>2010</text:p>
          </table:table-cell>
          <table:table-cell office:value-type="float" office:value="20877.22">
            <text:p>20877,22</text:p>
          </table:table-cell>
          <table:table-cell table:style-name="ce6" table:formula="of:=SUMPRODUCT([.$I$4:.$I$973]=[.K1030];[.$J$4:.$J$973]=[.J1030];[.$L$4:.$L$973])" office:value-type="float" office:value="20877.22">
            <text:p>20877,2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LRI</text:p>
          </table:table-cell>
          <table:table-cell office:value-type="float" office:value="2011">
            <text:p>2011</text:p>
          </table:table-cell>
          <table:table-cell office:value-type="float" office:value="1562666">
            <text:p>1562666</text:p>
          </table:table-cell>
          <table:table-cell table:style-name="Default"/>
          <table:table-cell table:style-name="ce4" table:formula="of:=SUMPRODUCT([.$D$4:.$D$973]=[.E1031];[.$E$4:.$E$973]=[.D1031];[.$G$4:.$G$973])" office:value-type="float" office:value="1562665">
            <text:p>1562665</text:p>
          </table:table-cell>
          <table:table-cell table:style-name="Default"/>
          <table:table-cell office:value-type="string">
            <text:p>CAAC</text:p>
          </table:table-cell>
          <table:table-cell office:value-type="float" office:value="2012">
            <text:p>2012</text:p>
          </table:table-cell>
          <table:table-cell office:value-type="float" office:value="21237.07">
            <text:p>21237,07</text:p>
          </table:table-cell>
          <table:table-cell table:style-name="ce6" table:formula="of:=SUMPRODUCT([.$I$4:.$I$973]=[.K1031];[.$J$4:.$J$973]=[.J1031];[.$L$4:.$L$973])" office:value-type="float" office:value="21237.07">
            <text:p>21237,0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LRI</text:p>
          </table:table-cell>
          <table:table-cell office:value-type="float" office:value="2012">
            <text:p>2012</text:p>
          </table:table-cell>
          <table:table-cell office:value-type="float" office:value="5790418">
            <text:p>5790418</text:p>
          </table:table-cell>
          <table:table-cell table:style-name="Default"/>
          <table:table-cell table:style-name="ce4" table:formula="of:=SUMPRODUCT([.$D$4:.$D$973]=[.E1032];[.$E$4:.$E$973]=[.D1032];[.$G$4:.$G$973])" office:value-type="float" office:value="5790417">
            <text:p>5790417</text:p>
          </table:table-cell>
          <table:table-cell table:style-name="Default"/>
          <table:table-cell office:value-type="string">
            <text:p>CAAC</text:p>
          </table:table-cell>
          <table:table-cell office:value-type="float" office:value="2013">
            <text:p>2013</text:p>
          </table:table-cell>
          <table:table-cell office:value-type="float" office:value="39594.7">
            <text:p>39594,7</text:p>
          </table:table-cell>
          <table:table-cell table:style-name="ce6" table:formula="of:=SUMPRODUCT([.$I$4:.$I$973]=[.K1032];[.$J$4:.$J$973]=[.J1032];[.$L$4:.$L$973])" office:value-type="float" office:value="39594.7">
            <text:p>39594,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LRI</text:p>
          </table:table-cell>
          <table:table-cell office:value-type="float" office:value="2013">
            <text:p>2013</text:p>
          </table:table-cell>
          <table:table-cell office:value-type="float" office:value="4751822">
            <text:p>4751822</text:p>
          </table:table-cell>
          <table:table-cell table:style-name="Default"/>
          <table:table-cell table:style-name="ce4" table:formula="of:=SUMPRODUCT([.$D$4:.$D$973]=[.E1033];[.$E$4:.$E$973]=[.D1033];[.$G$4:.$G$973])" office:value-type="float" office:value="4751822">
            <text:p>4751822</text:p>
          </table:table-cell>
          <table:table-cell table:style-name="Default"/>
          <table:table-cell office:value-type="string">
            <text:p>CALRI</text:p>
          </table:table-cell>
          <table:table-cell office:value-type="float" office:value="2010">
            <text:p>2010</text:p>
          </table:table-cell>
          <table:table-cell office:value-type="float" office:value="1578356.4">
            <text:p>1578356,4</text:p>
          </table:table-cell>
          <table:table-cell table:style-name="ce6" table:formula="of:=SUMPRODUCT([.$I$4:.$I$973]=[.K1033];[.$J$4:.$J$973]=[.J1033];[.$L$4:.$L$973])" office:value-type="float" office:value="1578356.4">
            <text:p>1578356,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LRI</text:p>
          </table:table-cell>
          <table:table-cell office:value-type="float" office:value="2014">
            <text:p>2014</text:p>
          </table:table-cell>
          <table:table-cell office:value-type="float" office:value="4385829">
            <text:p>4385829</text:p>
          </table:table-cell>
          <table:table-cell table:style-name="Default"/>
          <table:table-cell table:style-name="ce4" table:formula="of:=SUMPRODUCT([.$D$4:.$D$973]=[.E1034];[.$E$4:.$E$973]=[.D1034];[.$G$4:.$G$973])" office:value-type="float" office:value="4385829">
            <text:p>4385829</text:p>
          </table:table-cell>
          <table:table-cell table:style-name="Default"/>
          <table:table-cell office:value-type="string">
            <text:p>CALRI</text:p>
          </table:table-cell>
          <table:table-cell office:value-type="float" office:value="2011">
            <text:p>2011</text:p>
          </table:table-cell>
          <table:table-cell office:value-type="float" office:value="1562666.85">
            <text:p>1562666,85</text:p>
          </table:table-cell>
          <table:table-cell table:style-name="ce6" table:formula="of:=SUMPRODUCT([.$I$4:.$I$973]=[.K1034];[.$J$4:.$J$973]=[.J1034];[.$L$4:.$L$973])" office:value-type="float" office:value="1562666.85">
            <text:p>1562666,8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LRI</text:p>
          </table:table-cell>
          <table:table-cell office:value-type="float" office:value="2015">
            <text:p>2015</text:p>
          </table:table-cell>
          <table:table-cell office:value-type="float" office:value="3237319">
            <text:p>3237319</text:p>
          </table:table-cell>
          <table:table-cell table:style-name="Default"/>
          <table:table-cell table:style-name="ce4" table:formula="of:=SUMPRODUCT([.$D$4:.$D$973]=[.E1035];[.$E$4:.$E$973]=[.D1035];[.$G$4:.$G$973])" office:value-type="float" office:value="3237319">
            <text:p>3237319</text:p>
          </table:table-cell>
          <table:table-cell table:style-name="Default"/>
          <table:table-cell office:value-type="string">
            <text:p>CALRI</text:p>
          </table:table-cell>
          <table:table-cell office:value-type="float" office:value="2012">
            <text:p>2012</text:p>
          </table:table-cell>
          <table:table-cell office:value-type="float" office:value="5790418.2">
            <text:p>5790418,2</text:p>
          </table:table-cell>
          <table:table-cell table:style-name="ce6" table:formula="of:=SUMPRODUCT([.$I$4:.$I$973]=[.K1035];[.$J$4:.$J$973]=[.J1035];[.$L$4:.$L$973])" office:value-type="float" office:value="5790418.2">
            <text:p>5790418,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LRI</text:p>
          </table:table-cell>
          <table:table-cell office:value-type="float" office:value="2016">
            <text:p>2016</text:p>
          </table:table-cell>
          <table:table-cell office:value-type="float" office:value="974283">
            <text:p>974283</text:p>
          </table:table-cell>
          <table:table-cell table:style-name="Default"/>
          <table:table-cell table:style-name="ce4" table:formula="of:=SUMPRODUCT([.$D$4:.$D$973]=[.E1036];[.$E$4:.$E$973]=[.D1036];[.$G$4:.$G$973])" office:value-type="float" office:value="974283">
            <text:p>974283</text:p>
          </table:table-cell>
          <table:table-cell table:style-name="Default"/>
          <table:table-cell office:value-type="string">
            <text:p>CALRI</text:p>
          </table:table-cell>
          <table:table-cell office:value-type="float" office:value="2013">
            <text:p>2013</text:p>
          </table:table-cell>
          <table:table-cell office:value-type="float" office:value="4751822.42">
            <text:p>4751822,42</text:p>
          </table:table-cell>
          <table:table-cell table:style-name="ce6" table:formula="of:=SUMPRODUCT([.$I$4:.$I$973]=[.K1036];[.$J$4:.$J$973]=[.J1036];[.$L$4:.$L$973])" office:value-type="float" office:value="4751822.42">
            <text:p>4751822,4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P</text:p>
          </table:table-cell>
          <table:table-cell office:value-type="float" office:value="2007">
            <text:p>2007</text:p>
          </table:table-cell>
          <table:table-cell office:value-type="float" office:value="6783601">
            <text:p>6783601</text:p>
          </table:table-cell>
          <table:table-cell table:style-name="Default"/>
          <table:table-cell table:style-name="ce4" table:formula="of:=SUMPRODUCT([.$D$4:.$D$973]=[.E1037];[.$E$4:.$E$973]=[.D1037];[.$G$4:.$G$973])" office:value-type="float" office:value="6783600">
            <text:p>6783600</text:p>
          </table:table-cell>
          <table:table-cell table:style-name="Default"/>
          <table:table-cell office:value-type="string">
            <text:p>CALRI</text:p>
          </table:table-cell>
          <table:table-cell office:value-type="float" office:value="2014">
            <text:p>2014</text:p>
          </table:table-cell>
          <table:table-cell office:value-type="float" office:value="4385829.39">
            <text:p>4385829,39</text:p>
          </table:table-cell>
          <table:table-cell table:style-name="ce6" table:formula="of:=SUMPRODUCT([.$I$4:.$I$973]=[.K1037];[.$J$4:.$J$973]=[.J1037];[.$L$4:.$L$973])" office:value-type="float" office:value="4385829.39">
            <text:p>4385829,3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P</text:p>
          </table:table-cell>
          <table:table-cell office:value-type="float" office:value="2008">
            <text:p>2008</text:p>
          </table:table-cell>
          <table:table-cell office:value-type="float" office:value="15461024">
            <text:p>15461024</text:p>
          </table:table-cell>
          <table:table-cell table:style-name="Default"/>
          <table:table-cell table:style-name="ce4" table:formula="of:=SUMPRODUCT([.$D$4:.$D$973]=[.E1038];[.$E$4:.$E$973]=[.D1038];[.$G$4:.$G$973])" office:value-type="float" office:value="15461022">
            <text:p>15461022</text:p>
          </table:table-cell>
          <table:table-cell table:style-name="Default"/>
          <table:table-cell office:value-type="string">
            <text:p>CALRI</text:p>
          </table:table-cell>
          <table:table-cell office:value-type="float" office:value="2015">
            <text:p>2015</text:p>
          </table:table-cell>
          <table:table-cell office:value-type="float" office:value="3237319.19">
            <text:p>3237319,19</text:p>
          </table:table-cell>
          <table:table-cell table:style-name="ce6" table:formula="of:=SUMPRODUCT([.$I$4:.$I$973]=[.K1038];[.$J$4:.$J$973]=[.J1038];[.$L$4:.$L$973])" office:value-type="float" office:value="3237319.19">
            <text:p>3237319,1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P</text:p>
          </table:table-cell>
          <table:table-cell office:value-type="float" office:value="2009">
            <text:p>2009</text:p>
          </table:table-cell>
          <table:table-cell office:value-type="float" office:value="11485861">
            <text:p>11485861</text:p>
          </table:table-cell>
          <table:table-cell table:style-name="Default"/>
          <table:table-cell table:style-name="ce4" table:formula="of:=SUMPRODUCT([.$D$4:.$D$973]=[.E1039];[.$E$4:.$E$973]=[.D1039];[.$G$4:.$G$973])" office:value-type="float" office:value="11485860">
            <text:p>11485860</text:p>
          </table:table-cell>
          <table:table-cell table:style-name="Default"/>
          <table:table-cell office:value-type="string">
            <text:p>CALRI</text:p>
          </table:table-cell>
          <table:table-cell office:value-type="float" office:value="2016">
            <text:p>2016</text:p>
          </table:table-cell>
          <table:table-cell office:value-type="float" office:value="974283.69">
            <text:p>974283,69</text:p>
          </table:table-cell>
          <table:table-cell table:style-name="ce6" table:formula="of:=SUMPRODUCT([.$I$4:.$I$973]=[.K1039];[.$J$4:.$J$973]=[.J1039];[.$L$4:.$L$973])" office:value-type="float" office:value="974283.69">
            <text:p>974283,6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P</text:p>
          </table:table-cell>
          <table:table-cell office:value-type="float" office:value="2010">
            <text:p>2010</text:p>
          </table:table-cell>
          <table:table-cell office:value-type="float" office:value="14884785">
            <text:p>14884785</text:p>
          </table:table-cell>
          <table:table-cell table:style-name="Default"/>
          <table:table-cell table:style-name="ce4" table:formula="of:=SUMPRODUCT([.$D$4:.$D$973]=[.E1040];[.$E$4:.$E$973]=[.D1040];[.$G$4:.$G$973])" office:value-type="float" office:value="14884785">
            <text:p>14884785</text:p>
          </table:table-cell>
          <table:table-cell table:style-name="Default"/>
          <table:table-cell office:value-type="string">
            <text:p>CAP</text:p>
          </table:table-cell>
          <table:table-cell office:value-type="float" office:value="2007">
            <text:p>2007</text:p>
          </table:table-cell>
          <table:table-cell office:value-type="float" office:value="6783601.22">
            <text:p>6783601,22</text:p>
          </table:table-cell>
          <table:table-cell table:style-name="ce6" table:formula="of:=SUMPRODUCT([.$I$4:.$I$973]=[.K1040];[.$J$4:.$J$973]=[.J1040];[.$L$4:.$L$973])" office:value-type="float" office:value="6783601.22">
            <text:p>6783601,2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P</text:p>
          </table:table-cell>
          <table:table-cell office:value-type="float" office:value="2011">
            <text:p>2011</text:p>
          </table:table-cell>
          <table:table-cell office:value-type="float" office:value="7281029">
            <text:p>7281029</text:p>
          </table:table-cell>
          <table:table-cell table:style-name="Default"/>
          <table:table-cell table:style-name="ce4" table:formula="of:=SUMPRODUCT([.$D$4:.$D$973]=[.E1041];[.$E$4:.$E$973]=[.D1041];[.$G$4:.$G$973])" office:value-type="float" office:value="7281029">
            <text:p>7281029</text:p>
          </table:table-cell>
          <table:table-cell table:style-name="Default"/>
          <table:table-cell office:value-type="string">
            <text:p>CAP</text:p>
          </table:table-cell>
          <table:table-cell office:value-type="float" office:value="2008">
            <text:p>2008</text:p>
          </table:table-cell>
          <table:table-cell office:value-type="float" office:value="15461024.54">
            <text:p>15461024,54</text:p>
          </table:table-cell>
          <table:table-cell table:style-name="ce6" table:formula="of:=SUMPRODUCT([.$I$4:.$I$973]=[.K1041];[.$J$4:.$J$973]=[.J1041];[.$L$4:.$L$973])" office:value-type="float" office:value="15461024.54">
            <text:p>15461024,5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P</text:p>
          </table:table-cell>
          <table:table-cell office:value-type="float" office:value="2012">
            <text:p>2012</text:p>
          </table:table-cell>
          <table:table-cell office:value-type="float" office:value="7311003">
            <text:p>7311003</text:p>
          </table:table-cell>
          <table:table-cell table:style-name="Default"/>
          <table:table-cell table:style-name="ce4" table:formula="of:=SUMPRODUCT([.$D$4:.$D$973]=[.E1042];[.$E$4:.$E$973]=[.D1042];[.$G$4:.$G$973])" office:value-type="float" office:value="7311003">
            <text:p>7311003</text:p>
          </table:table-cell>
          <table:table-cell table:style-name="Default"/>
          <table:table-cell office:value-type="string">
            <text:p>CAP</text:p>
          </table:table-cell>
          <table:table-cell office:value-type="float" office:value="2009">
            <text:p>2009</text:p>
          </table:table-cell>
          <table:table-cell office:value-type="float" office:value="11485861.48">
            <text:p>11485861,48</text:p>
          </table:table-cell>
          <table:table-cell table:style-name="ce6" table:formula="of:=SUMPRODUCT([.$I$4:.$I$973]=[.K1042];[.$J$4:.$J$973]=[.J1042];[.$L$4:.$L$973])" office:value-type="float" office:value="11485861.48">
            <text:p>11485861,4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P</text:p>
          </table:table-cell>
          <table:table-cell office:value-type="float" office:value="2013">
            <text:p>2013</text:p>
          </table:table-cell>
          <table:table-cell office:value-type="float" office:value="5100859">
            <text:p>5100859</text:p>
          </table:table-cell>
          <table:table-cell table:style-name="Default"/>
          <table:table-cell table:style-name="ce4" table:formula="of:=SUMPRODUCT([.$D$4:.$D$973]=[.E1043];[.$E$4:.$E$973]=[.D1043];[.$G$4:.$G$973])" office:value-type="float" office:value="5100859">
            <text:p>5100859</text:p>
          </table:table-cell>
          <table:table-cell table:style-name="Default"/>
          <table:table-cell office:value-type="string">
            <text:p>CAP</text:p>
          </table:table-cell>
          <table:table-cell office:value-type="float" office:value="2010">
            <text:p>2010</text:p>
          </table:table-cell>
          <table:table-cell office:value-type="float" office:value="14884785.46">
            <text:p>14884785,46</text:p>
          </table:table-cell>
          <table:table-cell table:style-name="ce6" table:formula="of:=SUMPRODUCT([.$I$4:.$I$973]=[.K1043];[.$J$4:.$J$973]=[.J1043];[.$L$4:.$L$973])" office:value-type="float" office:value="14884785.46">
            <text:p>14884785,4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P</text:p>
          </table:table-cell>
          <table:table-cell office:value-type="float" office:value="2014">
            <text:p>2014</text:p>
          </table:table-cell>
          <table:table-cell office:value-type="float" office:value="4247281">
            <text:p>4247281</text:p>
          </table:table-cell>
          <table:table-cell table:style-name="Default"/>
          <table:table-cell table:style-name="ce4" table:formula="of:=SUMPRODUCT([.$D$4:.$D$973]=[.E1044];[.$E$4:.$E$973]=[.D1044];[.$G$4:.$G$973])" office:value-type="float" office:value="4247281">
            <text:p>4247281</text:p>
          </table:table-cell>
          <table:table-cell table:style-name="Default"/>
          <table:table-cell office:value-type="string">
            <text:p>CAP</text:p>
          </table:table-cell>
          <table:table-cell office:value-type="float" office:value="2011">
            <text:p>2011</text:p>
          </table:table-cell>
          <table:table-cell office:value-type="float" office:value="7281029.85">
            <text:p>7281029,85</text:p>
          </table:table-cell>
          <table:table-cell table:style-name="ce6" table:formula="of:=SUMPRODUCT([.$I$4:.$I$973]=[.K1044];[.$J$4:.$J$973]=[.J1044];[.$L$4:.$L$973])" office:value-type="float" office:value="7281029.85">
            <text:p>7281029,8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PDR</text:p>
          </table:table-cell>
          <table:table-cell office:value-type="float" office:value="2012">
            <text:p>2012</text:p>
          </table:table-cell>
          <table:table-cell office:value-type="float" office:value="9680">
            <text:p>9680</text:p>
          </table:table-cell>
          <table:table-cell table:style-name="Default"/>
          <table:table-cell table:style-name="ce4" table:formula="of:=SUMPRODUCT([.$D$4:.$D$973]=[.E1045];[.$E$4:.$E$973]=[.D1045];[.$G$4:.$G$973])" office:value-type="float" office:value="9680">
            <text:p>9680</text:p>
          </table:table-cell>
          <table:table-cell table:style-name="Default"/>
          <table:table-cell office:value-type="string">
            <text:p>CAP</text:p>
          </table:table-cell>
          <table:table-cell office:value-type="float" office:value="2012">
            <text:p>2012</text:p>
          </table:table-cell>
          <table:table-cell office:value-type="float" office:value="7311003.98">
            <text:p>7311003,98</text:p>
          </table:table-cell>
          <table:table-cell table:style-name="ce6" table:formula="of:=SUMPRODUCT([.$I$4:.$I$973]=[.K1045];[.$J$4:.$J$973]=[.J1045];[.$L$4:.$L$973])" office:value-type="float" office:value="7311003.98">
            <text:p>7311003,9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PDR</text:p>
          </table:table-cell>
          <table:table-cell office:value-type="float" office:value="2013">
            <text:p>2013</text:p>
          </table:table-cell>
          <table:table-cell office:value-type="float" office:value="6679233">
            <text:p>6679233</text:p>
          </table:table-cell>
          <table:table-cell table:style-name="Default"/>
          <table:table-cell table:style-name="ce4" table:formula="of:=SUMPRODUCT([.$D$4:.$D$973]=[.E1046];[.$E$4:.$E$973]=[.D1046];[.$G$4:.$G$973])" office:value-type="float" office:value="6679232">
            <text:p>6679232</text:p>
          </table:table-cell>
          <table:table-cell table:style-name="Default"/>
          <table:table-cell office:value-type="string">
            <text:p>CAP</text:p>
          </table:table-cell>
          <table:table-cell office:value-type="float" office:value="2013">
            <text:p>2013</text:p>
          </table:table-cell>
          <table:table-cell office:value-type="float" office:value="5100859.52">
            <text:p>5100859,52</text:p>
          </table:table-cell>
          <table:table-cell table:style-name="ce6" table:formula="of:=SUMPRODUCT([.$I$4:.$I$973]=[.K1046];[.$J$4:.$J$973]=[.J1046];[.$L$4:.$L$973])" office:value-type="float" office:value="5100859.52">
            <text:p>5100859,5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PDR</text:p>
          </table:table-cell>
          <table:table-cell office:value-type="float" office:value="2014">
            <text:p>2014</text:p>
          </table:table-cell>
          <table:table-cell office:value-type="float" office:value="8427584">
            <text:p>8427584</text:p>
          </table:table-cell>
          <table:table-cell table:style-name="Default"/>
          <table:table-cell table:style-name="ce4" table:formula="of:=SUMPRODUCT([.$D$4:.$D$973]=[.E1047];[.$E$4:.$E$973]=[.D1047];[.$G$4:.$G$973])" office:value-type="float" office:value="8427584">
            <text:p>8427584</text:p>
          </table:table-cell>
          <table:table-cell table:style-name="Default"/>
          <table:table-cell office:value-type="string">
            <text:p>CAP</text:p>
          </table:table-cell>
          <table:table-cell office:value-type="float" office:value="2014">
            <text:p>2014</text:p>
          </table:table-cell>
          <table:table-cell office:value-type="float" office:value="4247281.98">
            <text:p>4247281,98</text:p>
          </table:table-cell>
          <table:table-cell table:style-name="ce6" table:formula="of:=SUMPRODUCT([.$I$4:.$I$973]=[.K1047];[.$J$4:.$J$973]=[.J1047];[.$L$4:.$L$973])" office:value-type="float" office:value="4247281.98">
            <text:p>4247281,9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PDR</text:p>
          </table:table-cell>
          <table:table-cell office:value-type="float" office:value="2015">
            <text:p>2015</text:p>
          </table:table-cell>
          <table:table-cell office:value-type="float" office:value="1399405">
            <text:p>1399405</text:p>
          </table:table-cell>
          <table:table-cell table:style-name="Default"/>
          <table:table-cell table:style-name="ce4" table:formula="of:=SUMPRODUCT([.$D$4:.$D$973]=[.E1048];[.$E$4:.$E$973]=[.D1048];[.$G$4:.$G$973])" office:value-type="float" office:value="1399405">
            <text:p>1399405</text:p>
          </table:table-cell>
          <table:table-cell table:style-name="Default"/>
          <table:table-cell office:value-type="string">
            <text:p>CAPDR</text:p>
          </table:table-cell>
          <table:table-cell office:value-type="float" office:value="2012">
            <text:p>2012</text:p>
          </table:table-cell>
          <table:table-cell office:value-type="float" office:value="9680">
            <text:p>9680</text:p>
          </table:table-cell>
          <table:table-cell table:style-name="ce6" table:formula="of:=SUMPRODUCT([.$I$4:.$I$973]=[.K1048];[.$J$4:.$J$973]=[.J1048];[.$L$4:.$L$973])" office:value-type="float" office:value="9680">
            <text:p>968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PDR</text:p>
          </table:table-cell>
          <table:table-cell office:value-type="float" office:value="2016">
            <text:p>2016</text:p>
          </table:table-cell>
          <table:table-cell office:value-type="float" office:value="211750">
            <text:p>211750</text:p>
          </table:table-cell>
          <table:table-cell table:style-name="Default"/>
          <table:table-cell table:style-name="ce4" table:formula="of:=SUMPRODUCT([.$D$4:.$D$973]=[.E1049];[.$E$4:.$E$973]=[.D1049];[.$G$4:.$G$973])" office:value-type="float" office:value="211750">
            <text:p>211750</text:p>
          </table:table-cell>
          <table:table-cell table:style-name="Default"/>
          <table:table-cell office:value-type="string">
            <text:p>CAPDR</text:p>
          </table:table-cell>
          <table:table-cell office:value-type="float" office:value="2013">
            <text:p>2013</text:p>
          </table:table-cell>
          <table:table-cell office:value-type="float" office:value="6679233.06">
            <text:p>6679233,06</text:p>
          </table:table-cell>
          <table:table-cell table:style-name="ce6" table:formula="of:=SUMPRODUCT([.$I$4:.$I$973]=[.K1049];[.$J$4:.$J$973]=[.J1049];[.$L$4:.$L$973])" office:value-type="float" office:value="6679233.06">
            <text:p>6679233,0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CA</text:p>
          </table:table-cell>
          <table:table-cell office:value-type="float" office:value="2007">
            <text:p>2007</text:p>
          </table:table-cell>
          <table:table-cell office:value-type="float" office:value="32300">
            <text:p>32300</text:p>
          </table:table-cell>
          <table:table-cell table:style-name="Default"/>
          <table:table-cell table:style-name="ce4" table:formula="of:=SUMPRODUCT([.$D$4:.$D$973]=[.E1050];[.$E$4:.$E$973]=[.D1050];[.$G$4:.$G$973])" office:value-type="float" office:value="32300">
            <text:p>32300</text:p>
          </table:table-cell>
          <table:table-cell table:style-name="Default"/>
          <table:table-cell office:value-type="string">
            <text:p>CAPDR</text:p>
          </table:table-cell>
          <table:table-cell office:value-type="float" office:value="2014">
            <text:p>2014</text:p>
          </table:table-cell>
          <table:table-cell office:value-type="float" office:value="8427584.51">
            <text:p>8427584,51</text:p>
          </table:table-cell>
          <table:table-cell table:style-name="ce6" table:formula="of:=SUMPRODUCT([.$I$4:.$I$973]=[.K1050];[.$J$4:.$J$973]=[.J1050];[.$L$4:.$L$973])" office:value-type="float" office:value="8427584.51">
            <text:p>8427584,5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CA</text:p>
          </table:table-cell>
          <table:table-cell office:value-type="float" office:value="2008">
            <text:p>2008</text:p>
          </table:table-cell>
          <table:table-cell office:value-type="float" office:value="29300">
            <text:p>29300</text:p>
          </table:table-cell>
          <table:table-cell table:style-name="Default"/>
          <table:table-cell table:style-name="ce4" table:formula="of:=SUMPRODUCT([.$D$4:.$D$973]=[.E1051];[.$E$4:.$E$973]=[.D1051];[.$G$4:.$G$973])" office:value-type="float" office:value="29300">
            <text:p>29300</text:p>
          </table:table-cell>
          <table:table-cell table:style-name="Default"/>
          <table:table-cell office:value-type="string">
            <text:p>CAPDR</text:p>
          </table:table-cell>
          <table:table-cell office:value-type="float" office:value="2015">
            <text:p>2015</text:p>
          </table:table-cell>
          <table:table-cell office:value-type="float" office:value="1399405.59">
            <text:p>1399405,59</text:p>
          </table:table-cell>
          <table:table-cell table:style-name="ce6" table:formula="of:=SUMPRODUCT([.$I$4:.$I$973]=[.K1051];[.$J$4:.$J$973]=[.J1051];[.$L$4:.$L$973])" office:value-type="float" office:value="1399405.59">
            <text:p>1399405,5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CA</text:p>
          </table:table-cell>
          <table:table-cell office:value-type="float" office:value="2009">
            <text:p>2009</text:p>
          </table:table-cell>
          <table:table-cell office:value-type="float" office:value="6300">
            <text:p>6300</text:p>
          </table:table-cell>
          <table:table-cell table:style-name="Default"/>
          <table:table-cell table:style-name="ce4" table:formula="of:=SUMPRODUCT([.$D$4:.$D$973]=[.E1052];[.$E$4:.$E$973]=[.D1052];[.$G$4:.$G$973])" office:value-type="float" office:value="6300">
            <text:p>6300</text:p>
          </table:table-cell>
          <table:table-cell table:style-name="Default"/>
          <table:table-cell office:value-type="string">
            <text:p>CAPDR</text:p>
          </table:table-cell>
          <table:table-cell office:value-type="float" office:value="2016">
            <text:p>2016</text:p>
          </table:table-cell>
          <table:table-cell office:value-type="float" office:value="211750">
            <text:p>211750</text:p>
          </table:table-cell>
          <table:table-cell table:style-name="ce6" table:formula="of:=SUMPRODUCT([.$I$4:.$I$973]=[.K1052];[.$J$4:.$J$973]=[.J1052];[.$L$4:.$L$973])" office:value-type="float" office:value="211750">
            <text:p>21175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CA</text:p>
          </table:table-cell>
          <table:table-cell office:value-type="float" office:value="2011">
            <text:p>2011</text:p>
          </table:table-cell>
          <table:table-cell office:value-type="float" office:value="21810">
            <text:p>21810</text:p>
          </table:table-cell>
          <table:table-cell table:style-name="Default"/>
          <table:table-cell table:style-name="ce4" table:formula="of:=SUMPRODUCT([.$D$4:.$D$973]=[.E1053];[.$E$4:.$E$973]=[.D1053];[.$G$4:.$G$973])" office:value-type="float" office:value="21810">
            <text:p>21810</text:p>
          </table:table-cell>
          <table:table-cell table:style-name="Default"/>
          <table:table-cell office:value-type="string">
            <text:p>CCA</text:p>
          </table:table-cell>
          <table:table-cell office:value-type="float" office:value="2007">
            <text:p>2007</text:p>
          </table:table-cell>
          <table:table-cell office:value-type="float" office:value="32300">
            <text:p>32300</text:p>
          </table:table-cell>
          <table:table-cell table:style-name="ce6" table:formula="of:=SUMPRODUCT([.$I$4:.$I$973]=[.K1053];[.$J$4:.$J$973]=[.J1053];[.$L$4:.$L$973])" office:value-type="float" office:value="32300">
            <text:p>323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CA</text:p>
          </table:table-cell>
          <table:table-cell office:value-type="float" office:value="2012">
            <text:p>2012</text:p>
          </table:table-cell>
          <table:table-cell office:value-type="float" office:value="26756">
            <text:p>26756</text:p>
          </table:table-cell>
          <table:table-cell table:style-name="Default"/>
          <table:table-cell table:style-name="ce4" table:formula="of:=SUMPRODUCT([.$D$4:.$D$973]=[.E1054];[.$E$4:.$E$973]=[.D1054];[.$G$4:.$G$973])" office:value-type="float" office:value="26756">
            <text:p>26756</text:p>
          </table:table-cell>
          <table:table-cell table:style-name="Default"/>
          <table:table-cell office:value-type="string">
            <text:p>CCA</text:p>
          </table:table-cell>
          <table:table-cell office:value-type="float" office:value="2008">
            <text:p>2008</text:p>
          </table:table-cell>
          <table:table-cell office:value-type="float" office:value="29300">
            <text:p>29300</text:p>
          </table:table-cell>
          <table:table-cell table:style-name="ce6" table:formula="of:=SUMPRODUCT([.$I$4:.$I$973]=[.K1054];[.$J$4:.$J$973]=[.J1054];[.$L$4:.$L$973])" office:value-type="float" office:value="29300">
            <text:p>293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CA</text:p>
          </table:table-cell>
          <table:table-cell office:value-type="float" office:value="2013">
            <text:p>2013</text:p>
          </table:table-cell>
          <table:table-cell office:value-type="float" office:value="14957">
            <text:p>14957</text:p>
          </table:table-cell>
          <table:table-cell table:style-name="Default"/>
          <table:table-cell table:style-name="ce4" table:formula="of:=SUMPRODUCT([.$D$4:.$D$973]=[.E1055];[.$E$4:.$E$973]=[.D1055];[.$G$4:.$G$973])" office:value-type="float" office:value="14957">
            <text:p>14957</text:p>
          </table:table-cell>
          <table:table-cell table:style-name="Default"/>
          <table:table-cell office:value-type="string">
            <text:p>CCA</text:p>
          </table:table-cell>
          <table:table-cell office:value-type="float" office:value="2009">
            <text:p>2009</text:p>
          </table:table-cell>
          <table:table-cell office:value-type="float" office:value="6300">
            <text:p>6300</text:p>
          </table:table-cell>
          <table:table-cell table:style-name="ce6" table:formula="of:=SUMPRODUCT([.$I$4:.$I$973]=[.K1055];[.$J$4:.$J$973]=[.J1055];[.$L$4:.$L$973])" office:value-type="float" office:value="6300">
            <text:p>63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CA</text:p>
          </table:table-cell>
          <table:table-cell office:value-type="float" office:value="2014">
            <text:p>2014</text:p>
          </table:table-cell>
          <table:table-cell office:value-type="float" office:value="14710">
            <text:p>14710</text:p>
          </table:table-cell>
          <table:table-cell table:style-name="Default"/>
          <table:table-cell table:style-name="ce4" table:formula="of:=SUMPRODUCT([.$D$4:.$D$973]=[.E1056];[.$E$4:.$E$973]=[.D1056];[.$G$4:.$G$973])" office:value-type="float" office:value="14710">
            <text:p>14710</text:p>
          </table:table-cell>
          <table:table-cell table:style-name="Default"/>
          <table:table-cell office:value-type="string">
            <text:p>CCA</text:p>
          </table:table-cell>
          <table:table-cell office:value-type="float" office:value="2009">
            <text:p>2009</text:p>
          </table:table-cell>
          <table:table-cell office:value-type="float" office:value="6300">
            <text:p>6300</text:p>
          </table:table-cell>
          <table:table-cell table:style-name="ce6" table:formula="of:=SUMPRODUCT([.$I$4:.$I$973]=[.K1056];[.$J$4:.$J$973]=[.J1056];[.$L$4:.$L$973])" office:value-type="float" office:value="6300">
            <text:p>63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CD</text:p>
          </table:table-cell>
          <table:table-cell office:value-type="float" office:value="2012">
            <text:p>2012</text:p>
          </table:table-cell>
          <table:table-cell office:value-type="float" office:value="682835">
            <text:p>682835</text:p>
          </table:table-cell>
          <table:table-cell table:style-name="Default"/>
          <table:table-cell table:style-name="ce4" table:formula="of:=SUMPRODUCT([.$D$4:.$D$973]=[.E1057];[.$E$4:.$E$973]=[.D1057];[.$G$4:.$G$973])" office:value-type="float" office:value="682835">
            <text:p>682835</text:p>
          </table:table-cell>
          <table:table-cell table:style-name="Default"/>
          <table:table-cell office:value-type="string">
            <text:p>CCA</text:p>
          </table:table-cell>
          <table:table-cell office:value-type="float" office:value="2011">
            <text:p>2011</text:p>
          </table:table-cell>
          <table:table-cell office:value-type="float" office:value="21810">
            <text:p>21810</text:p>
          </table:table-cell>
          <table:table-cell table:style-name="ce6" table:formula="of:=SUMPRODUCT([.$I$4:.$I$973]=[.K1057];[.$J$4:.$J$973]=[.J1057];[.$L$4:.$L$973])" office:value-type="float" office:value="21810">
            <text:p>2181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CD</text:p>
          </table:table-cell>
          <table:table-cell office:value-type="float" office:value="2013">
            <text:p>2013</text:p>
          </table:table-cell>
          <table:table-cell office:value-type="float" office:value="2482693">
            <text:p>2482693</text:p>
          </table:table-cell>
          <table:table-cell table:style-name="Default"/>
          <table:table-cell table:style-name="ce4" table:formula="of:=SUMPRODUCT([.$D$4:.$D$973]=[.E1058];[.$E$4:.$E$973]=[.D1058];[.$G$4:.$G$973])" office:value-type="float" office:value="2482693">
            <text:p>2482693</text:p>
          </table:table-cell>
          <table:table-cell table:style-name="Default"/>
          <table:table-cell office:value-type="string">
            <text:p>CCA</text:p>
          </table:table-cell>
          <table:table-cell office:value-type="float" office:value="2012">
            <text:p>2012</text:p>
          </table:table-cell>
          <table:table-cell office:value-type="float" office:value="26756.2">
            <text:p>26756,2</text:p>
          </table:table-cell>
          <table:table-cell table:style-name="ce6" table:formula="of:=SUMPRODUCT([.$I$4:.$I$973]=[.K1058];[.$J$4:.$J$973]=[.J1058];[.$L$4:.$L$973])" office:value-type="float" office:value="26756.2">
            <text:p>26756,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CUL</text:p>
          </table:table-cell>
          <table:table-cell office:value-type="float" office:value="2006">
            <text:p>2006</text:p>
          </table:table-cell>
          <table:table-cell office:value-type="float" office:value="82016">
            <text:p>82016</text:p>
          </table:table-cell>
          <table:table-cell table:style-name="Default"/>
          <table:table-cell table:style-name="ce4" table:formula="of:=SUMPRODUCT([.$D$4:.$D$973]=[.E1059];[.$E$4:.$E$973]=[.D1059];[.$G$4:.$G$973])" office:value-type="float" office:value="82014">
            <text:p>82014</text:p>
          </table:table-cell>
          <table:table-cell table:style-name="Default"/>
          <table:table-cell office:value-type="string">
            <text:p>CCA</text:p>
          </table:table-cell>
          <table:table-cell office:value-type="float" office:value="2013">
            <text:p>2013</text:p>
          </table:table-cell>
          <table:table-cell office:value-type="float" office:value="14957.7">
            <text:p>14957,7</text:p>
          </table:table-cell>
          <table:table-cell table:style-name="ce6" table:formula="of:=SUMPRODUCT([.$I$4:.$I$973]=[.K1059];[.$J$4:.$J$973]=[.J1059];[.$L$4:.$L$973])" office:value-type="float" office:value="14957.7">
            <text:p>14957,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CUL</text:p>
          </table:table-cell>
          <table:table-cell office:value-type="float" office:value="2007">
            <text:p>2007</text:p>
          </table:table-cell>
          <table:table-cell office:value-type="float" office:value="1887328">
            <text:p>1887328</text:p>
          </table:table-cell>
          <table:table-cell table:style-name="Default"/>
          <table:table-cell table:style-name="ce4" table:formula="of:=SUMPRODUCT([.$D$4:.$D$973]=[.E1060];[.$E$4:.$E$973]=[.D1060];[.$G$4:.$G$973])" office:value-type="float" office:value="1887327">
            <text:p>1887327</text:p>
          </table:table-cell>
          <table:table-cell table:style-name="Default"/>
          <table:table-cell office:value-type="string">
            <text:p>CCA</text:p>
          </table:table-cell>
          <table:table-cell office:value-type="float" office:value="2014">
            <text:p>2014</text:p>
          </table:table-cell>
          <table:table-cell office:value-type="float" office:value="14710">
            <text:p>14710</text:p>
          </table:table-cell>
          <table:table-cell table:style-name="ce6" table:formula="of:=SUMPRODUCT([.$I$4:.$I$973]=[.K1060];[.$J$4:.$J$973]=[.J1060];[.$L$4:.$L$973])" office:value-type="float" office:value="14710">
            <text:p>1471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CUL</text:p>
          </table:table-cell>
          <table:table-cell office:value-type="float" office:value="2008">
            <text:p>2008</text:p>
          </table:table-cell>
          <table:table-cell office:value-type="float" office:value="4378237">
            <text:p>4378237</text:p>
          </table:table-cell>
          <table:table-cell table:style-name="Default"/>
          <table:table-cell table:style-name="ce4" table:formula="of:=SUMPRODUCT([.$D$4:.$D$973]=[.E1061];[.$E$4:.$E$973]=[.D1061];[.$G$4:.$G$973])" office:value-type="float" office:value="4378236">
            <text:p>4378236</text:p>
          </table:table-cell>
          <table:table-cell table:style-name="Default"/>
          <table:table-cell office:value-type="string">
            <text:p>CCD</text:p>
          </table:table-cell>
          <table:table-cell office:value-type="float" office:value="2012">
            <text:p>2012</text:p>
          </table:table-cell>
          <table:table-cell office:value-type="float" office:value="682835.26">
            <text:p>682835,26</text:p>
          </table:table-cell>
          <table:table-cell table:style-name="ce6" table:formula="of:=SUMPRODUCT([.$I$4:.$I$973]=[.K1061];[.$J$4:.$J$973]=[.J1061];[.$L$4:.$L$973])" office:value-type="float" office:value="682835.26">
            <text:p>682835,2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CUL</text:p>
          </table:table-cell>
          <table:table-cell office:value-type="float" office:value="2009">
            <text:p>2009</text:p>
          </table:table-cell>
          <table:table-cell office:value-type="float" office:value="3886846">
            <text:p>3886846</text:p>
          </table:table-cell>
          <table:table-cell table:style-name="Default"/>
          <table:table-cell table:style-name="ce4" table:formula="of:=SUMPRODUCT([.$D$4:.$D$973]=[.E1062];[.$E$4:.$E$973]=[.D1062];[.$G$4:.$G$973])" office:value-type="float" office:value="3886845">
            <text:p>3886845</text:p>
          </table:table-cell>
          <table:table-cell table:style-name="Default"/>
          <table:table-cell office:value-type="string">
            <text:p>CCD</text:p>
          </table:table-cell>
          <table:table-cell office:value-type="float" office:value="2013">
            <text:p>2013</text:p>
          </table:table-cell>
          <table:table-cell office:value-type="float" office:value="2482693.98">
            <text:p>2482693,98</text:p>
          </table:table-cell>
          <table:table-cell table:style-name="ce6" table:formula="of:=SUMPRODUCT([.$I$4:.$I$973]=[.K1062];[.$J$4:.$J$973]=[.J1062];[.$L$4:.$L$973])" office:value-type="float" office:value="2482693.98">
            <text:p>2482693,9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CUL</text:p>
          </table:table-cell>
          <table:table-cell office:value-type="float" office:value="2010">
            <text:p>2010</text:p>
          </table:table-cell>
          <table:table-cell office:value-type="float" office:value="2175675">
            <text:p>2175675</text:p>
          </table:table-cell>
          <table:table-cell table:style-name="Default"/>
          <table:table-cell table:style-name="ce4" table:formula="of:=SUMPRODUCT([.$D$4:.$D$973]=[.E1063];[.$E$4:.$E$973]=[.D1063];[.$G$4:.$G$973])" office:value-type="float" office:value="2175674">
            <text:p>2175674</text:p>
          </table:table-cell>
          <table:table-cell table:style-name="Default"/>
          <table:table-cell office:value-type="string">
            <text:p>CCUL</text:p>
          </table:table-cell>
          <table:table-cell office:value-type="float" office:value="2006">
            <text:p>2006</text:p>
          </table:table-cell>
          <table:table-cell office:value-type="float" office:value="82016.61">
            <text:p>82016,61</text:p>
          </table:table-cell>
          <table:table-cell table:style-name="ce6" table:formula="of:=SUMPRODUCT([.$I$4:.$I$973]=[.K1063];[.$J$4:.$J$973]=[.J1063];[.$L$4:.$L$973])" office:value-type="float" office:value="82016.61">
            <text:p>82016,6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CUL</text:p>
          </table:table-cell>
          <table:table-cell office:value-type="float" office:value="2011">
            <text:p>2011</text:p>
          </table:table-cell>
          <table:table-cell office:value-type="float" office:value="1720327">
            <text:p>1720327</text:p>
          </table:table-cell>
          <table:table-cell table:style-name="Default"/>
          <table:table-cell table:style-name="ce4" table:formula="of:=SUMPRODUCT([.$D$4:.$D$973]=[.E1064];[.$E$4:.$E$973]=[.D1064];[.$G$4:.$G$973])" office:value-type="float" office:value="1720326">
            <text:p>1720326</text:p>
          </table:table-cell>
          <table:table-cell table:style-name="Default"/>
          <table:table-cell office:value-type="string">
            <text:p>CCUL</text:p>
          </table:table-cell>
          <table:table-cell office:value-type="float" office:value="2007">
            <text:p>2007</text:p>
          </table:table-cell>
          <table:table-cell office:value-type="float" office:value="1887328.69">
            <text:p>1887328,69</text:p>
          </table:table-cell>
          <table:table-cell table:style-name="ce6" table:formula="of:=SUMPRODUCT([.$I$4:.$I$973]=[.K1064];[.$J$4:.$J$973]=[.J1064];[.$L$4:.$L$973])" office:value-type="float" office:value="1887328.69">
            <text:p>1887328,6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CUL</text:p>
          </table:table-cell>
          <table:table-cell office:value-type="float" office:value="2012">
            <text:p>2012</text:p>
          </table:table-cell>
          <table:table-cell office:value-type="float" office:value="2083992">
            <text:p>2083992</text:p>
          </table:table-cell>
          <table:table-cell table:style-name="Default"/>
          <table:table-cell table:style-name="ce4" table:formula="of:=SUMPRODUCT([.$D$4:.$D$973]=[.E1065];[.$E$4:.$E$973]=[.D1065];[.$G$4:.$G$973])" office:value-type="float" office:value="2083991">
            <text:p>2083991</text:p>
          </table:table-cell>
          <table:table-cell table:style-name="Default"/>
          <table:table-cell office:value-type="string">
            <text:p>CCUL</text:p>
          </table:table-cell>
          <table:table-cell office:value-type="float" office:value="2008">
            <text:p>2008</text:p>
          </table:table-cell>
          <table:table-cell office:value-type="float" office:value="4378237.34">
            <text:p>4378237,34</text:p>
          </table:table-cell>
          <table:table-cell table:style-name="ce6" table:formula="of:=SUMPRODUCT([.$I$4:.$I$973]=[.K1065];[.$J$4:.$J$973]=[.J1065];[.$L$4:.$L$973])" office:value-type="float" office:value="4378237.34">
            <text:p>4378237,3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CUL</text:p>
          </table:table-cell>
          <table:table-cell office:value-type="float" office:value="2013">
            <text:p>2013</text:p>
          </table:table-cell>
          <table:table-cell office:value-type="float" office:value="571555">
            <text:p>571555</text:p>
          </table:table-cell>
          <table:table-cell table:style-name="Default"/>
          <table:table-cell table:style-name="ce4" table:formula="of:=SUMPRODUCT([.$D$4:.$D$973]=[.E1066];[.$E$4:.$E$973]=[.D1066];[.$G$4:.$G$973])" office:value-type="float" office:value="571555">
            <text:p>571555</text:p>
          </table:table-cell>
          <table:table-cell table:style-name="Default"/>
          <table:table-cell office:value-type="string">
            <text:p>CCUL</text:p>
          </table:table-cell>
          <table:table-cell office:value-type="float" office:value="2009">
            <text:p>2009</text:p>
          </table:table-cell>
          <table:table-cell office:value-type="float" office:value="3886846.35">
            <text:p>3886846,35</text:p>
          </table:table-cell>
          <table:table-cell table:style-name="ce6" table:formula="of:=SUMPRODUCT([.$I$4:.$I$973]=[.K1066];[.$J$4:.$J$973]=[.J1066];[.$L$4:.$L$973])" office:value-type="float" office:value="3886846.35">
            <text:p>3886846,3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A</text:p>
          </table:table-cell>
          <table:table-cell office:value-type="float" office:value="2013">
            <text:p>2013</text:p>
          </table:table-cell>
          <table:table-cell office:value-type="float" office:value="92000">
            <text:p>92000</text:p>
          </table:table-cell>
          <table:table-cell table:style-name="Default"/>
          <table:table-cell table:style-name="ce4" table:formula="of:=SUMPRODUCT([.$D$4:.$D$973]=[.E1067];[.$E$4:.$E$973]=[.D1067];[.$G$4:.$G$973])" office:value-type="float" office:value="92000">
            <text:p>92000</text:p>
          </table:table-cell>
          <table:table-cell table:style-name="Default"/>
          <table:table-cell office:value-type="string">
            <text:p>CCUL</text:p>
          </table:table-cell>
          <table:table-cell office:value-type="float" office:value="2010">
            <text:p>2010</text:p>
          </table:table-cell>
          <table:table-cell office:value-type="float" office:value="2175675.9">
            <text:p>2175675,9</text:p>
          </table:table-cell>
          <table:table-cell table:style-name="ce6" table:formula="of:=SUMPRODUCT([.$I$4:.$I$973]=[.K1067];[.$J$4:.$J$973]=[.J1067];[.$L$4:.$L$973])" office:value-type="float" office:value="2175675.9">
            <text:p>2175675,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CD</text:p>
          </table:table-cell>
          <table:table-cell office:value-type="float" office:value="2013">
            <text:p>2013</text:p>
          </table:table-cell>
          <table:table-cell office:value-type="float" office:value="663516">
            <text:p>663516</text:p>
          </table:table-cell>
          <table:table-cell table:style-name="Default"/>
          <table:table-cell table:style-name="ce4" table:formula="of:=SUMPRODUCT([.$D$4:.$D$973]=[.E1068];[.$E$4:.$E$973]=[.D1068];[.$G$4:.$G$973])" office:value-type="float" office:value="663516">
            <text:p>663516</text:p>
          </table:table-cell>
          <table:table-cell table:style-name="Default"/>
          <table:table-cell office:value-type="string">
            <text:p>CCUL</text:p>
          </table:table-cell>
          <table:table-cell office:value-type="float" office:value="2011">
            <text:p>2011</text:p>
          </table:table-cell>
          <table:table-cell office:value-type="float" office:value="1720327.71">
            <text:p>1720327,71</text:p>
          </table:table-cell>
          <table:table-cell table:style-name="ce6" table:formula="of:=SUMPRODUCT([.$I$4:.$I$973]=[.K1068];[.$J$4:.$J$973]=[.J1068];[.$L$4:.$L$973])" office:value-type="float" office:value="1720327.71">
            <text:p>1720327,7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CD</text:p>
          </table:table-cell>
          <table:table-cell office:value-type="float" office:value="2014">
            <text:p>2014</text:p>
          </table:table-cell>
          <table:table-cell office:value-type="float" office:value="5446651">
            <text:p>5446651</text:p>
          </table:table-cell>
          <table:table-cell table:style-name="Default"/>
          <table:table-cell table:style-name="ce4" table:formula="of:=SUMPRODUCT([.$D$4:.$D$973]=[.E1069];[.$E$4:.$E$973]=[.D1069];[.$G$4:.$G$973])" office:value-type="float" office:value="5446651">
            <text:p>5446651</text:p>
          </table:table-cell>
          <table:table-cell table:style-name="Default"/>
          <table:table-cell office:value-type="string">
            <text:p>CCUL</text:p>
          </table:table-cell>
          <table:table-cell office:value-type="float" office:value="2012">
            <text:p>2012</text:p>
          </table:table-cell>
          <table:table-cell office:value-type="float" office:value="2083992.22">
            <text:p>2083992,22</text:p>
          </table:table-cell>
          <table:table-cell table:style-name="ce6" table:formula="of:=SUMPRODUCT([.$I$4:.$I$973]=[.K1069];[.$J$4:.$J$973]=[.J1069];[.$L$4:.$L$973])" office:value-type="float" office:value="2083992.22">
            <text:p>2083992,2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CD</text:p>
          </table:table-cell>
          <table:table-cell office:value-type="float" office:value="2015">
            <text:p>2015</text:p>
          </table:table-cell>
          <table:table-cell office:value-type="float" office:value="3203965">
            <text:p>3203965</text:p>
          </table:table-cell>
          <table:table-cell table:style-name="Default"/>
          <table:table-cell table:style-name="ce4" table:formula="of:=SUMPRODUCT([.$D$4:.$D$973]=[.E1070];[.$E$4:.$E$973]=[.D1070];[.$G$4:.$G$973])" office:value-type="float" office:value="3203965">
            <text:p>3203965</text:p>
          </table:table-cell>
          <table:table-cell table:style-name="Default"/>
          <table:table-cell office:value-type="string">
            <text:p>CCUL</text:p>
          </table:table-cell>
          <table:table-cell office:value-type="float" office:value="2012">
            <text:p>2012</text:p>
          </table:table-cell>
          <table:table-cell office:value-type="float" office:value="2083992.22">
            <text:p>2083992,22</text:p>
          </table:table-cell>
          <table:table-cell table:style-name="ce6" table:formula="of:=SUMPRODUCT([.$I$4:.$I$973]=[.K1070];[.$J$4:.$J$973]=[.J1070];[.$L$4:.$L$973])" office:value-type="float" office:value="2083992.22">
            <text:p>2083992,2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D</text:p>
          </table:table-cell>
          <table:table-cell office:value-type="float" office:value="2006">
            <text:p>2006</text:p>
          </table:table-cell>
          <table:table-cell office:value-type="float" office:value="1004441">
            <text:p>1004441</text:p>
          </table:table-cell>
          <table:table-cell table:style-name="Default"/>
          <table:table-cell table:style-name="ce4" table:formula="of:=SUMPRODUCT([.$D$4:.$D$973]=[.E1071];[.$E$4:.$E$973]=[.D1071];[.$G$4:.$G$973])" office:value-type="float" office:value="1004440">
            <text:p>1004440</text:p>
          </table:table-cell>
          <table:table-cell table:style-name="Default"/>
          <table:table-cell office:value-type="string">
            <text:p>CCUL</text:p>
          </table:table-cell>
          <table:table-cell office:value-type="float" office:value="2013">
            <text:p>2013</text:p>
          </table:table-cell>
          <table:table-cell office:value-type="float" office:value="571555.77">
            <text:p>571555,77</text:p>
          </table:table-cell>
          <table:table-cell table:style-name="ce6" table:formula="of:=SUMPRODUCT([.$I$4:.$I$973]=[.K1071];[.$J$4:.$J$973]=[.J1071];[.$L$4:.$L$973])" office:value-type="float" office:value="571555.77">
            <text:p>571555,7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D</text:p>
          </table:table-cell>
          <table:table-cell office:value-type="float" office:value="2007">
            <text:p>2007</text:p>
          </table:table-cell>
          <table:table-cell office:value-type="float" office:value="4352409">
            <text:p>4352409</text:p>
          </table:table-cell>
          <table:table-cell table:style-name="Default"/>
          <table:table-cell table:style-name="ce4" table:formula="of:=SUMPRODUCT([.$D$4:.$D$973]=[.E1072];[.$E$4:.$E$973]=[.D1072];[.$G$4:.$G$973])" office:value-type="float" office:value="4352407">
            <text:p>4352407</text:p>
          </table:table-cell>
          <table:table-cell table:style-name="Default"/>
          <table:table-cell office:value-type="string">
            <text:p>CEA</text:p>
          </table:table-cell>
          <table:table-cell office:value-type="float" office:value="2013">
            <text:p>2013</text:p>
          </table:table-cell>
          <table:table-cell office:value-type="float" office:value="92000">
            <text:p>92000</text:p>
          </table:table-cell>
          <table:table-cell table:style-name="ce6" table:formula="of:=SUMPRODUCT([.$I$4:.$I$973]=[.K1072];[.$J$4:.$J$973]=[.J1072];[.$L$4:.$L$973])" office:value-type="float" office:value="92000">
            <text:p>920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D</text:p>
          </table:table-cell>
          <table:table-cell office:value-type="float" office:value="2008">
            <text:p>2008</text:p>
          </table:table-cell>
          <table:table-cell office:value-type="float" office:value="6634899">
            <text:p>6634899</text:p>
          </table:table-cell>
          <table:table-cell table:style-name="Default"/>
          <table:table-cell table:style-name="ce4" table:formula="of:=SUMPRODUCT([.$D$4:.$D$973]=[.E1073];[.$E$4:.$E$973]=[.D1073];[.$G$4:.$G$973])" office:value-type="float" office:value="6634897">
            <text:p>6634897</text:p>
          </table:table-cell>
          <table:table-cell table:style-name="Default"/>
          <table:table-cell office:value-type="string">
            <text:p>CECD</text:p>
          </table:table-cell>
          <table:table-cell office:value-type="float" office:value="2013">
            <text:p>2013</text:p>
          </table:table-cell>
          <table:table-cell office:value-type="float" office:value="663516.9">
            <text:p>663516,9</text:p>
          </table:table-cell>
          <table:table-cell table:style-name="ce6" table:formula="of:=SUMPRODUCT([.$I$4:.$I$973]=[.K1073];[.$J$4:.$J$973]=[.J1073];[.$L$4:.$L$973])" office:value-type="float" office:value="663516.9">
            <text:p>663516,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D</text:p>
          </table:table-cell>
          <table:table-cell office:value-type="float" office:value="2009">
            <text:p>2009</text:p>
          </table:table-cell>
          <table:table-cell office:value-type="float" office:value="6814420">
            <text:p>6814420</text:p>
          </table:table-cell>
          <table:table-cell table:style-name="Default"/>
          <table:table-cell table:style-name="ce4" table:formula="of:=SUMPRODUCT([.$D$4:.$D$973]=[.E1074];[.$E$4:.$E$973]=[.D1074];[.$G$4:.$G$973])" office:value-type="float" office:value="6814420">
            <text:p>6814420</text:p>
          </table:table-cell>
          <table:table-cell table:style-name="Default"/>
          <table:table-cell office:value-type="string">
            <text:p>CECD</text:p>
          </table:table-cell>
          <table:table-cell office:value-type="float" office:value="2014">
            <text:p>2014</text:p>
          </table:table-cell>
          <table:table-cell office:value-type="float" office:value="5446651.75">
            <text:p>5446651,75</text:p>
          </table:table-cell>
          <table:table-cell table:style-name="ce6" table:formula="of:=SUMPRODUCT([.$I$4:.$I$973]=[.K1074];[.$J$4:.$J$973]=[.J1074];[.$L$4:.$L$973])" office:value-type="float" office:value="5446651.75">
            <text:p>5446651,7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D</text:p>
          </table:table-cell>
          <table:table-cell office:value-type="float" office:value="2010">
            <text:p>2010</text:p>
          </table:table-cell>
          <table:table-cell office:value-type="float" office:value="9550629">
            <text:p>9550629</text:p>
          </table:table-cell>
          <table:table-cell table:style-name="Default"/>
          <table:table-cell table:style-name="ce4" table:formula="of:=SUMPRODUCT([.$D$4:.$D$973]=[.E1075];[.$E$4:.$E$973]=[.D1075];[.$G$4:.$G$973])" office:value-type="float" office:value="9550628">
            <text:p>9550628</text:p>
          </table:table-cell>
          <table:table-cell table:style-name="Default"/>
          <table:table-cell office:value-type="string">
            <text:p>CECD</text:p>
          </table:table-cell>
          <table:table-cell office:value-type="float" office:value="2015">
            <text:p>2015</text:p>
          </table:table-cell>
          <table:table-cell office:value-type="float" office:value="3203965.45">
            <text:p>3203965,45</text:p>
          </table:table-cell>
          <table:table-cell table:style-name="ce6" table:formula="of:=SUMPRODUCT([.$I$4:.$I$973]=[.K1075];[.$J$4:.$J$973]=[.J1075];[.$L$4:.$L$973])" office:value-type="float" office:value="3203965.45">
            <text:p>3203965,4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D</text:p>
          </table:table-cell>
          <table:table-cell office:value-type="float" office:value="2011">
            <text:p>2011</text:p>
          </table:table-cell>
          <table:table-cell office:value-type="float" office:value="8516089">
            <text:p>8516089</text:p>
          </table:table-cell>
          <table:table-cell table:style-name="Default"/>
          <table:table-cell table:style-name="ce4" table:formula="of:=SUMPRODUCT([.$D$4:.$D$973]=[.E1076];[.$E$4:.$E$973]=[.D1076];[.$G$4:.$G$973])" office:value-type="float" office:value="8516088">
            <text:p>8516088</text:p>
          </table:table-cell>
          <table:table-cell table:style-name="Default"/>
          <table:table-cell office:value-type="string">
            <text:p>CED</text:p>
          </table:table-cell>
          <table:table-cell office:value-type="float" office:value="2006">
            <text:p>2006</text:p>
          </table:table-cell>
          <table:table-cell office:value-type="float" office:value="1004441.48">
            <text:p>1004441,48</text:p>
          </table:table-cell>
          <table:table-cell table:style-name="ce6" table:formula="of:=SUMPRODUCT([.$I$4:.$I$973]=[.K1076];[.$J$4:.$J$973]=[.J1076];[.$L$4:.$L$973])" office:value-type="float" office:value="1004441.48">
            <text:p>1004441,4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D</text:p>
          </table:table-cell>
          <table:table-cell office:value-type="float" office:value="2012">
            <text:p>2012</text:p>
          </table:table-cell>
          <table:table-cell office:value-type="float" office:value="4039044">
            <text:p>4039044</text:p>
          </table:table-cell>
          <table:table-cell table:style-name="Default"/>
          <table:table-cell table:style-name="ce4" table:formula="of:=SUMPRODUCT([.$D$4:.$D$973]=[.E1077];[.$E$4:.$E$973]=[.D1077];[.$G$4:.$G$973])" office:value-type="float" office:value="4039043">
            <text:p>4039043</text:p>
          </table:table-cell>
          <table:table-cell table:style-name="Default"/>
          <table:table-cell office:value-type="string">
            <text:p>CED</text:p>
          </table:table-cell>
          <table:table-cell office:value-type="float" office:value="2007">
            <text:p>2007</text:p>
          </table:table-cell>
          <table:table-cell office:value-type="float" office:value="4352409.06">
            <text:p>4352409,06</text:p>
          </table:table-cell>
          <table:table-cell table:style-name="ce6" table:formula="of:=SUMPRODUCT([.$I$4:.$I$973]=[.K1077];[.$J$4:.$J$973]=[.J1077];[.$L$4:.$L$973])" office:value-type="float" office:value="4352409.06">
            <text:p>4352409,0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D</text:p>
          </table:table-cell>
          <table:table-cell office:value-type="float" office:value="2013">
            <text:p>2013</text:p>
          </table:table-cell>
          <table:table-cell office:value-type="float" office:value="7444699">
            <text:p>7444699</text:p>
          </table:table-cell>
          <table:table-cell table:style-name="Default"/>
          <table:table-cell table:style-name="ce4" table:formula="of:=SUMPRODUCT([.$D$4:.$D$973]=[.E1078];[.$E$4:.$E$973]=[.D1078];[.$G$4:.$G$973])" office:value-type="float" office:value="7444697">
            <text:p>7444697</text:p>
          </table:table-cell>
          <table:table-cell table:style-name="Default"/>
          <table:table-cell office:value-type="string">
            <text:p>CED</text:p>
          </table:table-cell>
          <table:table-cell office:value-type="float" office:value="2008">
            <text:p>2008</text:p>
          </table:table-cell>
          <table:table-cell office:value-type="float" office:value="6634899.56">
            <text:p>6634899,56</text:p>
          </table:table-cell>
          <table:table-cell table:style-name="ce6" table:formula="of:=SUMPRODUCT([.$I$4:.$I$973]=[.K1078];[.$J$4:.$J$973]=[.J1078];[.$L$4:.$L$973])" office:value-type="float" office:value="6634899.56">
            <text:p>6634899,5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D</text:p>
          </table:table-cell>
          <table:table-cell office:value-type="float" office:value="2014">
            <text:p>2014</text:p>
          </table:table-cell>
          <table:table-cell office:value-type="float" office:value="4174743">
            <text:p>4174743</text:p>
          </table:table-cell>
          <table:table-cell table:style-name="Default"/>
          <table:table-cell table:style-name="ce4" table:formula="of:=SUMPRODUCT([.$D$4:.$D$973]=[.E1079];[.$E$4:.$E$973]=[.D1079];[.$G$4:.$G$973])" office:value-type="float" office:value="4174743">
            <text:p>4174743</text:p>
          </table:table-cell>
          <table:table-cell table:style-name="Default"/>
          <table:table-cell office:value-type="string">
            <text:p>CED</text:p>
          </table:table-cell>
          <table:table-cell office:value-type="float" office:value="2008">
            <text:p>2008</text:p>
          </table:table-cell>
          <table:table-cell office:value-type="float" office:value="6634899.56">
            <text:p>6634899,56</text:p>
          </table:table-cell>
          <table:table-cell table:style-name="ce6" table:formula="of:=SUMPRODUCT([.$I$4:.$I$973]=[.K1079];[.$J$4:.$J$973]=[.J1079];[.$L$4:.$L$973])" office:value-type="float" office:value="6634899.56">
            <text:p>6634899,5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H</text:p>
          </table:table-cell>
          <table:table-cell office:value-type="float" office:value="2006">
            <text:p>2006</text:p>
          </table:table-cell>
          <table:table-cell office:value-type="float" office:value="404656">
            <text:p>404656</text:p>
          </table:table-cell>
          <table:table-cell table:style-name="Default"/>
          <table:table-cell table:style-name="ce4" table:formula="of:=SUMPRODUCT([.$D$4:.$D$973]=[.E1080];[.$E$4:.$E$973]=[.D1080];[.$G$4:.$G$973])" office:value-type="float" office:value="404655">
            <text:p>404655</text:p>
          </table:table-cell>
          <table:table-cell table:style-name="Default"/>
          <table:table-cell office:value-type="string">
            <text:p>CED</text:p>
          </table:table-cell>
          <table:table-cell office:value-type="float" office:value="2009">
            <text:p>2009</text:p>
          </table:table-cell>
          <table:table-cell office:value-type="float" office:value="6814420.71">
            <text:p>6814420,71</text:p>
          </table:table-cell>
          <table:table-cell table:style-name="ce6" table:formula="of:=SUMPRODUCT([.$I$4:.$I$973]=[.K1080];[.$J$4:.$J$973]=[.J1080];[.$L$4:.$L$973])" office:value-type="float" office:value="6814420.71">
            <text:p>6814420,7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H</text:p>
          </table:table-cell>
          <table:table-cell office:value-type="float" office:value="2007">
            <text:p>2007</text:p>
          </table:table-cell>
          <table:table-cell office:value-type="float" office:value="13146591">
            <text:p>13146591</text:p>
          </table:table-cell>
          <table:table-cell table:style-name="Default"/>
          <table:table-cell table:style-name="ce4" table:formula="of:=SUMPRODUCT([.$D$4:.$D$973]=[.E1081];[.$E$4:.$E$973]=[.D1081];[.$G$4:.$G$973])" office:value-type="float" office:value="13146590">
            <text:p>13146590</text:p>
          </table:table-cell>
          <table:table-cell table:style-name="Default"/>
          <table:table-cell office:value-type="string">
            <text:p>CED</text:p>
          </table:table-cell>
          <table:table-cell office:value-type="float" office:value="2009">
            <text:p>2009</text:p>
          </table:table-cell>
          <table:table-cell office:value-type="float" office:value="6814420.71">
            <text:p>6814420,71</text:p>
          </table:table-cell>
          <table:table-cell table:style-name="ce6" table:formula="of:=SUMPRODUCT([.$I$4:.$I$973]=[.K1081];[.$J$4:.$J$973]=[.J1081];[.$L$4:.$L$973])" office:value-type="float" office:value="6814420.71">
            <text:p>6814420,7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H</text:p>
          </table:table-cell>
          <table:table-cell office:value-type="float" office:value="2008">
            <text:p>2008</text:p>
          </table:table-cell>
          <table:table-cell office:value-type="float" office:value="15666797">
            <text:p>15666797</text:p>
          </table:table-cell>
          <table:table-cell table:style-name="Default"/>
          <table:table-cell table:style-name="ce4" table:formula="of:=SUMPRODUCT([.$D$4:.$D$973]=[.E1082];[.$E$4:.$E$973]=[.D1082];[.$G$4:.$G$973])" office:value-type="float" office:value="15666796">
            <text:p>15666796</text:p>
          </table:table-cell>
          <table:table-cell table:style-name="Default"/>
          <table:table-cell office:value-type="string">
            <text:p>CED</text:p>
          </table:table-cell>
          <table:table-cell office:value-type="float" office:value="2010">
            <text:p>2010</text:p>
          </table:table-cell>
          <table:table-cell office:value-type="float" office:value="9550629.75">
            <text:p>9550629,75</text:p>
          </table:table-cell>
          <table:table-cell table:style-name="ce6" table:formula="of:=SUMPRODUCT([.$I$4:.$I$973]=[.K1082];[.$J$4:.$J$973]=[.J1082];[.$L$4:.$L$973])" office:value-type="float" office:value="9550629.75">
            <text:p>9550629,7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H</text:p>
          </table:table-cell>
          <table:table-cell office:value-type="float" office:value="2009">
            <text:p>2009</text:p>
          </table:table-cell>
          <table:table-cell office:value-type="float" office:value="5479482">
            <text:p>5479482</text:p>
          </table:table-cell>
          <table:table-cell table:style-name="Default"/>
          <table:table-cell table:style-name="ce4" table:formula="of:=SUMPRODUCT([.$D$4:.$D$973]=[.E1083];[.$E$4:.$E$973]=[.D1083];[.$G$4:.$G$973])" office:value-type="float" office:value="5479482">
            <text:p>5479482</text:p>
          </table:table-cell>
          <table:table-cell table:style-name="Default"/>
          <table:table-cell office:value-type="string">
            <text:p>CED</text:p>
          </table:table-cell>
          <table:table-cell office:value-type="float" office:value="2011">
            <text:p>2011</text:p>
          </table:table-cell>
          <table:table-cell office:value-type="float" office:value="8516089.64">
            <text:p>8516089,64</text:p>
          </table:table-cell>
          <table:table-cell table:style-name="ce6" table:formula="of:=SUMPRODUCT([.$I$4:.$I$973]=[.K1083];[.$J$4:.$J$973]=[.J1083];[.$L$4:.$L$973])" office:value-type="float" office:value="8516089.64">
            <text:p>8516089,6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H</text:p>
          </table:table-cell>
          <table:table-cell office:value-type="float" office:value="2010">
            <text:p>2010</text:p>
          </table:table-cell>
          <table:table-cell office:value-type="float" office:value="78579">
            <text:p>78579</text:p>
          </table:table-cell>
          <table:table-cell table:style-name="Default"/>
          <table:table-cell table:style-name="ce4" table:formula="of:=SUMPRODUCT([.$D$4:.$D$973]=[.E1084];[.$E$4:.$E$973]=[.D1084];[.$G$4:.$G$973])" office:value-type="float" office:value="78579">
            <text:p>78579</text:p>
          </table:table-cell>
          <table:table-cell table:style-name="Default"/>
          <table:table-cell office:value-type="string">
            <text:p>CED</text:p>
          </table:table-cell>
          <table:table-cell office:value-type="float" office:value="2012">
            <text:p>2012</text:p>
          </table:table-cell>
          <table:table-cell office:value-type="float" office:value="4039044.9">
            <text:p>4039044,9</text:p>
          </table:table-cell>
          <table:table-cell table:style-name="ce6" table:formula="of:=SUMPRODUCT([.$I$4:.$I$973]=[.K1084];[.$J$4:.$J$973]=[.J1084];[.$L$4:.$L$973])" office:value-type="float" office:value="4039044.9">
            <text:p>4039044,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H-SGT</text:p>
          </table:table-cell>
          <table:table-cell office:value-type="float" office:value="2008">
            <text:p>2008</text:p>
          </table:table-cell>
          <table:table-cell office:value-type="float" office:value="1795546">
            <text:p>1795546</text:p>
          </table:table-cell>
          <table:table-cell table:style-name="Default"/>
          <table:table-cell table:style-name="ce4" table:formula="of:=SUMPRODUCT([.$D$4:.$D$973]=[.E1085];[.$E$4:.$E$973]=[.D1085];[.$G$4:.$G$973])" office:value-type="float" office:value="1795545">
            <text:p>1795545</text:p>
          </table:table-cell>
          <table:table-cell table:style-name="Default"/>
          <table:table-cell office:value-type="string">
            <text:p>CED</text:p>
          </table:table-cell>
          <table:table-cell office:value-type="float" office:value="2013">
            <text:p>2013</text:p>
          </table:table-cell>
          <table:table-cell office:value-type="float" office:value="7444699.2">
            <text:p>7444699,2</text:p>
          </table:table-cell>
          <table:table-cell table:style-name="ce6" table:formula="of:=SUMPRODUCT([.$I$4:.$I$973]=[.K1085];[.$J$4:.$J$973]=[.J1085];[.$L$4:.$L$973])" office:value-type="float" office:value="7444699.2">
            <text:p>7444699,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H-SGT</text:p>
          </table:table-cell>
          <table:table-cell office:value-type="float" office:value="2009">
            <text:p>2009</text:p>
          </table:table-cell>
          <table:table-cell office:value-type="float" office:value="3445831">
            <text:p>3445831</text:p>
          </table:table-cell>
          <table:table-cell table:style-name="Default"/>
          <table:table-cell table:style-name="ce4" table:formula="of:=SUMPRODUCT([.$D$4:.$D$973]=[.E1086];[.$E$4:.$E$973]=[.D1086];[.$G$4:.$G$973])" office:value-type="float" office:value="3445830">
            <text:p>3445830</text:p>
          </table:table-cell>
          <table:table-cell table:style-name="Default"/>
          <table:table-cell office:value-type="string">
            <text:p>CED</text:p>
          </table:table-cell>
          <table:table-cell office:value-type="float" office:value="2014">
            <text:p>2014</text:p>
          </table:table-cell>
          <table:table-cell office:value-type="float" office:value="4174743.58">
            <text:p>4174743,58</text:p>
          </table:table-cell>
          <table:table-cell table:style-name="ce6" table:formula="of:=SUMPRODUCT([.$I$4:.$I$973]=[.K1086];[.$J$4:.$J$973]=[.J1086];[.$L$4:.$L$973])" office:value-type="float" office:value="4174743.58">
            <text:p>4174743,5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H-SGT</text:p>
          </table:table-cell>
          <table:table-cell office:value-type="float" office:value="2010">
            <text:p>2010</text:p>
          </table:table-cell>
          <table:table-cell office:value-type="float" office:value="4916151">
            <text:p>4916151</text:p>
          </table:table-cell>
          <table:table-cell table:style-name="Default"/>
          <table:table-cell table:style-name="ce4" table:formula="of:=SUMPRODUCT([.$D$4:.$D$973]=[.E1087];[.$E$4:.$E$973]=[.D1087];[.$G$4:.$G$973])" office:value-type="float" office:value="4916150">
            <text:p>4916150</text:p>
          </table:table-cell>
          <table:table-cell table:style-name="Default"/>
          <table:table-cell office:value-type="string">
            <text:p>CEH</text:p>
          </table:table-cell>
          <table:table-cell office:value-type="float" office:value="2006">
            <text:p>2006</text:p>
          </table:table-cell>
          <table:table-cell office:value-type="float" office:value="404656.61">
            <text:p>404656,61</text:p>
          </table:table-cell>
          <table:table-cell table:style-name="ce6" table:formula="of:=SUMPRODUCT([.$I$4:.$I$973]=[.K1087];[.$J$4:.$J$973]=[.J1087];[.$L$4:.$L$973])" office:value-type="float" office:value="404656.61">
            <text:p>404656,6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H-SGT</text:p>
          </table:table-cell>
          <table:table-cell office:value-type="float" office:value="2011">
            <text:p>2011</text:p>
          </table:table-cell>
          <table:table-cell office:value-type="float" office:value="3072979">
            <text:p>3072979</text:p>
          </table:table-cell>
          <table:table-cell table:style-name="Default"/>
          <table:table-cell table:style-name="ce4" table:formula="of:=SUMPRODUCT([.$D$4:.$D$973]=[.E1088];[.$E$4:.$E$973]=[.D1088];[.$G$4:.$G$973])" office:value-type="float" office:value="3072978">
            <text:p>3072978</text:p>
          </table:table-cell>
          <table:table-cell table:style-name="Default"/>
          <table:table-cell office:value-type="string">
            <text:p>CEH</text:p>
          </table:table-cell>
          <table:table-cell office:value-type="float" office:value="2007">
            <text:p>2007</text:p>
          </table:table-cell>
          <table:table-cell office:value-type="float" office:value="13146591.31">
            <text:p>13146591,31</text:p>
          </table:table-cell>
          <table:table-cell table:style-name="ce6" table:formula="of:=SUMPRODUCT([.$I$4:.$I$973]=[.K1088];[.$J$4:.$J$973]=[.J1088];[.$L$4:.$L$973])" office:value-type="float" office:value="13146591.31">
            <text:p>13146591,3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AAESG</text:p>
          </table:table-cell>
          <table:table-cell office:value-type="float" office:value="2010">
            <text:p>2010</text:p>
          </table:table-cell>
          <table:table-cell office:value-type="float" office:value="110800">
            <text:p>110800</text:p>
          </table:table-cell>
          <table:table-cell table:style-name="Default"/>
          <table:table-cell table:style-name="ce4" table:formula="of:=SUMPRODUCT([.$D$4:.$D$973]=[.E1089];[.$E$4:.$E$973]=[.D1089];[.$G$4:.$G$973])" office:value-type="float" office:value="110800">
            <text:p>110800</text:p>
          </table:table-cell>
          <table:table-cell table:style-name="Default"/>
          <table:table-cell office:value-type="string">
            <text:p>CEH</text:p>
          </table:table-cell>
          <table:table-cell office:value-type="float" office:value="2008">
            <text:p>2008</text:p>
          </table:table-cell>
          <table:table-cell office:value-type="float" office:value="15666797.93">
            <text:p>15666797,93</text:p>
          </table:table-cell>
          <table:table-cell table:style-name="ce6" table:formula="of:=SUMPRODUCT([.$I$4:.$I$973]=[.K1089];[.$J$4:.$J$973]=[.J1089];[.$L$4:.$L$973])" office:value-type="float" office:value="15666797.93">
            <text:p>15666797,9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AAESG</text:p>
          </table:table-cell>
          <table:table-cell office:value-type="float" office:value="2011">
            <text:p>2011</text:p>
          </table:table-cell>
          <table:table-cell office:value-type="float" office:value="62500">
            <text:p>62500</text:p>
          </table:table-cell>
          <table:table-cell table:style-name="Default"/>
          <table:table-cell table:style-name="ce4" table:formula="of:=SUMPRODUCT([.$D$4:.$D$973]=[.E1090];[.$E$4:.$E$973]=[.D1090];[.$G$4:.$G$973])" office:value-type="float" office:value="62500">
            <text:p>62500</text:p>
          </table:table-cell>
          <table:table-cell table:style-name="Default"/>
          <table:table-cell office:value-type="string">
            <text:p>CEH</text:p>
          </table:table-cell>
          <table:table-cell office:value-type="float" office:value="2009">
            <text:p>2009</text:p>
          </table:table-cell>
          <table:table-cell office:value-type="float" office:value="5479482.65">
            <text:p>5479482,65</text:p>
          </table:table-cell>
          <table:table-cell table:style-name="ce6" table:formula="of:=SUMPRODUCT([.$I$4:.$I$973]=[.K1090];[.$J$4:.$J$973]=[.J1090];[.$L$4:.$L$973])" office:value-type="float" office:value="5479482.65">
            <text:p>5479482,6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AAESG</text:p>
          </table:table-cell>
          <table:table-cell office:value-type="float" office:value="2012">
            <text:p>2012</text:p>
          </table:table-cell>
          <table:table-cell office:value-type="float" office:value="166592">
            <text:p>166592</text:p>
          </table:table-cell>
          <table:table-cell table:style-name="Default"/>
          <table:table-cell table:style-name="ce4" table:formula="of:=SUMPRODUCT([.$D$4:.$D$973]=[.E1091];[.$E$4:.$E$973]=[.D1091];[.$G$4:.$G$973])" office:value-type="float" office:value="166592">
            <text:p>166592</text:p>
          </table:table-cell>
          <table:table-cell table:style-name="Default"/>
          <table:table-cell office:value-type="string">
            <text:p>CEH</text:p>
          </table:table-cell>
          <table:table-cell office:value-type="float" office:value="2010">
            <text:p>2010</text:p>
          </table:table-cell>
          <table:table-cell office:value-type="float" office:value="78579">
            <text:p>78579</text:p>
          </table:table-cell>
          <table:table-cell table:style-name="ce6" table:formula="of:=SUMPRODUCT([.$I$4:.$I$973]=[.K1091];[.$J$4:.$J$973]=[.J1091];[.$L$4:.$L$973])" office:value-type="float" office:value="78579">
            <text:p>7857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AAESG</text:p>
          </table:table-cell>
          <table:table-cell office:value-type="float" office:value="2013">
            <text:p>2013</text:p>
          </table:table-cell>
          <table:table-cell office:value-type="float" office:value="244089">
            <text:p>244089</text:p>
          </table:table-cell>
          <table:table-cell table:style-name="Default"/>
          <table:table-cell table:style-name="ce4" table:formula="of:=SUMPRODUCT([.$D$4:.$D$973]=[.E1092];[.$E$4:.$E$973]=[.D1092];[.$G$4:.$G$973])" office:value-type="float" office:value="244088">
            <text:p>244088</text:p>
          </table:table-cell>
          <table:table-cell table:style-name="Default"/>
          <table:table-cell office:value-type="string">
            <text:p>CEH-SGT</text:p>
          </table:table-cell>
          <table:table-cell office:value-type="float" office:value="2008">
            <text:p>2008</text:p>
          </table:table-cell>
          <table:table-cell office:value-type="float" office:value="1795546.31">
            <text:p>1795546,31</text:p>
          </table:table-cell>
          <table:table-cell table:style-name="ce6" table:formula="of:=SUMPRODUCT([.$I$4:.$I$973]=[.K1092];[.$J$4:.$J$973]=[.J1092];[.$L$4:.$L$973])" office:value-type="float" office:value="1795546.31">
            <text:p>1795546,3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AAESG</text:p>
          </table:table-cell>
          <table:table-cell office:value-type="float" office:value="2014">
            <text:p>2014</text:p>
          </table:table-cell>
          <table:table-cell office:value-type="float" office:value="125516">
            <text:p>125516</text:p>
          </table:table-cell>
          <table:table-cell table:style-name="Default"/>
          <table:table-cell table:style-name="ce4" table:formula="of:=SUMPRODUCT([.$D$4:.$D$973]=[.E1093];[.$E$4:.$E$973]=[.D1093];[.$G$4:.$G$973])" office:value-type="float" office:value="125515">
            <text:p>125515</text:p>
          </table:table-cell>
          <table:table-cell table:style-name="Default"/>
          <table:table-cell office:value-type="string">
            <text:p>CEH-SGT</text:p>
          </table:table-cell>
          <table:table-cell office:value-type="float" office:value="2009">
            <text:p>2009</text:p>
          </table:table-cell>
          <table:table-cell office:value-type="float" office:value="3445831.3">
            <text:p>3445831,3</text:p>
          </table:table-cell>
          <table:table-cell table:style-name="ce6" table:formula="of:=SUMPRODUCT([.$I$4:.$I$973]=[.K1093];[.$J$4:.$J$973]=[.J1093];[.$L$4:.$L$973])" office:value-type="float" office:value="3445831.3">
            <text:p>3445831,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ADC</text:p>
          </table:table-cell>
          <table:table-cell office:value-type="float" office:value="2011">
            <text:p>2011</text:p>
          </table:table-cell>
          <table:table-cell office:value-type="float" office:value="33500">
            <text:p>33500</text:p>
          </table:table-cell>
          <table:table-cell table:style-name="Default"/>
          <table:table-cell table:style-name="ce4" table:formula="of:=SUMPRODUCT([.$D$4:.$D$973]=[.E1094];[.$E$4:.$E$973]=[.D1094];[.$G$4:.$G$973])" office:value-type="float" office:value="33500">
            <text:p>33500</text:p>
          </table:table-cell>
          <table:table-cell table:style-name="Default"/>
          <table:table-cell office:value-type="string">
            <text:p>CEH-SGT</text:p>
          </table:table-cell>
          <table:table-cell office:value-type="float" office:value="2010">
            <text:p>2010</text:p>
          </table:table-cell>
          <table:table-cell office:value-type="float" office:value="4916151.38">
            <text:p>4916151,38</text:p>
          </table:table-cell>
          <table:table-cell table:style-name="ce6" table:formula="of:=SUMPRODUCT([.$I$4:.$I$973]=[.K1094];[.$J$4:.$J$973]=[.J1094];[.$L$4:.$L$973])" office:value-type="float" office:value="4916151.38">
            <text:p>4916151,3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ADC</text:p>
          </table:table-cell>
          <table:table-cell office:value-type="float" office:value="2012">
            <text:p>2012</text:p>
          </table:table-cell>
          <table:table-cell office:value-type="float" office:value="41780">
            <text:p>41780</text:p>
          </table:table-cell>
          <table:table-cell table:style-name="Default"/>
          <table:table-cell table:style-name="ce4" table:formula="of:=SUMPRODUCT([.$D$4:.$D$973]=[.E1095];[.$E$4:.$E$973]=[.D1095];[.$G$4:.$G$973])" office:value-type="float" office:value="41780">
            <text:p>41780</text:p>
          </table:table-cell>
          <table:table-cell table:style-name="Default"/>
          <table:table-cell office:value-type="string">
            <text:p>CEH-SGT</text:p>
          </table:table-cell>
          <table:table-cell office:value-type="float" office:value="2011">
            <text:p>2011</text:p>
          </table:table-cell>
          <table:table-cell office:value-type="float" office:value="3072979.37">
            <text:p>3072979,37</text:p>
          </table:table-cell>
          <table:table-cell table:style-name="ce6" table:formula="of:=SUMPRODUCT([.$I$4:.$I$973]=[.K1095];[.$J$4:.$J$973]=[.J1095];[.$L$4:.$L$973])" office:value-type="float" office:value="3072979.37">
            <text:p>3072979,3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ADC</text:p>
          </table:table-cell>
          <table:table-cell office:value-type="float" office:value="2013">
            <text:p>2013</text:p>
          </table:table-cell>
          <table:table-cell office:value-type="float" office:value="36125">
            <text:p>36125</text:p>
          </table:table-cell>
          <table:table-cell table:style-name="Default"/>
          <table:table-cell table:style-name="ce4" table:formula="of:=SUMPRODUCT([.$D$4:.$D$973]=[.E1096];[.$E$4:.$E$973]=[.D1096];[.$G$4:.$G$973])" office:value-type="float" office:value="36125">
            <text:p>36125</text:p>
          </table:table-cell>
          <table:table-cell table:style-name="Default"/>
          <table:table-cell office:value-type="string">
            <text:p>CEIC-AAESG</text:p>
          </table:table-cell>
          <table:table-cell office:value-type="float" office:value="2010">
            <text:p>2010</text:p>
          </table:table-cell>
          <table:table-cell office:value-type="float" office:value="110800">
            <text:p>110800</text:p>
          </table:table-cell>
          <table:table-cell table:style-name="ce6" table:formula="of:=SUMPRODUCT([.$I$4:.$I$973]=[.K1096];[.$J$4:.$J$973]=[.J1096];[.$L$4:.$L$973])" office:value-type="float" office:value="110800">
            <text:p>1108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ADC</text:p>
          </table:table-cell>
          <table:table-cell office:value-type="float" office:value="2014">
            <text:p>2014</text:p>
          </table:table-cell>
          <table:table-cell office:value-type="float" office:value="14875">
            <text:p>14875</text:p>
          </table:table-cell>
          <table:table-cell table:style-name="Default"/>
          <table:table-cell table:style-name="ce4" table:formula="of:=SUMPRODUCT([.$D$4:.$D$973]=[.E1097];[.$E$4:.$E$973]=[.D1097];[.$G$4:.$G$973])" office:value-type="float" office:value="14875">
            <text:p>14875</text:p>
          </table:table-cell>
          <table:table-cell table:style-name="Default"/>
          <table:table-cell office:value-type="string">
            <text:p>CEIC-AAESG</text:p>
          </table:table-cell>
          <table:table-cell office:value-type="float" office:value="2010">
            <text:p>2010</text:p>
          </table:table-cell>
          <table:table-cell office:value-type="float" office:value="110800">
            <text:p>110800</text:p>
          </table:table-cell>
          <table:table-cell table:style-name="ce6" table:formula="of:=SUMPRODUCT([.$I$4:.$I$973]=[.K1097];[.$J$4:.$J$973]=[.J1097];[.$L$4:.$L$973])" office:value-type="float" office:value="110800">
            <text:p>1108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CFR</text:p>
          </table:table-cell>
          <table:table-cell office:value-type="float" office:value="2009">
            <text:p>2009</text:p>
          </table:table-cell>
          <table:table-cell office:value-type="float" office:value="204160">
            <text:p>204160</text:p>
          </table:table-cell>
          <table:table-cell table:style-name="Default"/>
          <table:table-cell table:style-name="ce4" table:formula="of:=SUMPRODUCT([.$D$4:.$D$973]=[.E1098];[.$E$4:.$E$973]=[.D1098];[.$G$4:.$G$973])" office:value-type="float" office:value="204160">
            <text:p>204160</text:p>
          </table:table-cell>
          <table:table-cell table:style-name="Default"/>
          <table:table-cell office:value-type="string">
            <text:p>CEIC-AAESG</text:p>
          </table:table-cell>
          <table:table-cell office:value-type="float" office:value="2011">
            <text:p>2011</text:p>
          </table:table-cell>
          <table:table-cell office:value-type="float" office:value="62500">
            <text:p>62500</text:p>
          </table:table-cell>
          <table:table-cell table:style-name="ce6" table:formula="of:=SUMPRODUCT([.$I$4:.$I$973]=[.K1098];[.$J$4:.$J$973]=[.J1098];[.$L$4:.$L$973])" office:value-type="float" office:value="62500">
            <text:p>625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E</text:p>
          </table:table-cell>
          <table:table-cell office:value-type="float" office:value="2013">
            <text:p>2013</text:p>
          </table:table-cell>
          <table:table-cell office:value-type="float" office:value="5000">
            <text:p>5000</text:p>
          </table:table-cell>
          <table:table-cell table:style-name="Default"/>
          <table:table-cell table:style-name="ce4" table:formula="of:=SUMPRODUCT([.$D$4:.$D$973]=[.E1099];[.$E$4:.$E$973]=[.D1099];[.$G$4:.$G$973])" office:value-type="float" office:value="5000">
            <text:p>5000</text:p>
          </table:table-cell>
          <table:table-cell table:style-name="Default"/>
          <table:table-cell office:value-type="string">
            <text:p>CEIC-AAESG</text:p>
          </table:table-cell>
          <table:table-cell office:value-type="float" office:value="2012">
            <text:p>2012</text:p>
          </table:table-cell>
          <table:table-cell office:value-type="float" office:value="166592.38">
            <text:p>166592,38</text:p>
          </table:table-cell>
          <table:table-cell table:style-name="ce6" table:formula="of:=SUMPRODUCT([.$I$4:.$I$973]=[.K1099];[.$J$4:.$J$973]=[.J1099];[.$L$4:.$L$973])" office:value-type="float" office:value="166592.38">
            <text:p>166592,3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E-AAC</text:p>
          </table:table-cell>
          <table:table-cell office:value-type="float" office:value="2013">
            <text:p>2013</text:p>
          </table:table-cell>
          <table:table-cell office:value-type="float" office:value="157589">
            <text:p>157589</text:p>
          </table:table-cell>
          <table:table-cell table:style-name="Default"/>
          <table:table-cell table:style-name="ce4" table:formula="of:=SUMPRODUCT([.$D$4:.$D$973]=[.E1100];[.$E$4:.$E$973]=[.D1100];[.$G$4:.$G$973])" office:value-type="float" office:value="157589">
            <text:p>157589</text:p>
          </table:table-cell>
          <table:table-cell table:style-name="Default"/>
          <table:table-cell office:value-type="string">
            <text:p>CEIC-AAESG</text:p>
          </table:table-cell>
          <table:table-cell office:value-type="float" office:value="2013">
            <text:p>2013</text:p>
          </table:table-cell>
          <table:table-cell office:value-type="float" office:value="244089.35">
            <text:p>244089,35</text:p>
          </table:table-cell>
          <table:table-cell table:style-name="ce6" table:formula="of:=SUMPRODUCT([.$I$4:.$I$973]=[.K1100];[.$J$4:.$J$973]=[.J1100];[.$L$4:.$L$973])" office:value-type="float" office:value="244089.35">
            <text:p>244089,3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E-AAC</text:p>
          </table:table-cell>
          <table:table-cell office:value-type="float" office:value="2014">
            <text:p>2014</text:p>
          </table:table-cell>
          <table:table-cell office:value-type="float" office:value="32932">
            <text:p>32932</text:p>
          </table:table-cell>
          <table:table-cell table:style-name="Default"/>
          <table:table-cell table:style-name="ce4" table:formula="of:=SUMPRODUCT([.$D$4:.$D$973]=[.E1101];[.$E$4:.$E$973]=[.D1101];[.$G$4:.$G$973])" office:value-type="float" office:value="32931">
            <text:p>32931</text:p>
          </table:table-cell>
          <table:table-cell table:style-name="Default"/>
          <table:table-cell office:value-type="string">
            <text:p>CEIC-AAESG</text:p>
          </table:table-cell>
          <table:table-cell office:value-type="float" office:value="2014">
            <text:p>2014</text:p>
          </table:table-cell>
          <table:table-cell office:value-type="float" office:value="125516.77">
            <text:p>125516,77</text:p>
          </table:table-cell>
          <table:table-cell table:style-name="ce6" table:formula="of:=SUMPRODUCT([.$I$4:.$I$973]=[.K1101];[.$J$4:.$J$973]=[.J1101];[.$L$4:.$L$973])" office:value-type="float" office:value="125516.77">
            <text:p>125516,7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E-AAC</text:p>
          </table:table-cell>
          <table:table-cell office:value-type="float" office:value="2015">
            <text:p>2015</text:p>
          </table:table-cell>
          <table:table-cell office:value-type="float" office:value="407">
            <text:p>407</text:p>
          </table:table-cell>
          <table:table-cell table:style-name="Default"/>
          <table:table-cell table:style-name="ce4" table:formula="of:=SUMPRODUCT([.$D$4:.$D$973]=[.E1102];[.$E$4:.$E$973]=[.D1102];[.$G$4:.$G$973])" office:value-type="float" office:value="407">
            <text:p>407</text:p>
          </table:table-cell>
          <table:table-cell table:style-name="Default"/>
          <table:table-cell office:value-type="string">
            <text:p>CEIC-ADC</text:p>
          </table:table-cell>
          <table:table-cell office:value-type="float" office:value="2011">
            <text:p>2011</text:p>
          </table:table-cell>
          <table:table-cell office:value-type="float" office:value="33500">
            <text:p>33500</text:p>
          </table:table-cell>
          <table:table-cell table:style-name="ce6" table:formula="of:=SUMPRODUCT([.$I$4:.$I$973]=[.K1102];[.$J$4:.$J$973]=[.J1102];[.$L$4:.$L$973])" office:value-type="float" office:value="33500">
            <text:p>335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E-AAC</text:p>
          </table:table-cell>
          <table:table-cell office:value-type="float" office:value="2016">
            <text:p>2016</text:p>
          </table:table-cell>
          <table:table-cell office:value-type="float" office:value="407">
            <text:p>407</text:p>
          </table:table-cell>
          <table:table-cell table:style-name="Default"/>
          <table:table-cell table:style-name="ce4" table:formula="of:=SUMPRODUCT([.$D$4:.$D$973]=[.E1103];[.$E$4:.$E$973]=[.D1103];[.$G$4:.$G$973])" office:value-type="float" office:value="407">
            <text:p>407</text:p>
          </table:table-cell>
          <table:table-cell table:style-name="Default"/>
          <table:table-cell office:value-type="string">
            <text:p>CEIC-ADC</text:p>
          </table:table-cell>
          <table:table-cell office:value-type="float" office:value="2012">
            <text:p>2012</text:p>
          </table:table-cell>
          <table:table-cell office:value-type="float" office:value="41780">
            <text:p>41780</text:p>
          </table:table-cell>
          <table:table-cell table:style-name="ce6" table:formula="of:=SUMPRODUCT([.$I$4:.$I$973]=[.K1103];[.$J$4:.$J$973]=[.J1103];[.$L$4:.$L$973])" office:value-type="float" office:value="41780">
            <text:p>4178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E-AAC</text:p>
          </table:table-cell>
          <table:table-cell office:value-type="float" office:value="2017">
            <text:p>2017</text:p>
          </table:table-cell>
          <table:table-cell office:value-type="float" office:value="407">
            <text:p>407</text:p>
          </table:table-cell>
          <table:table-cell table:style-name="Default"/>
          <table:table-cell table:style-name="ce4" table:formula="of:=SUMPRODUCT([.$D$4:.$D$973]=[.E1104];[.$E$4:.$E$973]=[.D1104];[.$G$4:.$G$973])" office:value-type="float" office:value="407">
            <text:p>407</text:p>
          </table:table-cell>
          <table:table-cell table:style-name="Default"/>
          <table:table-cell office:value-type="string">
            <text:p>CEIC-ADC</text:p>
          </table:table-cell>
          <table:table-cell office:value-type="float" office:value="2013">
            <text:p>2013</text:p>
          </table:table-cell>
          <table:table-cell office:value-type="float" office:value="36125">
            <text:p>36125</text:p>
          </table:table-cell>
          <table:table-cell table:style-name="ce6" table:formula="of:=SUMPRODUCT([.$I$4:.$I$973]=[.K1104];[.$J$4:.$J$973]=[.J1104];[.$L$4:.$L$973])" office:value-type="float" office:value="36125">
            <text:p>3612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E-AEM</text:p>
          </table:table-cell>
          <table:table-cell office:value-type="float" office:value="2013">
            <text:p>2013</text:p>
          </table:table-cell>
          <table:table-cell office:value-type="float" office:value="558746">
            <text:p>558746</text:p>
          </table:table-cell>
          <table:table-cell table:style-name="Default"/>
          <table:table-cell table:style-name="ce4" table:formula="of:=SUMPRODUCT([.$D$4:.$D$973]=[.E1105];[.$E$4:.$E$973]=[.D1105];[.$G$4:.$G$973])" office:value-type="float" office:value="558745">
            <text:p>558745</text:p>
          </table:table-cell>
          <table:table-cell table:style-name="Default"/>
          <table:table-cell office:value-type="string">
            <text:p>CEIC-ADC</text:p>
          </table:table-cell>
          <table:table-cell office:value-type="float" office:value="2014">
            <text:p>2014</text:p>
          </table:table-cell>
          <table:table-cell office:value-type="float" office:value="14875">
            <text:p>14875</text:p>
          </table:table-cell>
          <table:table-cell table:style-name="ce6" table:formula="of:=SUMPRODUCT([.$I$4:.$I$973]=[.K1105];[.$J$4:.$J$973]=[.J1105];[.$L$4:.$L$973])" office:value-type="float" office:value="14875">
            <text:p>1487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E-AEM</text:p>
          </table:table-cell>
          <table:table-cell office:value-type="float" office:value="2014">
            <text:p>2014</text:p>
          </table:table-cell>
          <table:table-cell office:value-type="float" office:value="201280">
            <text:p>201280</text:p>
          </table:table-cell>
          <table:table-cell table:style-name="Default"/>
          <table:table-cell table:style-name="ce4" table:formula="of:=SUMPRODUCT([.$D$4:.$D$973]=[.E1106];[.$E$4:.$E$973]=[.D1106];[.$G$4:.$G$973])" office:value-type="float" office:value="201280">
            <text:p>201280</text:p>
          </table:table-cell>
          <table:table-cell table:style-name="Default"/>
          <table:table-cell office:value-type="string">
            <text:p>CEIC-CFR</text:p>
          </table:table-cell>
          <table:table-cell office:value-type="float" office:value="2009">
            <text:p>2009</text:p>
          </table:table-cell>
          <table:table-cell office:value-type="float" office:value="204160">
            <text:p>204160</text:p>
          </table:table-cell>
          <table:table-cell table:style-name="ce6" table:formula="of:=SUMPRODUCT([.$I$4:.$I$973]=[.K1106];[.$J$4:.$J$973]=[.J1106];[.$L$4:.$L$973])" office:value-type="float" office:value="204160">
            <text:p>20416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E-EXT</text:p>
          </table:table-cell>
          <table:table-cell office:value-type="float" office:value="2013">
            <text:p>2013</text:p>
          </table:table-cell>
          <table:table-cell office:value-type="float" office:value="854610">
            <text:p>854610</text:p>
          </table:table-cell>
          <table:table-cell table:style-name="Default"/>
          <table:table-cell table:style-name="ce4" table:formula="of:=SUMPRODUCT([.$D$4:.$D$973]=[.E1107];[.$E$4:.$E$973]=[.D1107];[.$G$4:.$G$973])" office:value-type="float" office:value="854610">
            <text:p>854610</text:p>
          </table:table-cell>
          <table:table-cell table:style-name="Default"/>
          <table:table-cell office:value-type="string">
            <text:p>CEIC-IECA</text:p>
          </table:table-cell>
          <table:table-cell office:value-type="float" office:value="2007">
            <text:p>2007</text:p>
          </table:table-cell>
          <table:table-cell office:value-type="float" office:value="1083247.69">
            <text:p>1083247,69</text:p>
          </table:table-cell>
          <table:table-cell table:style-name="ce6" table:formula="of:=SUMPRODUCT([.$I$4:.$I$973]=[.K1107];[.$J$4:.$J$973]=[.J1107];[.$L$4:.$L$973])" office:value-type="float" office:value="1083247.69">
            <text:p>1083247,6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E-EXT</text:p>
          </table:table-cell>
          <table:table-cell office:value-type="float" office:value="2014">
            <text:p>2014</text:p>
          </table:table-cell>
          <table:table-cell office:value-type="float" office:value="457508">
            <text:p>457508</text:p>
          </table:table-cell>
          <table:table-cell table:style-name="Default"/>
          <table:table-cell table:style-name="ce4" table:formula="of:=SUMPRODUCT([.$D$4:.$D$973]=[.E1108];[.$E$4:.$E$973]=[.D1108];[.$G$4:.$G$973])" office:value-type="float" office:value="457508">
            <text:p>457508</text:p>
          </table:table-cell>
          <table:table-cell table:style-name="Default"/>
          <table:table-cell office:value-type="string">
            <text:p>CEIC-IECA</text:p>
          </table:table-cell>
          <table:table-cell office:value-type="float" office:value="2008">
            <text:p>2008</text:p>
          </table:table-cell>
          <table:table-cell office:value-type="float" office:value="1338523.01">
            <text:p>1338523,01</text:p>
          </table:table-cell>
          <table:table-cell table:style-name="ce6" table:formula="of:=SUMPRODUCT([.$I$4:.$I$973]=[.K1108];[.$J$4:.$J$973]=[.J1108];[.$L$4:.$L$973])" office:value-type="float" office:value="1338523.01">
            <text:p>1338523,0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E-EXT</text:p>
          </table:table-cell>
          <table:table-cell office:value-type="float" office:value="2015">
            <text:p>2015</text:p>
          </table:table-cell>
          <table:table-cell office:value-type="float" office:value="365004">
            <text:p>365004</text:p>
          </table:table-cell>
          <table:table-cell table:style-name="Default"/>
          <table:table-cell table:style-name="ce4" table:formula="of:=SUMPRODUCT([.$D$4:.$D$973]=[.E1109];[.$E$4:.$E$973]=[.D1109];[.$G$4:.$G$973])" office:value-type="float" office:value="365004">
            <text:p>365004</text:p>
          </table:table-cell>
          <table:table-cell table:style-name="Default"/>
          <table:table-cell office:value-type="string">
            <text:p>CEIC-IECA</text:p>
          </table:table-cell>
          <table:table-cell office:value-type="float" office:value="2009">
            <text:p>2009</text:p>
          </table:table-cell>
          <table:table-cell office:value-type="float" office:value="1022241.98">
            <text:p>1022241,98</text:p>
          </table:table-cell>
          <table:table-cell table:style-name="ce6" table:formula="of:=SUMPRODUCT([.$I$4:.$I$973]=[.K1109];[.$J$4:.$J$973]=[.J1109];[.$L$4:.$L$973])" office:value-type="float" office:value="1022241.98">
            <text:p>1022241,9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E-EXT</text:p>
          </table:table-cell>
          <table:table-cell office:value-type="float" office:value="2016">
            <text:p>2016</text:p>
          </table:table-cell>
          <table:table-cell office:value-type="float" office:value="38317">
            <text:p>38317</text:p>
          </table:table-cell>
          <table:table-cell table:style-name="Default"/>
          <table:table-cell table:style-name="ce4" table:formula="of:=SUMPRODUCT([.$D$4:.$D$973]=[.E1110];[.$E$4:.$E$973]=[.D1110];[.$G$4:.$G$973])" office:value-type="float" office:value="38317">
            <text:p>38317</text:p>
          </table:table-cell>
          <table:table-cell table:style-name="Default"/>
          <table:table-cell office:value-type="string">
            <text:p>CEIC-IECA</text:p>
          </table:table-cell>
          <table:table-cell office:value-type="float" office:value="2010">
            <text:p>2010</text:p>
          </table:table-cell>
          <table:table-cell office:value-type="float" office:value="945048.22">
            <text:p>945048,22</text:p>
          </table:table-cell>
          <table:table-cell table:style-name="ce6" table:formula="of:=SUMPRODUCT([.$I$4:.$I$973]=[.K1110];[.$J$4:.$J$973]=[.J1110];[.$L$4:.$L$973])" office:value-type="float" office:value="945048.22">
            <text:p>945048,2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E-PCTC</text:p>
          </table:table-cell>
          <table:table-cell office:value-type="float" office:value="2013">
            <text:p>2013</text:p>
          </table:table-cell>
          <table:table-cell office:value-type="float" office:value="20328">
            <text:p>20328</text:p>
          </table:table-cell>
          <table:table-cell table:style-name="Default"/>
          <table:table-cell table:style-name="ce4" table:formula="of:=SUMPRODUCT([.$D$4:.$D$973]=[.E1111];[.$E$4:.$E$973]=[.D1111];[.$G$4:.$G$973])" office:value-type="float" office:value="20328">
            <text:p>20328</text:p>
          </table:table-cell>
          <table:table-cell table:style-name="Default"/>
          <table:table-cell office:value-type="string">
            <text:p>CEIC-IECA</text:p>
          </table:table-cell>
          <table:table-cell office:value-type="float" office:value="2011">
            <text:p>2011</text:p>
          </table:table-cell>
          <table:table-cell office:value-type="float" office:value="987172.05">
            <text:p>987172,05</text:p>
          </table:table-cell>
          <table:table-cell table:style-name="ce6" table:formula="of:=SUMPRODUCT([.$I$4:.$I$973]=[.K1111];[.$J$4:.$J$973]=[.J1111];[.$L$4:.$L$973])" office:value-type="float" office:value="987172.05">
            <text:p>987172,0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ESG</text:p>
          </table:table-cell>
          <table:table-cell office:value-type="float" office:value="2013">
            <text:p>2013</text:p>
          </table:table-cell>
          <table:table-cell office:value-type="float" office:value="288527">
            <text:p>288527</text:p>
          </table:table-cell>
          <table:table-cell table:style-name="Default"/>
          <table:table-cell table:style-name="ce4" table:formula="of:=SUMPRODUCT([.$D$4:.$D$973]=[.E1112];[.$E$4:.$E$973]=[.D1112];[.$G$4:.$G$973])" office:value-type="float" office:value="288527">
            <text:p>288527</text:p>
          </table:table-cell>
          <table:table-cell table:style-name="Default"/>
          <table:table-cell office:value-type="string">
            <text:p>CEIC-IECA</text:p>
          </table:table-cell>
          <table:table-cell office:value-type="float" office:value="2012">
            <text:p>2012</text:p>
          </table:table-cell>
          <table:table-cell office:value-type="float" office:value="2666779.33">
            <text:p>2666779,33</text:p>
          </table:table-cell>
          <table:table-cell table:style-name="ce6" table:formula="of:=SUMPRODUCT([.$I$4:.$I$973]=[.K1112];[.$J$4:.$J$973]=[.J1112];[.$L$4:.$L$973])" office:value-type="float" office:value="2666779.33">
            <text:p>2666779,3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ESG</text:p>
          </table:table-cell>
          <table:table-cell office:value-type="float" office:value="2014">
            <text:p>2014</text:p>
          </table:table-cell>
          <table:table-cell office:value-type="float" office:value="2587473">
            <text:p>2587473</text:p>
          </table:table-cell>
          <table:table-cell table:style-name="Default"/>
          <table:table-cell table:style-name="ce4" table:formula="of:=SUMPRODUCT([.$D$4:.$D$973]=[.E1113];[.$E$4:.$E$973]=[.D1113];[.$G$4:.$G$973])" office:value-type="float" office:value="2587472">
            <text:p>2587472</text:p>
          </table:table-cell>
          <table:table-cell table:style-name="Default"/>
          <table:table-cell office:value-type="string">
            <text:p>CEIC-IECA</text:p>
          </table:table-cell>
          <table:table-cell office:value-type="float" office:value="2013">
            <text:p>2013</text:p>
          </table:table-cell>
          <table:table-cell office:value-type="float" office:value="2952720.67">
            <text:p>2952720,67</text:p>
          </table:table-cell>
          <table:table-cell table:style-name="ce6" table:formula="of:=SUMPRODUCT([.$I$4:.$I$973]=[.K1113];[.$J$4:.$J$973]=[.J1113];[.$L$4:.$L$973])" office:value-type="float" office:value="2952720.67">
            <text:p>2952720,6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ESG</text:p>
          </table:table-cell>
          <table:table-cell office:value-type="float" office:value="2015">
            <text:p>2015</text:p>
          </table:table-cell>
          <table:table-cell office:value-type="float" office:value="3855894">
            <text:p>3855894</text:p>
          </table:table-cell>
          <table:table-cell table:style-name="Default"/>
          <table:table-cell table:style-name="ce4" table:formula="of:=SUMPRODUCT([.$D$4:.$D$973]=[.E1114];[.$E$4:.$E$973]=[.D1114];[.$G$4:.$G$973])" office:value-type="float" office:value="3855894">
            <text:p>3855894</text:p>
          </table:table-cell>
          <table:table-cell table:style-name="Default"/>
          <table:table-cell office:value-type="string">
            <text:p>CEIC-IECA</text:p>
          </table:table-cell>
          <table:table-cell office:value-type="float" office:value="2014">
            <text:p>2014</text:p>
          </table:table-cell>
          <table:table-cell office:value-type="float" office:value="1691190.23">
            <text:p>1691190,23</text:p>
          </table:table-cell>
          <table:table-cell table:style-name="ce6" table:formula="of:=SUMPRODUCT([.$I$4:.$I$973]=[.K1114];[.$J$4:.$J$973]=[.J1114];[.$L$4:.$L$973])" office:value-type="float" office:value="1691190.23">
            <text:p>1691190,2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ESG</text:p>
          </table:table-cell>
          <table:table-cell office:value-type="float" office:value="2016">
            <text:p>2016</text:p>
          </table:table-cell>
          <table:table-cell office:value-type="float" office:value="1067953">
            <text:p>1067953</text:p>
          </table:table-cell>
          <table:table-cell table:style-name="Default"/>
          <table:table-cell table:style-name="ce4" table:formula="of:=SUMPRODUCT([.$D$4:.$D$973]=[.E1115];[.$E$4:.$E$973]=[.D1115];[.$G$4:.$G$973])" office:value-type="float" office:value="1067953">
            <text:p>1067953</text:p>
          </table:table-cell>
          <table:table-cell table:style-name="Default"/>
          <table:table-cell office:value-type="string">
            <text:p>CEIC-IECA</text:p>
          </table:table-cell>
          <table:table-cell office:value-type="float" office:value="2015">
            <text:p>2015</text:p>
          </table:table-cell>
          <table:table-cell office:value-type="float" office:value="799579.62">
            <text:p>799579,62</text:p>
          </table:table-cell>
          <table:table-cell table:style-name="ce6" table:formula="of:=SUMPRODUCT([.$I$4:.$I$973]=[.K1115];[.$J$4:.$J$973]=[.J1115];[.$L$4:.$L$973])" office:value-type="float" office:value="799579.62">
            <text:p>799579,6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E-SGT</text:p>
          </table:table-cell>
          <table:table-cell office:value-type="float" office:value="2010">
            <text:p>2010</text:p>
          </table:table-cell>
          <table:table-cell office:value-type="float" office:value="5992442">
            <text:p>5992442</text:p>
          </table:table-cell>
          <table:table-cell table:style-name="Default"/>
          <table:table-cell table:style-name="ce4" table:formula="of:=SUMPRODUCT([.$D$4:.$D$973]=[.E1116];[.$E$4:.$E$973]=[.D1116];[.$G$4:.$G$973])" office:value-type="float" office:value="5992441">
            <text:p>5992441</text:p>
          </table:table-cell>
          <table:table-cell table:style-name="Default"/>
          <table:table-cell office:value-type="string">
            <text:p>CEIC-SCAP</text:p>
          </table:table-cell>
          <table:table-cell office:value-type="float" office:value="2010">
            <text:p>2010</text:p>
          </table:table-cell>
          <table:table-cell office:value-type="float" office:value="900000">
            <text:p>900000</text:p>
          </table:table-cell>
          <table:table-cell table:style-name="ce6" table:formula="of:=SUMPRODUCT([.$I$4:.$I$973]=[.K1116];[.$J$4:.$J$973]=[.J1116];[.$L$4:.$L$973])" office:value-type="float" office:value="900000">
            <text:p>900000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office:value-type="string">
            <text:p>CEICE-SGT</text:p>
          </table:table-cell>
          <table:table-cell office:value-type="float" office:value="2011">
            <text:p>2011</text:p>
          </table:table-cell>
          <table:table-cell office:value-type="float" office:value="4870297">
            <text:p>4870297</text:p>
          </table:table-cell>
          <table:table-cell table:style-name="Default"/>
          <table:table-cell table:style-name="ce4" table:formula="of:=SUMPRODUCT([.$D$4:.$D$973]=[.E1117];[.$E$4:.$E$973]=[.D1117];[.$G$4:.$G$973])" office:value-type="float" office:value="4870296">
            <text:p>4870296</text:p>
          </table:table-cell>
          <table:table-cell table:style-name="Default"/>
          <table:table-cell office:value-type="string">
            <text:p>CEIC-SCAP</text:p>
          </table:table-cell>
          <table:table-cell office:value-type="float" office:value="2011">
            <text:p>2011</text:p>
          </table:table-cell>
          <table:table-cell office:value-type="float" office:value="3900000">
            <text:p>3900000</text:p>
          </table:table-cell>
          <table:table-cell table:style-name="ce6" table:formula="of:=SUMPRODUCT([.$I$4:.$I$973]=[.K1117];[.$J$4:.$J$973]=[.J1117];[.$L$4:.$L$973])" office:value-type="float" office:value="3900000">
            <text:p>39000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E-SGT</text:p>
          </table:table-cell>
          <table:table-cell office:value-type="float" office:value="2012">
            <text:p>2012</text:p>
          </table:table-cell>
          <table:table-cell office:value-type="float" office:value="4819061">
            <text:p>4819061</text:p>
          </table:table-cell>
          <table:table-cell table:style-name="Default"/>
          <table:table-cell table:style-name="ce4" table:formula="of:=SUMPRODUCT([.$D$4:.$D$973]=[.E1118];[.$E$4:.$E$973]=[.D1118];[.$G$4:.$G$973])" office:value-type="float" office:value="4819060">
            <text:p>4819060</text:p>
          </table:table-cell>
          <table:table-cell table:style-name="Default"/>
          <table:table-cell office:value-type="string">
            <text:p>CEIC-SCAP</text:p>
          </table:table-cell>
          <table:table-cell office:value-type="float" office:value="2012">
            <text:p>2012</text:p>
          </table:table-cell>
          <table:table-cell office:value-type="float" office:value="5100000">
            <text:p>5100000</text:p>
          </table:table-cell>
          <table:table-cell table:style-name="ce6" table:formula="of:=SUMPRODUCT([.$I$4:.$I$973]=[.K1118];[.$J$4:.$J$973]=[.J1118];[.$L$4:.$L$973])" office:value-type="float" office:value="5100000">
            <text:p>51000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E-SGT</text:p>
          </table:table-cell>
          <table:table-cell office:value-type="float" office:value="2013">
            <text:p>2013</text:p>
          </table:table-cell>
          <table:table-cell office:value-type="float" office:value="4823807">
            <text:p>4823807</text:p>
          </table:table-cell>
          <table:table-cell table:style-name="Default"/>
          <table:table-cell table:style-name="ce4" table:formula="of:=SUMPRODUCT([.$D$4:.$D$973]=[.E1119];[.$E$4:.$E$973]=[.D1119];[.$G$4:.$G$973])" office:value-type="float" office:value="4823807">
            <text:p>4823807</text:p>
          </table:table-cell>
          <table:table-cell table:style-name="Default"/>
          <table:table-cell office:value-type="string">
            <text:p>CEIC-SCAP</text:p>
          </table:table-cell>
          <table:table-cell office:value-type="float" office:value="2013">
            <text:p>2013</text:p>
          </table:table-cell>
          <table:table-cell office:value-type="float" office:value="2100000">
            <text:p>2100000</text:p>
          </table:table-cell>
          <table:table-cell table:style-name="ce6" table:formula="of:=SUMPRODUCT([.$I$4:.$I$973]=[.K1119];[.$J$4:.$J$973]=[.J1119];[.$L$4:.$L$973])" office:value-type="float" office:value="2100000">
            <text:p>21000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E-SGT</text:p>
          </table:table-cell>
          <table:table-cell office:value-type="float" office:value="2014">
            <text:p>2014</text:p>
          </table:table-cell>
          <table:table-cell office:value-type="float" office:value="2899663">
            <text:p>2899663</text:p>
          </table:table-cell>
          <table:table-cell table:style-name="Default"/>
          <table:table-cell table:style-name="ce4" table:formula="of:=SUMPRODUCT([.$D$4:.$D$973]=[.E1120];[.$E$4:.$E$973]=[.D1120];[.$G$4:.$G$973])" office:value-type="float" office:value="2899663">
            <text:p>2899663</text:p>
          </table:table-cell>
          <table:table-cell table:style-name="Default"/>
          <table:table-cell office:value-type="string">
            <text:p>CEIC-SCDSH</text:p>
          </table:table-cell>
          <table:table-cell office:value-type="float" office:value="2010">
            <text:p>2010</text:p>
          </table:table-cell>
          <table:table-cell office:value-type="float" office:value="321916.25">
            <text:p>321916,25</text:p>
          </table:table-cell>
          <table:table-cell table:style-name="ce6" table:formula="of:=SUMPRODUCT([.$I$4:.$I$973]=[.K1120];[.$J$4:.$J$973]=[.J1120];[.$L$4:.$L$973])" office:value-type="float" office:value="321916.25">
            <text:p>321916,2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E-SGT</text:p>
          </table:table-cell>
          <table:table-cell office:value-type="float" office:value="2015">
            <text:p>2015</text:p>
          </table:table-cell>
          <table:table-cell office:value-type="float" office:value="1330037">
            <text:p>1330037</text:p>
          </table:table-cell>
          <table:table-cell table:style-name="Default"/>
          <table:table-cell table:style-name="ce4" table:formula="of:=SUMPRODUCT([.$D$4:.$D$973]=[.E1121];[.$E$4:.$E$973]=[.D1121];[.$G$4:.$G$973])" office:value-type="float" office:value="1330037">
            <text:p>1330037</text:p>
          </table:table-cell>
          <table:table-cell table:style-name="Default"/>
          <table:table-cell office:value-type="string">
            <text:p>CEIC-SCDSH</text:p>
          </table:table-cell>
          <table:table-cell office:value-type="float" office:value="2011">
            <text:p>2011</text:p>
          </table:table-cell>
          <table:table-cell office:value-type="float" office:value="828806.95">
            <text:p>828806,95</text:p>
          </table:table-cell>
          <table:table-cell table:style-name="ce6" table:formula="of:=SUMPRODUCT([.$I$4:.$I$973]=[.K1121];[.$J$4:.$J$973]=[.J1121];[.$L$4:.$L$973])" office:value-type="float" office:value="828806.95">
            <text:p>828806,9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E-SGT</text:p>
          </table:table-cell>
          <table:table-cell office:value-type="float" office:value="2016">
            <text:p>2016</text:p>
          </table:table-cell>
          <table:table-cell office:value-type="float" office:value="35713">
            <text:p>35713</text:p>
          </table:table-cell>
          <table:table-cell table:style-name="Default"/>
          <table:table-cell table:style-name="ce4" table:formula="of:=SUMPRODUCT([.$D$4:.$D$973]=[.E1122];[.$E$4:.$E$973]=[.D1122];[.$G$4:.$G$973])" office:value-type="float" office:value="35713">
            <text:p>35713</text:p>
          </table:table-cell>
          <table:table-cell table:style-name="Default"/>
          <table:table-cell office:value-type="string">
            <text:p>CEIC-SCDSH</text:p>
          </table:table-cell>
          <table:table-cell office:value-type="float" office:value="2011">
            <text:p>2011</text:p>
          </table:table-cell>
          <table:table-cell office:value-type="float" office:value="828806.95">
            <text:p>828806,95</text:p>
          </table:table-cell>
          <table:table-cell table:style-name="ce6" table:formula="of:=SUMPRODUCT([.$I$4:.$I$973]=[.K1122];[.$J$4:.$J$973]=[.J1122];[.$L$4:.$L$973])" office:value-type="float" office:value="828806.95">
            <text:p>828806,9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E-SGT</text:p>
          </table:table-cell>
          <table:table-cell office:value-type="float" office:value="2017">
            <text:p>2017</text:p>
          </table:table-cell>
          <table:table-cell office:value-type="float" office:value="35713">
            <text:p>35713</text:p>
          </table:table-cell>
          <table:table-cell table:style-name="Default"/>
          <table:table-cell table:style-name="ce4" table:formula="of:=SUMPRODUCT([.$D$4:.$D$973]=[.E1123];[.$E$4:.$E$973]=[.D1123];[.$G$4:.$G$973])" office:value-type="float" office:value="35713">
            <text:p>35713</text:p>
          </table:table-cell>
          <table:table-cell table:style-name="Default"/>
          <table:table-cell office:value-type="string">
            <text:p>CEIC-SCDSH</text:p>
          </table:table-cell>
          <table:table-cell office:value-type="float" office:value="2012">
            <text:p>2012</text:p>
          </table:table-cell>
          <table:table-cell office:value-type="float" office:value="85000">
            <text:p>85000</text:p>
          </table:table-cell>
          <table:table-cell table:style-name="ce6" table:formula="of:=SUMPRODUCT([.$I$4:.$I$973]=[.K1123];[.$J$4:.$J$973]=[.J1123];[.$L$4:.$L$973])" office:value-type="float" office:value="85000">
            <text:p>850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ESTS</text:p>
          </table:table-cell>
          <table:table-cell office:value-type="float" office:value="2008">
            <text:p>2008</text:p>
          </table:table-cell>
          <table:table-cell office:value-type="float" office:value="230905">
            <text:p>230905</text:p>
          </table:table-cell>
          <table:table-cell table:style-name="Default"/>
          <table:table-cell table:style-name="ce4" table:formula="of:=SUMPRODUCT([.$D$4:.$D$973]=[.E1124];[.$E$4:.$E$973]=[.D1124];[.$G$4:.$G$973])" office:value-type="float" office:value="230905">
            <text:p>230905</text:p>
          </table:table-cell>
          <table:table-cell table:style-name="Default"/>
          <table:table-cell office:value-type="string">
            <text:p>CEIC-SGTSI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style-name="ce6" table:formula="of:=SUMPRODUCT([.$I$4:.$I$973]=[.K1124];[.$J$4:.$J$973]=[.J1124];[.$L$4:.$L$973]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ESTS</text:p>
          </table:table-cell>
          <table:table-cell office:value-type="float" office:value="2009">
            <text:p>2009</text:p>
          </table:table-cell>
          <table:table-cell office:value-type="float" office:value="721">
            <text:p>721</text:p>
          </table:table-cell>
          <table:table-cell table:style-name="Default"/>
          <table:table-cell table:style-name="ce4" table:formula="of:=SUMPRODUCT([.$D$4:.$D$973]=[.E1125];[.$E$4:.$E$973]=[.D1125];[.$G$4:.$G$973])" office:value-type="float" office:value="721">
            <text:p>721</text:p>
          </table:table-cell>
          <table:table-cell table:style-name="Default"/>
          <table:table-cell office:value-type="string">
            <text:p>CEIC-SIP</text:p>
          </table:table-cell>
          <table:table-cell office:value-type="float" office:value="2010">
            <text:p>2010</text:p>
          </table:table-cell>
          <table:table-cell office:value-type="float" office:value="171097.64">
            <text:p>171097,64</text:p>
          </table:table-cell>
          <table:table-cell table:style-name="ce6" table:formula="of:=SUMPRODUCT([.$I$4:.$I$973]=[.K1125];[.$J$4:.$J$973]=[.J1125];[.$L$4:.$L$973])" office:value-type="float" office:value="171097.64">
            <text:p>171097,6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IECA</text:p>
          </table:table-cell>
          <table:table-cell office:value-type="float" office:value="2007">
            <text:p>2007</text:p>
          </table:table-cell>
          <table:table-cell office:value-type="float" office:value="1083247">
            <text:p>1083247</text:p>
          </table:table-cell>
          <table:table-cell table:style-name="Default"/>
          <table:table-cell table:style-name="ce4" table:formula="of:=SUMPRODUCT([.$D$4:.$D$973]=[.E1126];[.$E$4:.$E$973]=[.D1126];[.$G$4:.$G$973])" office:value-type="float" office:value="1083247">
            <text:p>1083247</text:p>
          </table:table-cell>
          <table:table-cell table:style-name="Default"/>
          <table:table-cell office:value-type="string">
            <text:p>CEIC-SIP</text:p>
          </table:table-cell>
          <table:table-cell office:value-type="float" office:value="2011">
            <text:p>2011</text:p>
          </table:table-cell>
          <table:table-cell office:value-type="float" office:value="10620">
            <text:p>10620</text:p>
          </table:table-cell>
          <table:table-cell table:style-name="ce6" table:formula="of:=SUMPRODUCT([.$I$4:.$I$973]=[.K1126];[.$J$4:.$J$973]=[.J1126];[.$L$4:.$L$973])" office:value-type="float" office:value="10620">
            <text:p>1062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IECA</text:p>
          </table:table-cell>
          <table:table-cell office:value-type="float" office:value="2008">
            <text:p>2008</text:p>
          </table:table-cell>
          <table:table-cell office:value-type="float" office:value="1338523">
            <text:p>1338523</text:p>
          </table:table-cell>
          <table:table-cell table:style-name="Default"/>
          <table:table-cell table:style-name="ce4" table:formula="of:=SUMPRODUCT([.$D$4:.$D$973]=[.E1127];[.$E$4:.$E$973]=[.D1127];[.$G$4:.$G$973])" office:value-type="float" office:value="1338522">
            <text:p>1338522</text:p>
          </table:table-cell>
          <table:table-cell table:style-name="Default"/>
          <table:table-cell office:value-type="string">
            <text:p>CEIC-SSC</text:p>
          </table:table-cell>
          <table:table-cell office:value-type="float" office:value="2010">
            <text:p>2010</text:p>
          </table:table-cell>
          <table:table-cell office:value-type="float" office:value="52699.27">
            <text:p>52699,27</text:p>
          </table:table-cell>
          <table:table-cell table:style-name="ce6" table:formula="of:=SUMPRODUCT([.$I$4:.$I$973]=[.K1127];[.$J$4:.$J$973]=[.J1127];[.$L$4:.$L$973])" office:value-type="float" office:value="52699.27">
            <text:p>52699,2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IECA</text:p>
          </table:table-cell>
          <table:table-cell office:value-type="float" office:value="2009">
            <text:p>2009</text:p>
          </table:table-cell>
          <table:table-cell office:value-type="float" office:value="1022241">
            <text:p>1022241</text:p>
          </table:table-cell>
          <table:table-cell table:style-name="Default"/>
          <table:table-cell table:style-name="ce4" table:formula="of:=SUMPRODUCT([.$D$4:.$D$973]=[.E1128];[.$E$4:.$E$973]=[.D1128];[.$G$4:.$G$973])" office:value-type="float" office:value="1022241">
            <text:p>1022241</text:p>
          </table:table-cell>
          <table:table-cell table:style-name="Default"/>
          <table:table-cell office:value-type="string">
            <text:p>CEIC-SSC</text:p>
          </table:table-cell>
          <table:table-cell office:value-type="float" office:value="2011">
            <text:p>2011</text:p>
          </table:table-cell>
          <table:table-cell office:value-type="float" office:value="126027.51">
            <text:p>126027,51</text:p>
          </table:table-cell>
          <table:table-cell table:style-name="ce6" table:formula="of:=SUMPRODUCT([.$I$4:.$I$973]=[.K1128];[.$J$4:.$J$973]=[.J1128];[.$L$4:.$L$973])" office:value-type="float" office:value="126027.51">
            <text:p>126027,5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IECA</text:p>
          </table:table-cell>
          <table:table-cell office:value-type="float" office:value="2010">
            <text:p>2010</text:p>
          </table:table-cell>
          <table:table-cell office:value-type="float" office:value="945048">
            <text:p>945048</text:p>
          </table:table-cell>
          <table:table-cell table:style-name="Default"/>
          <table:table-cell table:style-name="ce4" table:formula="of:=SUMPRODUCT([.$D$4:.$D$973]=[.E1129];[.$E$4:.$E$973]=[.D1129];[.$G$4:.$G$973])" office:value-type="float" office:value="945046">
            <text:p>945046</text:p>
          </table:table-cell>
          <table:table-cell table:style-name="Default"/>
          <table:table-cell office:value-type="string">
            <text:p>CEIC-SSC</text:p>
          </table:table-cell>
          <table:table-cell office:value-type="float" office:value="2012">
            <text:p>2012</text:p>
          </table:table-cell>
          <table:table-cell office:value-type="float" office:value="128454.11">
            <text:p>128454,11</text:p>
          </table:table-cell>
          <table:table-cell table:style-name="ce6" table:formula="of:=SUMPRODUCT([.$I$4:.$I$973]=[.K1129];[.$J$4:.$J$973]=[.J1129];[.$L$4:.$L$973])" office:value-type="float" office:value="128454.11">
            <text:p>128454,1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IECA</text:p>
          </table:table-cell>
          <table:table-cell office:value-type="float" office:value="2011">
            <text:p>2011</text:p>
          </table:table-cell>
          <table:table-cell office:value-type="float" office:value="987172">
            <text:p>987172</text:p>
          </table:table-cell>
          <table:table-cell table:style-name="Default"/>
          <table:table-cell table:style-name="ce4" table:formula="of:=SUMPRODUCT([.$D$4:.$D$973]=[.E1130];[.$E$4:.$E$973]=[.D1130];[.$G$4:.$G$973])" office:value-type="float" office:value="987171">
            <text:p>987171</text:p>
          </table:table-cell>
          <table:table-cell table:style-name="Default"/>
          <table:table-cell office:value-type="string">
            <text:p>CEIC-SSC</text:p>
          </table:table-cell>
          <table:table-cell office:value-type="float" office:value="2013">
            <text:p>2013</text:p>
          </table:table-cell>
          <table:table-cell office:value-type="float" office:value="21409.02">
            <text:p>21409,02</text:p>
          </table:table-cell>
          <table:table-cell table:style-name="ce6" table:formula="of:=SUMPRODUCT([.$I$4:.$I$973]=[.K1130];[.$J$4:.$J$973]=[.J1130];[.$L$4:.$L$973])" office:value-type="float" office:value="21409.02">
            <text:p>21409,0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IECA</text:p>
          </table:table-cell>
          <table:table-cell office:value-type="float" office:value="2012">
            <text:p>2012</text:p>
          </table:table-cell>
          <table:table-cell office:value-type="float" office:value="2666779">
            <text:p>2666779</text:p>
          </table:table-cell>
          <table:table-cell table:style-name="Default"/>
          <table:table-cell table:style-name="ce4" table:formula="of:=SUMPRODUCT([.$D$4:.$D$973]=[.E1131];[.$E$4:.$E$973]=[.D1131];[.$G$4:.$G$973])" office:value-type="float" office:value="2666778">
            <text:p>2666778</text:p>
          </table:table-cell>
          <table:table-cell table:style-name="Default"/>
          <table:table-cell office:value-type="string">
            <text:p>CEICE</text:p>
          </table:table-cell>
          <table:table-cell office:value-type="float" office:value="2013">
            <text:p>2013</text:p>
          </table:table-cell>
          <table:table-cell office:value-type="float" office:value="5000">
            <text:p>5000</text:p>
          </table:table-cell>
          <table:table-cell table:style-name="ce6" table:formula="of:=SUMPRODUCT([.$I$4:.$I$973]=[.K1131];[.$J$4:.$J$973]=[.J1131];[.$L$4:.$L$973])" office:value-type="float" office:value="5000">
            <text:p>50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IECA</text:p>
          </table:table-cell>
          <table:table-cell office:value-type="float" office:value="2013">
            <text:p>2013</text:p>
          </table:table-cell>
          <table:table-cell office:value-type="float" office:value="2952720">
            <text:p>2952720</text:p>
          </table:table-cell>
          <table:table-cell table:style-name="Default"/>
          <table:table-cell table:style-name="ce4" table:formula="of:=SUMPRODUCT([.$D$4:.$D$973]=[.E1132];[.$E$4:.$E$973]=[.D1132];[.$G$4:.$G$973])" office:value-type="float" office:value="2952720">
            <text:p>2952720</text:p>
          </table:table-cell>
          <table:table-cell table:style-name="Default"/>
          <table:table-cell office:value-type="string">
            <text:p>CEICE-AAC</text:p>
          </table:table-cell>
          <table:table-cell office:value-type="float" office:value="2013">
            <text:p>2013</text:p>
          </table:table-cell>
          <table:table-cell office:value-type="float" office:value="157589.29">
            <text:p>157589,29</text:p>
          </table:table-cell>
          <table:table-cell table:style-name="ce6" table:formula="of:=SUMPRODUCT([.$I$4:.$I$973]=[.K1132];[.$J$4:.$J$973]=[.J1132];[.$L$4:.$L$973])" office:value-type="float" office:value="157589.29">
            <text:p>157589,2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IECA</text:p>
          </table:table-cell>
          <table:table-cell office:value-type="float" office:value="2014">
            <text:p>2014</text:p>
          </table:table-cell>
          <table:table-cell office:value-type="float" office:value="1691190">
            <text:p>1691190</text:p>
          </table:table-cell>
          <table:table-cell table:style-name="Default"/>
          <table:table-cell table:style-name="ce4" table:formula="of:=SUMPRODUCT([.$D$4:.$D$973]=[.E1133];[.$E$4:.$E$973]=[.D1133];[.$G$4:.$G$973])" office:value-type="float" office:value="1691189">
            <text:p>1691189</text:p>
          </table:table-cell>
          <table:table-cell table:style-name="Default"/>
          <table:table-cell office:value-type="string">
            <text:p>CEICE-AAC</text:p>
          </table:table-cell>
          <table:table-cell office:value-type="float" office:value="2014">
            <text:p>2014</text:p>
          </table:table-cell>
          <table:table-cell office:value-type="float" office:value="32932.2">
            <text:p>32932,2</text:p>
          </table:table-cell>
          <table:table-cell table:style-name="ce6" table:formula="of:=SUMPRODUCT([.$I$4:.$I$973]=[.K1133];[.$J$4:.$J$973]=[.J1133];[.$L$4:.$L$973])" office:value-type="float" office:value="32932.2">
            <text:p>32932,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IECA</text:p>
          </table:table-cell>
          <table:table-cell office:value-type="float" office:value="2015">
            <text:p>2015</text:p>
          </table:table-cell>
          <table:table-cell office:value-type="float" office:value="799579">
            <text:p>799579</text:p>
          </table:table-cell>
          <table:table-cell table:style-name="Default"/>
          <table:table-cell table:style-name="ce4" table:formula="of:=SUMPRODUCT([.$D$4:.$D$973]=[.E1134];[.$E$4:.$E$973]=[.D1134];[.$G$4:.$G$973])" office:value-type="float" office:value="799579">
            <text:p>799579</text:p>
          </table:table-cell>
          <table:table-cell table:style-name="Default"/>
          <table:table-cell office:value-type="string">
            <text:p>CEICE-AAC</text:p>
          </table:table-cell>
          <table:table-cell office:value-type="float" office:value="2015">
            <text:p>2015</text:p>
          </table:table-cell>
          <table:table-cell office:value-type="float" office:value="407.4">
            <text:p>407,4</text:p>
          </table:table-cell>
          <table:table-cell table:style-name="ce6" table:formula="of:=SUMPRODUCT([.$I$4:.$I$973]=[.K1134];[.$J$4:.$J$973]=[.J1134];[.$L$4:.$L$973])" office:value-type="float" office:value="407.4">
            <text:p>407,4</text:p>
          </table:table-cell>
          <table:table-cell table:style-name="ce8"/>
        </table:table-row>
        <table:table-row table:style-name="ro1">
          <table:table-cell table:number-columns-repeated="3"/>
          <table:table-cell office:value-type="string">
            <text:p>CEICSASI</text:p>
          </table:table-cell>
          <table:table-cell office:value-type="float" office:value="2012">
            <text:p>2012</text:p>
          </table:table-cell>
          <table:table-cell office:value-type="float" office:value="1305377">
            <text:p>1305377</text:p>
          </table:table-cell>
          <table:table-cell table:style-name="Default"/>
          <table:table-cell table:style-name="ce4" table:formula="of:=SUMPRODUCT([.$D$4:.$D$973]=[.E1135];[.$E$4:.$E$973]=[.D1135];[.$G$4:.$G$973])" office:value-type="float" office:value="1305377">
            <text:p>1305377</text:p>
          </table:table-cell>
          <table:table-cell table:style-name="Default"/>
          <table:table-cell office:value-type="string">
            <text:p>CEICE-AAC</text:p>
          </table:table-cell>
          <table:table-cell office:value-type="float" office:value="2016">
            <text:p>2016</text:p>
          </table:table-cell>
          <table:table-cell office:value-type="float" office:value="407.4">
            <text:p>407,4</text:p>
          </table:table-cell>
          <table:table-cell table:style-name="ce6" table:formula="of:=SUMPRODUCT([.$I$4:.$I$973]=[.K1135];[.$J$4:.$J$973]=[.J1135];[.$L$4:.$L$973])" office:value-type="float" office:value="407.4">
            <text:p>407,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SASI</text:p>
          </table:table-cell>
          <table:table-cell office:value-type="float" office:value="2013">
            <text:p>2013</text:p>
          </table:table-cell>
          <table:table-cell office:value-type="float" office:value="2440580">
            <text:p>2440580</text:p>
          </table:table-cell>
          <table:table-cell table:style-name="Default"/>
          <table:table-cell table:style-name="ce4" table:formula="of:=SUMPRODUCT([.$D$4:.$D$973]=[.E1136];[.$E$4:.$E$973]=[.D1136];[.$G$4:.$G$973])" office:value-type="float" office:value="2440580">
            <text:p>2440580</text:p>
          </table:table-cell>
          <table:table-cell table:style-name="Default"/>
          <table:table-cell office:value-type="string">
            <text:p>CEICE-AAC</text:p>
          </table:table-cell>
          <table:table-cell office:value-type="float" office:value="2017">
            <text:p>2017</text:p>
          </table:table-cell>
          <table:table-cell office:value-type="float" office:value="407.4">
            <text:p>407,4</text:p>
          </table:table-cell>
          <table:table-cell table:style-name="ce6" table:formula="of:=SUMPRODUCT([.$I$4:.$I$973]=[.K1136];[.$J$4:.$J$973]=[.J1136];[.$L$4:.$L$973])" office:value-type="float" office:value="407.4">
            <text:p>407,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SASI</text:p>
          </table:table-cell>
          <table:table-cell office:value-type="float" office:value="2014">
            <text:p>2014</text:p>
          </table:table-cell>
          <table:table-cell office:value-type="float" office:value="2633678">
            <text:p>2633678</text:p>
          </table:table-cell>
          <table:table-cell table:style-name="Default"/>
          <table:table-cell table:style-name="ce4" table:formula="of:=SUMPRODUCT([.$D$4:.$D$973]=[.E1137];[.$E$4:.$E$973]=[.D1137];[.$G$4:.$G$973])" office:value-type="float" office:value="2633678">
            <text:p>2633678</text:p>
          </table:table-cell>
          <table:table-cell table:style-name="Default"/>
          <table:table-cell office:value-type="string">
            <text:p>CEICE-AEM</text:p>
          </table:table-cell>
          <table:table-cell office:value-type="float" office:value="2013">
            <text:p>2013</text:p>
          </table:table-cell>
          <table:table-cell office:value-type="float" office:value="558746.08">
            <text:p>558746,08</text:p>
          </table:table-cell>
          <table:table-cell table:style-name="ce6" table:formula="of:=SUMPRODUCT([.$I$4:.$I$973]=[.K1137];[.$J$4:.$J$973]=[.J1137];[.$L$4:.$L$973])" office:value-type="float" office:value="558746.08">
            <text:p>558746,0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SCAP</text:p>
          </table:table-cell>
          <table:table-cell office:value-type="float" office:value="2010">
            <text:p>2010</text:p>
          </table:table-cell>
          <table:table-cell office:value-type="float" office:value="900000">
            <text:p>900000</text:p>
          </table:table-cell>
          <table:table-cell table:style-name="Default"/>
          <table:table-cell table:style-name="ce4" table:formula="of:=SUMPRODUCT([.$D$4:.$D$973]=[.E1138];[.$E$4:.$E$973]=[.D1138];[.$G$4:.$G$973])" office:value-type="float" office:value="900000">
            <text:p>900000</text:p>
          </table:table-cell>
          <table:table-cell table:style-name="Default"/>
          <table:table-cell office:value-type="string">
            <text:p>CEICE-AEM</text:p>
          </table:table-cell>
          <table:table-cell office:value-type="float" office:value="2014">
            <text:p>2014</text:p>
          </table:table-cell>
          <table:table-cell office:value-type="float" office:value="201280">
            <text:p>201280</text:p>
          </table:table-cell>
          <table:table-cell table:style-name="ce6" table:formula="of:=SUMPRODUCT([.$I$4:.$I$973]=[.K1138];[.$J$4:.$J$973]=[.J1138];[.$L$4:.$L$973])" office:value-type="float" office:value="201280">
            <text:p>20128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SCAP</text:p>
          </table:table-cell>
          <table:table-cell office:value-type="float" office:value="2011">
            <text:p>2011</text:p>
          </table:table-cell>
          <table:table-cell office:value-type="float" office:value="3900000">
            <text:p>3900000</text:p>
          </table:table-cell>
          <table:table-cell table:style-name="Default"/>
          <table:table-cell table:style-name="ce4" table:formula="of:=SUMPRODUCT([.$D$4:.$D$973]=[.E1139];[.$E$4:.$E$973]=[.D1139];[.$G$4:.$G$973])" office:value-type="float" office:value="3900000">
            <text:p>3900000</text:p>
          </table:table-cell>
          <table:table-cell table:style-name="Default"/>
          <table:table-cell office:value-type="string">
            <text:p>CEICE-EXT</text:p>
          </table:table-cell>
          <table:table-cell office:value-type="float" office:value="2013">
            <text:p>2013</text:p>
          </table:table-cell>
          <table:table-cell office:value-type="float" office:value="854610.1">
            <text:p>854610,1</text:p>
          </table:table-cell>
          <table:table-cell table:style-name="ce6" table:formula="of:=SUMPRODUCT([.$I$4:.$I$973]=[.K1139];[.$J$4:.$J$973]=[.J1139];[.$L$4:.$L$973])" office:value-type="float" office:value="854610.1">
            <text:p>854610,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SCAP</text:p>
          </table:table-cell>
          <table:table-cell office:value-type="float" office:value="2012">
            <text:p>2012</text:p>
          </table:table-cell>
          <table:table-cell office:value-type="float" office:value="5100000">
            <text:p>5100000</text:p>
          </table:table-cell>
          <table:table-cell table:style-name="Default"/>
          <table:table-cell table:style-name="ce4" table:formula="of:=SUMPRODUCT([.$D$4:.$D$973]=[.E1140];[.$E$4:.$E$973]=[.D1140];[.$G$4:.$G$973])" office:value-type="float" office:value="5100000">
            <text:p>5100000</text:p>
          </table:table-cell>
          <table:table-cell table:style-name="Default"/>
          <table:table-cell office:value-type="string">
            <text:p>CEICE-EXT</text:p>
          </table:table-cell>
          <table:table-cell office:value-type="float" office:value="2014">
            <text:p>2014</text:p>
          </table:table-cell>
          <table:table-cell office:value-type="float" office:value="457508.5">
            <text:p>457508,5</text:p>
          </table:table-cell>
          <table:table-cell table:style-name="ce6" table:formula="of:=SUMPRODUCT([.$I$4:.$I$973]=[.K1140];[.$J$4:.$J$973]=[.J1140];[.$L$4:.$L$973])" office:value-type="float" office:value="457508.5">
            <text:p>457508,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SCAP</text:p>
          </table:table-cell>
          <table:table-cell office:value-type="float" office:value="2013">
            <text:p>2013</text:p>
          </table:table-cell>
          <table:table-cell office:value-type="float" office:value="2100000">
            <text:p>2100000</text:p>
          </table:table-cell>
          <table:table-cell table:style-name="Default"/>
          <table:table-cell table:style-name="ce4" table:formula="of:=SUMPRODUCT([.$D$4:.$D$973]=[.E1141];[.$E$4:.$E$973]=[.D1141];[.$G$4:.$G$973])" office:value-type="float" office:value="2100000">
            <text:p>2100000</text:p>
          </table:table-cell>
          <table:table-cell table:style-name="Default"/>
          <table:table-cell office:value-type="string">
            <text:p>CEICE-EXT</text:p>
          </table:table-cell>
          <table:table-cell office:value-type="float" office:value="2015">
            <text:p>2015</text:p>
          </table:table-cell>
          <table:table-cell office:value-type="float" office:value="365004">
            <text:p>365004</text:p>
          </table:table-cell>
          <table:table-cell table:style-name="ce6" table:formula="of:=SUMPRODUCT([.$I$4:.$I$973]=[.K1141];[.$J$4:.$J$973]=[.J1141];[.$L$4:.$L$973])" office:value-type="float" office:value="365004">
            <text:p>36500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SCAP</text:p>
          </table:table-cell>
          <table:table-cell office:value-type="float" office:value="2013">
            <text:p>2013</text:p>
          </table:table-cell>
          <table:table-cell office:value-type="float" office:value="608355">
            <text:p>608355</text:p>
          </table:table-cell>
          <table:table-cell table:style-name="Default"/>
          <table:table-cell table:style-name="ce4" table:formula="of:=SUMPRODUCT([.$D$4:.$D$973]=[.E1142];[.$E$4:.$E$973]=[.D1142];[.$G$4:.$G$973])" office:value-type="float" office:value="608355">
            <text:p>608355</text:p>
          </table:table-cell>
          <table:table-cell table:style-name="Default"/>
          <table:table-cell office:value-type="string">
            <text:p>CEICE-EXT</text:p>
          </table:table-cell>
          <table:table-cell office:value-type="float" office:value="2016">
            <text:p>2016</text:p>
          </table:table-cell>
          <table:table-cell office:value-type="float" office:value="38317">
            <text:p>38317</text:p>
          </table:table-cell>
          <table:table-cell table:style-name="ce6" table:formula="of:=SUMPRODUCT([.$I$4:.$I$973]=[.K1142];[.$J$4:.$J$973]=[.J1142];[.$L$4:.$L$973])" office:value-type="float" office:value="38317">
            <text:p>3831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SCAP</text:p>
          </table:table-cell>
          <table:table-cell office:value-type="float" office:value="2014">
            <text:p>2014</text:p>
          </table:table-cell>
          <table:table-cell office:value-type="float" office:value="1349708">
            <text:p>1349708</text:p>
          </table:table-cell>
          <table:table-cell table:style-name="Default"/>
          <table:table-cell table:style-name="ce4" table:formula="of:=SUMPRODUCT([.$D$4:.$D$973]=[.E1143];[.$E$4:.$E$973]=[.D1143];[.$G$4:.$G$973])" office:value-type="float" office:value="1349708">
            <text:p>1349708</text:p>
          </table:table-cell>
          <table:table-cell table:style-name="Default"/>
          <table:table-cell office:value-type="string">
            <text:p>CEICE-PCTC</text:p>
          </table:table-cell>
          <table:table-cell office:value-type="float" office:value="2013">
            <text:p>2013</text:p>
          </table:table-cell>
          <table:table-cell office:value-type="float" office:value="20328">
            <text:p>20328</text:p>
          </table:table-cell>
          <table:table-cell table:style-name="ce6" table:formula="of:=SUMPRODUCT([.$I$4:.$I$973]=[.K1143];[.$J$4:.$J$973]=[.J1143];[.$L$4:.$L$973])" office:value-type="float" office:value="20328">
            <text:p>2032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SCDSH</text:p>
          </table:table-cell>
          <table:table-cell office:value-type="float" office:value="2010">
            <text:p>2010</text:p>
          </table:table-cell>
          <table:table-cell office:value-type="float" office:value="321916">
            <text:p>321916</text:p>
          </table:table-cell>
          <table:table-cell table:style-name="Default"/>
          <table:table-cell table:style-name="ce4" table:formula="of:=SUMPRODUCT([.$D$4:.$D$973]=[.E1144];[.$E$4:.$E$973]=[.D1144];[.$G$4:.$G$973])" office:value-type="float" office:value="321915">
            <text:p>321915</text:p>
          </table:table-cell>
          <table:table-cell table:style-name="Default"/>
          <table:table-cell office:value-type="string">
            <text:p>CEICE-SGT</text:p>
          </table:table-cell>
          <table:table-cell office:value-type="float" office:value="2010">
            <text:p>2010</text:p>
          </table:table-cell>
          <table:table-cell office:value-type="float" office:value="5992442.13">
            <text:p>5992442,13</text:p>
          </table:table-cell>
          <table:table-cell table:style-name="ce6" table:formula="of:=SUMPRODUCT([.$I$4:.$I$973]=[.K1144];[.$J$4:.$J$973]=[.J1144];[.$L$4:.$L$973])" office:value-type="float" office:value="5992442.13">
            <text:p>5992442,1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SCDSH</text:p>
          </table:table-cell>
          <table:table-cell office:value-type="float" office:value="2011">
            <text:p>2011</text:p>
          </table:table-cell>
          <table:table-cell office:value-type="float" office:value="828806">
            <text:p>828806</text:p>
          </table:table-cell>
          <table:table-cell table:style-name="Default"/>
          <table:table-cell table:style-name="ce4" table:formula="of:=SUMPRODUCT([.$D$4:.$D$973]=[.E1145];[.$E$4:.$E$973]=[.D1145];[.$G$4:.$G$973])" office:value-type="float" office:value="828806">
            <text:p>828806</text:p>
          </table:table-cell>
          <table:table-cell table:style-name="Default"/>
          <table:table-cell office:value-type="string">
            <text:p>CEICE-SGT</text:p>
          </table:table-cell>
          <table:table-cell office:value-type="float" office:value="2011">
            <text:p>2011</text:p>
          </table:table-cell>
          <table:table-cell office:value-type="float" office:value="4870297.23">
            <text:p>4870297,23</text:p>
          </table:table-cell>
          <table:table-cell table:style-name="ce6" table:formula="of:=SUMPRODUCT([.$I$4:.$I$973]=[.K1145];[.$J$4:.$J$973]=[.J1145];[.$L$4:.$L$973])" office:value-type="float" office:value="4870297.23">
            <text:p>4870297,2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SCDSH</text:p>
          </table:table-cell>
          <table:table-cell office:value-type="float" office:value="2012">
            <text:p>2012</text:p>
          </table:table-cell>
          <table:table-cell office:value-type="float" office:value="85000">
            <text:p>85000</text:p>
          </table:table-cell>
          <table:table-cell table:style-name="Default"/>
          <table:table-cell table:style-name="ce4" table:formula="of:=SUMPRODUCT([.$D$4:.$D$973]=[.E1146];[.$E$4:.$E$973]=[.D1146];[.$G$4:.$G$973])" office:value-type="float" office:value="85000">
            <text:p>85000</text:p>
          </table:table-cell>
          <table:table-cell table:style-name="Default"/>
          <table:table-cell office:value-type="string">
            <text:p>CEICE-SGT</text:p>
          </table:table-cell>
          <table:table-cell office:value-type="float" office:value="2012">
            <text:p>2012</text:p>
          </table:table-cell>
          <table:table-cell office:value-type="float" office:value="4819061.49">
            <text:p>4819061,49</text:p>
          </table:table-cell>
          <table:table-cell table:style-name="ce6" table:formula="of:=SUMPRODUCT([.$I$4:.$I$973]=[.K1146];[.$J$4:.$J$973]=[.J1146];[.$L$4:.$L$973])" office:value-type="float" office:value="4819061.49">
            <text:p>4819061,4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SCDSH</text:p>
          </table:table-cell>
          <table:table-cell office:value-type="float" office:value="2011">
            <text:p>2011</text:p>
          </table:table-cell>
          <table:table-cell office:value-type="float" office:value="2603345">
            <text:p>2603345</text:p>
          </table:table-cell>
          <table:table-cell table:style-name="Default"/>
          <table:table-cell table:style-name="ce4" table:formula="of:=SUMPRODUCT([.$D$4:.$D$973]=[.E1147];[.$E$4:.$E$973]=[.D1147];[.$G$4:.$G$973])" office:value-type="float" office:value="2603345">
            <text:p>2603345</text:p>
          </table:table-cell>
          <table:table-cell table:style-name="Default"/>
          <table:table-cell office:value-type="string">
            <text:p>CEICE-SGT</text:p>
          </table:table-cell>
          <table:table-cell office:value-type="float" office:value="2012">
            <text:p>2012</text:p>
          </table:table-cell>
          <table:table-cell office:value-type="float" office:value="4819061.49">
            <text:p>4819061,49</text:p>
          </table:table-cell>
          <table:table-cell table:style-name="ce6" table:formula="of:=SUMPRODUCT([.$I$4:.$I$973]=[.K1147];[.$J$4:.$J$973]=[.J1147];[.$L$4:.$L$973])" office:value-type="float" office:value="4819061.49">
            <text:p>4819061,4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SCDSH</text:p>
          </table:table-cell>
          <table:table-cell office:value-type="float" office:value="2012">
            <text:p>2012</text:p>
          </table:table-cell>
          <table:table-cell office:value-type="float" office:value="10729366">
            <text:p>10729366</text:p>
          </table:table-cell>
          <table:table-cell table:style-name="Default"/>
          <table:table-cell table:style-name="ce4" table:formula="of:=SUMPRODUCT([.$D$4:.$D$973]=[.E1148];[.$E$4:.$E$973]=[.D1148];[.$G$4:.$G$973])" office:value-type="float" office:value="10729366">
            <text:p>10729366</text:p>
          </table:table-cell>
          <table:table-cell table:style-name="Default"/>
          <table:table-cell office:value-type="string">
            <text:p>CEICE-SGT</text:p>
          </table:table-cell>
          <table:table-cell office:value-type="float" office:value="2013">
            <text:p>2013</text:p>
          </table:table-cell>
          <table:table-cell office:value-type="float" office:value="4823807.47">
            <text:p>4823807,47</text:p>
          </table:table-cell>
          <table:table-cell table:style-name="ce6" table:formula="of:=SUMPRODUCT([.$I$4:.$I$973]=[.K1148];[.$J$4:.$J$973]=[.J1148];[.$L$4:.$L$973])" office:value-type="float" office:value="4823807.47">
            <text:p>4823807,4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SCDSH</text:p>
          </table:table-cell>
          <table:table-cell office:value-type="float" office:value="2013">
            <text:p>2013</text:p>
          </table:table-cell>
          <table:table-cell office:value-type="float" office:value="12313979">
            <text:p>12313979</text:p>
          </table:table-cell>
          <table:table-cell table:style-name="Default"/>
          <table:table-cell table:style-name="ce4" table:formula="of:=SUMPRODUCT([.$D$4:.$D$973]=[.E1149];[.$E$4:.$E$973]=[.D1149];[.$G$4:.$G$973])" office:value-type="float" office:value="12313979">
            <text:p>12313979</text:p>
          </table:table-cell>
          <table:table-cell table:style-name="Default"/>
          <table:table-cell office:value-type="string">
            <text:p>CEICE-SGT</text:p>
          </table:table-cell>
          <table:table-cell office:value-type="float" office:value="2014">
            <text:p>2014</text:p>
          </table:table-cell>
          <table:table-cell office:value-type="float" office:value="2899663.2">
            <text:p>2899663,2</text:p>
          </table:table-cell>
          <table:table-cell table:style-name="ce6" table:formula="of:=SUMPRODUCT([.$I$4:.$I$973]=[.K1149];[.$J$4:.$J$973]=[.J1149];[.$L$4:.$L$973])" office:value-type="float" office:value="2899663.2">
            <text:p>2899663,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SCDSH</text:p>
          </table:table-cell>
          <table:table-cell office:value-type="float" office:value="2014">
            <text:p>2014</text:p>
          </table:table-cell>
          <table:table-cell office:value-type="float" office:value="11502339">
            <text:p>11502339</text:p>
          </table:table-cell>
          <table:table-cell table:style-name="Default"/>
          <table:table-cell table:style-name="ce4" table:formula="of:=SUMPRODUCT([.$D$4:.$D$973]=[.E1150];[.$E$4:.$E$973]=[.D1150];[.$G$4:.$G$973])" office:value-type="float" office:value="11502339">
            <text:p>11502339</text:p>
          </table:table-cell>
          <table:table-cell table:style-name="Default"/>
          <table:table-cell office:value-type="string">
            <text:p>CEICE-SGT</text:p>
          </table:table-cell>
          <table:table-cell office:value-type="float" office:value="2015">
            <text:p>2015</text:p>
          </table:table-cell>
          <table:table-cell office:value-type="float" office:value="1330037.5">
            <text:p>1330037,5</text:p>
          </table:table-cell>
          <table:table-cell table:style-name="ce6" table:formula="of:=SUMPRODUCT([.$I$4:.$I$973]=[.K1150];[.$J$4:.$J$973]=[.J1150];[.$L$4:.$L$973])" office:value-type="float" office:value="1330037.5">
            <text:p>1330037,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SGTSI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style-name="Default"/>
          <table:table-cell table:style-name="ce4" table:formula="of:=SUMPRODUCT([.$D$4:.$D$973]=[.E1151];[.$E$4:.$E$973]=[.D1151];[.$G$4:.$G$973])" office:value-type="float" office:value="0">
            <text:p>0</text:p>
          </table:table-cell>
          <table:table-cell table:style-name="Default"/>
          <table:table-cell office:value-type="string">
            <text:p>CEICE-SGT</text:p>
          </table:table-cell>
          <table:table-cell office:value-type="float" office:value="2016">
            <text:p>2016</text:p>
          </table:table-cell>
          <table:table-cell office:value-type="float" office:value="35713.25">
            <text:p>35713,25</text:p>
          </table:table-cell>
          <table:table-cell table:style-name="ce6" table:formula="of:=SUMPRODUCT([.$I$4:.$I$973]=[.K1151];[.$J$4:.$J$973]=[.J1151];[.$L$4:.$L$973])" office:value-type="float" office:value="35713.25">
            <text:p>35713,2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SIP</text:p>
          </table:table-cell>
          <table:table-cell office:value-type="float" office:value="2010">
            <text:p>2010</text:p>
          </table:table-cell>
          <table:table-cell office:value-type="float" office:value="171097">
            <text:p>171097</text:p>
          </table:table-cell>
          <table:table-cell table:style-name="Default"/>
          <table:table-cell table:style-name="ce4" table:formula="of:=SUMPRODUCT([.$D$4:.$D$973]=[.E1152];[.$E$4:.$E$973]=[.D1152];[.$G$4:.$G$973])" office:value-type="float" office:value="171097">
            <text:p>171097</text:p>
          </table:table-cell>
          <table:table-cell table:style-name="Default"/>
          <table:table-cell office:value-type="string">
            <text:p>CEICE-SGT</text:p>
          </table:table-cell>
          <table:table-cell office:value-type="float" office:value="2017">
            <text:p>2017</text:p>
          </table:table-cell>
          <table:table-cell office:value-type="float" office:value="35713.24">
            <text:p>35713,24</text:p>
          </table:table-cell>
          <table:table-cell table:style-name="ce6" table:formula="of:=SUMPRODUCT([.$I$4:.$I$973]=[.K1152];[.$J$4:.$J$973]=[.J1152];[.$L$4:.$L$973])" office:value-type="float" office:value="35713.24">
            <text:p>35713,2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SIP</text:p>
          </table:table-cell>
          <table:table-cell office:value-type="float" office:value="2011">
            <text:p>2011</text:p>
          </table:table-cell>
          <table:table-cell office:value-type="float" office:value="10620">
            <text:p>10620</text:p>
          </table:table-cell>
          <table:table-cell table:style-name="Default"/>
          <table:table-cell table:style-name="ce4" table:formula="of:=SUMPRODUCT([.$D$4:.$D$973]=[.E1153];[.$E$4:.$E$973]=[.D1153];[.$G$4:.$G$973])" office:value-type="float" office:value="10620">
            <text:p>10620</text:p>
          </table:table-cell>
          <table:table-cell table:style-name="Default"/>
          <table:table-cell office:value-type="string">
            <text:p>CEICESG</text:p>
          </table:table-cell>
          <table:table-cell office:value-type="float" office:value="2013">
            <text:p>2013</text:p>
          </table:table-cell>
          <table:table-cell office:value-type="float" office:value="288527.11">
            <text:p>288527,11</text:p>
          </table:table-cell>
          <table:table-cell table:style-name="ce6" table:formula="of:=SUMPRODUCT([.$I$4:.$I$973]=[.K1153];[.$J$4:.$J$973]=[.J1153];[.$L$4:.$L$973])" office:value-type="float" office:value="288527.11">
            <text:p>288527,1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SSC</text:p>
          </table:table-cell>
          <table:table-cell office:value-type="float" office:value="2010">
            <text:p>2010</text:p>
          </table:table-cell>
          <table:table-cell office:value-type="float" office:value="52699">
            <text:p>52699</text:p>
          </table:table-cell>
          <table:table-cell table:style-name="Default"/>
          <table:table-cell table:style-name="ce4" table:formula="of:=SUMPRODUCT([.$D$4:.$D$973]=[.E1154];[.$E$4:.$E$973]=[.D1154];[.$G$4:.$G$973])" office:value-type="float" office:value="52699">
            <text:p>52699</text:p>
          </table:table-cell>
          <table:table-cell table:style-name="Default"/>
          <table:table-cell office:value-type="string">
            <text:p>CEICESG</text:p>
          </table:table-cell>
          <table:table-cell office:value-type="float" office:value="2014">
            <text:p>2014</text:p>
          </table:table-cell>
          <table:table-cell office:value-type="float" office:value="2587473.69">
            <text:p>2587473,69</text:p>
          </table:table-cell>
          <table:table-cell table:style-name="ce6" table:formula="of:=SUMPRODUCT([.$I$4:.$I$973]=[.K1154];[.$J$4:.$J$973]=[.J1154];[.$L$4:.$L$973])" office:value-type="float" office:value="2587473.69">
            <text:p>2587473,6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SSC</text:p>
          </table:table-cell>
          <table:table-cell office:value-type="float" office:value="2011">
            <text:p>2011</text:p>
          </table:table-cell>
          <table:table-cell office:value-type="float" office:value="126027">
            <text:p>126027</text:p>
          </table:table-cell>
          <table:table-cell table:style-name="Default"/>
          <table:table-cell table:style-name="ce4" table:formula="of:=SUMPRODUCT([.$D$4:.$D$973]=[.E1155];[.$E$4:.$E$973]=[.D1155];[.$G$4:.$G$973])" office:value-type="float" office:value="126027">
            <text:p>126027</text:p>
          </table:table-cell>
          <table:table-cell table:style-name="Default"/>
          <table:table-cell office:value-type="string">
            <text:p>CEICESG</text:p>
          </table:table-cell>
          <table:table-cell office:value-type="float" office:value="2015">
            <text:p>2015</text:p>
          </table:table-cell>
          <table:table-cell office:value-type="float" office:value="3855894.46">
            <text:p>3855894,46</text:p>
          </table:table-cell>
          <table:table-cell table:style-name="ce6" table:formula="of:=SUMPRODUCT([.$I$4:.$I$973]=[.K1155];[.$J$4:.$J$973]=[.J1155];[.$L$4:.$L$973])" office:value-type="float" office:value="3855894.46">
            <text:p>3855894,4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SSC</text:p>
          </table:table-cell>
          <table:table-cell office:value-type="float" office:value="2012">
            <text:p>2012</text:p>
          </table:table-cell>
          <table:table-cell office:value-type="float" office:value="128454">
            <text:p>128454</text:p>
          </table:table-cell>
          <table:table-cell table:style-name="Default"/>
          <table:table-cell table:style-name="ce4" table:formula="of:=SUMPRODUCT([.$D$4:.$D$973]=[.E1156];[.$E$4:.$E$973]=[.D1156];[.$G$4:.$G$973])" office:value-type="float" office:value="128454">
            <text:p>128454</text:p>
          </table:table-cell>
          <table:table-cell table:style-name="Default"/>
          <table:table-cell office:value-type="string">
            <text:p>CEICESG</text:p>
          </table:table-cell>
          <table:table-cell office:value-type="float" office:value="2016">
            <text:p>2016</text:p>
          </table:table-cell>
          <table:table-cell office:value-type="float" office:value="1067953.96">
            <text:p>1067953,96</text:p>
          </table:table-cell>
          <table:table-cell table:style-name="ce6" table:formula="of:=SUMPRODUCT([.$I$4:.$I$973]=[.K1156];[.$J$4:.$J$973]=[.J1156];[.$L$4:.$L$973])" office:value-type="float" office:value="1067953.96">
            <text:p>1067953,9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-SSC</text:p>
          </table:table-cell>
          <table:table-cell office:value-type="float" office:value="2013">
            <text:p>2013</text:p>
          </table:table-cell>
          <table:table-cell office:value-type="float" office:value="21409">
            <text:p>21409</text:p>
          </table:table-cell>
          <table:table-cell table:style-name="Default"/>
          <table:table-cell table:style-name="ce4" table:formula="of:=SUMPRODUCT([.$D$4:.$D$973]=[.E1157];[.$E$4:.$E$973]=[.D1157];[.$G$4:.$G$973])" office:value-type="float" office:value="21409">
            <text:p>21409</text:p>
          </table:table-cell>
          <table:table-cell table:style-name="Default"/>
          <table:table-cell office:value-type="string">
            <text:p>CEICESTS</text:p>
          </table:table-cell>
          <table:table-cell office:value-type="float" office:value="2008">
            <text:p>2008</text:p>
          </table:table-cell>
          <table:table-cell office:value-type="float" office:value="230905.26">
            <text:p>230905,26</text:p>
          </table:table-cell>
          <table:table-cell table:style-name="ce6" table:formula="of:=SUMPRODUCT([.$I$4:.$I$973]=[.K1157];[.$J$4:.$J$973]=[.J1157];[.$L$4:.$L$973])" office:value-type="float" office:value="230905.26">
            <text:p>230905,2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SSC</text:p>
          </table:table-cell>
          <table:table-cell office:value-type="float" office:value="2011">
            <text:p>2011</text:p>
          </table:table-cell>
          <table:table-cell office:value-type="float" office:value="211603">
            <text:p>211603</text:p>
          </table:table-cell>
          <table:table-cell table:style-name="Default"/>
          <table:table-cell table:style-name="ce4" table:formula="of:=SUMPRODUCT([.$D$4:.$D$973]=[.E1158];[.$E$4:.$E$973]=[.D1158];[.$G$4:.$G$973])" office:value-type="float" office:value="211603">
            <text:p>211603</text:p>
          </table:table-cell>
          <table:table-cell table:style-name="Default"/>
          <table:table-cell office:value-type="string">
            <text:p>CEICESTS</text:p>
          </table:table-cell>
          <table:table-cell office:value-type="float" office:value="2008">
            <text:p>2008</text:p>
          </table:table-cell>
          <table:table-cell office:value-type="float" office:value="230905.26">
            <text:p>230905,26</text:p>
          </table:table-cell>
          <table:table-cell table:style-name="ce6" table:formula="of:=SUMPRODUCT([.$I$4:.$I$973]=[.K1158];[.$J$4:.$J$973]=[.J1158];[.$L$4:.$L$973])" office:value-type="float" office:value="230905.26">
            <text:p>230905,2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SSC</text:p>
          </table:table-cell>
          <table:table-cell office:value-type="float" office:value="2012">
            <text:p>2012</text:p>
          </table:table-cell>
          <table:table-cell office:value-type="float" office:value="5420884">
            <text:p>5420884</text:p>
          </table:table-cell>
          <table:table-cell table:style-name="Default"/>
          <table:table-cell table:style-name="ce4" table:formula="of:=SUMPRODUCT([.$D$4:.$D$973]=[.E1159];[.$E$4:.$E$973]=[.D1159];[.$G$4:.$G$973])" office:value-type="float" office:value="5420884">
            <text:p>5420884</text:p>
          </table:table-cell>
          <table:table-cell table:style-name="Default"/>
          <table:table-cell office:value-type="string">
            <text:p>CEICESTS</text:p>
          </table:table-cell>
          <table:table-cell office:value-type="float" office:value="2009">
            <text:p>2009</text:p>
          </table:table-cell>
          <table:table-cell office:value-type="float" office:value="721.11">
            <text:p>721,11</text:p>
          </table:table-cell>
          <table:table-cell table:style-name="ce6" table:formula="of:=SUMPRODUCT([.$I$4:.$I$973]=[.K1159];[.$J$4:.$J$973]=[.J1159];[.$L$4:.$L$973])" office:value-type="float" office:value="721.11">
            <text:p>721,1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ICSSC</text:p>
          </table:table-cell>
          <table:table-cell office:value-type="float" office:value="2013">
            <text:p>2013</text:p>
          </table:table-cell>
          <table:table-cell office:value-type="float" office:value="2935811">
            <text:p>2935811</text:p>
          </table:table-cell>
          <table:table-cell table:style-name="Default"/>
          <table:table-cell table:style-name="ce4" table:formula="of:=SUMPRODUCT([.$D$4:.$D$973]=[.E1160];[.$E$4:.$E$973]=[.D1160];[.$G$4:.$G$973])" office:value-type="float" office:value="2935811">
            <text:p>2935811</text:p>
          </table:table-cell>
          <table:table-cell table:style-name="Default"/>
          <table:table-cell office:value-type="string">
            <text:p>CEICSASI</text:p>
          </table:table-cell>
          <table:table-cell office:value-type="float" office:value="2012">
            <text:p>2012</text:p>
          </table:table-cell>
          <table:table-cell office:value-type="float" office:value="1305377.85">
            <text:p>1305377,85</text:p>
          </table:table-cell>
          <table:table-cell table:style-name="ce6" table:formula="of:=SUMPRODUCT([.$I$4:.$I$973]=[.K1160];[.$J$4:.$J$973]=[.J1160];[.$L$4:.$L$973])" office:value-type="float" office:value="1305377.85">
            <text:p>1305377,8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M</text:p>
          </table:table-cell>
          <table:table-cell office:value-type="float" office:value="2006">
            <text:p>2006</text:p>
          </table:table-cell>
          <table:table-cell office:value-type="float" office:value="572250">
            <text:p>572250</text:p>
          </table:table-cell>
          <table:table-cell table:style-name="Default"/>
          <table:table-cell table:style-name="ce4" table:formula="of:=SUMPRODUCT([.$D$4:.$D$973]=[.E1161];[.$E$4:.$E$973]=[.D1161];[.$G$4:.$G$973])" office:value-type="float" office:value="572250">
            <text:p>572250</text:p>
          </table:table-cell>
          <table:table-cell table:style-name="Default"/>
          <table:table-cell office:value-type="string">
            <text:p>CEICSASI</text:p>
          </table:table-cell>
          <table:table-cell office:value-type="float" office:value="2013">
            <text:p>2013</text:p>
          </table:table-cell>
          <table:table-cell office:value-type="float" office:value="2440580.17">
            <text:p>2440580,17</text:p>
          </table:table-cell>
          <table:table-cell table:style-name="ce6" table:formula="of:=SUMPRODUCT([.$I$4:.$I$973]=[.K1161];[.$J$4:.$J$973]=[.J1161];[.$L$4:.$L$973])" office:value-type="float" office:value="2440580.17">
            <text:p>2440580,1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M</text:p>
          </table:table-cell>
          <table:table-cell office:value-type="float" office:value="2007">
            <text:p>2007</text:p>
          </table:table-cell>
          <table:table-cell office:value-type="float" office:value="9067061">
            <text:p>9067061</text:p>
          </table:table-cell>
          <table:table-cell table:style-name="Default"/>
          <table:table-cell table:style-name="ce4" table:formula="of:=SUMPRODUCT([.$D$4:.$D$973]=[.E1162];[.$E$4:.$E$973]=[.D1162];[.$G$4:.$G$973])" office:value-type="float" office:value="9067060">
            <text:p>9067060</text:p>
          </table:table-cell>
          <table:table-cell table:style-name="Default"/>
          <table:table-cell office:value-type="string">
            <text:p>CEICSASI</text:p>
          </table:table-cell>
          <table:table-cell office:value-type="float" office:value="2014">
            <text:p>2014</text:p>
          </table:table-cell>
          <table:table-cell office:value-type="float" office:value="2633678.49">
            <text:p>2633678,49</text:p>
          </table:table-cell>
          <table:table-cell table:style-name="ce6" table:formula="of:=SUMPRODUCT([.$I$4:.$I$973]=[.K1162];[.$J$4:.$J$973]=[.J1162];[.$L$4:.$L$973])" office:value-type="float" office:value="2633678.49">
            <text:p>2633678,4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M</text:p>
          </table:table-cell>
          <table:table-cell office:value-type="float" office:value="2008">
            <text:p>2008</text:p>
          </table:table-cell>
          <table:table-cell office:value-type="float" office:value="4162994">
            <text:p>4162994</text:p>
          </table:table-cell>
          <table:table-cell table:style-name="Default"/>
          <table:table-cell table:style-name="ce4" table:formula="of:=SUMPRODUCT([.$D$4:.$D$973]=[.E1163];[.$E$4:.$E$973]=[.D1163];[.$G$4:.$G$973])" office:value-type="float" office:value="4162993">
            <text:p>4162993</text:p>
          </table:table-cell>
          <table:table-cell table:style-name="Default"/>
          <table:table-cell office:value-type="string">
            <text:p>CEICSCAP</text:p>
          </table:table-cell>
          <table:table-cell office:value-type="float" office:value="2013">
            <text:p>2013</text:p>
          </table:table-cell>
          <table:table-cell office:value-type="float" office:value="608355.78">
            <text:p>608355,78</text:p>
          </table:table-cell>
          <table:table-cell table:style-name="ce6" table:formula="of:=SUMPRODUCT([.$I$4:.$I$973]=[.K1163];[.$J$4:.$J$973]=[.J1163];[.$L$4:.$L$973])" office:value-type="float" office:value="608355.78">
            <text:p>608355,7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M</text:p>
          </table:table-cell>
          <table:table-cell office:value-type="float" office:value="2009">
            <text:p>2009</text:p>
          </table:table-cell>
          <table:table-cell office:value-type="float" office:value="10099903">
            <text:p>10099903</text:p>
          </table:table-cell>
          <table:table-cell table:style-name="Default"/>
          <table:table-cell table:style-name="ce4" table:formula="of:=SUMPRODUCT([.$D$4:.$D$973]=[.E1164];[.$E$4:.$E$973]=[.D1164];[.$G$4:.$G$973])" office:value-type="float" office:value="10099902">
            <text:p>10099902</text:p>
          </table:table-cell>
          <table:table-cell table:style-name="Default"/>
          <table:table-cell office:value-type="string">
            <text:p>CEICSCAP</text:p>
          </table:table-cell>
          <table:table-cell office:value-type="float" office:value="2014">
            <text:p>2014</text:p>
          </table:table-cell>
          <table:table-cell office:value-type="float" office:value="1349708.49">
            <text:p>1349708,49</text:p>
          </table:table-cell>
          <table:table-cell table:style-name="ce6" table:formula="of:=SUMPRODUCT([.$I$4:.$I$973]=[.K1164];[.$J$4:.$J$973]=[.J1164];[.$L$4:.$L$973])" office:value-type="float" office:value="1349708.49">
            <text:p>1349708,4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M</text:p>
          </table:table-cell>
          <table:table-cell office:value-type="float" office:value="2010">
            <text:p>2010</text:p>
          </table:table-cell>
          <table:table-cell office:value-type="float" office:value="12543594">
            <text:p>12543594</text:p>
          </table:table-cell>
          <table:table-cell table:style-name="Default"/>
          <table:table-cell table:style-name="ce4" table:formula="of:=SUMPRODUCT([.$D$4:.$D$973]=[.E1165];[.$E$4:.$E$973]=[.D1165];[.$G$4:.$G$973])" office:value-type="float" office:value="12543593">
            <text:p>12543593</text:p>
          </table:table-cell>
          <table:table-cell table:style-name="Default"/>
          <table:table-cell office:value-type="string">
            <text:p>CEICSCDSH</text:p>
          </table:table-cell>
          <table:table-cell office:value-type="float" office:value="2011">
            <text:p>2011</text:p>
          </table:table-cell>
          <table:table-cell office:value-type="float" office:value="2603345.4">
            <text:p>2603345,4</text:p>
          </table:table-cell>
          <table:table-cell table:style-name="ce6" table:formula="of:=SUMPRODUCT([.$I$4:.$I$973]=[.K1165];[.$J$4:.$J$973]=[.J1165];[.$L$4:.$L$973])" office:value-type="float" office:value="2603345.4">
            <text:p>2603345,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M</text:p>
          </table:table-cell>
          <table:table-cell office:value-type="float" office:value="2011">
            <text:p>2011</text:p>
          </table:table-cell>
          <table:table-cell office:value-type="float" office:value="11759646">
            <text:p>11759646</text:p>
          </table:table-cell>
          <table:table-cell table:style-name="Default"/>
          <table:table-cell table:style-name="ce4" table:formula="of:=SUMPRODUCT([.$D$4:.$D$973]=[.E1166];[.$E$4:.$E$973]=[.D1166];[.$G$4:.$G$973])" office:value-type="float" office:value="11759646">
            <text:p>11759646</text:p>
          </table:table-cell>
          <table:table-cell table:style-name="Default"/>
          <table:table-cell office:value-type="string">
            <text:p>CEICSCDSH</text:p>
          </table:table-cell>
          <table:table-cell office:value-type="float" office:value="2012">
            <text:p>2012</text:p>
          </table:table-cell>
          <table:table-cell office:value-type="float" office:value="10729366.21">
            <text:p>10729366,21</text:p>
          </table:table-cell>
          <table:table-cell table:style-name="ce6" table:formula="of:=SUMPRODUCT([.$I$4:.$I$973]=[.K1166];[.$J$4:.$J$973]=[.J1166];[.$L$4:.$L$973])" office:value-type="float" office:value="10729366.21">
            <text:p>10729366,2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M</text:p>
          </table:table-cell>
          <table:table-cell office:value-type="float" office:value="2012">
            <text:p>2012</text:p>
          </table:table-cell>
          <table:table-cell office:value-type="float" office:value="8989934">
            <text:p>8989934</text:p>
          </table:table-cell>
          <table:table-cell table:style-name="Default"/>
          <table:table-cell table:style-name="ce4" table:formula="of:=SUMPRODUCT([.$D$4:.$D$973]=[.E1167];[.$E$4:.$E$973]=[.D1167];[.$G$4:.$G$973])" office:value-type="float" office:value="8989934">
            <text:p>8989934</text:p>
          </table:table-cell>
          <table:table-cell table:style-name="Default"/>
          <table:table-cell office:value-type="string">
            <text:p>CEICSCDSH</text:p>
          </table:table-cell>
          <table:table-cell office:value-type="float" office:value="2013">
            <text:p>2013</text:p>
          </table:table-cell>
          <table:table-cell office:value-type="float" office:value="12313979.49">
            <text:p>12313979,49</text:p>
          </table:table-cell>
          <table:table-cell table:style-name="ce6" table:formula="of:=SUMPRODUCT([.$I$4:.$I$973]=[.K1167];[.$J$4:.$J$973]=[.J1167];[.$L$4:.$L$973])" office:value-type="float" office:value="12313979.49">
            <text:p>12313979,4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M</text:p>
          </table:table-cell>
          <table:table-cell office:value-type="float" office:value="2013">
            <text:p>2013</text:p>
          </table:table-cell>
          <table:table-cell office:value-type="float" office:value="5535939">
            <text:p>5535939</text:p>
          </table:table-cell>
          <table:table-cell table:style-name="Default"/>
          <table:table-cell table:style-name="ce4" table:formula="of:=SUMPRODUCT([.$D$4:.$D$973]=[.E1168];[.$E$4:.$E$973]=[.D1168];[.$G$4:.$G$973])" office:value-type="float" office:value="5535939">
            <text:p>5535939</text:p>
          </table:table-cell>
          <table:table-cell table:style-name="Default"/>
          <table:table-cell office:value-type="string">
            <text:p>CEICSCDSH</text:p>
          </table:table-cell>
          <table:table-cell office:value-type="float" office:value="2014">
            <text:p>2014</text:p>
          </table:table-cell>
          <table:table-cell office:value-type="float" office:value="11502339.87">
            <text:p>11502339,87</text:p>
          </table:table-cell>
          <table:table-cell table:style-name="ce6" table:formula="of:=SUMPRODUCT([.$I$4:.$I$973]=[.K1168];[.$J$4:.$J$973]=[.J1168];[.$L$4:.$L$973])" office:value-type="float" office:value="11502339.87">
            <text:p>11502339,8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M</text:p>
          </table:table-cell>
          <table:table-cell office:value-type="float" office:value="2014">
            <text:p>2014</text:p>
          </table:table-cell>
          <table:table-cell office:value-type="float" office:value="36000">
            <text:p>36000</text:p>
          </table:table-cell>
          <table:table-cell table:style-name="Default"/>
          <table:table-cell table:style-name="ce4" table:formula="of:=SUMPRODUCT([.$D$4:.$D$973]=[.E1169];[.$E$4:.$E$973]=[.D1169];[.$G$4:.$G$973])" office:value-type="float" office:value="36000">
            <text:p>36000</text:p>
          </table:table-cell>
          <table:table-cell table:style-name="Default"/>
          <table:table-cell table:style-name="ce5" office:value-type="string">
            <text:p>CEICSCDSH</text:p>
          </table:table-cell>
          <table:table-cell table:style-name="ce5" office:value-type="float" office:value="2014">
            <text:p>2014</text:p>
          </table:table-cell>
          <table:table-cell table:style-name="ce5" office:value-type="float" office:value="11502339.87">
            <text:p>11502339,87</text:p>
          </table:table-cell>
          <table:table-cell table:style-name="ce7" table:formula="of:=SUMPRODUCT([.$I$4:.$I$973]=[.K1169];[.$J$4:.$J$973]=[.J1169];[.$L$4:.$L$973])" office:value-type="float" office:value="11502339.87">
            <text:p>11502339,8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FV</text:p>
          </table:table-cell>
          <table:table-cell office:value-type="float" office:value="2010">
            <text:p>2010</text:p>
          </table:table-cell>
          <table:table-cell office:value-type="float" office:value="1714482">
            <text:p>1714482</text:p>
          </table:table-cell>
          <table:table-cell table:style-name="Default"/>
          <table:table-cell table:style-name="ce4" table:formula="of:=SUMPRODUCT([.$D$4:.$D$973]=[.E1170];[.$E$4:.$E$973]=[.D1170];[.$G$4:.$G$973])" office:value-type="float" office:value="1714482">
            <text:p>1714482</text:p>
          </table:table-cell>
          <table:table-cell table:style-name="Default"/>
          <table:table-cell office:value-type="string">
            <text:p>CEICSSC</text:p>
          </table:table-cell>
          <table:table-cell office:value-type="float" office:value="2011">
            <text:p>2011</text:p>
          </table:table-cell>
          <table:table-cell office:value-type="float" office:value="211603.5">
            <text:p>211603,5</text:p>
          </table:table-cell>
          <table:table-cell table:style-name="ce6" table:formula="of:=SUMPRODUCT([.$I$4:.$I$973]=[.K1170];[.$J$4:.$J$973]=[.J1170];[.$L$4:.$L$973])" office:value-type="float" office:value="211603.5">
            <text:p>211603,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FV</text:p>
          </table:table-cell>
          <table:table-cell office:value-type="float" office:value="2011">
            <text:p>2011</text:p>
          </table:table-cell>
          <table:table-cell office:value-type="float" office:value="4533722">
            <text:p>4533722</text:p>
          </table:table-cell>
          <table:table-cell table:style-name="Default"/>
          <table:table-cell table:style-name="ce4" table:formula="of:=SUMPRODUCT([.$D$4:.$D$973]=[.E1171];[.$E$4:.$E$973]=[.D1171];[.$G$4:.$G$973])" office:value-type="float" office:value="4533721">
            <text:p>4533721</text:p>
          </table:table-cell>
          <table:table-cell table:style-name="Default"/>
          <table:table-cell office:value-type="string">
            <text:p>CEICSSC</text:p>
          </table:table-cell>
          <table:table-cell office:value-type="float" office:value="2012">
            <text:p>2012</text:p>
          </table:table-cell>
          <table:table-cell office:value-type="float" office:value="5420884.4">
            <text:p>5420884,4</text:p>
          </table:table-cell>
          <table:table-cell table:style-name="ce6" table:formula="of:=SUMPRODUCT([.$I$4:.$I$973]=[.K1171];[.$J$4:.$J$973]=[.J1171];[.$L$4:.$L$973])" office:value-type="float" office:value="5420884.4">
            <text:p>5420884,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FV</text:p>
          </table:table-cell>
          <table:table-cell office:value-type="float" office:value="2012">
            <text:p>2012</text:p>
          </table:table-cell>
          <table:table-cell office:value-type="float" office:value="5396377">
            <text:p>5396377</text:p>
          </table:table-cell>
          <table:table-cell table:style-name="Default"/>
          <table:table-cell table:style-name="ce4" table:formula="of:=SUMPRODUCT([.$D$4:.$D$973]=[.E1172];[.$E$4:.$E$973]=[.D1172];[.$G$4:.$G$973])" office:value-type="float" office:value="5396376">
            <text:p>5396376</text:p>
          </table:table-cell>
          <table:table-cell table:style-name="Default"/>
          <table:table-cell office:value-type="string">
            <text:p>CEICSSC</text:p>
          </table:table-cell>
          <table:table-cell office:value-type="float" office:value="2013">
            <text:p>2013</text:p>
          </table:table-cell>
          <table:table-cell office:value-type="float" office:value="2935811.81">
            <text:p>2935811,81</text:p>
          </table:table-cell>
          <table:table-cell table:style-name="ce6" table:formula="of:=SUMPRODUCT([.$I$4:.$I$973]=[.K1172];[.$J$4:.$J$973]=[.J1172];[.$L$4:.$L$973])" office:value-type="float" office:value="2935811.81">
            <text:p>2935811,8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FV</text:p>
          </table:table-cell>
          <table:table-cell office:value-type="float" office:value="2013">
            <text:p>2013</text:p>
          </table:table-cell>
          <table:table-cell office:value-type="float" office:value="3449043">
            <text:p>3449043</text:p>
          </table:table-cell>
          <table:table-cell table:style-name="Default"/>
          <table:table-cell table:style-name="ce4" table:formula="of:=SUMPRODUCT([.$D$4:.$D$973]=[.E1173];[.$E$4:.$E$973]=[.D1173];[.$G$4:.$G$973])" office:value-type="float" office:value="3449042">
            <text:p>3449042</text:p>
          </table:table-cell>
          <table:table-cell table:style-name="Default"/>
          <table:table-cell office:value-type="string">
            <text:p>CEM</text:p>
          </table:table-cell>
          <table:table-cell office:value-type="float" office:value="2006">
            <text:p>2006</text:p>
          </table:table-cell>
          <table:table-cell office:value-type="float" office:value="572250">
            <text:p>572250</text:p>
          </table:table-cell>
          <table:table-cell table:style-name="ce6" table:formula="of:=SUMPRODUCT([.$I$4:.$I$973]=[.K1173];[.$J$4:.$J$973]=[.J1173];[.$L$4:.$L$973])" office:value-type="float" office:value="572250">
            <text:p>57225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FV</text:p>
          </table:table-cell>
          <table:table-cell office:value-type="float" office:value="2014">
            <text:p>2014</text:p>
          </table:table-cell>
          <table:table-cell office:value-type="float" office:value="2961573">
            <text:p>2961573</text:p>
          </table:table-cell>
          <table:table-cell table:style-name="Default"/>
          <table:table-cell table:style-name="ce4" table:formula="of:=SUMPRODUCT([.$D$4:.$D$973]=[.E1174];[.$E$4:.$E$973]=[.D1174];[.$G$4:.$G$973])" office:value-type="float" office:value="2961571">
            <text:p>2961571</text:p>
          </table:table-cell>
          <table:table-cell table:style-name="Default"/>
          <table:table-cell office:value-type="string">
            <text:p>CEM</text:p>
          </table:table-cell>
          <table:table-cell office:value-type="float" office:value="2007">
            <text:p>2007</text:p>
          </table:table-cell>
          <table:table-cell office:value-type="float" office:value="9067061.79">
            <text:p>9067061,79</text:p>
          </table:table-cell>
          <table:table-cell table:style-name="ce6" table:formula="of:=SUMPRODUCT([.$I$4:.$I$973]=[.K1174];[.$J$4:.$J$973]=[.J1174];[.$L$4:.$L$973])" office:value-type="float" office:value="9067061.79">
            <text:p>9067061,7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FV</text:p>
          </table:table-cell>
          <table:table-cell office:value-type="float" office:value="2015">
            <text:p>2015</text:p>
          </table:table-cell>
          <table:table-cell office:value-type="float" office:value="676168">
            <text:p>676168</text:p>
          </table:table-cell>
          <table:table-cell table:style-name="Default"/>
          <table:table-cell table:style-name="ce4" table:formula="of:=SUMPRODUCT([.$D$4:.$D$973]=[.E1175];[.$E$4:.$E$973]=[.D1175];[.$G$4:.$G$973])" office:value-type="float" office:value="676167">
            <text:p>676167</text:p>
          </table:table-cell>
          <table:table-cell table:style-name="Default"/>
          <table:table-cell office:value-type="string">
            <text:p>CEM</text:p>
          </table:table-cell>
          <table:table-cell office:value-type="float" office:value="2008">
            <text:p>2008</text:p>
          </table:table-cell>
          <table:table-cell office:value-type="float" office:value="4162994.41">
            <text:p>4162994,41</text:p>
          </table:table-cell>
          <table:table-cell table:style-name="ce6" table:formula="of:=SUMPRODUCT([.$I$4:.$I$973]=[.K1175];[.$J$4:.$J$973]=[.J1175];[.$L$4:.$L$973])" office:value-type="float" office:value="4162994.41">
            <text:p>4162994,4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GOB</text:p>
          </table:table-cell>
          <table:table-cell office:value-type="float" office:value="2006">
            <text:p>2006</text:p>
          </table:table-cell>
          <table:table-cell office:value-type="float" office:value="37023">
            <text:p>37023</text:p>
          </table:table-cell>
          <table:table-cell table:style-name="Default"/>
          <table:table-cell table:style-name="ce4" table:formula="of:=SUMPRODUCT([.$D$4:.$D$973]=[.E1176];[.$E$4:.$E$973]=[.D1176];[.$G$4:.$G$973])" office:value-type="float" office:value="37023">
            <text:p>37023</text:p>
          </table:table-cell>
          <table:table-cell table:style-name="Default"/>
          <table:table-cell office:value-type="string">
            <text:p>CEM</text:p>
          </table:table-cell>
          <table:table-cell office:value-type="float" office:value="2009">
            <text:p>2009</text:p>
          </table:table-cell>
          <table:table-cell office:value-type="float" office:value="10099903.6">
            <text:p>10099903,6</text:p>
          </table:table-cell>
          <table:table-cell table:style-name="ce6" table:formula="of:=SUMPRODUCT([.$I$4:.$I$973]=[.K1176];[.$J$4:.$J$973]=[.J1176];[.$L$4:.$L$973])" office:value-type="float" office:value="10099903.6">
            <text:p>10099903,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GOB</text:p>
          </table:table-cell>
          <table:table-cell office:value-type="float" office:value="2007">
            <text:p>2007</text:p>
          </table:table-cell>
          <table:table-cell office:value-type="float" office:value="1267016">
            <text:p>1267016</text:p>
          </table:table-cell>
          <table:table-cell table:style-name="Default"/>
          <table:table-cell table:style-name="ce4" table:formula="of:=SUMPRODUCT([.$D$4:.$D$973]=[.E1177];[.$E$4:.$E$973]=[.D1177];[.$G$4:.$G$973])" office:value-type="float" office:value="1267014">
            <text:p>1267014</text:p>
          </table:table-cell>
          <table:table-cell table:style-name="Default"/>
          <table:table-cell office:value-type="string">
            <text:p>CEM</text:p>
          </table:table-cell>
          <table:table-cell office:value-type="float" office:value="2009">
            <text:p>2009</text:p>
          </table:table-cell>
          <table:table-cell office:value-type="float" office:value="10099903.6">
            <text:p>10099903,6</text:p>
          </table:table-cell>
          <table:table-cell table:style-name="ce6" table:formula="of:=SUMPRODUCT([.$I$4:.$I$973]=[.K1177];[.$J$4:.$J$973]=[.J1177];[.$L$4:.$L$973])" office:value-type="float" office:value="10099903.6">
            <text:p>10099903,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GOB</text:p>
          </table:table-cell>
          <table:table-cell office:value-type="float" office:value="2008">
            <text:p>2008</text:p>
          </table:table-cell>
          <table:table-cell office:value-type="float" office:value="2421477">
            <text:p>2421477</text:p>
          </table:table-cell>
          <table:table-cell table:style-name="Default"/>
          <table:table-cell table:style-name="ce4" table:formula="of:=SUMPRODUCT([.$D$4:.$D$973]=[.E1178];[.$E$4:.$E$973]=[.D1178];[.$G$4:.$G$973])" office:value-type="float" office:value="2421475">
            <text:p>2421475</text:p>
          </table:table-cell>
          <table:table-cell table:style-name="Default"/>
          <table:table-cell office:value-type="string">
            <text:p>CEM</text:p>
          </table:table-cell>
          <table:table-cell office:value-type="float" office:value="2010">
            <text:p>2010</text:p>
          </table:table-cell>
          <table:table-cell office:value-type="float" office:value="12543594.37">
            <text:p>12543594,37</text:p>
          </table:table-cell>
          <table:table-cell table:style-name="ce6" table:formula="of:=SUMPRODUCT([.$I$4:.$I$973]=[.K1178];[.$J$4:.$J$973]=[.J1178];[.$L$4:.$L$973])" office:value-type="float" office:value="12543594.37">
            <text:p>12543594,3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GOB</text:p>
          </table:table-cell>
          <table:table-cell office:value-type="float" office:value="2009">
            <text:p>2009</text:p>
          </table:table-cell>
          <table:table-cell office:value-type="float" office:value="2416537">
            <text:p>2416537</text:p>
          </table:table-cell>
          <table:table-cell table:style-name="Default"/>
          <table:table-cell table:style-name="ce4" table:formula="of:=SUMPRODUCT([.$D$4:.$D$973]=[.E1179];[.$E$4:.$E$973]=[.D1179];[.$G$4:.$G$973])" office:value-type="float" office:value="2416536">
            <text:p>2416536</text:p>
          </table:table-cell>
          <table:table-cell table:style-name="Default"/>
          <table:table-cell office:value-type="string">
            <text:p>CEM</text:p>
          </table:table-cell>
          <table:table-cell office:value-type="float" office:value="2011">
            <text:p>2011</text:p>
          </table:table-cell>
          <table:table-cell office:value-type="float" office:value="11759646.98">
            <text:p>11759646,98</text:p>
          </table:table-cell>
          <table:table-cell table:style-name="ce6" table:formula="of:=SUMPRODUCT([.$I$4:.$I$973]=[.K1179];[.$J$4:.$J$973]=[.J1179];[.$L$4:.$L$973])" office:value-type="float" office:value="11759646.98">
            <text:p>11759646,9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GOB</text:p>
          </table:table-cell>
          <table:table-cell office:value-type="float" office:value="2010">
            <text:p>2010</text:p>
          </table:table-cell>
          <table:table-cell office:value-type="float" office:value="1634856">
            <text:p>1634856</text:p>
          </table:table-cell>
          <table:table-cell table:style-name="Default"/>
          <table:table-cell table:style-name="ce4" table:formula="of:=SUMPRODUCT([.$D$4:.$D$973]=[.E1180];[.$E$4:.$E$973]=[.D1180];[.$G$4:.$G$973])" office:value-type="float" office:value="1634856">
            <text:p>1634856</text:p>
          </table:table-cell>
          <table:table-cell table:style-name="Default"/>
          <table:table-cell office:value-type="string">
            <text:p>CEM</text:p>
          </table:table-cell>
          <table:table-cell office:value-type="float" office:value="2012">
            <text:p>2012</text:p>
          </table:table-cell>
          <table:table-cell office:value-type="float" office:value="8989934.45">
            <text:p>8989934,45</text:p>
          </table:table-cell>
          <table:table-cell table:style-name="ce6" table:formula="of:=SUMPRODUCT([.$I$4:.$I$973]=[.K1180];[.$J$4:.$J$973]=[.J1180];[.$L$4:.$L$973])" office:value-type="float" office:value="8989934.45">
            <text:p>8989934,4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GOB</text:p>
          </table:table-cell>
          <table:table-cell office:value-type="float" office:value="2011">
            <text:p>2011</text:p>
          </table:table-cell>
          <table:table-cell office:value-type="float" office:value="1653379">
            <text:p>1653379</text:p>
          </table:table-cell>
          <table:table-cell table:style-name="Default"/>
          <table:table-cell table:style-name="ce4" table:formula="of:=SUMPRODUCT([.$D$4:.$D$973]=[.E1181];[.$E$4:.$E$973]=[.D1181];[.$G$4:.$G$973])" office:value-type="float" office:value="1653379">
            <text:p>1653379</text:p>
          </table:table-cell>
          <table:table-cell table:style-name="Default"/>
          <table:table-cell office:value-type="string">
            <text:p>CEM</text:p>
          </table:table-cell>
          <table:table-cell office:value-type="float" office:value="2013">
            <text:p>2013</text:p>
          </table:table-cell>
          <table:table-cell office:value-type="float" office:value="5535939.38">
            <text:p>5535939,38</text:p>
          </table:table-cell>
          <table:table-cell table:style-name="ce6" table:formula="of:=SUMPRODUCT([.$I$4:.$I$973]=[.K1181];[.$J$4:.$J$973]=[.J1181];[.$L$4:.$L$973])" office:value-type="float" office:value="5535939.38">
            <text:p>5535939,3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GOB</text:p>
          </table:table-cell>
          <table:table-cell office:value-type="float" office:value="2012">
            <text:p>2012</text:p>
          </table:table-cell>
          <table:table-cell office:value-type="float" office:value="1533133">
            <text:p>1533133</text:p>
          </table:table-cell>
          <table:table-cell table:style-name="Default"/>
          <table:table-cell table:style-name="ce4" table:formula="of:=SUMPRODUCT([.$D$4:.$D$973]=[.E1182];[.$E$4:.$E$973]=[.D1182];[.$G$4:.$G$973])" office:value-type="float" office:value="1533133">
            <text:p>1533133</text:p>
          </table:table-cell>
          <table:table-cell table:style-name="Default"/>
          <table:table-cell office:value-type="string">
            <text:p>CEM</text:p>
          </table:table-cell>
          <table:table-cell office:value-type="float" office:value="2014">
            <text:p>2014</text:p>
          </table:table-cell>
          <table:table-cell office:value-type="float" office:value="36000">
            <text:p>36000</text:p>
          </table:table-cell>
          <table:table-cell table:style-name="ce6" table:formula="of:=SUMPRODUCT([.$I$4:.$I$973]=[.K1182];[.$J$4:.$J$973]=[.J1182];[.$L$4:.$L$973])" office:value-type="float" office:value="36000">
            <text:p>360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HAP</text:p>
          </table:table-cell>
          <table:table-cell office:value-type="float" office:value="2012">
            <text:p>2012</text:p>
          </table:table-cell>
          <table:table-cell office:value-type="float" office:value="30674">
            <text:p>30674</text:p>
          </table:table-cell>
          <table:table-cell table:style-name="Default"/>
          <table:table-cell table:style-name="ce4" table:formula="of:=SUMPRODUCT([.$D$4:.$D$973]=[.E1183];[.$E$4:.$E$973]=[.D1183];[.$G$4:.$G$973])" office:value-type="float" office:value="30674">
            <text:p>30674</text:p>
          </table:table-cell>
          <table:table-cell table:style-name="Default"/>
          <table:table-cell office:value-type="string">
            <text:p>CFV</text:p>
          </table:table-cell>
          <table:table-cell office:value-type="float" office:value="2010">
            <text:p>2010</text:p>
          </table:table-cell>
          <table:table-cell office:value-type="float" office:value="1714482.64">
            <text:p>1714482,64</text:p>
          </table:table-cell>
          <table:table-cell table:style-name="ce6" table:formula="of:=SUMPRODUCT([.$I$4:.$I$973]=[.K1183];[.$J$4:.$J$973]=[.J1183];[.$L$4:.$L$973])" office:value-type="float" office:value="1714482.64">
            <text:p>1714482,6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HAP</text:p>
          </table:table-cell>
          <table:table-cell office:value-type="float" office:value="2013">
            <text:p>2013</text:p>
          </table:table-cell>
          <table:table-cell office:value-type="float" office:value="2243806">
            <text:p>2243806</text:p>
          </table:table-cell>
          <table:table-cell table:style-name="Default"/>
          <table:table-cell table:style-name="ce4" table:formula="of:=SUMPRODUCT([.$D$4:.$D$973]=[.E1184];[.$E$4:.$E$973]=[.D1184];[.$G$4:.$G$973])" office:value-type="float" office:value="2243806">
            <text:p>2243806</text:p>
          </table:table-cell>
          <table:table-cell table:style-name="Default"/>
          <table:table-cell office:value-type="string">
            <text:p>CFV</text:p>
          </table:table-cell>
          <table:table-cell office:value-type="float" office:value="2011">
            <text:p>2011</text:p>
          </table:table-cell>
          <table:table-cell office:value-type="float" office:value="4533722.48">
            <text:p>4533722,48</text:p>
          </table:table-cell>
          <table:table-cell table:style-name="ce6" table:formula="of:=SUMPRODUCT([.$I$4:.$I$973]=[.K1184];[.$J$4:.$J$973]=[.J1184];[.$L$4:.$L$973])" office:value-type="float" office:value="4533722.48">
            <text:p>4533722,4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HAP</text:p>
          </table:table-cell>
          <table:table-cell office:value-type="float" office:value="2014">
            <text:p>2014</text:p>
          </table:table-cell>
          <table:table-cell office:value-type="float" office:value="1907371">
            <text:p>1907371</text:p>
          </table:table-cell>
          <table:table-cell table:style-name="Default"/>
          <table:table-cell table:style-name="ce4" table:formula="of:=SUMPRODUCT([.$D$4:.$D$973]=[.E1185];[.$E$4:.$E$973]=[.D1185];[.$G$4:.$G$973])" office:value-type="float" office:value="1907371">
            <text:p>1907371</text:p>
          </table:table-cell>
          <table:table-cell table:style-name="Default"/>
          <table:table-cell office:value-type="string">
            <text:p>CFV</text:p>
          </table:table-cell>
          <table:table-cell office:value-type="float" office:value="2012">
            <text:p>2012</text:p>
          </table:table-cell>
          <table:table-cell office:value-type="float" office:value="5396377.36">
            <text:p>5396377,36</text:p>
          </table:table-cell>
          <table:table-cell table:style-name="ce6" table:formula="of:=SUMPRODUCT([.$I$4:.$I$973]=[.K1185];[.$J$4:.$J$973]=[.J1185];[.$L$4:.$L$973])" office:value-type="float" office:value="5396377.36">
            <text:p>5396377,36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CHAP-AGESA</text:p>
          </table:table-cell>
          <table:table-cell office:value-type="float" office:value="2013">
            <text:p>2013</text:p>
          </table:table-cell>
          <table:table-cell office:value-type="float" office:value="820">
            <text:p>820</text:p>
          </table:table-cell>
          <table:table-cell table:style-name="Default"/>
          <table:table-cell table:style-name="ce4" table:formula="of:=SUMPRODUCT([.$D$4:.$D$973]=[.E1186];[.$E$4:.$E$973]=[.D1186];[.$G$4:.$G$973])" office:value-type="float" office:value="820">
            <text:p>820</text:p>
          </table:table-cell>
          <table:table-cell table:style-name="Default"/>
          <table:table-cell office:value-type="string">
            <text:p>CFV</text:p>
          </table:table-cell>
          <table:table-cell office:value-type="float" office:value="2013">
            <text:p>2013</text:p>
          </table:table-cell>
          <table:table-cell office:value-type="float" office:value="3449043.76">
            <text:p>3449043,76</text:p>
          </table:table-cell>
          <table:table-cell table:style-name="ce6" table:formula="of:=SUMPRODUCT([.$I$4:.$I$973]=[.K1186];[.$J$4:.$J$973]=[.J1186];[.$L$4:.$L$973])" office:value-type="float" office:value="3449043.76">
            <text:p>3449043,76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CHAP-AGESA</text:p>
          </table:table-cell>
          <table:table-cell office:value-type="float" office:value="2014">
            <text:p>2014</text:p>
          </table:table-cell>
          <table:table-cell office:value-type="float" office:value="7788">
            <text:p>7788</text:p>
          </table:table-cell>
          <table:table-cell table:style-name="Default"/>
          <table:table-cell table:style-name="ce4" table:formula="of:=SUMPRODUCT([.$D$4:.$D$973]=[.E1187];[.$E$4:.$E$973]=[.D1187];[.$G$4:.$G$973])" office:value-type="float" office:value="7788">
            <text:p>7788</text:p>
          </table:table-cell>
          <table:table-cell table:style-name="Default"/>
          <table:table-cell office:value-type="string">
            <text:p>CFV</text:p>
          </table:table-cell>
          <table:table-cell office:value-type="float" office:value="2014">
            <text:p>2014</text:p>
          </table:table-cell>
          <table:table-cell office:value-type="float" office:value="2961573.41">
            <text:p>2961573,41</text:p>
          </table:table-cell>
          <table:table-cell table:style-name="ce6" table:formula="of:=SUMPRODUCT([.$I$4:.$I$973]=[.K1187];[.$J$4:.$J$973]=[.J1187];[.$L$4:.$L$973])" office:value-type="float" office:value="2961573.41">
            <text:p>2961573,41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CHAP-AGESA</text:p>
          </table:table-cell>
          <table:table-cell office:value-type="float" office:value="2015">
            <text:p>2015</text:p>
          </table:table-cell>
          <table:table-cell office:value-type="float" office:value="2649">
            <text:p>2649</text:p>
          </table:table-cell>
          <table:table-cell table:style-name="Default"/>
          <table:table-cell table:style-name="ce4" table:formula="of:=SUMPRODUCT([.$D$4:.$D$973]=[.E1188];[.$E$4:.$E$973]=[.D1188];[.$G$4:.$G$973])" office:value-type="float" office:value="2648">
            <text:p>2648</text:p>
          </table:table-cell>
          <table:table-cell table:style-name="Default"/>
          <table:table-cell office:value-type="string">
            <text:p>CFV</text:p>
          </table:table-cell>
          <table:table-cell office:value-type="float" office:value="2015">
            <text:p>2015</text:p>
          </table:table-cell>
          <table:table-cell office:value-type="float" office:value="676168.23">
            <text:p>676168,23</text:p>
          </table:table-cell>
          <table:table-cell table:style-name="ce6" table:formula="of:=SUMPRODUCT([.$I$4:.$I$973]=[.K1188];[.$J$4:.$J$973]=[.J1188];[.$L$4:.$L$973])" office:value-type="float" office:value="676168.23">
            <text:p>676168,23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CHAP-AGESA</text:p>
          </table:table-cell>
          <table:table-cell office:value-type="float" office:value="2016">
            <text:p>2016</text:p>
          </table:table-cell>
          <table:table-cell office:value-type="float" office:value="2439">
            <text:p>2439</text:p>
          </table:table-cell>
          <table:table-cell table:style-name="Default"/>
          <table:table-cell table:style-name="ce4" table:formula="of:=SUMPRODUCT([.$D$4:.$D$973]=[.E1189];[.$E$4:.$E$973]=[.D1189];[.$G$4:.$G$973])" office:value-type="float" office:value="2439">
            <text:p>2439</text:p>
          </table:table-cell>
          <table:table-cell table:style-name="Default"/>
          <table:table-cell office:value-type="string">
            <text:p>CGOB</text:p>
          </table:table-cell>
          <table:table-cell office:value-type="float" office:value="2006">
            <text:p>2006</text:p>
          </table:table-cell>
          <table:table-cell office:value-type="float" office:value="37023.04">
            <text:p>37023,04</text:p>
          </table:table-cell>
          <table:table-cell table:style-name="ce6" table:formula="of:=SUMPRODUCT([.$I$4:.$I$973]=[.K1189];[.$J$4:.$J$973]=[.J1189];[.$L$4:.$L$973])" office:value-type="float" office:value="37023.04">
            <text:p>37023,04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CHAP-AGESA</text:p>
          </table:table-cell>
          <table:table-cell office:value-type="float" office:value="2017">
            <text:p>2017</text:p>
          </table:table-cell>
          <table:table-cell office:value-type="float" office:value="2512">
            <text:p>2512</text:p>
          </table:table-cell>
          <table:table-cell table:style-name="Default"/>
          <table:table-cell table:style-name="ce4" table:formula="of:=SUMPRODUCT([.$D$4:.$D$973]=[.E1190];[.$E$4:.$E$973]=[.D1190];[.$G$4:.$G$973])" office:value-type="float" office:value="2512">
            <text:p>2512</text:p>
          </table:table-cell>
          <table:table-cell table:style-name="Default"/>
          <table:table-cell office:value-type="string">
            <text:p>CGOB</text:p>
          </table:table-cell>
          <table:table-cell office:value-type="float" office:value="2007">
            <text:p>2007</text:p>
          </table:table-cell>
          <table:table-cell office:value-type="float" office:value="1267016.26">
            <text:p>1267016,26</text:p>
          </table:table-cell>
          <table:table-cell table:style-name="ce6" table:formula="of:=SUMPRODUCT([.$I$4:.$I$973]=[.K1190];[.$J$4:.$J$973]=[.J1190];[.$L$4:.$L$973])" office:value-type="float" office:value="1267016.26">
            <text:p>1267016,2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HAPDGPD</text:p>
          </table:table-cell>
          <table:table-cell office:value-type="float" office:value="2012">
            <text:p>2012</text:p>
          </table:table-cell>
          <table:table-cell office:value-type="float" office:value="1685710">
            <text:p>1685710</text:p>
          </table:table-cell>
          <table:table-cell table:style-name="Default"/>
          <table:table-cell table:style-name="ce4" table:formula="of:=SUMPRODUCT([.$D$4:.$D$973]=[.E1191];[.$E$4:.$E$973]=[.D1191];[.$G$4:.$G$973])" office:value-type="float" office:value="1685710">
            <text:p>1685710</text:p>
          </table:table-cell>
          <table:table-cell table:style-name="Default"/>
          <table:table-cell office:value-type="string">
            <text:p>CGOB</text:p>
          </table:table-cell>
          <table:table-cell office:value-type="float" office:value="2008">
            <text:p>2008</text:p>
          </table:table-cell>
          <table:table-cell office:value-type="float" office:value="2421477.14">
            <text:p>2421477,14</text:p>
          </table:table-cell>
          <table:table-cell table:style-name="ce6" table:formula="of:=SUMPRODUCT([.$I$4:.$I$973]=[.K1191];[.$J$4:.$J$973]=[.J1191];[.$L$4:.$L$973])" office:value-type="float" office:value="2421477.14">
            <text:p>2421477,1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HAPDGPD</text:p>
          </table:table-cell>
          <table:table-cell office:value-type="float" office:value="2013">
            <text:p>2013</text:p>
          </table:table-cell>
          <table:table-cell office:value-type="float" office:value="3262781">
            <text:p>3262781</text:p>
          </table:table-cell>
          <table:table-cell table:style-name="Default"/>
          <table:table-cell table:style-name="ce4" table:formula="of:=SUMPRODUCT([.$D$4:.$D$973]=[.E1192];[.$E$4:.$E$973]=[.D1192];[.$G$4:.$G$973])" office:value-type="float" office:value="3262780">
            <text:p>3262780</text:p>
          </table:table-cell>
          <table:table-cell table:style-name="Default"/>
          <table:table-cell office:value-type="string">
            <text:p>CGOB</text:p>
          </table:table-cell>
          <table:table-cell office:value-type="float" office:value="2009">
            <text:p>2009</text:p>
          </table:table-cell>
          <table:table-cell office:value-type="float" office:value="2416537.72">
            <text:p>2416537,72</text:p>
          </table:table-cell>
          <table:table-cell table:style-name="ce6" table:formula="of:=SUMPRODUCT([.$I$4:.$I$973]=[.K1192];[.$J$4:.$J$973]=[.J1192];[.$L$4:.$L$973])" office:value-type="float" office:value="2416537.72">
            <text:p>2416537,7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HAPDGPD</text:p>
          </table:table-cell>
          <table:table-cell office:value-type="float" office:value="2014">
            <text:p>2014</text:p>
          </table:table-cell>
          <table:table-cell office:value-type="float" office:value="4013508">
            <text:p>4013508</text:p>
          </table:table-cell>
          <table:table-cell table:style-name="Default"/>
          <table:table-cell table:style-name="ce4" table:formula="of:=SUMPRODUCT([.$D$4:.$D$973]=[.E1193];[.$E$4:.$E$973]=[.D1193];[.$G$4:.$G$973])" office:value-type="float" office:value="4013508">
            <text:p>4013508</text:p>
          </table:table-cell>
          <table:table-cell table:style-name="Default"/>
          <table:table-cell office:value-type="string">
            <text:p>CGOB</text:p>
          </table:table-cell>
          <table:table-cell office:value-type="float" office:value="2010">
            <text:p>2010</text:p>
          </table:table-cell>
          <table:table-cell office:value-type="float" office:value="1634856.84">
            <text:p>1634856,84</text:p>
          </table:table-cell>
          <table:table-cell table:style-name="ce6" table:formula="of:=SUMPRODUCT([.$I$4:.$I$973]=[.K1193];[.$J$4:.$J$973]=[.J1193];[.$L$4:.$L$973])" office:value-type="float" office:value="1634856.84">
            <text:p>1634856,8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HAPDGPD</text:p>
          </table:table-cell>
          <table:table-cell office:value-type="float" office:value="2015">
            <text:p>2015</text:p>
          </table:table-cell>
          <table:table-cell office:value-type="float" office:value="555980">
            <text:p>555980</text:p>
          </table:table-cell>
          <table:table-cell table:style-name="Default"/>
          <table:table-cell table:style-name="ce4" table:formula="of:=SUMPRODUCT([.$D$4:.$D$973]=[.E1194];[.$E$4:.$E$973]=[.D1194];[.$G$4:.$G$973])" office:value-type="float" office:value="555980">
            <text:p>555980</text:p>
          </table:table-cell>
          <table:table-cell table:style-name="Default"/>
          <table:table-cell office:value-type="string">
            <text:p>CGOB</text:p>
          </table:table-cell>
          <table:table-cell office:value-type="float" office:value="2011">
            <text:p>2011</text:p>
          </table:table-cell>
          <table:table-cell office:value-type="float" office:value="1653379.2">
            <text:p>1653379,2</text:p>
          </table:table-cell>
          <table:table-cell table:style-name="ce6" table:formula="of:=SUMPRODUCT([.$I$4:.$I$973]=[.K1194];[.$J$4:.$J$973]=[.J1194];[.$L$4:.$L$973])" office:value-type="float" office:value="1653379.2">
            <text:p>1653379,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HAPDGPD</text:p>
          </table:table-cell>
          <table:table-cell office:value-type="float" office:value="2016">
            <text:p>2016</text:p>
          </table:table-cell>
          <table:table-cell office:value-type="float" office:value="130000">
            <text:p>130000</text:p>
          </table:table-cell>
          <table:table-cell table:style-name="Default"/>
          <table:table-cell table:style-name="ce4" table:formula="of:=SUMPRODUCT([.$D$4:.$D$973]=[.E1195];[.$E$4:.$E$973]=[.D1195];[.$G$4:.$G$973])" office:value-type="float" office:value="130000">
            <text:p>130000</text:p>
          </table:table-cell>
          <table:table-cell table:style-name="Default"/>
          <table:table-cell office:value-type="string">
            <text:p>CGOB</text:p>
          </table:table-cell>
          <table:table-cell office:value-type="float" office:value="2012">
            <text:p>2012</text:p>
          </table:table-cell>
          <table:table-cell office:value-type="float" office:value="1533133.44">
            <text:p>1533133,44</text:p>
          </table:table-cell>
          <table:table-cell table:style-name="ce6" table:formula="of:=SUMPRODUCT([.$I$4:.$I$973]=[.K1195];[.$J$4:.$J$973]=[.J1195];[.$L$4:.$L$973])" office:value-type="float" office:value="1533133.44">
            <text:p>1533133,44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CHAPDGTHAE</text:p>
          </table:table-cell>
          <table:table-cell office:value-type="float" office:value="2010">
            <text:p>2010</text:p>
          </table:table-cell>
          <table:table-cell office:value-type="float" office:value="75342">
            <text:p>75342</text:p>
          </table:table-cell>
          <table:table-cell table:style-name="Default"/>
          <table:table-cell table:style-name="ce4" table:formula="of:=SUMPRODUCT([.$D$4:.$D$973]=[.E1196];[.$E$4:.$E$973]=[.D1196];[.$G$4:.$G$973])" office:value-type="float" office:value="75342">
            <text:p>75342</text:p>
          </table:table-cell>
          <table:table-cell table:style-name="Default"/>
          <table:table-cell office:value-type="string">
            <text:p>CHAP</text:p>
          </table:table-cell>
          <table:table-cell office:value-type="float" office:value="2012">
            <text:p>2012</text:p>
          </table:table-cell>
          <table:table-cell office:value-type="float" office:value="30674.42">
            <text:p>30674,42</text:p>
          </table:table-cell>
          <table:table-cell table:style-name="ce6" table:formula="of:=SUMPRODUCT([.$I$4:.$I$973]=[.K1196];[.$J$4:.$J$973]=[.J1196];[.$L$4:.$L$973])" office:value-type="float" office:value="30674.42">
            <text:p>30674,4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HAP-IAAP</text:p>
          </table:table-cell>
          <table:table-cell office:value-type="float" office:value="2010">
            <text:p>2010</text:p>
          </table:table-cell>
          <table:table-cell office:value-type="float" office:value="69560">
            <text:p>69560</text:p>
          </table:table-cell>
          <table:table-cell table:style-name="Default"/>
          <table:table-cell table:style-name="ce4" table:formula="of:=SUMPRODUCT([.$D$4:.$D$973]=[.E1197];[.$E$4:.$E$973]=[.D1197];[.$G$4:.$G$973])" office:value-type="float" office:value="69560">
            <text:p>69560</text:p>
          </table:table-cell>
          <table:table-cell table:style-name="Default"/>
          <table:table-cell office:value-type="string">
            <text:p>CHAP</text:p>
          </table:table-cell>
          <table:table-cell office:value-type="float" office:value="2013">
            <text:p>2013</text:p>
          </table:table-cell>
          <table:table-cell office:value-type="float" office:value="2243806.86">
            <text:p>2243806,86</text:p>
          </table:table-cell>
          <table:table-cell table:style-name="ce6" table:formula="of:=SUMPRODUCT([.$I$4:.$I$973]=[.K1197];[.$J$4:.$J$973]=[.J1197];[.$L$4:.$L$973])" office:value-type="float" office:value="2243806.86">
            <text:p>2243806,8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HAP-IAAP</text:p>
          </table:table-cell>
          <table:table-cell office:value-type="float" office:value="2011">
            <text:p>2011</text:p>
          </table:table-cell>
          <table:table-cell office:value-type="float" office:value="202127">
            <text:p>202127</text:p>
          </table:table-cell>
          <table:table-cell table:style-name="Default"/>
          <table:table-cell table:style-name="ce4" table:formula="of:=SUMPRODUCT([.$D$4:.$D$973]=[.E1198];[.$E$4:.$E$973]=[.D1198];[.$G$4:.$G$973])" office:value-type="float" office:value="202126">
            <text:p>202126</text:p>
          </table:table-cell>
          <table:table-cell table:style-name="Default"/>
          <table:table-cell office:value-type="string">
            <text:p>CHAP</text:p>
          </table:table-cell>
          <table:table-cell office:value-type="float" office:value="2014">
            <text:p>2014</text:p>
          </table:table-cell>
          <table:table-cell office:value-type="float" office:value="1907371.33">
            <text:p>1907371,33</text:p>
          </table:table-cell>
          <table:table-cell table:style-name="ce6" table:formula="of:=SUMPRODUCT([.$I$4:.$I$973]=[.K1198];[.$J$4:.$J$973]=[.J1198];[.$L$4:.$L$973])" office:value-type="float" office:value="1907371.33">
            <text:p>1907371,3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HAP-IAAP</text:p>
          </table:table-cell>
          <table:table-cell office:value-type="float" office:value="2012">
            <text:p>2012</text:p>
          </table:table-cell>
          <table:table-cell office:value-type="float" office:value="449088">
            <text:p>449088</text:p>
          </table:table-cell>
          <table:table-cell table:style-name="Default"/>
          <table:table-cell table:style-name="ce4" table:formula="of:=SUMPRODUCT([.$D$4:.$D$973]=[.E1199];[.$E$4:.$E$973]=[.D1199];[.$G$4:.$G$973])" office:value-type="float" office:value="449088">
            <text:p>449088</text:p>
          </table:table-cell>
          <table:table-cell table:style-name="Default"/>
          <table:table-cell office:value-type="string">
            <text:p>CHAP-AGESA</text:p>
          </table:table-cell>
          <table:table-cell office:value-type="float" office:value="2013">
            <text:p>2013</text:p>
          </table:table-cell>
          <table:table-cell office:value-type="float" office:value="820.86">
            <text:p>820,86</text:p>
          </table:table-cell>
          <table:table-cell table:style-name="ce6" table:formula="of:=SUMPRODUCT([.$I$4:.$I$973]=[.K1199];[.$J$4:.$J$973]=[.J1199];[.$L$4:.$L$973])" office:value-type="float" office:value="820.86">
            <text:p>820,8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HAP-IAAP</text:p>
          </table:table-cell>
          <table:table-cell office:value-type="float" office:value="2013">
            <text:p>2013</text:p>
          </table:table-cell>
          <table:table-cell office:value-type="float" office:value="207195">
            <text:p>207195</text:p>
          </table:table-cell>
          <table:table-cell table:style-name="Default"/>
          <table:table-cell table:style-name="ce4" table:formula="of:=SUMPRODUCT([.$D$4:.$D$973]=[.E1200];[.$E$4:.$E$973]=[.D1200];[.$G$4:.$G$973])" office:value-type="float" office:value="207195">
            <text:p>207195</text:p>
          </table:table-cell>
          <table:table-cell table:style-name="Default"/>
          <table:table-cell office:value-type="string">
            <text:p>CHAP-AGESA</text:p>
          </table:table-cell>
          <table:table-cell office:value-type="float" office:value="2014">
            <text:p>2014</text:p>
          </table:table-cell>
          <table:table-cell office:value-type="float" office:value="7788.39">
            <text:p>7788,39</text:p>
          </table:table-cell>
          <table:table-cell table:style-name="ce6" table:formula="of:=SUMPRODUCT([.$I$4:.$I$973]=[.K1200];[.$J$4:.$J$973]=[.J1200];[.$L$4:.$L$973])" office:value-type="float" office:value="7788.39">
            <text:p>7788,3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HAP-IAAP</text:p>
          </table:table-cell>
          <table:table-cell office:value-type="float" office:value="2014">
            <text:p>2014</text:p>
          </table:table-cell>
          <table:table-cell office:value-type="float" office:value="413045">
            <text:p>413045</text:p>
          </table:table-cell>
          <table:table-cell table:style-name="Default"/>
          <table:table-cell table:style-name="ce4" table:formula="of:=SUMPRODUCT([.$D$4:.$D$973]=[.E1201];[.$E$4:.$E$973]=[.D1201];[.$G$4:.$G$973])" office:value-type="float" office:value="413045">
            <text:p>413045</text:p>
          </table:table-cell>
          <table:table-cell table:style-name="Default"/>
          <table:table-cell office:value-type="string">
            <text:p>CHAP-AGESA</text:p>
          </table:table-cell>
          <table:table-cell office:value-type="float" office:value="2015">
            <text:p>2015</text:p>
          </table:table-cell>
          <table:table-cell office:value-type="float" office:value="2649.57">
            <text:p>2649,57</text:p>
          </table:table-cell>
          <table:table-cell table:style-name="ce6" table:formula="of:=SUMPRODUCT([.$I$4:.$I$973]=[.K1201];[.$J$4:.$J$973]=[.J1201];[.$L$4:.$L$973])" office:value-type="float" office:value="2649.57">
            <text:p>2649,5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HAP-IAAP</text:p>
          </table:table-cell>
          <table:table-cell office:value-type="float" office:value="2015">
            <text:p>2015</text:p>
          </table:table-cell>
          <table:table-cell office:value-type="float" office:value="109117">
            <text:p>109117</text:p>
          </table:table-cell>
          <table:table-cell table:style-name="Default"/>
          <table:table-cell table:style-name="ce4" table:formula="of:=SUMPRODUCT([.$D$4:.$D$973]=[.E1202];[.$E$4:.$E$973]=[.D1202];[.$G$4:.$G$973])" office:value-type="float" office:value="109117">
            <text:p>109117</text:p>
          </table:table-cell>
          <table:table-cell table:style-name="Default"/>
          <table:table-cell office:value-type="string">
            <text:p>CHAP-AGESA</text:p>
          </table:table-cell>
          <table:table-cell office:value-type="float" office:value="2016">
            <text:p>2016</text:p>
          </table:table-cell>
          <table:table-cell office:value-type="float" office:value="2439">
            <text:p>2439</text:p>
          </table:table-cell>
          <table:table-cell table:style-name="ce6" table:formula="of:=SUMPRODUCT([.$I$4:.$I$973]=[.K1202];[.$J$4:.$J$973]=[.J1202];[.$L$4:.$L$973])" office:value-type="float" office:value="2439">
            <text:p>243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BS</text:p>
          </table:table-cell>
          <table:table-cell office:value-type="float" office:value="2007">
            <text:p>2007</text:p>
          </table:table-cell>
          <table:table-cell office:value-type="float" office:value="1363047">
            <text:p>1363047</text:p>
          </table:table-cell>
          <table:table-cell table:style-name="Default"/>
          <table:table-cell table:style-name="ce4" table:formula="of:=SUMPRODUCT([.$D$4:.$D$973]=[.E1203];[.$E$4:.$E$973]=[.D1203];[.$G$4:.$G$973])" office:value-type="float" office:value="1363047">
            <text:p>1363047</text:p>
          </table:table-cell>
          <table:table-cell table:style-name="Default"/>
          <table:table-cell office:value-type="string">
            <text:p>CHAP-AGESA</text:p>
          </table:table-cell>
          <table:table-cell office:value-type="float" office:value="2017">
            <text:p>2017</text:p>
          </table:table-cell>
          <table:table-cell office:value-type="float" office:value="2512.17">
            <text:p>2512,17</text:p>
          </table:table-cell>
          <table:table-cell table:style-name="ce6" table:formula="of:=SUMPRODUCT([.$I$4:.$I$973]=[.K1203];[.$J$4:.$J$973]=[.J1203];[.$L$4:.$L$973])" office:value-type="float" office:value="2512.17">
            <text:p>2512,1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BS</text:p>
          </table:table-cell>
          <table:table-cell office:value-type="float" office:value="2008">
            <text:p>2008</text:p>
          </table:table-cell>
          <table:table-cell office:value-type="float" office:value="3293427">
            <text:p>3293427</text:p>
          </table:table-cell>
          <table:table-cell table:style-name="Default"/>
          <table:table-cell table:style-name="ce4" table:formula="of:=SUMPRODUCT([.$D$4:.$D$973]=[.E1204];[.$E$4:.$E$973]=[.D1204];[.$G$4:.$G$973])" office:value-type="float" office:value="3293426">
            <text:p>3293426</text:p>
          </table:table-cell>
          <table:table-cell table:style-name="Default"/>
          <table:table-cell office:value-type="string">
            <text:p>CHAP-IAAP</text:p>
          </table:table-cell>
          <table:table-cell office:value-type="float" office:value="2010">
            <text:p>2010</text:p>
          </table:table-cell>
          <table:table-cell office:value-type="float" office:value="69560">
            <text:p>69560</text:p>
          </table:table-cell>
          <table:table-cell table:style-name="ce6" table:formula="of:=SUMPRODUCT([.$I$4:.$I$973]=[.K1204];[.$J$4:.$J$973]=[.J1204];[.$L$4:.$L$973])" office:value-type="float" office:value="69560">
            <text:p>6956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BS</text:p>
          </table:table-cell>
          <table:table-cell office:value-type="float" office:value="2009">
            <text:p>2009</text:p>
          </table:table-cell>
          <table:table-cell office:value-type="float" office:value="3683329">
            <text:p>3683329</text:p>
          </table:table-cell>
          <table:table-cell table:style-name="Default"/>
          <table:table-cell table:style-name="ce4" table:formula="of:=SUMPRODUCT([.$D$4:.$D$973]=[.E1205];[.$E$4:.$E$973]=[.D1205];[.$G$4:.$G$973])" office:value-type="float" office:value="3683328">
            <text:p>3683328</text:p>
          </table:table-cell>
          <table:table-cell table:style-name="Default"/>
          <table:table-cell office:value-type="string">
            <text:p>CHAP-IAAP</text:p>
          </table:table-cell>
          <table:table-cell office:value-type="float" office:value="2011">
            <text:p>2011</text:p>
          </table:table-cell>
          <table:table-cell office:value-type="float" office:value="202127.23">
            <text:p>202127,23</text:p>
          </table:table-cell>
          <table:table-cell table:style-name="ce6" table:formula="of:=SUMPRODUCT([.$I$4:.$I$973]=[.K1205];[.$J$4:.$J$973]=[.J1205];[.$L$4:.$L$973])" office:value-type="float" office:value="202127.23">
            <text:p>202127,2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BS</text:p>
          </table:table-cell>
          <table:table-cell office:value-type="float" office:value="2010">
            <text:p>2010</text:p>
          </table:table-cell>
          <table:table-cell office:value-type="float" office:value="4522833">
            <text:p>4522833</text:p>
          </table:table-cell>
          <table:table-cell table:style-name="Default"/>
          <table:table-cell table:style-name="ce4" table:formula="of:=SUMPRODUCT([.$D$4:.$D$973]=[.E1206];[.$E$4:.$E$973]=[.D1206];[.$G$4:.$G$973])" office:value-type="float" office:value="4522832">
            <text:p>4522832</text:p>
          </table:table-cell>
          <table:table-cell table:style-name="Default"/>
          <table:table-cell office:value-type="string">
            <text:p>CHAP-IAAP</text:p>
          </table:table-cell>
          <table:table-cell office:value-type="float" office:value="2012">
            <text:p>2012</text:p>
          </table:table-cell>
          <table:table-cell office:value-type="float" office:value="449088">
            <text:p>449088</text:p>
          </table:table-cell>
          <table:table-cell table:style-name="ce6" table:formula="of:=SUMPRODUCT([.$I$4:.$I$973]=[.K1206];[.$J$4:.$J$973]=[.J1206];[.$L$4:.$L$973])" office:value-type="float" office:value="449088">
            <text:p>44908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BS</text:p>
          </table:table-cell>
          <table:table-cell office:value-type="float" office:value="2011">
            <text:p>2011</text:p>
          </table:table-cell>
          <table:table-cell office:value-type="float" office:value="7558501">
            <text:p>7558501</text:p>
          </table:table-cell>
          <table:table-cell table:style-name="Default"/>
          <table:table-cell table:style-name="ce4" table:formula="of:=SUMPRODUCT([.$D$4:.$D$973]=[.E1207];[.$E$4:.$E$973]=[.D1207];[.$G$4:.$G$973])" office:value-type="float" office:value="7558500">
            <text:p>7558500</text:p>
          </table:table-cell>
          <table:table-cell table:style-name="Default"/>
          <table:table-cell office:value-type="string">
            <text:p>CHAP-IAAP</text:p>
          </table:table-cell>
          <table:table-cell office:value-type="float" office:value="2013">
            <text:p>2013</text:p>
          </table:table-cell>
          <table:table-cell office:value-type="float" office:value="207195.79">
            <text:p>207195,79</text:p>
          </table:table-cell>
          <table:table-cell table:style-name="ce6" table:formula="of:=SUMPRODUCT([.$I$4:.$I$973]=[.K1207];[.$J$4:.$J$973]=[.J1207];[.$L$4:.$L$973])" office:value-type="float" office:value="207195.79">
            <text:p>207195,7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BS</text:p>
          </table:table-cell>
          <table:table-cell office:value-type="float" office:value="2012">
            <text:p>2012</text:p>
          </table:table-cell>
          <table:table-cell office:value-type="float" office:value="13368759">
            <text:p>13368759</text:p>
          </table:table-cell>
          <table:table-cell table:style-name="Default"/>
          <table:table-cell table:style-name="ce4" table:formula="of:=SUMPRODUCT([.$D$4:.$D$973]=[.E1208];[.$E$4:.$E$973]=[.D1208];[.$G$4:.$G$973])" office:value-type="float" office:value="13368759">
            <text:p>13368759</text:p>
          </table:table-cell>
          <table:table-cell table:style-name="Default"/>
          <table:table-cell office:value-type="string">
            <text:p>CHAP-IAAP</text:p>
          </table:table-cell>
          <table:table-cell office:value-type="float" office:value="2014">
            <text:p>2014</text:p>
          </table:table-cell>
          <table:table-cell office:value-type="float" office:value="413045.6">
            <text:p>413045,6</text:p>
          </table:table-cell>
          <table:table-cell table:style-name="ce6" table:formula="of:=SUMPRODUCT([.$I$4:.$I$973]=[.K1208];[.$J$4:.$J$973]=[.J1208];[.$L$4:.$L$973])" office:value-type="float" office:value="413045.6">
            <text:p>413045,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BS</text:p>
          </table:table-cell>
          <table:table-cell office:value-type="float" office:value="2013">
            <text:p>2013</text:p>
          </table:table-cell>
          <table:table-cell office:value-type="float" office:value="1910176">
            <text:p>1910176</text:p>
          </table:table-cell>
          <table:table-cell table:style-name="Default"/>
          <table:table-cell table:style-name="ce4" table:formula="of:=SUMPRODUCT([.$D$4:.$D$973]=[.E1209];[.$E$4:.$E$973]=[.D1209];[.$G$4:.$G$973])" office:value-type="float" office:value="1910175">
            <text:p>1910175</text:p>
          </table:table-cell>
          <table:table-cell table:style-name="Default"/>
          <table:table-cell office:value-type="string">
            <text:p>CHAP-IAAP</text:p>
          </table:table-cell>
          <table:table-cell office:value-type="float" office:value="2015">
            <text:p>2015</text:p>
          </table:table-cell>
          <table:table-cell office:value-type="float" office:value="109117.8">
            <text:p>109117,8</text:p>
          </table:table-cell>
          <table:table-cell table:style-name="ce6" table:formula="of:=SUMPRODUCT([.$I$4:.$I$973]=[.K1209];[.$J$4:.$J$973]=[.J1209];[.$L$4:.$L$973])" office:value-type="float" office:value="109117.8">
            <text:p>109117,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BS</text:p>
          </table:table-cell>
          <table:table-cell office:value-type="float" office:value="2014">
            <text:p>2014</text:p>
          </table:table-cell>
          <table:table-cell office:value-type="float" office:value="106552">
            <text:p>106552</text:p>
          </table:table-cell>
          <table:table-cell table:style-name="Default"/>
          <table:table-cell table:style-name="ce4" table:formula="of:=SUMPRODUCT([.$D$4:.$D$973]=[.E1210];[.$E$4:.$E$973]=[.D1210];[.$G$4:.$G$973])" office:value-type="float" office:value="106552">
            <text:p>106552</text:p>
          </table:table-cell>
          <table:table-cell table:style-name="Default"/>
          <table:table-cell office:value-type="string">
            <text:p>CHAPDGPD</text:p>
          </table:table-cell>
          <table:table-cell office:value-type="float" office:value="2012">
            <text:p>2012</text:p>
          </table:table-cell>
          <table:table-cell office:value-type="float" office:value="1685710">
            <text:p>1685710</text:p>
          </table:table-cell>
          <table:table-cell table:style-name="ce6" table:formula="of:=SUMPRODUCT([.$I$4:.$I$973]=[.K1210];[.$J$4:.$J$973]=[.J1210];[.$L$4:.$L$973])" office:value-type="float" office:value="1685710">
            <text:p>1685710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CICE-AAE-SG</text:p>
          </table:table-cell>
          <table:table-cell office:value-type="float" office:value="2008">
            <text:p>2008</text:p>
          </table:table-cell>
          <table:table-cell office:value-type="float" office:value="555700">
            <text:p>555700</text:p>
          </table:table-cell>
          <table:table-cell table:style-name="Default"/>
          <table:table-cell table:style-name="ce4" table:formula="of:=SUMPRODUCT([.$D$4:.$D$973]=[.E1211];[.$E$4:.$E$973]=[.D1211];[.$G$4:.$G$973])" office:value-type="float" office:value="555700">
            <text:p>555700</text:p>
          </table:table-cell>
          <table:table-cell table:style-name="Default"/>
          <table:table-cell office:value-type="string">
            <text:p>CHAPDGPD</text:p>
          </table:table-cell>
          <table:table-cell office:value-type="float" office:value="2013">
            <text:p>2013</text:p>
          </table:table-cell>
          <table:table-cell office:value-type="float" office:value="3262781">
            <text:p>3262781</text:p>
          </table:table-cell>
          <table:table-cell table:style-name="ce6" table:formula="of:=SUMPRODUCT([.$I$4:.$I$973]=[.K1211];[.$J$4:.$J$973]=[.J1211];[.$L$4:.$L$973])" office:value-type="float" office:value="3262781">
            <text:p>3262781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CICE-AAE-SG</text:p>
          </table:table-cell>
          <table:table-cell office:value-type="float" office:value="2009">
            <text:p>2009</text:p>
          </table:table-cell>
          <table:table-cell office:value-type="float" office:value="315417">
            <text:p>315417</text:p>
          </table:table-cell>
          <table:table-cell table:style-name="Default"/>
          <table:table-cell table:style-name="ce4" table:formula="of:=SUMPRODUCT([.$D$4:.$D$973]=[.E1212];[.$E$4:.$E$973]=[.D1212];[.$G$4:.$G$973])" office:value-type="float" office:value="315417">
            <text:p>315417</text:p>
          </table:table-cell>
          <table:table-cell table:style-name="Default"/>
          <table:table-cell office:value-type="string">
            <text:p>CHAPDGPD</text:p>
          </table:table-cell>
          <table:table-cell office:value-type="float" office:value="2014">
            <text:p>2014</text:p>
          </table:table-cell>
          <table:table-cell office:value-type="float" office:value="4013508.56">
            <text:p>4013508,56</text:p>
          </table:table-cell>
          <table:table-cell table:style-name="ce6" table:formula="of:=SUMPRODUCT([.$I$4:.$I$973]=[.K1212];[.$J$4:.$J$973]=[.J1212];[.$L$4:.$L$973])" office:value-type="float" office:value="4013508.56">
            <text:p>4013508,56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CICE-AAE-SG</text:p>
          </table:table-cell>
          <table:table-cell office:value-type="float" office:value="2010">
            <text:p>2010</text:p>
          </table:table-cell>
          <table:table-cell office:value-type="float" office:value="120080">
            <text:p>120080</text:p>
          </table:table-cell>
          <table:table-cell table:style-name="Default"/>
          <table:table-cell table:style-name="ce4" table:formula="of:=SUMPRODUCT([.$D$4:.$D$973]=[.E1213];[.$E$4:.$E$973]=[.D1213];[.$G$4:.$G$973])" office:value-type="float" office:value="120080">
            <text:p>120080</text:p>
          </table:table-cell>
          <table:table-cell table:style-name="Default"/>
          <table:table-cell office:value-type="string">
            <text:p>CHAPDGPD</text:p>
          </table:table-cell>
          <table:table-cell office:value-type="float" office:value="2015">
            <text:p>2015</text:p>
          </table:table-cell>
          <table:table-cell office:value-type="float" office:value="555980.5">
            <text:p>555980,5</text:p>
          </table:table-cell>
          <table:table-cell table:style-name="ce6" table:formula="of:=SUMPRODUCT([.$I$4:.$I$973]=[.K1213];[.$J$4:.$J$973]=[.J1213];[.$L$4:.$L$973])" office:value-type="float" office:value="555980.5">
            <text:p>555980,5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CICE-AAE-SG</text:p>
          </table:table-cell>
          <table:table-cell office:value-type="float" office:value="2011">
            <text:p>2011</text:p>
          </table:table-cell>
          <table:table-cell office:value-type="float" office:value="9280">
            <text:p>9280</text:p>
          </table:table-cell>
          <table:table-cell table:style-name="Default"/>
          <table:table-cell table:style-name="ce4" table:formula="of:=SUMPRODUCT([.$D$4:.$D$973]=[.E1214];[.$E$4:.$E$973]=[.D1214];[.$G$4:.$G$973])" office:value-type="float" office:value="9280">
            <text:p>9280</text:p>
          </table:table-cell>
          <table:table-cell table:style-name="Default"/>
          <table:table-cell office:value-type="string">
            <text:p>CHAPDGPD</text:p>
          </table:table-cell>
          <table:table-cell office:value-type="float" office:value="2016">
            <text:p>2016</text:p>
          </table:table-cell>
          <table:table-cell office:value-type="float" office:value="130000">
            <text:p>130000</text:p>
          </table:table-cell>
          <table:table-cell table:style-name="ce6" table:formula="of:=SUMPRODUCT([.$I$4:.$I$973]=[.K1214];[.$J$4:.$J$973]=[.J1214];[.$L$4:.$L$973])" office:value-type="float" office:value="130000">
            <text:p>130000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CICE-AGAE-SG</text:p>
          </table:table-cell>
          <table:table-cell office:value-type="float" office:value="2009">
            <text:p>2009</text:p>
          </table:table-cell>
          <table:table-cell office:value-type="float" office:value="14800">
            <text:p>14800</text:p>
          </table:table-cell>
          <table:table-cell table:style-name="Default"/>
          <table:table-cell table:style-name="ce4" table:formula="of:=SUMPRODUCT([.$D$4:.$D$973]=[.E1215];[.$E$4:.$E$973]=[.D1215];[.$G$4:.$G$973])" office:value-type="float" office:value="14800">
            <text:p>14800</text:p>
          </table:table-cell>
          <table:table-cell table:style-name="Default"/>
          <table:table-cell office:value-type="string">
            <text:p>CHAPDGTHAE</text:p>
          </table:table-cell>
          <table:table-cell office:value-type="float" office:value="2010">
            <text:p>2010</text:p>
          </table:table-cell>
          <table:table-cell office:value-type="float" office:value="75342">
            <text:p>75342</text:p>
          </table:table-cell>
          <table:table-cell table:style-name="ce6" table:formula="of:=SUMPRODUCT([.$I$4:.$I$973]=[.K1215];[.$J$4:.$J$973]=[.J1215];[.$L$4:.$L$973])" office:value-type="float" office:value="75342">
            <text:p>7534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CE-DGIAP</text:p>
          </table:table-cell>
          <table:table-cell office:value-type="float" office:value="2006">
            <text:p>2006</text:p>
          </table:table-cell>
          <table:table-cell office:value-type="float" office:value="21699">
            <text:p>21699</text:p>
          </table:table-cell>
          <table:table-cell table:style-name="Default"/>
          <table:table-cell table:style-name="ce4" table:formula="of:=SUMPRODUCT([.$D$4:.$D$973]=[.E1216];[.$E$4:.$E$973]=[.D1216];[.$G$4:.$G$973])" office:value-type="float" office:value="21699">
            <text:p>21699</text:p>
          </table:table-cell>
          <table:table-cell table:style-name="Default"/>
          <table:table-cell office:value-type="string">
            <text:p>CHAPDGTHAE</text:p>
          </table:table-cell>
          <table:table-cell office:value-type="float" office:value="2010">
            <text:p>2010</text:p>
          </table:table-cell>
          <table:table-cell office:value-type="float" office:value="75342">
            <text:p>75342</text:p>
          </table:table-cell>
          <table:table-cell table:style-name="ce6" table:formula="of:=SUMPRODUCT([.$I$4:.$I$973]=[.K1216];[.$J$4:.$J$973]=[.J1216];[.$L$4:.$L$973])" office:value-type="float" office:value="75342">
            <text:p>7534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CE-DGSTSI</text:p>
          </table:table-cell>
          <table:table-cell office:value-type="float" office:value="2007">
            <text:p>2007</text:p>
          </table:table-cell>
          <table:table-cell office:value-type="float" office:value="240000">
            <text:p>240000</text:p>
          </table:table-cell>
          <table:table-cell table:style-name="Default"/>
          <table:table-cell table:style-name="ce4" table:formula="of:=SUMPRODUCT([.$D$4:.$D$973]=[.E1217];[.$E$4:.$E$973]=[.D1217];[.$G$4:.$G$973])" office:value-type="float" office:value="240000">
            <text:p>240000</text:p>
          </table:table-cell>
          <table:table-cell table:style-name="Default"/>
          <table:table-cell office:value-type="string">
            <text:p>CIBS</text:p>
          </table:table-cell>
          <table:table-cell office:value-type="float" office:value="2007">
            <text:p>2007</text:p>
          </table:table-cell>
          <table:table-cell office:value-type="float" office:value="1363047.97">
            <text:p>1363047,97</text:p>
          </table:table-cell>
          <table:table-cell table:style-name="ce6" table:formula="of:=SUMPRODUCT([.$I$4:.$I$973]=[.K1217];[.$J$4:.$J$973]=[.J1217];[.$L$4:.$L$973])" office:value-type="float" office:value="1363047.97">
            <text:p>1363047,9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CE-SASI</text:p>
          </table:table-cell>
          <table:table-cell office:value-type="float" office:value="2009">
            <text:p>2009</text:p>
          </table:table-cell>
          <table:table-cell office:value-type="float" office:value="3898730">
            <text:p>3898730</text:p>
          </table:table-cell>
          <table:table-cell table:style-name="Default"/>
          <table:table-cell table:style-name="ce4" table:formula="of:=SUMPRODUCT([.$D$4:.$D$973]=[.E1218];[.$E$4:.$E$973]=[.D1218];[.$G$4:.$G$973])" office:value-type="float" office:value="3898730">
            <text:p>3898730</text:p>
          </table:table-cell>
          <table:table-cell table:style-name="Default"/>
          <table:table-cell office:value-type="string">
            <text:p>CIBS</text:p>
          </table:table-cell>
          <table:table-cell office:value-type="float" office:value="2008">
            <text:p>2008</text:p>
          </table:table-cell>
          <table:table-cell office:value-type="float" office:value="3293427.16">
            <text:p>3293427,16</text:p>
          </table:table-cell>
          <table:table-cell table:style-name="ce6" table:formula="of:=SUMPRODUCT([.$I$4:.$I$973]=[.K1218];[.$J$4:.$J$973]=[.J1218];[.$L$4:.$L$973])" office:value-type="float" office:value="3293427.16">
            <text:p>3293427,1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CE-SASI</text:p>
          </table:table-cell>
          <table:table-cell office:value-type="float" office:value="2010">
            <text:p>2010</text:p>
          </table:table-cell>
          <table:table-cell office:value-type="float" office:value="32714">
            <text:p>32714</text:p>
          </table:table-cell>
          <table:table-cell table:style-name="Default"/>
          <table:table-cell table:style-name="ce4" table:formula="of:=SUMPRODUCT([.$D$4:.$D$973]=[.E1219];[.$E$4:.$E$973]=[.D1219];[.$G$4:.$G$973])" office:value-type="float" office:value="32714">
            <text:p>32714</text:p>
          </table:table-cell>
          <table:table-cell table:style-name="Default"/>
          <table:table-cell office:value-type="string">
            <text:p>CIBS</text:p>
          </table:table-cell>
          <table:table-cell office:value-type="float" office:value="2009">
            <text:p>2009</text:p>
          </table:table-cell>
          <table:table-cell office:value-type="float" office:value="3683329.33">
            <text:p>3683329,33</text:p>
          </table:table-cell>
          <table:table-cell table:style-name="ce6" table:formula="of:=SUMPRODUCT([.$I$4:.$I$973]=[.K1219];[.$J$4:.$J$973]=[.J1219];[.$L$4:.$L$973])" office:value-type="float" office:value="3683329.33">
            <text:p>3683329,3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CE-SCAP</text:p>
          </table:table-cell>
          <table:table-cell office:value-type="float" office:value="2007">
            <text:p>2007</text:p>
          </table:table-cell>
          <table:table-cell office:value-type="float" office:value="160000">
            <text:p>160000</text:p>
          </table:table-cell>
          <table:table-cell table:style-name="Default"/>
          <table:table-cell table:style-name="ce4" table:formula="of:=SUMPRODUCT([.$D$4:.$D$973]=[.E1220];[.$E$4:.$E$973]=[.D1220];[.$G$4:.$G$973])" office:value-type="float" office:value="160000">
            <text:p>160000</text:p>
          </table:table-cell>
          <table:table-cell table:style-name="Default"/>
          <table:table-cell office:value-type="string">
            <text:p>CIBS</text:p>
          </table:table-cell>
          <table:table-cell office:value-type="float" office:value="2010">
            <text:p>2010</text:p>
          </table:table-cell>
          <table:table-cell office:value-type="float" office:value="4522833.04">
            <text:p>4522833,04</text:p>
          </table:table-cell>
          <table:table-cell table:style-name="ce6" table:formula="of:=SUMPRODUCT([.$I$4:.$I$973]=[.K1220];[.$J$4:.$J$973]=[.J1220];[.$L$4:.$L$973])" office:value-type="float" office:value="4522833.04">
            <text:p>4522833,0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CE-SCAP</text:p>
          </table:table-cell>
          <table:table-cell office:value-type="float" office:value="2008">
            <text:p>2008</text:p>
          </table:table-cell>
          <table:table-cell office:value-type="float" office:value="394220">
            <text:p>394220</text:p>
          </table:table-cell>
          <table:table-cell table:style-name="Default"/>
          <table:table-cell table:style-name="ce4" table:formula="of:=SUMPRODUCT([.$D$4:.$D$973]=[.E1221];[.$E$4:.$E$973]=[.D1221];[.$G$4:.$G$973])" office:value-type="float" office:value="394220">
            <text:p>394220</text:p>
          </table:table-cell>
          <table:table-cell table:style-name="Default"/>
          <table:table-cell office:value-type="string">
            <text:p>CIBS</text:p>
          </table:table-cell>
          <table:table-cell office:value-type="float" office:value="2011">
            <text:p>2011</text:p>
          </table:table-cell>
          <table:table-cell office:value-type="float" office:value="7558501.32">
            <text:p>7558501,32</text:p>
          </table:table-cell>
          <table:table-cell table:style-name="ce6" table:formula="of:=SUMPRODUCT([.$I$4:.$I$973]=[.K1221];[.$J$4:.$J$973]=[.J1221];[.$L$4:.$L$973])" office:value-type="float" office:value="7558501.32">
            <text:p>7558501,3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CE-SCAP</text:p>
          </table:table-cell>
          <table:table-cell office:value-type="float" office:value="2009">
            <text:p>2009</text:p>
          </table:table-cell>
          <table:table-cell office:value-type="float" office:value="128064">
            <text:p>128064</text:p>
          </table:table-cell>
          <table:table-cell table:style-name="Default"/>
          <table:table-cell table:style-name="ce4" table:formula="of:=SUMPRODUCT([.$D$4:.$D$973]=[.E1222];[.$E$4:.$E$973]=[.D1222];[.$G$4:.$G$973])" office:value-type="float" office:value="128064">
            <text:p>128064</text:p>
          </table:table-cell>
          <table:table-cell table:style-name="Default"/>
          <table:table-cell office:value-type="string">
            <text:p>CIBS</text:p>
          </table:table-cell>
          <table:table-cell office:value-type="float" office:value="2012">
            <text:p>2012</text:p>
          </table:table-cell>
          <table:table-cell office:value-type="float" office:value="13368759.99">
            <text:p>13368759,99</text:p>
          </table:table-cell>
          <table:table-cell table:style-name="ce6" table:formula="of:=SUMPRODUCT([.$I$4:.$I$973]=[.K1222];[.$J$4:.$J$973]=[.J1222];[.$L$4:.$L$973])" office:value-type="float" office:value="13368759.99">
            <text:p>13368759,9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CE-SCDSH</text:p>
          </table:table-cell>
          <table:table-cell office:value-type="float" office:value="2008">
            <text:p>2008</text:p>
          </table:table-cell>
          <table:table-cell office:value-type="float" office:value="9548458">
            <text:p>9548458</text:p>
          </table:table-cell>
          <table:table-cell table:style-name="Default"/>
          <table:table-cell table:style-name="ce4" table:formula="of:=SUMPRODUCT([.$D$4:.$D$973]=[.E1223];[.$E$4:.$E$973]=[.D1223];[.$G$4:.$G$973])" office:value-type="float" office:value="9548457">
            <text:p>9548457</text:p>
          </table:table-cell>
          <table:table-cell table:style-name="Default"/>
          <table:table-cell office:value-type="string">
            <text:p>CIBS</text:p>
          </table:table-cell>
          <table:table-cell office:value-type="float" office:value="2012">
            <text:p>2012</text:p>
          </table:table-cell>
          <table:table-cell office:value-type="float" office:value="13368759.99">
            <text:p>13368759,99</text:p>
          </table:table-cell>
          <table:table-cell table:style-name="ce6" table:formula="of:=SUMPRODUCT([.$I$4:.$I$973]=[.K1223];[.$J$4:.$J$973]=[.J1223];[.$L$4:.$L$973])" office:value-type="float" office:value="13368759.99">
            <text:p>13368759,9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CE-SCDSH</text:p>
          </table:table-cell>
          <table:table-cell office:value-type="float" office:value="2009">
            <text:p>2009</text:p>
          </table:table-cell>
          <table:table-cell office:value-type="float" office:value="13329453">
            <text:p>13329453</text:p>
          </table:table-cell>
          <table:table-cell table:style-name="Default"/>
          <table:table-cell table:style-name="ce4" table:formula="of:=SUMPRODUCT([.$D$4:.$D$973]=[.E1224];[.$E$4:.$E$973]=[.D1224];[.$G$4:.$G$973])" office:value-type="float" office:value="13329453">
            <text:p>13329453</text:p>
          </table:table-cell>
          <table:table-cell table:style-name="Default"/>
          <table:table-cell office:value-type="string">
            <text:p>CIBS</text:p>
          </table:table-cell>
          <table:table-cell office:value-type="float" office:value="2013">
            <text:p>2013</text:p>
          </table:table-cell>
          <table:table-cell office:value-type="float" office:value="1910176.32">
            <text:p>1910176,32</text:p>
          </table:table-cell>
          <table:table-cell table:style-name="ce6" table:formula="of:=SUMPRODUCT([.$I$4:.$I$973]=[.K1224];[.$J$4:.$J$973]=[.J1224];[.$L$4:.$L$973])" office:value-type="float" office:value="1910176.32">
            <text:p>1910176,3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CE-SCDSH</text:p>
          </table:table-cell>
          <table:table-cell office:value-type="float" office:value="2010">
            <text:p>2010</text:p>
          </table:table-cell>
          <table:table-cell office:value-type="float" office:value="15529190">
            <text:p>15529190</text:p>
          </table:table-cell>
          <table:table-cell table:style-name="Default"/>
          <table:table-cell table:style-name="ce4" table:formula="of:=SUMPRODUCT([.$D$4:.$D$973]=[.E1225];[.$E$4:.$E$973]=[.D1225];[.$G$4:.$G$973])" office:value-type="float" office:value="15529190">
            <text:p>15529190</text:p>
          </table:table-cell>
          <table:table-cell table:style-name="Default"/>
          <table:table-cell office:value-type="string">
            <text:p>CIBS</text:p>
          </table:table-cell>
          <table:table-cell office:value-type="float" office:value="2014">
            <text:p>2014</text:p>
          </table:table-cell>
          <table:table-cell office:value-type="float" office:value="106552">
            <text:p>106552</text:p>
          </table:table-cell>
          <table:table-cell table:style-name="ce6" table:formula="of:=SUMPRODUCT([.$I$4:.$I$973]=[.K1225];[.$J$4:.$J$973]=[.J1225];[.$L$4:.$L$973])" office:value-type="float" office:value="106552">
            <text:p>10655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CE-SCDSH</text:p>
          </table:table-cell>
          <table:table-cell office:value-type="float" office:value="2011">
            <text:p>2011</text:p>
          </table:table-cell>
          <table:table-cell office:value-type="float" office:value="9112053">
            <text:p>9112053</text:p>
          </table:table-cell>
          <table:table-cell table:style-name="Default"/>
          <table:table-cell table:style-name="ce4" table:formula="of:=SUMPRODUCT([.$D$4:.$D$973]=[.E1226];[.$E$4:.$E$973]=[.D1226];[.$G$4:.$G$973])" office:value-type="float" office:value="9112053">
            <text:p>9112053</text:p>
          </table:table-cell>
          <table:table-cell table:style-name="Default"/>
          <table:table-cell office:value-type="string">
            <text:p>CICE-AAE-SG</text:p>
          </table:table-cell>
          <table:table-cell office:value-type="float" office:value="2008">
            <text:p>2008</text:p>
          </table:table-cell>
          <table:table-cell office:value-type="float" office:value="555700">
            <text:p>555700</text:p>
          </table:table-cell>
          <table:table-cell table:style-name="ce6" table:formula="of:=SUMPRODUCT([.$I$4:.$I$973]=[.K1226];[.$J$4:.$J$973]=[.J1226];[.$L$4:.$L$973])" office:value-type="float" office:value="555700">
            <text:p>5557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CE-SCDSH</text:p>
          </table:table-cell>
          <table:table-cell office:value-type="float" office:value="2012">
            <text:p>2012</text:p>
          </table:table-cell>
          <table:table-cell office:value-type="float" office:value="75000">
            <text:p>75000</text:p>
          </table:table-cell>
          <table:table-cell table:style-name="Default"/>
          <table:table-cell table:style-name="ce4" table:formula="of:=SUMPRODUCT([.$D$4:.$D$973]=[.E1227];[.$E$4:.$E$973]=[.D1227];[.$G$4:.$G$973])" office:value-type="float" office:value="75000">
            <text:p>75000</text:p>
          </table:table-cell>
          <table:table-cell table:style-name="Default"/>
          <table:table-cell office:value-type="string">
            <text:p>CICE-AAE-SG</text:p>
          </table:table-cell>
          <table:table-cell office:value-type="float" office:value="2009">
            <text:p>2009</text:p>
          </table:table-cell>
          <table:table-cell office:value-type="float" office:value="315417.6">
            <text:p>315417,6</text:p>
          </table:table-cell>
          <table:table-cell table:style-name="ce6" table:formula="of:=SUMPRODUCT([.$I$4:.$I$973]=[.K1227];[.$J$4:.$J$973]=[.J1227];[.$L$4:.$L$973])" office:value-type="float" office:value="315417.6">
            <text:p>315417,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CE-SGT</text:p>
          </table:table-cell>
          <table:table-cell office:value-type="float" office:value="2006">
            <text:p>2006</text:p>
          </table:table-cell>
          <table:table-cell office:value-type="float" office:value="1082085">
            <text:p>1082085</text:p>
          </table:table-cell>
          <table:table-cell table:style-name="Default"/>
          <table:table-cell table:style-name="ce4" table:formula="of:=SUMPRODUCT([.$D$4:.$D$973]=[.E1228];[.$E$4:.$E$973]=[.D1228];[.$G$4:.$G$973])" office:value-type="float" office:value="1082083">
            <text:p>1082083</text:p>
          </table:table-cell>
          <table:table-cell table:style-name="Default"/>
          <table:table-cell office:value-type="string">
            <text:p>CICE-AAE-SG</text:p>
          </table:table-cell>
          <table:table-cell office:value-type="float" office:value="2009">
            <text:p>2009</text:p>
          </table:table-cell>
          <table:table-cell office:value-type="float" office:value="315417.6">
            <text:p>315417,6</text:p>
          </table:table-cell>
          <table:table-cell table:style-name="ce6" table:formula="of:=SUMPRODUCT([.$I$4:.$I$973]=[.K1228];[.$J$4:.$J$973]=[.J1228];[.$L$4:.$L$973])" office:value-type="float" office:value="315417.6">
            <text:p>315417,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CE-SGT</text:p>
          </table:table-cell>
          <table:table-cell office:value-type="float" office:value="2007">
            <text:p>2007</text:p>
          </table:table-cell>
          <table:table-cell office:value-type="float" office:value="398390">
            <text:p>398390</text:p>
          </table:table-cell>
          <table:table-cell table:style-name="Default"/>
          <table:table-cell table:style-name="ce4" table:formula="of:=SUMPRODUCT([.$D$4:.$D$973]=[.E1229];[.$E$4:.$E$973]=[.D1229];[.$G$4:.$G$973])" office:value-type="float" office:value="398390">
            <text:p>398390</text:p>
          </table:table-cell>
          <table:table-cell table:style-name="Default"/>
          <table:table-cell office:value-type="string">
            <text:p>CICE-AAE-SG</text:p>
          </table:table-cell>
          <table:table-cell office:value-type="float" office:value="2010">
            <text:p>2010</text:p>
          </table:table-cell>
          <table:table-cell office:value-type="float" office:value="120080">
            <text:p>120080</text:p>
          </table:table-cell>
          <table:table-cell table:style-name="ce6" table:formula="of:=SUMPRODUCT([.$I$4:.$I$973]=[.K1229];[.$J$4:.$J$973]=[.J1229];[.$L$4:.$L$973])" office:value-type="float" office:value="120080">
            <text:p>12008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CE-SGT</text:p>
          </table:table-cell>
          <table:table-cell office:value-type="float" office:value="2008">
            <text:p>2008</text:p>
          </table:table-cell>
          <table:table-cell office:value-type="float" office:value="418064">
            <text:p>418064</text:p>
          </table:table-cell>
          <table:table-cell table:style-name="Default"/>
          <table:table-cell table:style-name="ce4" table:formula="of:=SUMPRODUCT([.$D$4:.$D$973]=[.E1230];[.$E$4:.$E$973]=[.D1230];[.$G$4:.$G$973])" office:value-type="float" office:value="418064">
            <text:p>418064</text:p>
          </table:table-cell>
          <table:table-cell table:style-name="Default"/>
          <table:table-cell office:value-type="string">
            <text:p>CICE-AAE-SG</text:p>
          </table:table-cell>
          <table:table-cell office:value-type="float" office:value="2011">
            <text:p>2011</text:p>
          </table:table-cell>
          <table:table-cell office:value-type="float" office:value="9280">
            <text:p>9280</text:p>
          </table:table-cell>
          <table:table-cell table:style-name="ce6" table:formula="of:=SUMPRODUCT([.$I$4:.$I$973]=[.K1230];[.$J$4:.$J$973]=[.J1230];[.$L$4:.$L$973])" office:value-type="float" office:value="9280">
            <text:p>9280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CICE-SGT-INF</text:p>
          </table:table-cell>
          <table:table-cell office:value-type="float" office:value="2007">
            <text:p>2007</text:p>
          </table:table-cell>
          <table:table-cell office:value-type="float" office:value="10298823">
            <text:p>10298823</text:p>
          </table:table-cell>
          <table:table-cell table:style-name="Default"/>
          <table:table-cell table:style-name="ce4" table:formula="of:=SUMPRODUCT([.$D$4:.$D$973]=[.E1231];[.$E$4:.$E$973]=[.D1231];[.$G$4:.$G$973])" office:value-type="float" office:value="10298822">
            <text:p>10298822</text:p>
          </table:table-cell>
          <table:table-cell table:style-name="Default"/>
          <table:table-cell office:value-type="string">
            <text:p>CICE-AGAE-SG</text:p>
          </table:table-cell>
          <table:table-cell office:value-type="float" office:value="2009">
            <text:p>2009</text:p>
          </table:table-cell>
          <table:table-cell office:value-type="float" office:value="14800">
            <text:p>14800</text:p>
          </table:table-cell>
          <table:table-cell table:style-name="ce6" table:formula="of:=SUMPRODUCT([.$I$4:.$I$973]=[.K1231];[.$J$4:.$J$973]=[.J1231];[.$L$4:.$L$973])" office:value-type="float" office:value="14800">
            <text:p>14800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CICE-SGT-INF</text:p>
          </table:table-cell>
          <table:table-cell office:value-type="float" office:value="2008">
            <text:p>2008</text:p>
          </table:table-cell>
          <table:table-cell office:value-type="float" office:value="15727017">
            <text:p>15727017</text:p>
          </table:table-cell>
          <table:table-cell table:style-name="Default"/>
          <table:table-cell table:style-name="ce4" table:formula="of:=SUMPRODUCT([.$D$4:.$D$973]=[.E1232];[.$E$4:.$E$973]=[.D1232];[.$G$4:.$G$973])" office:value-type="float" office:value="15727016">
            <text:p>15727016</text:p>
          </table:table-cell>
          <table:table-cell table:style-name="Default"/>
          <table:table-cell office:value-type="string">
            <text:p>CICE-DGIAP</text:p>
          </table:table-cell>
          <table:table-cell office:value-type="float" office:value="2006">
            <text:p>2006</text:p>
          </table:table-cell>
          <table:table-cell office:value-type="float" office:value="21699.55">
            <text:p>21699,55</text:p>
          </table:table-cell>
          <table:table-cell table:style-name="ce6" table:formula="of:=SUMPRODUCT([.$I$4:.$I$973]=[.K1232];[.$J$4:.$J$973]=[.J1232];[.$L$4:.$L$973])" office:value-type="float" office:value="21699.55">
            <text:p>21699,55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CICE-SGT-INF</text:p>
          </table:table-cell>
          <table:table-cell office:value-type="float" office:value="2009">
            <text:p>2009</text:p>
          </table:table-cell>
          <table:table-cell office:value-type="float" office:value="8271172">
            <text:p>8271172</text:p>
          </table:table-cell>
          <table:table-cell table:style-name="Default"/>
          <table:table-cell table:style-name="ce4" table:formula="of:=SUMPRODUCT([.$D$4:.$D$973]=[.E1233];[.$E$4:.$E$973]=[.D1233];[.$G$4:.$G$973])" office:value-type="float" office:value="8271171">
            <text:p>8271171</text:p>
          </table:table-cell>
          <table:table-cell table:style-name="Default"/>
          <table:table-cell office:value-type="string">
            <text:p>CICE-DGSTSI</text:p>
          </table:table-cell>
          <table:table-cell office:value-type="float" office:value="2007">
            <text:p>2007</text:p>
          </table:table-cell>
          <table:table-cell office:value-type="float" office:value="240000">
            <text:p>240000</text:p>
          </table:table-cell>
          <table:table-cell table:style-name="ce6" table:formula="of:=SUMPRODUCT([.$I$4:.$I$973]=[.K1233];[.$J$4:.$J$973]=[.J1233];[.$L$4:.$L$973])" office:value-type="float" office:value="240000">
            <text:p>240000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CICE-SGT-INF</text:p>
          </table:table-cell>
          <table:table-cell office:value-type="float" office:value="2010">
            <text:p>2010</text:p>
          </table:table-cell>
          <table:table-cell office:value-type="float" office:value="19278912">
            <text:p>19278912</text:p>
          </table:table-cell>
          <table:table-cell table:style-name="Default"/>
          <table:table-cell table:style-name="ce4" table:formula="of:=SUMPRODUCT([.$D$4:.$D$973]=[.E1234];[.$E$4:.$E$973]=[.D1234];[.$G$4:.$G$973])" office:value-type="float" office:value="19278911">
            <text:p>19278911</text:p>
          </table:table-cell>
          <table:table-cell table:style-name="Default"/>
          <table:table-cell office:value-type="string">
            <text:p>CICE-SASI</text:p>
          </table:table-cell>
          <table:table-cell office:value-type="float" office:value="2009">
            <text:p>2009</text:p>
          </table:table-cell>
          <table:table-cell office:value-type="float" office:value="3898730.66">
            <text:p>3898730,66</text:p>
          </table:table-cell>
          <table:table-cell table:style-name="ce6" table:formula="of:=SUMPRODUCT([.$I$4:.$I$973]=[.K1234];[.$J$4:.$J$973]=[.J1234];[.$L$4:.$L$973])" office:value-type="float" office:value="3898730.66">
            <text:p>3898730,66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CICE-SGT-INF</text:p>
          </table:table-cell>
          <table:table-cell office:value-type="float" office:value="2011">
            <text:p>2011</text:p>
          </table:table-cell>
          <table:table-cell office:value-type="float" office:value="11802960">
            <text:p>11802960</text:p>
          </table:table-cell>
          <table:table-cell table:style-name="Default"/>
          <table:table-cell table:style-name="ce4" table:formula="of:=SUMPRODUCT([.$D$4:.$D$973]=[.E1235];[.$E$4:.$E$973]=[.D1235];[.$G$4:.$G$973])" office:value-type="float" office:value="11802960">
            <text:p>11802960</text:p>
          </table:table-cell>
          <table:table-cell table:style-name="Default"/>
          <table:table-cell office:value-type="string">
            <text:p>CICE-SASI</text:p>
          </table:table-cell>
          <table:table-cell office:value-type="float" office:value="2010">
            <text:p>2010</text:p>
          </table:table-cell>
          <table:table-cell office:value-type="float" office:value="32714.78">
            <text:p>32714,78</text:p>
          </table:table-cell>
          <table:table-cell table:style-name="ce6" table:formula="of:=SUMPRODUCT([.$I$4:.$I$973]=[.K1235];[.$J$4:.$J$973]=[.J1235];[.$L$4:.$L$973])" office:value-type="float" office:value="32714.78">
            <text:p>32714,78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CICE-SGT-INF</text:p>
          </table:table-cell>
          <table:table-cell office:value-type="float" office:value="2012">
            <text:p>2012</text:p>
          </table:table-cell>
          <table:table-cell office:value-type="float" office:value="5514458">
            <text:p>5514458</text:p>
          </table:table-cell>
          <table:table-cell table:style-name="Default"/>
          <table:table-cell table:style-name="ce4" table:formula="of:=SUMPRODUCT([.$D$4:.$D$973]=[.E1236];[.$E$4:.$E$973]=[.D1236];[.$G$4:.$G$973])" office:value-type="float" office:value="5514458">
            <text:p>5514458</text:p>
          </table:table-cell>
          <table:table-cell table:style-name="Default"/>
          <table:table-cell office:value-type="string">
            <text:p>CICE-SCAP</text:p>
          </table:table-cell>
          <table:table-cell office:value-type="float" office:value="2007">
            <text:p>2007</text:p>
          </table:table-cell>
          <table:table-cell office:value-type="float" office:value="160000">
            <text:p>160000</text:p>
          </table:table-cell>
          <table:table-cell table:style-name="ce6" table:formula="of:=SUMPRODUCT([.$I$4:.$I$973]=[.K1236];[.$J$4:.$J$973]=[.J1236];[.$L$4:.$L$973])" office:value-type="float" office:value="160000">
            <text:p>1600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CE-SIP</text:p>
          </table:table-cell>
          <table:table-cell office:value-type="float" office:value="2008">
            <text:p>2008</text:p>
          </table:table-cell>
          <table:table-cell office:value-type="float" office:value="169577">
            <text:p>169577</text:p>
          </table:table-cell>
          <table:table-cell table:style-name="Default"/>
          <table:table-cell table:style-name="ce4" table:formula="of:=SUMPRODUCT([.$D$4:.$D$973]=[.E1237];[.$E$4:.$E$973]=[.D1237];[.$G$4:.$G$973])" office:value-type="float" office:value="169577">
            <text:p>169577</text:p>
          </table:table-cell>
          <table:table-cell table:style-name="Default"/>
          <table:table-cell office:value-type="string">
            <text:p>CICE-SCAP</text:p>
          </table:table-cell>
          <table:table-cell office:value-type="float" office:value="2008">
            <text:p>2008</text:p>
          </table:table-cell>
          <table:table-cell office:value-type="float" office:value="394220">
            <text:p>394220</text:p>
          </table:table-cell>
          <table:table-cell table:style-name="ce6" table:formula="of:=SUMPRODUCT([.$I$4:.$I$973]=[.K1237];[.$J$4:.$J$973]=[.J1237];[.$L$4:.$L$973])" office:value-type="float" office:value="394220">
            <text:p>39422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CE-SIP</text:p>
          </table:table-cell>
          <table:table-cell office:value-type="float" office:value="2009">
            <text:p>2009</text:p>
          </table:table-cell>
          <table:table-cell office:value-type="float" office:value="359553">
            <text:p>359553</text:p>
          </table:table-cell>
          <table:table-cell table:style-name="Default"/>
          <table:table-cell table:style-name="ce4" table:formula="of:=SUMPRODUCT([.$D$4:.$D$973]=[.E1238];[.$E$4:.$E$973]=[.D1238];[.$G$4:.$G$973])" office:value-type="float" office:value="359553">
            <text:p>359553</text:p>
          </table:table-cell>
          <table:table-cell table:style-name="Default"/>
          <table:table-cell office:value-type="string">
            <text:p>CICE-SCAP</text:p>
          </table:table-cell>
          <table:table-cell office:value-type="float" office:value="2009">
            <text:p>2009</text:p>
          </table:table-cell>
          <table:table-cell office:value-type="float" office:value="128064">
            <text:p>128064</text:p>
          </table:table-cell>
          <table:table-cell table:style-name="ce6" table:formula="of:=SUMPRODUCT([.$I$4:.$I$973]=[.K1238];[.$J$4:.$J$973]=[.J1238];[.$L$4:.$L$973])" office:value-type="float" office:value="128064">
            <text:p>12806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CE-SIP</text:p>
          </table:table-cell>
          <table:table-cell office:value-type="float" office:value="2010">
            <text:p>2010</text:p>
          </table:table-cell>
          <table:table-cell office:value-type="float" office:value="415880">
            <text:p>415880</text:p>
          </table:table-cell>
          <table:table-cell table:style-name="Default"/>
          <table:table-cell table:style-name="ce4" table:formula="of:=SUMPRODUCT([.$D$4:.$D$973]=[.E1239];[.$E$4:.$E$973]=[.D1239];[.$G$4:.$G$973])" office:value-type="float" office:value="415880">
            <text:p>415880</text:p>
          </table:table-cell>
          <table:table-cell table:style-name="Default"/>
          <table:table-cell office:value-type="string">
            <text:p>CICE-SCDSH</text:p>
          </table:table-cell>
          <table:table-cell office:value-type="float" office:value="2008">
            <text:p>2008</text:p>
          </table:table-cell>
          <table:table-cell office:value-type="float" office:value="9548458.78">
            <text:p>9548458,78</text:p>
          </table:table-cell>
          <table:table-cell table:style-name="ce6" table:formula="of:=SUMPRODUCT([.$I$4:.$I$973]=[.K1239];[.$J$4:.$J$973]=[.J1239];[.$L$4:.$L$973])" office:value-type="float" office:value="9548458.78">
            <text:p>9548458,7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CE-SIP</text:p>
          </table:table-cell>
          <table:table-cell office:value-type="float" office:value="2011">
            <text:p>2011</text:p>
          </table:table-cell>
          <table:table-cell office:value-type="float" office:value="294200">
            <text:p>294200</text:p>
          </table:table-cell>
          <table:table-cell table:style-name="Default"/>
          <table:table-cell table:style-name="ce4" table:formula="of:=SUMPRODUCT([.$D$4:.$D$973]=[.E1240];[.$E$4:.$E$973]=[.D1240];[.$G$4:.$G$973])" office:value-type="float" office:value="294200">
            <text:p>294200</text:p>
          </table:table-cell>
          <table:table-cell table:style-name="Default"/>
          <table:table-cell office:value-type="string">
            <text:p>CICE-SCDSH</text:p>
          </table:table-cell>
          <table:table-cell office:value-type="float" office:value="2009">
            <text:p>2009</text:p>
          </table:table-cell>
          <table:table-cell office:value-type="float" office:value="13329453.38">
            <text:p>13329453,38</text:p>
          </table:table-cell>
          <table:table-cell table:style-name="ce6" table:formula="of:=SUMPRODUCT([.$I$4:.$I$973]=[.K1240];[.$J$4:.$J$973]=[.J1240];[.$L$4:.$L$973])" office:value-type="float" office:value="13329453.38">
            <text:p>13329453,3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CE-SIP</text:p>
          </table:table-cell>
          <table:table-cell office:value-type="float" office:value="2012">
            <text:p>2012</text:p>
          </table:table-cell>
          <table:table-cell office:value-type="float" office:value="170565">
            <text:p>170565</text:p>
          </table:table-cell>
          <table:table-cell table:style-name="Default"/>
          <table:table-cell table:style-name="ce4" table:formula="of:=SUMPRODUCT([.$D$4:.$D$973]=[.E1241];[.$E$4:.$E$973]=[.D1241];[.$G$4:.$G$973])" office:value-type="float" office:value="170565">
            <text:p>170565</text:p>
          </table:table-cell>
          <table:table-cell table:style-name="Default"/>
          <table:table-cell office:value-type="string">
            <text:p>CICE-SCDSH</text:p>
          </table:table-cell>
          <table:table-cell office:value-type="float" office:value="2010">
            <text:p>2010</text:p>
          </table:table-cell>
          <table:table-cell office:value-type="float" office:value="15529190.23">
            <text:p>15529190,23</text:p>
          </table:table-cell>
          <table:table-cell table:style-name="ce6" table:formula="of:=SUMPRODUCT([.$I$4:.$I$973]=[.K1241];[.$J$4:.$J$973]=[.J1241];[.$L$4:.$L$973])" office:value-type="float" office:value="15529190.23">
            <text:p>15529190,2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CE-SPT</text:p>
          </table:table-cell>
          <table:table-cell office:value-type="float" office:value="2007">
            <text:p>2007</text:p>
          </table:table-cell>
          <table:table-cell office:value-type="float" office:value="150000">
            <text:p>150000</text:p>
          </table:table-cell>
          <table:table-cell table:style-name="Default"/>
          <table:table-cell table:style-name="ce4" table:formula="of:=SUMPRODUCT([.$D$4:.$D$973]=[.E1242];[.$E$4:.$E$973]=[.D1242];[.$G$4:.$G$973])" office:value-type="float" office:value="150000">
            <text:p>150000</text:p>
          </table:table-cell>
          <table:table-cell table:style-name="Default"/>
          <table:table-cell office:value-type="string">
            <text:p>CICE-SCDSH</text:p>
          </table:table-cell>
          <table:table-cell office:value-type="float" office:value="2011">
            <text:p>2011</text:p>
          </table:table-cell>
          <table:table-cell office:value-type="float" office:value="9112053.42">
            <text:p>9112053,42</text:p>
          </table:table-cell>
          <table:table-cell table:style-name="ce6" table:formula="of:=SUMPRODUCT([.$I$4:.$I$973]=[.K1242];[.$J$4:.$J$973]=[.J1242];[.$L$4:.$L$973])" office:value-type="float" office:value="9112053.42">
            <text:p>9112053,4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CE-SPT</text:p>
          </table:table-cell>
          <table:table-cell office:value-type="float" office:value="2008">
            <text:p>2008</text:p>
          </table:table-cell>
          <table:table-cell office:value-type="float" office:value="132166">
            <text:p>132166</text:p>
          </table:table-cell>
          <table:table-cell table:style-name="Default"/>
          <table:table-cell table:style-name="ce4" table:formula="of:=SUMPRODUCT([.$D$4:.$D$973]=[.E1243];[.$E$4:.$E$973]=[.D1243];[.$G$4:.$G$973])" office:value-type="float" office:value="132166">
            <text:p>132166</text:p>
          </table:table-cell>
          <table:table-cell table:style-name="Default"/>
          <table:table-cell office:value-type="string">
            <text:p>CICE-SCDSH</text:p>
          </table:table-cell>
          <table:table-cell office:value-type="float" office:value="2012">
            <text:p>2012</text:p>
          </table:table-cell>
          <table:table-cell office:value-type="float" office:value="75000">
            <text:p>75000</text:p>
          </table:table-cell>
          <table:table-cell table:style-name="ce6" table:formula="of:=SUMPRODUCT([.$I$4:.$I$973]=[.K1243];[.$J$4:.$J$973]=[.J1243];[.$L$4:.$L$973])" office:value-type="float" office:value="75000">
            <text:p>750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CE-SSC</text:p>
          </table:table-cell>
          <table:table-cell office:value-type="float" office:value="2008">
            <text:p>2008</text:p>
          </table:table-cell>
          <table:table-cell office:value-type="float" office:value="1161668">
            <text:p>1161668</text:p>
          </table:table-cell>
          <table:table-cell table:style-name="Default"/>
          <table:table-cell table:style-name="ce4" table:formula="of:=SUMPRODUCT([.$D$4:.$D$973]=[.E1244];[.$E$4:.$E$973]=[.D1244];[.$G$4:.$G$973])" office:value-type="float" office:value="1161668">
            <text:p>1161668</text:p>
          </table:table-cell>
          <table:table-cell table:style-name="Default"/>
          <table:table-cell office:value-type="string">
            <text:p>CICE-SGT</text:p>
          </table:table-cell>
          <table:table-cell office:value-type="float" office:value="2006">
            <text:p>2006</text:p>
          </table:table-cell>
          <table:table-cell office:value-type="float" office:value="1082085.17">
            <text:p>1082085,17</text:p>
          </table:table-cell>
          <table:table-cell table:style-name="ce6" table:formula="of:=SUMPRODUCT([.$I$4:.$I$973]=[.K1244];[.$J$4:.$J$973]=[.J1244];[.$L$4:.$L$973])" office:value-type="float" office:value="1082085.17">
            <text:p>1082085,1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CE-SSC</text:p>
          </table:table-cell>
          <table:table-cell office:value-type="float" office:value="2009">
            <text:p>2009</text:p>
          </table:table-cell>
          <table:table-cell office:value-type="float" office:value="7582648">
            <text:p>7582648</text:p>
          </table:table-cell>
          <table:table-cell table:style-name="Default"/>
          <table:table-cell table:style-name="ce4" table:formula="of:=SUMPRODUCT([.$D$4:.$D$973]=[.E1245];[.$E$4:.$E$973]=[.D1245];[.$G$4:.$G$973])" office:value-type="float" office:value="7582647">
            <text:p>7582647</text:p>
          </table:table-cell>
          <table:table-cell table:style-name="Default"/>
          <table:table-cell office:value-type="string">
            <text:p>CICE-SGT</text:p>
          </table:table-cell>
          <table:table-cell office:value-type="float" office:value="2007">
            <text:p>2007</text:p>
          </table:table-cell>
          <table:table-cell office:value-type="float" office:value="398390.4">
            <text:p>398390,4</text:p>
          </table:table-cell>
          <table:table-cell table:style-name="ce6" table:formula="of:=SUMPRODUCT([.$I$4:.$I$973]=[.K1245];[.$J$4:.$J$973]=[.J1245];[.$L$4:.$L$973])" office:value-type="float" office:value="398390.4">
            <text:p>398390,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CE-SSC</text:p>
          </table:table-cell>
          <table:table-cell office:value-type="float" office:value="2010">
            <text:p>2010</text:p>
          </table:table-cell>
          <table:table-cell office:value-type="float" office:value="7860233">
            <text:p>7860233</text:p>
          </table:table-cell>
          <table:table-cell table:style-name="Default"/>
          <table:table-cell table:style-name="ce4" table:formula="of:=SUMPRODUCT([.$D$4:.$D$973]=[.E1246];[.$E$4:.$E$973]=[.D1246];[.$G$4:.$G$973])" office:value-type="float" office:value="7860233">
            <text:p>7860233</text:p>
          </table:table-cell>
          <table:table-cell table:style-name="Default"/>
          <table:table-cell office:value-type="string">
            <text:p>CICE-SGT</text:p>
          </table:table-cell>
          <table:table-cell office:value-type="float" office:value="2008">
            <text:p>2008</text:p>
          </table:table-cell>
          <table:table-cell office:value-type="float" office:value="418064">
            <text:p>418064</text:p>
          </table:table-cell>
          <table:table-cell table:style-name="ce6" table:formula="of:=SUMPRODUCT([.$I$4:.$I$973]=[.K1246];[.$J$4:.$J$973]=[.J1246];[.$L$4:.$L$973])" office:value-type="float" office:value="418064">
            <text:p>41806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CE-SSC</text:p>
          </table:table-cell>
          <table:table-cell office:value-type="float" office:value="2011">
            <text:p>2011</text:p>
          </table:table-cell>
          <table:table-cell office:value-type="float" office:value="6483666">
            <text:p>6483666</text:p>
          </table:table-cell>
          <table:table-cell table:style-name="Default"/>
          <table:table-cell table:style-name="ce4" table:formula="of:=SUMPRODUCT([.$D$4:.$D$973]=[.E1247];[.$E$4:.$E$973]=[.D1247];[.$G$4:.$G$973])" office:value-type="float" office:value="6483666">
            <text:p>6483666</text:p>
          </table:table-cell>
          <table:table-cell table:style-name="Default"/>
          <table:table-cell office:value-type="string">
            <text:p>CICE-SGT-INF</text:p>
          </table:table-cell>
          <table:table-cell office:value-type="float" office:value="2007">
            <text:p>2007</text:p>
          </table:table-cell>
          <table:table-cell office:value-type="float" office:value="10298823.55">
            <text:p>10298823,55</text:p>
          </table:table-cell>
          <table:table-cell table:style-name="ce6" table:formula="of:=SUMPRODUCT([.$I$4:.$I$973]=[.K1247];[.$J$4:.$J$973]=[.J1247];[.$L$4:.$L$973])" office:value-type="float" office:value="10298823.55">
            <text:p>10298823,5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CE-SSC</text:p>
          </table:table-cell>
          <table:table-cell office:value-type="float" office:value="2012">
            <text:p>2012</text:p>
          </table:table-cell>
          <table:table-cell office:value-type="float" office:value="1709999">
            <text:p>1709999</text:p>
          </table:table-cell>
          <table:table-cell table:style-name="Default"/>
          <table:table-cell table:style-name="ce4" table:formula="of:=SUMPRODUCT([.$D$4:.$D$973]=[.E1248];[.$E$4:.$E$973]=[.D1248];[.$G$4:.$G$973])" office:value-type="float" office:value="1709999">
            <text:p>1709999</text:p>
          </table:table-cell>
          <table:table-cell table:style-name="Default"/>
          <table:table-cell office:value-type="string">
            <text:p>CICE-SGT-INF</text:p>
          </table:table-cell>
          <table:table-cell office:value-type="float" office:value="2008">
            <text:p>2008</text:p>
          </table:table-cell>
          <table:table-cell office:value-type="float" office:value="15727017.2">
            <text:p>15727017,2</text:p>
          </table:table-cell>
          <table:table-cell table:style-name="ce6" table:formula="of:=SUMPRODUCT([.$I$4:.$I$973]=[.K1248];[.$J$4:.$J$973]=[.J1248];[.$L$4:.$L$973])" office:value-type="float" office:value="15727017.2">
            <text:p>15727017,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TAND</text:p>
          </table:table-cell>
          <table:table-cell office:value-type="float" office:value="2009">
            <text:p>2009</text:p>
          </table:table-cell>
          <table:table-cell office:value-type="float" office:value="150800">
            <text:p>150800</text:p>
          </table:table-cell>
          <table:table-cell table:style-name="Default"/>
          <table:table-cell table:style-name="ce4" table:formula="of:=SUMPRODUCT([.$D$4:.$D$973]=[.E1249];[.$E$4:.$E$973]=[.D1249];[.$G$4:.$G$973])" office:value-type="float" office:value="150800">
            <text:p>150800</text:p>
          </table:table-cell>
          <table:table-cell table:style-name="Default"/>
          <table:table-cell office:value-type="string">
            <text:p>CICE-SGT-INF</text:p>
          </table:table-cell>
          <table:table-cell office:value-type="float" office:value="2009">
            <text:p>2009</text:p>
          </table:table-cell>
          <table:table-cell office:value-type="float" office:value="8271172.76">
            <text:p>8271172,76</text:p>
          </table:table-cell>
          <table:table-cell table:style-name="ce6" table:formula="of:=SUMPRODUCT([.$I$4:.$I$973]=[.K1249];[.$J$4:.$J$973]=[.J1249];[.$L$4:.$L$973])" office:value-type="float" office:value="8271172.76">
            <text:p>8271172,7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AP-DGFP</text:p>
          </table:table-cell>
          <table:table-cell office:value-type="float" office:value="2006">
            <text:p>2006</text:p>
          </table:table-cell>
          <table:table-cell office:value-type="float" office:value="235678">
            <text:p>235678</text:p>
          </table:table-cell>
          <table:table-cell table:style-name="Default"/>
          <table:table-cell table:style-name="ce4" table:formula="of:=SUMPRODUCT([.$D$4:.$D$973]=[.E1250];[.$E$4:.$E$973]=[.D1250];[.$G$4:.$G$973])" office:value-type="float" office:value="235677">
            <text:p>235677</text:p>
          </table:table-cell>
          <table:table-cell table:style-name="Default"/>
          <table:table-cell office:value-type="string">
            <text:p>CICE-SGT-INF</text:p>
          </table:table-cell>
          <table:table-cell office:value-type="float" office:value="2010">
            <text:p>2010</text:p>
          </table:table-cell>
          <table:table-cell office:value-type="float" office:value="19278912.65">
            <text:p>19278912,65</text:p>
          </table:table-cell>
          <table:table-cell table:style-name="ce6" table:formula="of:=SUMPRODUCT([.$I$4:.$I$973]=[.K1250];[.$J$4:.$J$973]=[.J1250];[.$L$4:.$L$973])" office:value-type="float" office:value="19278912.65">
            <text:p>19278912,6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AP-DGFP</text:p>
          </table:table-cell>
          <table:table-cell office:value-type="float" office:value="2007">
            <text:p>2007</text:p>
          </table:table-cell>
          <table:table-cell office:value-type="float" office:value="277421">
            <text:p>277421</text:p>
          </table:table-cell>
          <table:table-cell table:style-name="Default"/>
          <table:table-cell table:style-name="ce4" table:formula="of:=SUMPRODUCT([.$D$4:.$D$973]=[.E1251];[.$E$4:.$E$973]=[.D1251];[.$G$4:.$G$973])" office:value-type="float" office:value="277420">
            <text:p>277420</text:p>
          </table:table-cell>
          <table:table-cell table:style-name="Default"/>
          <table:table-cell office:value-type="string">
            <text:p>CICE-SGT-INF</text:p>
          </table:table-cell>
          <table:table-cell office:value-type="float" office:value="2011">
            <text:p>2011</text:p>
          </table:table-cell>
          <table:table-cell office:value-type="float" office:value="11802960">
            <text:p>11802960</text:p>
          </table:table-cell>
          <table:table-cell table:style-name="ce6" table:formula="of:=SUMPRODUCT([.$I$4:.$I$973]=[.K1251];[.$J$4:.$J$973]=[.J1251];[.$L$4:.$L$973])" office:value-type="float" office:value="11802960">
            <text:p>1180296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AP-DGFP</text:p>
          </table:table-cell>
          <table:table-cell office:value-type="float" office:value="2008">
            <text:p>2008</text:p>
          </table:table-cell>
          <table:table-cell office:value-type="float" office:value="3118248">
            <text:p>3118248</text:p>
          </table:table-cell>
          <table:table-cell table:style-name="Default"/>
          <table:table-cell table:style-name="ce4" table:formula="of:=SUMPRODUCT([.$D$4:.$D$973]=[.E1252];[.$E$4:.$E$973]=[.D1252];[.$G$4:.$G$973])" office:value-type="float" office:value="3118247">
            <text:p>3118247</text:p>
          </table:table-cell>
          <table:table-cell table:style-name="Default"/>
          <table:table-cell office:value-type="string">
            <text:p>CICE-SGT-INF</text:p>
          </table:table-cell>
          <table:table-cell office:value-type="float" office:value="2012">
            <text:p>2012</text:p>
          </table:table-cell>
          <table:table-cell office:value-type="float" office:value="5514458">
            <text:p>5514458</text:p>
          </table:table-cell>
          <table:table-cell table:style-name="ce6" table:formula="of:=SUMPRODUCT([.$I$4:.$I$973]=[.K1252];[.$J$4:.$J$973]=[.J1252];[.$L$4:.$L$973])" office:value-type="float" office:value="5514458">
            <text:p>551445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AP-DGFP</text:p>
          </table:table-cell>
          <table:table-cell office:value-type="float" office:value="2009">
            <text:p>2009</text:p>
          </table:table-cell>
          <table:table-cell office:value-type="float" office:value="8824560">
            <text:p>8824560</text:p>
          </table:table-cell>
          <table:table-cell table:style-name="Default"/>
          <table:table-cell table:style-name="ce4" table:formula="of:=SUMPRODUCT([.$D$4:.$D$973]=[.E1253];[.$E$4:.$E$973]=[.D1253];[.$G$4:.$G$973])" office:value-type="float" office:value="8824559">
            <text:p>8824559</text:p>
          </table:table-cell>
          <table:table-cell table:style-name="Default"/>
          <table:table-cell office:value-type="string">
            <text:p>CICE-SIP</text:p>
          </table:table-cell>
          <table:table-cell office:value-type="float" office:value="2008">
            <text:p>2008</text:p>
          </table:table-cell>
          <table:table-cell office:value-type="float" office:value="169577.76">
            <text:p>169577,76</text:p>
          </table:table-cell>
          <table:table-cell table:style-name="ce6" table:formula="of:=SUMPRODUCT([.$I$4:.$I$973]=[.K1253];[.$J$4:.$J$973]=[.J1253];[.$L$4:.$L$973])" office:value-type="float" office:value="169577.76">
            <text:p>169577,7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AP-DGFP</text:p>
          </table:table-cell>
          <table:table-cell office:value-type="float" office:value="2010">
            <text:p>2010</text:p>
          </table:table-cell>
          <table:table-cell office:value-type="float" office:value="9910408">
            <text:p>9910408</text:p>
          </table:table-cell>
          <table:table-cell table:style-name="Default"/>
          <table:table-cell table:style-name="ce4" table:formula="of:=SUMPRODUCT([.$D$4:.$D$973]=[.E1254];[.$E$4:.$E$973]=[.D1254];[.$G$4:.$G$973])" office:value-type="float" office:value="9910408">
            <text:p>9910408</text:p>
          </table:table-cell>
          <table:table-cell table:style-name="Default"/>
          <table:table-cell office:value-type="string">
            <text:p>CICE-SIP</text:p>
          </table:table-cell>
          <table:table-cell office:value-type="float" office:value="2009">
            <text:p>2009</text:p>
          </table:table-cell>
          <table:table-cell office:value-type="float" office:value="359553.03">
            <text:p>359553,03</text:p>
          </table:table-cell>
          <table:table-cell table:style-name="ce6" table:formula="of:=SUMPRODUCT([.$I$4:.$I$973]=[.K1254];[.$J$4:.$J$973]=[.J1254];[.$L$4:.$L$973])" office:value-type="float" office:value="359553.03">
            <text:p>359553,0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AP-DGFP</text:p>
          </table:table-cell>
          <table:table-cell office:value-type="float" office:value="2011">
            <text:p>2011</text:p>
          </table:table-cell>
          <table:table-cell office:value-type="float" office:value="4240734">
            <text:p>4240734</text:p>
          </table:table-cell>
          <table:table-cell table:style-name="Default"/>
          <table:table-cell table:style-name="ce4" table:formula="of:=SUMPRODUCT([.$D$4:.$D$973]=[.E1255];[.$E$4:.$E$973]=[.D1255];[.$G$4:.$G$973])" office:value-type="float" office:value="4240734">
            <text:p>4240734</text:p>
          </table:table-cell>
          <table:table-cell table:style-name="Default"/>
          <table:table-cell office:value-type="string">
            <text:p>CICE-SIP</text:p>
          </table:table-cell>
          <table:table-cell office:value-type="float" office:value="2010">
            <text:p>2010</text:p>
          </table:table-cell>
          <table:table-cell office:value-type="float" office:value="415880">
            <text:p>415880</text:p>
          </table:table-cell>
          <table:table-cell table:style-name="ce6" table:formula="of:=SUMPRODUCT([.$I$4:.$I$973]=[.K1255];[.$J$4:.$J$973]=[.J1255];[.$L$4:.$L$973])" office:value-type="float" office:value="415880">
            <text:p>41588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AP-DGFP</text:p>
          </table:table-cell>
          <table:table-cell office:value-type="float" office:value="2012">
            <text:p>2012</text:p>
          </table:table-cell>
          <table:table-cell office:value-type="float" office:value="204822">
            <text:p>204822</text:p>
          </table:table-cell>
          <table:table-cell table:style-name="Default"/>
          <table:table-cell table:style-name="ce4" table:formula="of:=SUMPRODUCT([.$D$4:.$D$973]=[.E1256];[.$E$4:.$E$973]=[.D1256];[.$G$4:.$G$973])" office:value-type="float" office:value="204822">
            <text:p>204822</text:p>
          </table:table-cell>
          <table:table-cell table:style-name="Default"/>
          <table:table-cell office:value-type="string">
            <text:p>CICE-SIP</text:p>
          </table:table-cell>
          <table:table-cell office:value-type="float" office:value="2011">
            <text:p>2011</text:p>
          </table:table-cell>
          <table:table-cell office:value-type="float" office:value="294200">
            <text:p>294200</text:p>
          </table:table-cell>
          <table:table-cell table:style-name="ce6" table:formula="of:=SUMPRODUCT([.$I$4:.$I$973]=[.K1256];[.$J$4:.$J$973]=[.J1256];[.$L$4:.$L$973])" office:value-type="float" office:value="294200">
            <text:p>2942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AP-DGMI</text:p>
          </table:table-cell>
          <table:table-cell office:value-type="float" office:value="2006">
            <text:p>2006</text:p>
          </table:table-cell>
          <table:table-cell office:value-type="float" office:value="170068">
            <text:p>170068</text:p>
          </table:table-cell>
          <table:table-cell table:style-name="Default"/>
          <table:table-cell table:style-name="ce4" table:formula="of:=SUMPRODUCT([.$D$4:.$D$973]=[.E1257];[.$E$4:.$E$973]=[.D1257];[.$G$4:.$G$973])" office:value-type="float" office:value="170068">
            <text:p>170068</text:p>
          </table:table-cell>
          <table:table-cell table:style-name="Default"/>
          <table:table-cell office:value-type="string">
            <text:p>CICE-SIP</text:p>
          </table:table-cell>
          <table:table-cell office:value-type="float" office:value="2012">
            <text:p>2012</text:p>
          </table:table-cell>
          <table:table-cell office:value-type="float" office:value="170565.59">
            <text:p>170565,59</text:p>
          </table:table-cell>
          <table:table-cell table:style-name="ce6" table:formula="of:=SUMPRODUCT([.$I$4:.$I$973]=[.K1257];[.$J$4:.$J$973]=[.J1257];[.$L$4:.$L$973])" office:value-type="float" office:value="170565.59">
            <text:p>170565,5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AP-DGMI</text:p>
          </table:table-cell>
          <table:table-cell office:value-type="float" office:value="2007">
            <text:p>2007</text:p>
          </table:table-cell>
          <table:table-cell office:value-type="float" office:value="2280207">
            <text:p>2280207</text:p>
          </table:table-cell>
          <table:table-cell table:style-name="Default"/>
          <table:table-cell table:style-name="ce4" table:formula="of:=SUMPRODUCT([.$D$4:.$D$973]=[.E1258];[.$E$4:.$E$973]=[.D1258];[.$G$4:.$G$973])" office:value-type="float" office:value="2280207">
            <text:p>2280207</text:p>
          </table:table-cell>
          <table:table-cell table:style-name="Default"/>
          <table:table-cell office:value-type="string">
            <text:p>CICE-SPT</text:p>
          </table:table-cell>
          <table:table-cell office:value-type="float" office:value="2007">
            <text:p>2007</text:p>
          </table:table-cell>
          <table:table-cell office:value-type="float" office:value="150000">
            <text:p>150000</text:p>
          </table:table-cell>
          <table:table-cell table:style-name="ce6" table:formula="of:=SUMPRODUCT([.$I$4:.$I$973]=[.K1258];[.$J$4:.$J$973]=[.J1258];[.$L$4:.$L$973])" office:value-type="float" office:value="150000">
            <text:p>1500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AP-DGMI</text:p>
          </table:table-cell>
          <table:table-cell office:value-type="float" office:value="2008">
            <text:p>2008</text:p>
          </table:table-cell>
          <table:table-cell office:value-type="float" office:value="1601748">
            <text:p>1601748</text:p>
          </table:table-cell>
          <table:table-cell table:style-name="Default"/>
          <table:table-cell table:style-name="ce4" table:formula="of:=SUMPRODUCT([.$D$4:.$D$973]=[.E1259];[.$E$4:.$E$973]=[.D1259];[.$G$4:.$G$973])" office:value-type="float" office:value="1601748">
            <text:p>1601748</text:p>
          </table:table-cell>
          <table:table-cell table:style-name="Default"/>
          <table:table-cell office:value-type="string">
            <text:p>CICE-SPT</text:p>
          </table:table-cell>
          <table:table-cell office:value-type="float" office:value="2008">
            <text:p>2008</text:p>
          </table:table-cell>
          <table:table-cell office:value-type="float" office:value="132166.33">
            <text:p>132166,33</text:p>
          </table:table-cell>
          <table:table-cell table:style-name="ce6" table:formula="of:=SUMPRODUCT([.$I$4:.$I$973]=[.K1259];[.$J$4:.$J$973]=[.J1259];[.$L$4:.$L$973])" office:value-type="float" office:value="132166.33">
            <text:p>132166,3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AP-DGMI</text:p>
          </table:table-cell>
          <table:table-cell office:value-type="float" office:value="2009">
            <text:p>2009</text:p>
          </table:table-cell>
          <table:table-cell office:value-type="float" office:value="1795761">
            <text:p>1795761</text:p>
          </table:table-cell>
          <table:table-cell table:style-name="Default"/>
          <table:table-cell table:style-name="ce4" table:formula="of:=SUMPRODUCT([.$D$4:.$D$973]=[.E1260];[.$E$4:.$E$973]=[.D1260];[.$G$4:.$G$973])" office:value-type="float" office:value="1795760">
            <text:p>1795760</text:p>
          </table:table-cell>
          <table:table-cell table:style-name="Default"/>
          <table:table-cell office:value-type="string">
            <text:p>CICE-SSC</text:p>
          </table:table-cell>
          <table:table-cell office:value-type="float" office:value="2008">
            <text:p>2008</text:p>
          </table:table-cell>
          <table:table-cell office:value-type="float" office:value="1161668.2">
            <text:p>1161668,2</text:p>
          </table:table-cell>
          <table:table-cell table:style-name="ce6" table:formula="of:=SUMPRODUCT([.$I$4:.$I$973]=[.K1260];[.$J$4:.$J$973]=[.J1260];[.$L$4:.$L$973])" office:value-type="float" office:value="1161668.2">
            <text:p>1161668,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AP-DGMI</text:p>
          </table:table-cell>
          <table:table-cell office:value-type="float" office:value="2010">
            <text:p>2010</text:p>
          </table:table-cell>
          <table:table-cell office:value-type="float" office:value="1306249">
            <text:p>1306249</text:p>
          </table:table-cell>
          <table:table-cell table:style-name="Default"/>
          <table:table-cell table:style-name="ce4" table:formula="of:=SUMPRODUCT([.$D$4:.$D$973]=[.E1261];[.$E$4:.$E$973]=[.D1261];[.$G$4:.$G$973])" office:value-type="float" office:value="1306248">
            <text:p>1306248</text:p>
          </table:table-cell>
          <table:table-cell table:style-name="Default"/>
          <table:table-cell office:value-type="string">
            <text:p>CICE-SSC</text:p>
          </table:table-cell>
          <table:table-cell office:value-type="float" office:value="2008">
            <text:p>2008</text:p>
          </table:table-cell>
          <table:table-cell office:value-type="float" office:value="1161668.2">
            <text:p>1161668,2</text:p>
          </table:table-cell>
          <table:table-cell table:style-name="ce6" table:formula="of:=SUMPRODUCT([.$I$4:.$I$973]=[.K1261];[.$J$4:.$J$973]=[.J1261];[.$L$4:.$L$973])" office:value-type="float" office:value="1161668.2">
            <text:p>1161668,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AP-DGMI</text:p>
          </table:table-cell>
          <table:table-cell office:value-type="float" office:value="2011">
            <text:p>2011</text:p>
          </table:table-cell>
          <table:table-cell office:value-type="float" office:value="85040">
            <text:p>85040</text:p>
          </table:table-cell>
          <table:table-cell table:style-name="Default"/>
          <table:table-cell table:style-name="ce4" table:formula="of:=SUMPRODUCT([.$D$4:.$D$973]=[.E1262];[.$E$4:.$E$973]=[.D1262];[.$G$4:.$G$973])" office:value-type="float" office:value="85040">
            <text:p>85040</text:p>
          </table:table-cell>
          <table:table-cell table:style-name="Default"/>
          <table:table-cell office:value-type="string">
            <text:p>CICE-SSC</text:p>
          </table:table-cell>
          <table:table-cell office:value-type="float" office:value="2009">
            <text:p>2009</text:p>
          </table:table-cell>
          <table:table-cell office:value-type="float" office:value="7582648.63">
            <text:p>7582648,63</text:p>
          </table:table-cell>
          <table:table-cell table:style-name="ce6" table:formula="of:=SUMPRODUCT([.$I$4:.$I$973]=[.K1262];[.$J$4:.$J$973]=[.J1262];[.$L$4:.$L$973])" office:value-type="float" office:value="7582648.63">
            <text:p>7582648,6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AP-SGJ-IS</text:p>
          </table:table-cell>
          <table:table-cell office:value-type="float" office:value="2006">
            <text:p>2006</text:p>
          </table:table-cell>
          <table:table-cell office:value-type="float" office:value="2352293">
            <text:p>2352293</text:p>
          </table:table-cell>
          <table:table-cell table:style-name="Default"/>
          <table:table-cell table:style-name="ce4" table:formula="of:=SUMPRODUCT([.$D$4:.$D$973]=[.E1263];[.$E$4:.$E$973]=[.D1263];[.$G$4:.$G$973])" office:value-type="float" office:value="2352293">
            <text:p>2352293</text:p>
          </table:table-cell>
          <table:table-cell table:style-name="Default"/>
          <table:table-cell office:value-type="string">
            <text:p>CICE-SSC</text:p>
          </table:table-cell>
          <table:table-cell office:value-type="float" office:value="2010">
            <text:p>2010</text:p>
          </table:table-cell>
          <table:table-cell office:value-type="float" office:value="7860233.8">
            <text:p>7860233,8</text:p>
          </table:table-cell>
          <table:table-cell table:style-name="ce6" table:formula="of:=SUMPRODUCT([.$I$4:.$I$973]=[.K1263];[.$J$4:.$J$973]=[.J1263];[.$L$4:.$L$973])" office:value-type="float" office:value="7860233.8">
            <text:p>7860233,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AP-SGJ-IS</text:p>
          </table:table-cell>
          <table:table-cell office:value-type="float" office:value="2007">
            <text:p>2007</text:p>
          </table:table-cell>
          <table:table-cell office:value-type="float" office:value="9792182">
            <text:p>9792182</text:p>
          </table:table-cell>
          <table:table-cell table:style-name="Default"/>
          <table:table-cell table:style-name="ce4" table:formula="of:=SUMPRODUCT([.$D$4:.$D$973]=[.E1264];[.$E$4:.$E$973]=[.D1264];[.$G$4:.$G$973])" office:value-type="float" office:value="9792181">
            <text:p>9792181</text:p>
          </table:table-cell>
          <table:table-cell table:style-name="Default"/>
          <table:table-cell office:value-type="string">
            <text:p>CICE-SSC</text:p>
          </table:table-cell>
          <table:table-cell office:value-type="float" office:value="2011">
            <text:p>2011</text:p>
          </table:table-cell>
          <table:table-cell office:value-type="float" office:value="6483666.67">
            <text:p>6483666,67</text:p>
          </table:table-cell>
          <table:table-cell table:style-name="ce6" table:formula="of:=SUMPRODUCT([.$I$4:.$I$973]=[.K1264];[.$J$4:.$J$973]=[.J1264];[.$L$4:.$L$973])" office:value-type="float" office:value="6483666.67">
            <text:p>6483666,6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AP-SGJ-IS</text:p>
          </table:table-cell>
          <table:table-cell office:value-type="float" office:value="2008">
            <text:p>2008</text:p>
          </table:table-cell>
          <table:table-cell office:value-type="float" office:value="5881701">
            <text:p>5881701</text:p>
          </table:table-cell>
          <table:table-cell table:style-name="Default"/>
          <table:table-cell table:style-name="ce4" table:formula="of:=SUMPRODUCT([.$D$4:.$D$973]=[.E1265];[.$E$4:.$E$973]=[.D1265];[.$G$4:.$G$973])" office:value-type="float" office:value="5881701">
            <text:p>5881701</text:p>
          </table:table-cell>
          <table:table-cell table:style-name="Default"/>
          <table:table-cell office:value-type="string">
            <text:p>CICE-SSC</text:p>
          </table:table-cell>
          <table:table-cell office:value-type="float" office:value="2012">
            <text:p>2012</text:p>
          </table:table-cell>
          <table:table-cell office:value-type="float" office:value="1709999.99">
            <text:p>1709999,99</text:p>
          </table:table-cell>
          <table:table-cell table:style-name="ce6" table:formula="of:=SUMPRODUCT([.$I$4:.$I$973]=[.K1265];[.$J$4:.$J$973]=[.J1265];[.$L$4:.$L$973])" office:value-type="float" office:value="1709999.99">
            <text:p>1709999,9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AP-SGJ-IS</text:p>
          </table:table-cell>
          <table:table-cell office:value-type="float" office:value="2009">
            <text:p>2009</text:p>
          </table:table-cell>
          <table:table-cell office:value-type="float" office:value="7789909">
            <text:p>7789909</text:p>
          </table:table-cell>
          <table:table-cell table:style-name="Default"/>
          <table:table-cell table:style-name="ce4" table:formula="of:=SUMPRODUCT([.$D$4:.$D$973]=[.E1266];[.$E$4:.$E$973]=[.D1266];[.$G$4:.$G$973])" office:value-type="float" office:value="7789908">
            <text:p>7789908</text:p>
          </table:table-cell>
          <table:table-cell table:style-name="Default"/>
          <table:table-cell office:value-type="string">
            <text:p>CITAND</text:p>
          </table:table-cell>
          <table:table-cell office:value-type="float" office:value="2009">
            <text:p>2009</text:p>
          </table:table-cell>
          <table:table-cell office:value-type="float" office:value="150800">
            <text:p>150800</text:p>
          </table:table-cell>
          <table:table-cell table:style-name="ce6" table:formula="of:=SUMPRODUCT([.$I$4:.$I$973]=[.K1266];[.$J$4:.$J$973]=[.J1266];[.$L$4:.$L$973])" office:value-type="float" office:value="150800">
            <text:p>1508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AP-SGJ-IS</text:p>
          </table:table-cell>
          <table:table-cell office:value-type="float" office:value="2010">
            <text:p>2010</text:p>
          </table:table-cell>
          <table:table-cell office:value-type="float" office:value="4276014">
            <text:p>4276014</text:p>
          </table:table-cell>
          <table:table-cell table:style-name="Default"/>
          <table:table-cell table:style-name="ce4" table:formula="of:=SUMPRODUCT([.$D$4:.$D$973]=[.E1267];[.$E$4:.$E$973]=[.D1267];[.$G$4:.$G$973])" office:value-type="float" office:value="4276013">
            <text:p>4276013</text:p>
          </table:table-cell>
          <table:table-cell table:style-name="Default"/>
          <table:table-cell office:value-type="string">
            <text:p>CITAND</text:p>
          </table:table-cell>
          <table:table-cell office:value-type="float" office:value="2009">
            <text:p>2009</text:p>
          </table:table-cell>
          <table:table-cell office:value-type="float" office:value="150800">
            <text:p>150800</text:p>
          </table:table-cell>
          <table:table-cell table:style-name="ce6" table:formula="of:=SUMPRODUCT([.$I$4:.$I$973]=[.K1267];[.$J$4:.$J$973]=[.J1267];[.$L$4:.$L$973])" office:value-type="float" office:value="150800">
            <text:p>1508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AP-SGJ-IS</text:p>
          </table:table-cell>
          <table:table-cell office:value-type="float" office:value="2011">
            <text:p>2011</text:p>
          </table:table-cell>
          <table:table-cell office:value-type="float" office:value="1269877">
            <text:p>1269877</text:p>
          </table:table-cell>
          <table:table-cell table:style-name="Default"/>
          <table:table-cell table:style-name="ce4" table:formula="of:=SUMPRODUCT([.$D$4:.$D$973]=[.E1268];[.$E$4:.$E$973]=[.D1268];[.$G$4:.$G$973])" office:value-type="float" office:value="1269877">
            <text:p>1269877</text:p>
          </table:table-cell>
          <table:table-cell table:style-name="Default"/>
          <table:table-cell office:value-type="string">
            <text:p>CJAP-DGFP</text:p>
          </table:table-cell>
          <table:table-cell office:value-type="float" office:value="2006">
            <text:p>2006</text:p>
          </table:table-cell>
          <table:table-cell office:value-type="float" office:value="235678.18">
            <text:p>235678,18</text:p>
          </table:table-cell>
          <table:table-cell table:style-name="ce6" table:formula="of:=SUMPRODUCT([.$I$4:.$I$973]=[.K1268];[.$J$4:.$J$973]=[.J1268];[.$L$4:.$L$973])" office:value-type="float" office:value="235678.18">
            <text:p>235678,1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AP-SGJ-IS</text:p>
          </table:table-cell>
          <table:table-cell office:value-type="float" office:value="2012">
            <text:p>2012</text:p>
          </table:table-cell>
          <table:table-cell office:value-type="float" office:value="97540">
            <text:p>97540</text:p>
          </table:table-cell>
          <table:table-cell table:style-name="Default"/>
          <table:table-cell table:style-name="ce4" table:formula="of:=SUMPRODUCT([.$D$4:.$D$973]=[.E1269];[.$E$4:.$E$973]=[.D1269];[.$G$4:.$G$973])" office:value-type="float" office:value="97540">
            <text:p>97540</text:p>
          </table:table-cell>
          <table:table-cell table:style-name="Default"/>
          <table:table-cell office:value-type="string">
            <text:p>CJAP-DGFP</text:p>
          </table:table-cell>
          <table:table-cell office:value-type="float" office:value="2007">
            <text:p>2007</text:p>
          </table:table-cell>
          <table:table-cell office:value-type="float" office:value="277421.29">
            <text:p>277421,29</text:p>
          </table:table-cell>
          <table:table-cell table:style-name="ce6" table:formula="of:=SUMPRODUCT([.$I$4:.$I$973]=[.K1269];[.$J$4:.$J$973]=[.J1269];[.$L$4:.$L$973])" office:value-type="float" office:value="277421.29">
            <text:p>277421,2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AP-SGT</text:p>
          </table:table-cell>
          <table:table-cell office:value-type="float" office:value="2006">
            <text:p>2006</text:p>
          </table:table-cell>
          <table:table-cell office:value-type="float" office:value="142070">
            <text:p>142070</text:p>
          </table:table-cell>
          <table:table-cell table:style-name="Default"/>
          <table:table-cell table:style-name="ce4" table:formula="of:=SUMPRODUCT([.$D$4:.$D$973]=[.E1270];[.$E$4:.$E$973]=[.D1270];[.$G$4:.$G$973])" office:value-type="float" office:value="142069">
            <text:p>142069</text:p>
          </table:table-cell>
          <table:table-cell table:style-name="Default"/>
          <table:table-cell office:value-type="string">
            <text:p>CJAP-DGFP</text:p>
          </table:table-cell>
          <table:table-cell office:value-type="float" office:value="2008">
            <text:p>2008</text:p>
          </table:table-cell>
          <table:table-cell office:value-type="float" office:value="3118248.41">
            <text:p>3118248,41</text:p>
          </table:table-cell>
          <table:table-cell table:style-name="ce6" table:formula="of:=SUMPRODUCT([.$I$4:.$I$973]=[.K1270];[.$J$4:.$J$973]=[.J1270];[.$L$4:.$L$973])" office:value-type="float" office:value="3118248.41">
            <text:p>3118248,4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AP-SGT</text:p>
          </table:table-cell>
          <table:table-cell office:value-type="float" office:value="2007">
            <text:p>2007</text:p>
          </table:table-cell>
          <table:table-cell office:value-type="float" office:value="1199820">
            <text:p>1199820</text:p>
          </table:table-cell>
          <table:table-cell table:style-name="Default"/>
          <table:table-cell table:style-name="ce4" table:formula="of:=SUMPRODUCT([.$D$4:.$D$973]=[.E1271];[.$E$4:.$E$973]=[.D1271];[.$G$4:.$G$973])" office:value-type="float" office:value="1199819">
            <text:p>1199819</text:p>
          </table:table-cell>
          <table:table-cell table:style-name="Default"/>
          <table:table-cell office:value-type="string">
            <text:p>CJAP-DGFP</text:p>
          </table:table-cell>
          <table:table-cell office:value-type="float" office:value="2008">
            <text:p>2008</text:p>
          </table:table-cell>
          <table:table-cell office:value-type="float" office:value="3118248.41">
            <text:p>3118248,41</text:p>
          </table:table-cell>
          <table:table-cell table:style-name="ce6" table:formula="of:=SUMPRODUCT([.$I$4:.$I$973]=[.K1271];[.$J$4:.$J$973]=[.J1271];[.$L$4:.$L$973])" office:value-type="float" office:value="3118248.41">
            <text:p>3118248,4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AP-SGT</text:p>
          </table:table-cell>
          <table:table-cell office:value-type="float" office:value="2008">
            <text:p>2008</text:p>
          </table:table-cell>
          <table:table-cell office:value-type="float" office:value="1540453">
            <text:p>1540453</text:p>
          </table:table-cell>
          <table:table-cell table:style-name="Default"/>
          <table:table-cell table:style-name="ce4" table:formula="of:=SUMPRODUCT([.$D$4:.$D$973]=[.E1272];[.$E$4:.$E$973]=[.D1272];[.$G$4:.$G$973])" office:value-type="float" office:value="1540453">
            <text:p>1540453</text:p>
          </table:table-cell>
          <table:table-cell table:style-name="Default"/>
          <table:table-cell office:value-type="string">
            <text:p>CJAP-DGFP</text:p>
          </table:table-cell>
          <table:table-cell office:value-type="float" office:value="2009">
            <text:p>2009</text:p>
          </table:table-cell>
          <table:table-cell office:value-type="float" office:value="8824560.28">
            <text:p>8824560,28</text:p>
          </table:table-cell>
          <table:table-cell table:style-name="ce6" table:formula="of:=SUMPRODUCT([.$I$4:.$I$973]=[.K1272];[.$J$4:.$J$973]=[.J1272];[.$L$4:.$L$973])" office:value-type="float" office:value="8824560.28">
            <text:p>8824560,2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AP-SGT</text:p>
          </table:table-cell>
          <table:table-cell office:value-type="float" office:value="2009">
            <text:p>2009</text:p>
          </table:table-cell>
          <table:table-cell office:value-type="float" office:value="1178639">
            <text:p>1178639</text:p>
          </table:table-cell>
          <table:table-cell table:style-name="Default"/>
          <table:table-cell table:style-name="ce4" table:formula="of:=SUMPRODUCT([.$D$4:.$D$973]=[.E1273];[.$E$4:.$E$973]=[.D1273];[.$G$4:.$G$973])" office:value-type="float" office:value="1178638">
            <text:p>1178638</text:p>
          </table:table-cell>
          <table:table-cell table:style-name="Default"/>
          <table:table-cell office:value-type="string">
            <text:p>CJAP-DGFP</text:p>
          </table:table-cell>
          <table:table-cell office:value-type="float" office:value="2010">
            <text:p>2010</text:p>
          </table:table-cell>
          <table:table-cell office:value-type="float" office:value="9910408.63">
            <text:p>9910408,63</text:p>
          </table:table-cell>
          <table:table-cell table:style-name="ce6" table:formula="of:=SUMPRODUCT([.$I$4:.$I$973]=[.K1273];[.$J$4:.$J$973]=[.J1273];[.$L$4:.$L$973])" office:value-type="float" office:value="9910408.63">
            <text:p>9910408,6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AP-SGT</text:p>
          </table:table-cell>
          <table:table-cell office:value-type="float" office:value="2010">
            <text:p>2010</text:p>
          </table:table-cell>
          <table:table-cell office:value-type="float" office:value="603761">
            <text:p>603761</text:p>
          </table:table-cell>
          <table:table-cell table:style-name="Default"/>
          <table:table-cell table:style-name="ce4" table:formula="of:=SUMPRODUCT([.$D$4:.$D$973]=[.E1274];[.$E$4:.$E$973]=[.D1274];[.$G$4:.$G$973])" office:value-type="float" office:value="603761">
            <text:p>603761</text:p>
          </table:table-cell>
          <table:table-cell table:style-name="Default"/>
          <table:table-cell office:value-type="string">
            <text:p>CJAP-DGFP</text:p>
          </table:table-cell>
          <table:table-cell office:value-type="float" office:value="2011">
            <text:p>2011</text:p>
          </table:table-cell>
          <table:table-cell office:value-type="float" office:value="4240734.9">
            <text:p>4240734,9</text:p>
          </table:table-cell>
          <table:table-cell table:style-name="ce6" table:formula="of:=SUMPRODUCT([.$I$4:.$I$973]=[.K1274];[.$J$4:.$J$973]=[.J1274];[.$L$4:.$L$973])" office:value-type="float" office:value="4240734.9">
            <text:p>4240734,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AP-SGT</text:p>
          </table:table-cell>
          <table:table-cell office:value-type="float" office:value="2011">
            <text:p>2011</text:p>
          </table:table-cell>
          <table:table-cell office:value-type="float" office:value="175750">
            <text:p>175750</text:p>
          </table:table-cell>
          <table:table-cell table:style-name="Default"/>
          <table:table-cell table:style-name="ce4" table:formula="of:=SUMPRODUCT([.$D$4:.$D$973]=[.E1275];[.$E$4:.$E$973]=[.D1275];[.$G$4:.$G$973])" office:value-type="float" office:value="175750">
            <text:p>175750</text:p>
          </table:table-cell>
          <table:table-cell table:style-name="Default"/>
          <table:table-cell office:value-type="string">
            <text:p>CJAP-DGFP</text:p>
          </table:table-cell>
          <table:table-cell office:value-type="float" office:value="2012">
            <text:p>2012</text:p>
          </table:table-cell>
          <table:table-cell office:value-type="float" office:value="204822">
            <text:p>204822</text:p>
          </table:table-cell>
          <table:table-cell table:style-name="ce6" table:formula="of:=SUMPRODUCT([.$I$4:.$I$973]=[.K1275];[.$J$4:.$J$973]=[.J1275];[.$L$4:.$L$973])" office:value-type="float" office:value="204822">
            <text:p>20482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I</text:p>
          </table:table-cell>
          <table:table-cell office:value-type="float" office:value="2013">
            <text:p>2013</text:p>
          </table:table-cell>
          <table:table-cell office:value-type="float" office:value="2319401">
            <text:p>2319401</text:p>
          </table:table-cell>
          <table:table-cell table:style-name="Default"/>
          <table:table-cell table:style-name="ce4" table:formula="of:=SUMPRODUCT([.$D$4:.$D$973]=[.E1276];[.$E$4:.$E$973]=[.D1276];[.$G$4:.$G$973])" office:value-type="float" office:value="2319400">
            <text:p>2319400</text:p>
          </table:table-cell>
          <table:table-cell table:style-name="Default"/>
          <table:table-cell office:value-type="string">
            <text:p>CJAP-DGMI</text:p>
          </table:table-cell>
          <table:table-cell office:value-type="float" office:value="2006">
            <text:p>2006</text:p>
          </table:table-cell>
          <table:table-cell office:value-type="float" office:value="170068.91">
            <text:p>170068,91</text:p>
          </table:table-cell>
          <table:table-cell table:style-name="ce6" table:formula="of:=SUMPRODUCT([.$I$4:.$I$973]=[.K1276];[.$J$4:.$J$973]=[.J1276];[.$L$4:.$L$973])" office:value-type="float" office:value="170068.91">
            <text:p>170068,9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I</text:p>
          </table:table-cell>
          <table:table-cell office:value-type="float" office:value="2014">
            <text:p>2014</text:p>
          </table:table-cell>
          <table:table-cell office:value-type="float" office:value="2282141">
            <text:p>2282141</text:p>
          </table:table-cell>
          <table:table-cell table:style-name="Default"/>
          <table:table-cell table:style-name="ce4" table:formula="of:=SUMPRODUCT([.$D$4:.$D$973]=[.E1277];[.$E$4:.$E$973]=[.D1277];[.$G$4:.$G$973])" office:value-type="float" office:value="2282140">
            <text:p>2282140</text:p>
          </table:table-cell>
          <table:table-cell table:style-name="Default"/>
          <table:table-cell office:value-type="string">
            <text:p>CJAP-DGMI</text:p>
          </table:table-cell>
          <table:table-cell office:value-type="float" office:value="2007">
            <text:p>2007</text:p>
          </table:table-cell>
          <table:table-cell office:value-type="float" office:value="2280207.03">
            <text:p>2280207,03</text:p>
          </table:table-cell>
          <table:table-cell table:style-name="ce6" table:formula="of:=SUMPRODUCT([.$I$4:.$I$973]=[.K1277];[.$J$4:.$J$973]=[.J1277];[.$L$4:.$L$973])" office:value-type="float" office:value="2280207.03">
            <text:p>2280207,0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I</text:p>
          </table:table-cell>
          <table:table-cell office:value-type="float" office:value="2015">
            <text:p>2015</text:p>
          </table:table-cell>
          <table:table-cell office:value-type="float" office:value="1534136">
            <text:p>1534136</text:p>
          </table:table-cell>
          <table:table-cell table:style-name="Default"/>
          <table:table-cell table:style-name="ce4" table:formula="of:=SUMPRODUCT([.$D$4:.$D$973]=[.E1278];[.$E$4:.$E$973]=[.D1278];[.$G$4:.$G$973])" office:value-type="float" office:value="1534136">
            <text:p>1534136</text:p>
          </table:table-cell>
          <table:table-cell table:style-name="Default"/>
          <table:table-cell office:value-type="string">
            <text:p>CJAP-DGMI</text:p>
          </table:table-cell>
          <table:table-cell office:value-type="float" office:value="2008">
            <text:p>2008</text:p>
          </table:table-cell>
          <table:table-cell office:value-type="float" office:value="1601748.13">
            <text:p>1601748,13</text:p>
          </table:table-cell>
          <table:table-cell table:style-name="ce6" table:formula="of:=SUMPRODUCT([.$I$4:.$I$973]=[.K1278];[.$J$4:.$J$973]=[.J1278];[.$L$4:.$L$973])" office:value-type="float" office:value="1601748.13">
            <text:p>1601748,1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I-DG-IS</text:p>
          </table:table-cell>
          <table:table-cell office:value-type="float" office:value="2010">
            <text:p>2010</text:p>
          </table:table-cell>
          <table:table-cell office:value-type="float" office:value="894428">
            <text:p>894428</text:p>
          </table:table-cell>
          <table:table-cell table:style-name="Default"/>
          <table:table-cell table:style-name="ce4" table:formula="of:=SUMPRODUCT([.$D$4:.$D$973]=[.E1279];[.$E$4:.$E$973]=[.D1279];[.$G$4:.$G$973])" office:value-type="float" office:value="894427">
            <text:p>894427</text:p>
          </table:table-cell>
          <table:table-cell table:style-name="Default"/>
          <table:table-cell office:value-type="string">
            <text:p>CJAP-DGMI</text:p>
          </table:table-cell>
          <table:table-cell office:value-type="float" office:value="2009">
            <text:p>2009</text:p>
          </table:table-cell>
          <table:table-cell office:value-type="float" office:value="1795761.73">
            <text:p>1795761,73</text:p>
          </table:table-cell>
          <table:table-cell table:style-name="ce6" table:formula="of:=SUMPRODUCT([.$I$4:.$I$973]=[.K1279];[.$J$4:.$J$973]=[.J1279];[.$L$4:.$L$973])" office:value-type="float" office:value="1795761.73">
            <text:p>1795761,7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I-DG-IS</text:p>
          </table:table-cell>
          <table:table-cell office:value-type="float" office:value="2011">
            <text:p>2011</text:p>
          </table:table-cell>
          <table:table-cell office:value-type="float" office:value="5279132">
            <text:p>5279132</text:p>
          </table:table-cell>
          <table:table-cell table:style-name="Default"/>
          <table:table-cell table:style-name="ce4" table:formula="of:=SUMPRODUCT([.$D$4:.$D$973]=[.E1280];[.$E$4:.$E$973]=[.D1280];[.$G$4:.$G$973])" office:value-type="float" office:value="5279131">
            <text:p>5279131</text:p>
          </table:table-cell>
          <table:table-cell table:style-name="Default"/>
          <table:table-cell office:value-type="string">
            <text:p>CJAP-DGMI</text:p>
          </table:table-cell>
          <table:table-cell office:value-type="float" office:value="2010">
            <text:p>2010</text:p>
          </table:table-cell>
          <table:table-cell office:value-type="float" office:value="1306249.42">
            <text:p>1306249,42</text:p>
          </table:table-cell>
          <table:table-cell table:style-name="ce6" table:formula="of:=SUMPRODUCT([.$I$4:.$I$973]=[.K1280];[.$J$4:.$J$973]=[.J1280];[.$L$4:.$L$973])" office:value-type="float" office:value="1306249.42">
            <text:p>1306249,4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I-DG-IS</text:p>
          </table:table-cell>
          <table:table-cell office:value-type="float" office:value="2012">
            <text:p>2012</text:p>
          </table:table-cell>
          <table:table-cell office:value-type="float" office:value="6049545">
            <text:p>6049545</text:p>
          </table:table-cell>
          <table:table-cell table:style-name="Default"/>
          <table:table-cell table:style-name="ce4" table:formula="of:=SUMPRODUCT([.$D$4:.$D$973]=[.E1281];[.$E$4:.$E$973]=[.D1281];[.$G$4:.$G$973])" office:value-type="float" office:value="6049544">
            <text:p>6049544</text:p>
          </table:table-cell>
          <table:table-cell table:style-name="Default"/>
          <table:table-cell office:value-type="string">
            <text:p>CJAP-DGMI</text:p>
          </table:table-cell>
          <table:table-cell office:value-type="float" office:value="2011">
            <text:p>2011</text:p>
          </table:table-cell>
          <table:table-cell office:value-type="float" office:value="85040">
            <text:p>85040</text:p>
          </table:table-cell>
          <table:table-cell table:style-name="ce6" table:formula="of:=SUMPRODUCT([.$I$4:.$I$973]=[.K1281];[.$J$4:.$J$973]=[.J1281];[.$L$4:.$L$973])" office:value-type="float" office:value="85040">
            <text:p>8504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I-DG-IS</text:p>
          </table:table-cell>
          <table:table-cell office:value-type="float" office:value="2013">
            <text:p>2013</text:p>
          </table:table-cell>
          <table:table-cell office:value-type="float" office:value="13401898">
            <text:p>13401898</text:p>
          </table:table-cell>
          <table:table-cell table:style-name="Default"/>
          <table:table-cell table:style-name="ce4" table:formula="of:=SUMPRODUCT([.$D$4:.$D$973]=[.E1282];[.$E$4:.$E$973]=[.D1282];[.$G$4:.$G$973])" office:value-type="float" office:value="13401897">
            <text:p>13401897</text:p>
          </table:table-cell>
          <table:table-cell table:style-name="Default"/>
          <table:table-cell office:value-type="string">
            <text:p>CJAP-SGJ-IS</text:p>
          </table:table-cell>
          <table:table-cell office:value-type="float" office:value="2006">
            <text:p>2006</text:p>
          </table:table-cell>
          <table:table-cell office:value-type="float" office:value="2352293.53">
            <text:p>2352293,53</text:p>
          </table:table-cell>
          <table:table-cell table:style-name="ce6" table:formula="of:=SUMPRODUCT([.$I$4:.$I$973]=[.K1282];[.$J$4:.$J$973]=[.J1282];[.$L$4:.$L$973])" office:value-type="float" office:value="2352293.53">
            <text:p>2352293,5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I-DG-IS</text:p>
          </table:table-cell>
          <table:table-cell office:value-type="float" office:value="2014">
            <text:p>2014</text:p>
          </table:table-cell>
          <table:table-cell office:value-type="float" office:value="8293187">
            <text:p>8293187</text:p>
          </table:table-cell>
          <table:table-cell table:style-name="Default"/>
          <table:table-cell table:style-name="ce4" table:formula="of:=SUMPRODUCT([.$D$4:.$D$973]=[.E1283];[.$E$4:.$E$973]=[.D1283];[.$G$4:.$G$973])" office:value-type="float" office:value="8293187">
            <text:p>8293187</text:p>
          </table:table-cell>
          <table:table-cell table:style-name="Default"/>
          <table:table-cell office:value-type="string">
            <text:p>CJAP-SGJ-IS</text:p>
          </table:table-cell>
          <table:table-cell office:value-type="float" office:value="2007">
            <text:p>2007</text:p>
          </table:table-cell>
          <table:table-cell office:value-type="float" office:value="9792182.48">
            <text:p>9792182,48</text:p>
          </table:table-cell>
          <table:table-cell table:style-name="ce6" table:formula="of:=SUMPRODUCT([.$I$4:.$I$973]=[.K1283];[.$J$4:.$J$973]=[.J1283];[.$L$4:.$L$973])" office:value-type="float" office:value="9792182.48">
            <text:p>9792182,4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I-DG-IS</text:p>
          </table:table-cell>
          <table:table-cell office:value-type="float" office:value="2015">
            <text:p>2015</text:p>
          </table:table-cell>
          <table:table-cell office:value-type="float" office:value="4991717">
            <text:p>4991717</text:p>
          </table:table-cell>
          <table:table-cell table:style-name="Default"/>
          <table:table-cell table:style-name="ce4" table:formula="of:=SUMPRODUCT([.$D$4:.$D$973]=[.E1284];[.$E$4:.$E$973]=[.D1284];[.$G$4:.$G$973])" office:value-type="float" office:value="4991717">
            <text:p>4991717</text:p>
          </table:table-cell>
          <table:table-cell table:style-name="Default"/>
          <table:table-cell office:value-type="string">
            <text:p>CJAP-SGJ-IS</text:p>
          </table:table-cell>
          <table:table-cell office:value-type="float" office:value="2008">
            <text:p>2008</text:p>
          </table:table-cell>
          <table:table-cell office:value-type="float" office:value="5881701.86">
            <text:p>5881701,86</text:p>
          </table:table-cell>
          <table:table-cell table:style-name="ce6" table:formula="of:=SUMPRODUCT([.$I$4:.$I$973]=[.K1284];[.$J$4:.$J$973]=[.J1284];[.$L$4:.$L$973])" office:value-type="float" office:value="5881701.86">
            <text:p>5881701,8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I-DG-IS</text:p>
          </table:table-cell>
          <table:table-cell office:value-type="float" office:value="2016">
            <text:p>2016</text:p>
          </table:table-cell>
          <table:table-cell office:value-type="float" office:value="1053495">
            <text:p>1053495</text:p>
          </table:table-cell>
          <table:table-cell table:style-name="Default"/>
          <table:table-cell table:style-name="ce4" table:formula="of:=SUMPRODUCT([.$D$4:.$D$973]=[.E1285];[.$E$4:.$E$973]=[.D1285];[.$G$4:.$G$973])" office:value-type="float" office:value="1053495">
            <text:p>1053495</text:p>
          </table:table-cell>
          <table:table-cell table:style-name="Default"/>
          <table:table-cell office:value-type="string">
            <text:p>CJAP-SGJ-IS</text:p>
          </table:table-cell>
          <table:table-cell office:value-type="float" office:value="2009">
            <text:p>2009</text:p>
          </table:table-cell>
          <table:table-cell office:value-type="float" office:value="7789909.98">
            <text:p>7789909,98</text:p>
          </table:table-cell>
          <table:table-cell table:style-name="ce6" table:formula="of:=SUMPRODUCT([.$I$4:.$I$973]=[.K1285];[.$J$4:.$J$973]=[.J1285];[.$L$4:.$L$973])" office:value-type="float" office:value="7789909.98">
            <text:p>7789909,9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JI-DG-IS</text:p>
          </table:table-cell>
          <table:table-cell table:style-name="ce3"/>
          <table:table-cell office:value-type="float" office:value="0">
            <text:p>0</text:p>
          </table:table-cell>
          <table:table-cell table:style-name="Default"/>
          <table:table-cell table:style-name="ce4" table:formula="of:=SUMPRODUCT([.$D$4:.$D$973]=[.E1286];[.$E$4:.$E$973]=[.D1286];[.$G$4:.$G$973])" office:value-type="float" office:value="0">
            <text:p>0</text:p>
          </table:table-cell>
          <table:table-cell table:style-name="Default"/>
          <table:table-cell office:value-type="string">
            <text:p>CJAP-SGJ-IS</text:p>
          </table:table-cell>
          <table:table-cell office:value-type="float" office:value="2010">
            <text:p>2010</text:p>
          </table:table-cell>
          <table:table-cell office:value-type="float" office:value="4276014.43">
            <text:p>4276014,43</text:p>
          </table:table-cell>
          <table:table-cell table:style-name="ce6" table:formula="of:=SUMPRODUCT([.$I$4:.$I$973]=[.K1286];[.$J$4:.$J$973]=[.J1286];[.$L$4:.$L$973])" office:value-type="float" office:value="4276014.43">
            <text:p>4276014,4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MAOT</text:p>
          </table:table-cell>
          <table:table-cell office:value-type="float" office:value="2006">
            <text:p>2006</text:p>
          </table:table-cell>
          <table:table-cell office:value-type="float" office:value="583092">
            <text:p>583092</text:p>
          </table:table-cell>
          <table:table-cell table:style-name="Default"/>
          <table:table-cell table:style-name="ce4" table:formula="of:=SUMPRODUCT([.$D$4:.$D$973]=[.E1287];[.$E$4:.$E$973]=[.D1287];[.$G$4:.$G$973])" office:value-type="float" office:value="583091">
            <text:p>583091</text:p>
          </table:table-cell>
          <table:table-cell table:style-name="Default"/>
          <table:table-cell office:value-type="string">
            <text:p>CJAP-SGJ-IS</text:p>
          </table:table-cell>
          <table:table-cell office:value-type="float" office:value="2011">
            <text:p>2011</text:p>
          </table:table-cell>
          <table:table-cell office:value-type="float" office:value="1269877.58">
            <text:p>1269877,58</text:p>
          </table:table-cell>
          <table:table-cell table:style-name="ce6" table:formula="of:=SUMPRODUCT([.$I$4:.$I$973]=[.K1287];[.$J$4:.$J$973]=[.J1287];[.$L$4:.$L$973])" office:value-type="float" office:value="1269877.58">
            <text:p>1269877,5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MAOT</text:p>
          </table:table-cell>
          <table:table-cell office:value-type="float" office:value="2007">
            <text:p>2007</text:p>
          </table:table-cell>
          <table:table-cell office:value-type="float" office:value="3916919">
            <text:p>3916919</text:p>
          </table:table-cell>
          <table:table-cell table:style-name="Default"/>
          <table:table-cell table:style-name="ce4" table:formula="of:=SUMPRODUCT([.$D$4:.$D$973]=[.E1288];[.$E$4:.$E$973]=[.D1288];[.$G$4:.$G$973])" office:value-type="float" office:value="3916917">
            <text:p>3916917</text:p>
          </table:table-cell>
          <table:table-cell table:style-name="Default"/>
          <table:table-cell office:value-type="string">
            <text:p>CJAP-SGJ-IS</text:p>
          </table:table-cell>
          <table:table-cell office:value-type="float" office:value="2012">
            <text:p>2012</text:p>
          </table:table-cell>
          <table:table-cell office:value-type="float" office:value="97540.8">
            <text:p>97540,8</text:p>
          </table:table-cell>
          <table:table-cell table:style-name="ce6" table:formula="of:=SUMPRODUCT([.$I$4:.$I$973]=[.K1288];[.$J$4:.$J$973]=[.J1288];[.$L$4:.$L$973])" office:value-type="float" office:value="97540.8">
            <text:p>97540,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MAOT</text:p>
          </table:table-cell>
          <table:table-cell office:value-type="float" office:value="2008">
            <text:p>2008</text:p>
          </table:table-cell>
          <table:table-cell office:value-type="float" office:value="11294989">
            <text:p>11294989</text:p>
          </table:table-cell>
          <table:table-cell table:style-name="Default"/>
          <table:table-cell table:style-name="ce4" table:formula="of:=SUMPRODUCT([.$D$4:.$D$973]=[.E1289];[.$E$4:.$E$973]=[.D1289];[.$G$4:.$G$973])" office:value-type="float" office:value="11294988">
            <text:p>11294988</text:p>
          </table:table-cell>
          <table:table-cell table:style-name="Default"/>
          <table:table-cell office:value-type="string">
            <text:p>CJAP-SGT</text:p>
          </table:table-cell>
          <table:table-cell office:value-type="float" office:value="2006">
            <text:p>2006</text:p>
          </table:table-cell>
          <table:table-cell office:value-type="float" office:value="142070.49">
            <text:p>142070,49</text:p>
          </table:table-cell>
          <table:table-cell table:style-name="ce6" table:formula="of:=SUMPRODUCT([.$I$4:.$I$973]=[.K1289];[.$J$4:.$J$973]=[.J1289];[.$L$4:.$L$973])" office:value-type="float" office:value="142070.49">
            <text:p>142070,4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MAOT</text:p>
          </table:table-cell>
          <table:table-cell office:value-type="float" office:value="2009">
            <text:p>2009</text:p>
          </table:table-cell>
          <table:table-cell office:value-type="float" office:value="10298777">
            <text:p>10298777</text:p>
          </table:table-cell>
          <table:table-cell table:style-name="Default"/>
          <table:table-cell table:style-name="ce4" table:formula="of:=SUMPRODUCT([.$D$4:.$D$973]=[.E1290];[.$E$4:.$E$973]=[.D1290];[.$G$4:.$G$973])" office:value-type="float" office:value="10298776">
            <text:p>10298776</text:p>
          </table:table-cell>
          <table:table-cell table:style-name="Default"/>
          <table:table-cell office:value-type="string">
            <text:p>CJAP-SGT</text:p>
          </table:table-cell>
          <table:table-cell office:value-type="float" office:value="2007">
            <text:p>2007</text:p>
          </table:table-cell>
          <table:table-cell office:value-type="float" office:value="1199820.12">
            <text:p>1199820,12</text:p>
          </table:table-cell>
          <table:table-cell table:style-name="ce6" table:formula="of:=SUMPRODUCT([.$I$4:.$I$973]=[.K1290];[.$J$4:.$J$973]=[.J1290];[.$L$4:.$L$973])" office:value-type="float" office:value="1199820.12">
            <text:p>1199820,1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MAOT</text:p>
          </table:table-cell>
          <table:table-cell office:value-type="float" office:value="2010">
            <text:p>2010</text:p>
          </table:table-cell>
          <table:table-cell office:value-type="float" office:value="6962668">
            <text:p>6962668</text:p>
          </table:table-cell>
          <table:table-cell table:style-name="Default"/>
          <table:table-cell table:style-name="ce4" table:formula="of:=SUMPRODUCT([.$D$4:.$D$973]=[.E1291];[.$E$4:.$E$973]=[.D1291];[.$G$4:.$G$973])" office:value-type="float" office:value="6962666">
            <text:p>6962666</text:p>
          </table:table-cell>
          <table:table-cell table:style-name="Default"/>
          <table:table-cell office:value-type="string">
            <text:p>CJAP-SGT</text:p>
          </table:table-cell>
          <table:table-cell office:value-type="float" office:value="2007">
            <text:p>2007</text:p>
          </table:table-cell>
          <table:table-cell office:value-type="float" office:value="1199820.12">
            <text:p>1199820,12</text:p>
          </table:table-cell>
          <table:table-cell table:style-name="ce6" table:formula="of:=SUMPRODUCT([.$I$4:.$I$973]=[.K1291];[.$J$4:.$J$973]=[.J1291];[.$L$4:.$L$973])" office:value-type="float" office:value="1199820.12">
            <text:p>1199820,1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MAOT</text:p>
          </table:table-cell>
          <table:table-cell office:value-type="float" office:value="2011">
            <text:p>2011</text:p>
          </table:table-cell>
          <table:table-cell office:value-type="float" office:value="7294192">
            <text:p>7294192</text:p>
          </table:table-cell>
          <table:table-cell table:style-name="Default"/>
          <table:table-cell table:style-name="ce4" table:formula="of:=SUMPRODUCT([.$D$4:.$D$973]=[.E1292];[.$E$4:.$E$973]=[.D1292];[.$G$4:.$G$973])" office:value-type="float" office:value="7294192">
            <text:p>7294192</text:p>
          </table:table-cell>
          <table:table-cell table:style-name="Default"/>
          <table:table-cell office:value-type="string">
            <text:p>CJAP-SGT</text:p>
          </table:table-cell>
          <table:table-cell office:value-type="float" office:value="2008">
            <text:p>2008</text:p>
          </table:table-cell>
          <table:table-cell office:value-type="float" office:value="1540453.83">
            <text:p>1540453,83</text:p>
          </table:table-cell>
          <table:table-cell table:style-name="ce6" table:formula="of:=SUMPRODUCT([.$I$4:.$I$973]=[.K1292];[.$J$4:.$J$973]=[.J1292];[.$L$4:.$L$973])" office:value-type="float" office:value="1540453.83">
            <text:p>1540453,8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MAOT</text:p>
          </table:table-cell>
          <table:table-cell office:value-type="float" office:value="2012">
            <text:p>2012</text:p>
          </table:table-cell>
          <table:table-cell office:value-type="float" office:value="9221213">
            <text:p>9221213</text:p>
          </table:table-cell>
          <table:table-cell table:style-name="Default"/>
          <table:table-cell table:style-name="ce4" table:formula="of:=SUMPRODUCT([.$D$4:.$D$973]=[.E1293];[.$E$4:.$E$973]=[.D1293];[.$G$4:.$G$973])" office:value-type="float" office:value="9221212">
            <text:p>9221212</text:p>
          </table:table-cell>
          <table:table-cell table:style-name="Default"/>
          <table:table-cell office:value-type="string">
            <text:p>CJAP-SGT</text:p>
          </table:table-cell>
          <table:table-cell office:value-type="float" office:value="2009">
            <text:p>2009</text:p>
          </table:table-cell>
          <table:table-cell office:value-type="float" office:value="1178639.12">
            <text:p>1178639,12</text:p>
          </table:table-cell>
          <table:table-cell table:style-name="ce6" table:formula="of:=SUMPRODUCT([.$I$4:.$I$973]=[.K1293];[.$J$4:.$J$973]=[.J1293];[.$L$4:.$L$973])" office:value-type="float" office:value="1178639.12">
            <text:p>1178639,1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MAOT</text:p>
          </table:table-cell>
          <table:table-cell office:value-type="float" office:value="2013">
            <text:p>2013</text:p>
          </table:table-cell>
          <table:table-cell office:value-type="float" office:value="5479753">
            <text:p>5479753</text:p>
          </table:table-cell>
          <table:table-cell table:style-name="Default"/>
          <table:table-cell table:style-name="ce4" table:formula="of:=SUMPRODUCT([.$D$4:.$D$973]=[.E1294];[.$E$4:.$E$973]=[.D1294];[.$G$4:.$G$973])" office:value-type="float" office:value="5479753">
            <text:p>5479753</text:p>
          </table:table-cell>
          <table:table-cell table:style-name="Default"/>
          <table:table-cell office:value-type="string">
            <text:p>CJAP-SGT</text:p>
          </table:table-cell>
          <table:table-cell office:value-type="float" office:value="2010">
            <text:p>2010</text:p>
          </table:table-cell>
          <table:table-cell office:value-type="float" office:value="603761.85">
            <text:p>603761,85</text:p>
          </table:table-cell>
          <table:table-cell table:style-name="ce6" table:formula="of:=SUMPRODUCT([.$I$4:.$I$973]=[.K1294];[.$J$4:.$J$973]=[.J1294];[.$L$4:.$L$973])" office:value-type="float" office:value="603761.85">
            <text:p>603761,8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MAOT</text:p>
          </table:table-cell>
          <table:table-cell office:value-type="float" office:value="2014">
            <text:p>2014</text:p>
          </table:table-cell>
          <table:table-cell office:value-type="float" office:value="2681932">
            <text:p>2681932</text:p>
          </table:table-cell>
          <table:table-cell table:style-name="Default"/>
          <table:table-cell table:style-name="ce4" table:formula="of:=SUMPRODUCT([.$D$4:.$D$973]=[.E1295];[.$E$4:.$E$973]=[.D1295];[.$G$4:.$G$973])" office:value-type="float" office:value="2681931">
            <text:p>2681931</text:p>
          </table:table-cell>
          <table:table-cell table:style-name="Default"/>
          <table:table-cell office:value-type="string">
            <text:p>CJAP-SGT</text:p>
          </table:table-cell>
          <table:table-cell office:value-type="float" office:value="2011">
            <text:p>2011</text:p>
          </table:table-cell>
          <table:table-cell office:value-type="float" office:value="175750">
            <text:p>175750</text:p>
          </table:table-cell>
          <table:table-cell table:style-name="ce6" table:formula="of:=SUMPRODUCT([.$I$4:.$I$973]=[.K1295];[.$J$4:.$J$973]=[.J1295];[.$L$4:.$L$973])" office:value-type="float" office:value="175750">
            <text:p>17575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MAOT</text:p>
          </table:table-cell>
          <table:table-cell office:value-type="float" office:value="2015">
            <text:p>2015</text:p>
          </table:table-cell>
          <table:table-cell office:value-type="float" office:value="1439000">
            <text:p>1439000</text:p>
          </table:table-cell>
          <table:table-cell table:style-name="Default"/>
          <table:table-cell table:style-name="ce4" table:formula="of:=SUMPRODUCT([.$D$4:.$D$973]=[.E1296];[.$E$4:.$E$973]=[.D1296];[.$G$4:.$G$973])" office:value-type="float" office:value="1439000">
            <text:p>1439000</text:p>
          </table:table-cell>
          <table:table-cell table:style-name="Default"/>
          <table:table-cell office:value-type="string">
            <text:p>CJI</text:p>
          </table:table-cell>
          <table:table-cell office:value-type="float" office:value="2013">
            <text:p>2013</text:p>
          </table:table-cell>
          <table:table-cell office:value-type="float" office:value="2319401.6">
            <text:p>2319401,6</text:p>
          </table:table-cell>
          <table:table-cell table:style-name="ce6" table:formula="of:=SUMPRODUCT([.$I$4:.$I$973]=[.K1296];[.$J$4:.$J$973]=[.J1296];[.$L$4:.$L$973])" office:value-type="float" office:value="2319401.6">
            <text:p>2319401,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MAOT</text:p>
          </table:table-cell>
          <table:table-cell office:value-type="float" office:value="2016">
            <text:p>2016</text:p>
          </table:table-cell>
          <table:table-cell office:value-type="float" office:value="1239000">
            <text:p>1239000</text:p>
          </table:table-cell>
          <table:table-cell table:style-name="Default"/>
          <table:table-cell table:style-name="ce4" table:formula="of:=SUMPRODUCT([.$D$4:.$D$973]=[.E1297];[.$E$4:.$E$973]=[.D1297];[.$G$4:.$G$973])" office:value-type="float" office:value="1239000">
            <text:p>1239000</text:p>
          </table:table-cell>
          <table:table-cell table:style-name="Default"/>
          <table:table-cell office:value-type="string">
            <text:p>CJI</text:p>
          </table:table-cell>
          <table:table-cell office:value-type="float" office:value="2014">
            <text:p>2014</text:p>
          </table:table-cell>
          <table:table-cell office:value-type="float" office:value="2282141.49">
            <text:p>2282141,49</text:p>
          </table:table-cell>
          <table:table-cell table:style-name="ce6" table:formula="of:=SUMPRODUCT([.$I$4:.$I$973]=[.K1297];[.$J$4:.$J$973]=[.J1297];[.$L$4:.$L$973])" office:value-type="float" office:value="2282141.49">
            <text:p>2282141,4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MAOT</text:p>
          </table:table-cell>
          <table:table-cell office:value-type="float" office:value="2017">
            <text:p>2017</text:p>
          </table:table-cell>
          <table:table-cell office:value-type="float" office:value="1089000">
            <text:p>1089000</text:p>
          </table:table-cell>
          <table:table-cell table:style-name="Default"/>
          <table:table-cell table:style-name="ce4" table:formula="of:=SUMPRODUCT([.$D$4:.$D$973]=[.E1298];[.$E$4:.$E$973]=[.D1298];[.$G$4:.$G$973])" office:value-type="float" office:value="1089000">
            <text:p>1089000</text:p>
          </table:table-cell>
          <table:table-cell table:style-name="Default"/>
          <table:table-cell office:value-type="string">
            <text:p>CJI</text:p>
          </table:table-cell>
          <table:table-cell office:value-type="float" office:value="2015">
            <text:p>2015</text:p>
          </table:table-cell>
          <table:table-cell office:value-type="float" office:value="1534136.45">
            <text:p>1534136,45</text:p>
          </table:table-cell>
          <table:table-cell table:style-name="ce6" table:formula="of:=SUMPRODUCT([.$I$4:.$I$973]=[.K1298];[.$J$4:.$J$973]=[.J1298];[.$L$4:.$L$973])" office:value-type="float" office:value="1534136.45">
            <text:p>1534136,4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MAOT</text:p>
          </table:table-cell>
          <table:table-cell office:value-type="float" office:value="2018">
            <text:p>2018</text:p>
          </table:table-cell>
          <table:table-cell office:value-type="float" office:value="595283">
            <text:p>595283</text:p>
          </table:table-cell>
          <table:table-cell table:style-name="Default"/>
          <table:table-cell table:style-name="ce4" table:formula="of:=SUMPRODUCT([.$D$4:.$D$973]=[.E1299];[.$E$4:.$E$973]=[.D1299];[.$G$4:.$G$973])" office:value-type="float" office:value="595283">
            <text:p>595283</text:p>
          </table:table-cell>
          <table:table-cell table:style-name="Default"/>
          <table:table-cell office:value-type="string">
            <text:p>CJI-DG-IS</text:p>
          </table:table-cell>
          <table:table-cell office:value-type="float" office:value="2010">
            <text:p>2010</text:p>
          </table:table-cell>
          <table:table-cell office:value-type="float" office:value="894428.03">
            <text:p>894428,03</text:p>
          </table:table-cell>
          <table:table-cell table:style-name="ce6" table:formula="of:=SUMPRODUCT([.$I$4:.$I$973]=[.K1299];[.$J$4:.$J$973]=[.J1299];[.$L$4:.$L$973])" office:value-type="float" office:value="894428.03">
            <text:p>894428,0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OPT</text:p>
          </table:table-cell>
          <table:table-cell office:value-type="float" office:value="2006">
            <text:p>2006</text:p>
          </table:table-cell>
          <table:table-cell office:value-type="float" office:value="163453">
            <text:p>163453</text:p>
          </table:table-cell>
          <table:table-cell table:style-name="Default"/>
          <table:table-cell table:style-name="ce4" table:formula="of:=SUMPRODUCT([.$D$4:.$D$973]=[.E1300];[.$E$4:.$E$973]=[.D1300];[.$G$4:.$G$973])" office:value-type="float" office:value="163453">
            <text:p>163453</text:p>
          </table:table-cell>
          <table:table-cell table:style-name="Default"/>
          <table:table-cell office:value-type="string">
            <text:p>CJI-DG-IS</text:p>
          </table:table-cell>
          <table:table-cell office:value-type="float" office:value="2011">
            <text:p>2011</text:p>
          </table:table-cell>
          <table:table-cell office:value-type="float" office:value="5279132.69">
            <text:p>5279132,69</text:p>
          </table:table-cell>
          <table:table-cell table:style-name="ce6" table:formula="of:=SUMPRODUCT([.$I$4:.$I$973]=[.K1300];[.$J$4:.$J$973]=[.J1300];[.$L$4:.$L$973])" office:value-type="float" office:value="5279132.69">
            <text:p>5279132,6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OPT</text:p>
          </table:table-cell>
          <table:table-cell office:value-type="float" office:value="2007">
            <text:p>2007</text:p>
          </table:table-cell>
          <table:table-cell office:value-type="float" office:value="2940793">
            <text:p>2940793</text:p>
          </table:table-cell>
          <table:table-cell table:style-name="Default"/>
          <table:table-cell table:style-name="ce4" table:formula="of:=SUMPRODUCT([.$D$4:.$D$973]=[.E1301];[.$E$4:.$E$973]=[.D1301];[.$G$4:.$G$973])" office:value-type="float" office:value="2940793">
            <text:p>2940793</text:p>
          </table:table-cell>
          <table:table-cell table:style-name="Default"/>
          <table:table-cell office:value-type="string">
            <text:p>CJI-DG-IS</text:p>
          </table:table-cell>
          <table:table-cell office:value-type="float" office:value="2012">
            <text:p>2012</text:p>
          </table:table-cell>
          <table:table-cell office:value-type="float" office:value="6049545.45">
            <text:p>6049545,45</text:p>
          </table:table-cell>
          <table:table-cell table:style-name="ce6" table:formula="of:=SUMPRODUCT([.$I$4:.$I$973]=[.K1301];[.$J$4:.$J$973]=[.J1301];[.$L$4:.$L$973])" office:value-type="float" office:value="6049545.45">
            <text:p>6049545,4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OPT</text:p>
          </table:table-cell>
          <table:table-cell office:value-type="float" office:value="2008">
            <text:p>2008</text:p>
          </table:table-cell>
          <table:table-cell office:value-type="float" office:value="4864549">
            <text:p>4864549</text:p>
          </table:table-cell>
          <table:table-cell table:style-name="Default"/>
          <table:table-cell table:style-name="ce4" table:formula="of:=SUMPRODUCT([.$D$4:.$D$973]=[.E1302];[.$E$4:.$E$973]=[.D1302];[.$G$4:.$G$973])" office:value-type="float" office:value="4864548">
            <text:p>4864548</text:p>
          </table:table-cell>
          <table:table-cell table:style-name="Default"/>
          <table:table-cell office:value-type="string">
            <text:p>CJI-DG-IS</text:p>
          </table:table-cell>
          <table:table-cell office:value-type="float" office:value="2013">
            <text:p>2013</text:p>
          </table:table-cell>
          <table:table-cell office:value-type="float" office:value="13401898.05">
            <text:p>13401898,05</text:p>
          </table:table-cell>
          <table:table-cell table:style-name="ce6" table:formula="of:=SUMPRODUCT([.$I$4:.$I$973]=[.K1302];[.$J$4:.$J$973]=[.J1302];[.$L$4:.$L$973])" office:value-type="float" office:value="13401898.05">
            <text:p>13401898,0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OPT</text:p>
          </table:table-cell>
          <table:table-cell office:value-type="float" office:value="2009">
            <text:p>2009</text:p>
          </table:table-cell>
          <table:table-cell office:value-type="float" office:value="2916265">
            <text:p>2916265</text:p>
          </table:table-cell>
          <table:table-cell table:style-name="Default"/>
          <table:table-cell table:style-name="ce4" table:formula="of:=SUMPRODUCT([.$D$4:.$D$973]=[.E1303];[.$E$4:.$E$973]=[.D1303];[.$G$4:.$G$973])" office:value-type="float" office:value="2916265">
            <text:p>2916265</text:p>
          </table:table-cell>
          <table:table-cell table:style-name="Default"/>
          <table:table-cell office:value-type="string">
            <text:p>CJI-DG-IS</text:p>
          </table:table-cell>
          <table:table-cell office:value-type="float" office:value="2014">
            <text:p>2014</text:p>
          </table:table-cell>
          <table:table-cell office:value-type="float" office:value="8293187.2">
            <text:p>8293187,2</text:p>
          </table:table-cell>
          <table:table-cell table:style-name="ce6" table:formula="of:=SUMPRODUCT([.$I$4:.$I$973]=[.K1303];[.$J$4:.$J$973]=[.J1303];[.$L$4:.$L$973])" office:value-type="float" office:value="8293187.2">
            <text:p>8293187,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OPT</text:p>
          </table:table-cell>
          <table:table-cell office:value-type="float" office:value="2010">
            <text:p>2010</text:p>
          </table:table-cell>
          <table:table-cell office:value-type="float" office:value="803928">
            <text:p>803928</text:p>
          </table:table-cell>
          <table:table-cell table:style-name="Default"/>
          <table:table-cell table:style-name="ce4" table:formula="of:=SUMPRODUCT([.$D$4:.$D$973]=[.E1304];[.$E$4:.$E$973]=[.D1304];[.$G$4:.$G$973])" office:value-type="float" office:value="803928">
            <text:p>803928</text:p>
          </table:table-cell>
          <table:table-cell table:style-name="Default"/>
          <table:table-cell office:value-type="string">
            <text:p>CJI-DG-IS</text:p>
          </table:table-cell>
          <table:table-cell office:value-type="float" office:value="2014">
            <text:p>2014</text:p>
          </table:table-cell>
          <table:table-cell office:value-type="float" office:value="8293187.2">
            <text:p>8293187,2</text:p>
          </table:table-cell>
          <table:table-cell table:style-name="ce6" table:formula="of:=SUMPRODUCT([.$I$4:.$I$973]=[.K1304];[.$J$4:.$J$973]=[.J1304];[.$L$4:.$L$973])" office:value-type="float" office:value="8293187.2">
            <text:p>8293187,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OPT</text:p>
          </table:table-cell>
          <table:table-cell office:value-type="float" office:value="2011">
            <text:p>2011</text:p>
          </table:table-cell>
          <table:table-cell office:value-type="float" office:value="501113">
            <text:p>501113</text:p>
          </table:table-cell>
          <table:table-cell table:style-name="Default"/>
          <table:table-cell table:style-name="ce4" table:formula="of:=SUMPRODUCT([.$D$4:.$D$973]=[.E1305];[.$E$4:.$E$973]=[.D1305];[.$G$4:.$G$973])" office:value-type="float" office:value="501113">
            <text:p>501113</text:p>
          </table:table-cell>
          <table:table-cell table:style-name="Default"/>
          <table:table-cell office:value-type="string">
            <text:p>CJI-DG-IS</text:p>
          </table:table-cell>
          <table:table-cell office:value-type="float" office:value="2015">
            <text:p>2015</text:p>
          </table:table-cell>
          <table:table-cell office:value-type="float" office:value="4991717">
            <text:p>4991717</text:p>
          </table:table-cell>
          <table:table-cell table:style-name="ce6" table:formula="of:=SUMPRODUCT([.$I$4:.$I$973]=[.K1305];[.$J$4:.$J$973]=[.J1305];[.$L$4:.$L$973])" office:value-type="float" office:value="4991717">
            <text:p>499171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OPT</text:p>
          </table:table-cell>
          <table:table-cell office:value-type="float" office:value="2012">
            <text:p>2012</text:p>
          </table:table-cell>
          <table:table-cell office:value-type="float" office:value="97870">
            <text:p>97870</text:p>
          </table:table-cell>
          <table:table-cell table:style-name="Default"/>
          <table:table-cell table:style-name="ce4" table:formula="of:=SUMPRODUCT([.$D$4:.$D$973]=[.E1306];[.$E$4:.$E$973]=[.D1306];[.$G$4:.$G$973])" office:value-type="float" office:value="97870">
            <text:p>97870</text:p>
          </table:table-cell>
          <table:table-cell table:style-name="Default"/>
          <table:table-cell office:value-type="string">
            <text:p>CJI-DG-IS</text:p>
          </table:table-cell>
          <table:table-cell office:value-type="float" office:value="2016">
            <text:p>2016</text:p>
          </table:table-cell>
          <table:table-cell office:value-type="float" office:value="1053495.57">
            <text:p>1053495,57</text:p>
          </table:table-cell>
          <table:table-cell table:style-name="ce6" table:formula="of:=SUMPRODUCT([.$I$4:.$I$973]=[.K1306];[.$J$4:.$J$973]=[.J1306];[.$L$4:.$L$973])" office:value-type="float" office:value="1053495.57">
            <text:p>1053495,5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PRE</text:p>
          </table:table-cell>
          <table:table-cell office:value-type="float" office:value="2012">
            <text:p>2012</text:p>
          </table:table-cell>
          <table:table-cell office:value-type="float" office:value="707860">
            <text:p>707860</text:p>
          </table:table-cell>
          <table:table-cell table:style-name="Default"/>
          <table:table-cell table:style-name="ce4" table:formula="of:=SUMPRODUCT([.$D$4:.$D$973]=[.E1307];[.$E$4:.$E$973]=[.D1307];[.$G$4:.$G$973])" office:value-type="float" office:value="707859">
            <text:p>707859</text:p>
          </table:table-cell>
          <table:table-cell table:style-name="Default"/>
          <table:table-cell office:value-type="string">
            <text:p>CJI-DG-IS</text:p>
          </table:table-cell>
          <table:table-cell table:style-name="ce3"/>
          <table:table-cell office:value-type="float" office:value="0">
            <text:p>0</text:p>
          </table:table-cell>
          <table:table-cell table:style-name="ce6" table:formula="of:=SUMPRODUCT([.$I$4:.$I$973]=[.K1307];[.$J$4:.$J$973]=[.J1307];[.$L$4:.$L$973]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PRE</text:p>
          </table:table-cell>
          <table:table-cell office:value-type="float" office:value="2013">
            <text:p>2013</text:p>
          </table:table-cell>
          <table:table-cell office:value-type="float" office:value="1737283">
            <text:p>1737283</text:p>
          </table:table-cell>
          <table:table-cell table:style-name="Default"/>
          <table:table-cell table:style-name="ce4" table:formula="of:=SUMPRODUCT([.$D$4:.$D$973]=[.E1308];[.$E$4:.$E$973]=[.D1308];[.$G$4:.$G$973])" office:value-type="float" office:value="1737282">
            <text:p>1737282</text:p>
          </table:table-cell>
          <table:table-cell table:style-name="Default"/>
          <table:table-cell office:value-type="string">
            <text:p>CMAOT</text:p>
          </table:table-cell>
          <table:table-cell office:value-type="float" office:value="2006">
            <text:p>2006</text:p>
          </table:table-cell>
          <table:table-cell office:value-type="float" office:value="583092.22">
            <text:p>583092,22</text:p>
          </table:table-cell>
          <table:table-cell table:style-name="ce6" table:formula="of:=SUMPRODUCT([.$I$4:.$I$973]=[.K1308];[.$J$4:.$J$973]=[.J1308];[.$L$4:.$L$973])" office:value-type="float" office:value="583092.22">
            <text:p>583092,2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PRE</text:p>
          </table:table-cell>
          <table:table-cell office:value-type="float" office:value="2014">
            <text:p>2014</text:p>
          </table:table-cell>
          <table:table-cell office:value-type="float" office:value="632032">
            <text:p>632032</text:p>
          </table:table-cell>
          <table:table-cell table:style-name="Default"/>
          <table:table-cell table:style-name="ce4" table:formula="of:=SUMPRODUCT([.$D$4:.$D$973]=[.E1309];[.$E$4:.$E$973]=[.D1309];[.$G$4:.$G$973])" office:value-type="float" office:value="632031">
            <text:p>632031</text:p>
          </table:table-cell>
          <table:table-cell table:style-name="Default"/>
          <table:table-cell office:value-type="string">
            <text:p>CMAOT</text:p>
          </table:table-cell>
          <table:table-cell office:value-type="float" office:value="2007">
            <text:p>2007</text:p>
          </table:table-cell>
          <table:table-cell office:value-type="float" office:value="3916919.35">
            <text:p>3916919,35</text:p>
          </table:table-cell>
          <table:table-cell table:style-name="ce6" table:formula="of:=SUMPRODUCT([.$I$4:.$I$973]=[.K1309];[.$J$4:.$J$973]=[.J1309];[.$L$4:.$L$973])" office:value-type="float" office:value="3916919.35">
            <text:p>3916919,3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PRE</text:p>
          </table:table-cell>
          <table:table-cell office:value-type="float" office:value="2015">
            <text:p>2015</text:p>
          </table:table-cell>
          <table:table-cell office:value-type="float" office:value="530055">
            <text:p>530055</text:p>
          </table:table-cell>
          <table:table-cell table:style-name="Default"/>
          <table:table-cell table:style-name="ce4" table:formula="of:=SUMPRODUCT([.$D$4:.$D$973]=[.E1310];[.$E$4:.$E$973]=[.D1310];[.$G$4:.$G$973])" office:value-type="float" office:value="530055">
            <text:p>530055</text:p>
          </table:table-cell>
          <table:table-cell table:style-name="Default"/>
          <table:table-cell office:value-type="string">
            <text:p>CMAOT</text:p>
          </table:table-cell>
          <table:table-cell office:value-type="float" office:value="2008">
            <text:p>2008</text:p>
          </table:table-cell>
          <table:table-cell office:value-type="float" office:value="11294989.88">
            <text:p>11294989,88</text:p>
          </table:table-cell>
          <table:table-cell table:style-name="ce6" table:formula="of:=SUMPRODUCT([.$I$4:.$I$973]=[.K1310];[.$J$4:.$J$973]=[.J1310];[.$L$4:.$L$973])" office:value-type="float" office:value="11294989.88">
            <text:p>11294989,8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PRE</text:p>
          </table:table-cell>
          <table:table-cell office:value-type="float" office:value="2016">
            <text:p>2016</text:p>
          </table:table-cell>
          <table:table-cell office:value-type="float" office:value="267636">
            <text:p>267636</text:p>
          </table:table-cell>
          <table:table-cell table:style-name="Default"/>
          <table:table-cell table:style-name="ce4" table:formula="of:=SUMPRODUCT([.$D$4:.$D$973]=[.E1311];[.$E$4:.$E$973]=[.D1311];[.$G$4:.$G$973])" office:value-type="float" office:value="267636">
            <text:p>267636</text:p>
          </table:table-cell>
          <table:table-cell table:style-name="Default"/>
          <table:table-cell office:value-type="string">
            <text:p>CMAOT</text:p>
          </table:table-cell>
          <table:table-cell office:value-type="float" office:value="2009">
            <text:p>2009</text:p>
          </table:table-cell>
          <table:table-cell office:value-type="float" office:value="10298777.45">
            <text:p>10298777,45</text:p>
          </table:table-cell>
          <table:table-cell table:style-name="ce6" table:formula="of:=SUMPRODUCT([.$I$4:.$I$973]=[.K1311];[.$J$4:.$J$973]=[.J1311];[.$L$4:.$L$973])" office:value-type="float" office:value="10298777.45">
            <text:p>10298777,4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PRE</text:p>
          </table:table-cell>
          <table:table-cell office:value-type="float" office:value="2017">
            <text:p>2017</text:p>
          </table:table-cell>
          <table:table-cell office:value-type="float" office:value="57004">
            <text:p>57004</text:p>
          </table:table-cell>
          <table:table-cell table:style-name="Default"/>
          <table:table-cell table:style-name="ce4" table:formula="of:=SUMPRODUCT([.$D$4:.$D$973]=[.E1312];[.$E$4:.$E$973]=[.D1312];[.$G$4:.$G$973])" office:value-type="float" office:value="57004">
            <text:p>57004</text:p>
          </table:table-cell>
          <table:table-cell table:style-name="Default"/>
          <table:table-cell office:value-type="string">
            <text:p>CMAOT</text:p>
          </table:table-cell>
          <table:table-cell office:value-type="float" office:value="2010">
            <text:p>2010</text:p>
          </table:table-cell>
          <table:table-cell office:value-type="float" office:value="6962668.31">
            <text:p>6962668,31</text:p>
          </table:table-cell>
          <table:table-cell table:style-name="ce6" table:formula="of:=SUMPRODUCT([.$I$4:.$I$973]=[.K1312];[.$J$4:.$J$973]=[.J1312];[.$L$4:.$L$973])" office:value-type="float" office:value="6962668.31">
            <text:p>6962668,3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PREII</text:p>
          </table:table-cell>
          <table:table-cell office:value-type="float" office:value="2006">
            <text:p>2006</text:p>
          </table:table-cell>
          <table:table-cell office:value-type="float" office:value="76724">
            <text:p>76724</text:p>
          </table:table-cell>
          <table:table-cell table:style-name="Default"/>
          <table:table-cell table:style-name="ce4" table:formula="of:=SUMPRODUCT([.$D$4:.$D$973]=[.E1313];[.$E$4:.$E$973]=[.D1313];[.$G$4:.$G$973])" office:value-type="float" office:value="76724">
            <text:p>76724</text:p>
          </table:table-cell>
          <table:table-cell table:style-name="Default"/>
          <table:table-cell office:value-type="string">
            <text:p>CMAOT</text:p>
          </table:table-cell>
          <table:table-cell office:value-type="float" office:value="2011">
            <text:p>2011</text:p>
          </table:table-cell>
          <table:table-cell office:value-type="float" office:value="7294192.27">
            <text:p>7294192,27</text:p>
          </table:table-cell>
          <table:table-cell table:style-name="ce6" table:formula="of:=SUMPRODUCT([.$I$4:.$I$973]=[.K1313];[.$J$4:.$J$973]=[.J1313];[.$L$4:.$L$973])" office:value-type="float" office:value="7294192.27">
            <text:p>7294192,2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PREII</text:p>
          </table:table-cell>
          <table:table-cell office:value-type="float" office:value="2007">
            <text:p>2007</text:p>
          </table:table-cell>
          <table:table-cell office:value-type="float" office:value="455261">
            <text:p>455261</text:p>
          </table:table-cell>
          <table:table-cell table:style-name="Default"/>
          <table:table-cell table:style-name="ce4" table:formula="of:=SUMPRODUCT([.$D$4:.$D$973]=[.E1314];[.$E$4:.$E$973]=[.D1314];[.$G$4:.$G$973])" office:value-type="float" office:value="455260">
            <text:p>455260</text:p>
          </table:table-cell>
          <table:table-cell table:style-name="Default"/>
          <table:table-cell office:value-type="string">
            <text:p>CMAOT</text:p>
          </table:table-cell>
          <table:table-cell office:value-type="float" office:value="2011">
            <text:p>2011</text:p>
          </table:table-cell>
          <table:table-cell office:value-type="float" office:value="7294192.27">
            <text:p>7294192,27</text:p>
          </table:table-cell>
          <table:table-cell table:style-name="ce6" table:formula="of:=SUMPRODUCT([.$I$4:.$I$973]=[.K1314];[.$J$4:.$J$973]=[.J1314];[.$L$4:.$L$973])" office:value-type="float" office:value="7294192.27">
            <text:p>7294192,2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PREII</text:p>
          </table:table-cell>
          <table:table-cell office:value-type="float" office:value="2008">
            <text:p>2008</text:p>
          </table:table-cell>
          <table:table-cell office:value-type="float" office:value="938975">
            <text:p>938975</text:p>
          </table:table-cell>
          <table:table-cell table:style-name="Default"/>
          <table:table-cell table:style-name="ce4" table:formula="of:=SUMPRODUCT([.$D$4:.$D$973]=[.E1315];[.$E$4:.$E$973]=[.D1315];[.$G$4:.$G$973])" office:value-type="float" office:value="938974">
            <text:p>938974</text:p>
          </table:table-cell>
          <table:table-cell table:style-name="Default"/>
          <table:table-cell office:value-type="string">
            <text:p>CMAOT</text:p>
          </table:table-cell>
          <table:table-cell office:value-type="float" office:value="2012">
            <text:p>2012</text:p>
          </table:table-cell>
          <table:table-cell office:value-type="float" office:value="9221213.12">
            <text:p>9221213,12</text:p>
          </table:table-cell>
          <table:table-cell table:style-name="ce6" table:formula="of:=SUMPRODUCT([.$I$4:.$I$973]=[.K1315];[.$J$4:.$J$973]=[.J1315];[.$L$4:.$L$973])" office:value-type="float" office:value="9221213.12">
            <text:p>9221213,1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PREII</text:p>
          </table:table-cell>
          <table:table-cell office:value-type="float" office:value="2009">
            <text:p>2009</text:p>
          </table:table-cell>
          <table:table-cell office:value-type="float" office:value="1844030">
            <text:p>1844030</text:p>
          </table:table-cell>
          <table:table-cell table:style-name="Default"/>
          <table:table-cell table:style-name="ce4" table:formula="of:=SUMPRODUCT([.$D$4:.$D$973]=[.E1316];[.$E$4:.$E$973]=[.D1316];[.$G$4:.$G$973])" office:value-type="float" office:value="1844030">
            <text:p>1844030</text:p>
          </table:table-cell>
          <table:table-cell table:style-name="Default"/>
          <table:table-cell office:value-type="string">
            <text:p>CMAOT</text:p>
          </table:table-cell>
          <table:table-cell office:value-type="float" office:value="2013">
            <text:p>2013</text:p>
          </table:table-cell>
          <table:table-cell office:value-type="float" office:value="5479753.88">
            <text:p>5479753,88</text:p>
          </table:table-cell>
          <table:table-cell table:style-name="ce6" table:formula="of:=SUMPRODUCT([.$I$4:.$I$973]=[.K1316];[.$J$4:.$J$973]=[.J1316];[.$L$4:.$L$973])" office:value-type="float" office:value="5479753.88">
            <text:p>5479753,8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PREII</text:p>
          </table:table-cell>
          <table:table-cell office:value-type="float" office:value="2010">
            <text:p>2010</text:p>
          </table:table-cell>
          <table:table-cell office:value-type="float" office:value="1034938">
            <text:p>1034938</text:p>
          </table:table-cell>
          <table:table-cell table:style-name="Default"/>
          <table:table-cell table:style-name="ce4" table:formula="of:=SUMPRODUCT([.$D$4:.$D$973]=[.E1317];[.$E$4:.$E$973]=[.D1317];[.$G$4:.$G$973])" office:value-type="float" office:value="1034938">
            <text:p>1034938</text:p>
          </table:table-cell>
          <table:table-cell table:style-name="Default"/>
          <table:table-cell office:value-type="string">
            <text:p>CMAOT</text:p>
          </table:table-cell>
          <table:table-cell office:value-type="float" office:value="2014">
            <text:p>2014</text:p>
          </table:table-cell>
          <table:table-cell office:value-type="float" office:value="2681932.36">
            <text:p>2681932,36</text:p>
          </table:table-cell>
          <table:table-cell table:style-name="ce6" table:formula="of:=SUMPRODUCT([.$I$4:.$I$973]=[.K1317];[.$J$4:.$J$973]=[.J1317];[.$L$4:.$L$973])" office:value-type="float" office:value="2681932.36">
            <text:p>2681932,3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PREII</text:p>
          </table:table-cell>
          <table:table-cell office:value-type="float" office:value="2011">
            <text:p>2011</text:p>
          </table:table-cell>
          <table:table-cell office:value-type="float" office:value="1087825">
            <text:p>1087825</text:p>
          </table:table-cell>
          <table:table-cell table:style-name="Default"/>
          <table:table-cell table:style-name="ce4" table:formula="of:=SUMPRODUCT([.$D$4:.$D$973]=[.E1318];[.$E$4:.$E$973]=[.D1318];[.$G$4:.$G$973])" office:value-type="float" office:value="1087825">
            <text:p>1087825</text:p>
          </table:table-cell>
          <table:table-cell table:style-name="Default"/>
          <table:table-cell office:value-type="string">
            <text:p>CMAOT</text:p>
          </table:table-cell>
          <table:table-cell office:value-type="float" office:value="2015">
            <text:p>2015</text:p>
          </table:table-cell>
          <table:table-cell office:value-type="float" office:value="1439000">
            <text:p>1439000</text:p>
          </table:table-cell>
          <table:table-cell table:style-name="ce6" table:formula="of:=SUMPRODUCT([.$I$4:.$I$973]=[.K1318];[.$J$4:.$J$973]=[.J1318];[.$L$4:.$L$973])" office:value-type="float" office:value="1439000">
            <text:p>14390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PREII</text:p>
          </table:table-cell>
          <table:table-cell office:value-type="float" office:value="2012">
            <text:p>2012</text:p>
          </table:table-cell>
          <table:table-cell office:value-type="float" office:value="1623785">
            <text:p>1623785</text:p>
          </table:table-cell>
          <table:table-cell table:style-name="Default"/>
          <table:table-cell table:style-name="ce4" table:formula="of:=SUMPRODUCT([.$D$4:.$D$973]=[.E1319];[.$E$4:.$E$973]=[.D1319];[.$G$4:.$G$973])" office:value-type="float" office:value="1623785">
            <text:p>1623785</text:p>
          </table:table-cell>
          <table:table-cell table:style-name="Default"/>
          <table:table-cell office:value-type="string">
            <text:p>CMAOT</text:p>
          </table:table-cell>
          <table:table-cell office:value-type="float" office:value="2016">
            <text:p>2016</text:p>
          </table:table-cell>
          <table:table-cell office:value-type="float" office:value="1239000">
            <text:p>1239000</text:p>
          </table:table-cell>
          <table:table-cell table:style-name="ce6" table:formula="of:=SUMPRODUCT([.$I$4:.$I$973]=[.K1319];[.$J$4:.$J$973]=[.J1319];[.$L$4:.$L$973])" office:value-type="float" office:value="1239000">
            <text:p>12390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PREII</text:p>
          </table:table-cell>
          <table:table-cell office:value-type="float" office:value="2013">
            <text:p>2013</text:p>
          </table:table-cell>
          <table:table-cell office:value-type="float" office:value="487733">
            <text:p>487733</text:p>
          </table:table-cell>
          <table:table-cell table:style-name="Default"/>
          <table:table-cell table:style-name="ce4" table:formula="of:=SUMPRODUCT([.$D$4:.$D$973]=[.E1320];[.$E$4:.$E$973]=[.D1320];[.$G$4:.$G$973])" office:value-type="float" office:value="487733">
            <text:p>487733</text:p>
          </table:table-cell>
          <table:table-cell table:style-name="Default"/>
          <table:table-cell office:value-type="string">
            <text:p>CMAOT</text:p>
          </table:table-cell>
          <table:table-cell office:value-type="float" office:value="2017">
            <text:p>2017</text:p>
          </table:table-cell>
          <table:table-cell office:value-type="float" office:value="1089000">
            <text:p>1089000</text:p>
          </table:table-cell>
          <table:table-cell table:style-name="ce6" table:formula="of:=SUMPRODUCT([.$I$4:.$I$973]=[.K1320];[.$J$4:.$J$973]=[.J1320];[.$L$4:.$L$973])" office:value-type="float" office:value="1089000">
            <text:p>10890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PREII</text:p>
          </table:table-cell>
          <table:table-cell office:value-type="float" office:value="2014">
            <text:p>2014</text:p>
          </table:table-cell>
          <table:table-cell office:value-type="float" office:value="140125">
            <text:p>140125</text:p>
          </table:table-cell>
          <table:table-cell table:style-name="Default"/>
          <table:table-cell table:style-name="ce4" table:formula="of:=SUMPRODUCT([.$D$4:.$D$973]=[.E1321];[.$E$4:.$E$973]=[.D1321];[.$G$4:.$G$973])" office:value-type="float" office:value="140125">
            <text:p>140125</text:p>
          </table:table-cell>
          <table:table-cell table:style-name="Default"/>
          <table:table-cell office:value-type="string">
            <text:p>CMAOT</text:p>
          </table:table-cell>
          <table:table-cell office:value-type="float" office:value="2018">
            <text:p>2018</text:p>
          </table:table-cell>
          <table:table-cell office:value-type="float" office:value="595283.2">
            <text:p>595283,2</text:p>
          </table:table-cell>
          <table:table-cell table:style-name="ce6" table:formula="of:=SUMPRODUCT([.$I$4:.$I$973]=[.K1321];[.$J$4:.$J$973]=[.J1321];[.$L$4:.$L$973])" office:value-type="float" office:value="595283.2">
            <text:p>595283,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SBS</text:p>
          </table:table-cell>
          <table:table-cell office:value-type="float" office:value="2006">
            <text:p>2006</text:p>
          </table:table-cell>
          <table:table-cell office:value-type="float" office:value="361722">
            <text:p>361722</text:p>
          </table:table-cell>
          <table:table-cell table:style-name="Default"/>
          <table:table-cell table:style-name="ce4" table:formula="of:=SUMPRODUCT([.$D$4:.$D$973]=[.E1322];[.$E$4:.$E$973]=[.D1322];[.$G$4:.$G$973])" office:value-type="float" office:value="361722">
            <text:p>361722</text:p>
          </table:table-cell>
          <table:table-cell table:style-name="Default"/>
          <table:table-cell office:value-type="string">
            <text:p>COPT</text:p>
          </table:table-cell>
          <table:table-cell office:value-type="float" office:value="2006">
            <text:p>2006</text:p>
          </table:table-cell>
          <table:table-cell office:value-type="float" office:value="163453.92">
            <text:p>163453,92</text:p>
          </table:table-cell>
          <table:table-cell table:style-name="ce6" table:formula="of:=SUMPRODUCT([.$I$4:.$I$973]=[.K1322];[.$J$4:.$J$973]=[.J1322];[.$L$4:.$L$973])" office:value-type="float" office:value="163453.92">
            <text:p>163453,9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SBS</text:p>
          </table:table-cell>
          <table:table-cell office:value-type="float" office:value="2007">
            <text:p>2007</text:p>
          </table:table-cell>
          <table:table-cell office:value-type="float" office:value="2524705">
            <text:p>2524705</text:p>
          </table:table-cell>
          <table:table-cell table:style-name="Default"/>
          <table:table-cell table:style-name="ce4" table:formula="of:=SUMPRODUCT([.$D$4:.$D$973]=[.E1323];[.$E$4:.$E$973]=[.D1323];[.$G$4:.$G$973])" office:value-type="float" office:value="2524705">
            <text:p>2524705</text:p>
          </table:table-cell>
          <table:table-cell table:style-name="Default"/>
          <table:table-cell office:value-type="string">
            <text:p>COPT</text:p>
          </table:table-cell>
          <table:table-cell office:value-type="float" office:value="2007">
            <text:p>2007</text:p>
          </table:table-cell>
          <table:table-cell office:value-type="float" office:value="2940793.96">
            <text:p>2940793,96</text:p>
          </table:table-cell>
          <table:table-cell table:style-name="ce6" table:formula="of:=SUMPRODUCT([.$I$4:.$I$973]=[.K1323];[.$J$4:.$J$973]=[.J1323];[.$L$4:.$L$973])" office:value-type="float" office:value="2940793.96">
            <text:p>2940793,9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SBS</text:p>
          </table:table-cell>
          <table:table-cell office:value-type="float" office:value="2008">
            <text:p>2008</text:p>
          </table:table-cell>
          <table:table-cell office:value-type="float" office:value="3184876">
            <text:p>3184876</text:p>
          </table:table-cell>
          <table:table-cell table:style-name="Default"/>
          <table:table-cell table:style-name="ce4" table:formula="of:=SUMPRODUCT([.$D$4:.$D$973]=[.E1324];[.$E$4:.$E$973]=[.D1324];[.$G$4:.$G$973])" office:value-type="float" office:value="3184875">
            <text:p>3184875</text:p>
          </table:table-cell>
          <table:table-cell table:style-name="Default"/>
          <table:table-cell office:value-type="string">
            <text:p>COPT</text:p>
          </table:table-cell>
          <table:table-cell office:value-type="float" office:value="2008">
            <text:p>2008</text:p>
          </table:table-cell>
          <table:table-cell office:value-type="float" office:value="4864549.26">
            <text:p>4864549,26</text:p>
          </table:table-cell>
          <table:table-cell table:style-name="ce6" table:formula="of:=SUMPRODUCT([.$I$4:.$I$973]=[.K1324];[.$J$4:.$J$973]=[.J1324];[.$L$4:.$L$973])" office:value-type="float" office:value="4864549.26">
            <text:p>4864549,2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SBS</text:p>
          </table:table-cell>
          <table:table-cell office:value-type="float" office:value="2009">
            <text:p>2009</text:p>
          </table:table-cell>
          <table:table-cell office:value-type="float" office:value="3761567">
            <text:p>3761567</text:p>
          </table:table-cell>
          <table:table-cell table:style-name="Default"/>
          <table:table-cell table:style-name="ce4" table:formula="of:=SUMPRODUCT([.$D$4:.$D$973]=[.E1325];[.$E$4:.$E$973]=[.D1325];[.$G$4:.$G$973])" office:value-type="float" office:value="3761566">
            <text:p>3761566</text:p>
          </table:table-cell>
          <table:table-cell table:style-name="Default"/>
          <table:table-cell office:value-type="string">
            <text:p>COPT</text:p>
          </table:table-cell>
          <table:table-cell office:value-type="float" office:value="2009">
            <text:p>2009</text:p>
          </table:table-cell>
          <table:table-cell office:value-type="float" office:value="2916265.93">
            <text:p>2916265,93</text:p>
          </table:table-cell>
          <table:table-cell table:style-name="ce6" table:formula="of:=SUMPRODUCT([.$I$4:.$I$973]=[.K1325];[.$J$4:.$J$973]=[.J1325];[.$L$4:.$L$973])" office:value-type="float" office:value="2916265.93">
            <text:p>2916265,9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SBS</text:p>
          </table:table-cell>
          <table:table-cell office:value-type="float" office:value="2010">
            <text:p>2010</text:p>
          </table:table-cell>
          <table:table-cell office:value-type="float" office:value="2711756">
            <text:p>2711756</text:p>
          </table:table-cell>
          <table:table-cell table:style-name="Default"/>
          <table:table-cell table:style-name="ce4" table:formula="of:=SUMPRODUCT([.$D$4:.$D$973]=[.E1326];[.$E$4:.$E$973]=[.D1326];[.$G$4:.$G$973])" office:value-type="float" office:value="2711756">
            <text:p>2711756</text:p>
          </table:table-cell>
          <table:table-cell table:style-name="Default"/>
          <table:table-cell office:value-type="string">
            <text:p>COPT</text:p>
          </table:table-cell>
          <table:table-cell office:value-type="float" office:value="2010">
            <text:p>2010</text:p>
          </table:table-cell>
          <table:table-cell office:value-type="float" office:value="803928.92">
            <text:p>803928,92</text:p>
          </table:table-cell>
          <table:table-cell table:style-name="ce6" table:formula="of:=SUMPRODUCT([.$I$4:.$I$973]=[.K1326];[.$J$4:.$J$973]=[.J1326];[.$L$4:.$L$973])" office:value-type="float" office:value="803928.92">
            <text:p>803928,9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SBS</text:p>
          </table:table-cell>
          <table:table-cell office:value-type="float" office:value="2011">
            <text:p>2011</text:p>
          </table:table-cell>
          <table:table-cell office:value-type="float" office:value="7730756">
            <text:p>7730756</text:p>
          </table:table-cell>
          <table:table-cell table:style-name="Default"/>
          <table:table-cell table:style-name="ce4" table:formula="of:=SUMPRODUCT([.$D$4:.$D$973]=[.E1327];[.$E$4:.$E$973]=[.D1327];[.$G$4:.$G$973])" office:value-type="float" office:value="7730755">
            <text:p>7730755</text:p>
          </table:table-cell>
          <table:table-cell table:style-name="Default"/>
          <table:table-cell office:value-type="string">
            <text:p>COPT</text:p>
          </table:table-cell>
          <table:table-cell office:value-type="float" office:value="2011">
            <text:p>2011</text:p>
          </table:table-cell>
          <table:table-cell office:value-type="float" office:value="501113.6">
            <text:p>501113,6</text:p>
          </table:table-cell>
          <table:table-cell table:style-name="ce6" table:formula="of:=SUMPRODUCT([.$I$4:.$I$973]=[.K1327];[.$J$4:.$J$973]=[.J1327];[.$L$4:.$L$973])" office:value-type="float" office:value="501113.6">
            <text:p>501113,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SBS</text:p>
          </table:table-cell>
          <table:table-cell office:value-type="float" office:value="2012">
            <text:p>2012</text:p>
          </table:table-cell>
          <table:table-cell office:value-type="float" office:value="8613767">
            <text:p>8613767</text:p>
          </table:table-cell>
          <table:table-cell table:style-name="Default"/>
          <table:table-cell table:style-name="ce4" table:formula="of:=SUMPRODUCT([.$D$4:.$D$973]=[.E1328];[.$E$4:.$E$973]=[.D1328];[.$G$4:.$G$973])" office:value-type="float" office:value="8613767">
            <text:p>8613767</text:p>
          </table:table-cell>
          <table:table-cell table:style-name="Default"/>
          <table:table-cell office:value-type="string">
            <text:p>COPT</text:p>
          </table:table-cell>
          <table:table-cell office:value-type="float" office:value="2012">
            <text:p>2012</text:p>
          </table:table-cell>
          <table:table-cell office:value-type="float" office:value="97870.08">
            <text:p>97870,08</text:p>
          </table:table-cell>
          <table:table-cell table:style-name="ce6" table:formula="of:=SUMPRODUCT([.$I$4:.$I$973]=[.K1328];[.$J$4:.$J$973]=[.J1328];[.$L$4:.$L$973])" office:value-type="float" office:value="97870.08">
            <text:p>97870,0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SBS</text:p>
          </table:table-cell>
          <table:table-cell office:value-type="float" office:value="2013">
            <text:p>2013</text:p>
          </table:table-cell>
          <table:table-cell office:value-type="float" office:value="9773080">
            <text:p>9773080</text:p>
          </table:table-cell>
          <table:table-cell table:style-name="Default"/>
          <table:table-cell table:style-name="ce4" table:formula="of:=SUMPRODUCT([.$D$4:.$D$973]=[.E1329];[.$E$4:.$E$973]=[.D1329];[.$G$4:.$G$973])" office:value-type="float" office:value="9773079">
            <text:p>9773079</text:p>
          </table:table-cell>
          <table:table-cell table:style-name="Default"/>
          <table:table-cell office:value-type="string">
            <text:p>CPRE</text:p>
          </table:table-cell>
          <table:table-cell office:value-type="float" office:value="2012">
            <text:p>2012</text:p>
          </table:table-cell>
          <table:table-cell office:value-type="float" office:value="707860.38">
            <text:p>707860,38</text:p>
          </table:table-cell>
          <table:table-cell table:style-name="ce6" table:formula="of:=SUMPRODUCT([.$I$4:.$I$973]=[.K1329];[.$J$4:.$J$973]=[.J1329];[.$L$4:.$L$973])" office:value-type="float" office:value="707860.38">
            <text:p>707860,3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SBS</text:p>
          </table:table-cell>
          <table:table-cell office:value-type="float" office:value="2014">
            <text:p>2014</text:p>
          </table:table-cell>
          <table:table-cell office:value-type="float" office:value="3798188">
            <text:p>3798188</text:p>
          </table:table-cell>
          <table:table-cell table:style-name="Default"/>
          <table:table-cell table:style-name="ce4" table:formula="of:=SUMPRODUCT([.$D$4:.$D$973]=[.E1330];[.$E$4:.$E$973]=[.D1330];[.$G$4:.$G$973])" office:value-type="float" office:value="3798187">
            <text:p>3798187</text:p>
          </table:table-cell>
          <table:table-cell table:style-name="Default"/>
          <table:table-cell office:value-type="string">
            <text:p>CPRE</text:p>
          </table:table-cell>
          <table:table-cell office:value-type="float" office:value="2013">
            <text:p>2013</text:p>
          </table:table-cell>
          <table:table-cell office:value-type="float" office:value="1737283.14">
            <text:p>1737283,14</text:p>
          </table:table-cell>
          <table:table-cell table:style-name="ce6" table:formula="of:=SUMPRODUCT([.$I$4:.$I$973]=[.K1330];[.$J$4:.$J$973]=[.J1330];[.$L$4:.$L$973])" office:value-type="float" office:value="1737283.14">
            <text:p>1737283,1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SBS</text:p>
          </table:table-cell>
          <table:table-cell office:value-type="float" office:value="2015">
            <text:p>2015</text:p>
          </table:table-cell>
          <table:table-cell office:value-type="float" office:value="1437506">
            <text:p>1437506</text:p>
          </table:table-cell>
          <table:table-cell table:style-name="Default"/>
          <table:table-cell table:style-name="ce4" table:formula="of:=SUMPRODUCT([.$D$4:.$D$973]=[.E1331];[.$E$4:.$E$973]=[.D1331];[.$G$4:.$G$973])" office:value-type="float" office:value="1437506">
            <text:p>1437506</text:p>
          </table:table-cell>
          <table:table-cell table:style-name="Default"/>
          <table:table-cell office:value-type="string">
            <text:p>CPRE</text:p>
          </table:table-cell>
          <table:table-cell office:value-type="float" office:value="2014">
            <text:p>2014</text:p>
          </table:table-cell>
          <table:table-cell office:value-type="float" office:value="632032.25">
            <text:p>632032,25</text:p>
          </table:table-cell>
          <table:table-cell table:style-name="ce6" table:formula="of:=SUMPRODUCT([.$I$4:.$I$973]=[.K1331];[.$J$4:.$J$973]=[.J1331];[.$L$4:.$L$973])" office:value-type="float" office:value="632032.25">
            <text:p>632032,2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SBS</text:p>
          </table:table-cell>
          <table:table-cell office:value-type="float" office:value="2016">
            <text:p>2016</text:p>
          </table:table-cell>
          <table:table-cell office:value-type="float" office:value="214760">
            <text:p>214760</text:p>
          </table:table-cell>
          <table:table-cell table:style-name="Default"/>
          <table:table-cell table:style-name="ce4" table:formula="of:=SUMPRODUCT([.$D$4:.$D$973]=[.E1332];[.$E$4:.$E$973]=[.D1332];[.$G$4:.$G$973])" office:value-type="float" office:value="214760">
            <text:p>214760</text:p>
          </table:table-cell>
          <table:table-cell table:style-name="Default"/>
          <table:table-cell office:value-type="string">
            <text:p>CPRE</text:p>
          </table:table-cell>
          <table:table-cell office:value-type="float" office:value="2015">
            <text:p>2015</text:p>
          </table:table-cell>
          <table:table-cell office:value-type="float" office:value="530055.61">
            <text:p>530055,61</text:p>
          </table:table-cell>
          <table:table-cell table:style-name="ce6" table:formula="of:=SUMPRODUCT([.$I$4:.$I$973]=[.K1332];[.$J$4:.$J$973]=[.J1332];[.$L$4:.$L$973])" office:value-type="float" office:value="530055.61">
            <text:p>530055,61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CSBS-APESHAG</text:p>
          </table:table-cell>
          <table:table-cell office:value-type="float" office:value="2013">
            <text:p>2013</text:p>
          </table:table-cell>
          <table:table-cell office:value-type="float" office:value="482135">
            <text:p>482135</text:p>
          </table:table-cell>
          <table:table-cell table:style-name="Default"/>
          <table:table-cell table:style-name="ce4" table:formula="of:=SUMPRODUCT([.$D$4:.$D$973]=[.E1333];[.$E$4:.$E$973]=[.D1333];[.$G$4:.$G$973])" office:value-type="float" office:value="482134">
            <text:p>482134</text:p>
          </table:table-cell>
          <table:table-cell table:style-name="Default"/>
          <table:table-cell office:value-type="string">
            <text:p>CPRE</text:p>
          </table:table-cell>
          <table:table-cell office:value-type="float" office:value="2016">
            <text:p>2016</text:p>
          </table:table-cell>
          <table:table-cell office:value-type="float" office:value="267636.86">
            <text:p>267636,86</text:p>
          </table:table-cell>
          <table:table-cell table:style-name="ce6" table:formula="of:=SUMPRODUCT([.$I$4:.$I$973]=[.K1333];[.$J$4:.$J$973]=[.J1333];[.$L$4:.$L$973])" office:value-type="float" office:value="267636.86">
            <text:p>267636,86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CSBS-APESHAG</text:p>
          </table:table-cell>
          <table:table-cell office:value-type="float" office:value="2014">
            <text:p>2014</text:p>
          </table:table-cell>
          <table:table-cell office:value-type="float" office:value="311748">
            <text:p>311748</text:p>
          </table:table-cell>
          <table:table-cell table:style-name="Default"/>
          <table:table-cell table:style-name="ce4" table:formula="of:=SUMPRODUCT([.$D$4:.$D$973]=[.E1334];[.$E$4:.$E$973]=[.D1334];[.$G$4:.$G$973])" office:value-type="float" office:value="311748">
            <text:p>311748</text:p>
          </table:table-cell>
          <table:table-cell table:style-name="Default"/>
          <table:table-cell office:value-type="string">
            <text:p>CPRE</text:p>
          </table:table-cell>
          <table:table-cell office:value-type="float" office:value="2017">
            <text:p>2017</text:p>
          </table:table-cell>
          <table:table-cell office:value-type="float" office:value="57004.48">
            <text:p>57004,48</text:p>
          </table:table-cell>
          <table:table-cell table:style-name="ce6" table:formula="of:=SUMPRODUCT([.$I$4:.$I$973]=[.K1334];[.$J$4:.$J$973]=[.J1334];[.$L$4:.$L$973])" office:value-type="float" office:value="57004.48">
            <text:p>57004,48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CSBS-APESHAG</text:p>
          </table:table-cell>
          <table:table-cell office:value-type="float" office:value="2015">
            <text:p>2015</text:p>
          </table:table-cell>
          <table:table-cell office:value-type="float" office:value="217800">
            <text:p>217800</text:p>
          </table:table-cell>
          <table:table-cell table:style-name="Default"/>
          <table:table-cell table:style-name="ce4" table:formula="of:=SUMPRODUCT([.$D$4:.$D$973]=[.E1335];[.$E$4:.$E$973]=[.D1335];[.$G$4:.$G$973])" office:value-type="float" office:value="217800">
            <text:p>217800</text:p>
          </table:table-cell>
          <table:table-cell table:style-name="Default"/>
          <table:table-cell office:value-type="string">
            <text:p>CPREII</text:p>
          </table:table-cell>
          <table:table-cell office:value-type="float" office:value="2006">
            <text:p>2006</text:p>
          </table:table-cell>
          <table:table-cell office:value-type="float" office:value="76724.02">
            <text:p>76724,02</text:p>
          </table:table-cell>
          <table:table-cell table:style-name="ce6" table:formula="of:=SUMPRODUCT([.$I$4:.$I$973]=[.K1335];[.$J$4:.$J$973]=[.J1335];[.$L$4:.$L$973])" office:value-type="float" office:value="76724.02">
            <text:p>76724,02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CSBS-APESHAG</text:p>
          </table:table-cell>
          <table:table-cell office:value-type="float" office:value="2016">
            <text:p>2016</text:p>
          </table:table-cell>
          <table:table-cell office:value-type="float" office:value="217800">
            <text:p>217800</text:p>
          </table:table-cell>
          <table:table-cell table:style-name="Default"/>
          <table:table-cell table:style-name="ce4" table:formula="of:=SUMPRODUCT([.$D$4:.$D$973]=[.E1336];[.$E$4:.$E$973]=[.D1336];[.$G$4:.$G$973])" office:value-type="float" office:value="217800">
            <text:p>217800</text:p>
          </table:table-cell>
          <table:table-cell table:style-name="Default"/>
          <table:table-cell office:value-type="string">
            <text:p>CPREII</text:p>
          </table:table-cell>
          <table:table-cell office:value-type="float" office:value="2007">
            <text:p>2007</text:p>
          </table:table-cell>
          <table:table-cell office:value-type="float" office:value="455261.14">
            <text:p>455261,14</text:p>
          </table:table-cell>
          <table:table-cell table:style-name="ce6" table:formula="of:=SUMPRODUCT([.$I$4:.$I$973]=[.K1336];[.$J$4:.$J$973]=[.J1336];[.$L$4:.$L$973])" office:value-type="float" office:value="455261.14">
            <text:p>455261,14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CSBS-APESHP</text:p>
          </table:table-cell>
          <table:table-cell office:value-type="float" office:value="2013">
            <text:p>2013</text:p>
          </table:table-cell>
          <table:table-cell office:value-type="float" office:value="3630">
            <text:p>3630</text:p>
          </table:table-cell>
          <table:table-cell table:style-name="Default"/>
          <table:table-cell table:style-name="ce4" table:formula="of:=SUMPRODUCT([.$D$4:.$D$973]=[.E1337];[.$E$4:.$E$973]=[.D1337];[.$G$4:.$G$973])" office:value-type="float" office:value="3630">
            <text:p>3630</text:p>
          </table:table-cell>
          <table:table-cell table:style-name="Default"/>
          <table:table-cell office:value-type="string">
            <text:p>CPREII</text:p>
          </table:table-cell>
          <table:table-cell office:value-type="float" office:value="2008">
            <text:p>2008</text:p>
          </table:table-cell>
          <table:table-cell office:value-type="float" office:value="938975.37">
            <text:p>938975,37</text:p>
          </table:table-cell>
          <table:table-cell table:style-name="ce6" table:formula="of:=SUMPRODUCT([.$I$4:.$I$973]=[.K1337];[.$J$4:.$J$973]=[.J1337];[.$L$4:.$L$973])" office:value-type="float" office:value="938975.37">
            <text:p>938975,37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CSBS-APESHP</text:p>
          </table:table-cell>
          <table:table-cell office:value-type="float" office:value="2014">
            <text:p>2014</text:p>
          </table:table-cell>
          <table:table-cell office:value-type="float" office:value="35143">
            <text:p>35143</text:p>
          </table:table-cell>
          <table:table-cell table:style-name="Default"/>
          <table:table-cell table:style-name="ce4" table:formula="of:=SUMPRODUCT([.$D$4:.$D$973]=[.E1338];[.$E$4:.$E$973]=[.D1338];[.$G$4:.$G$973])" office:value-type="float" office:value="35143">
            <text:p>35143</text:p>
          </table:table-cell>
          <table:table-cell table:style-name="Default"/>
          <table:table-cell office:value-type="string">
            <text:p>CPREII</text:p>
          </table:table-cell>
          <table:table-cell office:value-type="float" office:value="2009">
            <text:p>2009</text:p>
          </table:table-cell>
          <table:table-cell office:value-type="float" office:value="1844030.95">
            <text:p>1844030,95</text:p>
          </table:table-cell>
          <table:table-cell table:style-name="ce6" table:formula="of:=SUMPRODUCT([.$I$4:.$I$973]=[.K1338];[.$J$4:.$J$973]=[.J1338];[.$L$4:.$L$973])" office:value-type="float" office:value="1844030.95">
            <text:p>1844030,9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SBS-ASSDA</text:p>
          </table:table-cell>
          <table:table-cell office:value-type="float" office:value="2013">
            <text:p>2013</text:p>
          </table:table-cell>
          <table:table-cell office:value-type="float" office:value="5145745">
            <text:p>5145745</text:p>
          </table:table-cell>
          <table:table-cell table:style-name="Default"/>
          <table:table-cell table:style-name="ce4" table:formula="of:=SUMPRODUCT([.$D$4:.$D$973]=[.E1339];[.$E$4:.$E$973]=[.D1339];[.$G$4:.$G$973])" office:value-type="float" office:value="5145745">
            <text:p>5145745</text:p>
          </table:table-cell>
          <table:table-cell table:style-name="Default"/>
          <table:table-cell office:value-type="string">
            <text:p>CPREII</text:p>
          </table:table-cell>
          <table:table-cell office:value-type="float" office:value="2010">
            <text:p>2010</text:p>
          </table:table-cell>
          <table:table-cell office:value-type="float" office:value="1034938.58">
            <text:p>1034938,58</text:p>
          </table:table-cell>
          <table:table-cell table:style-name="ce6" table:formula="of:=SUMPRODUCT([.$I$4:.$I$973]=[.K1339];[.$J$4:.$J$973]=[.J1339];[.$L$4:.$L$973])" office:value-type="float" office:value="1034938.58">
            <text:p>1034938,5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SBS-ASSDA</text:p>
          </table:table-cell>
          <table:table-cell office:value-type="float" office:value="2014">
            <text:p>2014</text:p>
          </table:table-cell>
          <table:table-cell office:value-type="float" office:value="9173951">
            <text:p>9173951</text:p>
          </table:table-cell>
          <table:table-cell table:style-name="Default"/>
          <table:table-cell table:style-name="ce4" table:formula="of:=SUMPRODUCT([.$D$4:.$D$973]=[.E1340];[.$E$4:.$E$973]=[.D1340];[.$G$4:.$G$973])" office:value-type="float" office:value="9173950">
            <text:p>9173950</text:p>
          </table:table-cell>
          <table:table-cell table:style-name="Default"/>
          <table:table-cell office:value-type="string">
            <text:p>CPREII</text:p>
          </table:table-cell>
          <table:table-cell office:value-type="float" office:value="2010">
            <text:p>2010</text:p>
          </table:table-cell>
          <table:table-cell office:value-type="float" office:value="1034938.58">
            <text:p>1034938,58</text:p>
          </table:table-cell>
          <table:table-cell table:style-name="ce6" table:formula="of:=SUMPRODUCT([.$I$4:.$I$973]=[.K1340];[.$J$4:.$J$973]=[.J1340];[.$L$4:.$L$973])" office:value-type="float" office:value="1034938.58">
            <text:p>1034938,5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SBS-ASSDA</text:p>
          </table:table-cell>
          <table:table-cell office:value-type="float" office:value="2015">
            <text:p>2015</text:p>
          </table:table-cell>
          <table:table-cell office:value-type="float" office:value="5713145">
            <text:p>5713145</text:p>
          </table:table-cell>
          <table:table-cell table:style-name="Default"/>
          <table:table-cell table:style-name="ce4" table:formula="of:=SUMPRODUCT([.$D$4:.$D$973]=[.E1341];[.$E$4:.$E$973]=[.D1341];[.$G$4:.$G$973])" office:value-type="float" office:value="5713145">
            <text:p>5713145</text:p>
          </table:table-cell>
          <table:table-cell table:style-name="Default"/>
          <table:table-cell office:value-type="string">
            <text:p>CPREII</text:p>
          </table:table-cell>
          <table:table-cell office:value-type="float" office:value="2011">
            <text:p>2011</text:p>
          </table:table-cell>
          <table:table-cell office:value-type="float" office:value="1087825.84">
            <text:p>1087825,84</text:p>
          </table:table-cell>
          <table:table-cell table:style-name="ce6" table:formula="of:=SUMPRODUCT([.$I$4:.$I$973]=[.K1341];[.$J$4:.$J$973]=[.J1341];[.$L$4:.$L$973])" office:value-type="float" office:value="1087825.84">
            <text:p>1087825,8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SBS-EIHBG</text:p>
          </table:table-cell>
          <table:table-cell office:value-type="float" office:value="2013">
            <text:p>2013</text:p>
          </table:table-cell>
          <table:table-cell office:value-type="float" office:value="249278">
            <text:p>249278</text:p>
          </table:table-cell>
          <table:table-cell table:style-name="Default"/>
          <table:table-cell table:style-name="ce4" table:formula="of:=SUMPRODUCT([.$D$4:.$D$973]=[.E1342];[.$E$4:.$E$973]=[.D1342];[.$G$4:.$G$973])" office:value-type="float" office:value="249277">
            <text:p>249277</text:p>
          </table:table-cell>
          <table:table-cell table:style-name="Default"/>
          <table:table-cell office:value-type="string">
            <text:p>CPREII</text:p>
          </table:table-cell>
          <table:table-cell office:value-type="float" office:value="2012">
            <text:p>2012</text:p>
          </table:table-cell>
          <table:table-cell office:value-type="float" office:value="1623785.82">
            <text:p>1623785,82</text:p>
          </table:table-cell>
          <table:table-cell table:style-name="ce6" table:formula="of:=SUMPRODUCT([.$I$4:.$I$973]=[.K1342];[.$J$4:.$J$973]=[.J1342];[.$L$4:.$L$973])" office:value-type="float" office:value="1623785.82">
            <text:p>1623785,8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SBS-EIHBG</text:p>
          </table:table-cell>
          <table:table-cell office:value-type="float" office:value="2014">
            <text:p>2014</text:p>
          </table:table-cell>
          <table:table-cell office:value-type="float" office:value="269630">
            <text:p>269630</text:p>
          </table:table-cell>
          <table:table-cell table:style-name="Default"/>
          <table:table-cell table:style-name="ce4" table:formula="of:=SUMPRODUCT([.$D$4:.$D$973]=[.E1343];[.$E$4:.$E$973]=[.D1343];[.$G$4:.$G$973])" office:value-type="float" office:value="269630">
            <text:p>269630</text:p>
          </table:table-cell>
          <table:table-cell table:style-name="Default"/>
          <table:table-cell office:value-type="string">
            <text:p>CPREII</text:p>
          </table:table-cell>
          <table:table-cell office:value-type="float" office:value="2013">
            <text:p>2013</text:p>
          </table:table-cell>
          <table:table-cell office:value-type="float" office:value="487733.33">
            <text:p>487733,33</text:p>
          </table:table-cell>
          <table:table-cell table:style-name="ce6" table:formula="of:=SUMPRODUCT([.$I$4:.$I$973]=[.K1343];[.$J$4:.$J$973]=[.J1343];[.$L$4:.$L$973])" office:value-type="float" office:value="487733.33">
            <text:p>487733,3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SBS-EIHBG</text:p>
          </table:table-cell>
          <table:table-cell office:value-type="float" office:value="2015">
            <text:p>2015</text:p>
          </table:table-cell>
          <table:table-cell office:value-type="float" office:value="87909">
            <text:p>87909</text:p>
          </table:table-cell>
          <table:table-cell table:style-name="Default"/>
          <table:table-cell table:style-name="ce4" table:formula="of:=SUMPRODUCT([.$D$4:.$D$973]=[.E1344];[.$E$4:.$E$973]=[.D1344];[.$G$4:.$G$973])" office:value-type="float" office:value="87909">
            <text:p>87909</text:p>
          </table:table-cell>
          <table:table-cell table:style-name="Default"/>
          <table:table-cell office:value-type="string">
            <text:p>CPREII</text:p>
          </table:table-cell>
          <table:table-cell office:value-type="float" office:value="2014">
            <text:p>2014</text:p>
          </table:table-cell>
          <table:table-cell office:value-type="float" office:value="140125">
            <text:p>140125</text:p>
          </table:table-cell>
          <table:table-cell table:style-name="ce6" table:formula="of:=SUMPRODUCT([.$I$4:.$I$973]=[.K1344];[.$J$4:.$J$973]=[.J1344];[.$L$4:.$L$973])" office:value-type="float" office:value="140125">
            <text:p>14012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SBS-EPES</text:p>
          </table:table-cell>
          <table:table-cell office:value-type="float" office:value="2013">
            <text:p>2013</text:p>
          </table:table-cell>
          <table:table-cell office:value-type="float" office:value="2179101">
            <text:p>2179101</text:p>
          </table:table-cell>
          <table:table-cell table:style-name="Default"/>
          <table:table-cell table:style-name="ce4" table:formula="of:=SUMPRODUCT([.$D$4:.$D$973]=[.E1345];[.$E$4:.$E$973]=[.D1345];[.$G$4:.$G$973])" office:value-type="float" office:value="2179101">
            <text:p>2179101</text:p>
          </table:table-cell>
          <table:table-cell table:style-name="Default"/>
          <table:table-cell office:value-type="string">
            <text:p>CSBS</text:p>
          </table:table-cell>
          <table:table-cell office:value-type="float" office:value="2006">
            <text:p>2006</text:p>
          </table:table-cell>
          <table:table-cell office:value-type="float" office:value="361722.8">
            <text:p>361722,8</text:p>
          </table:table-cell>
          <table:table-cell table:style-name="ce6" table:formula="of:=SUMPRODUCT([.$I$4:.$I$973]=[.K1345];[.$J$4:.$J$973]=[.J1345];[.$L$4:.$L$973])" office:value-type="float" office:value="361722.8">
            <text:p>361722,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SBS-EPES</text:p>
          </table:table-cell>
          <table:table-cell office:value-type="float" office:value="2014">
            <text:p>2014</text:p>
          </table:table-cell>
          <table:table-cell office:value-type="float" office:value="737496">
            <text:p>737496</text:p>
          </table:table-cell>
          <table:table-cell table:style-name="Default"/>
          <table:table-cell table:style-name="ce4" table:formula="of:=SUMPRODUCT([.$D$4:.$D$973]=[.E1346];[.$E$4:.$E$973]=[.D1346];[.$G$4:.$G$973])" office:value-type="float" office:value="737496">
            <text:p>737496</text:p>
          </table:table-cell>
          <table:table-cell table:style-name="Default"/>
          <table:table-cell office:value-type="string">
            <text:p>CSBS</text:p>
          </table:table-cell>
          <table:table-cell office:value-type="float" office:value="2007">
            <text:p>2007</text:p>
          </table:table-cell>
          <table:table-cell office:value-type="float" office:value="2524705.78">
            <text:p>2524705,78</text:p>
          </table:table-cell>
          <table:table-cell table:style-name="ce6" table:formula="of:=SUMPRODUCT([.$I$4:.$I$973]=[.K1346];[.$J$4:.$J$973]=[.J1346];[.$L$4:.$L$973])" office:value-type="float" office:value="2524705.78">
            <text:p>2524705,7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SBS-EPES</text:p>
          </table:table-cell>
          <table:table-cell office:value-type="float" office:value="2015">
            <text:p>2015</text:p>
          </table:table-cell>
          <table:table-cell office:value-type="float" office:value="1102381">
            <text:p>1102381</text:p>
          </table:table-cell>
          <table:table-cell table:style-name="Default"/>
          <table:table-cell table:style-name="ce4" table:formula="of:=SUMPRODUCT([.$D$4:.$D$973]=[.E1347];[.$E$4:.$E$973]=[.D1347];[.$G$4:.$G$973])" office:value-type="float" office:value="1102381">
            <text:p>1102381</text:p>
          </table:table-cell>
          <table:table-cell table:style-name="Default"/>
          <table:table-cell office:value-type="string">
            <text:p>CSBS</text:p>
          </table:table-cell>
          <table:table-cell office:value-type="float" office:value="2008">
            <text:p>2008</text:p>
          </table:table-cell>
          <table:table-cell office:value-type="float" office:value="3184876.9">
            <text:p>3184876,9</text:p>
          </table:table-cell>
          <table:table-cell table:style-name="ce6" table:formula="of:=SUMPRODUCT([.$I$4:.$I$973]=[.K1347];[.$J$4:.$J$973]=[.J1347];[.$L$4:.$L$973])" office:value-type="float" office:value="3184876.9">
            <text:p>3184876,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SBS-EPES</text:p>
          </table:table-cell>
          <table:table-cell office:value-type="float" office:value="2016">
            <text:p>2016</text:p>
          </table:table-cell>
          <table:table-cell office:value-type="float" office:value="927208">
            <text:p>927208</text:p>
          </table:table-cell>
          <table:table-cell table:style-name="Default"/>
          <table:table-cell table:style-name="ce4" table:formula="of:=SUMPRODUCT([.$D$4:.$D$973]=[.E1348];[.$E$4:.$E$973]=[.D1348];[.$G$4:.$G$973])" office:value-type="float" office:value="927208">
            <text:p>927208</text:p>
          </table:table-cell>
          <table:table-cell table:style-name="Default"/>
          <table:table-cell office:value-type="string">
            <text:p>CSBS</text:p>
          </table:table-cell>
          <table:table-cell office:value-type="float" office:value="2009">
            <text:p>2009</text:p>
          </table:table-cell>
          <table:table-cell office:value-type="float" office:value="3761567.32">
            <text:p>3761567,32</text:p>
          </table:table-cell>
          <table:table-cell table:style-name="ce6" table:formula="of:=SUMPRODUCT([.$I$4:.$I$973]=[.K1348];[.$J$4:.$J$973]=[.J1348];[.$L$4:.$L$973])" office:value-type="float" office:value="3761567.32">
            <text:p>3761567,3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TC</text:p>
          </table:table-cell>
          <table:table-cell office:value-type="float" office:value="2012">
            <text:p>2012</text:p>
          </table:table-cell>
          <table:table-cell office:value-type="float" office:value="4911">
            <text:p>4911</text:p>
          </table:table-cell>
          <table:table-cell table:style-name="Default"/>
          <table:table-cell table:style-name="ce4" table:formula="of:=SUMPRODUCT([.$D$4:.$D$973]=[.E1349];[.$E$4:.$E$973]=[.D1349];[.$G$4:.$G$973])" office:value-type="float" office:value="4911">
            <text:p>4911</text:p>
          </table:table-cell>
          <table:table-cell table:style-name="Default"/>
          <table:table-cell office:value-type="string">
            <text:p>CSBS</text:p>
          </table:table-cell>
          <table:table-cell office:value-type="float" office:value="2010">
            <text:p>2010</text:p>
          </table:table-cell>
          <table:table-cell office:value-type="float" office:value="2711756.15">
            <text:p>2711756,15</text:p>
          </table:table-cell>
          <table:table-cell table:style-name="ce6" table:formula="of:=SUMPRODUCT([.$I$4:.$I$973]=[.K1349];[.$J$4:.$J$973]=[.J1349];[.$L$4:.$L$973])" office:value-type="float" office:value="2711756.15">
            <text:p>2711756,1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TC</text:p>
          </table:table-cell>
          <table:table-cell office:value-type="float" office:value="2013">
            <text:p>2013</text:p>
          </table:table-cell>
          <table:table-cell office:value-type="float" office:value="53598">
            <text:p>53598</text:p>
          </table:table-cell>
          <table:table-cell table:style-name="Default"/>
          <table:table-cell table:style-name="ce4" table:formula="of:=SUMPRODUCT([.$D$4:.$D$973]=[.E1350];[.$E$4:.$E$973]=[.D1350];[.$G$4:.$G$973])" office:value-type="float" office:value="53597">
            <text:p>53597</text:p>
          </table:table-cell>
          <table:table-cell table:style-name="Default"/>
          <table:table-cell office:value-type="string">
            <text:p>CSBS</text:p>
          </table:table-cell>
          <table:table-cell office:value-type="float" office:value="2011">
            <text:p>2011</text:p>
          </table:table-cell>
          <table:table-cell office:value-type="float" office:value="7730756.38">
            <text:p>7730756,38</text:p>
          </table:table-cell>
          <table:table-cell table:style-name="ce6" table:formula="of:=SUMPRODUCT([.$I$4:.$I$973]=[.K1350];[.$J$4:.$J$973]=[.J1350];[.$L$4:.$L$973])" office:value-type="float" office:value="7730756.38">
            <text:p>7730756,3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TC</text:p>
          </table:table-cell>
          <table:table-cell office:value-type="float" office:value="2014">
            <text:p>2014</text:p>
          </table:table-cell>
          <table:table-cell office:value-type="float" office:value="398691">
            <text:p>398691</text:p>
          </table:table-cell>
          <table:table-cell table:style-name="Default"/>
          <table:table-cell table:style-name="ce4" table:formula="of:=SUMPRODUCT([.$D$4:.$D$973]=[.E1351];[.$E$4:.$E$973]=[.D1351];[.$G$4:.$G$973])" office:value-type="float" office:value="398691">
            <text:p>398691</text:p>
          </table:table-cell>
          <table:table-cell table:style-name="Default"/>
          <table:table-cell office:value-type="string">
            <text:p>CSBS</text:p>
          </table:table-cell>
          <table:table-cell office:value-type="float" office:value="2012">
            <text:p>2012</text:p>
          </table:table-cell>
          <table:table-cell office:value-type="float" office:value="8613767.69">
            <text:p>8613767,69</text:p>
          </table:table-cell>
          <table:table-cell table:style-name="ce6" table:formula="of:=SUMPRODUCT([.$I$4:.$I$973]=[.K1351];[.$J$4:.$J$973]=[.J1351];[.$L$4:.$L$973])" office:value-type="float" office:value="8613767.69">
            <text:p>8613767,6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TC</text:p>
          </table:table-cell>
          <table:table-cell office:value-type="float" office:value="2015">
            <text:p>2015</text:p>
          </table:table-cell>
          <table:table-cell office:value-type="float" office:value="460000">
            <text:p>460000</text:p>
          </table:table-cell>
          <table:table-cell table:style-name="Default"/>
          <table:table-cell table:style-name="ce4" table:formula="of:=SUMPRODUCT([.$D$4:.$D$973]=[.E1352];[.$E$4:.$E$973]=[.D1352];[.$G$4:.$G$973])" office:value-type="float" office:value="460000">
            <text:p>460000</text:p>
          </table:table-cell>
          <table:table-cell table:style-name="Default"/>
          <table:table-cell office:value-type="string">
            <text:p>CSBS</text:p>
          </table:table-cell>
          <table:table-cell office:value-type="float" office:value="2013">
            <text:p>2013</text:p>
          </table:table-cell>
          <table:table-cell office:value-type="float" office:value="9773080.52">
            <text:p>9773080,52</text:p>
          </table:table-cell>
          <table:table-cell table:style-name="ce6" table:formula="of:=SUMPRODUCT([.$I$4:.$I$973]=[.K1352];[.$J$4:.$J$973]=[.J1352];[.$L$4:.$L$973])" office:value-type="float" office:value="9773080.52">
            <text:p>9773080,5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TC</text:p>
          </table:table-cell>
          <table:table-cell office:value-type="float" office:value="2016">
            <text:p>2016</text:p>
          </table:table-cell>
          <table:table-cell office:value-type="float" office:value="76666">
            <text:p>76666</text:p>
          </table:table-cell>
          <table:table-cell table:style-name="Default"/>
          <table:table-cell table:style-name="ce4" table:formula="of:=SUMPRODUCT([.$D$4:.$D$973]=[.E1353];[.$E$4:.$E$973]=[.D1353];[.$G$4:.$G$973])" office:value-type="float" office:value="76666">
            <text:p>76666</text:p>
          </table:table-cell>
          <table:table-cell table:style-name="Default"/>
          <table:table-cell office:value-type="string">
            <text:p>CSBS</text:p>
          </table:table-cell>
          <table:table-cell office:value-type="float" office:value="2014">
            <text:p>2014</text:p>
          </table:table-cell>
          <table:table-cell office:value-type="float" office:value="3798188.08">
            <text:p>3798188,08</text:p>
          </table:table-cell>
          <table:table-cell table:style-name="ce6" table:formula="of:=SUMPRODUCT([.$I$4:.$I$973]=[.K1353];[.$J$4:.$J$973]=[.J1353];[.$L$4:.$L$973])" office:value-type="float" office:value="3798188.08">
            <text:p>3798188,0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TCD</text:p>
          </table:table-cell>
          <table:table-cell office:value-type="float" office:value="2007">
            <text:p>2007</text:p>
          </table:table-cell>
          <table:table-cell office:value-type="float" office:value="687961">
            <text:p>687961</text:p>
          </table:table-cell>
          <table:table-cell table:style-name="Default"/>
          <table:table-cell table:style-name="ce4" table:formula="of:=SUMPRODUCT([.$D$4:.$D$973]=[.E1354];[.$E$4:.$E$973]=[.D1354];[.$G$4:.$G$973])" office:value-type="float" office:value="687961">
            <text:p>687961</text:p>
          </table:table-cell>
          <table:table-cell table:style-name="Default"/>
          <table:table-cell office:value-type="string">
            <text:p>CSBS</text:p>
          </table:table-cell>
          <table:table-cell office:value-type="float" office:value="2015">
            <text:p>2015</text:p>
          </table:table-cell>
          <table:table-cell office:value-type="float" office:value="1437506.07">
            <text:p>1437506,07</text:p>
          </table:table-cell>
          <table:table-cell table:style-name="ce6" table:formula="of:=SUMPRODUCT([.$I$4:.$I$973]=[.K1354];[.$J$4:.$J$973]=[.J1354];[.$L$4:.$L$973])" office:value-type="float" office:value="1437506.07">
            <text:p>1437506,0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TCD</text:p>
          </table:table-cell>
          <table:table-cell office:value-type="float" office:value="2008">
            <text:p>2008</text:p>
          </table:table-cell>
          <table:table-cell office:value-type="float" office:value="1069029">
            <text:p>1069029</text:p>
          </table:table-cell>
          <table:table-cell table:style-name="Default"/>
          <table:table-cell table:style-name="ce4" table:formula="of:=SUMPRODUCT([.$D$4:.$D$973]=[.E1355];[.$E$4:.$E$973]=[.D1355];[.$G$4:.$G$973])" office:value-type="float" office:value="1069029">
            <text:p>1069029</text:p>
          </table:table-cell>
          <table:table-cell table:style-name="Default"/>
          <table:table-cell office:value-type="string">
            <text:p>CSBS</text:p>
          </table:table-cell>
          <table:table-cell office:value-type="float" office:value="2016">
            <text:p>2016</text:p>
          </table:table-cell>
          <table:table-cell office:value-type="float" office:value="214760">
            <text:p>214760</text:p>
          </table:table-cell>
          <table:table-cell table:style-name="ce6" table:formula="of:=SUMPRODUCT([.$I$4:.$I$973]=[.K1355];[.$J$4:.$J$973]=[.J1355];[.$L$4:.$L$973])" office:value-type="float" office:value="214760">
            <text:p>21476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TCD</text:p>
          </table:table-cell>
          <table:table-cell office:value-type="float" office:value="2009">
            <text:p>2009</text:p>
          </table:table-cell>
          <table:table-cell office:value-type="float" office:value="722981">
            <text:p>722981</text:p>
          </table:table-cell>
          <table:table-cell table:style-name="Default"/>
          <table:table-cell table:style-name="ce4" table:formula="of:=SUMPRODUCT([.$D$4:.$D$973]=[.E1356];[.$E$4:.$E$973]=[.D1356];[.$G$4:.$G$973])" office:value-type="float" office:value="722980">
            <text:p>722980</text:p>
          </table:table-cell>
          <table:table-cell table:style-name="Default"/>
          <table:table-cell office:value-type="string">
            <text:p>CSBS-APESHAG</text:p>
          </table:table-cell>
          <table:table-cell office:value-type="float" office:value="2013">
            <text:p>2013</text:p>
          </table:table-cell>
          <table:table-cell office:value-type="float" office:value="482135.24">
            <text:p>482135,24</text:p>
          </table:table-cell>
          <table:table-cell table:style-name="ce6" table:formula="of:=SUMPRODUCT([.$I$4:.$I$973]=[.K1356];[.$J$4:.$J$973]=[.J1356];[.$L$4:.$L$973])" office:value-type="float" office:value="482135.24">
            <text:p>482135,2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TCD</text:p>
          </table:table-cell>
          <table:table-cell office:value-type="float" office:value="2010">
            <text:p>2010</text:p>
          </table:table-cell>
          <table:table-cell office:value-type="float" office:value="789872">
            <text:p>789872</text:p>
          </table:table-cell>
          <table:table-cell table:style-name="Default"/>
          <table:table-cell table:style-name="ce4" table:formula="of:=SUMPRODUCT([.$D$4:.$D$973]=[.E1357];[.$E$4:.$E$973]=[.D1357];[.$G$4:.$G$973])" office:value-type="float" office:value="789872">
            <text:p>789872</text:p>
          </table:table-cell>
          <table:table-cell table:style-name="Default"/>
          <table:table-cell office:value-type="string">
            <text:p>CSBS-APESHAG</text:p>
          </table:table-cell>
          <table:table-cell office:value-type="float" office:value="2013">
            <text:p>2013</text:p>
          </table:table-cell>
          <table:table-cell office:value-type="float" office:value="482135.24">
            <text:p>482135,24</text:p>
          </table:table-cell>
          <table:table-cell table:style-name="ce6" table:formula="of:=SUMPRODUCT([.$I$4:.$I$973]=[.K1357];[.$J$4:.$J$973]=[.J1357];[.$L$4:.$L$973])" office:value-type="float" office:value="482135.24">
            <text:p>482135,2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TCD</text:p>
          </table:table-cell>
          <table:table-cell office:value-type="float" office:value="2011">
            <text:p>2011</text:p>
          </table:table-cell>
          <table:table-cell office:value-type="float" office:value="347785">
            <text:p>347785</text:p>
          </table:table-cell>
          <table:table-cell table:style-name="Default"/>
          <table:table-cell table:style-name="ce4" table:formula="of:=SUMPRODUCT([.$D$4:.$D$973]=[.E1358];[.$E$4:.$E$973]=[.D1358];[.$G$4:.$G$973])" office:value-type="float" office:value="347784">
            <text:p>347784</text:p>
          </table:table-cell>
          <table:table-cell table:style-name="Default"/>
          <table:table-cell office:value-type="string">
            <text:p>CSBS-APESHAG</text:p>
          </table:table-cell>
          <table:table-cell office:value-type="float" office:value="2014">
            <text:p>2014</text:p>
          </table:table-cell>
          <table:table-cell office:value-type="float" office:value="311748.22">
            <text:p>311748,22</text:p>
          </table:table-cell>
          <table:table-cell table:style-name="ce6" table:formula="of:=SUMPRODUCT([.$I$4:.$I$973]=[.K1358];[.$J$4:.$J$973]=[.J1358];[.$L$4:.$L$973])" office:value-type="float" office:value="311748.22">
            <text:p>311748,2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TCD</text:p>
          </table:table-cell>
          <table:table-cell office:value-type="float" office:value="2012">
            <text:p>2012</text:p>
          </table:table-cell>
          <table:table-cell office:value-type="float" office:value="479904">
            <text:p>479904</text:p>
          </table:table-cell>
          <table:table-cell table:style-name="Default"/>
          <table:table-cell table:style-name="ce4" table:formula="of:=SUMPRODUCT([.$D$4:.$D$973]=[.E1359];[.$E$4:.$E$973]=[.D1359];[.$G$4:.$G$973])" office:value-type="float" office:value="479904">
            <text:p>479904</text:p>
          </table:table-cell>
          <table:table-cell table:style-name="Default"/>
          <table:table-cell office:value-type="string">
            <text:p>CSBS-APESHAG</text:p>
          </table:table-cell>
          <table:table-cell office:value-type="float" office:value="2015">
            <text:p>2015</text:p>
          </table:table-cell>
          <table:table-cell office:value-type="float" office:value="217800">
            <text:p>217800</text:p>
          </table:table-cell>
          <table:table-cell table:style-name="ce6" table:formula="of:=SUMPRODUCT([.$I$4:.$I$973]=[.K1359];[.$J$4:.$J$973]=[.J1359];[.$L$4:.$L$973])" office:value-type="float" office:value="217800">
            <text:p>2178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TCD</text:p>
          </table:table-cell>
          <table:table-cell office:value-type="float" office:value="2013">
            <text:p>2013</text:p>
          </table:table-cell>
          <table:table-cell office:value-type="float" office:value="251210">
            <text:p>251210</text:p>
          </table:table-cell>
          <table:table-cell table:style-name="Default"/>
          <table:table-cell table:style-name="ce4" table:formula="of:=SUMPRODUCT([.$D$4:.$D$973]=[.E1360];[.$E$4:.$E$973]=[.D1360];[.$G$4:.$G$973])" office:value-type="float" office:value="251210">
            <text:p>251210</text:p>
          </table:table-cell>
          <table:table-cell table:style-name="Default"/>
          <table:table-cell office:value-type="string">
            <text:p>CSBS-APESHAG</text:p>
          </table:table-cell>
          <table:table-cell office:value-type="float" office:value="2016">
            <text:p>2016</text:p>
          </table:table-cell>
          <table:table-cell office:value-type="float" office:value="217800">
            <text:p>217800</text:p>
          </table:table-cell>
          <table:table-cell table:style-name="ce6" table:formula="of:=SUMPRODUCT([.$I$4:.$I$973]=[.K1360];[.$J$4:.$J$973]=[.J1360];[.$L$4:.$L$973])" office:value-type="float" office:value="217800">
            <text:p>2178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VOT</text:p>
          </table:table-cell>
          <table:table-cell office:value-type="float" office:value="2008">
            <text:p>2008</text:p>
          </table:table-cell>
          <table:table-cell office:value-type="float" office:value="1141603">
            <text:p>1141603</text:p>
          </table:table-cell>
          <table:table-cell table:style-name="Default"/>
          <table:table-cell table:style-name="ce4" table:formula="of:=SUMPRODUCT([.$D$4:.$D$973]=[.E1361];[.$E$4:.$E$973]=[.D1361];[.$G$4:.$G$973])" office:value-type="float" office:value="1141603">
            <text:p>1141603</text:p>
          </table:table-cell>
          <table:table-cell table:style-name="Default"/>
          <table:table-cell office:value-type="string">
            <text:p>CSBS-APESHP</text:p>
          </table:table-cell>
          <table:table-cell office:value-type="float" office:value="2013">
            <text:p>2013</text:p>
          </table:table-cell>
          <table:table-cell office:value-type="float" office:value="3630.53">
            <text:p>3630,53</text:p>
          </table:table-cell>
          <table:table-cell table:style-name="ce6" table:formula="of:=SUMPRODUCT([.$I$4:.$I$973]=[.K1361];[.$J$4:.$J$973]=[.J1361];[.$L$4:.$L$973])" office:value-type="float" office:value="3630.53">
            <text:p>3630,5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VOT</text:p>
          </table:table-cell>
          <table:table-cell office:value-type="float" office:value="2009">
            <text:p>2009</text:p>
          </table:table-cell>
          <table:table-cell office:value-type="float" office:value="5771730">
            <text:p>5771730</text:p>
          </table:table-cell>
          <table:table-cell table:style-name="Default"/>
          <table:table-cell table:style-name="ce4" table:formula="of:=SUMPRODUCT([.$D$4:.$D$973]=[.E1362];[.$E$4:.$E$973]=[.D1362];[.$G$4:.$G$973])" office:value-type="float" office:value="5771730">
            <text:p>5771730</text:p>
          </table:table-cell>
          <table:table-cell table:style-name="Default"/>
          <table:table-cell office:value-type="string">
            <text:p>CSBS-APESHP</text:p>
          </table:table-cell>
          <table:table-cell office:value-type="float" office:value="2014">
            <text:p>2014</text:p>
          </table:table-cell>
          <table:table-cell office:value-type="float" office:value="35143.97">
            <text:p>35143,97</text:p>
          </table:table-cell>
          <table:table-cell table:style-name="ce6" table:formula="of:=SUMPRODUCT([.$I$4:.$I$973]=[.K1362];[.$J$4:.$J$973]=[.J1362];[.$L$4:.$L$973])" office:value-type="float" office:value="35143.97">
            <text:p>35143,9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VOT</text:p>
          </table:table-cell>
          <table:table-cell office:value-type="float" office:value="2010">
            <text:p>2010</text:p>
          </table:table-cell>
          <table:table-cell office:value-type="float" office:value="1700821">
            <text:p>1700821</text:p>
          </table:table-cell>
          <table:table-cell table:style-name="Default"/>
          <table:table-cell table:style-name="ce4" table:formula="of:=SUMPRODUCT([.$D$4:.$D$973]=[.E1363];[.$E$4:.$E$973]=[.D1363];[.$G$4:.$G$973])" office:value-type="float" office:value="1700821">
            <text:p>1700821</text:p>
          </table:table-cell>
          <table:table-cell table:style-name="Default"/>
          <table:table-cell office:value-type="string">
            <text:p>CSBS-ASSDA</text:p>
          </table:table-cell>
          <table:table-cell office:value-type="float" office:value="2013">
            <text:p>2013</text:p>
          </table:table-cell>
          <table:table-cell office:value-type="float" office:value="5145745.95">
            <text:p>5145745,95</text:p>
          </table:table-cell>
          <table:table-cell table:style-name="ce6" table:formula="of:=SUMPRODUCT([.$I$4:.$I$973]=[.K1363];[.$J$4:.$J$973]=[.J1363];[.$L$4:.$L$973])" office:value-type="float" office:value="5145745.95">
            <text:p>5145745,9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IAOPJA</text:p>
          </table:table-cell>
          <table:table-cell office:value-type="float" office:value="2013">
            <text:p>2013</text:p>
          </table:table-cell>
          <table:table-cell office:value-type="float" office:value="520989">
            <text:p>520989</text:p>
          </table:table-cell>
          <table:table-cell table:style-name="Default"/>
          <table:table-cell table:style-name="ce4" table:formula="of:=SUMPRODUCT([.$D$4:.$D$973]=[.E1364];[.$E$4:.$E$973]=[.D1364];[.$G$4:.$G$973])" office:value-type="float" office:value="520989">
            <text:p>520989</text:p>
          </table:table-cell>
          <table:table-cell table:style-name="Default"/>
          <table:table-cell office:value-type="string">
            <text:p>CSBS-ASSDA</text:p>
          </table:table-cell>
          <table:table-cell office:value-type="float" office:value="2014">
            <text:p>2014</text:p>
          </table:table-cell>
          <table:table-cell office:value-type="float" office:value="9173951.22">
            <text:p>9173951,22</text:p>
          </table:table-cell>
          <table:table-cell table:style-name="ce6" table:formula="of:=SUMPRODUCT([.$I$4:.$I$973]=[.K1364];[.$J$4:.$J$973]=[.J1364];[.$L$4:.$L$973])" office:value-type="float" office:value="9173951.22">
            <text:p>9173951,2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IAOPJA</text:p>
          </table:table-cell>
          <table:table-cell office:value-type="float" office:value="2014">
            <text:p>2014</text:p>
          </table:table-cell>
          <table:table-cell office:value-type="float" office:value="192873">
            <text:p>192873</text:p>
          </table:table-cell>
          <table:table-cell table:style-name="Default"/>
          <table:table-cell table:style-name="ce4" table:formula="of:=SUMPRODUCT([.$D$4:.$D$973]=[.E1365];[.$E$4:.$E$973]=[.D1365];[.$G$4:.$G$973])" office:value-type="float" office:value="192873">
            <text:p>192873</text:p>
          </table:table-cell>
          <table:table-cell table:style-name="Default"/>
          <table:table-cell office:value-type="string">
            <text:p>CSBS-ASSDA</text:p>
          </table:table-cell>
          <table:table-cell office:value-type="float" office:value="2015">
            <text:p>2015</text:p>
          </table:table-cell>
          <table:table-cell office:value-type="float" office:value="5713145.95">
            <text:p>5713145,95</text:p>
          </table:table-cell>
          <table:table-cell table:style-name="ce6" table:formula="of:=SUMPRODUCT([.$I$4:.$I$973]=[.K1365];[.$J$4:.$J$973]=[.J1365];[.$L$4:.$L$973])" office:value-type="float" office:value="5713145.95">
            <text:p>5713145,9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IAPPA</text:p>
          </table:table-cell>
          <table:table-cell office:value-type="float" office:value="2013">
            <text:p>2013</text:p>
          </table:table-cell>
          <table:table-cell office:value-type="float" office:value="130262">
            <text:p>130262</text:p>
          </table:table-cell>
          <table:table-cell table:style-name="Default"/>
          <table:table-cell table:style-name="ce4" table:formula="of:=SUMPRODUCT([.$D$4:.$D$973]=[.E1366];[.$E$4:.$E$973]=[.D1366];[.$G$4:.$G$973])" office:value-type="float" office:value="130262">
            <text:p>130262</text:p>
          </table:table-cell>
          <table:table-cell table:style-name="Default"/>
          <table:table-cell office:value-type="string">
            <text:p>CSBS-EIHBG</text:p>
          </table:table-cell>
          <table:table-cell office:value-type="float" office:value="2013">
            <text:p>2013</text:p>
          </table:table-cell>
          <table:table-cell office:value-type="float" office:value="249278.51">
            <text:p>249278,51</text:p>
          </table:table-cell>
          <table:table-cell table:style-name="ce6" table:formula="of:=SUMPRODUCT([.$I$4:.$I$973]=[.K1366];[.$J$4:.$J$973]=[.J1366];[.$L$4:.$L$973])" office:value-type="float" office:value="249278.51">
            <text:p>249278,5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IAPPA</text:p>
          </table:table-cell>
          <table:table-cell office:value-type="float" office:value="2014">
            <text:p>2014</text:p>
          </table:table-cell>
          <table:table-cell office:value-type="float" office:value="77796">
            <text:p>77796</text:p>
          </table:table-cell>
          <table:table-cell table:style-name="Default"/>
          <table:table-cell table:style-name="ce4" table:formula="of:=SUMPRODUCT([.$D$4:.$D$973]=[.E1367];[.$E$4:.$E$973]=[.D1367];[.$G$4:.$G$973])" office:value-type="float" office:value="77796">
            <text:p>77796</text:p>
          </table:table-cell>
          <table:table-cell table:style-name="Default"/>
          <table:table-cell office:value-type="string">
            <text:p>CSBS-EIHBG</text:p>
          </table:table-cell>
          <table:table-cell office:value-type="float" office:value="2014">
            <text:p>2014</text:p>
          </table:table-cell>
          <table:table-cell office:value-type="float" office:value="269630.12">
            <text:p>269630,12</text:p>
          </table:table-cell>
          <table:table-cell table:style-name="ce6" table:formula="of:=SUMPRODUCT([.$I$4:.$I$973]=[.K1367];[.$J$4:.$J$973]=[.J1367];[.$L$4:.$L$973])" office:value-type="float" office:value="269630.12">
            <text:p>269630,1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IAPPA</text:p>
          </table:table-cell>
          <table:table-cell office:value-type="float" office:value="2015">
            <text:p>2015</text:p>
          </table:table-cell>
          <table:table-cell office:value-type="float" office:value="47795">
            <text:p>47795</text:p>
          </table:table-cell>
          <table:table-cell table:style-name="Default"/>
          <table:table-cell table:style-name="ce4" table:formula="of:=SUMPRODUCT([.$D$4:.$D$973]=[.E1368];[.$E$4:.$E$973]=[.D1368];[.$G$4:.$G$973])" office:value-type="float" office:value="47795">
            <text:p>47795</text:p>
          </table:table-cell>
          <table:table-cell table:style-name="Default"/>
          <table:table-cell office:value-type="string">
            <text:p>CSBS-EIHBG</text:p>
          </table:table-cell>
          <table:table-cell office:value-type="float" office:value="2015">
            <text:p>2015</text:p>
          </table:table-cell>
          <table:table-cell office:value-type="float" office:value="87909.73">
            <text:p>87909,73</text:p>
          </table:table-cell>
          <table:table-cell table:style-name="ce6" table:formula="of:=SUMPRODUCT([.$I$4:.$I$973]=[.K1368];[.$J$4:.$J$973]=[.J1368];[.$L$4:.$L$973])" office:value-type="float" office:value="87909.73">
            <text:p>87909,7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IAPPA</text:p>
          </table:table-cell>
          <table:table-cell office:value-type="float" office:value="2016">
            <text:p>2016</text:p>
          </table:table-cell>
          <table:table-cell office:value-type="float" office:value="3025">
            <text:p>3025</text:p>
          </table:table-cell>
          <table:table-cell table:style-name="Default"/>
          <table:table-cell table:style-name="ce4" table:formula="of:=SUMPRODUCT([.$D$4:.$D$973]=[.E1369];[.$E$4:.$E$973]=[.D1369];[.$G$4:.$G$973])" office:value-type="float" office:value="3025">
            <text:p>3025</text:p>
          </table:table-cell>
          <table:table-cell table:style-name="Default"/>
          <table:table-cell office:value-type="string">
            <text:p>CSBS-EPES</text:p>
          </table:table-cell>
          <table:table-cell office:value-type="float" office:value="2013">
            <text:p>2013</text:p>
          </table:table-cell>
          <table:table-cell office:value-type="float" office:value="2179101.87">
            <text:p>2179101,87</text:p>
          </table:table-cell>
          <table:table-cell table:style-name="ce6" table:formula="of:=SUMPRODUCT([.$I$4:.$I$973]=[.K1369];[.$J$4:.$J$973]=[.J1369];[.$L$4:.$L$973])" office:value-type="float" office:value="2179101.87">
            <text:p>2179101,8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IAPPA</text:p>
          </table:table-cell>
          <table:table-cell office:value-type="float" office:value="2017">
            <text:p>2017</text:p>
          </table:table-cell>
          <table:table-cell office:value-type="float" office:value="3025">
            <text:p>3025</text:p>
          </table:table-cell>
          <table:table-cell table:style-name="Default"/>
          <table:table-cell table:style-name="ce4" table:formula="of:=SUMPRODUCT([.$D$4:.$D$973]=[.E1370];[.$E$4:.$E$973]=[.D1370];[.$G$4:.$G$973])" office:value-type="float" office:value="3025">
            <text:p>3025</text:p>
          </table:table-cell>
          <table:table-cell table:style-name="Default"/>
          <table:table-cell office:value-type="string">
            <text:p>CSBS-EPES</text:p>
          </table:table-cell>
          <table:table-cell office:value-type="float" office:value="2014">
            <text:p>2014</text:p>
          </table:table-cell>
          <table:table-cell office:value-type="float" office:value="737496.39">
            <text:p>737496,39</text:p>
          </table:table-cell>
          <table:table-cell table:style-name="ce6" table:formula="of:=SUMPRODUCT([.$I$4:.$I$973]=[.K1370];[.$J$4:.$J$973]=[.J1370];[.$L$4:.$L$973])" office:value-type="float" office:value="737496.39">
            <text:p>737496,3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IEPTD</text:p>
          </table:table-cell>
          <table:table-cell office:value-type="float" office:value="2012">
            <text:p>2012</text:p>
          </table:table-cell>
          <table:table-cell office:value-type="float" office:value="365697">
            <text:p>365697</text:p>
          </table:table-cell>
          <table:table-cell table:style-name="Default"/>
          <table:table-cell table:style-name="ce4" table:formula="of:=SUMPRODUCT([.$D$4:.$D$973]=[.E1371];[.$E$4:.$E$973]=[.D1371];[.$G$4:.$G$973])" office:value-type="float" office:value="365697">
            <text:p>365697</text:p>
          </table:table-cell>
          <table:table-cell table:style-name="Default"/>
          <table:table-cell office:value-type="string">
            <text:p>CSBS-EPES</text:p>
          </table:table-cell>
          <table:table-cell office:value-type="float" office:value="2015">
            <text:p>2015</text:p>
          </table:table-cell>
          <table:table-cell office:value-type="float" office:value="1102381.85">
            <text:p>1102381,85</text:p>
          </table:table-cell>
          <table:table-cell table:style-name="ce6" table:formula="of:=SUMPRODUCT([.$I$4:.$I$973]=[.K1371];[.$J$4:.$J$973]=[.J1371];[.$L$4:.$L$973])" office:value-type="float" office:value="1102381.85">
            <text:p>1102381,8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IEPTD</text:p>
          </table:table-cell>
          <table:table-cell office:value-type="float" office:value="2013">
            <text:p>2013</text:p>
          </table:table-cell>
          <table:table-cell office:value-type="float" office:value="439661">
            <text:p>439661</text:p>
          </table:table-cell>
          <table:table-cell table:style-name="Default"/>
          <table:table-cell table:style-name="ce4" table:formula="of:=SUMPRODUCT([.$D$4:.$D$973]=[.E1372];[.$E$4:.$E$973]=[.D1372];[.$G$4:.$G$973])" office:value-type="float" office:value="439661">
            <text:p>439661</text:p>
          </table:table-cell>
          <table:table-cell table:style-name="Default"/>
          <table:table-cell office:value-type="string">
            <text:p>CSBS-EPES</text:p>
          </table:table-cell>
          <table:table-cell office:value-type="float" office:value="2016">
            <text:p>2016</text:p>
          </table:table-cell>
          <table:table-cell office:value-type="float" office:value="927208.85">
            <text:p>927208,85</text:p>
          </table:table-cell>
          <table:table-cell table:style-name="ce6" table:formula="of:=SUMPRODUCT([.$I$4:.$I$973]=[.K1372];[.$J$4:.$J$973]=[.J1372];[.$L$4:.$L$973])" office:value-type="float" office:value="927208.85">
            <text:p>927208,8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IEPTD</text:p>
          </table:table-cell>
          <table:table-cell office:value-type="float" office:value="2014">
            <text:p>2014</text:p>
          </table:table-cell>
          <table:table-cell office:value-type="float" office:value="251510">
            <text:p>251510</text:p>
          </table:table-cell>
          <table:table-cell table:style-name="Default"/>
          <table:table-cell table:style-name="ce4" table:formula="of:=SUMPRODUCT([.$D$4:.$D$973]=[.E1373];[.$E$4:.$E$973]=[.D1373];[.$G$4:.$G$973])" office:value-type="float" office:value="251509">
            <text:p>251509</text:p>
          </table:table-cell>
          <table:table-cell table:style-name="Default"/>
          <table:table-cell office:value-type="string">
            <text:p>CTC</text:p>
          </table:table-cell>
          <table:table-cell office:value-type="float" office:value="2012">
            <text:p>2012</text:p>
          </table:table-cell>
          <table:table-cell office:value-type="float" office:value="4911.5">
            <text:p>4911,5</text:p>
          </table:table-cell>
          <table:table-cell table:style-name="ce6" table:formula="of:=SUMPRODUCT([.$I$4:.$I$973]=[.K1373];[.$J$4:.$J$973]=[.J1373];[.$L$4:.$L$973])" office:value-type="float" office:value="4911.5">
            <text:p>4911,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IEPTD</text:p>
          </table:table-cell>
          <table:table-cell office:value-type="float" office:value="2015">
            <text:p>2015</text:p>
          </table:table-cell>
          <table:table-cell office:value-type="float" office:value="19416">
            <text:p>19416</text:p>
          </table:table-cell>
          <table:table-cell table:style-name="Default"/>
          <table:table-cell table:style-name="ce4" table:formula="of:=SUMPRODUCT([.$D$4:.$D$973]=[.E1374];[.$E$4:.$E$973]=[.D1374];[.$G$4:.$G$973])" office:value-type="float" office:value="19416">
            <text:p>19416</text:p>
          </table:table-cell>
          <table:table-cell table:style-name="Default"/>
          <table:table-cell office:value-type="string">
            <text:p>CTC</text:p>
          </table:table-cell>
          <table:table-cell office:value-type="float" office:value="2013">
            <text:p>2013</text:p>
          </table:table-cell>
          <table:table-cell office:value-type="float" office:value="53598.05">
            <text:p>53598,05</text:p>
          </table:table-cell>
          <table:table-cell table:style-name="ce6" table:formula="of:=SUMPRODUCT([.$I$4:.$I$973]=[.K1374];[.$J$4:.$J$973]=[.J1374];[.$L$4:.$L$973])" office:value-type="float" office:value="53598.05">
            <text:p>53598,0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IIAPH</text:p>
          </table:table-cell>
          <table:table-cell office:value-type="float" office:value="2011">
            <text:p>2011</text:p>
          </table:table-cell>
          <table:table-cell office:value-type="float" office:value="28519">
            <text:p>28519</text:p>
          </table:table-cell>
          <table:table-cell table:style-name="Default"/>
          <table:table-cell table:style-name="ce4" table:formula="of:=SUMPRODUCT([.$D$4:.$D$973]=[.E1375];[.$E$4:.$E$973]=[.D1375];[.$G$4:.$G$973])" office:value-type="float" office:value="28518">
            <text:p>28518</text:p>
          </table:table-cell>
          <table:table-cell table:style-name="Default"/>
          <table:table-cell office:value-type="string">
            <text:p>CTC</text:p>
          </table:table-cell>
          <table:table-cell office:value-type="float" office:value="2014">
            <text:p>2014</text:p>
          </table:table-cell>
          <table:table-cell office:value-type="float" office:value="398691.88">
            <text:p>398691,88</text:p>
          </table:table-cell>
          <table:table-cell table:style-name="ce6" table:formula="of:=SUMPRODUCT([.$I$4:.$I$973]=[.K1375];[.$J$4:.$J$973]=[.J1375];[.$L$4:.$L$973])" office:value-type="float" office:value="398691.88">
            <text:p>398691,8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IIAPH</text:p>
          </table:table-cell>
          <table:table-cell office:value-type="float" office:value="2012">
            <text:p>2012</text:p>
          </table:table-cell>
          <table:table-cell office:value-type="float" office:value="5103">
            <text:p>5103</text:p>
          </table:table-cell>
          <table:table-cell table:style-name="Default"/>
          <table:table-cell table:style-name="ce4" table:formula="of:=SUMPRODUCT([.$D$4:.$D$973]=[.E1376];[.$E$4:.$E$973]=[.D1376];[.$G$4:.$G$973])" office:value-type="float" office:value="5103">
            <text:p>5103</text:p>
          </table:table-cell>
          <table:table-cell table:style-name="Default"/>
          <table:table-cell office:value-type="string">
            <text:p>CTC</text:p>
          </table:table-cell>
          <table:table-cell office:value-type="float" office:value="2014">
            <text:p>2014</text:p>
          </table:table-cell>
          <table:table-cell office:value-type="float" office:value="398691.88">
            <text:p>398691,88</text:p>
          </table:table-cell>
          <table:table-cell table:style-name="ce6" table:formula="of:=SUMPRODUCT([.$I$4:.$I$973]=[.K1376];[.$J$4:.$J$973]=[.J1376];[.$L$4:.$L$973])" office:value-type="float" office:value="398691.88">
            <text:p>398691,8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IIAPH</text:p>
          </table:table-cell>
          <table:table-cell office:value-type="float" office:value="2013">
            <text:p>2013</text:p>
          </table:table-cell>
          <table:table-cell office:value-type="float" office:value="141683">
            <text:p>141683</text:p>
          </table:table-cell>
          <table:table-cell table:style-name="Default"/>
          <table:table-cell table:style-name="ce4" table:formula="of:=SUMPRODUCT([.$D$4:.$D$973]=[.E1377];[.$E$4:.$E$973]=[.D1377];[.$G$4:.$G$973])" office:value-type="float" office:value="141683">
            <text:p>141683</text:p>
          </table:table-cell>
          <table:table-cell table:style-name="Default"/>
          <table:table-cell office:value-type="string">
            <text:p>CTC</text:p>
          </table:table-cell>
          <table:table-cell office:value-type="float" office:value="2015">
            <text:p>2015</text:p>
          </table:table-cell>
          <table:table-cell office:value-type="float" office:value="460000">
            <text:p>460000</text:p>
          </table:table-cell>
          <table:table-cell table:style-name="ce6" table:formula="of:=SUMPRODUCT([.$I$4:.$I$973]=[.K1377];[.$J$4:.$J$973]=[.J1377];[.$L$4:.$L$973])" office:value-type="float" office:value="460000">
            <text:p>4600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IIAPH</text:p>
          </table:table-cell>
          <table:table-cell office:value-type="float" office:value="2014">
            <text:p>2014</text:p>
          </table:table-cell>
          <table:table-cell office:value-type="float" office:value="57400">
            <text:p>57400</text:p>
          </table:table-cell>
          <table:table-cell table:style-name="Default"/>
          <table:table-cell table:style-name="ce4" table:formula="of:=SUMPRODUCT([.$D$4:.$D$973]=[.E1378];[.$E$4:.$E$973]=[.D1378];[.$G$4:.$G$973])" office:value-type="float" office:value="57400">
            <text:p>57400</text:p>
          </table:table-cell>
          <table:table-cell table:style-name="Default"/>
          <table:table-cell office:value-type="string">
            <text:p>CTC</text:p>
          </table:table-cell>
          <table:table-cell office:value-type="float" office:value="2016">
            <text:p>2016</text:p>
          </table:table-cell>
          <table:table-cell office:value-type="float" office:value="76666.67">
            <text:p>76666,67</text:p>
          </table:table-cell>
          <table:table-cell table:style-name="ce6" table:formula="of:=SUMPRODUCT([.$I$4:.$I$973]=[.K1378];[.$J$4:.$J$973]=[.J1378];[.$L$4:.$L$973])" office:value-type="float" office:value="76666.67">
            <text:p>76666,6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IVEIASA</text:p>
          </table:table-cell>
          <table:table-cell office:value-type="float" office:value="2013">
            <text:p>2013</text:p>
          </table:table-cell>
          <table:table-cell office:value-type="float" office:value="224246">
            <text:p>224246</text:p>
          </table:table-cell>
          <table:table-cell table:style-name="Default"/>
          <table:table-cell table:style-name="ce4" table:formula="of:=SUMPRODUCT([.$D$4:.$D$973]=[.E1379];[.$E$4:.$E$973]=[.D1379];[.$G$4:.$G$973])" office:value-type="float" office:value="224246">
            <text:p>224246</text:p>
          </table:table-cell>
          <table:table-cell table:style-name="Default"/>
          <table:table-cell office:value-type="string">
            <text:p>CTCD</text:p>
          </table:table-cell>
          <table:table-cell office:value-type="float" office:value="2007">
            <text:p>2007</text:p>
          </table:table-cell>
          <table:table-cell office:value-type="float" office:value="687961.44">
            <text:p>687961,44</text:p>
          </table:table-cell>
          <table:table-cell table:style-name="ce6" table:formula="of:=SUMPRODUCT([.$I$4:.$I$973]=[.K1379];[.$J$4:.$J$973]=[.J1379];[.$L$4:.$L$973])" office:value-type="float" office:value="687961.44">
            <text:p>687961,4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IVEIASA</text:p>
          </table:table-cell>
          <table:table-cell office:value-type="float" office:value="2014">
            <text:p>2014</text:p>
          </table:table-cell>
          <table:table-cell office:value-type="float" office:value="962438">
            <text:p>962438</text:p>
          </table:table-cell>
          <table:table-cell table:style-name="Default"/>
          <table:table-cell table:style-name="ce4" table:formula="of:=SUMPRODUCT([.$D$4:.$D$973]=[.E1380];[.$E$4:.$E$973]=[.D1380];[.$G$4:.$G$973])" office:value-type="float" office:value="962438">
            <text:p>962438</text:p>
          </table:table-cell>
          <table:table-cell table:style-name="Default"/>
          <table:table-cell office:value-type="string">
            <text:p>CTCD</text:p>
          </table:table-cell>
          <table:table-cell office:value-type="float" office:value="2008">
            <text:p>2008</text:p>
          </table:table-cell>
          <table:table-cell office:value-type="float" office:value="1069029.49">
            <text:p>1069029,49</text:p>
          </table:table-cell>
          <table:table-cell table:style-name="ce6" table:formula="of:=SUMPRODUCT([.$I$4:.$I$973]=[.K1380];[.$J$4:.$J$973]=[.J1380];[.$L$4:.$L$973])" office:value-type="float" office:value="1069029.49">
            <text:p>1069029,4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PGYS</text:p>
          </table:table-cell>
          <table:table-cell office:value-type="float" office:value="2012">
            <text:p>2012</text:p>
          </table:table-cell>
          <table:table-cell office:value-type="float" office:value="46859">
            <text:p>46859</text:p>
          </table:table-cell>
          <table:table-cell table:style-name="Default"/>
          <table:table-cell table:style-name="ce4" table:formula="of:=SUMPRODUCT([.$D$4:.$D$973]=[.E1381];[.$E$4:.$E$973]=[.D1381];[.$G$4:.$G$973])" office:value-type="float" office:value="46859">
            <text:p>46859</text:p>
          </table:table-cell>
          <table:table-cell table:style-name="Default"/>
          <table:table-cell office:value-type="string">
            <text:p>CTCD</text:p>
          </table:table-cell>
          <table:table-cell office:value-type="float" office:value="2009">
            <text:p>2009</text:p>
          </table:table-cell>
          <table:table-cell office:value-type="float" office:value="722981.59">
            <text:p>722981,59</text:p>
          </table:table-cell>
          <table:table-cell table:style-name="ce6" table:formula="of:=SUMPRODUCT([.$I$4:.$I$973]=[.K1381];[.$J$4:.$J$973]=[.J1381];[.$L$4:.$L$973])" office:value-type="float" office:value="722981.59">
            <text:p>722981,5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PGYS</text:p>
          </table:table-cell>
          <table:table-cell office:value-type="float" office:value="2013">
            <text:p>2013</text:p>
          </table:table-cell>
          <table:table-cell office:value-type="float" office:value="2148433">
            <text:p>2148433</text:p>
          </table:table-cell>
          <table:table-cell table:style-name="Default"/>
          <table:table-cell table:style-name="ce4" table:formula="of:=SUMPRODUCT([.$D$4:.$D$973]=[.E1382];[.$E$4:.$E$973]=[.D1382];[.$G$4:.$G$973])" office:value-type="float" office:value="2148432">
            <text:p>2148432</text:p>
          </table:table-cell>
          <table:table-cell table:style-name="Default"/>
          <table:table-cell office:value-type="string">
            <text:p>CTCD</text:p>
          </table:table-cell>
          <table:table-cell office:value-type="float" office:value="2010">
            <text:p>2010</text:p>
          </table:table-cell>
          <table:table-cell office:value-type="float" office:value="789872.21">
            <text:p>789872,21</text:p>
          </table:table-cell>
          <table:table-cell table:style-name="ce6" table:formula="of:=SUMPRODUCT([.$I$4:.$I$973]=[.K1382];[.$J$4:.$J$973]=[.J1382];[.$L$4:.$L$973])" office:value-type="float" office:value="789872.21">
            <text:p>789872,2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PGYS</text:p>
          </table:table-cell>
          <table:table-cell office:value-type="float" office:value="2014">
            <text:p>2014</text:p>
          </table:table-cell>
          <table:table-cell office:value-type="float" office:value="728967">
            <text:p>728967</text:p>
          </table:table-cell>
          <table:table-cell table:style-name="Default"/>
          <table:table-cell table:style-name="ce4" table:formula="of:=SUMPRODUCT([.$D$4:.$D$973]=[.E1383];[.$E$4:.$E$973]=[.D1383];[.$G$4:.$G$973])" office:value-type="float" office:value="728966">
            <text:p>728966</text:p>
          </table:table-cell>
          <table:table-cell table:style-name="Default"/>
          <table:table-cell office:value-type="string">
            <text:p>CTCD</text:p>
          </table:table-cell>
          <table:table-cell office:value-type="float" office:value="2010">
            <text:p>2010</text:p>
          </table:table-cell>
          <table:table-cell office:value-type="float" office:value="789872.21">
            <text:p>789872,21</text:p>
          </table:table-cell>
          <table:table-cell table:style-name="ce6" table:formula="of:=SUMPRODUCT([.$I$4:.$I$973]=[.K1383];[.$J$4:.$J$973]=[.J1383];[.$L$4:.$L$973])" office:value-type="float" office:value="789872.21">
            <text:p>789872,2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AAP</text:p>
          </table:table-cell>
          <table:table-cell office:value-type="float" office:value="2006">
            <text:p>2006</text:p>
          </table:table-cell>
          <table:table-cell office:value-type="float" office:value="142371">
            <text:p>142371</text:p>
          </table:table-cell>
          <table:table-cell table:style-name="Default"/>
          <table:table-cell table:style-name="ce4" table:formula="of:=SUMPRODUCT([.$D$4:.$D$973]=[.E1384];[.$E$4:.$E$973]=[.D1384];[.$G$4:.$G$973])" office:value-type="float" office:value="142370">
            <text:p>142370</text:p>
          </table:table-cell>
          <table:table-cell table:style-name="Default"/>
          <table:table-cell office:value-type="string">
            <text:p>CTCD</text:p>
          </table:table-cell>
          <table:table-cell office:value-type="float" office:value="2011">
            <text:p>2011</text:p>
          </table:table-cell>
          <table:table-cell office:value-type="float" office:value="347785.4">
            <text:p>347785,4</text:p>
          </table:table-cell>
          <table:table-cell table:style-name="ce6" table:formula="of:=SUMPRODUCT([.$I$4:.$I$973]=[.K1384];[.$J$4:.$J$973]=[.J1384];[.$L$4:.$L$973])" office:value-type="float" office:value="347785.4">
            <text:p>347785,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AAP</text:p>
          </table:table-cell>
          <table:table-cell office:value-type="float" office:value="2007">
            <text:p>2007</text:p>
          </table:table-cell>
          <table:table-cell office:value-type="float" office:value="197338">
            <text:p>197338</text:p>
          </table:table-cell>
          <table:table-cell table:style-name="Default"/>
          <table:table-cell table:style-name="ce4" table:formula="of:=SUMPRODUCT([.$D$4:.$D$973]=[.E1385];[.$E$4:.$E$973]=[.D1385];[.$G$4:.$G$973])" office:value-type="float" office:value="197337">
            <text:p>197337</text:p>
          </table:table-cell>
          <table:table-cell table:style-name="Default"/>
          <table:table-cell office:value-type="string">
            <text:p>CTCD</text:p>
          </table:table-cell>
          <table:table-cell office:value-type="float" office:value="2012">
            <text:p>2012</text:p>
          </table:table-cell>
          <table:table-cell office:value-type="float" office:value="479904.8">
            <text:p>479904,8</text:p>
          </table:table-cell>
          <table:table-cell table:style-name="ce6" table:formula="of:=SUMPRODUCT([.$I$4:.$I$973]=[.K1385];[.$J$4:.$J$973]=[.J1385];[.$L$4:.$L$973])" office:value-type="float" office:value="479904.8">
            <text:p>479904,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AAP</text:p>
          </table:table-cell>
          <table:table-cell office:value-type="float" office:value="2008">
            <text:p>2008</text:p>
          </table:table-cell>
          <table:table-cell office:value-type="float" office:value="592681">
            <text:p>592681</text:p>
          </table:table-cell>
          <table:table-cell table:style-name="Default"/>
          <table:table-cell table:style-name="ce4" table:formula="of:=SUMPRODUCT([.$D$4:.$D$973]=[.E1386];[.$E$4:.$E$973]=[.D1386];[.$G$4:.$G$973])" office:value-type="float" office:value="592680">
            <text:p>592680</text:p>
          </table:table-cell>
          <table:table-cell table:style-name="Default"/>
          <table:table-cell office:value-type="string">
            <text:p>CTCD</text:p>
          </table:table-cell>
          <table:table-cell office:value-type="float" office:value="2013">
            <text:p>2013</text:p>
          </table:table-cell>
          <table:table-cell office:value-type="float" office:value="251210">
            <text:p>251210</text:p>
          </table:table-cell>
          <table:table-cell table:style-name="ce6" table:formula="of:=SUMPRODUCT([.$I$4:.$I$973]=[.K1386];[.$J$4:.$J$973]=[.J1386];[.$L$4:.$L$973])" office:value-type="float" office:value="251210">
            <text:p>25121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AAP</text:p>
          </table:table-cell>
          <table:table-cell office:value-type="float" office:value="2009">
            <text:p>2009</text:p>
          </table:table-cell>
          <table:table-cell office:value-type="float" office:value="591610">
            <text:p>591610</text:p>
          </table:table-cell>
          <table:table-cell table:style-name="Default"/>
          <table:table-cell table:style-name="ce4" table:formula="of:=SUMPRODUCT([.$D$4:.$D$973]=[.E1387];[.$E$4:.$E$973]=[.D1387];[.$G$4:.$G$973])" office:value-type="float" office:value="591610">
            <text:p>591610</text:p>
          </table:table-cell>
          <table:table-cell table:style-name="Default"/>
          <table:table-cell office:value-type="string">
            <text:p>CVOT</text:p>
          </table:table-cell>
          <table:table-cell office:value-type="float" office:value="2008">
            <text:p>2008</text:p>
          </table:table-cell>
          <table:table-cell office:value-type="float" office:value="1141603.17">
            <text:p>1141603,17</text:p>
          </table:table-cell>
          <table:table-cell table:style-name="ce6" table:formula="of:=SUMPRODUCT([.$I$4:.$I$973]=[.K1387];[.$J$4:.$J$973]=[.J1387];[.$L$4:.$L$973])" office:value-type="float" office:value="1141603.17">
            <text:p>1141603,1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AAP</text:p>
          </table:table-cell>
          <table:table-cell office:value-type="float" office:value="2010">
            <text:p>2010</text:p>
          </table:table-cell>
          <table:table-cell office:value-type="float" office:value="511523">
            <text:p>511523</text:p>
          </table:table-cell>
          <table:table-cell table:style-name="Default"/>
          <table:table-cell table:style-name="ce4" table:formula="of:=SUMPRODUCT([.$D$4:.$D$973]=[.E1388];[.$E$4:.$E$973]=[.D1388];[.$G$4:.$G$973])" office:value-type="float" office:value="511523">
            <text:p>511523</text:p>
          </table:table-cell>
          <table:table-cell table:style-name="Default"/>
          <table:table-cell office:value-type="string">
            <text:p>CVOT</text:p>
          </table:table-cell>
          <table:table-cell office:value-type="float" office:value="2009">
            <text:p>2009</text:p>
          </table:table-cell>
          <table:table-cell office:value-type="float" office:value="5771730.63">
            <text:p>5771730,63</text:p>
          </table:table-cell>
          <table:table-cell table:style-name="ce6" table:formula="of:=SUMPRODUCT([.$I$4:.$I$973]=[.K1388];[.$J$4:.$J$973]=[.J1388];[.$L$4:.$L$973])" office:value-type="float" office:value="5771730.63">
            <text:p>5771730,6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AAP</text:p>
          </table:table-cell>
          <table:table-cell office:value-type="float" office:value="2011">
            <text:p>2011</text:p>
          </table:table-cell>
          <table:table-cell office:value-type="float" office:value="24456">
            <text:p>24456</text:p>
          </table:table-cell>
          <table:table-cell table:style-name="Default"/>
          <table:table-cell table:style-name="ce4" table:formula="of:=SUMPRODUCT([.$D$4:.$D$973]=[.E1389];[.$E$4:.$E$973]=[.D1389];[.$G$4:.$G$973])" office:value-type="float" office:value="24456">
            <text:p>24456</text:p>
          </table:table-cell>
          <table:table-cell table:style-name="Default"/>
          <table:table-cell office:value-type="string">
            <text:p>CVOT</text:p>
          </table:table-cell>
          <table:table-cell office:value-type="float" office:value="2010">
            <text:p>2010</text:p>
          </table:table-cell>
          <table:table-cell office:value-type="float" office:value="1700821.23">
            <text:p>1700821,23</text:p>
          </table:table-cell>
          <table:table-cell table:style-name="ce6" table:formula="of:=SUMPRODUCT([.$I$4:.$I$973]=[.K1389];[.$J$4:.$J$973]=[.J1389];[.$L$4:.$L$973])" office:value-type="float" office:value="1700821.23">
            <text:p>1700821,2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AJ</text:p>
          </table:table-cell>
          <table:table-cell office:value-type="float" office:value="2006">
            <text:p>2006</text:p>
          </table:table-cell>
          <table:table-cell office:value-type="float" office:value="43356">
            <text:p>43356</text:p>
          </table:table-cell>
          <table:table-cell table:style-name="Default"/>
          <table:table-cell table:style-name="ce4" table:formula="of:=SUMPRODUCT([.$D$4:.$D$973]=[.E1390];[.$E$4:.$E$973]=[.D1390];[.$G$4:.$G$973])" office:value-type="float" office:value="43356">
            <text:p>43356</text:p>
          </table:table-cell>
          <table:table-cell table:style-name="Default"/>
          <table:table-cell office:value-type="string">
            <text:p>EIAOPJA</text:p>
          </table:table-cell>
          <table:table-cell office:value-type="float" office:value="2013">
            <text:p>2013</text:p>
          </table:table-cell>
          <table:table-cell office:value-type="float" office:value="520989.07">
            <text:p>520989,07</text:p>
          </table:table-cell>
          <table:table-cell table:style-name="ce6" table:formula="of:=SUMPRODUCT([.$I$4:.$I$973]=[.K1390];[.$J$4:.$J$973]=[.J1390];[.$L$4:.$L$973])" office:value-type="float" office:value="520989.07">
            <text:p>520989,0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AJ</text:p>
          </table:table-cell>
          <table:table-cell office:value-type="float" office:value="2007">
            <text:p>2007</text:p>
          </table:table-cell>
          <table:table-cell office:value-type="float" office:value="258666">
            <text:p>258666</text:p>
          </table:table-cell>
          <table:table-cell table:style-name="Default"/>
          <table:table-cell table:style-name="ce4" table:formula="of:=SUMPRODUCT([.$D$4:.$D$973]=[.E1391];[.$E$4:.$E$973]=[.D1391];[.$G$4:.$G$973])" office:value-type="float" office:value="258666">
            <text:p>258666</text:p>
          </table:table-cell>
          <table:table-cell table:style-name="Default"/>
          <table:table-cell office:value-type="string">
            <text:p>EIAOPJA</text:p>
          </table:table-cell>
          <table:table-cell office:value-type="float" office:value="2014">
            <text:p>2014</text:p>
          </table:table-cell>
          <table:table-cell office:value-type="float" office:value="192873.49">
            <text:p>192873,49</text:p>
          </table:table-cell>
          <table:table-cell table:style-name="ce6" table:formula="of:=SUMPRODUCT([.$I$4:.$I$973]=[.K1391];[.$J$4:.$J$973]=[.J1391];[.$L$4:.$L$973])" office:value-type="float" office:value="192873.49">
            <text:p>192873,4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AJ</text:p>
          </table:table-cell>
          <table:table-cell office:value-type="float" office:value="2008">
            <text:p>2008</text:p>
          </table:table-cell>
          <table:table-cell office:value-type="float" office:value="566144">
            <text:p>566144</text:p>
          </table:table-cell>
          <table:table-cell table:style-name="Default"/>
          <table:table-cell table:style-name="ce4" table:formula="of:=SUMPRODUCT([.$D$4:.$D$973]=[.E1392];[.$E$4:.$E$973]=[.D1392];[.$G$4:.$G$973])" office:value-type="float" office:value="566143">
            <text:p>566143</text:p>
          </table:table-cell>
          <table:table-cell table:style-name="Default"/>
          <table:table-cell office:value-type="string">
            <text:p>EIAPPA</text:p>
          </table:table-cell>
          <table:table-cell office:value-type="float" office:value="2013">
            <text:p>2013</text:p>
          </table:table-cell>
          <table:table-cell office:value-type="float" office:value="130262.24">
            <text:p>130262,24</text:p>
          </table:table-cell>
          <table:table-cell table:style-name="ce6" table:formula="of:=SUMPRODUCT([.$I$4:.$I$973]=[.K1392];[.$J$4:.$J$973]=[.J1392];[.$L$4:.$L$973])" office:value-type="float" office:value="130262.24">
            <text:p>130262,2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AJ</text:p>
          </table:table-cell>
          <table:table-cell office:value-type="float" office:value="2009">
            <text:p>2009</text:p>
          </table:table-cell>
          <table:table-cell office:value-type="float" office:value="967981">
            <text:p>967981</text:p>
          </table:table-cell>
          <table:table-cell table:style-name="Default"/>
          <table:table-cell table:style-name="ce4" table:formula="of:=SUMPRODUCT([.$D$4:.$D$973]=[.E1393];[.$E$4:.$E$973]=[.D1393];[.$G$4:.$G$973])" office:value-type="float" office:value="967980">
            <text:p>967980</text:p>
          </table:table-cell>
          <table:table-cell table:style-name="Default"/>
          <table:table-cell office:value-type="string">
            <text:p>EIAPPA</text:p>
          </table:table-cell>
          <table:table-cell office:value-type="float" office:value="2014">
            <text:p>2014</text:p>
          </table:table-cell>
          <table:table-cell office:value-type="float" office:value="77796.92">
            <text:p>77796,92</text:p>
          </table:table-cell>
          <table:table-cell table:style-name="ce6" table:formula="of:=SUMPRODUCT([.$I$4:.$I$973]=[.K1393];[.$J$4:.$J$973]=[.J1393];[.$L$4:.$L$973])" office:value-type="float" office:value="77796.92">
            <text:p>77796,9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AJ</text:p>
          </table:table-cell>
          <table:table-cell office:value-type="float" office:value="2010">
            <text:p>2010</text:p>
          </table:table-cell>
          <table:table-cell office:value-type="float" office:value="1739176">
            <text:p>1739176</text:p>
          </table:table-cell>
          <table:table-cell table:style-name="Default"/>
          <table:table-cell table:style-name="ce4" table:formula="of:=SUMPRODUCT([.$D$4:.$D$973]=[.E1394];[.$E$4:.$E$973]=[.D1394];[.$G$4:.$G$973])" office:value-type="float" office:value="1739176">
            <text:p>1739176</text:p>
          </table:table-cell>
          <table:table-cell table:style-name="Default"/>
          <table:table-cell office:value-type="string">
            <text:p>EIAPPA</text:p>
          </table:table-cell>
          <table:table-cell office:value-type="float" office:value="2015">
            <text:p>2015</text:p>
          </table:table-cell>
          <table:table-cell office:value-type="float" office:value="47795">
            <text:p>47795</text:p>
          </table:table-cell>
          <table:table-cell table:style-name="ce6" table:formula="of:=SUMPRODUCT([.$I$4:.$I$973]=[.K1394];[.$J$4:.$J$973]=[.J1394];[.$L$4:.$L$973])" office:value-type="float" office:value="47795">
            <text:p>4779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AJ</text:p>
          </table:table-cell>
          <table:table-cell office:value-type="float" office:value="2011">
            <text:p>2011</text:p>
          </table:table-cell>
          <table:table-cell office:value-type="float" office:value="156646">
            <text:p>156646</text:p>
          </table:table-cell>
          <table:table-cell table:style-name="Default"/>
          <table:table-cell table:style-name="ce4" table:formula="of:=SUMPRODUCT([.$D$4:.$D$973]=[.E1395];[.$E$4:.$E$973]=[.D1395];[.$G$4:.$G$973])" office:value-type="float" office:value="156646">
            <text:p>156646</text:p>
          </table:table-cell>
          <table:table-cell table:style-name="Default"/>
          <table:table-cell office:value-type="string">
            <text:p>EIAPPA</text:p>
          </table:table-cell>
          <table:table-cell office:value-type="float" office:value="2016">
            <text:p>2016</text:p>
          </table:table-cell>
          <table:table-cell office:value-type="float" office:value="3025">
            <text:p>3025</text:p>
          </table:table-cell>
          <table:table-cell table:style-name="ce6" table:formula="of:=SUMPRODUCT([.$I$4:.$I$973]=[.K1395];[.$J$4:.$J$973]=[.J1395];[.$L$4:.$L$973])" office:value-type="float" office:value="3025">
            <text:p>302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AJ</text:p>
          </table:table-cell>
          <table:table-cell office:value-type="float" office:value="2012">
            <text:p>2012</text:p>
          </table:table-cell>
          <table:table-cell office:value-type="float" office:value="549445">
            <text:p>549445</text:p>
          </table:table-cell>
          <table:table-cell table:style-name="Default"/>
          <table:table-cell table:style-name="ce4" table:formula="of:=SUMPRODUCT([.$D$4:.$D$973]=[.E1396];[.$E$4:.$E$973]=[.D1396];[.$G$4:.$G$973])" office:value-type="float" office:value="549444">
            <text:p>549444</text:p>
          </table:table-cell>
          <table:table-cell table:style-name="Default"/>
          <table:table-cell office:value-type="string">
            <text:p>EIAPPA</text:p>
          </table:table-cell>
          <table:table-cell office:value-type="float" office:value="2017">
            <text:p>2017</text:p>
          </table:table-cell>
          <table:table-cell office:value-type="float" office:value="3025">
            <text:p>3025</text:p>
          </table:table-cell>
          <table:table-cell table:style-name="ce6" table:formula="of:=SUMPRODUCT([.$I$4:.$I$973]=[.K1396];[.$J$4:.$J$973]=[.J1396];[.$L$4:.$L$973])" office:value-type="float" office:value="3025">
            <text:p>302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AJ</text:p>
          </table:table-cell>
          <table:table-cell office:value-type="float" office:value="2013">
            <text:p>2013</text:p>
          </table:table-cell>
          <table:table-cell office:value-type="float" office:value="566183">
            <text:p>566183</text:p>
          </table:table-cell>
          <table:table-cell table:style-name="Default"/>
          <table:table-cell table:style-name="ce4" table:formula="of:=SUMPRODUCT([.$D$4:.$D$973]=[.E1397];[.$E$4:.$E$973]=[.D1397];[.$G$4:.$G$973])" office:value-type="float" office:value="566182">
            <text:p>566182</text:p>
          </table:table-cell>
          <table:table-cell table:style-name="Default"/>
          <table:table-cell office:value-type="string">
            <text:p>EIEPTD</text:p>
          </table:table-cell>
          <table:table-cell office:value-type="float" office:value="2012">
            <text:p>2012</text:p>
          </table:table-cell>
          <table:table-cell office:value-type="float" office:value="365697.46">
            <text:p>365697,46</text:p>
          </table:table-cell>
          <table:table-cell table:style-name="ce6" table:formula="of:=SUMPRODUCT([.$I$4:.$I$973]=[.K1397];[.$J$4:.$J$973]=[.J1397];[.$L$4:.$L$973])" office:value-type="float" office:value="365697.46">
            <text:p>365697,4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AJ</text:p>
          </table:table-cell>
          <table:table-cell office:value-type="float" office:value="2014">
            <text:p>2014</text:p>
          </table:table-cell>
          <table:table-cell office:value-type="float" office:value="418372">
            <text:p>418372</text:p>
          </table:table-cell>
          <table:table-cell table:style-name="Default"/>
          <table:table-cell table:style-name="ce4" table:formula="of:=SUMPRODUCT([.$D$4:.$D$973]=[.E1398];[.$E$4:.$E$973]=[.D1398];[.$G$4:.$G$973])" office:value-type="float" office:value="418372">
            <text:p>418372</text:p>
          </table:table-cell>
          <table:table-cell table:style-name="Default"/>
          <table:table-cell office:value-type="string">
            <text:p>EIEPTD</text:p>
          </table:table-cell>
          <table:table-cell office:value-type="float" office:value="2013">
            <text:p>2013</text:p>
          </table:table-cell>
          <table:table-cell office:value-type="float" office:value="439661.62">
            <text:p>439661,62</text:p>
          </table:table-cell>
          <table:table-cell table:style-name="ce6" table:formula="of:=SUMPRODUCT([.$I$4:.$I$973]=[.K1398];[.$J$4:.$J$973]=[.J1398];[.$L$4:.$L$973])" office:value-type="float" office:value="439661.62">
            <text:p>439661,6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AM</text:p>
          </table:table-cell>
          <table:table-cell office:value-type="float" office:value="2007">
            <text:p>2007</text:p>
          </table:table-cell>
          <table:table-cell office:value-type="float" office:value="103655">
            <text:p>103655</text:p>
          </table:table-cell>
          <table:table-cell table:style-name="Default"/>
          <table:table-cell table:style-name="ce4" table:formula="of:=SUMPRODUCT([.$D$4:.$D$973]=[.E1399];[.$E$4:.$E$973]=[.D1399];[.$G$4:.$G$973])" office:value-type="float" office:value="103654">
            <text:p>103654</text:p>
          </table:table-cell>
          <table:table-cell table:style-name="Default"/>
          <table:table-cell office:value-type="string">
            <text:p>EIEPTD</text:p>
          </table:table-cell>
          <table:table-cell office:value-type="float" office:value="2014">
            <text:p>2014</text:p>
          </table:table-cell>
          <table:table-cell office:value-type="float" office:value="251510.07">
            <text:p>251510,07</text:p>
          </table:table-cell>
          <table:table-cell table:style-name="ce6" table:formula="of:=SUMPRODUCT([.$I$4:.$I$973]=[.K1399];[.$J$4:.$J$973]=[.J1399];[.$L$4:.$L$973])" office:value-type="float" office:value="251510.07">
            <text:p>251510,0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AM</text:p>
          </table:table-cell>
          <table:table-cell office:value-type="float" office:value="2008">
            <text:p>2008</text:p>
          </table:table-cell>
          <table:table-cell office:value-type="float" office:value="937349">
            <text:p>937349</text:p>
          </table:table-cell>
          <table:table-cell table:style-name="Default"/>
          <table:table-cell table:style-name="ce4" table:formula="of:=SUMPRODUCT([.$D$4:.$D$973]=[.E1400];[.$E$4:.$E$973]=[.D1400];[.$G$4:.$G$973])" office:value-type="float" office:value="937349">
            <text:p>937349</text:p>
          </table:table-cell>
          <table:table-cell table:style-name="Default"/>
          <table:table-cell office:value-type="string">
            <text:p>EIEPTD</text:p>
          </table:table-cell>
          <table:table-cell office:value-type="float" office:value="2015">
            <text:p>2015</text:p>
          </table:table-cell>
          <table:table-cell office:value-type="float" office:value="19416">
            <text:p>19416</text:p>
          </table:table-cell>
          <table:table-cell table:style-name="ce6" table:formula="of:=SUMPRODUCT([.$I$4:.$I$973]=[.K1400];[.$J$4:.$J$973]=[.J1400];[.$L$4:.$L$973])" office:value-type="float" office:value="19416">
            <text:p>1941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AM</text:p>
          </table:table-cell>
          <table:table-cell office:value-type="float" office:value="2009">
            <text:p>2009</text:p>
          </table:table-cell>
          <table:table-cell office:value-type="float" office:value="498464">
            <text:p>498464</text:p>
          </table:table-cell>
          <table:table-cell table:style-name="Default"/>
          <table:table-cell table:style-name="ce4" table:formula="of:=SUMPRODUCT([.$D$4:.$D$973]=[.E1401];[.$E$4:.$E$973]=[.D1401];[.$G$4:.$G$973])" office:value-type="float" office:value="498464">
            <text:p>498464</text:p>
          </table:table-cell>
          <table:table-cell table:style-name="Default"/>
          <table:table-cell office:value-type="string">
            <text:p>EIIAPH</text:p>
          </table:table-cell>
          <table:table-cell office:value-type="float" office:value="2011">
            <text:p>2011</text:p>
          </table:table-cell>
          <table:table-cell office:value-type="float" office:value="28519.23">
            <text:p>28519,23</text:p>
          </table:table-cell>
          <table:table-cell table:style-name="ce6" table:formula="of:=SUMPRODUCT([.$I$4:.$I$973]=[.K1401];[.$J$4:.$J$973]=[.J1401];[.$L$4:.$L$973])" office:value-type="float" office:value="28519.23">
            <text:p>28519,2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AM</text:p>
          </table:table-cell>
          <table:table-cell office:value-type="float" office:value="2010">
            <text:p>2010</text:p>
          </table:table-cell>
          <table:table-cell office:value-type="float" office:value="606010">
            <text:p>606010</text:p>
          </table:table-cell>
          <table:table-cell table:style-name="Default"/>
          <table:table-cell table:style-name="ce4" table:formula="of:=SUMPRODUCT([.$D$4:.$D$973]=[.E1402];[.$E$4:.$E$973]=[.D1402];[.$G$4:.$G$973])" office:value-type="float" office:value="606010">
            <text:p>606010</text:p>
          </table:table-cell>
          <table:table-cell table:style-name="Default"/>
          <table:table-cell office:value-type="string">
            <text:p>EIIAPH</text:p>
          </table:table-cell>
          <table:table-cell office:value-type="float" office:value="2012">
            <text:p>2012</text:p>
          </table:table-cell>
          <table:table-cell office:value-type="float" office:value="5103.7">
            <text:p>5103,7</text:p>
          </table:table-cell>
          <table:table-cell table:style-name="ce6" table:formula="of:=SUMPRODUCT([.$I$4:.$I$973]=[.K1402];[.$J$4:.$J$973]=[.J1402];[.$L$4:.$L$973])" office:value-type="float" office:value="5103.7">
            <text:p>5103,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AM</text:p>
          </table:table-cell>
          <table:table-cell office:value-type="float" office:value="2011">
            <text:p>2011</text:p>
          </table:table-cell>
          <table:table-cell office:value-type="float" office:value="514555">
            <text:p>514555</text:p>
          </table:table-cell>
          <table:table-cell table:style-name="Default"/>
          <table:table-cell table:style-name="ce4" table:formula="of:=SUMPRODUCT([.$D$4:.$D$973]=[.E1403];[.$E$4:.$E$973]=[.D1403];[.$G$4:.$G$973])" office:value-type="float" office:value="514555">
            <text:p>514555</text:p>
          </table:table-cell>
          <table:table-cell table:style-name="Default"/>
          <table:table-cell office:value-type="string">
            <text:p>EIIAPH</text:p>
          </table:table-cell>
          <table:table-cell office:value-type="float" office:value="2014">
            <text:p>2014</text:p>
          </table:table-cell>
          <table:table-cell office:value-type="float" office:value="57400.45">
            <text:p>57400,45</text:p>
          </table:table-cell>
          <table:table-cell table:style-name="ce6" table:formula="of:=SUMPRODUCT([.$I$4:.$I$973]=[.K1403];[.$J$4:.$J$973]=[.J1403];[.$L$4:.$L$973])" office:value-type="float" office:value="57400.45">
            <text:p>57400,4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AM</text:p>
          </table:table-cell>
          <table:table-cell office:value-type="float" office:value="2012">
            <text:p>2012</text:p>
          </table:table-cell>
          <table:table-cell office:value-type="float" office:value="475006">
            <text:p>475006</text:p>
          </table:table-cell>
          <table:table-cell table:style-name="Default"/>
          <table:table-cell table:style-name="ce4" table:formula="of:=SUMPRODUCT([.$D$4:.$D$973]=[.E1404];[.$E$4:.$E$973]=[.D1404];[.$G$4:.$G$973])" office:value-type="float" office:value="475006">
            <text:p>475006</text:p>
          </table:table-cell>
          <table:table-cell table:style-name="Default"/>
          <table:table-cell office:value-type="string">
            <text:p>EIVEIASA</text:p>
          </table:table-cell>
          <table:table-cell office:value-type="float" office:value="2013">
            <text:p>2013</text:p>
          </table:table-cell>
          <table:table-cell office:value-type="float" office:value="224246.5">
            <text:p>224246,5</text:p>
          </table:table-cell>
          <table:table-cell table:style-name="ce6" table:formula="of:=SUMPRODUCT([.$I$4:.$I$973]=[.K1404];[.$J$4:.$J$973]=[.J1404];[.$L$4:.$L$973])" office:value-type="float" office:value="224246.5">
            <text:p>224246,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AM</text:p>
          </table:table-cell>
          <table:table-cell office:value-type="float" office:value="2013">
            <text:p>2013</text:p>
          </table:table-cell>
          <table:table-cell office:value-type="float" office:value="574414">
            <text:p>574414</text:p>
          </table:table-cell>
          <table:table-cell table:style-name="Default"/>
          <table:table-cell table:style-name="ce4" table:formula="of:=SUMPRODUCT([.$D$4:.$D$973]=[.E1405];[.$E$4:.$E$973]=[.D1405];[.$G$4:.$G$973])" office:value-type="float" office:value="574414">
            <text:p>574414</text:p>
          </table:table-cell>
          <table:table-cell table:style-name="Default"/>
          <table:table-cell office:value-type="string">
            <text:p>EIVEIASA</text:p>
          </table:table-cell>
          <table:table-cell office:value-type="float" office:value="2014">
            <text:p>2014</text:p>
          </table:table-cell>
          <table:table-cell office:value-type="float" office:value="962438.5">
            <text:p>962438,5</text:p>
          </table:table-cell>
          <table:table-cell table:style-name="ce6" table:formula="of:=SUMPRODUCT([.$I$4:.$I$973]=[.K1405];[.$J$4:.$J$973]=[.J1405];[.$L$4:.$L$973])" office:value-type="float" office:value="962438.5">
            <text:p>962438,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AM</text:p>
          </table:table-cell>
          <table:table-cell office:value-type="float" office:value="2014">
            <text:p>2014</text:p>
          </table:table-cell>
          <table:table-cell office:value-type="float" office:value="201295">
            <text:p>201295</text:p>
          </table:table-cell>
          <table:table-cell table:style-name="Default"/>
          <table:table-cell table:style-name="ce4" table:formula="of:=SUMPRODUCT([.$D$4:.$D$973]=[.E1406];[.$E$4:.$E$973]=[.D1406];[.$G$4:.$G$973])" office:value-type="float" office:value="201295">
            <text:p>201295</text:p>
          </table:table-cell>
          <table:table-cell table:style-name="Default"/>
          <table:table-cell office:value-type="string">
            <text:p>FPGYS</text:p>
          </table:table-cell>
          <table:table-cell office:value-type="float" office:value="2012">
            <text:p>2012</text:p>
          </table:table-cell>
          <table:table-cell office:value-type="float" office:value="46859.5">
            <text:p>46859,5</text:p>
          </table:table-cell>
          <table:table-cell table:style-name="ce6" table:formula="of:=SUMPRODUCT([.$I$4:.$I$973]=[.K1406];[.$J$4:.$J$973]=[.J1406];[.$L$4:.$L$973])" office:value-type="float" office:value="46859.5">
            <text:p>46859,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AM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style-name="Default"/>
          <table:table-cell table:style-name="ce4" table:formula="of:=SUMPRODUCT([.$D$4:.$D$973]=[.E1407];[.$E$4:.$E$973]=[.D1407];[.$G$4:.$G$973])" office:value-type="float" office:value="50000">
            <text:p>50000</text:p>
          </table:table-cell>
          <table:table-cell table:style-name="Default"/>
          <table:table-cell office:value-type="string">
            <text:p>FPGYS</text:p>
          </table:table-cell>
          <table:table-cell office:value-type="float" office:value="2013">
            <text:p>2013</text:p>
          </table:table-cell>
          <table:table-cell office:value-type="float" office:value="2148433.03">
            <text:p>2148433,03</text:p>
          </table:table-cell>
          <table:table-cell table:style-name="ce6" table:formula="of:=SUMPRODUCT([.$I$4:.$I$973]=[.K1407];[.$J$4:.$J$973]=[.J1407];[.$L$4:.$L$973])" office:value-type="float" office:value="2148433.03">
            <text:p>2148433,0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FAPA</text:p>
          </table:table-cell>
          <table:table-cell office:value-type="float" office:value="2006">
            <text:p>2006</text:p>
          </table:table-cell>
          <table:table-cell office:value-type="float" office:value="54000">
            <text:p>54000</text:p>
          </table:table-cell>
          <table:table-cell table:style-name="Default"/>
          <table:table-cell table:style-name="ce4" table:formula="of:=SUMPRODUCT([.$D$4:.$D$973]=[.E1408];[.$E$4:.$E$973]=[.D1408];[.$G$4:.$G$973])" office:value-type="float" office:value="54000">
            <text:p>54000</text:p>
          </table:table-cell>
          <table:table-cell table:style-name="Default"/>
          <table:table-cell office:value-type="string">
            <text:p>FPGYS</text:p>
          </table:table-cell>
          <table:table-cell office:value-type="float" office:value="2014">
            <text:p>2014</text:p>
          </table:table-cell>
          <table:table-cell office:value-type="float" office:value="728967.37">
            <text:p>728967,37</text:p>
          </table:table-cell>
          <table:table-cell table:style-name="ce6" table:formula="of:=SUMPRODUCT([.$I$4:.$I$973]=[.K1408];[.$J$4:.$J$973]=[.J1408];[.$L$4:.$L$973])" office:value-type="float" office:value="728967.37">
            <text:p>728967,3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FAPA</text:p>
          </table:table-cell>
          <table:table-cell office:value-type="float" office:value="2007">
            <text:p>2007</text:p>
          </table:table-cell>
          <table:table-cell office:value-type="float" office:value="2374624">
            <text:p>2374624</text:p>
          </table:table-cell>
          <table:table-cell table:style-name="Default"/>
          <table:table-cell table:style-name="ce4" table:formula="of:=SUMPRODUCT([.$D$4:.$D$973]=[.E1409];[.$E$4:.$E$973]=[.D1409];[.$G$4:.$G$973])" office:value-type="float" office:value="2374624">
            <text:p>2374624</text:p>
          </table:table-cell>
          <table:table-cell table:style-name="Default"/>
          <table:table-cell office:value-type="string">
            <text:p>IAAP</text:p>
          </table:table-cell>
          <table:table-cell office:value-type="float" office:value="2006">
            <text:p>2006</text:p>
          </table:table-cell>
          <table:table-cell office:value-type="float" office:value="142371.16">
            <text:p>142371,16</text:p>
          </table:table-cell>
          <table:table-cell table:style-name="ce6" table:formula="of:=SUMPRODUCT([.$I$4:.$I$973]=[.K1409];[.$J$4:.$J$973]=[.J1409];[.$L$4:.$L$973])" office:value-type="float" office:value="142371.16">
            <text:p>142371,1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FAPA</text:p>
          </table:table-cell>
          <table:table-cell office:value-type="float" office:value="2008">
            <text:p>2008</text:p>
          </table:table-cell>
          <table:table-cell office:value-type="float" office:value="102700">
            <text:p>102700</text:p>
          </table:table-cell>
          <table:table-cell table:style-name="Default"/>
          <table:table-cell table:style-name="ce4" table:formula="of:=SUMPRODUCT([.$D$4:.$D$973]=[.E1410];[.$E$4:.$E$973]=[.D1410];[.$G$4:.$G$973])" office:value-type="float" office:value="102700">
            <text:p>102700</text:p>
          </table:table-cell>
          <table:table-cell table:style-name="Default"/>
          <table:table-cell office:value-type="string">
            <text:p>IAAP</text:p>
          </table:table-cell>
          <table:table-cell office:value-type="float" office:value="2007">
            <text:p>2007</text:p>
          </table:table-cell>
          <table:table-cell office:value-type="float" office:value="197338.72">
            <text:p>197338,72</text:p>
          </table:table-cell>
          <table:table-cell table:style-name="ce6" table:formula="of:=SUMPRODUCT([.$I$4:.$I$973]=[.K1410];[.$J$4:.$J$973]=[.J1410];[.$L$4:.$L$973])" office:value-type="float" office:value="197338.72">
            <text:p>197338,7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FAPA-INF</text:p>
          </table:table-cell>
          <table:table-cell office:value-type="float" office:value="2008">
            <text:p>2008</text:p>
          </table:table-cell>
          <table:table-cell office:value-type="float" office:value="1719970">
            <text:p>1719970</text:p>
          </table:table-cell>
          <table:table-cell table:style-name="Default"/>
          <table:table-cell table:style-name="ce4" table:formula="of:=SUMPRODUCT([.$D$4:.$D$973]=[.E1411];[.$E$4:.$E$973]=[.D1411];[.$G$4:.$G$973])" office:value-type="float" office:value="1719970">
            <text:p>1719970</text:p>
          </table:table-cell>
          <table:table-cell table:style-name="Default"/>
          <table:table-cell office:value-type="string">
            <text:p>IAJ</text:p>
          </table:table-cell>
          <table:table-cell office:value-type="float" office:value="2006">
            <text:p>2006</text:p>
          </table:table-cell>
          <table:table-cell office:value-type="float" office:value="43356.83">
            <text:p>43356,83</text:p>
          </table:table-cell>
          <table:table-cell table:style-name="ce6" table:formula="of:=SUMPRODUCT([.$I$4:.$I$973]=[.K1411];[.$J$4:.$J$973]=[.J1411];[.$L$4:.$L$973])" office:value-type="float" office:value="43356.83">
            <text:p>43356,8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FAPA-INF</text:p>
          </table:table-cell>
          <table:table-cell office:value-type="float" office:value="2009">
            <text:p>2009</text:p>
          </table:table-cell>
          <table:table-cell office:value-type="float" office:value="2203211">
            <text:p>2203211</text:p>
          </table:table-cell>
          <table:table-cell table:style-name="Default"/>
          <table:table-cell table:style-name="ce4" table:formula="of:=SUMPRODUCT([.$D$4:.$D$973]=[.E1412];[.$E$4:.$E$973]=[.D1412];[.$G$4:.$G$973])" office:value-type="float" office:value="2203211">
            <text:p>2203211</text:p>
          </table:table-cell>
          <table:table-cell table:style-name="Default"/>
          <table:table-cell office:value-type="string">
            <text:p>IAJ</text:p>
          </table:table-cell>
          <table:table-cell office:value-type="float" office:value="2007">
            <text:p>2007</text:p>
          </table:table-cell>
          <table:table-cell office:value-type="float" office:value="258666.67">
            <text:p>258666,67</text:p>
          </table:table-cell>
          <table:table-cell table:style-name="ce6" table:formula="of:=SUMPRODUCT([.$I$4:.$I$973]=[.K1412];[.$J$4:.$J$973]=[.J1412];[.$L$4:.$L$973])" office:value-type="float" office:value="258666.67">
            <text:p>258666,6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FAPA-INF</text:p>
          </table:table-cell>
          <table:table-cell office:value-type="float" office:value="2010">
            <text:p>2010</text:p>
          </table:table-cell>
          <table:table-cell office:value-type="float" office:value="943621">
            <text:p>943621</text:p>
          </table:table-cell>
          <table:table-cell table:style-name="Default"/>
          <table:table-cell table:style-name="ce4" table:formula="of:=SUMPRODUCT([.$D$4:.$D$973]=[.E1413];[.$E$4:.$E$973]=[.D1413];[.$G$4:.$G$973])" office:value-type="float" office:value="943620">
            <text:p>943620</text:p>
          </table:table-cell>
          <table:table-cell table:style-name="Default"/>
          <table:table-cell office:value-type="string">
            <text:p>IAJ</text:p>
          </table:table-cell>
          <table:table-cell office:value-type="float" office:value="2011">
            <text:p>2011</text:p>
          </table:table-cell>
          <table:table-cell office:value-type="float" office:value="156646.48">
            <text:p>156646,48</text:p>
          </table:table-cell>
          <table:table-cell table:style-name="ce6" table:formula="of:=SUMPRODUCT([.$I$4:.$I$973]=[.K1413];[.$J$4:.$J$973]=[.J1413];[.$L$4:.$L$973])" office:value-type="float" office:value="156646.48">
            <text:p>156646,4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FAPA-INF</text:p>
          </table:table-cell>
          <table:table-cell office:value-type="float" office:value="2011">
            <text:p>2011</text:p>
          </table:table-cell>
          <table:table-cell office:value-type="float" office:value="836026">
            <text:p>836026</text:p>
          </table:table-cell>
          <table:table-cell table:style-name="Default"/>
          <table:table-cell table:style-name="ce4" table:formula="of:=SUMPRODUCT([.$D$4:.$D$973]=[.E1414];[.$E$4:.$E$973]=[.D1414];[.$G$4:.$G$973])" office:value-type="float" office:value="836025">
            <text:p>836025</text:p>
          </table:table-cell>
          <table:table-cell table:style-name="Default"/>
          <table:table-cell office:value-type="string">
            <text:p>IAJ</text:p>
          </table:table-cell>
          <table:table-cell office:value-type="float" office:value="2012">
            <text:p>2012</text:p>
          </table:table-cell>
          <table:table-cell office:value-type="float" office:value="549445.37">
            <text:p>549445,37</text:p>
          </table:table-cell>
          <table:table-cell table:style-name="ce6" table:formula="of:=SUMPRODUCT([.$I$4:.$I$973]=[.K1414];[.$J$4:.$J$973]=[.J1414];[.$L$4:.$L$973])" office:value-type="float" office:value="549445.37">
            <text:p>549445,3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FAPA-INF</text:p>
          </table:table-cell>
          <table:table-cell office:value-type="float" office:value="2012">
            <text:p>2012</text:p>
          </table:table-cell>
          <table:table-cell office:value-type="float" office:value="890102">
            <text:p>890102</text:p>
          </table:table-cell>
          <table:table-cell table:style-name="Default"/>
          <table:table-cell table:style-name="ce4" table:formula="of:=SUMPRODUCT([.$D$4:.$D$973]=[.E1415];[.$E$4:.$E$973]=[.D1415];[.$G$4:.$G$973])" office:value-type="float" office:value="890102">
            <text:p>890102</text:p>
          </table:table-cell>
          <table:table-cell table:style-name="Default"/>
          <table:table-cell office:value-type="string">
            <text:p>IAJ</text:p>
          </table:table-cell>
          <table:table-cell office:value-type="float" office:value="2013">
            <text:p>2013</text:p>
          </table:table-cell>
          <table:table-cell office:value-type="float" office:value="566183.22">
            <text:p>566183,22</text:p>
          </table:table-cell>
          <table:table-cell table:style-name="ce6" table:formula="of:=SUMPRODUCT([.$I$4:.$I$973]=[.K1415];[.$J$4:.$J$973]=[.J1415];[.$L$4:.$L$973])" office:value-type="float" office:value="566183.22">
            <text:p>566183,2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FAPA-INF</text:p>
          </table:table-cell>
          <table:table-cell office:value-type="float" office:value="2013">
            <text:p>2013</text:p>
          </table:table-cell>
          <table:table-cell office:value-type="float" office:value="1412583">
            <text:p>1412583</text:p>
          </table:table-cell>
          <table:table-cell table:style-name="Default"/>
          <table:table-cell table:style-name="ce4" table:formula="of:=SUMPRODUCT([.$D$4:.$D$973]=[.E1416];[.$E$4:.$E$973]=[.D1416];[.$G$4:.$G$973])" office:value-type="float" office:value="1412582">
            <text:p>1412582</text:p>
          </table:table-cell>
          <table:table-cell table:style-name="Default"/>
          <table:table-cell office:value-type="string">
            <text:p>IAJ</text:p>
          </table:table-cell>
          <table:table-cell office:value-type="float" office:value="2014">
            <text:p>2014</text:p>
          </table:table-cell>
          <table:table-cell office:value-type="float" office:value="418372.86">
            <text:p>418372,86</text:p>
          </table:table-cell>
          <table:table-cell table:style-name="ce6" table:formula="of:=SUMPRODUCT([.$I$4:.$I$973]=[.K1416];[.$J$4:.$J$973]=[.J1416];[.$L$4:.$L$973])" office:value-type="float" office:value="418372.86">
            <text:p>418372,8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FAPA-INF</text:p>
          </table:table-cell>
          <table:table-cell office:value-type="float" office:value="2014">
            <text:p>2014</text:p>
          </table:table-cell>
          <table:table-cell office:value-type="float" office:value="1095968">
            <text:p>1095968</text:p>
          </table:table-cell>
          <table:table-cell table:style-name="Default"/>
          <table:table-cell table:style-name="ce4" table:formula="of:=SUMPRODUCT([.$D$4:.$D$973]=[.E1417];[.$E$4:.$E$973]=[.D1417];[.$G$4:.$G$973])" office:value-type="float" office:value="1095967">
            <text:p>1095967</text:p>
          </table:table-cell>
          <table:table-cell table:style-name="Default"/>
          <table:table-cell office:value-type="string">
            <text:p>IAM</text:p>
          </table:table-cell>
          <table:table-cell office:value-type="float" office:value="2008">
            <text:p>2008</text:p>
          </table:table-cell>
          <table:table-cell office:value-type="float" office:value="937349">
            <text:p>937349</text:p>
          </table:table-cell>
          <table:table-cell table:style-name="ce6" table:formula="of:=SUMPRODUCT([.$I$4:.$I$973]=[.K1417];[.$J$4:.$J$973]=[.J1417];[.$L$4:.$L$973])" office:value-type="float" office:value="937349">
            <text:p>93734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FAPA-INF</text:p>
          </table:table-cell>
          <table:table-cell office:value-type="float" office:value="2015">
            <text:p>2015</text:p>
          </table:table-cell>
          <table:table-cell office:value-type="float" office:value="622913">
            <text:p>622913</text:p>
          </table:table-cell>
          <table:table-cell table:style-name="Default"/>
          <table:table-cell table:style-name="ce4" table:formula="of:=SUMPRODUCT([.$D$4:.$D$973]=[.E1418];[.$E$4:.$E$973]=[.D1418];[.$G$4:.$G$973])" office:value-type="float" office:value="622913">
            <text:p>622913</text:p>
          </table:table-cell>
          <table:table-cell table:style-name="Default"/>
          <table:table-cell office:value-type="string">
            <text:p>IAM</text:p>
          </table:table-cell>
          <table:table-cell office:value-type="float" office:value="2009">
            <text:p>2009</text:p>
          </table:table-cell>
          <table:table-cell office:value-type="float" office:value="498464">
            <text:p>498464</text:p>
          </table:table-cell>
          <table:table-cell table:style-name="ce6" table:formula="of:=SUMPRODUCT([.$I$4:.$I$973]=[.K1418];[.$J$4:.$J$973]=[.J1418];[.$L$4:.$L$973])" office:value-type="float" office:value="498464">
            <text:p>49846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MABIS</text:p>
          </table:table-cell>
          <table:table-cell office:value-type="float" office:value="2013">
            <text:p>2013</text:p>
          </table:table-cell>
          <table:table-cell office:value-type="float" office:value="10621">
            <text:p>10621</text:p>
          </table:table-cell>
          <table:table-cell table:style-name="Default"/>
          <table:table-cell table:style-name="ce4" table:formula="of:=SUMPRODUCT([.$D$4:.$D$973]=[.E1419];[.$E$4:.$E$973]=[.D1419];[.$G$4:.$G$973])" office:value-type="float" office:value="10621">
            <text:p>10621</text:p>
          </table:table-cell>
          <table:table-cell table:style-name="Default"/>
          <table:table-cell office:value-type="string">
            <text:p>IAM</text:p>
          </table:table-cell>
          <table:table-cell office:value-type="float" office:value="2010">
            <text:p>2010</text:p>
          </table:table-cell>
          <table:table-cell office:value-type="float" office:value="606010.07">
            <text:p>606010,07</text:p>
          </table:table-cell>
          <table:table-cell table:style-name="ce6" table:formula="of:=SUMPRODUCT([.$I$4:.$I$973]=[.K1419];[.$J$4:.$J$973]=[.J1419];[.$L$4:.$L$973])" office:value-type="float" office:value="606010.07">
            <text:p>606010,0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MABIS</text:p>
          </table:table-cell>
          <table:table-cell office:value-type="float" office:value="2014">
            <text:p>2014</text:p>
          </table:table-cell>
          <table:table-cell office:value-type="float" office:value="2130">
            <text:p>2130</text:p>
          </table:table-cell>
          <table:table-cell table:style-name="Default"/>
          <table:table-cell table:style-name="ce4" table:formula="of:=SUMPRODUCT([.$D$4:.$D$973]=[.E1420];[.$E$4:.$E$973]=[.D1420];[.$G$4:.$G$973])" office:value-type="float" office:value="2130">
            <text:p>2130</text:p>
          </table:table-cell>
          <table:table-cell table:style-name="Default"/>
          <table:table-cell office:value-type="string">
            <text:p>IAM</text:p>
          </table:table-cell>
          <table:table-cell office:value-type="float" office:value="2011">
            <text:p>2011</text:p>
          </table:table-cell>
          <table:table-cell office:value-type="float" office:value="514555.02">
            <text:p>514555,02</text:p>
          </table:table-cell>
          <table:table-cell table:style-name="ce6" table:formula="of:=SUMPRODUCT([.$I$4:.$I$973]=[.K1420];[.$J$4:.$J$973]=[.J1420];[.$L$4:.$L$973])" office:value-type="float" office:value="514555.02">
            <text:p>514555,02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INTURJOVEN</text:p>
          </table:table-cell>
          <table:table-cell office:value-type="float" office:value="2013">
            <text:p>2013</text:p>
          </table:table-cell>
          <table:table-cell office:value-type="float" office:value="50035">
            <text:p>50035</text:p>
          </table:table-cell>
          <table:table-cell table:style-name="Default"/>
          <table:table-cell table:style-name="ce4" table:formula="of:=SUMPRODUCT([.$D$4:.$D$973]=[.E1421];[.$E$4:.$E$973]=[.D1421];[.$G$4:.$G$973])" office:value-type="float" office:value="50035">
            <text:p>50035</text:p>
          </table:table-cell>
          <table:table-cell table:style-name="Default"/>
          <table:table-cell office:value-type="string">
            <text:p>IAM</text:p>
          </table:table-cell>
          <table:table-cell office:value-type="float" office:value="2012">
            <text:p>2012</text:p>
          </table:table-cell>
          <table:table-cell office:value-type="float" office:value="475006.77">
            <text:p>475006,77</text:p>
          </table:table-cell>
          <table:table-cell table:style-name="ce6" table:formula="of:=SUMPRODUCT([.$I$4:.$I$973]=[.K1421];[.$J$4:.$J$973]=[.J1421];[.$L$4:.$L$973])" office:value-type="float" office:value="475006.77">
            <text:p>475006,77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INTURJOVEN</text:p>
          </table:table-cell>
          <table:table-cell office:value-type="float" office:value="2014">
            <text:p>2014</text:p>
          </table:table-cell>
          <table:table-cell office:value-type="float" office:value="5998">
            <text:p>5998</text:p>
          </table:table-cell>
          <table:table-cell table:style-name="Default"/>
          <table:table-cell table:style-name="ce4" table:formula="of:=SUMPRODUCT([.$D$4:.$D$973]=[.E1422];[.$E$4:.$E$973]=[.D1422];[.$G$4:.$G$973])" office:value-type="float" office:value="5998">
            <text:p>5998</text:p>
          </table:table-cell>
          <table:table-cell table:style-name="Default"/>
          <table:table-cell office:value-type="string">
            <text:p>IAM</text:p>
          </table:table-cell>
          <table:table-cell office:value-type="float" office:value="2013">
            <text:p>2013</text:p>
          </table:table-cell>
          <table:table-cell office:value-type="float" office:value="574414.43">
            <text:p>574414,43</text:p>
          </table:table-cell>
          <table:table-cell table:style-name="ce6" table:formula="of:=SUMPRODUCT([.$I$4:.$I$973]=[.K1422];[.$J$4:.$J$973]=[.J1422];[.$L$4:.$L$973])" office:value-type="float" office:value="574414.43">
            <text:p>574414,4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SE</text:p>
          </table:table-cell>
          <table:table-cell office:value-type="float" office:value="2008">
            <text:p>2008</text:p>
          </table:table-cell>
          <table:table-cell office:value-type="float" office:value="36874717">
            <text:p>36874717</text:p>
          </table:table-cell>
          <table:table-cell table:style-name="Default"/>
          <table:table-cell table:style-name="ce4" table:formula="of:=SUMPRODUCT([.$D$4:.$D$973]=[.E1423];[.$E$4:.$E$973]=[.D1423];[.$G$4:.$G$973])" office:value-type="float" office:value="36874717">
            <text:p>36874717</text:p>
          </table:table-cell>
          <table:table-cell table:style-name="Default"/>
          <table:table-cell office:value-type="string">
            <text:p>IAM</text:p>
          </table:table-cell>
          <table:table-cell office:value-type="float" office:value="2014">
            <text:p>2014</text:p>
          </table:table-cell>
          <table:table-cell office:value-type="float" office:value="201295.8">
            <text:p>201295,8</text:p>
          </table:table-cell>
          <table:table-cell table:style-name="ce6" table:formula="of:=SUMPRODUCT([.$I$4:.$I$973]=[.K1423];[.$J$4:.$J$973]=[.J1423];[.$L$4:.$L$973])" office:value-type="float" office:value="201295.8">
            <text:p>201295,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SE</text:p>
          </table:table-cell>
          <table:table-cell office:value-type="float" office:value="2009">
            <text:p>2009</text:p>
          </table:table-cell>
          <table:table-cell office:value-type="float" office:value="62090575">
            <text:p>62090575</text:p>
          </table:table-cell>
          <table:table-cell table:style-name="Default"/>
          <table:table-cell table:style-name="ce4" table:formula="of:=SUMPRODUCT([.$D$4:.$D$973]=[.E1424];[.$E$4:.$E$973]=[.D1424];[.$G$4:.$G$973])" office:value-type="float" office:value="62090574">
            <text:p>62090574</text:p>
          </table:table-cell>
          <table:table-cell table:style-name="Default"/>
          <table:table-cell office:value-type="string">
            <text:p>IAM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style-name="ce6" table:formula="of:=SUMPRODUCT([.$I$4:.$I$973]=[.K1424];[.$J$4:.$J$973]=[.J1424];[.$L$4:.$L$973])" office:value-type="float" office:value="50000">
            <text:p>500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SE</text:p>
          </table:table-cell>
          <table:table-cell office:value-type="float" office:value="2010">
            <text:p>2010</text:p>
          </table:table-cell>
          <table:table-cell office:value-type="float" office:value="21129299">
            <text:p>21129299</text:p>
          </table:table-cell>
          <table:table-cell table:style-name="Default"/>
          <table:table-cell table:style-name="ce4" table:formula="of:=SUMPRODUCT([.$D$4:.$D$973]=[.E1425];[.$E$4:.$E$973]=[.D1425];[.$G$4:.$G$973])" office:value-type="float" office:value="21129299">
            <text:p>21129299</text:p>
          </table:table-cell>
          <table:table-cell table:style-name="Default"/>
          <table:table-cell office:value-type="string">
            <text:p>IFAPA</text:p>
          </table:table-cell>
          <table:table-cell office:value-type="float" office:value="2006">
            <text:p>2006</text:p>
          </table:table-cell>
          <table:table-cell office:value-type="float" office:value="54000">
            <text:p>54000</text:p>
          </table:table-cell>
          <table:table-cell table:style-name="ce6" table:formula="of:=SUMPRODUCT([.$I$4:.$I$973]=[.K1425];[.$J$4:.$J$973]=[.J1425];[.$L$4:.$L$973])" office:value-type="float" office:value="54000">
            <text:p>540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SE</text:p>
          </table:table-cell>
          <table:table-cell office:value-type="float" office:value="2012">
            <text:p>2012</text:p>
          </table:table-cell>
          <table:table-cell office:value-type="float" office:value="239046">
            <text:p>239046</text:p>
          </table:table-cell>
          <table:table-cell table:style-name="Default"/>
          <table:table-cell table:style-name="ce4" table:formula="of:=SUMPRODUCT([.$D$4:.$D$973]=[.E1426];[.$E$4:.$E$973]=[.D1426];[.$G$4:.$G$973])" office:value-type="float" office:value="239046">
            <text:p>239046</text:p>
          </table:table-cell>
          <table:table-cell table:style-name="Default"/>
          <table:table-cell office:value-type="string">
            <text:p>IFAPA-INF</text:p>
          </table:table-cell>
          <table:table-cell office:value-type="float" office:value="2008">
            <text:p>2008</text:p>
          </table:table-cell>
          <table:table-cell office:value-type="float" office:value="1719970.5">
            <text:p>1719970,5</text:p>
          </table:table-cell>
          <table:table-cell table:style-name="ce6" table:formula="of:=SUMPRODUCT([.$I$4:.$I$973]=[.K1426];[.$J$4:.$J$973]=[.J1426];[.$L$4:.$L$973])" office:value-type="float" office:value="1719970.5">
            <text:p>1719970,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SE</text:p>
          </table:table-cell>
          <table:table-cell office:value-type="float" office:value="2013">
            <text:p>2013</text:p>
          </table:table-cell>
          <table:table-cell office:value-type="float" office:value="22372349">
            <text:p>22372349</text:p>
          </table:table-cell>
          <table:table-cell table:style-name="Default"/>
          <table:table-cell table:style-name="ce4" table:formula="of:=SUMPRODUCT([.$D$4:.$D$973]=[.E1427];[.$E$4:.$E$973]=[.D1427];[.$G$4:.$G$973])" office:value-type="float" office:value="22372349">
            <text:p>22372349</text:p>
          </table:table-cell>
          <table:table-cell table:style-name="Default"/>
          <table:table-cell office:value-type="string">
            <text:p>IFAPA-INF</text:p>
          </table:table-cell>
          <table:table-cell office:value-type="float" office:value="2010">
            <text:p>2010</text:p>
          </table:table-cell>
          <table:table-cell office:value-type="float" office:value="943621.29">
            <text:p>943621,29</text:p>
          </table:table-cell>
          <table:table-cell table:style-name="ce6" table:formula="of:=SUMPRODUCT([.$I$4:.$I$973]=[.K1427];[.$J$4:.$J$973]=[.J1427];[.$L$4:.$L$973])" office:value-type="float" office:value="943621.29">
            <text:p>943621,2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SE</text:p>
          </table:table-cell>
          <table:table-cell office:value-type="float" office:value="2014">
            <text:p>2014</text:p>
          </table:table-cell>
          <table:table-cell office:value-type="float" office:value="378765">
            <text:p>378765</text:p>
          </table:table-cell>
          <table:table-cell table:style-name="Default"/>
          <table:table-cell table:style-name="ce4" table:formula="of:=SUMPRODUCT([.$D$4:.$D$973]=[.E1428];[.$E$4:.$E$973]=[.D1428];[.$G$4:.$G$973])" office:value-type="float" office:value="378765">
            <text:p>378765</text:p>
          </table:table-cell>
          <table:table-cell table:style-name="Default"/>
          <table:table-cell office:value-type="string">
            <text:p>IFAPA-INF</text:p>
          </table:table-cell>
          <table:table-cell office:value-type="float" office:value="2013">
            <text:p>2013</text:p>
          </table:table-cell>
          <table:table-cell office:value-type="float" office:value="1412583.15">
            <text:p>1412583,15</text:p>
          </table:table-cell>
          <table:table-cell table:style-name="ce6" table:formula="of:=SUMPRODUCT([.$I$4:.$I$973]=[.K1428];[.$J$4:.$J$973]=[.J1428];[.$L$4:.$L$973])" office:value-type="float" office:value="1412583.15">
            <text:p>1412583,1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SE</text:p>
          </table:table-cell>
          <table:table-cell office:value-type="float" office:value="2015">
            <text:p>2015</text:p>
          </table:table-cell>
          <table:table-cell office:value-type="float" office:value="254450">
            <text:p>254450</text:p>
          </table:table-cell>
          <table:table-cell table:style-name="Default"/>
          <table:table-cell table:style-name="ce4" table:formula="of:=SUMPRODUCT([.$D$4:.$D$973]=[.E1429];[.$E$4:.$E$973]=[.D1429];[.$G$4:.$G$973])" office:value-type="float" office:value="254450">
            <text:p>254450</text:p>
          </table:table-cell>
          <table:table-cell table:style-name="Default"/>
          <table:table-cell office:value-type="string">
            <text:p>IFAPA-INF</text:p>
          </table:table-cell>
          <table:table-cell office:value-type="float" office:value="2014">
            <text:p>2014</text:p>
          </table:table-cell>
          <table:table-cell office:value-type="float" office:value="1095968.65">
            <text:p>1095968,65</text:p>
          </table:table-cell>
          <table:table-cell table:style-name="ce6" table:formula="of:=SUMPRODUCT([.$I$4:.$I$973]=[.K1429];[.$J$4:.$J$973]=[.J1429];[.$L$4:.$L$973])" office:value-type="float" office:value="1095968.65">
            <text:p>1095968,6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AG</text:p>
          </table:table-cell>
          <table:table-cell office:value-type="float" office:value="2006">
            <text:p>2006</text:p>
          </table:table-cell>
          <table:table-cell office:value-type="float" office:value="119155">
            <text:p>119155</text:p>
          </table:table-cell>
          <table:table-cell table:style-name="Default"/>
          <table:table-cell table:style-name="ce4" table:formula="of:=SUMPRODUCT([.$D$4:.$D$973]=[.E1430];[.$E$4:.$E$973]=[.D1430];[.$G$4:.$G$973])" office:value-type="float" office:value="119155">
            <text:p>119155</text:p>
          </table:table-cell>
          <table:table-cell table:style-name="Default"/>
          <table:table-cell office:value-type="string">
            <text:p>IFAPA-INF</text:p>
          </table:table-cell>
          <table:table-cell office:value-type="float" office:value="2015">
            <text:p>2015</text:p>
          </table:table-cell>
          <table:table-cell office:value-type="float" office:value="622913.58">
            <text:p>622913,58</text:p>
          </table:table-cell>
          <table:table-cell table:style-name="ce6" table:formula="of:=SUMPRODUCT([.$I$4:.$I$973]=[.K1430];[.$J$4:.$J$973]=[.J1430];[.$L$4:.$L$973])" office:value-type="float" office:value="622913.58">
            <text:p>622913,5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AG</text:p>
          </table:table-cell>
          <table:table-cell office:value-type="float" office:value="2007">
            <text:p>2007</text:p>
          </table:table-cell>
          <table:table-cell office:value-type="float" office:value="1093620">
            <text:p>1093620</text:p>
          </table:table-cell>
          <table:table-cell table:style-name="Default"/>
          <table:table-cell table:style-name="ce4" table:formula="of:=SUMPRODUCT([.$D$4:.$D$973]=[.E1431];[.$E$4:.$E$973]=[.D1431];[.$G$4:.$G$973])" office:value-type="float" office:value="1093620">
            <text:p>1093620</text:p>
          </table:table-cell>
          <table:table-cell table:style-name="Default"/>
          <table:table-cell office:value-type="string">
            <text:p>IMABIS</text:p>
          </table:table-cell>
          <table:table-cell office:value-type="float" office:value="2013">
            <text:p>2013</text:p>
          </table:table-cell>
          <table:table-cell office:value-type="float" office:value="10621.06">
            <text:p>10621,06</text:p>
          </table:table-cell>
          <table:table-cell table:style-name="ce6" table:formula="of:=SUMPRODUCT([.$I$4:.$I$973]=[.K1431];[.$J$4:.$J$973]=[.J1431];[.$L$4:.$L$973])" office:value-type="float" office:value="10621.06">
            <text:p>10621,0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AG</text:p>
          </table:table-cell>
          <table:table-cell office:value-type="float" office:value="2008">
            <text:p>2008</text:p>
          </table:table-cell>
          <table:table-cell office:value-type="float" office:value="1081839">
            <text:p>1081839</text:p>
          </table:table-cell>
          <table:table-cell table:style-name="Default"/>
          <table:table-cell table:style-name="ce4" table:formula="of:=SUMPRODUCT([.$D$4:.$D$973]=[.E1432];[.$E$4:.$E$973]=[.D1432];[.$G$4:.$G$973])" office:value-type="float" office:value="1081839">
            <text:p>1081839</text:p>
          </table:table-cell>
          <table:table-cell table:style-name="Default"/>
          <table:table-cell office:value-type="string">
            <text:p>IMABIS</text:p>
          </table:table-cell>
          <table:table-cell office:value-type="float" office:value="2014">
            <text:p>2014</text:p>
          </table:table-cell>
          <table:table-cell office:value-type="float" office:value="2130.69">
            <text:p>2130,69</text:p>
          </table:table-cell>
          <table:table-cell table:style-name="ce6" table:formula="of:=SUMPRODUCT([.$I$4:.$I$973]=[.K1432];[.$J$4:.$J$973]=[.J1432];[.$L$4:.$L$973])" office:value-type="float" office:value="2130.69">
            <text:p>2130,6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AG</text:p>
          </table:table-cell>
          <table:table-cell office:value-type="float" office:value="2009">
            <text:p>2009</text:p>
          </table:table-cell>
          <table:table-cell office:value-type="float" office:value="383988">
            <text:p>383988</text:p>
          </table:table-cell>
          <table:table-cell table:style-name="Default"/>
          <table:table-cell table:style-name="ce4" table:formula="of:=SUMPRODUCT([.$D$4:.$D$973]=[.E1433];[.$E$4:.$E$973]=[.D1433];[.$G$4:.$G$973])" office:value-type="float" office:value="383988">
            <text:p>383988</text:p>
          </table:table-cell>
          <table:table-cell table:style-name="Default"/>
          <table:table-cell office:value-type="string">
            <text:p>INTURJOVEN</text:p>
          </table:table-cell>
          <table:table-cell office:value-type="float" office:value="2013">
            <text:p>2013</text:p>
          </table:table-cell>
          <table:table-cell office:value-type="float" office:value="50035.58">
            <text:p>50035,58</text:p>
          </table:table-cell>
          <table:table-cell table:style-name="ce6" table:formula="of:=SUMPRODUCT([.$I$4:.$I$973]=[.K1433];[.$J$4:.$J$973]=[.J1433];[.$L$4:.$L$973])" office:value-type="float" office:value="50035.58">
            <text:p>50035,5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AG</text:p>
          </table:table-cell>
          <table:table-cell office:value-type="float" office:value="2010">
            <text:p>2010</text:p>
          </table:table-cell>
          <table:table-cell office:value-type="float" office:value="330779">
            <text:p>330779</text:p>
          </table:table-cell>
          <table:table-cell table:style-name="Default"/>
          <table:table-cell table:style-name="ce4" table:formula="of:=SUMPRODUCT([.$D$4:.$D$973]=[.E1434];[.$E$4:.$E$973]=[.D1434];[.$G$4:.$G$973])" office:value-type="float" office:value="330779">
            <text:p>330779</text:p>
          </table:table-cell>
          <table:table-cell table:style-name="Default"/>
          <table:table-cell office:value-type="string">
            <text:p>INTURJOVEN</text:p>
          </table:table-cell>
          <table:table-cell office:value-type="float" office:value="2014">
            <text:p>2014</text:p>
          </table:table-cell>
          <table:table-cell office:value-type="float" office:value="5998.5">
            <text:p>5998,5</text:p>
          </table:table-cell>
          <table:table-cell table:style-name="ce6" table:formula="of:=SUMPRODUCT([.$I$4:.$I$973]=[.K1434];[.$J$4:.$J$973]=[.J1434];[.$L$4:.$L$973])" office:value-type="float" office:value="5998.5">
            <text:p>5998,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AG</text:p>
          </table:table-cell>
          <table:table-cell office:value-type="float" office:value="2011">
            <text:p>2011</text:p>
          </table:table-cell>
          <table:table-cell office:value-type="float" office:value="492765">
            <text:p>492765</text:p>
          </table:table-cell>
          <table:table-cell table:style-name="Default"/>
          <table:table-cell table:style-name="ce4" table:formula="of:=SUMPRODUCT([.$D$4:.$D$973]=[.E1435];[.$E$4:.$E$973]=[.D1435];[.$G$4:.$G$973])" office:value-type="float" office:value="492765">
            <text:p>492765</text:p>
          </table:table-cell>
          <table:table-cell table:style-name="Default"/>
          <table:table-cell office:value-type="string">
            <text:p>ISE</text:p>
          </table:table-cell>
          <table:table-cell office:value-type="float" office:value="2008">
            <text:p>2008</text:p>
          </table:table-cell>
          <table:table-cell office:value-type="float" office:value="36874717.7">
            <text:p>36874717,7</text:p>
          </table:table-cell>
          <table:table-cell table:style-name="ce6" table:formula="of:=SUMPRODUCT([.$I$4:.$I$973]=[.K1435];[.$J$4:.$J$973]=[.J1435];[.$L$4:.$L$973])" office:value-type="float" office:value="36874717.7">
            <text:p>36874717,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AG</text:p>
          </table:table-cell>
          <table:table-cell office:value-type="float" office:value="2012">
            <text:p>2012</text:p>
          </table:table-cell>
          <table:table-cell office:value-type="float" office:value="469392">
            <text:p>469392</text:p>
          </table:table-cell>
          <table:table-cell table:style-name="Default"/>
          <table:table-cell table:style-name="ce4" table:formula="of:=SUMPRODUCT([.$D$4:.$D$973]=[.E1436];[.$E$4:.$E$973]=[.D1436];[.$G$4:.$G$973])" office:value-type="float" office:value="469392">
            <text:p>469392</text:p>
          </table:table-cell>
          <table:table-cell table:style-name="Default"/>
          <table:table-cell office:value-type="string">
            <text:p>ISE</text:p>
          </table:table-cell>
          <table:table-cell office:value-type="float" office:value="2012">
            <text:p>2012</text:p>
          </table:table-cell>
          <table:table-cell office:value-type="float" office:value="239046.93">
            <text:p>239046,93</text:p>
          </table:table-cell>
          <table:table-cell table:style-name="ce6" table:formula="of:=SUMPRODUCT([.$I$4:.$I$973]=[.K1436];[.$J$4:.$J$973]=[.J1436];[.$L$4:.$L$973])" office:value-type="float" office:value="239046.93">
            <text:p>239046,9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AG</text:p>
          </table:table-cell>
          <table:table-cell office:value-type="float" office:value="2013">
            <text:p>2013</text:p>
          </table:table-cell>
          <table:table-cell office:value-type="float" office:value="664462">
            <text:p>664462</text:p>
          </table:table-cell>
          <table:table-cell table:style-name="Default"/>
          <table:table-cell table:style-name="ce4" table:formula="of:=SUMPRODUCT([.$D$4:.$D$973]=[.E1437];[.$E$4:.$E$973]=[.D1437];[.$G$4:.$G$973])" office:value-type="float" office:value="664462">
            <text:p>664462</text:p>
          </table:table-cell>
          <table:table-cell table:style-name="Default"/>
          <table:table-cell office:value-type="string">
            <text:p>ISE</text:p>
          </table:table-cell>
          <table:table-cell office:value-type="float" office:value="2013">
            <text:p>2013</text:p>
          </table:table-cell>
          <table:table-cell office:value-type="float" office:value="22372349.56">
            <text:p>22372349,56</text:p>
          </table:table-cell>
          <table:table-cell table:style-name="ce6" table:formula="of:=SUMPRODUCT([.$I$4:.$I$973]=[.K1437];[.$J$4:.$J$973]=[.J1437];[.$L$4:.$L$973])" office:value-type="float" office:value="22372349.56">
            <text:p>22372349,5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AG</text:p>
          </table:table-cell>
          <table:table-cell office:value-type="float" office:value="2014">
            <text:p>2014</text:p>
          </table:table-cell>
          <table:table-cell office:value-type="float" office:value="43338">
            <text:p>43338</text:p>
          </table:table-cell>
          <table:table-cell table:style-name="Default"/>
          <table:table-cell table:style-name="ce4" table:formula="of:=SUMPRODUCT([.$D$4:.$D$973]=[.E1438];[.$E$4:.$E$973]=[.D1438];[.$G$4:.$G$973])" office:value-type="float" office:value="43338">
            <text:p>43338</text:p>
          </table:table-cell>
          <table:table-cell table:style-name="Default"/>
          <table:table-cell office:value-type="string">
            <text:p>ISE</text:p>
          </table:table-cell>
          <table:table-cell office:value-type="float" office:value="2015">
            <text:p>2015</text:p>
          </table:table-cell>
          <table:table-cell office:value-type="float" office:value="254450.5">
            <text:p>254450,5</text:p>
          </table:table-cell>
          <table:table-cell table:style-name="ce6" table:formula="of:=SUMPRODUCT([.$I$4:.$I$973]=[.K1438];[.$J$4:.$J$973]=[.J1438];[.$L$4:.$L$973])" office:value-type="float" office:value="254450.5">
            <text:p>254450,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AG</text:p>
          </table:table-cell>
          <table:table-cell office:value-type="float" office:value="2015">
            <text:p>2015</text:p>
          </table:table-cell>
          <table:table-cell office:value-type="float" office:value="17700">
            <text:p>17700</text:p>
          </table:table-cell>
          <table:table-cell table:style-name="Default"/>
          <table:table-cell table:style-name="ce4" table:formula="of:=SUMPRODUCT([.$D$4:.$D$973]=[.E1439];[.$E$4:.$E$973]=[.D1439];[.$G$4:.$G$973])" office:value-type="float" office:value="17700">
            <text:p>17700</text:p>
          </table:table-cell>
          <table:table-cell table:style-name="Default"/>
          <table:table-cell office:value-type="string">
            <text:p>PAG</text:p>
          </table:table-cell>
          <table:table-cell office:value-type="float" office:value="2006">
            <text:p>2006</text:p>
          </table:table-cell>
          <table:table-cell office:value-type="float" office:value="119155">
            <text:p>119155</text:p>
          </table:table-cell>
          <table:table-cell table:style-name="ce6" table:formula="of:=SUMPRODUCT([.$I$4:.$I$973]=[.K1439];[.$J$4:.$J$973]=[.J1439];[.$L$4:.$L$973])" office:value-type="float" office:value="119155">
            <text:p>11915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DESI</text:p>
          </table:table-cell>
          <table:table-cell office:value-type="float" office:value="2007">
            <text:p>2007</text:p>
          </table:table-cell>
          <table:table-cell office:value-type="float" office:value="8065005">
            <text:p>8065005</text:p>
          </table:table-cell>
          <table:table-cell table:style-name="Default"/>
          <table:table-cell table:style-name="ce4" table:formula="of:=SUMPRODUCT([.$D$4:.$D$973]=[.E1440];[.$E$4:.$E$973]=[.D1440];[.$G$4:.$G$973])" office:value-type="float" office:value="8065005">
            <text:p>8065005</text:p>
          </table:table-cell>
          <table:table-cell table:style-name="Default"/>
          <table:table-cell office:value-type="string">
            <text:p>PAG</text:p>
          </table:table-cell>
          <table:table-cell office:value-type="float" office:value="2007">
            <text:p>2007</text:p>
          </table:table-cell>
          <table:table-cell office:value-type="float" office:value="1093620.66">
            <text:p>1093620,66</text:p>
          </table:table-cell>
          <table:table-cell table:style-name="ce6" table:formula="of:=SUMPRODUCT([.$I$4:.$I$973]=[.K1440];[.$J$4:.$J$973]=[.J1440];[.$L$4:.$L$973])" office:value-type="float" office:value="1093620.66">
            <text:p>1093620,6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DESI</text:p>
          </table:table-cell>
          <table:table-cell office:value-type="float" office:value="2008">
            <text:p>2008</text:p>
          </table:table-cell>
          <table:table-cell office:value-type="float" office:value="7975687">
            <text:p>7975687</text:p>
          </table:table-cell>
          <table:table-cell table:style-name="Default"/>
          <table:table-cell table:style-name="ce4" table:formula="of:=SUMPRODUCT([.$D$4:.$D$973]=[.E1441];[.$E$4:.$E$973]=[.D1441];[.$G$4:.$G$973])" office:value-type="float" office:value="7975687">
            <text:p>7975687</text:p>
          </table:table-cell>
          <table:table-cell table:style-name="Default"/>
          <table:table-cell office:value-type="string">
            <text:p>PAG</text:p>
          </table:table-cell>
          <table:table-cell office:value-type="float" office:value="2011">
            <text:p>2011</text:p>
          </table:table-cell>
          <table:table-cell office:value-type="float" office:value="492765.47">
            <text:p>492765,47</text:p>
          </table:table-cell>
          <table:table-cell table:style-name="ce6" table:formula="of:=SUMPRODUCT([.$I$4:.$I$973]=[.K1441];[.$J$4:.$J$973]=[.J1441];[.$L$4:.$L$973])" office:value-type="float" office:value="492765.47">
            <text:p>492765,4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DESI</text:p>
          </table:table-cell>
          <table:table-cell office:value-type="float" office:value="2009">
            <text:p>2009</text:p>
          </table:table-cell>
          <table:table-cell office:value-type="float" office:value="23051828">
            <text:p>23051828</text:p>
          </table:table-cell>
          <table:table-cell table:style-name="Default"/>
          <table:table-cell table:style-name="ce4" table:formula="of:=SUMPRODUCT([.$D$4:.$D$973]=[.E1442];[.$E$4:.$E$973]=[.D1442];[.$G$4:.$G$973])" office:value-type="float" office:value="23051828">
            <text:p>23051828</text:p>
          </table:table-cell>
          <table:table-cell table:style-name="Default"/>
          <table:table-cell office:value-type="string">
            <text:p>PAG</text:p>
          </table:table-cell>
          <table:table-cell office:value-type="float" office:value="2012">
            <text:p>2012</text:p>
          </table:table-cell>
          <table:table-cell office:value-type="float" office:value="469392.89">
            <text:p>469392,89</text:p>
          </table:table-cell>
          <table:table-cell table:style-name="ce6" table:formula="of:=SUMPRODUCT([.$I$4:.$I$973]=[.K1442];[.$J$4:.$J$973]=[.J1442];[.$L$4:.$L$973])" office:value-type="float" office:value="469392.89">
            <text:p>469392,8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DESI</text:p>
          </table:table-cell>
          <table:table-cell office:value-type="float" office:value="2010">
            <text:p>2010</text:p>
          </table:table-cell>
          <table:table-cell office:value-type="float" office:value="29193439">
            <text:p>29193439</text:p>
          </table:table-cell>
          <table:table-cell table:style-name="Default"/>
          <table:table-cell table:style-name="ce4" table:formula="of:=SUMPRODUCT([.$D$4:.$D$973]=[.E1443];[.$E$4:.$E$973]=[.D1443];[.$G$4:.$G$973])" office:value-type="float" office:value="29193439">
            <text:p>29193439</text:p>
          </table:table-cell>
          <table:table-cell table:style-name="Default"/>
          <table:table-cell office:value-type="string">
            <text:p>PAG</text:p>
          </table:table-cell>
          <table:table-cell office:value-type="float" office:value="2013">
            <text:p>2013</text:p>
          </table:table-cell>
          <table:table-cell office:value-type="float" office:value="664462.98">
            <text:p>664462,98</text:p>
          </table:table-cell>
          <table:table-cell table:style-name="ce6" table:formula="of:=SUMPRODUCT([.$I$4:.$I$973]=[.K1443];[.$J$4:.$J$973]=[.J1443];[.$L$4:.$L$973])" office:value-type="float" office:value="664462.98">
            <text:p>664462,9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DESI</text:p>
          </table:table-cell>
          <table:table-cell office:value-type="float" office:value="2011">
            <text:p>2011</text:p>
          </table:table-cell>
          <table:table-cell office:value-type="float" office:value="23487915">
            <text:p>23487915</text:p>
          </table:table-cell>
          <table:table-cell table:style-name="Default"/>
          <table:table-cell table:style-name="ce4" table:formula="of:=SUMPRODUCT([.$D$4:.$D$973]=[.E1444];[.$E$4:.$E$973]=[.D1444];[.$G$4:.$G$973])" office:value-type="float" office:value="23487914">
            <text:p>23487914</text:p>
          </table:table-cell>
          <table:table-cell table:style-name="Default"/>
          <table:table-cell office:value-type="string">
            <text:p>PAG</text:p>
          </table:table-cell>
          <table:table-cell office:value-type="float" office:value="2015">
            <text:p>2015</text:p>
          </table:table-cell>
          <table:table-cell office:value-type="float" office:value="17700.21">
            <text:p>17700,21</text:p>
          </table:table-cell>
          <table:table-cell table:style-name="ce6" table:formula="of:=SUMPRODUCT([.$I$4:.$I$973]=[.K1444];[.$J$4:.$J$973]=[.J1444];[.$L$4:.$L$973])" office:value-type="float" office:value="17700.21">
            <text:p>17700,2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DESI</text:p>
          </table:table-cell>
          <table:table-cell office:value-type="float" office:value="2012">
            <text:p>2012</text:p>
          </table:table-cell>
          <table:table-cell office:value-type="float" office:value="15271352">
            <text:p>15271352</text:p>
          </table:table-cell>
          <table:table-cell table:style-name="Default"/>
          <table:table-cell table:style-name="ce4" table:formula="of:=SUMPRODUCT([.$D$4:.$D$973]=[.E1445];[.$E$4:.$E$973]=[.D1445];[.$G$4:.$G$973])" office:value-type="float" office:value="15271352">
            <text:p>15271352</text:p>
          </table:table-cell>
          <table:table-cell table:style-name="Default"/>
          <table:table-cell office:value-type="string">
            <text:p>SADESI</text:p>
          </table:table-cell>
          <table:table-cell office:value-type="float" office:value="2007">
            <text:p>2007</text:p>
          </table:table-cell>
          <table:table-cell office:value-type="float" office:value="8065005.33">
            <text:p>8065005,33</text:p>
          </table:table-cell>
          <table:table-cell table:style-name="ce6" table:formula="of:=SUMPRODUCT([.$I$4:.$I$973]=[.K1445];[.$J$4:.$J$973]=[.J1445];[.$L$4:.$L$973])" office:value-type="float" office:value="8065005.33">
            <text:p>8065005,3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DESI</text:p>
          </table:table-cell>
          <table:table-cell office:value-type="float" office:value="2013">
            <text:p>2013</text:p>
          </table:table-cell>
          <table:table-cell office:value-type="float" office:value="1069984">
            <text:p>1069984</text:p>
          </table:table-cell>
          <table:table-cell table:style-name="Default"/>
          <table:table-cell table:style-name="ce4" table:formula="of:=SUMPRODUCT([.$D$4:.$D$973]=[.E1446];[.$E$4:.$E$973]=[.D1446];[.$G$4:.$G$973])" office:value-type="float" office:value="1069984">
            <text:p>1069984</text:p>
          </table:table-cell>
          <table:table-cell table:style-name="Default"/>
          <table:table-cell office:value-type="string">
            <text:p>SADESI</text:p>
          </table:table-cell>
          <table:table-cell office:value-type="float" office:value="2008">
            <text:p>2008</text:p>
          </table:table-cell>
          <table:table-cell office:value-type="float" office:value="7975687.51">
            <text:p>7975687,51</text:p>
          </table:table-cell>
          <table:table-cell table:style-name="ce6" table:formula="of:=SUMPRODUCT([.$I$4:.$I$973]=[.K1446];[.$J$4:.$J$973]=[.J1446];[.$L$4:.$L$973])" office:value-type="float" office:value="7975687.51">
            <text:p>7975687,5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DESI</text:p>
          </table:table-cell>
          <table:table-cell office:value-type="float" office:value="2014">
            <text:p>2014</text:p>
          </table:table-cell>
          <table:table-cell office:value-type="float" office:value="948249">
            <text:p>948249</text:p>
          </table:table-cell>
          <table:table-cell table:style-name="Default"/>
          <table:table-cell table:style-name="ce4" table:formula="of:=SUMPRODUCT([.$D$4:.$D$973]=[.E1447];[.$E$4:.$E$973]=[.D1447];[.$G$4:.$G$973])" office:value-type="float" office:value="948249">
            <text:p>948249</text:p>
          </table:table-cell>
          <table:table-cell table:style-name="Default"/>
          <table:table-cell office:value-type="string">
            <text:p>SADESI</text:p>
          </table:table-cell>
          <table:table-cell office:value-type="float" office:value="2009">
            <text:p>2009</text:p>
          </table:table-cell>
          <table:table-cell office:value-type="float" office:value="23051828.71">
            <text:p>23051828,71</text:p>
          </table:table-cell>
          <table:table-cell table:style-name="ce6" table:formula="of:=SUMPRODUCT([.$I$4:.$I$973]=[.K1447];[.$J$4:.$J$973]=[.J1447];[.$L$4:.$L$973])" office:value-type="float" office:value="23051828.71">
            <text:p>23051828,7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DESI</text:p>
          </table:table-cell>
          <table:table-cell office:value-type="float" office:value="2015">
            <text:p>2015</text:p>
          </table:table-cell>
          <table:table-cell office:value-type="float" office:value="295724">
            <text:p>295724</text:p>
          </table:table-cell>
          <table:table-cell table:style-name="Default"/>
          <table:table-cell table:style-name="ce4" table:formula="of:=SUMPRODUCT([.$D$4:.$D$973]=[.E1448];[.$E$4:.$E$973]=[.D1448];[.$G$4:.$G$973])" office:value-type="float" office:value="295724">
            <text:p>295724</text:p>
          </table:table-cell>
          <table:table-cell table:style-name="Default"/>
          <table:table-cell office:value-type="string">
            <text:p>SADESI</text:p>
          </table:table-cell>
          <table:table-cell office:value-type="float" office:value="2010">
            <text:p>2010</text:p>
          </table:table-cell>
          <table:table-cell office:value-type="float" office:value="29193439.43">
            <text:p>29193439,43</text:p>
          </table:table-cell>
          <table:table-cell table:style-name="ce6" table:formula="of:=SUMPRODUCT([.$I$4:.$I$973]=[.K1448];[.$J$4:.$J$973]=[.J1448];[.$L$4:.$L$973])" office:value-type="float" office:value="29193439.43">
            <text:p>29193439,4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DESI</text:p>
          </table:table-cell>
          <table:table-cell office:value-type="float" office:value="2016">
            <text:p>2016</text:p>
          </table:table-cell>
          <table:table-cell office:value-type="float" office:value="295724">
            <text:p>295724</text:p>
          </table:table-cell>
          <table:table-cell table:style-name="Default"/>
          <table:table-cell table:style-name="ce4" table:formula="of:=SUMPRODUCT([.$D$4:.$D$973]=[.E1449];[.$E$4:.$E$973]=[.D1449];[.$G$4:.$G$973])" office:value-type="float" office:value="295724">
            <text:p>295724</text:p>
          </table:table-cell>
          <table:table-cell table:style-name="Default"/>
          <table:table-cell office:value-type="string">
            <text:p>SADESI</text:p>
          </table:table-cell>
          <table:table-cell office:value-type="float" office:value="2011">
            <text:p>2011</text:p>
          </table:table-cell>
          <table:table-cell office:value-type="float" office:value="23487915.77">
            <text:p>23487915,77</text:p>
          </table:table-cell>
          <table:table-cell table:style-name="ce6" table:formula="of:=SUMPRODUCT([.$I$4:.$I$973]=[.K1449];[.$J$4:.$J$973]=[.J1449];[.$L$4:.$L$973])" office:value-type="float" office:value="23487915.77">
            <text:p>23487915,7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E</text:p>
          </table:table-cell>
          <table:table-cell office:value-type="float" office:value="2012">
            <text:p>2012</text:p>
          </table:table-cell>
          <table:table-cell office:value-type="float" office:value="1219713">
            <text:p>1219713</text:p>
          </table:table-cell>
          <table:table-cell table:style-name="Default"/>
          <table:table-cell table:style-name="ce4" table:formula="of:=SUMPRODUCT([.$D$4:.$D$973]=[.E1450];[.$E$4:.$E$973]=[.D1450];[.$G$4:.$G$973])" office:value-type="float" office:value="1219713">
            <text:p>1219713</text:p>
          </table:table-cell>
          <table:table-cell table:style-name="Default"/>
          <table:table-cell office:value-type="string">
            <text:p>SADESI</text:p>
          </table:table-cell>
          <table:table-cell office:value-type="float" office:value="2013">
            <text:p>2013</text:p>
          </table:table-cell>
          <table:table-cell office:value-type="float" office:value="1069984.53">
            <text:p>1069984,53</text:p>
          </table:table-cell>
          <table:table-cell table:style-name="ce6" table:formula="of:=SUMPRODUCT([.$I$4:.$I$973]=[.K1450];[.$J$4:.$J$973]=[.J1450];[.$L$4:.$L$973])" office:value-type="float" office:value="1069984.53">
            <text:p>1069984,5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E</text:p>
          </table:table-cell>
          <table:table-cell office:value-type="float" office:value="2013">
            <text:p>2013</text:p>
          </table:table-cell>
          <table:table-cell office:value-type="float" office:value="8209077">
            <text:p>8209077</text:p>
          </table:table-cell>
          <table:table-cell table:style-name="Default"/>
          <table:table-cell table:style-name="ce4" table:formula="of:=SUMPRODUCT([.$D$4:.$D$973]=[.E1451];[.$E$4:.$E$973]=[.D1451];[.$G$4:.$G$973])" office:value-type="float" office:value="8209076">
            <text:p>8209076</text:p>
          </table:table-cell>
          <table:table-cell table:style-name="Default"/>
          <table:table-cell office:value-type="string">
            <text:p>SADESI</text:p>
          </table:table-cell>
          <table:table-cell office:value-type="float" office:value="2014">
            <text:p>2014</text:p>
          </table:table-cell>
          <table:table-cell office:value-type="float" office:value="948249.58">
            <text:p>948249,58</text:p>
          </table:table-cell>
          <table:table-cell table:style-name="ce6" table:formula="of:=SUMPRODUCT([.$I$4:.$I$973]=[.K1451];[.$J$4:.$J$973]=[.J1451];[.$L$4:.$L$973])" office:value-type="float" office:value="948249.58">
            <text:p>948249,5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E</text:p>
          </table:table-cell>
          <table:table-cell office:value-type="float" office:value="2014">
            <text:p>2014</text:p>
          </table:table-cell>
          <table:table-cell office:value-type="float" office:value="6797702">
            <text:p>6797702</text:p>
          </table:table-cell>
          <table:table-cell table:style-name="Default"/>
          <table:table-cell table:style-name="ce4" table:formula="of:=SUMPRODUCT([.$D$4:.$D$973]=[.E1452];[.$E$4:.$E$973]=[.D1452];[.$G$4:.$G$973])" office:value-type="float" office:value="6797701">
            <text:p>6797701</text:p>
          </table:table-cell>
          <table:table-cell table:style-name="Default"/>
          <table:table-cell office:value-type="string">
            <text:p>SADESI</text:p>
          </table:table-cell>
          <table:table-cell office:value-type="float" office:value="2015">
            <text:p>2015</text:p>
          </table:table-cell>
          <table:table-cell office:value-type="float" office:value="295724">
            <text:p>295724</text:p>
          </table:table-cell>
          <table:table-cell table:style-name="ce6" table:formula="of:=SUMPRODUCT([.$I$4:.$I$973]=[.K1452];[.$J$4:.$J$973]=[.J1452];[.$L$4:.$L$973])" office:value-type="float" office:value="295724">
            <text:p>29572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E</text:p>
          </table:table-cell>
          <table:table-cell office:value-type="float" office:value="2015">
            <text:p>2015</text:p>
          </table:table-cell>
          <table:table-cell office:value-type="float" office:value="306358">
            <text:p>306358</text:p>
          </table:table-cell>
          <table:table-cell table:style-name="Default"/>
          <table:table-cell table:style-name="ce4" table:formula="of:=SUMPRODUCT([.$D$4:.$D$973]=[.E1453];[.$E$4:.$E$973]=[.D1453];[.$G$4:.$G$973])" office:value-type="float" office:value="306358">
            <text:p>306358</text:p>
          </table:table-cell>
          <table:table-cell table:style-name="Default"/>
          <table:table-cell office:value-type="string">
            <text:p>SADESI</text:p>
          </table:table-cell>
          <table:table-cell office:value-type="float" office:value="2016">
            <text:p>2016</text:p>
          </table:table-cell>
          <table:table-cell office:value-type="float" office:value="295724">
            <text:p>295724</text:p>
          </table:table-cell>
          <table:table-cell table:style-name="ce6" table:formula="of:=SUMPRODUCT([.$I$4:.$I$973]=[.K1453];[.$J$4:.$J$973]=[.J1453];[.$L$4:.$L$973])" office:value-type="float" office:value="295724">
            <text:p>29572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NDETEL</text:p>
          </table:table-cell>
          <table:table-cell office:value-type="float" office:value="2009">
            <text:p>2009</text:p>
          </table:table-cell>
          <table:table-cell office:value-type="float" office:value="910629">
            <text:p>910629</text:p>
          </table:table-cell>
          <table:table-cell table:style-name="Default"/>
          <table:table-cell table:style-name="ce4" table:formula="of:=SUMPRODUCT([.$D$4:.$D$973]=[.E1454];[.$E$4:.$E$973]=[.D1454];[.$G$4:.$G$973])" office:value-type="float" office:value="910629">
            <text:p>910629</text:p>
          </table:table-cell>
          <table:table-cell table:style-name="Default"/>
          <table:table-cell office:value-type="string">
            <text:p>SAE</text:p>
          </table:table-cell>
          <table:table-cell office:value-type="float" office:value="2012">
            <text:p>2012</text:p>
          </table:table-cell>
          <table:table-cell office:value-type="float" office:value="1219713.55">
            <text:p>1219713,55</text:p>
          </table:table-cell>
          <table:table-cell table:style-name="ce6" table:formula="of:=SUMPRODUCT([.$I$4:.$I$973]=[.K1454];[.$J$4:.$J$973]=[.J1454];[.$L$4:.$L$973])" office:value-type="float" office:value="1219713.55">
            <text:p>1219713,5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NDETEL</text:p>
          </table:table-cell>
          <table:table-cell office:value-type="float" office:value="2010">
            <text:p>2010</text:p>
          </table:table-cell>
          <table:table-cell office:value-type="float" office:value="1366046">
            <text:p>1366046</text:p>
          </table:table-cell>
          <table:table-cell table:style-name="Default"/>
          <table:table-cell table:style-name="ce4" table:formula="of:=SUMPRODUCT([.$D$4:.$D$973]=[.E1455];[.$E$4:.$E$973]=[.D1455];[.$G$4:.$G$973])" office:value-type="float" office:value="1366046">
            <text:p>1366046</text:p>
          </table:table-cell>
          <table:table-cell table:style-name="Default"/>
          <table:table-cell office:value-type="string">
            <text:p>SAE</text:p>
          </table:table-cell>
          <table:table-cell office:value-type="float" office:value="2013">
            <text:p>2013</text:p>
          </table:table-cell>
          <table:table-cell office:value-type="float" office:value="8209077.08">
            <text:p>8209077,08</text:p>
          </table:table-cell>
          <table:table-cell table:style-name="ce6" table:formula="of:=SUMPRODUCT([.$I$4:.$I$973]=[.K1455];[.$J$4:.$J$973]=[.J1455];[.$L$4:.$L$973])" office:value-type="float" office:value="8209077.08">
            <text:p>8209077,0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NDETEL</text:p>
          </table:table-cell>
          <table:table-cell office:value-type="float" office:value="2011">
            <text:p>2011</text:p>
          </table:table-cell>
          <table:table-cell office:value-type="float" office:value="2979673">
            <text:p>2979673</text:p>
          </table:table-cell>
          <table:table-cell table:style-name="Default"/>
          <table:table-cell table:style-name="ce4" table:formula="of:=SUMPRODUCT([.$D$4:.$D$973]=[.E1456];[.$E$4:.$E$973]=[.D1456];[.$G$4:.$G$973])" office:value-type="float" office:value="2979672">
            <text:p>2979672</text:p>
          </table:table-cell>
          <table:table-cell table:style-name="Default"/>
          <table:table-cell office:value-type="string">
            <text:p>SAE</text:p>
          </table:table-cell>
          <table:table-cell office:value-type="float" office:value="2015">
            <text:p>2015</text:p>
          </table:table-cell>
          <table:table-cell office:value-type="float" office:value="306358.44">
            <text:p>306358,44</text:p>
          </table:table-cell>
          <table:table-cell table:style-name="ce6" table:formula="of:=SUMPRODUCT([.$I$4:.$I$973]=[.K1456];[.$J$4:.$J$973]=[.J1456];[.$L$4:.$L$973])" office:value-type="float" office:value="306358.44">
            <text:p>306358,4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NDETEL</text:p>
          </table:table-cell>
          <table:table-cell office:value-type="float" office:value="2012">
            <text:p>2012</text:p>
          </table:table-cell>
          <table:table-cell office:value-type="float" office:value="8949443">
            <text:p>8949443</text:p>
          </table:table-cell>
          <table:table-cell table:style-name="Default"/>
          <table:table-cell table:style-name="ce4" table:formula="of:=SUMPRODUCT([.$D$4:.$D$973]=[.E1457];[.$E$4:.$E$973]=[.D1457];[.$G$4:.$G$973])" office:value-type="float" office:value="8949442">
            <text:p>8949442</text:p>
          </table:table-cell>
          <table:table-cell table:style-name="Default"/>
          <table:table-cell office:value-type="string">
            <text:p>SANDETEL</text:p>
          </table:table-cell>
          <table:table-cell office:value-type="float" office:value="2010">
            <text:p>2010</text:p>
          </table:table-cell>
          <table:table-cell office:value-type="float" office:value="1366046.68">
            <text:p>1366046,68</text:p>
          </table:table-cell>
          <table:table-cell table:style-name="ce6" table:formula="of:=SUMPRODUCT([.$I$4:.$I$973]=[.K1457];[.$J$4:.$J$973]=[.J1457];[.$L$4:.$L$973])" office:value-type="float" office:value="1366046.68">
            <text:p>1366046,6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NDETEL</text:p>
          </table:table-cell>
          <table:table-cell office:value-type="float" office:value="2013">
            <text:p>2013</text:p>
          </table:table-cell>
          <table:table-cell office:value-type="float" office:value="12277549">
            <text:p>12277549</text:p>
          </table:table-cell>
          <table:table-cell table:style-name="Default"/>
          <table:table-cell table:style-name="ce4" table:formula="of:=SUMPRODUCT([.$D$4:.$D$973]=[.E1458];[.$E$4:.$E$973]=[.D1458];[.$G$4:.$G$973])" office:value-type="float" office:value="12277548">
            <text:p>12277548</text:p>
          </table:table-cell>
          <table:table-cell table:style-name="Default"/>
          <table:table-cell office:value-type="string">
            <text:p>SANDETEL</text:p>
          </table:table-cell>
          <table:table-cell office:value-type="float" office:value="2011">
            <text:p>2011</text:p>
          </table:table-cell>
          <table:table-cell office:value-type="float" office:value="2979673.1">
            <text:p>2979673,1</text:p>
          </table:table-cell>
          <table:table-cell table:style-name="ce6" table:formula="of:=SUMPRODUCT([.$I$4:.$I$973]=[.K1458];[.$J$4:.$J$973]=[.J1458];[.$L$4:.$L$973])" office:value-type="float" office:value="2979673.1">
            <text:p>2979673,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NDETEL</text:p>
          </table:table-cell>
          <table:table-cell office:value-type="float" office:value="2014">
            <text:p>2014</text:p>
          </table:table-cell>
          <table:table-cell office:value-type="float" office:value="18947465">
            <text:p>18947465</text:p>
          </table:table-cell>
          <table:table-cell table:style-name="Default"/>
          <table:table-cell table:style-name="ce4" table:formula="of:=SUMPRODUCT([.$D$4:.$D$973]=[.E1459];[.$E$4:.$E$973]=[.D1459];[.$G$4:.$G$973])" office:value-type="float" office:value="18947465">
            <text:p>18947465</text:p>
          </table:table-cell>
          <table:table-cell table:style-name="Default"/>
          <table:table-cell office:value-type="string">
            <text:p>SANDETEL</text:p>
          </table:table-cell>
          <table:table-cell office:value-type="float" office:value="2013">
            <text:p>2013</text:p>
          </table:table-cell>
          <table:table-cell office:value-type="float" office:value="12277549.67">
            <text:p>12277549,67</text:p>
          </table:table-cell>
          <table:table-cell table:style-name="ce6" table:formula="of:=SUMPRODUCT([.$I$4:.$I$973]=[.K1459];[.$J$4:.$J$973]=[.J1459];[.$L$4:.$L$973])" office:value-type="float" office:value="12277549.67">
            <text:p>12277549,6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NDETEL</text:p>
          </table:table-cell>
          <table:table-cell office:value-type="float" office:value="2015">
            <text:p>2015</text:p>
          </table:table-cell>
          <table:table-cell office:value-type="float" office:value="3150219">
            <text:p>3150219</text:p>
          </table:table-cell>
          <table:table-cell table:style-name="Default"/>
          <table:table-cell table:style-name="ce4" table:formula="of:=SUMPRODUCT([.$D$4:.$D$973]=[.E1460];[.$E$4:.$E$973]=[.D1460];[.$G$4:.$G$973])" office:value-type="float" office:value="3150219">
            <text:p>3150219</text:p>
          </table:table-cell>
          <table:table-cell table:style-name="Default"/>
          <table:table-cell office:value-type="string">
            <text:p>SANDETEL</text:p>
          </table:table-cell>
          <table:table-cell office:value-type="float" office:value="2014">
            <text:p>2014</text:p>
          </table:table-cell>
          <table:table-cell office:value-type="float" office:value="18947465.91">
            <text:p>18947465,91</text:p>
          </table:table-cell>
          <table:table-cell table:style-name="ce6" table:formula="of:=SUMPRODUCT([.$I$4:.$I$973]=[.K1460];[.$J$4:.$J$973]=[.J1460];[.$L$4:.$L$973])" office:value-type="float" office:value="18947465.91">
            <text:p>18947465,9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NDETEL</text:p>
          </table:table-cell>
          <table:table-cell office:value-type="float" office:value="2016">
            <text:p>2016</text:p>
          </table:table-cell>
          <table:table-cell office:value-type="float" office:value="450570">
            <text:p>450570</text:p>
          </table:table-cell>
          <table:table-cell table:style-name="Default"/>
          <table:table-cell table:style-name="ce4" table:formula="of:=SUMPRODUCT([.$D$4:.$D$973]=[.E1461];[.$E$4:.$E$973]=[.D1461];[.$G$4:.$G$973])" office:value-type="float" office:value="450570">
            <text:p>450570</text:p>
          </table:table-cell>
          <table:table-cell table:style-name="Default"/>
          <table:table-cell office:value-type="string">
            <text:p>SANDETEL</text:p>
          </table:table-cell>
          <table:table-cell office:value-type="float" office:value="2015">
            <text:p>2015</text:p>
          </table:table-cell>
          <table:table-cell office:value-type="float" office:value="3150219.62">
            <text:p>3150219,62</text:p>
          </table:table-cell>
          <table:table-cell table:style-name="ce6" table:formula="of:=SUMPRODUCT([.$I$4:.$I$973]=[.K1461];[.$J$4:.$J$973]=[.J1461];[.$L$4:.$L$973])" office:value-type="float" office:value="3150219.62">
            <text:p>3150219,6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NDETEL</text:p>
          </table:table-cell>
          <table:table-cell office:value-type="float" office:value="2017">
            <text:p>2017</text:p>
          </table:table-cell>
          <table:table-cell office:value-type="float" office:value="107558">
            <text:p>107558</text:p>
          </table:table-cell>
          <table:table-cell table:style-name="Default"/>
          <table:table-cell table:style-name="ce4" table:formula="of:=SUMPRODUCT([.$D$4:.$D$973]=[.E1462];[.$E$4:.$E$973]=[.D1462];[.$G$4:.$G$973])" office:value-type="float" office:value="107557">
            <text:p>107557</text:p>
          </table:table-cell>
          <table:table-cell table:style-name="Default"/>
          <table:table-cell office:value-type="string">
            <text:p>SANDETEL</text:p>
          </table:table-cell>
          <table:table-cell office:value-type="float" office:value="2016">
            <text:p>2016</text:p>
          </table:table-cell>
          <table:table-cell office:value-type="float" office:value="450570.95">
            <text:p>450570,95</text:p>
          </table:table-cell>
          <table:table-cell table:style-name="ce6" table:formula="of:=SUMPRODUCT([.$I$4:.$I$973]=[.K1462];[.$J$4:.$J$973]=[.J1462];[.$L$4:.$L$973])" office:value-type="float" office:value="450570.95">
            <text:p>450570,9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S</text:p>
          </table:table-cell>
          <table:table-cell office:value-type="float" office:value="2006">
            <text:p>2006</text:p>
          </table:table-cell>
          <table:table-cell office:value-type="float" office:value="929035">
            <text:p>929035</text:p>
          </table:table-cell>
          <table:table-cell table:style-name="Default"/>
          <table:table-cell table:style-name="ce4" table:formula="of:=SUMPRODUCT([.$D$4:.$D$973]=[.E1463];[.$E$4:.$E$973]=[.D1463];[.$G$4:.$G$973])" office:value-type="float" office:value="929034">
            <text:p>929034</text:p>
          </table:table-cell>
          <table:table-cell table:style-name="Default"/>
          <table:table-cell office:value-type="string">
            <text:p>SANDETEL</text:p>
          </table:table-cell>
          <table:table-cell office:value-type="float" office:value="2017">
            <text:p>2017</text:p>
          </table:table-cell>
          <table:table-cell office:value-type="float" office:value="107558.71">
            <text:p>107558,71</text:p>
          </table:table-cell>
          <table:table-cell table:style-name="ce6" table:formula="of:=SUMPRODUCT([.$I$4:.$I$973]=[.K1463];[.$J$4:.$J$973]=[.J1463];[.$L$4:.$L$973])" office:value-type="float" office:value="107558.71">
            <text:p>107558,7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S</text:p>
          </table:table-cell>
          <table:table-cell office:value-type="float" office:value="2007">
            <text:p>2007</text:p>
          </table:table-cell>
          <table:table-cell office:value-type="float" office:value="43221216">
            <text:p>43221216</text:p>
          </table:table-cell>
          <table:table-cell table:style-name="Default"/>
          <table:table-cell table:style-name="ce4" table:formula="of:=SUMPRODUCT([.$D$4:.$D$973]=[.E1464];[.$E$4:.$E$973]=[.D1464];[.$G$4:.$G$973])" office:value-type="float" office:value="43221216">
            <text:p>43221216</text:p>
          </table:table-cell>
          <table:table-cell table:style-name="Default"/>
          <table:table-cell office:value-type="string">
            <text:p>SAS</text:p>
          </table:table-cell>
          <table:table-cell office:value-type="float" office:value="2006">
            <text:p>2006</text:p>
          </table:table-cell>
          <table:table-cell office:value-type="float" office:value="929035.37">
            <text:p>929035,37</text:p>
          </table:table-cell>
          <table:table-cell table:style-name="ce6" table:formula="of:=SUMPRODUCT([.$I$4:.$I$973]=[.K1464];[.$J$4:.$J$973]=[.J1464];[.$L$4:.$L$973])" office:value-type="float" office:value="929035.37">
            <text:p>929035,3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S</text:p>
          </table:table-cell>
          <table:table-cell office:value-type="float" office:value="2008">
            <text:p>2008</text:p>
          </table:table-cell>
          <table:table-cell office:value-type="float" office:value="77151220">
            <text:p>77151220</text:p>
          </table:table-cell>
          <table:table-cell table:style-name="Default"/>
          <table:table-cell table:style-name="ce4" table:formula="of:=SUMPRODUCT([.$D$4:.$D$973]=[.E1465];[.$E$4:.$E$973]=[.D1465];[.$G$4:.$G$973])" office:value-type="float" office:value="77151219">
            <text:p>77151219</text:p>
          </table:table-cell>
          <table:table-cell table:style-name="Default"/>
          <table:table-cell office:value-type="string">
            <text:p>SAS</text:p>
          </table:table-cell>
          <table:table-cell office:value-type="float" office:value="2008">
            <text:p>2008</text:p>
          </table:table-cell>
          <table:table-cell office:value-type="float" office:value="77151220.8">
            <text:p>77151220,8</text:p>
          </table:table-cell>
          <table:table-cell table:style-name="ce6" table:formula="of:=SUMPRODUCT([.$I$4:.$I$973]=[.K1465];[.$J$4:.$J$973]=[.J1465];[.$L$4:.$L$973])" office:value-type="float" office:value="77151220.8">
            <text:p>77151220,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S</text:p>
          </table:table-cell>
          <table:table-cell office:value-type="float" office:value="2009">
            <text:p>2009</text:p>
          </table:table-cell>
          <table:table-cell office:value-type="float" office:value="79212168">
            <text:p>79212168</text:p>
          </table:table-cell>
          <table:table-cell table:style-name="Default"/>
          <table:table-cell table:style-name="ce4" table:formula="of:=SUMPRODUCT([.$D$4:.$D$973]=[.E1466];[.$E$4:.$E$973]=[.D1466];[.$G$4:.$G$973])" office:value-type="float" office:value="79212167">
            <text:p>79212167</text:p>
          </table:table-cell>
          <table:table-cell table:style-name="Default"/>
          <table:table-cell office:value-type="string">
            <text:p>SAS</text:p>
          </table:table-cell>
          <table:table-cell office:value-type="float" office:value="2009">
            <text:p>2009</text:p>
          </table:table-cell>
          <table:table-cell office:value-type="float" office:value="79212168.03">
            <text:p>79212168,03</text:p>
          </table:table-cell>
          <table:table-cell table:style-name="ce6" table:formula="of:=SUMPRODUCT([.$I$4:.$I$973]=[.K1466];[.$J$4:.$J$973]=[.J1466];[.$L$4:.$L$973])" office:value-type="float" office:value="79212168.03">
            <text:p>79212168,0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S</text:p>
          </table:table-cell>
          <table:table-cell office:value-type="float" office:value="2010">
            <text:p>2010</text:p>
          </table:table-cell>
          <table:table-cell office:value-type="float" office:value="69042926">
            <text:p>69042926</text:p>
          </table:table-cell>
          <table:table-cell table:style-name="Default"/>
          <table:table-cell table:style-name="ce4" table:formula="of:=SUMPRODUCT([.$D$4:.$D$973]=[.E1467];[.$E$4:.$E$973]=[.D1467];[.$G$4:.$G$973])" office:value-type="float" office:value="69042926">
            <text:p>69042926</text:p>
          </table:table-cell>
          <table:table-cell table:style-name="Default"/>
          <table:table-cell office:value-type="string">
            <text:p>SAS</text:p>
          </table:table-cell>
          <table:table-cell office:value-type="float" office:value="2010">
            <text:p>2010</text:p>
          </table:table-cell>
          <table:table-cell office:value-type="float" office:value="69042926.82">
            <text:p>69042926,82</text:p>
          </table:table-cell>
          <table:table-cell table:style-name="ce6" table:formula="of:=SUMPRODUCT([.$I$4:.$I$973]=[.K1467];[.$J$4:.$J$973]=[.J1467];[.$L$4:.$L$973])" office:value-type="float" office:value="69042926.82">
            <text:p>69042926,8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S</text:p>
          </table:table-cell>
          <table:table-cell office:value-type="float" office:value="2011">
            <text:p>2011</text:p>
          </table:table-cell>
          <table:table-cell office:value-type="float" office:value="50836054">
            <text:p>50836054</text:p>
          </table:table-cell>
          <table:table-cell table:style-name="Default"/>
          <table:table-cell table:style-name="ce4" table:formula="of:=SUMPRODUCT([.$D$4:.$D$973]=[.E1468];[.$E$4:.$E$973]=[.D1468];[.$G$4:.$G$973])" office:value-type="float" office:value="50836054">
            <text:p>50836054</text:p>
          </table:table-cell>
          <table:table-cell table:style-name="Default"/>
          <table:table-cell office:value-type="string">
            <text:p>SAS</text:p>
          </table:table-cell>
          <table:table-cell office:value-type="float" office:value="2011">
            <text:p>2011</text:p>
          </table:table-cell>
          <table:table-cell office:value-type="float" office:value="50836054.71">
            <text:p>50836054,71</text:p>
          </table:table-cell>
          <table:table-cell table:style-name="ce6" table:formula="of:=SUMPRODUCT([.$I$4:.$I$973]=[.K1468];[.$J$4:.$J$973]=[.J1468];[.$L$4:.$L$973])" office:value-type="float" office:value="50836054.71">
            <text:p>50836054,7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S</text:p>
          </table:table-cell>
          <table:table-cell office:value-type="float" office:value="2012">
            <text:p>2012</text:p>
          </table:table-cell>
          <table:table-cell office:value-type="float" office:value="51288893">
            <text:p>51288893</text:p>
          </table:table-cell>
          <table:table-cell table:style-name="Default"/>
          <table:table-cell table:style-name="ce4" table:formula="of:=SUMPRODUCT([.$D$4:.$D$973]=[.E1469];[.$E$4:.$E$973]=[.D1469];[.$G$4:.$G$973])" office:value-type="float" office:value="51288893">
            <text:p>51288893</text:p>
          </table:table-cell>
          <table:table-cell table:style-name="Default"/>
          <table:table-cell office:value-type="string">
            <text:p>SAS</text:p>
          </table:table-cell>
          <table:table-cell office:value-type="float" office:value="2012">
            <text:p>2012</text:p>
          </table:table-cell>
          <table:table-cell office:value-type="float" office:value="51288893.09">
            <text:p>51288893,09</text:p>
          </table:table-cell>
          <table:table-cell table:style-name="ce6" table:formula="of:=SUMPRODUCT([.$I$4:.$I$973]=[.K1469];[.$J$4:.$J$973]=[.J1469];[.$L$4:.$L$973])" office:value-type="float" office:value="51288893.09">
            <text:p>51288893,0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S</text:p>
          </table:table-cell>
          <table:table-cell office:value-type="float" office:value="2013">
            <text:p>2013</text:p>
          </table:table-cell>
          <table:table-cell office:value-type="float" office:value="54945130">
            <text:p>54945130</text:p>
          </table:table-cell>
          <table:table-cell table:style-name="Default"/>
          <table:table-cell table:style-name="ce4" table:formula="of:=SUMPRODUCT([.$D$4:.$D$973]=[.E1470];[.$E$4:.$E$973]=[.D1470];[.$G$4:.$G$973])" office:value-type="float" office:value="54945129">
            <text:p>54945129</text:p>
          </table:table-cell>
          <table:table-cell table:style-name="Default"/>
          <table:table-cell office:value-type="string">
            <text:p>SAS</text:p>
          </table:table-cell>
          <table:table-cell office:value-type="float" office:value="2013">
            <text:p>2013</text:p>
          </table:table-cell>
          <table:table-cell office:value-type="float" office:value="54945130.1">
            <text:p>54945130,1</text:p>
          </table:table-cell>
          <table:table-cell table:style-name="ce6" table:formula="of:=SUMPRODUCT([.$I$4:.$I$973]=[.K1470];[.$J$4:.$J$973]=[.J1470];[.$L$4:.$L$973])" office:value-type="float" office:value="54945130.1">
            <text:p>54945130,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S</text:p>
          </table:table-cell>
          <table:table-cell office:value-type="float" office:value="2014">
            <text:p>2014</text:p>
          </table:table-cell>
          <table:table-cell office:value-type="float" office:value="45605563">
            <text:p>45605563</text:p>
          </table:table-cell>
          <table:table-cell table:style-name="Default"/>
          <table:table-cell table:style-name="ce4" table:formula="of:=SUMPRODUCT([.$D$4:.$D$973]=[.E1471];[.$E$4:.$E$973]=[.D1471];[.$G$4:.$G$973])" office:value-type="float" office:value="45605563">
            <text:p>45605563</text:p>
          </table:table-cell>
          <table:table-cell table:style-name="Default"/>
          <table:table-cell office:value-type="string">
            <text:p>SAS</text:p>
          </table:table-cell>
          <table:table-cell office:value-type="float" office:value="2014">
            <text:p>2014</text:p>
          </table:table-cell>
          <table:table-cell office:value-type="float" office:value="45605563.54">
            <text:p>45605563,54</text:p>
          </table:table-cell>
          <table:table-cell table:style-name="ce6" table:formula="of:=SUMPRODUCT([.$I$4:.$I$973]=[.K1471];[.$J$4:.$J$973]=[.J1471];[.$L$4:.$L$973])" office:value-type="float" office:value="45605563.54">
            <text:p>45605563,5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S</text:p>
          </table:table-cell>
          <table:table-cell office:value-type="float" office:value="2015">
            <text:p>2015</text:p>
          </table:table-cell>
          <table:table-cell office:value-type="float" office:value="16416484">
            <text:p>16416484</text:p>
          </table:table-cell>
          <table:table-cell table:style-name="Default"/>
          <table:table-cell table:style-name="ce4" table:formula="of:=SUMPRODUCT([.$D$4:.$D$973]=[.E1472];[.$E$4:.$E$973]=[.D1472];[.$G$4:.$G$973])" office:value-type="float" office:value="16416484">
            <text:p>16416484</text:p>
          </table:table-cell>
          <table:table-cell table:style-name="Default"/>
          <table:table-cell office:value-type="string">
            <text:p>SAS</text:p>
          </table:table-cell>
          <table:table-cell office:value-type="float" office:value="2015">
            <text:p>2015</text:p>
          </table:table-cell>
          <table:table-cell office:value-type="float" office:value="16416484.78">
            <text:p>16416484,78</text:p>
          </table:table-cell>
          <table:table-cell table:style-name="ce6" table:formula="of:=SUMPRODUCT([.$I$4:.$I$973]=[.K1472];[.$J$4:.$J$973]=[.J1472];[.$L$4:.$L$973])" office:value-type="float" office:value="16416484.78">
            <text:p>16416484,7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S</text:p>
          </table:table-cell>
          <table:table-cell office:value-type="float" office:value="2016">
            <text:p>2016</text:p>
          </table:table-cell>
          <table:table-cell office:value-type="float" office:value="5558059">
            <text:p>5558059</text:p>
          </table:table-cell>
          <table:table-cell table:style-name="Default"/>
          <table:table-cell table:style-name="ce4" table:formula="of:=SUMPRODUCT([.$D$4:.$D$973]=[.E1473];[.$E$4:.$E$973]=[.D1473];[.$G$4:.$G$973])" office:value-type="float" office:value="5558059">
            <text:p>5558059</text:p>
          </table:table-cell>
          <table:table-cell table:style-name="Default"/>
          <table:table-cell office:value-type="string">
            <text:p>SAS</text:p>
          </table:table-cell>
          <table:table-cell office:value-type="float" office:value="2016">
            <text:p>2016</text:p>
          </table:table-cell>
          <table:table-cell office:value-type="float" office:value="5558059.19">
            <text:p>5558059,19</text:p>
          </table:table-cell>
          <table:table-cell table:style-name="ce6" table:formula="of:=SUMPRODUCT([.$I$4:.$I$973]=[.K1473];[.$J$4:.$J$973]=[.J1473];[.$L$4:.$L$973])" office:value-type="float" office:value="5558059.19">
            <text:p>5558059,1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XXXCSAL</text:p>
          </table:table-cell>
          <table:table-cell office:value-type="float" office:value="2013">
            <text:p>2013</text:p>
          </table:table-cell>
          <table:table-cell office:value-type="float" office:value="94348">
            <text:p>94348</text:p>
          </table:table-cell>
          <table:table-cell table:style-name="Default"/>
          <table:table-cell table:style-name="ce4" table:formula="of:=SUMPRODUCT([.$D$4:.$D$973]=[.E1474];[.$E$4:.$E$973]=[.D1474];[.$G$4:.$G$973])" office:value-type="float" office:value="94348">
            <text:p>94348</text:p>
          </table:table-cell>
          <table:table-cell table:style-name="Default"/>
          <table:table-cell office:value-type="string">
            <text:p>XXXCSAL</text:p>
          </table:table-cell>
          <table:table-cell office:value-type="float" office:value="2013">
            <text:p>2013</text:p>
          </table:table-cell>
          <table:table-cell office:value-type="float" office:value="94348.9">
            <text:p>94348,9</text:p>
          </table:table-cell>
          <table:table-cell table:style-name="ce6" table:formula="of:=SUMPRODUCT([.$I$4:.$I$973]=[.K1474];[.$J$4:.$J$973]=[.J1474];[.$L$4:.$L$973])" office:value-type="float" office:value="94348.9">
            <text:p>94348,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jo" style:family="table-cell" style:parent-style-name="Default">
      <style:table-cell-properties fo:background-color="#ff99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24/06/2014</text:date>, <text:time>15:03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ura </meta:initial-creator>
    <meta:creation-date>2014-05-22T08:49:09.456624882</meta:creation-date>
    <dc:date>2014-06-24T15:03:03</dc:date>
    <dc:creator>laura </dc:creator>
    <meta:editing-duration>PT00H18M55S</meta:editing-duration>
    <meta:editing-cycles>2</meta:editing-cycles>
    <meta:generator>OpenOffice.org/3.2$Linux OpenOffice.org_project/320m12$Build-9483</meta:generator>
    <meta:document-statistic meta:table-count="1" meta:cell-count="11734" meta:object-count="0"/>
  </office:meta>
</office:document-meta>
</file>